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Merriweather" svg:font-family="Merriweather"/>
  </office:font-face-decls>
  <office:automatic-styles>
    <style:style style:name="P1" style:family="paragraph" style:parent-style-name="Heading_20_1" style:master-page-name="Standard">
      <style:paragraph-properties fo:break-before="auto" fo:margin-top="0.847cm" style:writing-mode="lr-tb"/>
    </style:style>
    <style:style style:name="T1_1" style:family="text">
      <style:text-properties style:font-name="Merriweather" fo:font-size="24pt" style:font-name-asian="Merriweather" style:font-size-asian="24pt" style:font-name-complex="Merriweather" style:font-size-complex="24pt"/>
    </style:style>
    <style:style style:name="P2" style:family="paragraph" style:parent-style-name="Heading_20_2">
      <style:paragraph-properties fo:break-before="auto" fo:margin-top="0.635cm" fo:margin-bottom="0.141cm" style:writing-mode="lr-tb"/>
    </style:style>
    <style:style style:name="T2_1" style:family="text">
      <style:text-properties style:font-name="Merriweather" fo:font-size="18pt" style:font-name-asian="Merriweather" style:font-size-asian="18pt" style:font-name-complex="Merriweather" style:font-size-complex="18pt"/>
    </style:style>
    <style:style style:name="T2_2" style:family="text">
      <style:text-properties style:font-name="Merriweather" fo:font-size="18pt" style:font-name-asian="Merriweather" style:font-size-asian="18pt" style:font-name-complex="Merriweather" style:font-size-complex="18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fo:background-color="#ffffff" style:font-name="Merriweather" style:font-name-asian="Merriweather" style:font-name-complex="Merriweather"/>
    </style:style>
    <style:style style:name="T3_2" style:family="text">
      <style:text-properties fo:background-color="#ffffff" style:font-name="Merriweather" style:font-name-asian="Merriweather" style:font-name-complex="Merriweather"/>
    </style:style>
    <style:style style:name="T3_3" style:family="text">
      <style:text-properties fo:background-color="#ffffff" style:font-name="Merriweather" style:font-name-asian="Merriweather" style:font-name-complex="Merriweather"/>
    </style:style>
    <style:style style:name="T3_4" style:family="text">
      <style:text-properties fo:background-color="#ffffff" style:font-name="Merriweather" style:font-name-asian="Merriweather" style:font-name-complex="Merriweather"/>
    </style:style>
    <style:style style:name="T3_5" style:family="text">
      <style:text-properties fo:background-color="#ffffff" style:font-name="Merriweather" style:font-name-asian="Merriweather" style:font-name-complex="Merriweather"/>
    </style:style>
    <style:style style:name="T3_6" style:family="text">
      <style:text-properties fo:background-color="#ffffff" style:font-name="Merriweather" style:font-name-asian="Merriweather" style:font-name-complex="Merriweather"/>
    </style:style>
    <style:style style:name="T3_7" style:family="text">
      <style:text-properties fo:background-color="#ffffff" style:font-name="Merriweather" style:font-name-asian="Merriweather" style:font-name-complex="Merriweather"/>
    </style:style>
    <style:style style:name="T3_8" style:family="text">
      <style:text-properties fo:background-color="#ffffff" style:font-name="Merriweather" style:font-name-asian="Merriweather" style:font-name-complex="Merriweather"/>
    </style:style>
    <style:style style:name="T3_9" style:family="text">
      <style:text-properties fo:background-color="#ffffff" style:font-name="Merriweather" style:font-name-asian="Merriweather" style:font-name-complex="Merriweather"/>
    </style:style>
    <style:style style:name="T3_10" style:family="text">
      <style:text-properties fo:background-color="#ffffff" style:font-name="Merriweather" style:font-name-asian="Merriweather" style:font-name-complex="Merriweather"/>
    </style:style>
    <style:style style:name="T3_11" style:family="text">
      <style:text-properties fo:background-color="#ffffff" style:font-name="Merriweather" style:font-name-asian="Merriweather" style:font-name-complex="Merriweather"/>
    </style:style>
    <style:style style:name="T3_12" style:family="text">
      <style:text-properties fo:background-color="#ffffff" style:font-name="Merriweather" style:font-name-asian="Merriweather" style:font-name-complex="Merriweather"/>
    </style:style>
    <style:style style:name="T3_13" style:family="text">
      <style:text-properties fo:background-color="#ffffff" style:font-name="Merriweather" style:font-name-asian="Merriweather" style:font-name-complex="Merriweather"/>
    </style:style>
    <style:style style:name="T3_14" style:family="text">
      <style:text-properties fo:background-color="#ffffff" style:font-name="Merriweather" style:font-name-asian="Merriweather" style:font-name-complex="Merriweather"/>
    </style:style>
    <style:style style:name="T3_15" style:family="text">
      <style:text-properties fo:background-color="#ffffff" style:font-name="Merriweather" style:font-name-asian="Merriweather" style:font-name-complex="Merriweather"/>
    </style:style>
    <style:style style:name="T3_16" style:family="text">
      <style:text-properties fo:background-color="#ffffff" style:font-name="Merriweather" style:font-name-asian="Merriweather" style:font-name-complex="Merriweather"/>
    </style:style>
    <style:style style:name="T3_17" style:family="text">
      <style:text-properties fo:background-color="#ffffff" style:font-name="Merriweather" style:font-name-asian="Merriweather" style:font-name-complex="Merriweather"/>
    </style:style>
    <style:style style:name="T3_18" style:family="text">
      <style:text-properties fo:background-color="#ffffff" style:font-name="Merriweather" style:font-name-asian="Merriweather" style:font-name-complex="Merriweather"/>
    </style:style>
    <style:style style:name="T3_19" style:family="text">
      <style:text-properties fo:background-color="#ffffff" style:font-name="Merriweather" style:font-name-asian="Merriweather" style:font-name-complex="Merriweather"/>
    </style:style>
    <style:style style:name="T3_20" style:family="text">
      <style:text-properties fo:background-color="#ffffff" style:font-name="Merriweather" style:font-name-asian="Merriweather" style:font-name-complex="Merriweather"/>
    </style:style>
    <style:style style:name="T3_21" style:family="text">
      <style:text-properties fo:background-color="#ffffff" style:font-name="Merriweather" style:font-name-asian="Merriweather" style:font-name-complex="Merriweather"/>
    </style:style>
    <style:style style:name="T3_22" style:family="text">
      <style:text-properties fo:background-color="#ffffff" style:font-name="Merriweather" style:font-name-asian="Merriweather" style:font-name-complex="Merriweather"/>
    </style:style>
    <style:style style:name="T3_23" style:family="text">
      <style:text-properties fo:background-color="#ffffff" style:font-name="Merriweather" style:font-name-asian="Merriweather" style:font-name-complex="Merriweather"/>
    </style:style>
    <style:style style:name="T3_24" style:family="text">
      <style:text-properties fo:background-color="#ffffff" style:font-name="Merriweather" style:font-name-asian="Merriweather" style:font-name-complex="Merriweather"/>
    </style:style>
    <style:style style:name="T3_25" style:family="text">
      <style:text-properties fo:background-color="#ffffff" style:font-name="Merriweather" style:font-name-asian="Merriweather" style:font-name-complex="Merriweather"/>
    </style:style>
    <style:style style:name="T3_26" style:family="text">
      <style:text-properties fo:background-color="#ffffff" style:font-name="Merriweather" style:font-name-asian="Merriweather" style:font-name-complex="Merriweather"/>
    </style:style>
    <style:style style:name="T3_27" style:family="text">
      <style:text-properties fo:background-color="#ffffff" style:font-name="Merriweather" style:font-name-asian="Merriweather" style:font-name-complex="Merriweather"/>
    </style:style>
    <style:style style:name="T3_28" style:family="text">
      <style:text-properties fo:background-color="#ffffff" style:font-name="Merriweather" style:font-name-asian="Merriweather" style:font-name-complex="Merriweather"/>
    </style:style>
    <style:style style:name="T3_29" style:family="text">
      <style:text-properties fo:background-color="#ffffff" style:font-name="Merriweather" style:font-name-asian="Merriweather" style:font-name-complex="Merriweather"/>
    </style:style>
    <style:style style:name="T3_30" style:family="text">
      <style:text-properties fo:background-color="#ffffff" style:font-name="Merriweather" style:font-name-asian="Merriweather" style:font-name-complex="Merriweather"/>
    </style:style>
    <style:style style:name="T3_31" style:family="text">
      <style:text-properties fo:background-color="#ffffff" style:font-name="Merriweather" style:font-name-asian="Merriweather" style:font-name-complex="Merriweather"/>
    </style:style>
    <style:style style:name="T3_32" style:family="text">
      <style:text-properties fo:background-color="#ffffff" style:font-name="Merriweather" style:font-name-asian="Merriweather" style:font-name-complex="Merriweather"/>
    </style:style>
    <style:style style:name="T3_33" style:family="text">
      <style:text-properties fo:background-color="#ffffff" style:font-name="Merriweather" style:font-name-asian="Merriweather" style:font-name-complex="Merriweather"/>
    </style:style>
    <style:style style:name="T3_34" style:family="text">
      <style:text-properties fo:background-color="#ffffff" style:font-name="Merriweather" style:font-name-asian="Merriweather" style:font-name-complex="Merriweather"/>
    </style:style>
    <style:style style:name="T3_35" style:family="text">
      <style:text-properties fo:background-color="#ffffff" style:font-name="Merriweather" style:font-name-asian="Merriweather" style:font-name-complex="Merriweather"/>
    </style:style>
    <style:style style:name="T3_36" style:family="text">
      <style:text-properties fo:background-color="#ffffff" style:font-name="Merriweather" style:font-name-asian="Merriweather" style:font-name-complex="Merriweather"/>
    </style:style>
    <style:style style:name="T3_37" style:family="text">
      <style:text-properties fo:background-color="#ffffff" style:font-name="Merriweather" style:font-name-asian="Merriweather" style:font-name-complex="Merriweather"/>
    </style:style>
    <style:style style:name="T3_38" style:family="text">
      <style:text-properties fo:background-color="#ffffff" style:font-name="Merriweather" style:font-name-asian="Merriweather" style:font-name-complex="Merriweather"/>
    </style:style>
    <style:style style:name="T3_39" style:family="text">
      <style:text-properties fo:background-color="#ffffff" style:font-name="Merriweather" style:font-name-asian="Merriweather" style:font-name-complex="Merriweather"/>
    </style:style>
    <style:style style:name="T3_40" style:family="text">
      <style:text-properties fo:background-color="#ffffff" style:font-name="Merriweather" style:font-name-asian="Merriweather" style:font-name-complex="Merriweather"/>
    </style:style>
    <style:style style:name="T3_41" style:family="text">
      <style:text-properties fo:background-color="#ffffff" style:font-name="Merriweather" style:font-name-asian="Merriweather" style:font-name-complex="Merriweather"/>
    </style:style>
    <style:style style:name="T3_42" style:family="text">
      <style:text-properties fo:background-color="#ffffff" style:font-name="Merriweather" style:font-name-asian="Merriweather" style:font-name-complex="Merriweather"/>
    </style:style>
    <style:style style:name="T3_43" style:family="text">
      <style:text-properties fo:background-color="#ffffff" style:font-name="Merriweather" style:font-name-asian="Merriweather" style:font-name-complex="Merriweather"/>
    </style:style>
    <style:style style:name="T3_44" style:family="text">
      <style:text-properties fo:background-color="#ffffff" style:font-name="Merriweather" style:font-name-asian="Merriweather" style:font-name-complex="Merriweather"/>
    </style:style>
    <style:style style:name="T3_45" style:family="text">
      <style:text-properties fo:background-color="#ffffff" style:font-name="Merriweather" style:font-name-asian="Merriweather" style:font-name-complex="Merriweather"/>
    </style:style>
    <style:style style:name="T3_46" style:family="text">
      <style:text-properties fo:background-color="#ffffff" style:font-name="Merriweather" style:font-name-asian="Merriweather" style:font-name-complex="Merriweather"/>
    </style:style>
    <style:style style:name="T3_47" style:family="text">
      <style:text-properties fo:background-color="#ffffff" style:font-name="Merriweather" style:font-name-asian="Merriweather" style:font-name-complex="Merriweather"/>
    </style:style>
    <style:style style:name="T3_48" style:family="text">
      <style:text-properties fo:background-color="#ffffff" style:font-name="Merriweather" style:font-name-asian="Merriweather" style:font-name-complex="Merriweather"/>
    </style:style>
    <style:style style:name="T3_49" style:family="text">
      <style:text-properties fo:background-color="#ffffff" style:font-name="Merriweather" style:font-name-asian="Merriweather" style:font-name-complex="Merriweather"/>
    </style:style>
    <style:style style:name="T3_50" style:family="text">
      <style:text-properties fo:background-color="#ffffff" style:font-name="Merriweather" style:font-name-asian="Merriweather" style:font-name-complex="Merriweather"/>
    </style:style>
    <style:style style:name="T3_51" style:family="text">
      <style:text-properties fo:background-color="#ffffff" style:font-name="Merriweather" style:font-name-asian="Merriweather" style:font-name-complex="Merriweather"/>
    </style:style>
    <style:style style:name="T3_52" style:family="text">
      <style:text-properties fo:background-color="#ffffff" style:font-name="Merriweather" style:font-name-asian="Merriweather" style:font-name-complex="Merriweather"/>
    </style:style>
    <style:style style:name="T3_53" style:family="text">
      <style:text-properties fo:background-color="#ffffff" style:font-name="Merriweather" style:font-name-asian="Merriweather" style:font-name-complex="Merriweather"/>
    </style:style>
    <style:style style:name="T3_54" style:family="text">
      <style:text-properties fo:background-color="#ffffff" style:font-name="Merriweather" style:font-name-asian="Merriweather" style:font-name-complex="Merriweather"/>
    </style:style>
    <style:style style:name="T3_55" style:family="text">
      <style:text-properties fo:background-color="#ffffff" style:font-name="Merriweather" style:font-name-asian="Merriweather" style:font-name-complex="Merriweather"/>
    </style:style>
    <style:style style:name="T3_56" style:family="text">
      <style:text-properties fo:background-color="#ffffff" style:font-name="Merriweather" style:font-name-asian="Merriweather" style:font-name-complex="Merriweather"/>
    </style:style>
    <style:style style:name="T3_57" style:family="text">
      <style:text-properties fo:background-color="#ffffff" style:font-name="Merriweather" style:font-name-asian="Merriweather" style:font-name-complex="Merriweather"/>
    </style:style>
    <style:style style:name="T3_58" style:family="text">
      <style:text-properties fo:background-color="#ffffff" style:font-name="Merriweather" style:font-name-asian="Merriweather" style:font-name-complex="Merriweather"/>
    </style:style>
    <style:style style:name="T3_59" style:family="text">
      <style:text-properties fo:background-color="#ffffff" style:font-name="Merriweather" style:font-name-asian="Merriweather" style:font-name-complex="Merriweather"/>
    </style:style>
    <style:style style:name="T3_60" style:family="text">
      <style:text-properties fo:background-color="#ffffff" style:font-name="Merriweather" style:font-name-asian="Merriweather" style:font-name-complex="Merriweather"/>
    </style:style>
    <style:style style:name="T3_61" style:family="text">
      <style:text-properties fo:background-color="#ffffff" style:font-name="Merriweather" style:font-name-asian="Merriweather" style:font-name-complex="Merriweather"/>
    </style:style>
    <style:style style:name="T3_62" style:family="text">
      <style:text-properties fo:background-color="#ffffff" style:font-name="Merriweather" style:font-name-asian="Merriweather" style:font-name-complex="Merriweather"/>
    </style:style>
    <style:style style:name="T3_63" style:family="text">
      <style:text-properties fo:background-color="#ffffff" style:font-name="Merriweather" style:font-name-asian="Merriweather" style:font-name-complex="Merriweather"/>
    </style:style>
    <style:style style:name="T3_64" style:family="text">
      <style:text-properties fo:background-color="#ffffff" style:font-name="Merriweather" style:font-name-asian="Merriweather" style:font-name-complex="Merriweather"/>
    </style:style>
    <style:style style:name="T3_65" style:family="text">
      <style:text-properties fo:background-color="#ffffff" style:font-name="Merriweather" style:font-name-asian="Merriweather" style:font-name-complex="Merriweather"/>
    </style:style>
    <style:style style:name="T3_66" style:family="text">
      <style:text-properties fo:background-color="#ffffff" style:font-name="Merriweather" style:font-name-asian="Merriweather" style:font-name-complex="Merriweather"/>
    </style:style>
    <style:style style:name="T3_67" style:family="text">
      <style:text-properties fo:background-color="#ffffff" style:font-name="Merriweather" style:font-name-asian="Merriweather" style:font-name-complex="Merriweather"/>
    </style:style>
    <style:style style:name="T3_68" style:family="text">
      <style:text-properties fo:background-color="#ffffff" style:font-name="Merriweather" style:font-name-asian="Merriweather" style:font-name-complex="Merriweather"/>
    </style:style>
    <style:style style:name="T3_69" style:family="text">
      <style:text-properties fo:background-color="#ffffff" style:font-name="Merriweather" style:font-name-asian="Merriweather" style:font-name-complex="Merriweather"/>
    </style:style>
    <style:style style:name="T3_70" style:family="text">
      <style:text-properties fo:background-color="#ffffff" style:font-name="Merriweather" style:font-name-asian="Merriweather" style:font-name-complex="Merriweather"/>
    </style:style>
    <style:style style:name="T3_71" style:family="text">
      <style:text-properties fo:background-color="#ffffff" style:font-name="Merriweather" style:font-name-asian="Merriweather" style:font-name-complex="Merriweather"/>
    </style:style>
    <style:style style:name="T3_72" style:family="text">
      <style:text-properties fo:background-color="#ffffff" style:font-name="Merriweather" style:font-name-asian="Merriweather" style:font-name-complex="Merriweather"/>
    </style:style>
    <style:style style:name="T3_73" style:family="text">
      <style:text-properties fo:background-color="#ffffff" style:font-name="Merriweather" style:font-name-asian="Merriweather" style:font-name-complex="Merriweather"/>
    </style:style>
    <style:style style:name="T3_74" style:family="text">
      <style:text-properties fo:background-color="#ffffff" style:font-name="Merriweather" style:font-name-asian="Merriweather" style:font-name-complex="Merriweather"/>
    </style:style>
    <style:style style:name="T3_75" style:family="text">
      <style:text-properties fo:background-color="#ffffff" style:font-name="Merriweather" style:font-name-asian="Merriweather" style:font-name-complex="Merriweather"/>
    </style:style>
    <style:style style:name="T3_76" style:family="text">
      <style:text-properties fo:background-color="#ffffff" style:font-name="Merriweather" style:font-name-asian="Merriweather" style:font-name-complex="Merriweather"/>
    </style:style>
    <style:style style:name="T3_77" style:family="text">
      <style:text-properties fo:background-color="#ffffff" style:font-name="Merriweather" style:font-name-asian="Merriweather" style:font-name-complex="Merriweather"/>
    </style:style>
    <style:style style:name="T3_78" style:family="text">
      <style:text-properties fo:background-color="#ffffff" style:font-name="Merriweather" style:font-name-asian="Merriweather" style:font-name-complex="Merriweather"/>
    </style:style>
    <style:style style:name="T3_79" style:family="text">
      <style:text-properties fo:background-color="#ffffff" style:font-name="Merriweather" style:font-name-asian="Merriweather" style:font-name-complex="Merriweather"/>
    </style:style>
    <style:style style:name="T3_80" style:family="text">
      <style:text-properties fo:background-color="#ffffff" style:font-name="Merriweather" style:font-name-asian="Merriweather" style:font-name-complex="Merriweather"/>
    </style:style>
    <style:style style:name="T3_81" style:family="text">
      <style:text-properties fo:background-color="#ffffff" style:font-name="Merriweather" style:font-name-asian="Merriweather" style:font-name-complex="Merriweather"/>
    </style:style>
    <style:style style:name="T3_82" style:family="text">
      <style:text-properties fo:background-color="#ffffff" style:font-name="Merriweather" style:font-name-asian="Merriweather" style:font-name-complex="Merriweather"/>
    </style:style>
    <style:style style:name="T3_83" style:family="text">
      <style:text-properties fo:background-color="#ffffff" style:font-name="Merriweather" style:font-name-asian="Merriweather" style:font-name-complex="Merriweather"/>
    </style:style>
    <style:style style:name="T3_84" style:family="text">
      <style:text-properties fo:background-color="#ffffff" style:font-name="Merriweather" style:font-name-asian="Merriweather" style:font-name-complex="Merriweather"/>
    </style:style>
    <style:style style:name="T3_85" style:family="text">
      <style:text-properties fo:background-color="#ffffff" style:font-name="Merriweather" style:font-name-asian="Merriweather" style:font-name-complex="Merriweather"/>
    </style:style>
    <style:style style:name="T3_86" style:family="text">
      <style:text-properties fo:background-color="#ffffff" style:font-name="Merriweather" style:font-name-asian="Merriweather" style:font-name-complex="Merriweather"/>
    </style:style>
    <style:style style:name="T3_87" style:family="text">
      <style:text-properties fo:background-color="#ffffff" style:font-name="Merriweather" style:font-name-asian="Merriweather" style:font-name-complex="Merriweather"/>
    </style:style>
    <style:style style:name="T3_88" style:family="text">
      <style:text-properties fo:background-color="#ffffff" style:font-name="Merriweather" style:font-name-asian="Merriweather" style:font-name-complex="Merriweather"/>
    </style:style>
    <style:style style:name="T3_89" style:family="text">
      <style:text-properties fo:background-color="#ffffff" style:font-name="Merriweather" style:font-name-asian="Merriweather" style:font-name-complex="Merriweather"/>
    </style:style>
    <style:style style:name="T3_90" style:family="text">
      <style:text-properties fo:background-color="#ffffff" style:font-name="Merriweather" style:font-name-asian="Merriweather" style:font-name-complex="Merriweather"/>
    </style:style>
    <style:style style:name="T3_91" style:family="text">
      <style:text-properties fo:background-color="#ffffff" style:font-name="Merriweather" style:font-name-asian="Merriweather" style:font-name-complex="Merriweather"/>
    </style:style>
    <style:style style:name="T3_92" style:family="text">
      <style:text-properties fo:background-color="#ffffff" style:font-name="Merriweather" style:font-name-asian="Merriweather" style:font-name-complex="Merriweather"/>
    </style:style>
    <style:style style:name="T3_93" style:family="text">
      <style:text-properties fo:background-color="#ffffff" style:font-name="Merriweather" style:font-name-asian="Merriweather" style:font-name-complex="Merriweather"/>
    </style:style>
    <style:style style:name="T3_94" style:family="text">
      <style:text-properties fo:background-color="#ffffff" style:font-name="Merriweather" style:font-name-asian="Merriweather" style:font-name-complex="Merriweather"/>
    </style:style>
    <style:style style:name="T3_95" style:family="text">
      <style:text-properties fo:background-color="#ffffff" style:font-name="Merriweather" style:font-name-asian="Merriweather" style:font-name-complex="Merriweather"/>
    </style:style>
    <style:style style:name="T3_96" style:family="text">
      <style:text-properties fo:background-color="#ffffff" style:font-name="Merriweather" style:font-name-asian="Merriweather" style:font-name-complex="Merriweather"/>
    </style:style>
    <style:style style:name="T3_97" style:family="text">
      <style:text-properties fo:background-color="#ffffff" style:font-name="Merriweather" style:font-name-asian="Merriweather" style:font-name-complex="Merriweather"/>
    </style:style>
    <style:style style:name="T3_98" style:family="text">
      <style:text-properties fo:background-color="#ffffff" style:font-name="Merriweather" style:font-name-asian="Merriweather" style:font-name-complex="Merriweather"/>
    </style:style>
    <style:style style:name="T3_99" style:family="text">
      <style:text-properties fo:background-color="#ffffff" style:font-name="Merriweather" style:font-name-asian="Merriweather" style:font-name-complex="Merriweather"/>
    </style:style>
    <style:style style:name="T3_100" style:family="text">
      <style:text-properties fo:background-color="#ffffff" style:font-name="Merriweather" style:font-name-asian="Merriweather" style:font-name-complex="Merriweather"/>
    </style:style>
    <style:style style:name="T3_101" style:family="text">
      <style:text-properties fo:background-color="#ffffff" style:font-name="Merriweather" style:font-name-asian="Merriweather" style:font-name-complex="Merriweather"/>
    </style:style>
    <style:style style:name="T3_102" style:family="text">
      <style:text-properties fo:background-color="#ffffff" style:font-name="Merriweather" style:font-name-asian="Merriweather" style:font-name-complex="Merriweather"/>
    </style:style>
    <style:style style:name="T3_103" style:family="text">
      <style:text-properties fo:background-color="#ffffff" style:font-name="Merriweather" style:font-name-asian="Merriweather" style:font-name-complex="Merriweather"/>
    </style:style>
    <style:style style:name="T3_104" style:family="text">
      <style:text-properties fo:background-color="#ffffff" style:font-name="Merriweather" style:font-name-asian="Merriweather" style:font-name-complex="Merriweather"/>
    </style:style>
    <style:style style:name="T3_105" style:family="text">
      <style:text-properties fo:background-color="#ffffff" style:font-name="Merriweather" style:font-name-asian="Merriweather" style:font-name-complex="Merriweather"/>
    </style:style>
    <style:style style:name="T3_106" style:family="text">
      <style:text-properties fo:background-color="#ffffff" style:font-name="Merriweather" style:font-name-asian="Merriweather" style:font-name-complex="Merriweather"/>
    </style:style>
    <style:style style:name="T3_107" style:family="text">
      <style:text-properties fo:background-color="#ffffff" style:font-name="Merriweather" style:font-name-asian="Merriweather" style:font-name-complex="Merriweather"/>
    </style:style>
    <style:style style:name="T3_108" style:family="text">
      <style:text-properties fo:background-color="#ffffff" style:font-name="Merriweather" style:font-name-asian="Merriweather" style:font-name-complex="Merriweather"/>
    </style:style>
    <style:style style:name="T3_109" style:family="text">
      <style:text-properties fo:background-color="#ffffff" style:font-name="Merriweather" style:font-name-asian="Merriweather" style:font-name-complex="Merriweather"/>
    </style:style>
    <style:style style:name="T3_110" style:family="text">
      <style:text-properties fo:background-color="#ffffff" style:font-name="Merriweather" style:font-name-asian="Merriweather" style:font-name-complex="Merriweather"/>
    </style:style>
    <style:style style:name="T3_111" style:family="text">
      <style:text-properties fo:background-color="#ffffff" style:font-name="Merriweather" style:font-name-asian="Merriweather" style:font-name-complex="Merriweather"/>
    </style:style>
    <style:style style:name="T3_112" style:family="text">
      <style:text-properties fo:background-color="#ffffff" style:font-name="Merriweather" style:font-name-asian="Merriweather" style:font-name-complex="Merriweather"/>
    </style:style>
    <style:style style:name="T3_113" style:family="text">
      <style:text-properties fo:background-color="#ffffff" style:font-name="Merriweather" style:font-name-asian="Merriweather" style:font-name-complex="Merriweather"/>
    </style:style>
    <style:style style:name="T3_114" style:family="text">
      <style:text-properties fo:background-color="#ffffff" style:font-name="Merriweather" style:font-name-asian="Merriweather" style:font-name-complex="Merriweather"/>
    </style:style>
    <style:style style:name="T3_115" style:family="text">
      <style:text-properties fo:background-color="#ffffff" style:font-name="Merriweather" style:font-name-asian="Merriweather" style:font-name-complex="Merriweather"/>
    </style:style>
    <style:style style:name="T3_116" style:family="text">
      <style:text-properties fo:background-color="#ffffff" style:font-name="Merriweather" style:font-name-asian="Merriweather" style:font-name-complex="Merriweather"/>
    </style:style>
    <style:style style:name="T3_117" style:family="text">
      <style:text-properties fo:background-color="#ffffff" style:font-name="Merriweather" style:font-name-asian="Merriweather" style:font-name-complex="Merriweather"/>
    </style:style>
    <style:style style:name="T3_118" style:family="text">
      <style:text-properties fo:background-color="#ffffff" style:font-name="Merriweather" style:font-name-asian="Merriweather" style:font-name-complex="Merriweather"/>
    </style:style>
    <style:style style:name="T3_119" style:family="text">
      <style:text-properties fo:background-color="#ffffff" style:font-name="Merriweather" style:font-name-asian="Merriweather" style:font-name-complex="Merriweather"/>
    </style:style>
    <style:style style:name="T3_120" style:family="text">
      <style:text-properties fo:background-color="#ffffff" style:font-name="Merriweather" style:font-name-asian="Merriweather" style:font-name-complex="Merriweather"/>
    </style:style>
    <style:style style:name="T3_121" style:family="text">
      <style:text-properties fo:background-color="#ffffff" style:font-name="Merriweather" style:font-name-asian="Merriweather" style:font-name-complex="Merriweather"/>
    </style:style>
    <style:style style:name="T3_122" style:family="text">
      <style:text-properties fo:background-color="#ffffff" style:font-name="Merriweather" style:font-name-asian="Merriweather" style:font-name-complex="Merriweather"/>
    </style:style>
    <style:style style:name="T3_123" style:family="text">
      <style:text-properties fo:background-color="#ffffff" style:font-name="Merriweather" style:font-name-asian="Merriweather" style:font-name-complex="Merriweather"/>
    </style:style>
    <style:style style:name="T3_124" style:family="text">
      <style:text-properties fo:background-color="#ffffff" style:font-name="Merriweather" style:font-name-asian="Merriweather" style:font-name-complex="Merriweather"/>
    </style:style>
    <style:style style:name="T3_125" style:family="text">
      <style:text-properties fo:background-color="#ffffff" style:font-name="Merriweather" style:font-name-asian="Merriweather" style:font-name-complex="Merriweather"/>
    </style:style>
    <style:style style:name="T3_126" style:family="text">
      <style:text-properties fo:background-color="#ffffff" style:font-name="Merriweather" style:font-name-asian="Merriweather" style:font-name-complex="Merriweather"/>
    </style:style>
    <style:style style:name="T3_127" style:family="text">
      <style:text-properties fo:background-color="#ffffff" style:font-name="Merriweather" style:font-name-asian="Merriweather" style:font-name-complex="Merriweather"/>
    </style:style>
    <style:style style:name="T3_128" style:family="text">
      <style:text-properties fo:background-color="#ffffff" style:font-name="Merriweather" style:font-name-asian="Merriweather" style:font-name-complex="Merriweather"/>
    </style:style>
    <style:style style:name="T3_129" style:family="text">
      <style:text-properties fo:background-color="#ffffff" style:font-name="Merriweather" style:font-name-asian="Merriweather" style:font-name-complex="Merriweather"/>
    </style:style>
    <style:style style:name="T3_130" style:family="text">
      <style:text-properties fo:background-color="#ffffff" style:font-name="Merriweather" style:font-name-asian="Merriweather" style:font-name-complex="Merriweather"/>
    </style:style>
    <style:style style:name="T3_131" style:family="text">
      <style:text-properties fo:background-color="#ffffff" style:font-name="Merriweather" style:font-name-asian="Merriweather" style:font-name-complex="Merriweather"/>
    </style:style>
    <style:style style:name="T3_132" style:family="text">
      <style:text-properties fo:background-color="#ffffff" style:font-name="Merriweather" style:font-name-asian="Merriweather" style:font-name-complex="Merriweather"/>
    </style:style>
    <style:style style:name="T3_133" style:family="text">
      <style:text-properties fo:background-color="#ffffff" style:font-name="Merriweather" style:font-name-asian="Merriweather" style:font-name-complex="Merriweather"/>
    </style:style>
    <style:style style:name="T3_134" style:family="text">
      <style:text-properties fo:background-color="#ffffff" style:font-name="Merriweather" style:font-name-asian="Merriweather" style:font-name-complex="Merriweather"/>
    </style:style>
    <style:style style:name="T3_135" style:family="text">
      <style:text-properties fo:background-color="#ffffff" style:font-name="Merriweather" style:font-name-asian="Merriweather" style:font-name-complex="Merriweather"/>
    </style:style>
    <style:style style:name="T3_136" style:family="text">
      <style:text-properties fo:background-color="#ffffff" style:font-name="Merriweather" style:font-name-asian="Merriweather" style:font-name-complex="Merriweather"/>
    </style:style>
    <style:style style:name="T3_137" style:family="text">
      <style:text-properties fo:background-color="#ffffff" style:font-name="Merriweather" style:font-name-asian="Merriweather" style:font-name-complex="Merriweather"/>
    </style:style>
    <style:style style:name="T3_138" style:family="text">
      <style:text-properties fo:background-color="#ffffff" style:font-name="Merriweather" style:font-name-asian="Merriweather" style:font-name-complex="Merriweather"/>
    </style:style>
    <style:style style:name="T3_139" style:family="text">
      <style:text-properties fo:background-color="#ffffff" style:font-name="Merriweather" style:font-name-asian="Merriweather" style:font-name-complex="Merriweather"/>
    </style:style>
    <style:style style:name="T3_140" style:family="text">
      <style:text-properties fo:background-color="#ffffff" style:font-name="Merriweather" style:font-name-asian="Merriweather" style:font-name-complex="Merriweather"/>
    </style:style>
    <style:style style:name="T3_141" style:family="text">
      <style:text-properties fo:background-color="#ffffff" style:font-name="Merriweather" style:font-name-asian="Merriweather" style:font-name-complex="Merriweather"/>
    </style:style>
    <style:style style:name="T3_142" style:family="text">
      <style:text-properties fo:background-color="#ffffff" style:font-name="Merriweather" style:font-name-asian="Merriweather" style:font-name-complex="Merriweather"/>
    </style:style>
    <style:style style:name="T3_143" style:family="text">
      <style:text-properties fo:background-color="#ffffff" style:font-name="Merriweather" style:font-name-asian="Merriweather" style:font-name-complex="Merriweather"/>
    </style:style>
    <style:style style:name="T3_144" style:family="text">
      <style:text-properties fo:background-color="#ffffff" style:font-name="Merriweather" style:font-name-asian="Merriweather" style:font-name-complex="Merriweather"/>
    </style:style>
    <style:style style:name="T3_145" style:family="text">
      <style:text-properties fo:background-color="#ffffff" style:font-name="Merriweather" style:font-name-asian="Merriweather" style:font-name-complex="Merriweather"/>
    </style:style>
    <style:style style:name="T3_146" style:family="text">
      <style:text-properties fo:background-color="#ffffff" style:font-name="Merriweather" style:font-name-asian="Merriweather" style:font-name-complex="Merriweather"/>
    </style:style>
    <style:style style:name="T3_147" style:family="text">
      <style:text-properties fo:background-color="#ffffff" style:font-name="Merriweather" style:font-name-asian="Merriweather" style:font-name-complex="Merriweather"/>
    </style:style>
    <style:style style:name="T3_148" style:family="text">
      <style:text-properties fo:background-color="#ffffff" style:font-name="Merriweather" style:font-name-asian="Merriweather" style:font-name-complex="Merriweather"/>
    </style:style>
    <style:style style:name="T3_149" style:family="text">
      <style:text-properties fo:background-color="#ffffff" style:font-name="Merriweather" style:font-name-asian="Merriweather" style:font-name-complex="Merriweather"/>
    </style:style>
    <style:style style:name="T3_150" style:family="text">
      <style:text-properties fo:background-color="#ffffff" style:font-name="Merriweather" style:font-name-asian="Merriweather" style:font-name-complex="Merriweather"/>
    </style:style>
    <style:style style:name="T3_151" style:family="text">
      <style:text-properties fo:background-color="#ffffff" style:font-name="Merriweather" style:font-name-asian="Merriweather" style:font-name-complex="Merriweather"/>
    </style:style>
    <style:style style:name="T3_152" style:family="text">
      <style:text-properties fo:background-color="#ffffff" style:font-name="Merriweather" style:font-name-asian="Merriweather" style:font-name-complex="Merriweather"/>
    </style:style>
    <style:style style:name="T3_153" style:family="text">
      <style:text-properties fo:background-color="#ffffff" style:font-name="Merriweather" style:font-name-asian="Merriweather" style:font-name-complex="Merriweather"/>
    </style:style>
    <style:style style:name="T3_154" style:family="text">
      <style:text-properties fo:background-color="#ffffff" style:font-name="Merriweather" style:font-name-asian="Merriweather" style:font-name-complex="Merriweather"/>
    </style:style>
    <style:style style:name="T3_155" style:family="text">
      <style:text-properties fo:background-color="#ffffff" style:font-name="Merriweather" style:font-name-asian="Merriweather" style:font-name-complex="Merriweather"/>
    </style:style>
    <style:style style:name="T3_156" style:family="text">
      <style:text-properties fo:background-color="#ffffff" style:font-name="Merriweather" style:font-name-asian="Merriweather" style:font-name-complex="Merriweather"/>
    </style:style>
    <style:style style:name="T3_157" style:family="text">
      <style:text-properties fo:background-color="#ffffff" style:font-name="Merriweather" style:font-name-asian="Merriweather" style:font-name-complex="Merriweather"/>
    </style:style>
    <style:style style:name="T3_158" style:family="text">
      <style:text-properties fo:background-color="#ffffff" style:font-name="Merriweather" style:font-name-asian="Merriweather" style:font-name-complex="Merriweather"/>
    </style:style>
    <style:style style:name="T3_159" style:family="text">
      <style:text-properties fo:background-color="#ffffff" style:font-name="Merriweather" style:font-name-asian="Merriweather" style:font-name-complex="Merriweather"/>
    </style:style>
    <style:style style:name="T3_160" style:family="text">
      <style:text-properties fo:background-color="#ffffff" style:font-name="Merriweather" style:font-name-asian="Merriweather" style:font-name-complex="Merriweather"/>
    </style:style>
    <style:style style:name="T3_161" style:family="text">
      <style:text-properties fo:background-color="#ffffff" style:font-name="Merriweather" style:font-name-asian="Merriweather" style:font-name-complex="Merriweather"/>
    </style:style>
    <style:style style:name="T3_162" style:family="text">
      <style:text-properties fo:background-color="#ffffff" style:font-name="Merriweather" style:font-name-asian="Merriweather" style:font-name-complex="Merriweather"/>
    </style:style>
    <style:style style:name="T3_163" style:family="text">
      <style:text-properties fo:background-color="#ffffff" style:font-name="Merriweather" style:font-name-asian="Merriweather" style:font-name-complex="Merriweather"/>
    </style:style>
    <style:style style:name="T3_164" style:family="text">
      <style:text-properties fo:background-color="#ffffff" style:font-name="Merriweather" style:font-name-asian="Merriweather" style:font-name-complex="Merriweather"/>
    </style:style>
    <style:style style:name="T3_165" style:family="text">
      <style:text-properties fo:background-color="#ffffff" style:font-name="Merriweather" style:font-name-asian="Merriweather" style:font-name-complex="Merriweather"/>
    </style:style>
    <style:style style:name="T3_166" style:family="text">
      <style:text-properties fo:background-color="#ffffff" style:font-name="Merriweather" style:font-name-asian="Merriweather" style:font-name-complex="Merriweather"/>
    </style:style>
    <style:style style:name="T3_167" style:family="text">
      <style:text-properties fo:background-color="#ffffff" style:font-name="Merriweather" style:font-name-asian="Merriweather" style:font-name-complex="Merriweather"/>
    </style:style>
    <style:style style:name="T3_168" style:family="text">
      <style:text-properties fo:background-color="#ffffff" style:font-name="Merriweather" style:font-name-asian="Merriweather" style:font-name-complex="Merriweather"/>
    </style:style>
    <style:style style:name="T3_169" style:family="text">
      <style:text-properties fo:background-color="#ffffff" style:font-name="Merriweather" style:font-name-asian="Merriweather" style:font-name-complex="Merriweather"/>
    </style:style>
    <style:style style:name="T3_170" style:family="text">
      <style:text-properties fo:background-color="#ffffff" style:font-name="Merriweather" style:font-name-asian="Merriweather" style:font-name-complex="Merriweather"/>
    </style:style>
    <style:style style:name="T3_171" style:family="text">
      <style:text-properties fo:background-color="#ffffff" style:font-name="Merriweather" style:font-name-asian="Merriweather" style:font-name-complex="Merriweather"/>
    </style:style>
    <style:style style:name="T3_172" style:family="text">
      <style:text-properties fo:background-color="#ffffff" style:font-name="Merriweather" style:font-name-asian="Merriweather" style:font-name-complex="Merriweather"/>
    </style:style>
    <style:style style:name="T3_173" style:family="text">
      <style:text-properties fo:background-color="#ffffff" style:font-name="Merriweather" style:font-name-asian="Merriweather" style:font-name-complex="Merriweather"/>
    </style:style>
    <style:style style:name="T3_174" style:family="text">
      <style:text-properties fo:background-color="#ffffff" style:font-name="Merriweather" style:font-name-asian="Merriweather" style:font-name-complex="Merriweather"/>
    </style:style>
    <style:style style:name="T3_175" style:family="text">
      <style:text-properties fo:background-color="#ffffff" style:font-name="Merriweather" style:font-name-asian="Merriweather" style:font-name-complex="Merriweather"/>
    </style:style>
    <style:style style:name="T3_176" style:family="text">
      <style:text-properties fo:background-color="#ffffff" style:font-name="Merriweather" style:font-name-asian="Merriweather" style:font-name-complex="Merriweather"/>
    </style:style>
    <style:style style:name="T3_177" style:family="text">
      <style:text-properties fo:background-color="#ffffff" style:font-name="Merriweather" style:font-name-asian="Merriweather" style:font-name-complex="Merriweather"/>
    </style:style>
    <style:style style:name="T3_178" style:family="text">
      <style:text-properties fo:background-color="#ffffff" style:font-name="Merriweather" style:font-name-asian="Merriweather" style:font-name-complex="Merriweather"/>
    </style:style>
    <style:style style:name="T3_179" style:family="text">
      <style:text-properties fo:background-color="#ffffff" style:font-name="Merriweather" style:font-name-asian="Merriweather" style:font-name-complex="Merriweather"/>
    </style:style>
    <style:style style:name="T3_180" style:family="text">
      <style:text-properties fo:background-color="#ffffff" style:font-name="Merriweather" style:font-name-asian="Merriweather" style:font-name-complex="Merriweather"/>
    </style:style>
    <style:style style:name="T3_181" style:family="text">
      <style:text-properties fo:background-color="#ffffff" style:font-name="Merriweather" style:font-name-asian="Merriweather" style:font-name-complex="Merriweather"/>
    </style:style>
    <style:style style:name="T3_182" style:family="text">
      <style:text-properties fo:background-color="#ffffff" style:font-name="Merriweather" style:font-name-asian="Merriweather" style:font-name-complex="Merriweather"/>
    </style:style>
    <style:style style:name="T3_183" style:family="text">
      <style:text-properties fo:background-color="#ffffff" style:font-name="Merriweather" style:font-name-asian="Merriweather" style:font-name-complex="Merriweather"/>
    </style:style>
    <style:style style:name="T3_184" style:family="text">
      <style:text-properties fo:background-color="#ffffff" style:font-name="Merriweather" style:font-name-asian="Merriweather" style:font-name-complex="Merriweather"/>
    </style:style>
    <style:style style:name="T3_185" style:family="text">
      <style:text-properties fo:background-color="#ffffff" style:font-name="Merriweather" style:font-name-asian="Merriweather" style:font-name-complex="Merriweather"/>
    </style:style>
    <style:style style:name="T3_186" style:family="text">
      <style:text-properties fo:background-color="#ffffff" style:font-name="Merriweather" style:font-name-asian="Merriweather" style:font-name-complex="Merriweather"/>
    </style:style>
    <style:style style:name="T3_187" style:family="text">
      <style:text-properties fo:background-color="#ffffff" style:font-name="Merriweather" style:font-name-asian="Merriweather" style:font-name-complex="Merriweather"/>
    </style:style>
    <style:style style:name="T3_188" style:family="text">
      <style:text-properties fo:background-color="#ffffff" style:font-name="Merriweather" style:font-name-asian="Merriweather" style:font-name-complex="Merriweather"/>
    </style:style>
    <style:style style:name="T3_189" style:family="text">
      <style:text-properties fo:background-color="#ffffff" style:font-name="Merriweather" style:font-name-asian="Merriweather" style:font-name-complex="Merriweather"/>
    </style:style>
    <style:style style:name="T3_190" style:family="text">
      <style:text-properties fo:background-color="#ffffff" style:font-name="Merriweather" style:font-name-asian="Merriweather" style:font-name-complex="Merriweather"/>
    </style:style>
    <style:style style:name="T3_191" style:family="text">
      <style:text-properties fo:background-color="#ffffff" style:font-name="Merriweather" style:font-name-asian="Merriweather" style:font-name-complex="Merriweather"/>
    </style:style>
    <style:style style:name="T3_192" style:family="text">
      <style:text-properties fo:background-color="#ffffff" style:font-name="Merriweather" style:font-name-asian="Merriweather" style:font-name-complex="Merriweather"/>
    </style:style>
    <style:style style:name="T3_193" style:family="text">
      <style:text-properties fo:background-color="#ffffff" style:font-name="Merriweather" style:font-name-asian="Merriweather" style:font-name-complex="Merriweather"/>
    </style:style>
    <style:style style:name="T3_194" style:family="text">
      <style:text-properties fo:background-color="#ffffff" style:font-name="Merriweather" style:font-name-asian="Merriweather" style:font-name-complex="Merriweather"/>
    </style:style>
    <style:style style:name="T3_195" style:family="text">
      <style:text-properties fo:background-color="#ffffff" style:font-name="Merriweather" style:font-name-asian="Merriweather" style:font-name-complex="Merriweather"/>
    </style:style>
    <style:style style:name="T3_196" style:family="text">
      <style:text-properties fo:background-color="#ffffff" style:font-name="Merriweather" style:font-name-asian="Merriweather" style:font-name-complex="Merriweather"/>
    </style:style>
    <style:style style:name="T3_197" style:family="text">
      <style:text-properties fo:background-color="#ffffff" style:font-name="Merriweather" style:font-name-asian="Merriweather" style:font-name-complex="Merriweather"/>
    </style:style>
    <style:style style:name="T3_198" style:family="text">
      <style:text-properties fo:background-color="#ffffff" style:font-name="Merriweather" style:font-name-asian="Merriweather" style:font-name-complex="Merriweather"/>
    </style:style>
    <style:style style:name="T3_199" style:family="text">
      <style:text-properties fo:background-color="#ffffff" style:font-name="Merriweather" style:font-name-asian="Merriweather" style:font-name-complex="Merriweather"/>
    </style:style>
    <style:style style:name="T3_200" style:family="text">
      <style:text-properties fo:background-color="#ffffff" style:font-name="Merriweather" style:font-name-asian="Merriweather" style:font-name-complex="Merriweather"/>
    </style:style>
    <style:style style:name="T3_201" style:family="text">
      <style:text-properties fo:background-color="#ffffff" style:font-name="Merriweather" style:font-name-asian="Merriweather" style:font-name-complex="Merriweather"/>
    </style:style>
    <style:style style:name="T3_202" style:family="text">
      <style:text-properties fo:background-color="#ffffff" style:font-name="Merriweather" style:font-name-asian="Merriweather" style:font-name-complex="Merriweather"/>
    </style:style>
    <style:style style:name="T3_203" style:family="text">
      <style:text-properties fo:background-color="#ffffff" style:font-name="Merriweather" style:font-name-asian="Merriweather" style:font-name-complex="Merriweather"/>
    </style:style>
    <style:style style:name="T3_204" style:family="text">
      <style:text-properties fo:background-color="#ffffff" style:font-name="Merriweather" style:font-name-asian="Merriweather" style:font-name-complex="Merriweather"/>
    </style:style>
    <style:style style:name="T3_205" style:family="text">
      <style:text-properties fo:background-color="#ffffff" style:font-name="Merriweather" style:font-name-asian="Merriweather" style:font-name-complex="Merriweather"/>
    </style:style>
    <style:style style:name="T3_206" style:family="text">
      <style:text-properties fo:background-color="#ffffff" style:font-name="Merriweather" style:font-name-asian="Merriweather" style:font-name-complex="Merriweather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fo:background-color="#ffffff" style:font-name="Merriweather" style:font-name-asian="Merriweather" style:font-name-complex="Merriweather"/>
    </style:style>
    <style:style style:name="T4_2" style:family="text">
      <style:text-properties fo:background-color="#ffffff" style:font-name="Merriweather" style:font-name-asian="Merriweather" style:font-name-complex="Merriweather"/>
    </style:style>
    <style:style style:name="T4_3" style:family="text">
      <style:text-properties fo:background-color="#ffffff" style:font-name="Merriweather" style:font-name-asian="Merriweather" style:font-name-complex="Merriweather"/>
    </style:style>
    <style:style style:name="T4_4" style:family="text">
      <style:text-properties fo:background-color="#ffffff" style:font-name="Merriweather" style:font-name-asian="Merriweather" style:font-name-complex="Merriweather"/>
    </style:style>
    <style:style style:name="T4_5" style:family="text">
      <style:text-properties fo:background-color="#ffffff" style:font-name="Merriweather" style:font-name-asian="Merriweather" style:font-name-complex="Merriweather"/>
    </style:style>
    <style:style style:name="T4_6" style:family="text">
      <style:text-properties fo:background-color="#ffffff" style:font-name="Merriweather" style:font-name-asian="Merriweather" style:font-name-complex="Merriweather"/>
    </style:style>
    <style:style style:name="T4_7" style:family="text">
      <style:text-properties fo:background-color="#ffffff" style:font-name="Merriweather" style:font-name-asian="Merriweather" style:font-name-complex="Merriweather"/>
    </style:style>
    <style:style style:name="T4_8" style:family="text">
      <style:text-properties fo:background-color="#ffffff" style:font-name="Merriweather" style:font-name-asian="Merriweather" style:font-name-complex="Merriweather"/>
    </style:style>
    <style:style style:name="T4_9" style:family="text">
      <style:text-properties fo:background-color="#ffffff" style:font-name="Merriweather" style:font-name-asian="Merriweather" style:font-name-complex="Merriweather"/>
    </style:style>
    <style:style style:name="T4_10" style:family="text">
      <style:text-properties fo:background-color="#ffffff" style:font-name="Merriweather" style:font-name-asian="Merriweather" style:font-name-complex="Merriweather"/>
    </style:style>
    <style:style style:name="T4_11" style:family="text">
      <style:text-properties fo:background-color="#ffffff" style:font-name="Merriweather" style:font-name-asian="Merriweather" style:font-name-complex="Merriweather"/>
    </style:style>
    <style:style style:name="T4_12" style:family="text">
      <style:text-properties fo:background-color="#ffffff" style:font-name="Merriweather" style:font-name-asian="Merriweather" style:font-name-complex="Merriweather"/>
    </style:style>
    <style:style style:name="T4_13" style:family="text">
      <style:text-properties fo:background-color="#ffffff" style:font-name="Merriweather" style:font-name-asian="Merriweather" style:font-name-complex="Merriweather"/>
    </style:style>
    <style:style style:name="T4_14" style:family="text">
      <style:text-properties fo:background-color="#ffffff" style:font-name="Merriweather" style:font-name-asian="Merriweather" style:font-name-complex="Merriweather"/>
    </style:style>
    <style:style style:name="T4_15" style:family="text">
      <style:text-properties fo:background-color="#ffffff" style:font-name="Merriweather" style:font-name-asian="Merriweather" style:font-name-complex="Merriweather"/>
    </style:style>
    <style:style style:name="T4_16" style:family="text">
      <style:text-properties fo:background-color="#ffffff" style:font-name="Merriweather" style:font-name-asian="Merriweather" style:font-name-complex="Merriweather"/>
    </style:style>
    <style:style style:name="T4_17" style:family="text">
      <style:text-properties fo:background-color="#ffffff" style:font-name="Merriweather" style:font-name-asian="Merriweather" style:font-name-complex="Merriweather"/>
    </style:style>
    <style:style style:name="T4_18" style:family="text">
      <style:text-properties fo:background-color="#ffffff" style:font-name="Merriweather" style:font-name-asian="Merriweather" style:font-name-complex="Merriweather"/>
    </style:style>
    <style:style style:name="T4_19" style:family="text">
      <style:text-properties fo:background-color="#ffffff" style:font-name="Merriweather" style:font-name-asian="Merriweather" style:font-name-complex="Merriweather"/>
    </style:style>
    <style:style style:name="T4_20" style:family="text">
      <style:text-properties fo:background-color="#ffffff" style:font-name="Merriweather" style:font-name-asian="Merriweather" style:font-name-complex="Merriweather"/>
    </style:style>
    <style:style style:name="T4_21" style:family="text">
      <style:text-properties fo:background-color="#ffffff" style:font-name="Merriweather" style:font-name-asian="Merriweather" style:font-name-complex="Merriweather"/>
    </style:style>
    <style:style style:name="T4_22" style:family="text">
      <style:text-properties fo:background-color="#ffffff" style:font-name="Merriweather" style:font-name-asian="Merriweather" style:font-name-complex="Merriweather"/>
    </style:style>
    <style:style style:name="T4_23" style:family="text">
      <style:text-properties fo:background-color="#ffffff" style:font-name="Merriweather" style:font-name-asian="Merriweather" style:font-name-complex="Merriweather"/>
    </style:style>
    <style:style style:name="T4_24" style:family="text">
      <style:text-properties fo:background-color="#ffffff" style:font-name="Merriweather" style:font-name-asian="Merriweather" style:font-name-complex="Merriweather"/>
    </style:style>
    <style:style style:name="T4_25" style:family="text">
      <style:text-properties fo:background-color="#ffffff" style:font-name="Merriweather" style:font-name-asian="Merriweather" style:font-name-complex="Merriweather"/>
    </style:style>
    <style:style style:name="T4_26" style:family="text">
      <style:text-properties fo:background-color="#ffffff" style:font-name="Merriweather" style:font-name-asian="Merriweather" style:font-name-complex="Merriweather"/>
    </style:style>
    <style:style style:name="T4_27" style:family="text">
      <style:text-properties fo:background-color="#ffffff" style:font-name="Merriweather" style:font-name-asian="Merriweather" style:font-name-complex="Merriweather"/>
    </style:style>
    <style:style style:name="T4_28" style:family="text">
      <style:text-properties fo:background-color="#ffffff" style:font-name="Merriweather" style:font-name-asian="Merriweather" style:font-name-complex="Merriweather"/>
    </style:style>
    <style:style style:name="T4_29" style:family="text">
      <style:text-properties fo:background-color="#ffffff" style:font-name="Merriweather" style:font-name-asian="Merriweather" style:font-name-complex="Merriweather"/>
    </style:style>
    <style:style style:name="T4_30" style:family="text">
      <style:text-properties fo:background-color="#ffffff" style:font-name="Merriweather" style:font-name-asian="Merriweather" style:font-name-complex="Merriweather"/>
    </style:style>
    <style:style style:name="T4_31" style:family="text">
      <style:text-properties fo:background-color="#ffffff" style:font-name="Merriweather" style:font-name-asian="Merriweather" style:font-name-complex="Merriweather"/>
    </style:style>
    <style:style style:name="T4_32" style:family="text">
      <style:text-properties fo:background-color="#ffffff" style:font-name="Merriweather" style:font-name-asian="Merriweather" style:font-name-complex="Merriweather"/>
    </style:style>
    <style:style style:name="T4_33" style:family="text">
      <style:text-properties fo:background-color="#ffffff" style:font-name="Merriweather" style:font-name-asian="Merriweather" style:font-name-complex="Merriweather"/>
    </style:style>
    <style:style style:name="T4_34" style:family="text">
      <style:text-properties fo:background-color="#ffffff" style:font-name="Merriweather" style:font-name-asian="Merriweather" style:font-name-complex="Merriweather"/>
    </style:style>
    <style:style style:name="T4_35" style:family="text">
      <style:text-properties fo:background-color="#ffffff" style:font-name="Merriweather" style:font-name-asian="Merriweather" style:font-name-complex="Merriweather"/>
    </style:style>
    <style:style style:name="T4_36" style:family="text">
      <style:text-properties fo:background-color="#ffffff" style:font-name="Merriweather" style:font-name-asian="Merriweather" style:font-name-complex="Merriweather"/>
    </style:style>
    <style:style style:name="T4_37" style:family="text">
      <style:text-properties fo:background-color="#ffffff" style:font-name="Merriweather" style:font-name-asian="Merriweather" style:font-name-complex="Merriweather"/>
    </style:style>
    <style:style style:name="T4_38" style:family="text">
      <style:text-properties fo:background-color="#ffffff" style:font-name="Merriweather" style:font-name-asian="Merriweather" style:font-name-complex="Merriweather"/>
    </style:style>
    <style:style style:name="T4_39" style:family="text">
      <style:text-properties fo:background-color="#ffffff" style:font-name="Merriweather" style:font-name-asian="Merriweather" style:font-name-complex="Merriweather"/>
    </style:style>
    <style:style style:name="T4_40" style:family="text">
      <style:text-properties fo:background-color="#ffffff" style:font-name="Merriweather" style:font-name-asian="Merriweather" style:font-name-complex="Merriweather"/>
    </style:style>
    <style:style style:name="T4_41" style:family="text">
      <style:text-properties fo:background-color="#ffffff" style:font-name="Merriweather" style:font-name-asian="Merriweather" style:font-name-complex="Merriweather"/>
    </style:style>
    <style:style style:name="T4_42" style:family="text">
      <style:text-properties fo:background-color="#ffffff" style:font-name="Merriweather" style:font-name-asian="Merriweather" style:font-name-complex="Merriweather"/>
    </style:style>
    <style:style style:name="T4_43" style:family="text">
      <style:text-properties fo:background-color="#ffffff" style:font-name="Merriweather" style:font-name-asian="Merriweather" style:font-name-complex="Merriweather"/>
    </style:style>
    <style:style style:name="T4_44" style:family="text">
      <style:text-properties fo:background-color="#ffffff" style:font-name="Merriweather" style:font-name-asian="Merriweather" style:font-name-complex="Merriweather"/>
    </style:style>
    <style:style style:name="T4_45" style:family="text">
      <style:text-properties fo:background-color="#ffffff" style:font-name="Merriweather" style:font-name-asian="Merriweather" style:font-name-complex="Merriweather"/>
    </style:style>
    <style:style style:name="T4_46" style:family="text">
      <style:text-properties fo:background-color="#ffffff" style:font-name="Merriweather" style:font-name-asian="Merriweather" style:font-name-complex="Merriweather"/>
    </style:style>
    <style:style style:name="T4_47" style:family="text">
      <style:text-properties fo:background-color="#ffffff" style:font-name="Merriweather" style:font-name-asian="Merriweather" style:font-name-complex="Merriweather"/>
    </style:style>
    <style:style style:name="T4_48" style:family="text">
      <style:text-properties fo:background-color="#ffffff" style:font-name="Merriweather" style:font-name-asian="Merriweather" style:font-name-complex="Merriweather"/>
    </style:style>
    <style:style style:name="T4_49" style:family="text">
      <style:text-properties fo:background-color="#ffffff" style:font-name="Merriweather" style:font-name-asian="Merriweather" style:font-name-complex="Merriweather"/>
    </style:style>
    <style:style style:name="T4_50" style:family="text">
      <style:text-properties fo:background-color="#ffffff" style:font-name="Merriweather" style:font-name-asian="Merriweather" style:font-name-complex="Merriweather"/>
    </style:style>
    <style:style style:name="T4_51" style:family="text">
      <style:text-properties fo:background-color="#ffffff" style:font-name="Merriweather" style:font-name-asian="Merriweather" style:font-name-complex="Merriweather"/>
    </style:style>
    <style:style style:name="T4_52" style:family="text">
      <style:text-properties fo:background-color="#ffffff" style:font-name="Merriweather" style:font-name-asian="Merriweather" style:font-name-complex="Merriweather"/>
    </style:style>
    <style:style style:name="T4_53" style:family="text">
      <style:text-properties fo:background-color="#ffffff" style:font-name="Merriweather" style:font-name-asian="Merriweather" style:font-name-complex="Merriweather"/>
    </style:style>
    <style:style style:name="T4_54" style:family="text">
      <style:text-properties fo:background-color="#ffffff" style:font-name="Merriweather" style:font-name-asian="Merriweather" style:font-name-complex="Merriweather"/>
    </style:style>
    <style:style style:name="T4_55" style:family="text">
      <style:text-properties fo:background-color="#ffffff" style:font-name="Merriweather" style:font-name-asian="Merriweather" style:font-name-complex="Merriweather"/>
    </style:style>
    <style:style style:name="T4_56" style:family="text">
      <style:text-properties fo:background-color="#ffffff" style:font-name="Merriweather" style:font-name-asian="Merriweather" style:font-name-complex="Merriweather"/>
    </style:style>
    <style:style style:name="T4_57" style:family="text">
      <style:text-properties fo:background-color="#ffffff" style:font-name="Merriweather" style:font-name-asian="Merriweather" style:font-name-complex="Merriweather"/>
    </style:style>
    <style:style style:name="T4_58" style:family="text">
      <style:text-properties fo:background-color="#ffffff" style:font-name="Merriweather" style:font-name-asian="Merriweather" style:font-name-complex="Merriweather"/>
    </style:style>
    <style:style style:name="T4_59" style:family="text">
      <style:text-properties fo:background-color="#ffffff" style:font-name="Merriweather" style:font-name-asian="Merriweather" style:font-name-complex="Merriweather"/>
    </style:style>
    <style:style style:name="T4_60" style:family="text">
      <style:text-properties fo:background-color="#ffffff" style:font-name="Merriweather" style:font-name-asian="Merriweather" style:font-name-complex="Merriweather"/>
    </style:style>
    <style:style style:name="T4_61" style:family="text">
      <style:text-properties fo:background-color="#ffffff" style:font-name="Merriweather" style:font-name-asian="Merriweather" style:font-name-complex="Merriweather"/>
    </style:style>
    <style:style style:name="T4_62" style:family="text">
      <style:text-properties fo:background-color="#ffffff" style:font-name="Merriweather" style:font-name-asian="Merriweather" style:font-name-complex="Merriweather"/>
    </style:style>
    <style:style style:name="T4_63" style:family="text">
      <style:text-properties fo:background-color="#ffffff" style:font-name="Merriweather" style:font-name-asian="Merriweather" style:font-name-complex="Merriweather"/>
    </style:style>
    <style:style style:name="T4_64" style:family="text">
      <style:text-properties fo:background-color="#ffffff" style:font-name="Merriweather" style:font-name-asian="Merriweather" style:font-name-complex="Merriweather"/>
    </style:style>
    <style:style style:name="T4_65" style:family="text">
      <style:text-properties fo:background-color="#ffffff" style:font-name="Merriweather" style:font-name-asian="Merriweather" style:font-name-complex="Merriweather"/>
    </style:style>
    <style:style style:name="T4_66" style:family="text">
      <style:text-properties fo:background-color="#ffffff" style:font-name="Merriweather" style:font-name-asian="Merriweather" style:font-name-complex="Merriweather"/>
    </style:style>
    <style:style style:name="T4_67" style:family="text">
      <style:text-properties fo:background-color="#ffffff" style:font-name="Merriweather" style:font-name-asian="Merriweather" style:font-name-complex="Merriweather"/>
    </style:style>
    <style:style style:name="T4_68" style:family="text">
      <style:text-properties fo:background-color="#ffffff" style:font-name="Merriweather" style:font-name-asian="Merriweather" style:font-name-complex="Merriweather"/>
    </style:style>
    <style:style style:name="T4_69" style:family="text">
      <style:text-properties fo:background-color="#ffffff" style:font-name="Merriweather" style:font-name-asian="Merriweather" style:font-name-complex="Merriweather"/>
    </style:style>
    <style:style style:name="T4_70" style:family="text">
      <style:text-properties fo:background-color="#ffffff" style:font-name="Merriweather" style:font-name-asian="Merriweather" style:font-name-complex="Merriweather"/>
    </style:style>
    <style:style style:name="T4_71" style:family="text">
      <style:text-properties fo:background-color="#ffffff" style:font-name="Merriweather" style:font-name-asian="Merriweather" style:font-name-complex="Merriweather"/>
    </style:style>
    <style:style style:name="T4_72" style:family="text">
      <style:text-properties fo:background-color="#ffffff" style:font-name="Merriweather" style:font-name-asian="Merriweather" style:font-name-complex="Merriweather"/>
    </style:style>
    <style:style style:name="T4_73" style:family="text">
      <style:text-properties fo:background-color="#ffffff" style:font-name="Merriweather" style:font-name-asian="Merriweather" style:font-name-complex="Merriweather"/>
    </style:style>
    <style:style style:name="T4_74" style:family="text">
      <style:text-properties fo:background-color="#ffffff" style:font-name="Merriweather" style:font-name-asian="Merriweather" style:font-name-complex="Merriweather"/>
    </style:style>
    <style:style style:name="T4_75" style:family="text">
      <style:text-properties fo:background-color="#ffffff" style:font-name="Merriweather" style:font-name-asian="Merriweather" style:font-name-complex="Merriweather"/>
    </style:style>
    <style:style style:name="T4_76" style:family="text">
      <style:text-properties fo:background-color="#ffffff" style:font-name="Merriweather" style:font-name-asian="Merriweather" style:font-name-complex="Merriweather"/>
    </style:style>
    <style:style style:name="T4_77" style:family="text">
      <style:text-properties fo:background-color="#ffffff" style:font-name="Merriweather" style:font-name-asian="Merriweather" style:font-name-complex="Merriweather"/>
    </style:style>
    <style:style style:name="T4_78" style:family="text">
      <style:text-properties fo:background-color="#ffffff" style:font-name="Merriweather" style:font-name-asian="Merriweather" style:font-name-complex="Merriweather"/>
    </style:style>
    <style:style style:name="T4_79" style:family="text">
      <style:text-properties fo:background-color="#ffffff" style:font-name="Merriweather" style:font-name-asian="Merriweather" style:font-name-complex="Merriweather"/>
    </style:style>
    <style:style style:name="T4_80" style:family="text">
      <style:text-properties fo:background-color="#ffffff" style:font-name="Merriweather" style:font-name-asian="Merriweather" style:font-name-complex="Merriweather"/>
    </style:style>
    <style:style style:name="T4_81" style:family="text">
      <style:text-properties fo:background-color="#ffffff" style:font-name="Merriweather" style:font-name-asian="Merriweather" style:font-name-complex="Merriweather"/>
    </style:style>
    <style:style style:name="T4_82" style:family="text">
      <style:text-properties fo:background-color="#ffffff" style:font-name="Merriweather" style:font-name-asian="Merriweather" style:font-name-complex="Merriweather"/>
    </style:style>
    <style:style style:name="T4_83" style:family="text">
      <style:text-properties fo:background-color="#ffffff" style:font-name="Merriweather" style:font-name-asian="Merriweather" style:font-name-complex="Merriweather"/>
    </style:style>
    <style:style style:name="T4_84" style:family="text">
      <style:text-properties fo:background-color="#ffffff" style:font-name="Merriweather" style:font-name-asian="Merriweather" style:font-name-complex="Merriweather"/>
    </style:style>
    <style:style style:name="T4_85" style:family="text">
      <style:text-properties fo:background-color="#ffffff" style:font-name="Merriweather" style:font-name-asian="Merriweather" style:font-name-complex="Merriweather"/>
    </style:style>
    <style:style style:name="T4_86" style:family="text">
      <style:text-properties fo:background-color="#ffffff" style:font-name="Merriweather" style:font-name-asian="Merriweather" style:font-name-complex="Merriweather"/>
    </style:style>
    <style:style style:name="T4_87" style:family="text">
      <style:text-properties fo:background-color="#ffffff" style:font-name="Merriweather" style:font-name-asian="Merriweather" style:font-name-complex="Merriweather"/>
    </style:style>
    <style:style style:name="T4_88" style:family="text">
      <style:text-properties fo:background-color="#ffffff" style:font-name="Merriweather" style:font-name-asian="Merriweather" style:font-name-complex="Merriweather"/>
    </style:style>
    <style:style style:name="T4_89" style:family="text">
      <style:text-properties fo:background-color="#ffffff" style:font-name="Merriweather" style:font-name-asian="Merriweather" style:font-name-complex="Merriweather"/>
    </style:style>
    <style:style style:name="T4_90" style:family="text">
      <style:text-properties fo:background-color="#ffffff" style:font-name="Merriweather" style:font-name-asian="Merriweather" style:font-name-complex="Merriweather"/>
    </style:style>
    <style:style style:name="T4_91" style:family="text">
      <style:text-properties fo:background-color="#ffffff" style:font-name="Merriweather" style:font-name-asian="Merriweather" style:font-name-complex="Merriweather"/>
    </style:style>
    <style:style style:name="T4_92" style:family="text">
      <style:text-properties fo:background-color="#ffffff" style:font-name="Merriweather" style:font-name-asian="Merriweather" style:font-name-complex="Merriweather"/>
    </style:style>
    <style:style style:name="T4_93" style:family="text">
      <style:text-properties fo:background-color="#ffffff" style:font-name="Merriweather" style:font-name-asian="Merriweather" style:font-name-complex="Merriweather"/>
    </style:style>
    <style:style style:name="T4_94" style:family="text">
      <style:text-properties fo:background-color="#ffffff" style:font-name="Merriweather" style:font-name-asian="Merriweather" style:font-name-complex="Merriweather"/>
    </style:style>
    <style:style style:name="T4_95" style:family="text">
      <style:text-properties fo:background-color="#ffffff" style:font-name="Merriweather" style:font-name-asian="Merriweather" style:font-name-complex="Merriweather"/>
    </style:style>
    <style:style style:name="T4_96" style:family="text">
      <style:text-properties fo:background-color="#ffffff" style:font-name="Merriweather" style:font-name-asian="Merriweather" style:font-name-complex="Merriweather"/>
    </style:style>
    <style:style style:name="T4_97" style:family="text">
      <style:text-properties fo:background-color="#ffffff" style:font-name="Merriweather" style:font-name-asian="Merriweather" style:font-name-complex="Merriweather"/>
    </style:style>
    <style:style style:name="T4_98" style:family="text">
      <style:text-properties fo:background-color="#ffffff" style:font-name="Merriweather" style:font-name-asian="Merriweather" style:font-name-complex="Merriweather"/>
    </style:style>
    <style:style style:name="T4_99" style:family="text">
      <style:text-properties fo:background-color="#ffffff" style:font-name="Merriweather" style:font-name-asian="Merriweather" style:font-name-complex="Merriweather"/>
    </style:style>
    <style:style style:name="T4_100" style:family="text">
      <style:text-properties fo:background-color="#ffffff" style:font-name="Merriweather" style:font-name-asian="Merriweather" style:font-name-complex="Merriweather"/>
    </style:style>
    <style:style style:name="T4_101" style:family="text">
      <style:text-properties fo:background-color="#ffffff" style:font-name="Merriweather" style:font-name-asian="Merriweather" style:font-name-complex="Merriweather"/>
    </style:style>
    <style:style style:name="T4_102" style:family="text">
      <style:text-properties fo:background-color="#ffffff" style:font-name="Merriweather" style:font-name-asian="Merriweather" style:font-name-complex="Merriweather"/>
    </style:style>
    <style:style style:name="T4_103" style:family="text">
      <style:text-properties fo:background-color="#ffffff" style:font-name="Merriweather" style:font-name-asian="Merriweather" style:font-name-complex="Merriweather"/>
    </style:style>
    <style:style style:name="T4_104" style:family="text">
      <style:text-properties fo:background-color="#ffffff" style:font-name="Merriweather" style:font-name-asian="Merriweather" style:font-name-complex="Merriweather"/>
    </style:style>
    <style:style style:name="T4_105" style:family="text">
      <style:text-properties fo:background-color="#ffffff" style:font-name="Merriweather" style:font-name-asian="Merriweather" style:font-name-complex="Merriweather"/>
    </style:style>
    <style:style style:name="T4_106" style:family="text">
      <style:text-properties fo:background-color="#ffffff" style:font-name="Merriweather" style:font-name-asian="Merriweather" style:font-name-complex="Merriweather"/>
    </style:style>
    <style:style style:name="T4_107" style:family="text">
      <style:text-properties fo:background-color="#ffffff" style:font-name="Merriweather" style:font-name-asian="Merriweather" style:font-name-complex="Merriweather"/>
    </style:style>
    <style:style style:name="T4_108" style:family="text">
      <style:text-properties fo:background-color="#ffffff" style:font-name="Merriweather" style:font-name-asian="Merriweather" style:font-name-complex="Merriweather"/>
    </style:style>
    <style:style style:name="T4_109" style:family="text">
      <style:text-properties fo:background-color="#ffffff" style:font-name="Merriweather" style:font-name-asian="Merriweather" style:font-name-complex="Merriweather"/>
    </style:style>
    <style:style style:name="T4_110" style:family="text">
      <style:text-properties fo:background-color="#ffffff" style:font-name="Merriweather" style:font-name-asian="Merriweather" style:font-name-complex="Merriweather"/>
    </style:style>
    <style:style style:name="T4_111" style:family="text">
      <style:text-properties fo:background-color="#ffffff" style:font-name="Merriweather" style:font-name-asian="Merriweather" style:font-name-complex="Merriweather"/>
    </style:style>
    <style:style style:name="T4_112" style:family="text">
      <style:text-properties fo:background-color="#ffffff" style:font-name="Merriweather" style:font-name-asian="Merriweather" style:font-name-complex="Merriweather"/>
    </style:style>
    <style:style style:name="T4_113" style:family="text">
      <style:text-properties fo:background-color="#ffffff" style:font-name="Merriweather" style:font-name-asian="Merriweather" style:font-name-complex="Merriweather"/>
    </style:style>
    <style:style style:name="T4_114" style:family="text">
      <style:text-properties fo:background-color="#ffffff" style:font-name="Merriweather" style:font-name-asian="Merriweather" style:font-name-complex="Merriweather"/>
    </style:style>
    <style:style style:name="T4_115" style:family="text">
      <style:text-properties fo:background-color="#ffffff" style:font-name="Merriweather" style:font-name-asian="Merriweather" style:font-name-complex="Merriweather"/>
    </style:style>
    <style:style style:name="T4_116" style:family="text">
      <style:text-properties fo:background-color="#ffffff" style:font-name="Merriweather" style:font-name-asian="Merriweather" style:font-name-complex="Merriweather"/>
    </style:style>
    <style:style style:name="T4_117" style:family="text">
      <style:text-properties fo:background-color="#ffffff" style:font-name="Merriweather" style:font-name-asian="Merriweather" style:font-name-complex="Merriweather"/>
    </style:style>
    <style:style style:name="T4_118" style:family="text">
      <style:text-properties fo:background-color="#ffffff" style:font-name="Merriweather" style:font-name-asian="Merriweather" style:font-name-complex="Merriweather"/>
    </style:style>
    <style:style style:name="T4_119" style:family="text">
      <style:text-properties fo:background-color="#ffffff" style:font-name="Merriweather" style:font-name-asian="Merriweather" style:font-name-complex="Merriweather"/>
    </style:style>
    <style:style style:name="T4_120" style:family="text">
      <style:text-properties fo:background-color="#ffffff" style:font-name="Merriweather" style:font-name-asian="Merriweather" style:font-name-complex="Merriweather"/>
    </style:style>
    <style:style style:name="T4_121" style:family="text">
      <style:text-properties fo:background-color="#ffffff" style:font-name="Merriweather" style:font-name-asian="Merriweather" style:font-name-complex="Merriweather"/>
    </style:style>
    <style:style style:name="T4_122" style:family="text">
      <style:text-properties fo:background-color="#ffffff" style:font-name="Merriweather" style:font-name-asian="Merriweather" style:font-name-complex="Merriweather"/>
    </style:style>
    <style:style style:name="T4_123" style:family="text">
      <style:text-properties fo:background-color="#ffffff" style:font-name="Merriweather" style:font-name-asian="Merriweather" style:font-name-complex="Merriweather"/>
    </style:style>
    <style:style style:name="T4_124" style:family="text">
      <style:text-properties fo:background-color="#ffffff" style:font-name="Merriweather" style:font-name-asian="Merriweather" style:font-name-complex="Merriweather"/>
    </style:style>
    <style:style style:name="T4_125" style:family="text">
      <style:text-properties fo:background-color="#ffffff" style:font-name="Merriweather" style:font-name-asian="Merriweather" style:font-name-complex="Merriweather"/>
    </style:style>
    <style:style style:name="T4_126" style:family="text">
      <style:text-properties fo:background-color="#ffffff" style:font-name="Merriweather" style:font-name-asian="Merriweather" style:font-name-complex="Merriweather"/>
    </style:style>
    <style:style style:name="T4_127" style:family="text">
      <style:text-properties fo:background-color="#ffffff" style:font-name="Merriweather" style:font-name-asian="Merriweather" style:font-name-complex="Merriweather"/>
    </style:style>
    <style:style style:name="T4_128" style:family="text">
      <style:text-properties fo:background-color="#ffffff" style:font-name="Merriweather" style:font-name-asian="Merriweather" style:font-name-complex="Merriweather"/>
    </style:style>
    <style:style style:name="T4_129" style:family="text">
      <style:text-properties fo:background-color="#ffffff" style:font-name="Merriweather" style:font-name-asian="Merriweather" style:font-name-complex="Merriweather"/>
    </style:style>
    <style:style style:name="T4_130" style:family="text">
      <style:text-properties fo:background-color="#ffffff" style:font-name="Merriweather" style:font-name-asian="Merriweather" style:font-name-complex="Merriweather"/>
    </style:style>
    <style:style style:name="T4_131" style:family="text">
      <style:text-properties fo:background-color="#ffffff" style:font-name="Merriweather" style:font-name-asian="Merriweather" style:font-name-complex="Merriweather"/>
    </style:style>
    <style:style style:name="T4_132" style:family="text">
      <style:text-properties fo:background-color="#ffffff" style:font-name="Merriweather" style:font-name-asian="Merriweather" style:font-name-complex="Merriweather"/>
    </style:style>
    <style:style style:name="T4_133" style:family="text">
      <style:text-properties fo:background-color="#ffffff" style:font-name="Merriweather" style:font-name-asian="Merriweather" style:font-name-complex="Merriweather"/>
    </style:style>
    <style:style style:name="T4_134" style:family="text">
      <style:text-properties fo:background-color="#ffffff" style:font-name="Merriweather" style:font-name-asian="Merriweather" style:font-name-complex="Merriweather"/>
    </style:style>
    <style:style style:name="T4_135" style:family="text">
      <style:text-properties fo:background-color="#ffffff" style:font-name="Merriweather" style:font-name-asian="Merriweather" style:font-name-complex="Merriweather"/>
    </style:style>
    <style:style style:name="T4_136" style:family="text">
      <style:text-properties fo:background-color="#ffffff" style:font-name="Merriweather" style:font-name-asian="Merriweather" style:font-name-complex="Merriweather"/>
    </style:style>
    <style:style style:name="T4_137" style:family="text">
      <style:text-properties fo:background-color="#ffffff" style:font-name="Merriweather" style:font-name-asian="Merriweather" style:font-name-complex="Merriweather"/>
    </style:style>
    <style:style style:name="T4_138" style:family="text">
      <style:text-properties fo:background-color="#ffffff" style:font-name="Merriweather" style:font-name-asian="Merriweather" style:font-name-complex="Merriweather"/>
    </style:style>
    <style:style style:name="T4_139" style:family="text">
      <style:text-properties fo:background-color="#ffffff" style:font-name="Merriweather" style:font-name-asian="Merriweather" style:font-name-complex="Merriweather"/>
    </style:style>
    <style:style style:name="T4_140" style:family="text">
      <style:text-properties fo:background-color="#ffffff" style:font-name="Merriweather" style:font-name-asian="Merriweather" style:font-name-complex="Merriweather"/>
    </style:style>
    <style:style style:name="T4_141" style:family="text">
      <style:text-properties fo:background-color="#ffffff" style:font-name="Merriweather" style:font-name-asian="Merriweather" style:font-name-complex="Merriweather"/>
    </style:style>
    <style:style style:name="T4_142" style:family="text">
      <style:text-properties fo:background-color="#ffffff" style:font-name="Merriweather" style:font-name-asian="Merriweather" style:font-name-complex="Merriweather"/>
    </style:style>
    <style:style style:name="T4_143" style:family="text">
      <style:text-properties fo:background-color="#ffffff" style:font-name="Merriweather" style:font-name-asian="Merriweather" style:font-name-complex="Merriweather"/>
    </style:style>
    <style:style style:name="T4_144" style:family="text">
      <style:text-properties fo:background-color="#ffffff" style:font-name="Merriweather" style:font-name-asian="Merriweather" style:font-name-complex="Merriweather"/>
    </style:style>
    <style:style style:name="T4_145" style:family="text">
      <style:text-properties fo:background-color="#ffffff" style:font-name="Merriweather" style:font-name-asian="Merriweather" style:font-name-complex="Merriweather"/>
    </style:style>
    <style:style style:name="T4_146" style:family="text">
      <style:text-properties fo:background-color="#ffffff" style:font-name="Merriweather" style:font-name-asian="Merriweather" style:font-name-complex="Merriweather"/>
    </style:style>
    <style:style style:name="T4_147" style:family="text">
      <style:text-properties fo:background-color="#ffffff" style:font-name="Merriweather" style:font-name-asian="Merriweather" style:font-name-complex="Merriweather"/>
    </style:style>
    <style:style style:name="T4_148" style:family="text">
      <style:text-properties fo:background-color="#ffffff" style:font-name="Merriweather" style:font-name-asian="Merriweather" style:font-name-complex="Merriweather"/>
    </style:style>
    <style:style style:name="T4_149" style:family="text">
      <style:text-properties fo:background-color="#ffffff" style:font-name="Merriweather" style:font-name-asian="Merriweather" style:font-name-complex="Merriweather"/>
    </style:style>
    <style:style style:name="T4_150" style:family="text">
      <style:text-properties fo:background-color="#ffffff" style:font-name="Merriweather" style:font-name-asian="Merriweather" style:font-name-complex="Merriweather"/>
    </style:style>
    <style:style style:name="T4_151" style:family="text">
      <style:text-properties fo:background-color="#ffffff" style:font-name="Merriweather" style:font-name-asian="Merriweather" style:font-name-complex="Merriweather"/>
    </style:style>
    <style:style style:name="T4_152" style:family="text">
      <style:text-properties fo:background-color="#ffffff" style:font-name="Merriweather" style:font-name-asian="Merriweather" style:font-name-complex="Merriweather"/>
    </style:style>
    <style:style style:name="T4_153" style:family="text">
      <style:text-properties fo:background-color="#ffffff" style:font-name="Merriweather" style:font-name-asian="Merriweather" style:font-name-complex="Merriweather"/>
    </style:style>
    <style:style style:name="T4_154" style:family="text">
      <style:text-properties fo:background-color="#ffffff" style:font-name="Merriweather" style:font-name-asian="Merriweather" style:font-name-complex="Merriweather"/>
    </style:style>
    <style:style style:name="T4_155" style:family="text">
      <style:text-properties fo:background-color="#ffffff" style:font-name="Merriweather" style:font-name-asian="Merriweather" style:font-name-complex="Merriweather"/>
    </style:style>
    <style:style style:name="T4_156" style:family="text">
      <style:text-properties fo:background-color="#ffffff" style:font-name="Merriweather" style:font-name-asian="Merriweather" style:font-name-complex="Merriweather"/>
    </style:style>
    <style:style style:name="T4_157" style:family="text">
      <style:text-properties fo:background-color="#ffffff" style:font-name="Merriweather" style:font-name-asian="Merriweather" style:font-name-complex="Merriweather"/>
    </style:style>
    <style:style style:name="T4_158" style:family="text">
      <style:text-properties fo:background-color="#ffffff" style:font-name="Merriweather" style:font-name-asian="Merriweather" style:font-name-complex="Merriweather"/>
    </style:style>
    <style:style style:name="T4_159" style:family="text">
      <style:text-properties fo:background-color="#ffffff" style:font-name="Merriweather" style:font-name-asian="Merriweather" style:font-name-complex="Merriweather"/>
    </style:style>
    <style:style style:name="T4_160" style:family="text">
      <style:text-properties fo:background-color="#ffffff" style:font-name="Merriweather" style:font-name-asian="Merriweather" style:font-name-complex="Merriweather"/>
    </style:style>
    <style:style style:name="T4_161" style:family="text">
      <style:text-properties fo:background-color="#ffffff" style:font-name="Merriweather" style:font-name-asian="Merriweather" style:font-name-complex="Merriweather"/>
    </style:style>
    <style:style style:name="T4_162" style:family="text">
      <style:text-properties fo:background-color="#ffffff" style:font-name="Merriweather" style:font-name-asian="Merriweather" style:font-name-complex="Merriweather"/>
    </style:style>
    <style:style style:name="T4_163" style:family="text">
      <style:text-properties fo:background-color="#ffffff" style:font-name="Merriweather" style:font-name-asian="Merriweather" style:font-name-complex="Merriweather"/>
    </style:style>
    <style:style style:name="T4_164" style:family="text">
      <style:text-properties fo:background-color="#ffffff" style:font-name="Merriweather" style:font-name-asian="Merriweather" style:font-name-complex="Merriweather"/>
    </style:style>
    <style:style style:name="T4_165" style:family="text">
      <style:text-properties fo:background-color="#ffffff" style:font-name="Merriweather" style:font-name-asian="Merriweather" style:font-name-complex="Merriweather"/>
    </style:style>
    <style:style style:name="T4_166" style:family="text">
      <style:text-properties fo:background-color="#ffffff" style:font-name="Merriweather" style:font-name-asian="Merriweather" style:font-name-complex="Merriweather"/>
    </style:style>
    <style:style style:name="T4_167" style:family="text">
      <style:text-properties fo:background-color="#ffffff" style:font-name="Merriweather" style:font-name-asian="Merriweather" style:font-name-complex="Merriweather"/>
    </style:style>
    <style:style style:name="T4_168" style:family="text">
      <style:text-properties fo:background-color="#ffffff" style:font-name="Merriweather" style:font-name-asian="Merriweather" style:font-name-complex="Merriweather"/>
    </style:style>
    <style:style style:name="T4_169" style:family="text">
      <style:text-properties fo:background-color="#ffffff" style:font-name="Merriweather" style:font-name-asian="Merriweather" style:font-name-complex="Merriweather"/>
    </style:style>
    <style:style style:name="T4_170" style:family="text">
      <style:text-properties fo:background-color="#ffffff" style:font-name="Merriweather" style:font-name-asian="Merriweather" style:font-name-complex="Merriweather"/>
    </style:style>
    <style:style style:name="T4_171" style:family="text">
      <style:text-properties fo:background-color="#ffffff" style:font-name="Merriweather" style:font-name-asian="Merriweather" style:font-name-complex="Merriweather"/>
    </style:style>
    <style:style style:name="T4_172" style:family="text">
      <style:text-properties fo:background-color="#ffffff" style:font-name="Merriweather" style:font-name-asian="Merriweather" style:font-name-complex="Merriweather"/>
    </style:style>
    <style:style style:name="T4_173" style:family="text">
      <style:text-properties fo:background-color="#ffffff" style:font-name="Merriweather" style:font-name-asian="Merriweather" style:font-name-complex="Merriweather"/>
    </style:style>
    <style:style style:name="T4_174" style:family="text">
      <style:text-properties fo:background-color="#ffffff" style:font-name="Merriweather" style:font-name-asian="Merriweather" style:font-name-complex="Merriweather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fo:background-color="#ffffff" style:font-name="Merriweather" style:font-name-asian="Merriweather" style:font-name-complex="Merriweather"/>
    </style:style>
    <style:style style:name="T5_2" style:family="text">
      <style:text-properties fo:background-color="#ffffff" style:font-name="Merriweather" style:font-name-asian="Merriweather" style:font-name-complex="Merriweather"/>
    </style:style>
    <style:style style:name="T5_3" style:family="text">
      <style:text-properties fo:background-color="#ffffff" style:font-name="Merriweather" style:font-name-asian="Merriweather" style:font-name-complex="Merriweather"/>
    </style:style>
    <style:style style:name="T5_4" style:family="text">
      <style:text-properties fo:background-color="#ffffff" style:font-name="Merriweather" style:font-name-asian="Merriweather" style:font-name-complex="Merriweather"/>
    </style:style>
    <style:style style:name="T5_5" style:family="text">
      <style:text-properties fo:background-color="#ffffff" style:font-name="Merriweather" style:font-name-asian="Merriweather" style:font-name-complex="Merriweather"/>
    </style:style>
    <style:style style:name="T5_6" style:family="text">
      <style:text-properties fo:background-color="#ffffff" style:font-name="Merriweather" style:font-name-asian="Merriweather" style:font-name-complex="Merriweather"/>
    </style:style>
    <style:style style:name="T5_7" style:family="text">
      <style:text-properties fo:background-color="#ffffff" style:font-name="Merriweather" style:font-name-asian="Merriweather" style:font-name-complex="Merriweather"/>
    </style:style>
    <style:style style:name="T5_8" style:family="text">
      <style:text-properties fo:background-color="#ffffff" style:font-name="Merriweather" style:font-name-asian="Merriweather" style:font-name-complex="Merriweather"/>
    </style:style>
    <style:style style:name="T5_9" style:family="text">
      <style:text-properties fo:background-color="#ffffff" style:font-name="Merriweather" style:font-name-asian="Merriweather" style:font-name-complex="Merriweather"/>
    </style:style>
    <style:style style:name="T5_10" style:family="text">
      <style:text-properties fo:background-color="#ffffff" style:font-name="Merriweather" style:font-name-asian="Merriweather" style:font-name-complex="Merriweather"/>
    </style:style>
    <style:style style:name="T5_11" style:family="text">
      <style:text-properties fo:background-color="#ffffff" style:font-name="Merriweather" style:font-name-asian="Merriweather" style:font-name-complex="Merriweather"/>
    </style:style>
    <style:style style:name="T5_12" style:family="text">
      <style:text-properties fo:background-color="#ffffff" style:font-name="Merriweather" style:font-name-asian="Merriweather" style:font-name-complex="Merriweather"/>
    </style:style>
    <style:style style:name="T5_13" style:family="text">
      <style:text-properties fo:background-color="#ffffff" style:font-name="Merriweather" style:font-name-asian="Merriweather" style:font-name-complex="Merriweather"/>
    </style:style>
    <style:style style:name="T5_14" style:family="text">
      <style:text-properties fo:background-color="#ffffff" style:font-name="Merriweather" style:font-name-asian="Merriweather" style:font-name-complex="Merriweather"/>
    </style:style>
    <style:style style:name="T5_15" style:family="text">
      <style:text-properties fo:background-color="#ffffff" style:font-name="Merriweather" style:font-name-asian="Merriweather" style:font-name-complex="Merriweather"/>
    </style:style>
    <style:style style:name="T5_16" style:family="text">
      <style:text-properties fo:background-color="#ffffff" style:font-name="Merriweather" style:font-name-asian="Merriweather" style:font-name-complex="Merriweather"/>
    </style:style>
    <style:style style:name="T5_17" style:family="text">
      <style:text-properties fo:background-color="#ffffff" style:font-name="Merriweather" style:font-name-asian="Merriweather" style:font-name-complex="Merriweather"/>
    </style:style>
    <style:style style:name="T5_18" style:family="text">
      <style:text-properties fo:background-color="#ffffff" style:font-name="Merriweather" style:font-name-asian="Merriweather" style:font-name-complex="Merriweather"/>
    </style:style>
    <style:style style:name="T5_19" style:family="text">
      <style:text-properties fo:background-color="#ffffff" style:font-name="Merriweather" style:font-name-asian="Merriweather" style:font-name-complex="Merriweather"/>
    </style:style>
    <style:style style:name="T5_20" style:family="text">
      <style:text-properties fo:background-color="#ffffff" style:font-name="Merriweather" style:font-name-asian="Merriweather" style:font-name-complex="Merriweather"/>
    </style:style>
    <style:style style:name="T5_21" style:family="text">
      <style:text-properties fo:background-color="#ffffff" style:font-name="Merriweather" style:font-name-asian="Merriweather" style:font-name-complex="Merriweather"/>
    </style:style>
    <style:style style:name="T5_22" style:family="text">
      <style:text-properties fo:background-color="#ffffff" style:font-name="Merriweather" style:font-name-asian="Merriweather" style:font-name-complex="Merriweather"/>
    </style:style>
    <style:style style:name="T5_23" style:family="text">
      <style:text-properties fo:background-color="#ffffff" style:font-name="Merriweather" style:font-name-asian="Merriweather" style:font-name-complex="Merriweather"/>
    </style:style>
    <style:style style:name="T5_24" style:family="text">
      <style:text-properties fo:background-color="#ffffff" style:font-name="Merriweather" style:font-name-asian="Merriweather" style:font-name-complex="Merriweather"/>
    </style:style>
    <style:style style:name="T5_25" style:family="text">
      <style:text-properties fo:background-color="#ffffff" style:font-name="Merriweather" style:font-name-asian="Merriweather" style:font-name-complex="Merriweather"/>
    </style:style>
    <style:style style:name="T5_26" style:family="text">
      <style:text-properties fo:background-color="#ffffff" style:font-name="Merriweather" style:font-name-asian="Merriweather" style:font-name-complex="Merriweather"/>
    </style:style>
    <style:style style:name="T5_27" style:family="text">
      <style:text-properties fo:background-color="#ffffff" style:font-name="Merriweather" style:font-name-asian="Merriweather" style:font-name-complex="Merriweather"/>
    </style:style>
    <style:style style:name="T5_28" style:family="text">
      <style:text-properties fo:background-color="#ffffff" style:font-name="Merriweather" style:font-name-asian="Merriweather" style:font-name-complex="Merriweather"/>
    </style:style>
    <style:style style:name="T5_29" style:family="text">
      <style:text-properties fo:background-color="#ffffff" style:font-name="Merriweather" style:font-name-asian="Merriweather" style:font-name-complex="Merriweather"/>
    </style:style>
    <style:style style:name="T5_30" style:family="text">
      <style:text-properties fo:background-color="#ffffff" style:font-name="Merriweather" style:font-name-asian="Merriweather" style:font-name-complex="Merriweather"/>
    </style:style>
    <style:style style:name="T5_31" style:family="text">
      <style:text-properties fo:background-color="#ffffff" style:font-name="Merriweather" style:font-name-asian="Merriweather" style:font-name-complex="Merriweather"/>
    </style:style>
    <style:style style:name="T5_32" style:family="text">
      <style:text-properties fo:background-color="#ffffff" style:font-name="Merriweather" style:font-name-asian="Merriweather" style:font-name-complex="Merriweather"/>
    </style:style>
    <style:style style:name="T5_33" style:family="text">
      <style:text-properties fo:background-color="#ffffff" style:font-name="Merriweather" style:font-name-asian="Merriweather" style:font-name-complex="Merriweather"/>
    </style:style>
    <style:style style:name="T5_34" style:family="text">
      <style:text-properties fo:background-color="#ffffff" style:font-name="Merriweather" style:font-name-asian="Merriweather" style:font-name-complex="Merriweather"/>
    </style:style>
    <style:style style:name="T5_35" style:family="text">
      <style:text-properties fo:background-color="#ffffff" style:font-name="Merriweather" style:font-name-asian="Merriweather" style:font-name-complex="Merriweather"/>
    </style:style>
    <style:style style:name="T5_36" style:family="text">
      <style:text-properties fo:background-color="#ffffff" style:font-name="Merriweather" style:font-name-asian="Merriweather" style:font-name-complex="Merriweather"/>
    </style:style>
    <style:style style:name="T5_37" style:family="text">
      <style:text-properties fo:background-color="#ffffff" style:font-name="Merriweather" style:font-name-asian="Merriweather" style:font-name-complex="Merriweather"/>
    </style:style>
    <style:style style:name="T5_38" style:family="text">
      <style:text-properties fo:background-color="#ffffff" style:font-name="Merriweather" style:font-name-asian="Merriweather" style:font-name-complex="Merriweather"/>
    </style:style>
    <style:style style:name="T5_39" style:family="text">
      <style:text-properties fo:background-color="#ffffff" style:font-name="Merriweather" style:font-name-asian="Merriweather" style:font-name-complex="Merriweather"/>
    </style:style>
    <style:style style:name="T5_40" style:family="text">
      <style:text-properties fo:background-color="#ffffff" style:font-name="Merriweather" style:font-name-asian="Merriweather" style:font-name-complex="Merriweather"/>
    </style:style>
    <style:style style:name="T5_41" style:family="text">
      <style:text-properties fo:background-color="#ffffff" style:font-name="Merriweather" style:font-name-asian="Merriweather" style:font-name-complex="Merriweather"/>
    </style:style>
    <style:style style:name="T5_42" style:family="text">
      <style:text-properties fo:background-color="#ffffff" style:font-name="Merriweather" style:font-name-asian="Merriweather" style:font-name-complex="Merriweather"/>
    </style:style>
    <style:style style:name="T5_43" style:family="text">
      <style:text-properties fo:background-color="#ffffff" style:font-name="Merriweather" style:font-name-asian="Merriweather" style:font-name-complex="Merriweather"/>
    </style:style>
    <style:style style:name="T5_44" style:family="text">
      <style:text-properties fo:background-color="#ffffff" style:font-name="Merriweather" style:font-name-asian="Merriweather" style:font-name-complex="Merriweather"/>
    </style:style>
    <style:style style:name="T5_45" style:family="text">
      <style:text-properties fo:background-color="#ffffff" style:font-name="Merriweather" style:font-name-asian="Merriweather" style:font-name-complex="Merriweather"/>
    </style:style>
    <style:style style:name="T5_46" style:family="text">
      <style:text-properties fo:background-color="#ffffff" style:font-name="Merriweather" style:font-name-asian="Merriweather" style:font-name-complex="Merriweather"/>
    </style:style>
    <style:style style:name="T5_47" style:family="text">
      <style:text-properties fo:background-color="#ffffff" style:font-name="Merriweather" style:font-name-asian="Merriweather" style:font-name-complex="Merriweather"/>
    </style:style>
    <style:style style:name="T5_48" style:family="text">
      <style:text-properties fo:background-color="#ffffff" style:font-name="Merriweather" style:font-name-asian="Merriweather" style:font-name-complex="Merriweather"/>
    </style:style>
    <style:style style:name="T5_49" style:family="text">
      <style:text-properties fo:background-color="#ffffff" style:font-name="Merriweather" style:font-name-asian="Merriweather" style:font-name-complex="Merriweather"/>
    </style:style>
    <style:style style:name="T5_50" style:family="text">
      <style:text-properties fo:background-color="#ffffff" style:font-name="Merriweather" style:font-name-asian="Merriweather" style:font-name-complex="Merriweather"/>
    </style:style>
    <style:style style:name="T5_51" style:family="text">
      <style:text-properties fo:background-color="#ffffff" style:font-name="Merriweather" style:font-name-asian="Merriweather" style:font-name-complex="Merriweather"/>
    </style:style>
    <style:style style:name="T5_52" style:family="text">
      <style:text-properties fo:background-color="#ffffff" style:font-name="Merriweather" style:font-name-asian="Merriweather" style:font-name-complex="Merriweather"/>
    </style:style>
    <style:style style:name="T5_53" style:family="text">
      <style:text-properties fo:background-color="#ffffff" style:font-name="Merriweather" style:font-name-asian="Merriweather" style:font-name-complex="Merriweather"/>
    </style:style>
    <style:style style:name="T5_54" style:family="text">
      <style:text-properties fo:background-color="#ffffff" style:font-name="Merriweather" style:font-name-asian="Merriweather" style:font-name-complex="Merriweather"/>
    </style:style>
    <style:style style:name="T5_55" style:family="text">
      <style:text-properties fo:background-color="#ffffff" style:font-name="Merriweather" style:font-name-asian="Merriweather" style:font-name-complex="Merriweather"/>
    </style:style>
    <style:style style:name="T5_56" style:family="text">
      <style:text-properties fo:background-color="#ffffff" style:font-name="Merriweather" style:font-name-asian="Merriweather" style:font-name-complex="Merriweather"/>
    </style:style>
    <style:style style:name="T5_57" style:family="text">
      <style:text-properties fo:background-color="#ffffff" style:font-name="Merriweather" style:font-name-asian="Merriweather" style:font-name-complex="Merriweather"/>
    </style:style>
    <style:style style:name="T5_58" style:family="text">
      <style:text-properties fo:background-color="#ffffff" style:font-name="Merriweather" style:font-name-asian="Merriweather" style:font-name-complex="Merriweather"/>
    </style:style>
    <style:style style:name="T5_59" style:family="text">
      <style:text-properties fo:background-color="#ffffff" style:font-name="Merriweather" style:font-name-asian="Merriweather" style:font-name-complex="Merriweather"/>
    </style:style>
    <style:style style:name="T5_60" style:family="text">
      <style:text-properties fo:background-color="#ffffff" style:font-name="Merriweather" style:font-name-asian="Merriweather" style:font-name-complex="Merriweather"/>
    </style:style>
    <style:style style:name="T5_61" style:family="text">
      <style:text-properties fo:background-color="#ffffff" style:font-name="Merriweather" style:font-name-asian="Merriweather" style:font-name-complex="Merriweather"/>
    </style:style>
    <style:style style:name="T5_62" style:family="text">
      <style:text-properties fo:background-color="#ffffff" style:font-name="Merriweather" style:font-name-asian="Merriweather" style:font-name-complex="Merriweather"/>
    </style:style>
    <style:style style:name="T5_63" style:family="text">
      <style:text-properties fo:background-color="#ffffff" style:font-name="Merriweather" style:font-name-asian="Merriweather" style:font-name-complex="Merriweather"/>
    </style:style>
    <style:style style:name="T5_64" style:family="text">
      <style:text-properties fo:background-color="#ffffff" style:font-name="Merriweather" style:font-name-asian="Merriweather" style:font-name-complex="Merriweather"/>
    </style:style>
    <style:style style:name="T5_65" style:family="text">
      <style:text-properties fo:background-color="#ffffff" style:font-name="Merriweather" style:font-name-asian="Merriweather" style:font-name-complex="Merriweather"/>
    </style:style>
    <style:style style:name="T5_66" style:family="text">
      <style:text-properties fo:background-color="#ffffff" style:font-name="Merriweather" style:font-name-asian="Merriweather" style:font-name-complex="Merriweather"/>
    </style:style>
    <style:style style:name="T5_67" style:family="text">
      <style:text-properties fo:background-color="#ffffff" style:font-name="Merriweather" style:font-name-asian="Merriweather" style:font-name-complex="Merriweather"/>
    </style:style>
    <style:style style:name="T5_68" style:family="text">
      <style:text-properties fo:background-color="#ffffff" style:font-name="Merriweather" style:font-name-asian="Merriweather" style:font-name-complex="Merriweather"/>
    </style:style>
    <style:style style:name="T5_69" style:family="text">
      <style:text-properties fo:background-color="#ffffff" style:font-name="Merriweather" style:font-name-asian="Merriweather" style:font-name-complex="Merriweather"/>
    </style:style>
    <style:style style:name="T5_70" style:family="text">
      <style:text-properties fo:background-color="#ffffff" style:font-name="Merriweather" style:font-name-asian="Merriweather" style:font-name-complex="Merriweather"/>
    </style:style>
    <style:style style:name="T5_71" style:family="text">
      <style:text-properties fo:background-color="#ffffff" style:font-name="Merriweather" style:font-name-asian="Merriweather" style:font-name-complex="Merriweather"/>
    </style:style>
    <style:style style:name="T5_72" style:family="text">
      <style:text-properties fo:background-color="#ffffff" style:font-name="Merriweather" style:font-name-asian="Merriweather" style:font-name-complex="Merriweather"/>
    </style:style>
    <style:style style:name="T5_73" style:family="text">
      <style:text-properties fo:background-color="#ffffff" style:font-name="Merriweather" style:font-name-asian="Merriweather" style:font-name-complex="Merriweather"/>
    </style:style>
    <style:style style:name="T5_74" style:family="text">
      <style:text-properties fo:background-color="#ffffff" style:font-name="Merriweather" style:font-name-asian="Merriweather" style:font-name-complex="Merriweather"/>
    </style:style>
    <style:style style:name="T5_75" style:family="text">
      <style:text-properties fo:background-color="#ffffff" style:font-name="Merriweather" style:font-name-asian="Merriweather" style:font-name-complex="Merriweather"/>
    </style:style>
    <style:style style:name="T5_76" style:family="text">
      <style:text-properties fo:background-color="#ffffff" style:font-name="Merriweather" style:font-name-asian="Merriweather" style:font-name-complex="Merriweather"/>
    </style:style>
    <style:style style:name="T5_77" style:family="text">
      <style:text-properties fo:background-color="#ffffff" style:font-name="Merriweather" style:font-name-asian="Merriweather" style:font-name-complex="Merriweather"/>
    </style:style>
    <style:style style:name="T5_78" style:family="text">
      <style:text-properties fo:background-color="#ffffff" style:font-name="Merriweather" style:font-name-asian="Merriweather" style:font-name-complex="Merriweather"/>
    </style:style>
    <style:style style:name="T5_79" style:family="text">
      <style:text-properties fo:background-color="#ffffff" style:font-name="Merriweather" style:font-name-asian="Merriweather" style:font-name-complex="Merriweather"/>
    </style:style>
    <style:style style:name="T5_80" style:family="text">
      <style:text-properties fo:background-color="#ffffff" style:font-name="Merriweather" style:font-name-asian="Merriweather" style:font-name-complex="Merriweather"/>
    </style:style>
    <style:style style:name="T5_81" style:family="text">
      <style:text-properties fo:background-color="#ffffff" style:font-name="Merriweather" style:font-name-asian="Merriweather" style:font-name-complex="Merriweather"/>
    </style:style>
    <style:style style:name="T5_82" style:family="text">
      <style:text-properties fo:background-color="#ffffff" style:font-name="Merriweather" style:font-name-asian="Merriweather" style:font-name-complex="Merriweather"/>
    </style:style>
    <style:style style:name="T5_83" style:family="text">
      <style:text-properties fo:background-color="#ffffff" style:font-name="Merriweather" style:font-name-asian="Merriweather" style:font-name-complex="Merriweather"/>
    </style:style>
    <style:style style:name="T5_84" style:family="text">
      <style:text-properties fo:background-color="#ffffff" style:font-name="Merriweather" style:font-name-asian="Merriweather" style:font-name-complex="Merriweather"/>
    </style:style>
    <style:style style:name="T5_85" style:family="text">
      <style:text-properties fo:background-color="#ffffff" style:font-name="Merriweather" style:font-name-asian="Merriweather" style:font-name-complex="Merriweather"/>
    </style:style>
    <style:style style:name="T5_86" style:family="text">
      <style:text-properties fo:background-color="#ffffff" style:font-name="Merriweather" style:font-name-asian="Merriweather" style:font-name-complex="Merriweather"/>
    </style:style>
    <style:style style:name="T5_87" style:family="text">
      <style:text-properties fo:background-color="#ffffff" style:font-name="Merriweather" style:font-name-asian="Merriweather" style:font-name-complex="Merriweather"/>
    </style:style>
    <style:style style:name="T5_88" style:family="text">
      <style:text-properties fo:background-color="#ffffff" style:font-name="Merriweather" style:font-name-asian="Merriweather" style:font-name-complex="Merriweather"/>
    </style:style>
    <style:style style:name="T5_89" style:family="text">
      <style:text-properties fo:background-color="#ffffff" style:font-name="Merriweather" style:font-name-asian="Merriweather" style:font-name-complex="Merriweather"/>
    </style:style>
    <style:style style:name="T5_90" style:family="text">
      <style:text-properties fo:background-color="#ffffff" style:font-name="Merriweather" style:font-name-asian="Merriweather" style:font-name-complex="Merriweather"/>
    </style:style>
    <style:style style:name="T5_91" style:family="text">
      <style:text-properties fo:background-color="#ffffff" style:font-name="Merriweather" style:font-name-asian="Merriweather" style:font-name-complex="Merriweather"/>
    </style:style>
    <style:style style:name="T5_92" style:family="text">
      <style:text-properties fo:background-color="#ffffff" style:font-name="Merriweather" style:font-name-asian="Merriweather" style:font-name-complex="Merriweather"/>
    </style:style>
    <style:style style:name="T5_93" style:family="text">
      <style:text-properties fo:background-color="#ffffff" style:font-name="Merriweather" style:font-name-asian="Merriweather" style:font-name-complex="Merriweather"/>
    </style:style>
    <style:style style:name="T5_94" style:family="text">
      <style:text-properties fo:background-color="#ffffff" style:font-name="Merriweather" style:font-name-asian="Merriweather" style:font-name-complex="Merriweather"/>
    </style:style>
    <style:style style:name="T5_95" style:family="text">
      <style:text-properties fo:background-color="#ffffff" style:font-name="Merriweather" style:font-name-asian="Merriweather" style:font-name-complex="Merriweather"/>
    </style:style>
    <style:style style:name="T5_96" style:family="text">
      <style:text-properties fo:background-color="#ffffff" style:font-name="Merriweather" style:font-name-asian="Merriweather" style:font-name-complex="Merriweather"/>
    </style:style>
    <style:style style:name="T5_97" style:family="text">
      <style:text-properties fo:background-color="#ffffff" style:font-name="Merriweather" style:font-name-asian="Merriweather" style:font-name-complex="Merriweather"/>
    </style:style>
    <style:style style:name="T5_98" style:family="text">
      <style:text-properties fo:background-color="#ffffff" style:font-name="Merriweather" style:font-name-asian="Merriweather" style:font-name-complex="Merriweather"/>
    </style:style>
    <style:style style:name="T5_99" style:family="text">
      <style:text-properties fo:background-color="#ffffff" style:font-name="Merriweather" style:font-name-asian="Merriweather" style:font-name-complex="Merriweather"/>
    </style:style>
    <style:style style:name="T5_100" style:family="text">
      <style:text-properties fo:background-color="#ffffff" style:font-name="Merriweather" style:font-name-asian="Merriweather" style:font-name-complex="Merriweather"/>
    </style:style>
    <style:style style:name="T5_101" style:family="text">
      <style:text-properties fo:background-color="#ffffff" style:font-name="Merriweather" style:font-name-asian="Merriweather" style:font-name-complex="Merriweather"/>
    </style:style>
    <style:style style:name="T5_102" style:family="text">
      <style:text-properties fo:background-color="#ffffff" style:font-name="Merriweather" style:font-name-asian="Merriweather" style:font-name-complex="Merriweather"/>
    </style:style>
    <style:style style:name="T5_103" style:family="text">
      <style:text-properties fo:background-color="#ffffff" style:font-name="Merriweather" style:font-name-asian="Merriweather" style:font-name-complex="Merriweather"/>
    </style:style>
    <style:style style:name="T5_104" style:family="text">
      <style:text-properties fo:background-color="#ffffff" style:font-name="Merriweather" style:font-name-asian="Merriweather" style:font-name-complex="Merriweather"/>
    </style:style>
    <style:style style:name="T5_105" style:family="text">
      <style:text-properties fo:background-color="#ffffff" style:font-name="Merriweather" style:font-name-asian="Merriweather" style:font-name-complex="Merriweather"/>
    </style:style>
    <style:style style:name="T5_106" style:family="text">
      <style:text-properties fo:background-color="#ffffff" style:font-name="Merriweather" style:font-name-asian="Merriweather" style:font-name-complex="Merriweather"/>
    </style:style>
    <style:style style:name="T5_107" style:family="text">
      <style:text-properties fo:background-color="#ffffff" style:font-name="Merriweather" style:font-name-asian="Merriweather" style:font-name-complex="Merriweather"/>
    </style:style>
    <style:style style:name="T5_108" style:family="text">
      <style:text-properties fo:background-color="#ffffff" style:font-name="Merriweather" style:font-name-asian="Merriweather" style:font-name-complex="Merriweather"/>
    </style:style>
    <style:style style:name="T5_109" style:family="text">
      <style:text-properties fo:background-color="#ffffff" style:font-name="Merriweather" style:font-name-asian="Merriweather" style:font-name-complex="Merriweather"/>
    </style:style>
    <style:style style:name="T5_110" style:family="text">
      <style:text-properties fo:background-color="#ffffff" style:font-name="Merriweather" style:font-name-asian="Merriweather" style:font-name-complex="Merriweather"/>
    </style:style>
    <style:style style:name="T5_111" style:family="text">
      <style:text-properties fo:background-color="#ffffff" style:font-name="Merriweather" style:font-name-asian="Merriweather" style:font-name-complex="Merriweather"/>
    </style:style>
    <style:style style:name="T5_112" style:family="text">
      <style:text-properties fo:background-color="#ffffff" style:font-name="Merriweather" style:font-name-asian="Merriweather" style:font-name-complex="Merriweather"/>
    </style:style>
    <style:style style:name="T5_113" style:family="text">
      <style:text-properties fo:background-color="#ffffff" style:font-name="Merriweather" style:font-name-asian="Merriweather" style:font-name-complex="Merriweather"/>
    </style:style>
    <style:style style:name="T5_114" style:family="text">
      <style:text-properties fo:background-color="#ffffff" style:font-name="Merriweather" style:font-name-asian="Merriweather" style:font-name-complex="Merriweather"/>
    </style:style>
    <style:style style:name="T5_115" style:family="text">
      <style:text-properties fo:background-color="#ffffff" style:font-name="Merriweather" style:font-name-asian="Merriweather" style:font-name-complex="Merriweather"/>
    </style:style>
    <style:style style:name="T5_116" style:family="text">
      <style:text-properties fo:background-color="#ffffff" style:font-name="Merriweather" style:font-name-asian="Merriweather" style:font-name-complex="Merriweather"/>
    </style:style>
    <style:style style:name="T5_117" style:family="text">
      <style:text-properties fo:background-color="#ffffff" style:font-name="Merriweather" style:font-name-asian="Merriweather" style:font-name-complex="Merriweather"/>
    </style:style>
    <style:style style:name="T5_118" style:family="text">
      <style:text-properties fo:background-color="#ffffff" style:font-name="Merriweather" style:font-name-asian="Merriweather" style:font-name-complex="Merriweather"/>
    </style:style>
    <style:style style:name="T5_119" style:family="text">
      <style:text-properties fo:background-color="#ffffff" style:font-name="Merriweather" style:font-name-asian="Merriweather" style:font-name-complex="Merriweather"/>
    </style:style>
    <style:style style:name="T5_120" style:family="text">
      <style:text-properties fo:background-color="#ffffff" style:font-name="Merriweather" style:font-name-asian="Merriweather" style:font-name-complex="Merriweather"/>
    </style:style>
    <style:style style:name="T5_121" style:family="text">
      <style:text-properties fo:background-color="#ffffff" style:font-name="Merriweather" style:font-name-asian="Merriweather" style:font-name-complex="Merriweather"/>
    </style:style>
    <style:style style:name="T5_122" style:family="text">
      <style:text-properties fo:background-color="#ffffff" style:font-name="Merriweather" style:font-name-asian="Merriweather" style:font-name-complex="Merriweather"/>
    </style:style>
    <style:style style:name="T5_123" style:family="text">
      <style:text-properties fo:background-color="#ffffff" style:font-name="Merriweather" style:font-name-asian="Merriweather" style:font-name-complex="Merriweather"/>
    </style:style>
    <style:style style:name="T5_124" style:family="text">
      <style:text-properties fo:background-color="#ffffff" style:font-name="Merriweather" style:font-name-asian="Merriweather" style:font-name-complex="Merriweather"/>
    </style:style>
    <style:style style:name="T5_125" style:family="text">
      <style:text-properties fo:background-color="#ffffff" style:font-name="Merriweather" style:font-name-asian="Merriweather" style:font-name-complex="Merriweather"/>
    </style:style>
    <style:style style:name="T5_126" style:family="text">
      <style:text-properties fo:background-color="#ffffff" style:font-name="Merriweather" style:font-name-asian="Merriweather" style:font-name-complex="Merriweather"/>
    </style:style>
    <style:style style:name="T5_127" style:family="text">
      <style:text-properties fo:background-color="#ffffff" style:font-name="Merriweather" style:font-name-asian="Merriweather" style:font-name-complex="Merriweather"/>
    </style:style>
    <style:style style:name="T5_128" style:family="text">
      <style:text-properties fo:background-color="#ffffff" style:font-name="Merriweather" style:font-name-asian="Merriweather" style:font-name-complex="Merriweather"/>
    </style:style>
    <style:style style:name="T5_129" style:family="text">
      <style:text-properties fo:background-color="#ffffff" style:font-name="Merriweather" style:font-name-asian="Merriweather" style:font-name-complex="Merriweather"/>
    </style:style>
    <style:style style:name="T5_130" style:family="text">
      <style:text-properties fo:background-color="#ffffff" style:font-name="Merriweather" style:font-name-asian="Merriweather" style:font-name-complex="Merriweather"/>
    </style:style>
    <style:style style:name="T5_131" style:family="text">
      <style:text-properties fo:background-color="#ffffff" style:font-name="Merriweather" style:font-name-asian="Merriweather" style:font-name-complex="Merriweather"/>
    </style:style>
    <style:style style:name="T5_132" style:family="text">
      <style:text-properties fo:background-color="#ffffff" style:font-name="Merriweather" style:font-name-asian="Merriweather" style:font-name-complex="Merriweather"/>
    </style:style>
    <style:style style:name="T5_133" style:family="text">
      <style:text-properties fo:background-color="#ffffff" style:font-name="Merriweather" style:font-name-asian="Merriweather" style:font-name-complex="Merriweather"/>
    </style:style>
    <style:style style:name="T5_134" style:family="text">
      <style:text-properties fo:background-color="#ffffff" style:font-name="Merriweather" style:font-name-asian="Merriweather" style:font-name-complex="Merriweather"/>
    </style:style>
    <style:style style:name="T5_135" style:family="text">
      <style:text-properties fo:background-color="#ffffff" style:font-name="Merriweather" style:font-name-asian="Merriweather" style:font-name-complex="Merriweather"/>
    </style:style>
    <style:style style:name="T5_136" style:family="text">
      <style:text-properties fo:background-color="#ffffff" style:font-name="Merriweather" style:font-name-asian="Merriweather" style:font-name-complex="Merriweather"/>
    </style:style>
    <style:style style:name="T5_137" style:family="text">
      <style:text-properties fo:background-color="#ffffff" style:font-name="Merriweather" style:font-name-asian="Merriweather" style:font-name-complex="Merriweather"/>
    </style:style>
    <style:style style:name="T5_138" style:family="text">
      <style:text-properties fo:background-color="#ffffff" style:font-name="Merriweather" style:font-name-asian="Merriweather" style:font-name-complex="Merriweather"/>
    </style:style>
    <style:style style:name="T5_139" style:family="text">
      <style:text-properties fo:background-color="#ffffff" style:font-name="Merriweather" style:font-name-asian="Merriweather" style:font-name-complex="Merriweather"/>
    </style:style>
    <style:style style:name="T5_140" style:family="text">
      <style:text-properties fo:background-color="#ffffff" style:font-name="Merriweather" style:font-name-asian="Merriweather" style:font-name-complex="Merriweather"/>
    </style:style>
    <style:style style:name="T5_141" style:family="text">
      <style:text-properties fo:background-color="#ffffff" style:font-name="Merriweather" style:font-name-asian="Merriweather" style:font-name-complex="Merriweather"/>
    </style:style>
    <style:style style:name="T5_142" style:family="text">
      <style:text-properties fo:background-color="#ffffff" style:font-name="Merriweather" style:font-name-asian="Merriweather" style:font-name-complex="Merriweather"/>
    </style:style>
    <style:style style:name="T5_143" style:family="text">
      <style:text-properties fo:background-color="#ffffff" style:font-name="Merriweather" style:font-name-asian="Merriweather" style:font-name-complex="Merriweather"/>
    </style:style>
    <style:style style:name="T5_144" style:family="text">
      <style:text-properties fo:background-color="#ffffff" style:font-name="Merriweather" style:font-name-asian="Merriweather" style:font-name-complex="Merriweather"/>
    </style:style>
    <style:style style:name="T5_145" style:family="text">
      <style:text-properties fo:background-color="#ffffff" style:font-name="Merriweather" style:font-name-asian="Merriweather" style:font-name-complex="Merriweather"/>
    </style:style>
    <style:style style:name="T5_146" style:family="text">
      <style:text-properties fo:background-color="#ffffff" style:font-name="Merriweather" style:font-name-asian="Merriweather" style:font-name-complex="Merriweather"/>
    </style:style>
    <style:style style:name="T5_147" style:family="text">
      <style:text-properties fo:background-color="#ffffff" style:font-name="Merriweather" style:font-name-asian="Merriweather" style:font-name-complex="Merriweather"/>
    </style:style>
    <style:style style:name="T5_148" style:family="text">
      <style:text-properties fo:background-color="#ffffff" style:font-name="Merriweather" style:font-name-asian="Merriweather" style:font-name-complex="Merriweather"/>
    </style:style>
    <style:style style:name="T5_149" style:family="text">
      <style:text-properties fo:background-color="#ffffff" style:font-name="Merriweather" style:font-name-asian="Merriweather" style:font-name-complex="Merriweather"/>
    </style:style>
    <style:style style:name="T5_150" style:family="text">
      <style:text-properties fo:background-color="#ffffff" style:font-name="Merriweather" style:font-name-asian="Merriweather" style:font-name-complex="Merriweather"/>
    </style:style>
    <style:style style:name="T5_151" style:family="text">
      <style:text-properties fo:background-color="#ffffff" style:font-name="Merriweather" style:font-name-asian="Merriweather" style:font-name-complex="Merriweather"/>
    </style:style>
    <style:style style:name="T5_152" style:family="text">
      <style:text-properties fo:background-color="#ffffff" style:font-name="Merriweather" style:font-name-asian="Merriweather" style:font-name-complex="Merriweather"/>
    </style:style>
    <style:style style:name="T5_153" style:family="text">
      <style:text-properties fo:background-color="#ffffff" style:font-name="Merriweather" style:font-name-asian="Merriweather" style:font-name-complex="Merriweather"/>
    </style:style>
    <style:style style:name="T5_154" style:family="text">
      <style:text-properties fo:background-color="#ffffff" style:font-name="Merriweather" style:font-name-asian="Merriweather" style:font-name-complex="Merriweather"/>
    </style:style>
    <style:style style:name="T5_155" style:family="text">
      <style:text-properties fo:background-color="#ffffff" style:font-name="Merriweather" style:font-name-asian="Merriweather" style:font-name-complex="Merriweather"/>
    </style:style>
    <style:style style:name="T5_156" style:family="text">
      <style:text-properties fo:background-color="#ffffff" style:font-name="Merriweather" style:font-name-asian="Merriweather" style:font-name-complex="Merriweather"/>
    </style:style>
    <style:style style:name="T5_157" style:family="text">
      <style:text-properties fo:background-color="#ffffff" style:font-name="Merriweather" style:font-name-asian="Merriweather" style:font-name-complex="Merriweather"/>
    </style:style>
    <style:style style:name="T5_158" style:family="text">
      <style:text-properties fo:background-color="#ffffff" style:font-name="Merriweather" style:font-name-asian="Merriweather" style:font-name-complex="Merriweather"/>
    </style:style>
    <style:style style:name="T5_159" style:family="text">
      <style:text-properties fo:background-color="#ffffff" style:font-name="Merriweather" style:font-name-asian="Merriweather" style:font-name-complex="Merriweather"/>
    </style:style>
    <style:style style:name="T5_160" style:family="text">
      <style:text-properties fo:background-color="#ffffff" style:font-name="Merriweather" style:font-name-asian="Merriweather" style:font-name-complex="Merriweather"/>
    </style:style>
    <style:style style:name="T5_161" style:family="text">
      <style:text-properties fo:background-color="#ffffff" style:font-name="Merriweather" style:font-name-asian="Merriweather" style:font-name-complex="Merriweather"/>
    </style:style>
    <style:style style:name="T5_162" style:family="text">
      <style:text-properties fo:background-color="#ffffff" style:font-name="Merriweather" style:font-name-asian="Merriweather" style:font-name-complex="Merriweather"/>
    </style:style>
    <style:style style:name="T5_163" style:family="text">
      <style:text-properties fo:background-color="#ffffff" style:font-name="Merriweather" style:font-name-asian="Merriweather" style:font-name-complex="Merriweather"/>
    </style:style>
    <style:style style:name="T5_164" style:family="text">
      <style:text-properties fo:background-color="#ffffff" style:font-name="Merriweather" style:font-name-asian="Merriweather" style:font-name-complex="Merriweather"/>
    </style:style>
    <style:style style:name="T5_165" style:family="text">
      <style:text-properties fo:background-color="#ffffff" style:font-name="Merriweather" style:font-name-asian="Merriweather" style:font-name-complex="Merriweather"/>
    </style:style>
    <style:style style:name="T5_166" style:family="text">
      <style:text-properties fo:background-color="#ffffff" style:font-name="Merriweather" style:font-name-asian="Merriweather" style:font-name-complex="Merriweather"/>
    </style:style>
    <style:style style:name="T5_167" style:family="text">
      <style:text-properties fo:background-color="#ffffff" style:font-name="Merriweather" style:font-name-asian="Merriweather" style:font-name-complex="Merriweather"/>
    </style:style>
    <style:style style:name="T5_168" style:family="text">
      <style:text-properties fo:background-color="#ffffff" style:font-name="Merriweather" style:font-name-asian="Merriweather" style:font-name-complex="Merriweather"/>
    </style:style>
    <style:style style:name="T5_169" style:family="text">
      <style:text-properties fo:background-color="#ffffff" style:font-name="Merriweather" style:font-name-asian="Merriweather" style:font-name-complex="Merriweather"/>
    </style:style>
    <style:style style:name="T5_170" style:family="text">
      <style:text-properties fo:background-color="#ffffff" style:font-name="Merriweather" style:font-name-asian="Merriweather" style:font-name-complex="Merriweather"/>
    </style:style>
    <style:style style:name="T5_171" style:family="text">
      <style:text-properties fo:background-color="#ffffff" style:font-name="Merriweather" style:font-name-asian="Merriweather" style:font-name-complex="Merriweather"/>
    </style:style>
    <style:style style:name="T5_172" style:family="text">
      <style:text-properties fo:background-color="#ffffff" style:font-name="Merriweather" style:font-name-asian="Merriweather" style:font-name-complex="Merriweather"/>
    </style:style>
    <style:style style:name="T5_173" style:family="text">
      <style:text-properties fo:background-color="#ffffff" style:font-name="Merriweather" style:font-name-asian="Merriweather" style:font-name-complex="Merriweather"/>
    </style:style>
    <style:style style:name="T5_174" style:family="text">
      <style:text-properties fo:background-color="#ffffff" style:font-name="Merriweather" style:font-name-asian="Merriweather" style:font-name-complex="Merriweather"/>
    </style:style>
    <style:style style:name="T5_175" style:family="text">
      <style:text-properties fo:background-color="#ffffff" style:font-name="Merriweather" style:font-name-asian="Merriweather" style:font-name-complex="Merriweather"/>
    </style:style>
    <style:style style:name="T5_176" style:family="text">
      <style:text-properties fo:background-color="#ffffff" style:font-name="Merriweather" style:font-name-asian="Merriweather" style:font-name-complex="Merriweather"/>
    </style:style>
    <style:style style:name="T5_177" style:family="text">
      <style:text-properties fo:background-color="#ffffff" style:font-name="Merriweather" style:font-name-asian="Merriweather" style:font-name-complex="Merriweather"/>
    </style:style>
    <style:style style:name="T5_178" style:family="text">
      <style:text-properties fo:background-color="#ffffff" style:font-name="Merriweather" style:font-name-asian="Merriweather" style:font-name-complex="Merriweather"/>
    </style:style>
    <style:style style:name="T5_179" style:family="text">
      <style:text-properties fo:background-color="#ffffff" style:font-name="Merriweather" style:font-name-asian="Merriweather" style:font-name-complex="Merriweather"/>
    </style:style>
    <style:style style:name="T5_180" style:family="text">
      <style:text-properties fo:background-color="#ffffff" style:font-name="Merriweather" style:font-name-asian="Merriweather" style:font-name-complex="Merriweather"/>
    </style:style>
    <style:style style:name="T5_181" style:family="text">
      <style:text-properties fo:background-color="#ffffff" style:font-name="Merriweather" style:font-name-asian="Merriweather" style:font-name-complex="Merriweather"/>
    </style:style>
    <style:style style:name="T5_182" style:family="text">
      <style:text-properties fo:background-color="#ffffff" style:font-name="Merriweather" style:font-name-asian="Merriweather" style:font-name-complex="Merriweather"/>
    </style:style>
    <style:style style:name="T5_183" style:family="text">
      <style:text-properties fo:background-color="#ffffff" style:font-name="Merriweather" style:font-name-asian="Merriweather" style:font-name-complex="Merriweather"/>
    </style:style>
    <style:style style:name="T5_184" style:family="text">
      <style:text-properties fo:background-color="#ffffff" style:font-name="Merriweather" style:font-name-asian="Merriweather" style:font-name-complex="Merriweather"/>
    </style:style>
    <style:style style:name="T5_185" style:family="text">
      <style:text-properties fo:background-color="#ffffff" style:font-name="Merriweather" style:font-name-asian="Merriweather" style:font-name-complex="Merriweather"/>
    </style:style>
    <style:style style:name="T5_186" style:family="text">
      <style:text-properties fo:background-color="#ffffff" style:font-name="Merriweather" style:font-name-asian="Merriweather" style:font-name-complex="Merriweather"/>
    </style:style>
    <style:style style:name="T5_187" style:family="text">
      <style:text-properties fo:background-color="#ffffff" style:font-name="Merriweather" style:font-name-asian="Merriweather" style:font-name-complex="Merriweather"/>
    </style:style>
    <style:style style:name="T5_188" style:family="text">
      <style:text-properties fo:background-color="#ffffff" style:font-name="Merriweather" style:font-name-asian="Merriweather" style:font-name-complex="Merriweather"/>
    </style:style>
    <style:style style:name="T5_189" style:family="text">
      <style:text-properties fo:background-color="#ffffff" style:font-name="Merriweather" style:font-name-asian="Merriweather" style:font-name-complex="Merriweather"/>
    </style:style>
    <style:style style:name="T5_190" style:family="text">
      <style:text-properties fo:background-color="#ffffff" style:font-name="Merriweather" style:font-name-asian="Merriweather" style:font-name-complex="Merriweather"/>
    </style:style>
    <style:style style:name="T5_191" style:family="text">
      <style:text-properties fo:background-color="#ffffff" style:font-name="Merriweather" style:font-name-asian="Merriweather" style:font-name-complex="Merriweather"/>
    </style:style>
    <style:style style:name="T5_192" style:family="text">
      <style:text-properties fo:background-color="#ffffff" style:font-name="Merriweather" style:font-name-asian="Merriweather" style:font-name-complex="Merriweather"/>
    </style:style>
    <style:style style:name="T5_193" style:family="text">
      <style:text-properties fo:background-color="#ffffff" style:font-name="Merriweather" style:font-name-asian="Merriweather" style:font-name-complex="Merriweather"/>
    </style:style>
    <style:style style:name="T5_194" style:family="text">
      <style:text-properties fo:background-color="#ffffff" style:font-name="Merriweather" style:font-name-asian="Merriweather" style:font-name-complex="Merriweather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fo:background-color="#ffffff" style:font-name="Merriweather" style:font-name-asian="Merriweather" style:font-name-complex="Merriweather"/>
    </style:style>
    <style:style style:name="T6_2" style:family="text">
      <style:text-properties fo:background-color="#ffffff" style:font-name="Merriweather" style:font-name-asian="Merriweather" style:font-name-complex="Merriweather"/>
    </style:style>
    <style:style style:name="T6_3" style:family="text">
      <style:text-properties fo:background-color="#ffffff" style:font-name="Merriweather" style:font-name-asian="Merriweather" style:font-name-complex="Merriweather"/>
    </style:style>
    <style:style style:name="T6_4" style:family="text">
      <style:text-properties fo:background-color="#ffffff" style:font-name="Merriweather" style:font-name-asian="Merriweather" style:font-name-complex="Merriweather"/>
    </style:style>
    <style:style style:name="T6_5" style:family="text">
      <style:text-properties fo:background-color="#ffffff" style:font-name="Merriweather" style:font-name-asian="Merriweather" style:font-name-complex="Merriweather"/>
    </style:style>
    <style:style style:name="T6_6" style:family="text">
      <style:text-properties fo:background-color="#ffffff" style:font-name="Merriweather" style:font-name-asian="Merriweather" style:font-name-complex="Merriweather"/>
    </style:style>
    <style:style style:name="T6_7" style:family="text">
      <style:text-properties fo:background-color="#ffffff" style:font-name="Merriweather" style:font-name-asian="Merriweather" style:font-name-complex="Merriweather"/>
    </style:style>
    <style:style style:name="T6_8" style:family="text">
      <style:text-properties fo:background-color="#ffffff" style:font-name="Merriweather" style:font-name-asian="Merriweather" style:font-name-complex="Merriweather"/>
    </style:style>
    <style:style style:name="T6_9" style:family="text">
      <style:text-properties fo:background-color="#ffffff" style:font-name="Merriweather" style:font-name-asian="Merriweather" style:font-name-complex="Merriweather"/>
    </style:style>
    <style:style style:name="T6_10" style:family="text">
      <style:text-properties fo:background-color="#ffffff" style:font-name="Merriweather" style:font-name-asian="Merriweather" style:font-name-complex="Merriweather"/>
    </style:style>
    <style:style style:name="T6_11" style:family="text">
      <style:text-properties fo:background-color="#ffffff" style:font-name="Merriweather" style:font-name-asian="Merriweather" style:font-name-complex="Merriweather"/>
    </style:style>
    <style:style style:name="T6_12" style:family="text">
      <style:text-properties fo:background-color="#ffffff" style:font-name="Merriweather" style:font-name-asian="Merriweather" style:font-name-complex="Merriweather"/>
    </style:style>
    <style:style style:name="T6_13" style:family="text">
      <style:text-properties fo:background-color="#ffffff" style:font-name="Merriweather" style:font-name-asian="Merriweather" style:font-name-complex="Merriweather"/>
    </style:style>
    <style:style style:name="T6_14" style:family="text">
      <style:text-properties fo:background-color="#ffffff" style:font-name="Merriweather" style:font-name-asian="Merriweather" style:font-name-complex="Merriweather"/>
    </style:style>
    <style:style style:name="T6_15" style:family="text">
      <style:text-properties fo:background-color="#ffffff" style:font-name="Merriweather" style:font-name-asian="Merriweather" style:font-name-complex="Merriweather"/>
    </style:style>
    <style:style style:name="T6_16" style:family="text">
      <style:text-properties fo:background-color="#ffffff" style:font-name="Merriweather" style:font-name-asian="Merriweather" style:font-name-complex="Merriweather"/>
    </style:style>
    <style:style style:name="T6_17" style:family="text">
      <style:text-properties fo:background-color="#ffffff" style:font-name="Merriweather" style:font-name-asian="Merriweather" style:font-name-complex="Merriweather"/>
    </style:style>
    <style:style style:name="T6_18" style:family="text">
      <style:text-properties fo:background-color="#ffffff" style:font-name="Merriweather" style:font-name-asian="Merriweather" style:font-name-complex="Merriweather"/>
    </style:style>
    <style:style style:name="T6_19" style:family="text">
      <style:text-properties fo:background-color="#ffffff" style:font-name="Merriweather" style:font-name-asian="Merriweather" style:font-name-complex="Merriweather"/>
    </style:style>
    <style:style style:name="T6_20" style:family="text">
      <style:text-properties fo:background-color="#ffffff" style:font-name="Merriweather" style:font-name-asian="Merriweather" style:font-name-complex="Merriweather"/>
    </style:style>
    <style:style style:name="T6_21" style:family="text">
      <style:text-properties fo:background-color="#ffffff" style:font-name="Merriweather" style:font-name-asian="Merriweather" style:font-name-complex="Merriweather"/>
    </style:style>
    <style:style style:name="T6_22" style:family="text">
      <style:text-properties fo:background-color="#ffffff" style:font-name="Merriweather" style:font-name-asian="Merriweather" style:font-name-complex="Merriweather"/>
    </style:style>
    <style:style style:name="T6_23" style:family="text">
      <style:text-properties fo:background-color="#ffffff" style:font-name="Merriweather" style:font-name-asian="Merriweather" style:font-name-complex="Merriweather"/>
    </style:style>
    <style:style style:name="T6_24" style:family="text">
      <style:text-properties fo:background-color="#ffffff" style:font-name="Merriweather" style:font-name-asian="Merriweather" style:font-name-complex="Merriweather"/>
    </style:style>
    <style:style style:name="T6_25" style:family="text">
      <style:text-properties fo:background-color="#ffffff" style:font-name="Merriweather" style:font-name-asian="Merriweather" style:font-name-complex="Merriweather"/>
    </style:style>
    <style:style style:name="T6_26" style:family="text">
      <style:text-properties fo:background-color="#ffffff" style:font-name="Merriweather" style:font-name-asian="Merriweather" style:font-name-complex="Merriweather"/>
    </style:style>
    <style:style style:name="T6_27" style:family="text">
      <style:text-properties fo:background-color="#ffffff" style:font-name="Merriweather" style:font-name-asian="Merriweather" style:font-name-complex="Merriweather"/>
    </style:style>
    <style:style style:name="T6_28" style:family="text">
      <style:text-properties fo:background-color="#ffffff" style:font-name="Merriweather" style:font-name-asian="Merriweather" style:font-name-complex="Merriweather"/>
    </style:style>
    <style:style style:name="T6_29" style:family="text">
      <style:text-properties fo:background-color="#ffffff" style:font-name="Merriweather" style:font-name-asian="Merriweather" style:font-name-complex="Merriweather"/>
    </style:style>
    <style:style style:name="T6_30" style:family="text">
      <style:text-properties fo:background-color="#ffffff" style:font-name="Merriweather" style:font-name-asian="Merriweather" style:font-name-complex="Merriweather"/>
    </style:style>
    <style:style style:name="T6_31" style:family="text">
      <style:text-properties fo:background-color="#ffffff" style:font-name="Merriweather" style:font-name-asian="Merriweather" style:font-name-complex="Merriweather"/>
    </style:style>
    <style:style style:name="T6_32" style:family="text">
      <style:text-properties fo:background-color="#ffffff" style:font-name="Merriweather" style:font-name-asian="Merriweather" style:font-name-complex="Merriweather"/>
    </style:style>
    <style:style style:name="T6_33" style:family="text">
      <style:text-properties fo:background-color="#ffffff" style:font-name="Merriweather" style:font-name-asian="Merriweather" style:font-name-complex="Merriweather"/>
    </style:style>
    <style:style style:name="T6_34" style:family="text">
      <style:text-properties fo:background-color="#ffffff" style:font-name="Merriweather" style:font-name-asian="Merriweather" style:font-name-complex="Merriweather"/>
    </style:style>
    <style:style style:name="T6_35" style:family="text">
      <style:text-properties fo:background-color="#ffffff" style:font-name="Merriweather" style:font-name-asian="Merriweather" style:font-name-complex="Merriweather"/>
    </style:style>
    <style:style style:name="T6_36" style:family="text">
      <style:text-properties fo:background-color="#ffffff" style:font-name="Merriweather" style:font-name-asian="Merriweather" style:font-name-complex="Merriweather"/>
    </style:style>
    <style:style style:name="T6_37" style:family="text">
      <style:text-properties fo:background-color="#ffffff" style:font-name="Merriweather" style:font-name-asian="Merriweather" style:font-name-complex="Merriweather"/>
    </style:style>
    <style:style style:name="T6_38" style:family="text">
      <style:text-properties fo:background-color="#ffffff" style:font-name="Merriweather" style:font-name-asian="Merriweather" style:font-name-complex="Merriweather"/>
    </style:style>
    <style:style style:name="T6_39" style:family="text">
      <style:text-properties fo:background-color="#ffffff" style:font-name="Merriweather" style:font-name-asian="Merriweather" style:font-name-complex="Merriweather"/>
    </style:style>
    <style:style style:name="T6_40" style:family="text">
      <style:text-properties fo:background-color="#ffffff" style:font-name="Merriweather" style:font-name-asian="Merriweather" style:font-name-complex="Merriweather"/>
    </style:style>
    <style:style style:name="T6_41" style:family="text">
      <style:text-properties fo:background-color="#ffffff" style:font-name="Merriweather" style:font-name-asian="Merriweather" style:font-name-complex="Merriweather"/>
    </style:style>
    <style:style style:name="T6_42" style:family="text">
      <style:text-properties fo:background-color="#ffffff" style:font-name="Merriweather" style:font-name-asian="Merriweather" style:font-name-complex="Merriweather"/>
    </style:style>
    <style:style style:name="T6_43" style:family="text">
      <style:text-properties fo:background-color="#ffffff" style:font-name="Merriweather" style:font-name-asian="Merriweather" style:font-name-complex="Merriweather"/>
    </style:style>
    <style:style style:name="T6_44" style:family="text">
      <style:text-properties fo:background-color="#ffffff" style:font-name="Merriweather" style:font-name-asian="Merriweather" style:font-name-complex="Merriweather"/>
    </style:style>
    <style:style style:name="T6_45" style:family="text">
      <style:text-properties fo:background-color="#ffffff" style:font-name="Merriweather" style:font-name-asian="Merriweather" style:font-name-complex="Merriweather"/>
    </style:style>
    <style:style style:name="T6_46" style:family="text">
      <style:text-properties fo:background-color="#ffffff" style:font-name="Merriweather" style:font-name-asian="Merriweather" style:font-name-complex="Merriweather"/>
    </style:style>
    <style:style style:name="T6_47" style:family="text">
      <style:text-properties fo:background-color="#ffffff" style:font-name="Merriweather" style:font-name-asian="Merriweather" style:font-name-complex="Merriweather"/>
    </style:style>
    <style:style style:name="T6_48" style:family="text">
      <style:text-properties fo:background-color="#ffffff" style:font-name="Merriweather" style:font-name-asian="Merriweather" style:font-name-complex="Merriweather"/>
    </style:style>
    <style:style style:name="T6_49" style:family="text">
      <style:text-properties fo:background-color="#ffffff" style:font-name="Merriweather" style:font-name-asian="Merriweather" style:font-name-complex="Merriweather"/>
    </style:style>
    <style:style style:name="T6_50" style:family="text">
      <style:text-properties fo:background-color="#ffffff" style:font-name="Merriweather" style:font-name-asian="Merriweather" style:font-name-complex="Merriweather"/>
    </style:style>
    <style:style style:name="T6_51" style:family="text">
      <style:text-properties fo:background-color="#ffffff" style:font-name="Merriweather" style:font-name-asian="Merriweather" style:font-name-complex="Merriweather"/>
    </style:style>
    <style:style style:name="T6_52" style:family="text">
      <style:text-properties fo:background-color="#ffffff" style:font-name="Merriweather" style:font-name-asian="Merriweather" style:font-name-complex="Merriweather"/>
    </style:style>
    <style:style style:name="T6_53" style:family="text">
      <style:text-properties fo:background-color="#ffffff" style:font-name="Merriweather" style:font-name-asian="Merriweather" style:font-name-complex="Merriweather"/>
    </style:style>
    <style:style style:name="T6_54" style:family="text">
      <style:text-properties fo:background-color="#ffffff" style:font-name="Merriweather" style:font-name-asian="Merriweather" style:font-name-complex="Merriweather"/>
    </style:style>
    <style:style style:name="T6_55" style:family="text">
      <style:text-properties fo:background-color="#ffffff" style:font-name="Merriweather" style:font-name-asian="Merriweather" style:font-name-complex="Merriweather"/>
    </style:style>
    <style:style style:name="T6_56" style:family="text">
      <style:text-properties fo:background-color="#ffffff" style:font-name="Merriweather" style:font-name-asian="Merriweather" style:font-name-complex="Merriweather"/>
    </style:style>
    <style:style style:name="T6_57" style:family="text">
      <style:text-properties fo:background-color="#ffffff" style:font-name="Merriweather" style:font-name-asian="Merriweather" style:font-name-complex="Merriweather"/>
    </style:style>
    <style:style style:name="T6_58" style:family="text">
      <style:text-properties fo:background-color="#ffffff" style:font-name="Merriweather" style:font-name-asian="Merriweather" style:font-name-complex="Merriweather"/>
    </style:style>
    <style:style style:name="T6_59" style:family="text">
      <style:text-properties fo:background-color="#ffffff" style:font-name="Merriweather" style:font-name-asian="Merriweather" style:font-name-complex="Merriweather"/>
    </style:style>
    <style:style style:name="T6_60" style:family="text">
      <style:text-properties fo:background-color="#ffffff" style:font-name="Merriweather" style:font-name-asian="Merriweather" style:font-name-complex="Merriweather"/>
    </style:style>
    <style:style style:name="T6_61" style:family="text">
      <style:text-properties fo:background-color="#ffffff" style:font-name="Merriweather" style:font-name-asian="Merriweather" style:font-name-complex="Merriweather"/>
    </style:style>
    <style:style style:name="T6_62" style:family="text">
      <style:text-properties fo:background-color="#ffffff" style:font-name="Merriweather" style:font-name-asian="Merriweather" style:font-name-complex="Merriweather"/>
    </style:style>
    <style:style style:name="T6_63" style:family="text">
      <style:text-properties fo:background-color="#ffffff" style:font-name="Merriweather" style:font-name-asian="Merriweather" style:font-name-complex="Merriweather"/>
    </style:style>
    <style:style style:name="T6_64" style:family="text">
      <style:text-properties fo:background-color="#ffffff" style:font-name="Merriweather" style:font-name-asian="Merriweather" style:font-name-complex="Merriweather"/>
    </style:style>
    <style:style style:name="T6_65" style:family="text">
      <style:text-properties fo:background-color="#ffffff" style:font-name="Merriweather" style:font-name-asian="Merriweather" style:font-name-complex="Merriweather"/>
    </style:style>
    <style:style style:name="T6_66" style:family="text">
      <style:text-properties fo:background-color="#ffffff" style:font-name="Merriweather" style:font-name-asian="Merriweather" style:font-name-complex="Merriweather"/>
    </style:style>
    <style:style style:name="T6_67" style:family="text">
      <style:text-properties fo:background-color="#ffffff" style:font-name="Merriweather" style:font-name-asian="Merriweather" style:font-name-complex="Merriweather"/>
    </style:style>
    <style:style style:name="T6_68" style:family="text">
      <style:text-properties fo:background-color="#ffffff" style:font-name="Merriweather" style:font-name-asian="Merriweather" style:font-name-complex="Merriweather"/>
    </style:style>
    <style:style style:name="T6_69" style:family="text">
      <style:text-properties fo:background-color="#ffffff" style:font-name="Merriweather" style:font-name-asian="Merriweather" style:font-name-complex="Merriweather"/>
    </style:style>
    <style:style style:name="T6_70" style:family="text">
      <style:text-properties fo:background-color="#ffffff" style:font-name="Merriweather" style:font-name-asian="Merriweather" style:font-name-complex="Merriweather"/>
    </style:style>
    <style:style style:name="T6_71" style:family="text">
      <style:text-properties fo:background-color="#ffffff" style:font-name="Merriweather" style:font-name-asian="Merriweather" style:font-name-complex="Merriweather"/>
    </style:style>
    <style:style style:name="T6_72" style:family="text">
      <style:text-properties fo:background-color="#ffffff" style:font-name="Merriweather" style:font-name-asian="Merriweather" style:font-name-complex="Merriweather"/>
    </style:style>
    <style:style style:name="T6_73" style:family="text">
      <style:text-properties fo:background-color="#ffffff" style:font-name="Merriweather" style:font-name-asian="Merriweather" style:font-name-complex="Merriweather"/>
    </style:style>
    <style:style style:name="T6_74" style:family="text">
      <style:text-properties fo:background-color="#ffffff" style:font-name="Merriweather" style:font-name-asian="Merriweather" style:font-name-complex="Merriweather"/>
    </style:style>
    <style:style style:name="T6_75" style:family="text">
      <style:text-properties fo:background-color="#ffffff" style:font-name="Merriweather" style:font-name-asian="Merriweather" style:font-name-complex="Merriweather"/>
    </style:style>
    <style:style style:name="T6_76" style:family="text">
      <style:text-properties fo:background-color="#ffffff" style:font-name="Merriweather" style:font-name-asian="Merriweather" style:font-name-complex="Merriweather"/>
    </style:style>
    <style:style style:name="T6_77" style:family="text">
      <style:text-properties fo:background-color="#ffffff" style:font-name="Merriweather" style:font-name-asian="Merriweather" style:font-name-complex="Merriweather"/>
    </style:style>
    <style:style style:name="T6_78" style:family="text">
      <style:text-properties fo:background-color="#ffffff" style:font-name="Merriweather" style:font-name-asian="Merriweather" style:font-name-complex="Merriweather"/>
    </style:style>
    <style:style style:name="T6_79" style:family="text">
      <style:text-properties fo:background-color="#ffffff" style:font-name="Merriweather" style:font-name-asian="Merriweather" style:font-name-complex="Merriweather"/>
    </style:style>
    <style:style style:name="T6_80" style:family="text">
      <style:text-properties fo:background-color="#ffffff" style:font-name="Merriweather" style:font-name-asian="Merriweather" style:font-name-complex="Merriweather"/>
    </style:style>
    <style:style style:name="T6_81" style:family="text">
      <style:text-properties fo:background-color="#ffffff" style:font-name="Merriweather" style:font-name-asian="Merriweather" style:font-name-complex="Merriweather"/>
    </style:style>
    <style:style style:name="T6_82" style:family="text">
      <style:text-properties fo:background-color="#ffffff" style:font-name="Merriweather" style:font-name-asian="Merriweather" style:font-name-complex="Merriweather"/>
    </style:style>
    <style:style style:name="T6_83" style:family="text">
      <style:text-properties fo:background-color="#ffffff" style:font-name="Merriweather" style:font-name-asian="Merriweather" style:font-name-complex="Merriweather"/>
    </style:style>
    <style:style style:name="T6_84" style:family="text">
      <style:text-properties fo:background-color="#ffffff" style:font-name="Merriweather" style:font-name-asian="Merriweather" style:font-name-complex="Merriweather"/>
    </style:style>
    <style:style style:name="T6_85" style:family="text">
      <style:text-properties fo:background-color="#ffffff" style:font-name="Merriweather" style:font-name-asian="Merriweather" style:font-name-complex="Merriweather"/>
    </style:style>
    <style:style style:name="T6_86" style:family="text">
      <style:text-properties fo:background-color="#ffffff" style:font-name="Merriweather" style:font-name-asian="Merriweather" style:font-name-complex="Merriweather"/>
    </style:style>
    <style:style style:name="T6_87" style:family="text">
      <style:text-properties fo:background-color="#ffffff" style:font-name="Merriweather" style:font-name-asian="Merriweather" style:font-name-complex="Merriweather"/>
    </style:style>
    <style:style style:name="T6_88" style:family="text">
      <style:text-properties fo:background-color="#ffffff" style:font-name="Merriweather" style:font-name-asian="Merriweather" style:font-name-complex="Merriweather"/>
    </style:style>
    <style:style style:name="T6_89" style:family="text">
      <style:text-properties fo:background-color="#ffffff" style:font-name="Merriweather" style:font-name-asian="Merriweather" style:font-name-complex="Merriweather"/>
    </style:style>
    <style:style style:name="T6_90" style:family="text">
      <style:text-properties fo:background-color="#ffffff" style:font-name="Merriweather" style:font-name-asian="Merriweather" style:font-name-complex="Merriweather"/>
    </style:style>
    <style:style style:name="T6_91" style:family="text">
      <style:text-properties fo:background-color="#ffffff" style:font-name="Merriweather" style:font-name-asian="Merriweather" style:font-name-complex="Merriweather"/>
    </style:style>
    <style:style style:name="T6_92" style:family="text">
      <style:text-properties fo:background-color="#ffffff" style:font-name="Merriweather" style:font-name-asian="Merriweather" style:font-name-complex="Merriweather"/>
    </style:style>
    <style:style style:name="T6_93" style:family="text">
      <style:text-properties fo:background-color="#ffffff" style:font-name="Merriweather" style:font-name-asian="Merriweather" style:font-name-complex="Merriweather"/>
    </style:style>
    <style:style style:name="T6_94" style:family="text">
      <style:text-properties fo:background-color="#ffffff" style:font-name="Merriweather" style:font-name-asian="Merriweather" style:font-name-complex="Merriweather"/>
    </style:style>
    <style:style style:name="T6_95" style:family="text">
      <style:text-properties fo:background-color="#ffffff" style:font-name="Merriweather" style:font-name-asian="Merriweather" style:font-name-complex="Merriweather"/>
    </style:style>
    <style:style style:name="T6_96" style:family="text">
      <style:text-properties fo:background-color="#ffffff" style:font-name="Merriweather" style:font-name-asian="Merriweather" style:font-name-complex="Merriweather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fo:background-color="#ffffff" style:font-name="Merriweather" style:font-name-asian="Merriweather" style:font-name-complex="Merriweather"/>
    </style:style>
    <style:style style:name="T7_2" style:family="text">
      <style:text-properties fo:background-color="#ffffff" style:font-name="Merriweather" style:font-name-asian="Merriweather" style:font-name-complex="Merriweather"/>
    </style:style>
    <style:style style:name="T7_3" style:family="text">
      <style:text-properties fo:background-color="#ffffff" style:font-name="Merriweather" style:font-name-asian="Merriweather" style:font-name-complex="Merriweather"/>
    </style:style>
    <style:style style:name="T7_4" style:family="text">
      <style:text-properties fo:background-color="#ffffff" style:font-name="Merriweather" style:font-name-asian="Merriweather" style:font-name-complex="Merriweather"/>
    </style:style>
    <style:style style:name="T7_5" style:family="text">
      <style:text-properties fo:background-color="#ffffff" style:font-name="Merriweather" style:font-name-asian="Merriweather" style:font-name-complex="Merriweather"/>
    </style:style>
    <style:style style:name="T7_6" style:family="text">
      <style:text-properties fo:background-color="#ffffff" style:font-name="Merriweather" style:font-name-asian="Merriweather" style:font-name-complex="Merriweather"/>
    </style:style>
    <style:style style:name="T7_7" style:family="text">
      <style:text-properties fo:background-color="#ffffff" style:font-name="Merriweather" style:font-name-asian="Merriweather" style:font-name-complex="Merriweather"/>
    </style:style>
    <style:style style:name="T7_8" style:family="text">
      <style:text-properties fo:background-color="#ffffff" style:font-name="Merriweather" style:font-name-asian="Merriweather" style:font-name-complex="Merriweather"/>
    </style:style>
    <style:style style:name="T7_9" style:family="text">
      <style:text-properties fo:background-color="#ffffff" style:font-name="Merriweather" style:font-name-asian="Merriweather" style:font-name-complex="Merriweather"/>
    </style:style>
    <style:style style:name="T7_10" style:family="text">
      <style:text-properties fo:background-color="#ffffff" style:font-name="Merriweather" style:font-name-asian="Merriweather" style:font-name-complex="Merriweather"/>
    </style:style>
    <style:style style:name="T7_11" style:family="text">
      <style:text-properties fo:background-color="#ffffff" style:font-name="Merriweather" style:font-name-asian="Merriweather" style:font-name-complex="Merriweather"/>
    </style:style>
    <style:style style:name="T7_12" style:family="text">
      <style:text-properties fo:background-color="#ffffff" style:font-name="Merriweather" style:font-name-asian="Merriweather" style:font-name-complex="Merriweather"/>
    </style:style>
    <style:style style:name="T7_13" style:family="text">
      <style:text-properties fo:background-color="#ffffff" style:font-name="Merriweather" style:font-name-asian="Merriweather" style:font-name-complex="Merriweather"/>
    </style:style>
    <style:style style:name="T7_14" style:family="text">
      <style:text-properties fo:background-color="#ffffff" style:font-name="Merriweather" style:font-name-asian="Merriweather" style:font-name-complex="Merriweather"/>
    </style:style>
    <style:style style:name="T7_15" style:family="text">
      <style:text-properties fo:background-color="#ffffff" style:font-name="Merriweather" style:font-name-asian="Merriweather" style:font-name-complex="Merriweather"/>
    </style:style>
    <style:style style:name="T7_16" style:family="text">
      <style:text-properties fo:background-color="#ffffff" style:font-name="Merriweather" style:font-name-asian="Merriweather" style:font-name-complex="Merriweather"/>
    </style:style>
    <style:style style:name="T7_17" style:family="text">
      <style:text-properties fo:background-color="#ffffff" style:font-name="Merriweather" style:font-name-asian="Merriweather" style:font-name-complex="Merriweather"/>
    </style:style>
    <style:style style:name="T7_18" style:family="text">
      <style:text-properties fo:background-color="#ffffff" style:font-name="Merriweather" style:font-name-asian="Merriweather" style:font-name-complex="Merriweather"/>
    </style:style>
    <style:style style:name="T7_19" style:family="text">
      <style:text-properties fo:background-color="#ffffff" style:font-name="Merriweather" style:font-name-asian="Merriweather" style:font-name-complex="Merriweather"/>
    </style:style>
    <style:style style:name="T7_20" style:family="text">
      <style:text-properties fo:background-color="#ffffff" style:font-name="Merriweather" style:font-name-asian="Merriweather" style:font-name-complex="Merriweather"/>
    </style:style>
    <style:style style:name="T7_21" style:family="text">
      <style:text-properties fo:background-color="#ffffff" style:font-name="Merriweather" style:font-name-asian="Merriweather" style:font-name-complex="Merriweather"/>
    </style:style>
    <style:style style:name="T7_22" style:family="text">
      <style:text-properties fo:background-color="#ffffff" style:font-name="Merriweather" style:font-name-asian="Merriweather" style:font-name-complex="Merriweather"/>
    </style:style>
    <style:style style:name="T7_23" style:family="text">
      <style:text-properties fo:background-color="#ffffff" style:font-name="Merriweather" style:font-name-asian="Merriweather" style:font-name-complex="Merriweather"/>
    </style:style>
    <style:style style:name="T7_24" style:family="text">
      <style:text-properties fo:background-color="#ffffff" style:font-name="Merriweather" style:font-name-asian="Merriweather" style:font-name-complex="Merriweather"/>
    </style:style>
    <style:style style:name="T7_25" style:family="text">
      <style:text-properties fo:background-color="#ffffff" style:font-name="Merriweather" style:font-name-asian="Merriweather" style:font-name-complex="Merriweather"/>
    </style:style>
    <style:style style:name="T7_26" style:family="text">
      <style:text-properties fo:background-color="#ffffff" style:font-name="Merriweather" style:font-name-asian="Merriweather" style:font-name-complex="Merriweather"/>
    </style:style>
    <style:style style:name="T7_27" style:family="text">
      <style:text-properties fo:background-color="#ffffff" style:font-name="Merriweather" style:font-name-asian="Merriweather" style:font-name-complex="Merriweather"/>
    </style:style>
    <style:style style:name="T7_28" style:family="text">
      <style:text-properties fo:background-color="#ffffff" style:font-name="Merriweather" style:font-name-asian="Merriweather" style:font-name-complex="Merriweather"/>
    </style:style>
    <style:style style:name="T7_29" style:family="text">
      <style:text-properties fo:background-color="#ffffff" style:font-name="Merriweather" style:font-name-asian="Merriweather" style:font-name-complex="Merriweather"/>
    </style:style>
    <style:style style:name="T7_30" style:family="text">
      <style:text-properties fo:background-color="#ffffff" style:font-name="Merriweather" style:font-name-asian="Merriweather" style:font-name-complex="Merriweather"/>
    </style:style>
    <style:style style:name="T7_31" style:family="text">
      <style:text-properties fo:background-color="#ffffff" style:font-name="Merriweather" style:font-name-asian="Merriweather" style:font-name-complex="Merriweather"/>
    </style:style>
    <style:style style:name="T7_32" style:family="text">
      <style:text-properties fo:background-color="#ffffff" style:font-name="Merriweather" style:font-name-asian="Merriweather" style:font-name-complex="Merriweather"/>
    </style:style>
    <style:style style:name="T7_33" style:family="text">
      <style:text-properties fo:background-color="#ffffff" style:font-name="Merriweather" style:font-name-asian="Merriweather" style:font-name-complex="Merriweather"/>
    </style:style>
    <style:style style:name="T7_34" style:family="text">
      <style:text-properties fo:background-color="#ffffff" style:font-name="Merriweather" style:font-name-asian="Merriweather" style:font-name-complex="Merriweather"/>
    </style:style>
    <style:style style:name="T7_35" style:family="text">
      <style:text-properties fo:background-color="#ffffff" style:font-name="Merriweather" style:font-name-asian="Merriweather" style:font-name-complex="Merriweather"/>
    </style:style>
    <style:style style:name="T7_36" style:family="text">
      <style:text-properties fo:background-color="#ffffff" style:font-name="Merriweather" style:font-name-asian="Merriweather" style:font-name-complex="Merriweather"/>
    </style:style>
    <style:style style:name="T7_37" style:family="text">
      <style:text-properties fo:background-color="#ffffff" style:font-name="Merriweather" style:font-name-asian="Merriweather" style:font-name-complex="Merriweather"/>
    </style:style>
    <style:style style:name="T7_38" style:family="text">
      <style:text-properties fo:background-color="#ffffff" style:font-name="Merriweather" style:font-name-asian="Merriweather" style:font-name-complex="Merriweather"/>
    </style:style>
    <style:style style:name="T7_39" style:family="text">
      <style:text-properties fo:background-color="#ffffff" style:font-name="Merriweather" style:font-name-asian="Merriweather" style:font-name-complex="Merriweather"/>
    </style:style>
    <style:style style:name="T7_40" style:family="text">
      <style:text-properties fo:background-color="#ffffff" style:font-name="Merriweather" style:font-name-asian="Merriweather" style:font-name-complex="Merriweather"/>
    </style:style>
    <style:style style:name="T7_41" style:family="text">
      <style:text-properties fo:background-color="#ffffff" style:font-name="Merriweather" style:font-name-asian="Merriweather" style:font-name-complex="Merriweather"/>
    </style:style>
    <style:style style:name="T7_42" style:family="text">
      <style:text-properties fo:background-color="#ffffff" style:font-name="Merriweather" style:font-name-asian="Merriweather" style:font-name-complex="Merriweather"/>
    </style:style>
    <style:style style:name="T7_43" style:family="text">
      <style:text-properties fo:background-color="#ffffff" style:font-name="Merriweather" style:font-name-asian="Merriweather" style:font-name-complex="Merriweather"/>
    </style:style>
    <style:style style:name="T7_44" style:family="text">
      <style:text-properties fo:background-color="#ffffff" style:font-name="Merriweather" style:font-name-asian="Merriweather" style:font-name-complex="Merriweather"/>
    </style:style>
    <style:style style:name="T7_45" style:family="text">
      <style:text-properties fo:background-color="#ffffff" style:font-name="Merriweather" style:font-name-asian="Merriweather" style:font-name-complex="Merriweather"/>
    </style:style>
    <style:style style:name="T7_46" style:family="text">
      <style:text-properties fo:background-color="#ffffff" style:font-name="Merriweather" style:font-name-asian="Merriweather" style:font-name-complex="Merriweather"/>
    </style:style>
    <style:style style:name="T7_47" style:family="text">
      <style:text-properties fo:background-color="#ffffff" style:font-name="Merriweather" style:font-name-asian="Merriweather" style:font-name-complex="Merriweather"/>
    </style:style>
    <style:style style:name="T7_48" style:family="text">
      <style:text-properties fo:background-color="#ffffff" style:font-name="Merriweather" style:font-name-asian="Merriweather" style:font-name-complex="Merriweather"/>
    </style:style>
    <style:style style:name="T7_49" style:family="text">
      <style:text-properties fo:background-color="#ffffff" style:font-name="Merriweather" style:font-name-asian="Merriweather" style:font-name-complex="Merriweather"/>
    </style:style>
    <style:style style:name="T7_50" style:family="text">
      <style:text-properties fo:background-color="#ffffff" style:font-name="Merriweather" style:font-name-asian="Merriweather" style:font-name-complex="Merriweather"/>
    </style:style>
    <style:style style:name="T7_51" style:family="text">
      <style:text-properties fo:background-color="#ffffff" style:font-name="Merriweather" style:font-name-asian="Merriweather" style:font-name-complex="Merriweather"/>
    </style:style>
    <style:style style:name="T7_52" style:family="text">
      <style:text-properties fo:background-color="#ffffff" style:font-name="Merriweather" style:font-name-asian="Merriweather" style:font-name-complex="Merriweather"/>
    </style:style>
    <style:style style:name="T7_53" style:family="text">
      <style:text-properties fo:background-color="#ffffff" style:font-name="Merriweather" style:font-name-asian="Merriweather" style:font-name-complex="Merriweather"/>
    </style:style>
    <style:style style:name="T7_54" style:family="text">
      <style:text-properties fo:background-color="#ffffff" style:font-name="Merriweather" style:font-name-asian="Merriweather" style:font-name-complex="Merriweather"/>
    </style:style>
    <style:style style:name="T7_55" style:family="text">
      <style:text-properties fo:background-color="#ffffff" style:font-name="Merriweather" style:font-name-asian="Merriweather" style:font-name-complex="Merriweather"/>
    </style:style>
    <style:style style:name="T7_56" style:family="text">
      <style:text-properties fo:background-color="#ffffff" style:font-name="Merriweather" style:font-name-asian="Merriweather" style:font-name-complex="Merriweather"/>
    </style:style>
    <style:style style:name="T7_57" style:family="text">
      <style:text-properties fo:background-color="#ffffff" style:font-name="Merriweather" style:font-name-asian="Merriweather" style:font-name-complex="Merriweather"/>
    </style:style>
    <style:style style:name="T7_58" style:family="text">
      <style:text-properties fo:background-color="#ffffff" style:font-name="Merriweather" style:font-name-asian="Merriweather" style:font-name-complex="Merriweather"/>
    </style:style>
    <style:style style:name="T7_59" style:family="text">
      <style:text-properties fo:background-color="#ffffff" style:font-name="Merriweather" style:font-name-asian="Merriweather" style:font-name-complex="Merriweather"/>
    </style:style>
    <style:style style:name="T7_60" style:family="text">
      <style:text-properties fo:background-color="#ffffff" style:font-name="Merriweather" style:font-name-asian="Merriweather" style:font-name-complex="Merriweather"/>
    </style:style>
    <style:style style:name="T7_61" style:family="text">
      <style:text-properties fo:background-color="#ffffff" style:font-name="Merriweather" style:font-name-asian="Merriweather" style:font-name-complex="Merriweather"/>
    </style:style>
    <style:style style:name="T7_62" style:family="text">
      <style:text-properties fo:background-color="#ffffff" style:font-name="Merriweather" style:font-name-asian="Merriweather" style:font-name-complex="Merriweather"/>
    </style:style>
    <style:style style:name="T7_63" style:family="text">
      <style:text-properties fo:background-color="#ffffff" style:font-name="Merriweather" style:font-name-asian="Merriweather" style:font-name-complex="Merriweather"/>
    </style:style>
    <style:style style:name="T7_64" style:family="text">
      <style:text-properties fo:background-color="#ffffff" style:font-name="Merriweather" style:font-name-asian="Merriweather" style:font-name-complex="Merriweather"/>
    </style:style>
    <style:style style:name="T7_65" style:family="text">
      <style:text-properties fo:background-color="#ffffff" style:font-name="Merriweather" style:font-name-asian="Merriweather" style:font-name-complex="Merriweather"/>
    </style:style>
    <style:style style:name="T7_66" style:family="text">
      <style:text-properties fo:background-color="#ffffff" style:font-name="Merriweather" style:font-name-asian="Merriweather" style:font-name-complex="Merriweather"/>
    </style:style>
    <style:style style:name="T7_67" style:family="text">
      <style:text-properties fo:background-color="#ffffff" style:font-name="Merriweather" style:font-name-asian="Merriweather" style:font-name-complex="Merriweather"/>
    </style:style>
    <style:style style:name="T7_68" style:family="text">
      <style:text-properties fo:background-color="#ffffff" style:font-name="Merriweather" style:font-name-asian="Merriweather" style:font-name-complex="Merriweather"/>
    </style:style>
    <style:style style:name="T7_69" style:family="text">
      <style:text-properties fo:background-color="#ffffff" style:font-name="Merriweather" style:font-name-asian="Merriweather" style:font-name-complex="Merriweather"/>
    </style:style>
    <style:style style:name="T7_70" style:family="text">
      <style:text-properties fo:background-color="#ffffff" style:font-name="Merriweather" style:font-name-asian="Merriweather" style:font-name-complex="Merriweather"/>
    </style:style>
    <style:style style:name="T7_71" style:family="text">
      <style:text-properties fo:background-color="#ffffff" style:font-name="Merriweather" style:font-name-asian="Merriweather" style:font-name-complex="Merriweather"/>
    </style:style>
    <style:style style:name="T7_72" style:family="text">
      <style:text-properties fo:background-color="#ffffff" style:font-name="Merriweather" style:font-name-asian="Merriweather" style:font-name-complex="Merriweather"/>
    </style:style>
    <style:style style:name="T7_73" style:family="text">
      <style:text-properties fo:background-color="#ffffff" style:font-name="Merriweather" style:font-name-asian="Merriweather" style:font-name-complex="Merriweather"/>
    </style:style>
    <style:style style:name="T7_74" style:family="text">
      <style:text-properties fo:background-color="#ffffff" style:font-name="Merriweather" style:font-name-asian="Merriweather" style:font-name-complex="Merriweather"/>
    </style:style>
    <style:style style:name="T7_75" style:family="text">
      <style:text-properties fo:background-color="#ffffff" style:font-name="Merriweather" style:font-name-asian="Merriweather" style:font-name-complex="Merriweather"/>
    </style:style>
    <style:style style:name="T7_76" style:family="text">
      <style:text-properties fo:background-color="#ffffff" style:font-name="Merriweather" style:font-name-asian="Merriweather" style:font-name-complex="Merriweather"/>
    </style:style>
    <style:style style:name="T7_77" style:family="text">
      <style:text-properties fo:background-color="#ffffff" style:font-name="Merriweather" style:font-name-asian="Merriweather" style:font-name-complex="Merriweather"/>
    </style:style>
    <style:style style:name="T7_78" style:family="text">
      <style:text-properties fo:background-color="#ffffff" style:font-name="Merriweather" style:font-name-asian="Merriweather" style:font-name-complex="Merriweather"/>
    </style:style>
    <style:style style:name="T7_79" style:family="text">
      <style:text-properties fo:background-color="#ffffff" style:font-name="Merriweather" style:font-name-asian="Merriweather" style:font-name-complex="Merriweather"/>
    </style:style>
    <style:style style:name="T7_80" style:family="text">
      <style:text-properties fo:background-color="#ffffff" style:font-name="Merriweather" style:font-name-asian="Merriweather" style:font-name-complex="Merriweather"/>
    </style:style>
    <style:style style:name="T7_81" style:family="text">
      <style:text-properties fo:background-color="#ffffff" style:font-name="Merriweather" style:font-name-asian="Merriweather" style:font-name-complex="Merriweather"/>
    </style:style>
    <style:style style:name="T7_82" style:family="text">
      <style:text-properties fo:background-color="#ffffff" style:font-name="Merriweather" style:font-name-asian="Merriweather" style:font-name-complex="Merriweather"/>
    </style:style>
    <style:style style:name="T7_83" style:family="text">
      <style:text-properties fo:background-color="#ffffff" style:font-name="Merriweather" style:font-name-asian="Merriweather" style:font-name-complex="Merriweather"/>
    </style:style>
    <style:style style:name="T7_84" style:family="text">
      <style:text-properties fo:background-color="#ffffff" style:font-name="Merriweather" style:font-name-asian="Merriweather" style:font-name-complex="Merriweather"/>
    </style:style>
    <style:style style:name="T7_85" style:family="text">
      <style:text-properties fo:background-color="#ffffff" style:font-name="Merriweather" style:font-name-asian="Merriweather" style:font-name-complex="Merriweather"/>
    </style:style>
    <style:style style:name="T7_86" style:family="text">
      <style:text-properties fo:background-color="#ffffff" style:font-name="Merriweather" style:font-name-asian="Merriweather" style:font-name-complex="Merriweather"/>
    </style:style>
    <style:style style:name="T7_87" style:family="text">
      <style:text-properties fo:background-color="#ffffff" style:font-name="Merriweather" style:font-name-asian="Merriweather" style:font-name-complex="Merriweather"/>
    </style:style>
    <style:style style:name="T7_88" style:family="text">
      <style:text-properties fo:background-color="#ffffff" style:font-name="Merriweather" style:font-name-asian="Merriweather" style:font-name-complex="Merriweather"/>
    </style:style>
    <style:style style:name="T7_89" style:family="text">
      <style:text-properties fo:background-color="#ffffff" style:font-name="Merriweather" style:font-name-asian="Merriweather" style:font-name-complex="Merriweather"/>
    </style:style>
    <style:style style:name="T7_90" style:family="text">
      <style:text-properties fo:background-color="#ffffff" style:font-name="Merriweather" style:font-name-asian="Merriweather" style:font-name-complex="Merriweather"/>
    </style:style>
    <style:style style:name="T7_91" style:family="text">
      <style:text-properties fo:background-color="#ffffff" style:font-name="Merriweather" style:font-name-asian="Merriweather" style:font-name-complex="Merriweather"/>
    </style:style>
    <style:style style:name="T7_92" style:family="text">
      <style:text-properties fo:background-color="#ffffff" style:font-name="Merriweather" style:font-name-asian="Merriweather" style:font-name-complex="Merriweather"/>
    </style:style>
    <style:style style:name="T7_93" style:family="text">
      <style:text-properties fo:background-color="#ffffff" style:font-name="Merriweather" style:font-name-asian="Merriweather" style:font-name-complex="Merriweather"/>
    </style:style>
    <style:style style:name="T7_94" style:family="text">
      <style:text-properties fo:background-color="#ffffff" style:font-name="Merriweather" style:font-name-asian="Merriweather" style:font-name-complex="Merriweather"/>
    </style:style>
    <style:style style:name="T7_95" style:family="text">
      <style:text-properties fo:background-color="#ffffff" style:font-name="Merriweather" style:font-name-asian="Merriweather" style:font-name-complex="Merriweather"/>
    </style:style>
    <style:style style:name="T7_96" style:family="text">
      <style:text-properties fo:background-color="#ffffff" style:font-name="Merriweather" style:font-name-asian="Merriweather" style:font-name-complex="Merriweather"/>
    </style:style>
    <style:style style:name="T7_97" style:family="text">
      <style:text-properties fo:background-color="#ffffff" style:font-name="Merriweather" style:font-name-asian="Merriweather" style:font-name-complex="Merriweather"/>
    </style:style>
    <style:style style:name="T7_98" style:family="text">
      <style:text-properties fo:background-color="#ffffff" style:font-name="Merriweather" style:font-name-asian="Merriweather" style:font-name-complex="Merriweather"/>
    </style:style>
    <style:style style:name="T7_99" style:family="text">
      <style:text-properties fo:background-color="#ffffff" style:font-name="Merriweather" style:font-name-asian="Merriweather" style:font-name-complex="Merriweather"/>
    </style:style>
    <style:style style:name="T7_100" style:family="text">
      <style:text-properties fo:background-color="#ffffff" style:font-name="Merriweather" style:font-name-asian="Merriweather" style:font-name-complex="Merriweather"/>
    </style:style>
    <style:style style:name="T7_101" style:family="text">
      <style:text-properties fo:background-color="#ffffff" style:font-name="Merriweather" style:font-name-asian="Merriweather" style:font-name-complex="Merriweather"/>
    </style:style>
    <style:style style:name="T7_102" style:family="text">
      <style:text-properties fo:background-color="#ffffff" style:font-name="Merriweather" style:font-name-asian="Merriweather" style:font-name-complex="Merriweather"/>
    </style:style>
    <style:style style:name="T7_103" style:family="text">
      <style:text-properties fo:background-color="#ffffff" style:font-name="Merriweather" style:font-name-asian="Merriweather" style:font-name-complex="Merriweather"/>
    </style:style>
    <style:style style:name="T7_104" style:family="text">
      <style:text-properties fo:background-color="#ffffff" style:font-name="Merriweather" style:font-name-asian="Merriweather" style:font-name-complex="Merriweather"/>
    </style:style>
    <style:style style:name="T7_105" style:family="text">
      <style:text-properties fo:background-color="#ffffff" style:font-name="Merriweather" style:font-name-asian="Merriweather" style:font-name-complex="Merriweather"/>
    </style:style>
    <style:style style:name="T7_106" style:family="text">
      <style:text-properties fo:background-color="#ffffff" style:font-name="Merriweather" style:font-name-asian="Merriweather" style:font-name-complex="Merriweather"/>
    </style:style>
    <style:style style:name="T7_107" style:family="text">
      <style:text-properties fo:background-color="#ffffff" style:font-name="Merriweather" style:font-name-asian="Merriweather" style:font-name-complex="Merriweather"/>
    </style:style>
    <style:style style:name="T7_108" style:family="text">
      <style:text-properties fo:background-color="#ffffff" style:font-name="Merriweather" style:font-name-asian="Merriweather" style:font-name-complex="Merriweather"/>
    </style:style>
    <style:style style:name="T7_109" style:family="text">
      <style:text-properties fo:background-color="#ffffff" style:font-name="Merriweather" style:font-name-asian="Merriweather" style:font-name-complex="Merriweather"/>
    </style:style>
    <style:style style:name="T7_110" style:family="text">
      <style:text-properties fo:background-color="#ffffff" style:font-name="Merriweather" style:font-name-asian="Merriweather" style:font-name-complex="Merriweather"/>
    </style:style>
    <style:style style:name="T7_111" style:family="text">
      <style:text-properties fo:background-color="#ffffff" style:font-name="Merriweather" style:font-name-asian="Merriweather" style:font-name-complex="Merriweather"/>
    </style:style>
    <style:style style:name="T7_112" style:family="text">
      <style:text-properties fo:background-color="#ffffff" style:font-name="Merriweather" style:font-name-asian="Merriweather" style:font-name-complex="Merriweather"/>
    </style:style>
    <style:style style:name="T7_113" style:family="text">
      <style:text-properties fo:background-color="#ffffff" style:font-name="Merriweather" style:font-name-asian="Merriweather" style:font-name-complex="Merriweather"/>
    </style:style>
    <style:style style:name="T7_114" style:family="text">
      <style:text-properties fo:background-color="#ffffff" style:font-name="Merriweather" style:font-name-asian="Merriweather" style:font-name-complex="Merriweather"/>
    </style:style>
    <style:style style:name="T7_115" style:family="text">
      <style:text-properties fo:background-color="#ffffff" style:font-name="Merriweather" style:font-name-asian="Merriweather" style:font-name-complex="Merriweather"/>
    </style:style>
    <style:style style:name="T7_116" style:family="text">
      <style:text-properties fo:background-color="#ffffff" style:font-name="Merriweather" style:font-name-asian="Merriweather" style:font-name-complex="Merriweather"/>
    </style:style>
    <style:style style:name="T7_117" style:family="text">
      <style:text-properties fo:background-color="#ffffff" style:font-name="Merriweather" style:font-name-asian="Merriweather" style:font-name-complex="Merriweather"/>
    </style:style>
    <style:style style:name="T7_118" style:family="text">
      <style:text-properties fo:background-color="#ffffff" style:font-name="Merriweather" style:font-name-asian="Merriweather" style:font-name-complex="Merriweather"/>
    </style:style>
    <style:style style:name="T7_119" style:family="text">
      <style:text-properties fo:background-color="#ffffff" style:font-name="Merriweather" style:font-name-asian="Merriweather" style:font-name-complex="Merriweather"/>
    </style:style>
    <style:style style:name="T7_120" style:family="text">
      <style:text-properties fo:background-color="#ffffff" style:font-name="Merriweather" style:font-name-asian="Merriweather" style:font-name-complex="Merriweather"/>
    </style:style>
    <style:style style:name="T7_121" style:family="text">
      <style:text-properties fo:background-color="#ffffff" style:font-name="Merriweather" style:font-name-asian="Merriweather" style:font-name-complex="Merriweather"/>
    </style:style>
    <style:style style:name="T7_122" style:family="text">
      <style:text-properties fo:background-color="#ffffff" style:font-name="Merriweather" style:font-name-asian="Merriweather" style:font-name-complex="Merriweather"/>
    </style:style>
    <style:style style:name="T7_123" style:family="text">
      <style:text-properties fo:background-color="#ffffff" style:font-name="Merriweather" style:font-name-asian="Merriweather" style:font-name-complex="Merriweather"/>
    </style:style>
    <style:style style:name="T7_124" style:family="text">
      <style:text-properties fo:background-color="#ffffff" style:font-name="Merriweather" style:font-name-asian="Merriweather" style:font-name-complex="Merriweather"/>
    </style:style>
    <style:style style:name="T7_125" style:family="text">
      <style:text-properties fo:background-color="#ffffff" style:font-name="Merriweather" style:font-name-asian="Merriweather" style:font-name-complex="Merriweather"/>
    </style:style>
    <style:style style:name="T7_126" style:family="text">
      <style:text-properties fo:background-color="#ffffff" style:font-name="Merriweather" style:font-name-asian="Merriweather" style:font-name-complex="Merriweather"/>
    </style:style>
    <style:style style:name="T7_127" style:family="text">
      <style:text-properties fo:background-color="#ffffff" style:font-name="Merriweather" style:font-name-asian="Merriweather" style:font-name-complex="Merriweather"/>
    </style:style>
    <style:style style:name="T7_128" style:family="text">
      <style:text-properties fo:background-color="#ffffff" style:font-name="Merriweather" style:font-name-asian="Merriweather" style:font-name-complex="Merriweather"/>
    </style:style>
    <style:style style:name="T7_129" style:family="text">
      <style:text-properties fo:background-color="#ffffff" style:font-name="Merriweather" style:font-name-asian="Merriweather" style:font-name-complex="Merriweather"/>
    </style:style>
    <style:style style:name="T7_130" style:family="text">
      <style:text-properties fo:background-color="#ffffff" style:font-name="Merriweather" style:font-name-asian="Merriweather" style:font-name-complex="Merriweather"/>
    </style:style>
    <style:style style:name="T7_131" style:family="text">
      <style:text-properties fo:background-color="#ffffff" style:font-name="Merriweather" style:font-name-asian="Merriweather" style:font-name-complex="Merriweather"/>
    </style:style>
    <style:style style:name="T7_132" style:family="text">
      <style:text-properties fo:background-color="#ffffff" style:font-name="Merriweather" style:font-name-asian="Merriweather" style:font-name-complex="Merriweather"/>
    </style:style>
    <style:style style:name="T7_133" style:family="text">
      <style:text-properties fo:background-color="#ffffff" style:font-name="Merriweather" style:font-name-asian="Merriweather" style:font-name-complex="Merriweather"/>
    </style:style>
    <style:style style:name="T7_134" style:family="text">
      <style:text-properties fo:background-color="#ffffff" style:font-name="Merriweather" style:font-name-asian="Merriweather" style:font-name-complex="Merriweather"/>
    </style:style>
    <style:style style:name="T7_135" style:family="text">
      <style:text-properties fo:background-color="#ffffff" style:font-name="Merriweather" style:font-name-asian="Merriweather" style:font-name-complex="Merriweather"/>
    </style:style>
    <style:style style:name="T7_136" style:family="text">
      <style:text-properties fo:background-color="#ffffff" style:font-name="Merriweather" style:font-name-asian="Merriweather" style:font-name-complex="Merriweather"/>
    </style:style>
    <style:style style:name="T7_137" style:family="text">
      <style:text-properties fo:background-color="#ffffff" style:font-name="Merriweather" style:font-name-asian="Merriweather" style:font-name-complex="Merriweather"/>
    </style:style>
    <style:style style:name="T7_138" style:family="text">
      <style:text-properties fo:background-color="#ffffff" style:font-name="Merriweather" style:font-name-asian="Merriweather" style:font-name-complex="Merriweather"/>
    </style:style>
    <style:style style:name="T7_139" style:family="text">
      <style:text-properties fo:background-color="#ffffff" style:font-name="Merriweather" style:font-name-asian="Merriweather" style:font-name-complex="Merriweather"/>
    </style:style>
    <style:style style:name="T7_140" style:family="text">
      <style:text-properties fo:background-color="#ffffff" style:font-name="Merriweather" style:font-name-asian="Merriweather" style:font-name-complex="Merriweather"/>
    </style:style>
    <style:style style:name="T7_141" style:family="text">
      <style:text-properties fo:background-color="#ffffff" style:font-name="Merriweather" style:font-name-asian="Merriweather" style:font-name-complex="Merriweather"/>
    </style:style>
    <style:style style:name="T7_142" style:family="text">
      <style:text-properties fo:background-color="#ffffff" style:font-name="Merriweather" style:font-name-asian="Merriweather" style:font-name-complex="Merriweather"/>
    </style:style>
    <style:style style:name="T7_143" style:family="text">
      <style:text-properties fo:background-color="#ffffff" style:font-name="Merriweather" style:font-name-asian="Merriweather" style:font-name-complex="Merriweather"/>
    </style:style>
    <style:style style:name="T7_144" style:family="text">
      <style:text-properties fo:background-color="#ffffff" style:font-name="Merriweather" style:font-name-asian="Merriweather" style:font-name-complex="Merriweather"/>
    </style:style>
    <style:style style:name="T7_145" style:family="text">
      <style:text-properties fo:background-color="#ffffff" style:font-name="Merriweather" style:font-name-asian="Merriweather" style:font-name-complex="Merriweather"/>
    </style:style>
    <style:style style:name="T7_146" style:family="text">
      <style:text-properties fo:background-color="#ffffff" style:font-name="Merriweather" style:font-name-asian="Merriweather" style:font-name-complex="Merriweather"/>
    </style:style>
    <style:style style:name="T7_147" style:family="text">
      <style:text-properties fo:background-color="#ffffff" style:font-name="Merriweather" style:font-name-asian="Merriweather" style:font-name-complex="Merriweather"/>
    </style:style>
    <style:style style:name="T7_148" style:family="text">
      <style:text-properties fo:background-color="#ffffff" style:font-name="Merriweather" style:font-name-asian="Merriweather" style:font-name-complex="Merriweather"/>
    </style:style>
    <style:style style:name="T7_149" style:family="text">
      <style:text-properties fo:background-color="#ffffff" style:font-name="Merriweather" style:font-name-asian="Merriweather" style:font-name-complex="Merriweather"/>
    </style:style>
    <style:style style:name="T7_150" style:family="text">
      <style:text-properties fo:background-color="#ffffff" style:font-name="Merriweather" style:font-name-asian="Merriweather" style:font-name-complex="Merriweather"/>
    </style:style>
    <style:style style:name="T7_151" style:family="text">
      <style:text-properties fo:background-color="#ffffff" style:font-name="Merriweather" style:font-name-asian="Merriweather" style:font-name-complex="Merriweather"/>
    </style:style>
    <style:style style:name="T7_152" style:family="text">
      <style:text-properties fo:background-color="#ffffff" style:font-name="Merriweather" style:font-name-asian="Merriweather" style:font-name-complex="Merriweather"/>
    </style:style>
    <style:style style:name="T7_153" style:family="text">
      <style:text-properties fo:background-color="#ffffff" style:font-name="Merriweather" style:font-name-asian="Merriweather" style:font-name-complex="Merriweather"/>
    </style:style>
    <style:style style:name="T7_154" style:family="text">
      <style:text-properties fo:background-color="#ffffff" style:font-name="Merriweather" style:font-name-asian="Merriweather" style:font-name-complex="Merriweather"/>
    </style:style>
    <style:style style:name="T7_155" style:family="text">
      <style:text-properties fo:background-color="#ffffff" style:font-name="Merriweather" style:font-name-asian="Merriweather" style:font-name-complex="Merriweather"/>
    </style:style>
    <style:style style:name="T7_156" style:family="text">
      <style:text-properties fo:background-color="#ffffff" style:font-name="Merriweather" style:font-name-asian="Merriweather" style:font-name-complex="Merriweather"/>
    </style:style>
    <style:style style:name="T7_157" style:family="text">
      <style:text-properties fo:background-color="#ffffff" style:font-name="Merriweather" style:font-name-asian="Merriweather" style:font-name-complex="Merriweather"/>
    </style:style>
    <style:style style:name="T7_158" style:family="text">
      <style:text-properties fo:background-color="#ffffff" style:font-name="Merriweather" style:font-name-asian="Merriweather" style:font-name-complex="Merriweather"/>
    </style:style>
    <style:style style:name="T7_159" style:family="text">
      <style:text-properties fo:background-color="#ffffff" style:font-name="Merriweather" style:font-name-asian="Merriweather" style:font-name-complex="Merriweather"/>
    </style:style>
    <style:style style:name="T7_160" style:family="text">
      <style:text-properties fo:background-color="#ffffff" style:font-name="Merriweather" style:font-name-asian="Merriweather" style:font-name-complex="Merriweather"/>
    </style:style>
    <style:style style:name="T7_161" style:family="text">
      <style:text-properties fo:background-color="#ffffff" style:font-name="Merriweather" style:font-name-asian="Merriweather" style:font-name-complex="Merriweather"/>
    </style:style>
    <style:style style:name="T7_162" style:family="text">
      <style:text-properties fo:background-color="#ffffff" style:font-name="Merriweather" style:font-name-asian="Merriweather" style:font-name-complex="Merriweather"/>
    </style:style>
    <style:style style:name="T7_163" style:family="text">
      <style:text-properties fo:background-color="#ffffff" style:font-name="Merriweather" style:font-name-asian="Merriweather" style:font-name-complex="Merriweather"/>
    </style:style>
    <style:style style:name="T7_164" style:family="text">
      <style:text-properties fo:background-color="#ffffff" style:font-name="Merriweather" style:font-name-asian="Merriweather" style:font-name-complex="Merriweather"/>
    </style:style>
    <style:style style:name="T7_165" style:family="text">
      <style:text-properties fo:background-color="#ffffff" style:font-name="Merriweather" style:font-name-asian="Merriweather" style:font-name-complex="Merriweather"/>
    </style:style>
    <style:style style:name="T7_166" style:family="text">
      <style:text-properties fo:background-color="#ffffff" style:font-name="Merriweather" style:font-name-asian="Merriweather" style:font-name-complex="Merriweather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fo:background-color="#ffffff" style:font-name="Merriweather" style:font-name-asian="Merriweather" style:font-name-complex="Merriweather"/>
    </style:style>
    <style:style style:name="T8_2" style:family="text">
      <style:text-properties fo:background-color="#ffffff" style:font-name="Merriweather" style:font-name-asian="Merriweather" style:font-name-complex="Merriweather"/>
    </style:style>
    <style:style style:name="T8_3" style:family="text">
      <style:text-properties fo:background-color="#ffffff" style:font-name="Merriweather" style:font-name-asian="Merriweather" style:font-name-complex="Merriweather"/>
    </style:style>
    <style:style style:name="T8_4" style:family="text">
      <style:text-properties fo:background-color="#ffffff" style:font-name="Merriweather" style:font-name-asian="Merriweather" style:font-name-complex="Merriweather"/>
    </style:style>
    <style:style style:name="T8_5" style:family="text">
      <style:text-properties fo:background-color="#ffffff" style:font-name="Merriweather" style:font-name-asian="Merriweather" style:font-name-complex="Merriweather"/>
    </style:style>
    <style:style style:name="T8_6" style:family="text">
      <style:text-properties fo:background-color="#ffffff" style:font-name="Merriweather" style:font-name-asian="Merriweather" style:font-name-complex="Merriweather"/>
    </style:style>
    <style:style style:name="T8_7" style:family="text">
      <style:text-properties fo:background-color="#ffffff" style:font-name="Merriweather" style:font-name-asian="Merriweather" style:font-name-complex="Merriweather"/>
    </style:style>
    <style:style style:name="T8_8" style:family="text">
      <style:text-properties fo:background-color="#ffffff" style:font-name="Merriweather" style:font-name-asian="Merriweather" style:font-name-complex="Merriweather"/>
    </style:style>
    <style:style style:name="T8_9" style:family="text">
      <style:text-properties fo:background-color="#ffffff" style:font-name="Merriweather" style:font-name-asian="Merriweather" style:font-name-complex="Merriweather"/>
    </style:style>
    <style:style style:name="T8_10" style:family="text">
      <style:text-properties fo:background-color="#ffffff" style:font-name="Merriweather" style:font-name-asian="Merriweather" style:font-name-complex="Merriweather"/>
    </style:style>
    <style:style style:name="T8_11" style:family="text">
      <style:text-properties fo:background-color="#ffffff" style:font-name="Merriweather" style:font-name-asian="Merriweather" style:font-name-complex="Merriweather"/>
    </style:style>
    <style:style style:name="T8_12" style:family="text">
      <style:text-properties fo:background-color="#ffffff" style:font-name="Merriweather" style:font-name-asian="Merriweather" style:font-name-complex="Merriweather"/>
    </style:style>
    <style:style style:name="T8_13" style:family="text">
      <style:text-properties fo:background-color="#ffffff" style:font-name="Merriweather" style:font-name-asian="Merriweather" style:font-name-complex="Merriweather"/>
    </style:style>
    <style:style style:name="T8_14" style:family="text">
      <style:text-properties fo:background-color="#ffffff" style:font-name="Merriweather" style:font-name-asian="Merriweather" style:font-name-complex="Merriweather"/>
    </style:style>
    <style:style style:name="T8_15" style:family="text">
      <style:text-properties fo:background-color="#ffffff" style:font-name="Merriweather" style:font-name-asian="Merriweather" style:font-name-complex="Merriweather"/>
    </style:style>
    <style:style style:name="T8_16" style:family="text">
      <style:text-properties fo:background-color="#ffffff" style:font-name="Merriweather" style:font-name-asian="Merriweather" style:font-name-complex="Merriweather"/>
    </style:style>
    <style:style style:name="T8_17" style:family="text">
      <style:text-properties fo:background-color="#ffffff" style:font-name="Merriweather" style:font-name-asian="Merriweather" style:font-name-complex="Merriweather"/>
    </style:style>
    <style:style style:name="T8_18" style:family="text">
      <style:text-properties fo:background-color="#ffffff" style:font-name="Merriweather" style:font-name-asian="Merriweather" style:font-name-complex="Merriweather"/>
    </style:style>
    <style:style style:name="T8_19" style:family="text">
      <style:text-properties fo:background-color="#ffffff" style:font-name="Merriweather" style:font-name-asian="Merriweather" style:font-name-complex="Merriweather"/>
    </style:style>
    <style:style style:name="T8_20" style:family="text">
      <style:text-properties fo:background-color="#ffffff" style:font-name="Merriweather" style:font-name-asian="Merriweather" style:font-name-complex="Merriweather"/>
    </style:style>
    <style:style style:name="T8_21" style:family="text">
      <style:text-properties fo:background-color="#ffffff" style:font-name="Merriweather" style:font-name-asian="Merriweather" style:font-name-complex="Merriweather"/>
    </style:style>
    <style:style style:name="T8_22" style:family="text">
      <style:text-properties fo:background-color="#ffffff" style:font-name="Merriweather" style:font-name-asian="Merriweather" style:font-name-complex="Merriweather"/>
    </style:style>
    <style:style style:name="T8_23" style:family="text">
      <style:text-properties fo:background-color="#ffffff" style:font-name="Merriweather" style:font-name-asian="Merriweather" style:font-name-complex="Merriweather"/>
    </style:style>
    <style:style style:name="T8_24" style:family="text">
      <style:text-properties fo:background-color="#ffffff" style:font-name="Merriweather" style:font-name-asian="Merriweather" style:font-name-complex="Merriweather"/>
    </style:style>
    <style:style style:name="T8_25" style:family="text">
      <style:text-properties fo:background-color="#ffffff" style:font-name="Merriweather" style:font-name-asian="Merriweather" style:font-name-complex="Merriweather"/>
    </style:style>
    <style:style style:name="T8_26" style:family="text">
      <style:text-properties fo:background-color="#ffffff" style:font-name="Merriweather" style:font-name-asian="Merriweather" style:font-name-complex="Merriweather"/>
    </style:style>
    <style:style style:name="T8_27" style:family="text">
      <style:text-properties fo:background-color="#ffffff" style:font-name="Merriweather" style:font-name-asian="Merriweather" style:font-name-complex="Merriweather"/>
    </style:style>
    <style:style style:name="T8_28" style:family="text">
      <style:text-properties fo:background-color="#ffffff" style:font-name="Merriweather" style:font-name-asian="Merriweather" style:font-name-complex="Merriweather"/>
    </style:style>
    <style:style style:name="T8_29" style:family="text">
      <style:text-properties fo:background-color="#ffffff" style:font-name="Merriweather" style:font-name-asian="Merriweather" style:font-name-complex="Merriweather"/>
    </style:style>
    <style:style style:name="T8_30" style:family="text">
      <style:text-properties fo:background-color="#ffffff" style:font-name="Merriweather" style:font-name-asian="Merriweather" style:font-name-complex="Merriweather"/>
    </style:style>
    <style:style style:name="T8_31" style:family="text">
      <style:text-properties fo:background-color="#ffffff" style:font-name="Merriweather" style:font-name-asian="Merriweather" style:font-name-complex="Merriweather"/>
    </style:style>
    <style:style style:name="T8_32" style:family="text">
      <style:text-properties fo:background-color="#ffffff" style:font-name="Merriweather" style:font-name-asian="Merriweather" style:font-name-complex="Merriweather"/>
    </style:style>
    <style:style style:name="T8_33" style:family="text">
      <style:text-properties fo:background-color="#ffffff" style:font-name="Merriweather" style:font-name-asian="Merriweather" style:font-name-complex="Merriweather"/>
    </style:style>
    <style:style style:name="T8_34" style:family="text">
      <style:text-properties fo:background-color="#ffffff" style:font-name="Merriweather" style:font-name-asian="Merriweather" style:font-name-complex="Merriweather"/>
    </style:style>
    <style:style style:name="T8_35" style:family="text">
      <style:text-properties fo:background-color="#ffffff" style:font-name="Merriweather" style:font-name-asian="Merriweather" style:font-name-complex="Merriweather"/>
    </style:style>
    <style:style style:name="T8_36" style:family="text">
      <style:text-properties fo:background-color="#ffffff" style:font-name="Merriweather" style:font-name-asian="Merriweather" style:font-name-complex="Merriweather"/>
    </style:style>
    <style:style style:name="T8_37" style:family="text">
      <style:text-properties fo:background-color="#ffffff" style:font-name="Merriweather" style:font-name-asian="Merriweather" style:font-name-complex="Merriweather"/>
    </style:style>
    <style:style style:name="T8_38" style:family="text">
      <style:text-properties fo:background-color="#ffffff" style:font-name="Merriweather" style:font-name-asian="Merriweather" style:font-name-complex="Merriweather"/>
    </style:style>
    <style:style style:name="T8_39" style:family="text">
      <style:text-properties fo:background-color="#ffffff" style:font-name="Merriweather" style:font-name-asian="Merriweather" style:font-name-complex="Merriweather"/>
    </style:style>
    <style:style style:name="T8_40" style:family="text">
      <style:text-properties fo:background-color="#ffffff" style:font-name="Merriweather" style:font-name-asian="Merriweather" style:font-name-complex="Merriweather"/>
    </style:style>
    <style:style style:name="T8_41" style:family="text">
      <style:text-properties fo:background-color="#ffffff" style:font-name="Merriweather" style:font-name-asian="Merriweather" style:font-name-complex="Merriweather"/>
    </style:style>
    <style:style style:name="T8_42" style:family="text">
      <style:text-properties fo:background-color="#ffffff" style:font-name="Merriweather" style:font-name-asian="Merriweather" style:font-name-complex="Merriweather"/>
    </style:style>
    <style:style style:name="T8_43" style:family="text">
      <style:text-properties fo:background-color="#ffffff" style:font-name="Merriweather" style:font-name-asian="Merriweather" style:font-name-complex="Merriweather"/>
    </style:style>
    <style:style style:name="T8_44" style:family="text">
      <style:text-properties fo:background-color="#ffffff" style:font-name="Merriweather" style:font-name-asian="Merriweather" style:font-name-complex="Merriweather"/>
    </style:style>
    <style:style style:name="T8_45" style:family="text">
      <style:text-properties fo:background-color="#ffffff" style:font-name="Merriweather" style:font-name-asian="Merriweather" style:font-name-complex="Merriweather"/>
    </style:style>
    <style:style style:name="T8_46" style:family="text">
      <style:text-properties fo:background-color="#ffffff" style:font-name="Merriweather" style:font-name-asian="Merriweather" style:font-name-complex="Merriweather"/>
    </style:style>
    <style:style style:name="T8_47" style:family="text">
      <style:text-properties fo:background-color="#ffffff" style:font-name="Merriweather" style:font-name-asian="Merriweather" style:font-name-complex="Merriweather"/>
    </style:style>
    <style:style style:name="T8_48" style:family="text">
      <style:text-properties fo:background-color="#ffffff" style:font-name="Merriweather" style:font-name-asian="Merriweather" style:font-name-complex="Merriweather"/>
    </style:style>
    <style:style style:name="T8_49" style:family="text">
      <style:text-properties fo:background-color="#ffffff" style:font-name="Merriweather" style:font-name-asian="Merriweather" style:font-name-complex="Merriweather"/>
    </style:style>
    <style:style style:name="T8_50" style:family="text">
      <style:text-properties fo:background-color="#ffffff" style:font-name="Merriweather" style:font-name-asian="Merriweather" style:font-name-complex="Merriweather"/>
    </style:style>
    <style:style style:name="T8_51" style:family="text">
      <style:text-properties fo:background-color="#ffffff" style:font-name="Merriweather" style:font-name-asian="Merriweather" style:font-name-complex="Merriweather"/>
    </style:style>
    <style:style style:name="T8_52" style:family="text">
      <style:text-properties fo:background-color="#ffffff" style:font-name="Merriweather" style:font-name-asian="Merriweather" style:font-name-complex="Merriweather"/>
    </style:style>
    <style:style style:name="T8_53" style:family="text">
      <style:text-properties fo:background-color="#ffffff" style:font-name="Merriweather" style:font-name-asian="Merriweather" style:font-name-complex="Merriweather"/>
    </style:style>
    <style:style style:name="T8_54" style:family="text">
      <style:text-properties fo:background-color="#ffffff" style:font-name="Merriweather" style:font-name-asian="Merriweather" style:font-name-complex="Merriweather"/>
    </style:style>
    <style:style style:name="T8_55" style:family="text">
      <style:text-properties fo:background-color="#ffffff" style:font-name="Merriweather" style:font-name-asian="Merriweather" style:font-name-complex="Merriweather"/>
    </style:style>
    <style:style style:name="T8_56" style:family="text">
      <style:text-properties fo:background-color="#ffffff" style:font-name="Merriweather" style:font-name-asian="Merriweather" style:font-name-complex="Merriweather"/>
    </style:style>
    <style:style style:name="T8_57" style:family="text">
      <style:text-properties fo:background-color="#ffffff" style:font-name="Merriweather" style:font-name-asian="Merriweather" style:font-name-complex="Merriweather"/>
    </style:style>
    <style:style style:name="T8_58" style:family="text">
      <style:text-properties fo:background-color="#ffffff" style:font-name="Merriweather" style:font-name-asian="Merriweather" style:font-name-complex="Merriweather"/>
    </style:style>
    <style:style style:name="T8_59" style:family="text">
      <style:text-properties fo:background-color="#ffffff" style:font-name="Merriweather" style:font-name-asian="Merriweather" style:font-name-complex="Merriweather"/>
    </style:style>
    <style:style style:name="T8_60" style:family="text">
      <style:text-properties fo:background-color="#ffffff" style:font-name="Merriweather" style:font-name-asian="Merriweather" style:font-name-complex="Merriweather"/>
    </style:style>
    <style:style style:name="T8_61" style:family="text">
      <style:text-properties fo:background-color="#ffffff" style:font-name="Merriweather" style:font-name-asian="Merriweather" style:font-name-complex="Merriweather"/>
    </style:style>
    <style:style style:name="T8_62" style:family="text">
      <style:text-properties fo:background-color="#ffffff" style:font-name="Merriweather" style:font-name-asian="Merriweather" style:font-name-complex="Merriweather"/>
    </style:style>
    <style:style style:name="T8_63" style:family="text">
      <style:text-properties fo:background-color="#ffffff" style:font-name="Merriweather" style:font-name-asian="Merriweather" style:font-name-complex="Merriweather"/>
    </style:style>
    <style:style style:name="T8_64" style:family="text">
      <style:text-properties fo:background-color="#ffffff" style:font-name="Merriweather" style:font-name-asian="Merriweather" style:font-name-complex="Merriweather"/>
    </style:style>
    <style:style style:name="T8_65" style:family="text">
      <style:text-properties fo:background-color="#ffffff" style:font-name="Merriweather" style:font-name-asian="Merriweather" style:font-name-complex="Merriweather"/>
    </style:style>
    <style:style style:name="T8_66" style:family="text">
      <style:text-properties fo:background-color="#ffffff" style:font-name="Merriweather" style:font-name-asian="Merriweather" style:font-name-complex="Merriweather"/>
    </style:style>
    <style:style style:name="T8_67" style:family="text">
      <style:text-properties fo:background-color="#ffffff" style:font-name="Merriweather" style:font-name-asian="Merriweather" style:font-name-complex="Merriweather"/>
    </style:style>
    <style:style style:name="T8_68" style:family="text">
      <style:text-properties fo:background-color="#ffffff" style:font-name="Merriweather" style:font-name-asian="Merriweather" style:font-name-complex="Merriweather"/>
    </style:style>
    <style:style style:name="T8_69" style:family="text">
      <style:text-properties fo:background-color="#ffffff" style:font-name="Merriweather" style:font-name-asian="Merriweather" style:font-name-complex="Merriweather"/>
    </style:style>
    <style:style style:name="T8_70" style:family="text">
      <style:text-properties fo:background-color="#ffffff" style:font-name="Merriweather" style:font-name-asian="Merriweather" style:font-name-complex="Merriweather"/>
    </style:style>
    <style:style style:name="T8_71" style:family="text">
      <style:text-properties fo:background-color="#ffffff" style:font-name="Merriweather" style:font-name-asian="Merriweather" style:font-name-complex="Merriweather"/>
    </style:style>
    <style:style style:name="T8_72" style:family="text">
      <style:text-properties fo:background-color="#ffffff" style:font-name="Merriweather" style:font-name-asian="Merriweather" style:font-name-complex="Merriweather"/>
    </style:style>
    <style:style style:name="T8_73" style:family="text">
      <style:text-properties fo:background-color="#ffffff" style:font-name="Merriweather" style:font-name-asian="Merriweather" style:font-name-complex="Merriweather"/>
    </style:style>
    <style:style style:name="T8_74" style:family="text">
      <style:text-properties fo:background-color="#ffffff" style:font-name="Merriweather" style:font-name-asian="Merriweather" style:font-name-complex="Merriweather"/>
    </style:style>
    <style:style style:name="T8_75" style:family="text">
      <style:text-properties fo:background-color="#ffffff" style:font-name="Merriweather" style:font-name-asian="Merriweather" style:font-name-complex="Merriweather"/>
    </style:style>
    <style:style style:name="T8_76" style:family="text">
      <style:text-properties fo:background-color="#ffffff" style:font-name="Merriweather" style:font-name-asian="Merriweather" style:font-name-complex="Merriweather"/>
    </style:style>
    <style:style style:name="T8_77" style:family="text">
      <style:text-properties fo:background-color="#ffffff" style:font-name="Merriweather" style:font-name-asian="Merriweather" style:font-name-complex="Merriweather"/>
    </style:style>
    <style:style style:name="T8_78" style:family="text">
      <style:text-properties fo:background-color="#ffffff" style:font-name="Merriweather" style:font-name-asian="Merriweather" style:font-name-complex="Merriweather"/>
    </style:style>
    <style:style style:name="T8_79" style:family="text">
      <style:text-properties fo:background-color="#ffffff" style:font-name="Merriweather" style:font-name-asian="Merriweather" style:font-name-complex="Merriweather"/>
    </style:style>
    <style:style style:name="T8_80" style:family="text">
      <style:text-properties fo:background-color="#ffffff" style:font-name="Merriweather" style:font-name-asian="Merriweather" style:font-name-complex="Merriweather"/>
    </style:style>
    <style:style style:name="T8_81" style:family="text">
      <style:text-properties fo:background-color="#ffffff" style:font-name="Merriweather" style:font-name-asian="Merriweather" style:font-name-complex="Merriweather"/>
    </style:style>
    <style:style style:name="T8_82" style:family="text">
      <style:text-properties fo:background-color="#ffffff" style:font-name="Merriweather" style:font-name-asian="Merriweather" style:font-name-complex="Merriweather"/>
    </style:style>
    <style:style style:name="T8_83" style:family="text">
      <style:text-properties fo:background-color="#ffffff" style:font-name="Merriweather" style:font-name-asian="Merriweather" style:font-name-complex="Merriweather"/>
    </style:style>
    <style:style style:name="T8_84" style:family="text">
      <style:text-properties fo:background-color="#ffffff" style:font-name="Merriweather" style:font-name-asian="Merriweather" style:font-name-complex="Merriweather"/>
    </style:style>
    <style:style style:name="T8_85" style:family="text">
      <style:text-properties fo:background-color="#ffffff" style:font-name="Merriweather" style:font-name-asian="Merriweather" style:font-name-complex="Merriweather"/>
    </style:style>
    <style:style style:name="T8_86" style:family="text">
      <style:text-properties fo:background-color="#ffffff" style:font-name="Merriweather" style:font-name-asian="Merriweather" style:font-name-complex="Merriweather"/>
    </style:style>
    <style:style style:name="T8_87" style:family="text">
      <style:text-properties fo:background-color="#ffffff" style:font-name="Merriweather" style:font-name-asian="Merriweather" style:font-name-complex="Merriweather"/>
    </style:style>
    <style:style style:name="T8_88" style:family="text">
      <style:text-properties fo:background-color="#ffffff" style:font-name="Merriweather" style:font-name-asian="Merriweather" style:font-name-complex="Merriweather"/>
    </style:style>
    <style:style style:name="T8_89" style:family="text">
      <style:text-properties fo:background-color="#ffffff" style:font-name="Merriweather" style:font-name-asian="Merriweather" style:font-name-complex="Merriweather"/>
    </style:style>
    <style:style style:name="T8_90" style:family="text">
      <style:text-properties fo:background-color="#ffffff" style:font-name="Merriweather" style:font-name-asian="Merriweather" style:font-name-complex="Merriweather"/>
    </style:style>
    <style:style style:name="T8_91" style:family="text">
      <style:text-properties fo:background-color="#ffffff" style:font-name="Merriweather" style:font-name-asian="Merriweather" style:font-name-complex="Merriweather"/>
    </style:style>
    <style:style style:name="T8_92" style:family="text">
      <style:text-properties fo:background-color="#ffffff" style:font-name="Merriweather" style:font-name-asian="Merriweather" style:font-name-complex="Merriweather"/>
    </style:style>
    <style:style style:name="T8_93" style:family="text">
      <style:text-properties fo:background-color="#ffffff" style:font-name="Merriweather" style:font-name-asian="Merriweather" style:font-name-complex="Merriweather"/>
    </style:style>
    <style:style style:name="T8_94" style:family="text">
      <style:text-properties fo:background-color="#ffffff" style:font-name="Merriweather" style:font-name-asian="Merriweather" style:font-name-complex="Merriweather"/>
    </style:style>
    <style:style style:name="T8_95" style:family="text">
      <style:text-properties fo:background-color="#ffffff" style:font-name="Merriweather" style:font-name-asian="Merriweather" style:font-name-complex="Merriweather"/>
    </style:style>
    <style:style style:name="T8_96" style:family="text">
      <style:text-properties fo:background-color="#ffffff" style:font-name="Merriweather" style:font-name-asian="Merriweather" style:font-name-complex="Merriweather"/>
    </style:style>
    <style:style style:name="T8_97" style:family="text">
      <style:text-properties fo:background-color="#ffffff" style:font-name="Merriweather" style:font-name-asian="Merriweather" style:font-name-complex="Merriweather"/>
    </style:style>
    <style:style style:name="T8_98" style:family="text">
      <style:text-properties fo:background-color="#ffffff" style:font-name="Merriweather" style:font-name-asian="Merriweather" style:font-name-complex="Merriweather"/>
    </style:style>
    <style:style style:name="T8_99" style:family="text">
      <style:text-properties fo:background-color="#ffffff" style:font-name="Merriweather" style:font-name-asian="Merriweather" style:font-name-complex="Merriweather"/>
    </style:style>
    <style:style style:name="T8_100" style:family="text">
      <style:text-properties fo:background-color="#ffffff" style:font-name="Merriweather" style:font-name-asian="Merriweather" style:font-name-complex="Merriweather"/>
    </style:style>
    <style:style style:name="T8_101" style:family="text">
      <style:text-properties fo:background-color="#ffffff" style:font-name="Merriweather" style:font-name-asian="Merriweather" style:font-name-complex="Merriweather"/>
    </style:style>
    <style:style style:name="T8_102" style:family="text">
      <style:text-properties fo:background-color="#ffffff" style:font-name="Merriweather" style:font-name-asian="Merriweather" style:font-name-complex="Merriweather"/>
    </style:style>
    <style:style style:name="T8_103" style:family="text">
      <style:text-properties fo:background-color="#ffffff" style:font-name="Merriweather" style:font-name-asian="Merriweather" style:font-name-complex="Merriweather"/>
    </style:style>
    <style:style style:name="T8_104" style:family="text">
      <style:text-properties fo:background-color="#ffffff" style:font-name="Merriweather" style:font-name-asian="Merriweather" style:font-name-complex="Merriweather"/>
    </style:style>
    <style:style style:name="T8_105" style:family="text">
      <style:text-properties fo:background-color="#ffffff" style:font-name="Merriweather" style:font-name-asian="Merriweather" style:font-name-complex="Merriweather"/>
    </style:style>
    <style:style style:name="T8_106" style:family="text">
      <style:text-properties fo:background-color="#ffffff" style:font-name="Merriweather" style:font-name-asian="Merriweather" style:font-name-complex="Merriweather"/>
    </style:style>
    <style:style style:name="T8_107" style:family="text">
      <style:text-properties fo:background-color="#ffffff" style:font-name="Merriweather" style:font-name-asian="Merriweather" style:font-name-complex="Merriweather"/>
    </style:style>
    <style:style style:name="T8_108" style:family="text">
      <style:text-properties fo:background-color="#ffffff" style:font-name="Merriweather" style:font-name-asian="Merriweather" style:font-name-complex="Merriweather"/>
    </style:style>
    <style:style style:name="T8_109" style:family="text">
      <style:text-properties fo:background-color="#ffffff" style:font-name="Merriweather" style:font-name-asian="Merriweather" style:font-name-complex="Merriweather"/>
    </style:style>
    <style:style style:name="T8_110" style:family="text">
      <style:text-properties fo:background-color="#ffffff" style:font-name="Merriweather" style:font-name-asian="Merriweather" style:font-name-complex="Merriweather"/>
    </style:style>
    <style:style style:name="T8_111" style:family="text">
      <style:text-properties fo:background-color="#ffffff" style:font-name="Merriweather" style:font-name-asian="Merriweather" style:font-name-complex="Merriweather"/>
    </style:style>
    <style:style style:name="T8_112" style:family="text">
      <style:text-properties fo:background-color="#ffffff" style:font-name="Merriweather" style:font-name-asian="Merriweather" style:font-name-complex="Merriweather"/>
    </style:style>
    <style:style style:name="T8_113" style:family="text">
      <style:text-properties fo:background-color="#ffffff" style:font-name="Merriweather" style:font-name-asian="Merriweather" style:font-name-complex="Merriweather"/>
    </style:style>
    <style:style style:name="T8_114" style:family="text">
      <style:text-properties fo:background-color="#ffffff" style:font-name="Merriweather" style:font-name-asian="Merriweather" style:font-name-complex="Merriweather"/>
    </style:style>
    <style:style style:name="T8_115" style:family="text">
      <style:text-properties fo:background-color="#ffffff" style:font-name="Merriweather" style:font-name-asian="Merriweather" style:font-name-complex="Merriweather"/>
    </style:style>
    <style:style style:name="T8_116" style:family="text">
      <style:text-properties fo:background-color="#ffffff" style:font-name="Merriweather" style:font-name-asian="Merriweather" style:font-name-complex="Merriweather"/>
    </style:style>
    <style:style style:name="T8_117" style:family="text">
      <style:text-properties fo:background-color="#ffffff" style:font-name="Merriweather" style:font-name-asian="Merriweather" style:font-name-complex="Merriweather"/>
    </style:style>
    <style:style style:name="T8_118" style:family="text">
      <style:text-properties fo:background-color="#ffffff" style:font-name="Merriweather" style:font-name-asian="Merriweather" style:font-name-complex="Merriweather"/>
    </style:style>
    <style:style style:name="T8_119" style:family="text">
      <style:text-properties fo:background-color="#ffffff" style:font-name="Merriweather" style:font-name-asian="Merriweather" style:font-name-complex="Merriweather"/>
    </style:style>
    <style:style style:name="T8_120" style:family="text">
      <style:text-properties fo:background-color="#ffffff" style:font-name="Merriweather" style:font-name-asian="Merriweather" style:font-name-complex="Merriweather"/>
    </style:style>
    <style:style style:name="T8_121" style:family="text">
      <style:text-properties fo:background-color="#ffffff" style:font-name="Merriweather" style:font-name-asian="Merriweather" style:font-name-complex="Merriweather"/>
    </style:style>
    <style:style style:name="T8_122" style:family="text">
      <style:text-properties fo:background-color="#ffffff" style:font-name="Merriweather" style:font-name-asian="Merriweather" style:font-name-complex="Merriweather"/>
    </style:style>
    <style:style style:name="T8_123" style:family="text">
      <style:text-properties fo:background-color="#ffffff" style:font-name="Merriweather" style:font-name-asian="Merriweather" style:font-name-complex="Merriweather"/>
    </style:style>
    <style:style style:name="T8_124" style:family="text">
      <style:text-properties fo:background-color="#ffffff" style:font-name="Merriweather" style:font-name-asian="Merriweather" style:font-name-complex="Merriweather"/>
    </style:style>
    <style:style style:name="T8_125" style:family="text">
      <style:text-properties fo:background-color="#ffffff" style:font-name="Merriweather" style:font-name-asian="Merriweather" style:font-name-complex="Merriweather"/>
    </style:style>
    <style:style style:name="T8_126" style:family="text">
      <style:text-properties fo:background-color="#ffffff" style:font-name="Merriweather" style:font-name-asian="Merriweather" style:font-name-complex="Merriweather"/>
    </style:style>
    <style:style style:name="T8_127" style:family="text">
      <style:text-properties fo:background-color="#ffffff" style:font-name="Merriweather" style:font-name-asian="Merriweather" style:font-name-complex="Merriweather"/>
    </style:style>
    <style:style style:name="T8_128" style:family="text">
      <style:text-properties fo:background-color="#ffffff" style:font-name="Merriweather" style:font-name-asian="Merriweather" style:font-name-complex="Merriweather"/>
    </style:style>
    <style:style style:name="T8_129" style:family="text">
      <style:text-properties fo:background-color="#ffffff" style:font-name="Merriweather" style:font-name-asian="Merriweather" style:font-name-complex="Merriweather"/>
    </style:style>
    <style:style style:name="T8_130" style:family="text">
      <style:text-properties fo:background-color="#ffffff" style:font-name="Merriweather" style:font-name-asian="Merriweather" style:font-name-complex="Merriweather"/>
    </style:style>
    <style:style style:name="T8_131" style:family="text">
      <style:text-properties fo:background-color="#ffffff" style:font-name="Merriweather" style:font-name-asian="Merriweather" style:font-name-complex="Merriweather"/>
    </style:style>
    <style:style style:name="T8_132" style:family="text">
      <style:text-properties fo:background-color="#ffffff" style:font-name="Merriweather" style:font-name-asian="Merriweather" style:font-name-complex="Merriweather"/>
    </style:style>
    <style:style style:name="T8_133" style:family="text">
      <style:text-properties fo:background-color="#ffffff" style:font-name="Merriweather" style:font-name-asian="Merriweather" style:font-name-complex="Merriweather"/>
    </style:style>
    <style:style style:name="T8_134" style:family="text">
      <style:text-properties fo:background-color="#ffffff" style:font-name="Merriweather" style:font-name-asian="Merriweather" style:font-name-complex="Merriweather"/>
    </style:style>
    <style:style style:name="T8_135" style:family="text">
      <style:text-properties fo:background-color="#ffffff" style:font-name="Merriweather" style:font-name-asian="Merriweather" style:font-name-complex="Merriweather"/>
    </style:style>
    <style:style style:name="T8_136" style:family="text">
      <style:text-properties fo:background-color="#ffffff" style:font-name="Merriweather" style:font-name-asian="Merriweather" style:font-name-complex="Merriweather"/>
    </style:style>
    <style:style style:name="T8_137" style:family="text">
      <style:text-properties fo:background-color="#ffffff" style:font-name="Merriweather" style:font-name-asian="Merriweather" style:font-name-complex="Merriweather"/>
    </style:style>
    <style:style style:name="T8_138" style:family="text">
      <style:text-properties fo:background-color="#ffffff" style:font-name="Merriweather" style:font-name-asian="Merriweather" style:font-name-complex="Merriweather"/>
    </style:style>
    <style:style style:name="T8_139" style:family="text">
      <style:text-properties fo:background-color="#ffffff" style:font-name="Merriweather" style:font-name-asian="Merriweather" style:font-name-complex="Merriweather"/>
    </style:style>
    <style:style style:name="T8_140" style:family="text">
      <style:text-properties fo:background-color="#ffffff" style:font-name="Merriweather" style:font-name-asian="Merriweather" style:font-name-complex="Merriweather"/>
    </style:style>
    <style:style style:name="T8_141" style:family="text">
      <style:text-properties fo:background-color="#ffffff" style:font-name="Merriweather" style:font-name-asian="Merriweather" style:font-name-complex="Merriweather"/>
    </style:style>
    <style:style style:name="T8_142" style:family="text">
      <style:text-properties fo:background-color="#ffffff" style:font-name="Merriweather" style:font-name-asian="Merriweather" style:font-name-complex="Merriweather"/>
    </style:style>
    <style:style style:name="T8_143" style:family="text">
      <style:text-properties fo:background-color="#ffffff" style:font-name="Merriweather" style:font-name-asian="Merriweather" style:font-name-complex="Merriweather"/>
    </style:style>
    <style:style style:name="T8_144" style:family="text">
      <style:text-properties fo:background-color="#ffffff" style:font-name="Merriweather" style:font-name-asian="Merriweather" style:font-name-complex="Merriweather"/>
    </style:style>
    <style:style style:name="T8_145" style:family="text">
      <style:text-properties fo:background-color="#ffffff" style:font-name="Merriweather" style:font-name-asian="Merriweather" style:font-name-complex="Merriweather"/>
    </style:style>
    <style:style style:name="T8_146" style:family="text">
      <style:text-properties fo:background-color="#ffffff" style:font-name="Merriweather" style:font-name-asian="Merriweather" style:font-name-complex="Merriweather"/>
    </style:style>
    <style:style style:name="T8_147" style:family="text">
      <style:text-properties fo:background-color="#ffffff" style:font-name="Merriweather" style:font-name-asian="Merriweather" style:font-name-complex="Merriweather"/>
    </style:style>
    <style:style style:name="T8_148" style:family="text">
      <style:text-properties fo:background-color="#ffffff" style:font-name="Merriweather" style:font-name-asian="Merriweather" style:font-name-complex="Merriweather"/>
    </style:style>
    <style:style style:name="T8_149" style:family="text">
      <style:text-properties fo:background-color="#ffffff" style:font-name="Merriweather" style:font-name-asian="Merriweather" style:font-name-complex="Merriweather"/>
    </style:style>
    <style:style style:name="T8_150" style:family="text">
      <style:text-properties fo:background-color="#ffffff" style:font-name="Merriweather" style:font-name-asian="Merriweather" style:font-name-complex="Merriweather"/>
    </style:style>
    <style:style style:name="T8_151" style:family="text">
      <style:text-properties fo:background-color="#ffffff" style:font-name="Merriweather" style:font-name-asian="Merriweather" style:font-name-complex="Merriweather"/>
    </style:style>
    <style:style style:name="T8_152" style:family="text">
      <style:text-properties fo:background-color="#ffffff" style:font-name="Merriweather" style:font-name-asian="Merriweather" style:font-name-complex="Merriweather"/>
    </style:style>
    <style:style style:name="T8_153" style:family="text">
      <style:text-properties fo:background-color="#ffffff" style:font-name="Merriweather" style:font-name-asian="Merriweather" style:font-name-complex="Merriweather"/>
    </style:style>
    <style:style style:name="T8_154" style:family="text">
      <style:text-properties fo:background-color="#ffffff" style:font-name="Merriweather" style:font-name-asian="Merriweather" style:font-name-complex="Merriweather"/>
    </style:style>
    <style:style style:name="T8_155" style:family="text">
      <style:text-properties fo:background-color="#ffffff" style:font-name="Merriweather" style:font-name-asian="Merriweather" style:font-name-complex="Merriweather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fo:background-color="#ffffff" style:font-name="Merriweather" style:font-name-asian="Merriweather" style:font-name-complex="Merriweather"/>
    </style:style>
    <style:style style:name="T9_2" style:family="text">
      <style:text-properties fo:background-color="#ffffff" style:font-name="Merriweather" style:font-name-asian="Merriweather" style:font-name-complex="Merriweather"/>
    </style:style>
    <style:style style:name="T9_3" style:family="text">
      <style:text-properties fo:background-color="#ffffff" style:font-name="Merriweather" style:font-name-asian="Merriweather" style:font-name-complex="Merriweather"/>
    </style:style>
    <style:style style:name="T9_4" style:family="text">
      <style:text-properties fo:background-color="#ffffff" style:font-name="Merriweather" style:font-name-asian="Merriweather" style:font-name-complex="Merriweather"/>
    </style:style>
    <style:style style:name="T9_5" style:family="text">
      <style:text-properties fo:background-color="#ffffff" style:font-name="Merriweather" style:font-name-asian="Merriweather" style:font-name-complex="Merriweather"/>
    </style:style>
    <style:style style:name="T9_6" style:family="text">
      <style:text-properties fo:background-color="#ffffff" style:font-name="Merriweather" style:font-name-asian="Merriweather" style:font-name-complex="Merriweather"/>
    </style:style>
    <style:style style:name="T9_7" style:family="text">
      <style:text-properties fo:background-color="#ffffff" style:font-name="Merriweather" style:font-name-asian="Merriweather" style:font-name-complex="Merriweather"/>
    </style:style>
    <style:style style:name="T9_8" style:family="text">
      <style:text-properties fo:background-color="#ffffff" style:font-name="Merriweather" style:font-name-asian="Merriweather" style:font-name-complex="Merriweather"/>
    </style:style>
    <style:style style:name="T9_9" style:family="text">
      <style:text-properties fo:background-color="#ffffff" style:font-name="Merriweather" style:font-name-asian="Merriweather" style:font-name-complex="Merriweather"/>
    </style:style>
    <style:style style:name="T9_10" style:family="text">
      <style:text-properties fo:background-color="#ffffff" style:font-name="Merriweather" style:font-name-asian="Merriweather" style:font-name-complex="Merriweather"/>
    </style:style>
    <style:style style:name="T9_11" style:family="text">
      <style:text-properties fo:background-color="#ffffff" style:font-name="Merriweather" style:font-name-asian="Merriweather" style:font-name-complex="Merriweather"/>
    </style:style>
    <style:style style:name="T9_12" style:family="text">
      <style:text-properties fo:background-color="#ffffff" style:font-name="Merriweather" style:font-name-asian="Merriweather" style:font-name-complex="Merriweather"/>
    </style:style>
    <style:style style:name="T9_13" style:family="text">
      <style:text-properties fo:background-color="#ffffff" style:font-name="Merriweather" style:font-name-asian="Merriweather" style:font-name-complex="Merriweather"/>
    </style:style>
    <style:style style:name="T9_14" style:family="text">
      <style:text-properties fo:background-color="#ffffff" style:font-name="Merriweather" style:font-name-asian="Merriweather" style:font-name-complex="Merriweather"/>
    </style:style>
    <style:style style:name="T9_15" style:family="text">
      <style:text-properties fo:background-color="#ffffff" style:font-name="Merriweather" style:font-name-asian="Merriweather" style:font-name-complex="Merriweather"/>
    </style:style>
    <style:style style:name="T9_16" style:family="text">
      <style:text-properties fo:background-color="#ffffff" style:font-name="Merriweather" style:font-name-asian="Merriweather" style:font-name-complex="Merriweather"/>
    </style:style>
    <style:style style:name="T9_17" style:family="text">
      <style:text-properties fo:background-color="#ffffff" style:font-name="Merriweather" style:font-name-asian="Merriweather" style:font-name-complex="Merriweather"/>
    </style:style>
    <style:style style:name="T9_18" style:family="text">
      <style:text-properties fo:background-color="#ffffff" style:font-name="Merriweather" style:font-name-asian="Merriweather" style:font-name-complex="Merriweather"/>
    </style:style>
    <style:style style:name="T9_19" style:family="text">
      <style:text-properties fo:background-color="#ffffff" style:font-name="Merriweather" style:font-name-asian="Merriweather" style:font-name-complex="Merriweather"/>
    </style:style>
    <style:style style:name="T9_20" style:family="text">
      <style:text-properties fo:background-color="#ffffff" style:font-name="Merriweather" style:font-name-asian="Merriweather" style:font-name-complex="Merriweather"/>
    </style:style>
    <style:style style:name="T9_21" style:family="text">
      <style:text-properties fo:background-color="#ffffff" style:font-name="Merriweather" style:font-name-asian="Merriweather" style:font-name-complex="Merriweather"/>
    </style:style>
    <style:style style:name="T9_22" style:family="text">
      <style:text-properties fo:background-color="#ffffff" style:font-name="Merriweather" style:font-name-asian="Merriweather" style:font-name-complex="Merriweather"/>
    </style:style>
    <style:style style:name="T9_23" style:family="text">
      <style:text-properties fo:background-color="#ffffff" style:font-name="Merriweather" style:font-name-asian="Merriweather" style:font-name-complex="Merriweather"/>
    </style:style>
    <style:style style:name="T9_24" style:family="text">
      <style:text-properties fo:background-color="#ffffff" style:font-name="Merriweather" style:font-name-asian="Merriweather" style:font-name-complex="Merriweather"/>
    </style:style>
    <style:style style:name="T9_25" style:family="text">
      <style:text-properties fo:background-color="#ffffff" style:font-name="Merriweather" style:font-name-asian="Merriweather" style:font-name-complex="Merriweather"/>
    </style:style>
    <style:style style:name="T9_26" style:family="text">
      <style:text-properties fo:background-color="#ffffff" style:font-name="Merriweather" style:font-name-asian="Merriweather" style:font-name-complex="Merriweather"/>
    </style:style>
    <style:style style:name="T9_27" style:family="text">
      <style:text-properties fo:background-color="#ffffff" style:font-name="Merriweather" style:font-name-asian="Merriweather" style:font-name-complex="Merriweather"/>
    </style:style>
    <style:style style:name="T9_28" style:family="text">
      <style:text-properties fo:background-color="#ffffff" style:font-name="Merriweather" style:font-name-asian="Merriweather" style:font-name-complex="Merriweather"/>
    </style:style>
    <style:style style:name="T9_29" style:family="text">
      <style:text-properties fo:background-color="#ffffff" style:font-name="Merriweather" style:font-name-asian="Merriweather" style:font-name-complex="Merriweather"/>
    </style:style>
    <style:style style:name="T9_30" style:family="text">
      <style:text-properties fo:background-color="#ffffff" style:font-name="Merriweather" style:font-name-asian="Merriweather" style:font-name-complex="Merriweather"/>
    </style:style>
    <style:style style:name="T9_31" style:family="text">
      <style:text-properties fo:background-color="#ffffff" style:font-name="Merriweather" style:font-name-asian="Merriweather" style:font-name-complex="Merriweather"/>
    </style:style>
    <style:style style:name="T9_32" style:family="text">
      <style:text-properties fo:background-color="#ffffff" style:font-name="Merriweather" style:font-name-asian="Merriweather" style:font-name-complex="Merriweather"/>
    </style:style>
    <style:style style:name="T9_33" style:family="text">
      <style:text-properties fo:background-color="#ffffff" style:font-name="Merriweather" style:font-name-asian="Merriweather" style:font-name-complex="Merriweather"/>
    </style:style>
    <style:style style:name="T9_34" style:family="text">
      <style:text-properties fo:background-color="#ffffff" style:font-name="Merriweather" style:font-name-asian="Merriweather" style:font-name-complex="Merriweather"/>
    </style:style>
    <style:style style:name="T9_35" style:family="text">
      <style:text-properties fo:background-color="#ffffff" style:font-name="Merriweather" style:font-name-asian="Merriweather" style:font-name-complex="Merriweather"/>
    </style:style>
    <style:style style:name="T9_36" style:family="text">
      <style:text-properties fo:background-color="#ffffff" style:font-name="Merriweather" style:font-name-asian="Merriweather" style:font-name-complex="Merriweather"/>
    </style:style>
    <style:style style:name="T9_37" style:family="text">
      <style:text-properties fo:background-color="#ffffff" style:font-name="Merriweather" style:font-name-asian="Merriweather" style:font-name-complex="Merriweather"/>
    </style:style>
    <style:style style:name="T9_38" style:family="text">
      <style:text-properties fo:background-color="#ffffff" style:font-name="Merriweather" style:font-name-asian="Merriweather" style:font-name-complex="Merriweather"/>
    </style:style>
    <style:style style:name="T9_39" style:family="text">
      <style:text-properties fo:background-color="#ffffff" style:font-name="Merriweather" style:font-name-asian="Merriweather" style:font-name-complex="Merriweather"/>
    </style:style>
    <style:style style:name="T9_40" style:family="text">
      <style:text-properties fo:background-color="#ffffff" style:font-name="Merriweather" style:font-name-asian="Merriweather" style:font-name-complex="Merriweather"/>
    </style:style>
    <style:style style:name="T9_41" style:family="text">
      <style:text-properties fo:background-color="#ffffff" style:font-name="Merriweather" style:font-name-asian="Merriweather" style:font-name-complex="Merriweather"/>
    </style:style>
    <style:style style:name="T9_42" style:family="text">
      <style:text-properties fo:background-color="#ffffff" style:font-name="Merriweather" style:font-name-asian="Merriweather" style:font-name-complex="Merriweather"/>
    </style:style>
    <style:style style:name="T9_43" style:family="text">
      <style:text-properties fo:background-color="#ffffff" style:font-name="Merriweather" style:font-name-asian="Merriweather" style:font-name-complex="Merriweather"/>
    </style:style>
    <style:style style:name="T9_44" style:family="text">
      <style:text-properties fo:background-color="#ffffff" style:font-name="Merriweather" style:font-name-asian="Merriweather" style:font-name-complex="Merriweather"/>
    </style:style>
    <style:style style:name="T9_45" style:family="text">
      <style:text-properties fo:background-color="#ffffff" style:font-name="Merriweather" style:font-name-asian="Merriweather" style:font-name-complex="Merriweather"/>
    </style:style>
    <style:style style:name="T9_46" style:family="text">
      <style:text-properties fo:background-color="#ffffff" style:font-name="Merriweather" style:font-name-asian="Merriweather" style:font-name-complex="Merriweather"/>
    </style:style>
    <style:style style:name="T9_47" style:family="text">
      <style:text-properties fo:background-color="#ffffff" style:font-name="Merriweather" style:font-name-asian="Merriweather" style:font-name-complex="Merriweather"/>
    </style:style>
    <style:style style:name="T9_48" style:family="text">
      <style:text-properties fo:background-color="#ffffff" style:font-name="Merriweather" style:font-name-asian="Merriweather" style:font-name-complex="Merriweather"/>
    </style:style>
    <style:style style:name="T9_49" style:family="text">
      <style:text-properties fo:background-color="#ffffff" style:font-name="Merriweather" style:font-name-asian="Merriweather" style:font-name-complex="Merriweather"/>
    </style:style>
    <style:style style:name="T9_50" style:family="text">
      <style:text-properties fo:background-color="#ffffff" style:font-name="Merriweather" style:font-name-asian="Merriweather" style:font-name-complex="Merriweather"/>
    </style:style>
    <style:style style:name="T9_51" style:family="text">
      <style:text-properties fo:background-color="#ffffff" style:font-name="Merriweather" style:font-name-asian="Merriweather" style:font-name-complex="Merriweather"/>
    </style:style>
    <style:style style:name="T9_52" style:family="text">
      <style:text-properties fo:background-color="#ffffff" style:font-name="Merriweather" style:font-name-asian="Merriweather" style:font-name-complex="Merriweather"/>
    </style:style>
    <style:style style:name="T9_53" style:family="text">
      <style:text-properties fo:background-color="#ffffff" style:font-name="Merriweather" style:font-name-asian="Merriweather" style:font-name-complex="Merriweather"/>
    </style:style>
    <style:style style:name="T9_54" style:family="text">
      <style:text-properties fo:background-color="#ffffff" style:font-name="Merriweather" style:font-name-asian="Merriweather" style:font-name-complex="Merriweather"/>
    </style:style>
    <style:style style:name="T9_55" style:family="text">
      <style:text-properties fo:background-color="#ffffff" style:font-name="Merriweather" style:font-name-asian="Merriweather" style:font-name-complex="Merriweather"/>
    </style:style>
    <style:style style:name="T9_56" style:family="text">
      <style:text-properties fo:background-color="#ffffff" style:font-name="Merriweather" style:font-name-asian="Merriweather" style:font-name-complex="Merriweather"/>
    </style:style>
    <style:style style:name="T9_57" style:family="text">
      <style:text-properties fo:background-color="#ffffff" style:font-name="Merriweather" style:font-name-asian="Merriweather" style:font-name-complex="Merriweather"/>
    </style:style>
    <style:style style:name="T9_58" style:family="text">
      <style:text-properties fo:background-color="#ffffff" style:font-name="Merriweather" style:font-name-asian="Merriweather" style:font-name-complex="Merriweather"/>
    </style:style>
    <style:style style:name="T9_59" style:family="text">
      <style:text-properties fo:background-color="#ffffff" style:font-name="Merriweather" style:font-name-asian="Merriweather" style:font-name-complex="Merriweather"/>
    </style:style>
    <style:style style:name="T9_60" style:family="text">
      <style:text-properties fo:background-color="#ffffff" style:font-name="Merriweather" style:font-name-asian="Merriweather" style:font-name-complex="Merriweather"/>
    </style:style>
    <style:style style:name="T9_61" style:family="text">
      <style:text-properties fo:background-color="#ffffff" style:font-name="Merriweather" style:font-name-asian="Merriweather" style:font-name-complex="Merriweather"/>
    </style:style>
    <style:style style:name="T9_62" style:family="text">
      <style:text-properties fo:background-color="#ffffff" style:font-name="Merriweather" style:font-name-asian="Merriweather" style:font-name-complex="Merriweather"/>
    </style:style>
    <style:style style:name="T9_63" style:family="text">
      <style:text-properties fo:background-color="#ffffff" style:font-name="Merriweather" style:font-name-asian="Merriweather" style:font-name-complex="Merriweather"/>
    </style:style>
    <style:style style:name="T9_64" style:family="text">
      <style:text-properties fo:background-color="#ffffff" style:font-name="Merriweather" style:font-name-asian="Merriweather" style:font-name-complex="Merriweather"/>
    </style:style>
    <style:style style:name="T9_65" style:family="text">
      <style:text-properties fo:background-color="#ffffff" style:font-name="Merriweather" style:font-name-asian="Merriweather" style:font-name-complex="Merriweather"/>
    </style:style>
    <style:style style:name="T9_66" style:family="text">
      <style:text-properties fo:background-color="#ffffff" style:font-name="Merriweather" style:font-name-asian="Merriweather" style:font-name-complex="Merriweather"/>
    </style:style>
    <style:style style:name="T9_67" style:family="text">
      <style:text-properties fo:background-color="#ffffff" style:font-name="Merriweather" style:font-name-asian="Merriweather" style:font-name-complex="Merriweather"/>
    </style:style>
    <style:style style:name="T9_68" style:family="text">
      <style:text-properties fo:background-color="#ffffff" style:font-name="Merriweather" style:font-name-asian="Merriweather" style:font-name-complex="Merriweather"/>
    </style:style>
    <style:style style:name="T9_69" style:family="text">
      <style:text-properties fo:background-color="#ffffff" style:font-name="Merriweather" style:font-name-asian="Merriweather" style:font-name-complex="Merriweather"/>
    </style:style>
    <style:style style:name="T9_70" style:family="text">
      <style:text-properties fo:background-color="#ffffff" style:font-name="Merriweather" style:font-name-asian="Merriweather" style:font-name-complex="Merriweather"/>
    </style:style>
    <style:style style:name="T9_71" style:family="text">
      <style:text-properties fo:background-color="#ffffff" style:font-name="Merriweather" style:font-name-asian="Merriweather" style:font-name-complex="Merriweather"/>
    </style:style>
    <style:style style:name="T9_72" style:family="text">
      <style:text-properties fo:background-color="#ffffff" style:font-name="Merriweather" style:font-name-asian="Merriweather" style:font-name-complex="Merriweather"/>
    </style:style>
    <style:style style:name="T9_73" style:family="text">
      <style:text-properties fo:background-color="#ffffff" style:font-name="Merriweather" style:font-name-asian="Merriweather" style:font-name-complex="Merriweather"/>
    </style:style>
    <style:style style:name="T9_74" style:family="text">
      <style:text-properties fo:background-color="#ffffff" style:font-name="Merriweather" style:font-name-asian="Merriweather" style:font-name-complex="Merriweather"/>
    </style:style>
    <style:style style:name="T9_75" style:family="text">
      <style:text-properties fo:background-color="#ffffff" style:font-name="Merriweather" style:font-name-asian="Merriweather" style:font-name-complex="Merriweather"/>
    </style:style>
    <style:style style:name="T9_76" style:family="text">
      <style:text-properties fo:background-color="#ffffff" style:font-name="Merriweather" style:font-name-asian="Merriweather" style:font-name-complex="Merriweather"/>
    </style:style>
    <style:style style:name="T9_77" style:family="text">
      <style:text-properties fo:background-color="#ffffff" style:font-name="Merriweather" style:font-name-asian="Merriweather" style:font-name-complex="Merriweather"/>
    </style:style>
    <style:style style:name="T9_78" style:family="text">
      <style:text-properties fo:background-color="#ffffff" style:font-name="Merriweather" style:font-name-asian="Merriweather" style:font-name-complex="Merriweather"/>
    </style:style>
    <style:style style:name="T9_79" style:family="text">
      <style:text-properties fo:background-color="#ffffff" style:font-name="Merriweather" style:font-name-asian="Merriweather" style:font-name-complex="Merriweather"/>
    </style:style>
    <style:style style:name="T9_80" style:family="text">
      <style:text-properties fo:background-color="#ffffff" style:font-name="Merriweather" style:font-name-asian="Merriweather" style:font-name-complex="Merriweather"/>
    </style:style>
    <style:style style:name="T9_81" style:family="text">
      <style:text-properties fo:background-color="#ffffff" style:font-name="Merriweather" style:font-name-asian="Merriweather" style:font-name-complex="Merriweather"/>
    </style:style>
    <style:style style:name="T9_82" style:family="text">
      <style:text-properties fo:background-color="#ffffff" style:font-name="Merriweather" style:font-name-asian="Merriweather" style:font-name-complex="Merriweather"/>
    </style:style>
    <style:style style:name="T9_83" style:family="text">
      <style:text-properties fo:background-color="#ffffff" style:font-name="Merriweather" style:font-name-asian="Merriweather" style:font-name-complex="Merriweather"/>
    </style:style>
    <style:style style:name="T9_84" style:family="text">
      <style:text-properties fo:background-color="#ffffff" style:font-name="Merriweather" style:font-name-asian="Merriweather" style:font-name-complex="Merriweather"/>
    </style:style>
    <style:style style:name="T9_85" style:family="text">
      <style:text-properties fo:background-color="#ffffff" style:font-name="Merriweather" style:font-name-asian="Merriweather" style:font-name-complex="Merriweather"/>
    </style:style>
    <style:style style:name="T9_86" style:family="text">
      <style:text-properties fo:background-color="#ffffff" style:font-name="Merriweather" style:font-name-asian="Merriweather" style:font-name-complex="Merriweather"/>
    </style:style>
    <style:style style:name="T9_87" style:family="text">
      <style:text-properties fo:background-color="#ffffff" style:font-name="Merriweather" style:font-name-asian="Merriweather" style:font-name-complex="Merriweather"/>
    </style:style>
    <style:style style:name="T9_88" style:family="text">
      <style:text-properties fo:background-color="#ffffff" style:font-name="Merriweather" style:font-name-asian="Merriweather" style:font-name-complex="Merriweather"/>
    </style:style>
    <style:style style:name="T9_89" style:family="text">
      <style:text-properties fo:background-color="#ffffff" style:font-name="Merriweather" style:font-name-asian="Merriweather" style:font-name-complex="Merriweather"/>
    </style:style>
    <style:style style:name="T9_90" style:family="text">
      <style:text-properties fo:background-color="#ffffff" style:font-name="Merriweather" style:font-name-asian="Merriweather" style:font-name-complex="Merriweather"/>
    </style:style>
    <style:style style:name="T9_91" style:family="text">
      <style:text-properties fo:background-color="#ffffff" style:font-name="Merriweather" style:font-name-asian="Merriweather" style:font-name-complex="Merriweather"/>
    </style:style>
    <style:style style:name="T9_92" style:family="text">
      <style:text-properties fo:background-color="#ffffff" style:font-name="Merriweather" style:font-name-asian="Merriweather" style:font-name-complex="Merriweather"/>
    </style:style>
    <style:style style:name="T9_93" style:family="text">
      <style:text-properties fo:background-color="#ffffff" style:font-name="Merriweather" style:font-name-asian="Merriweather" style:font-name-complex="Merriweather"/>
    </style:style>
    <style:style style:name="T9_94" style:family="text">
      <style:text-properties fo:background-color="#ffffff" style:font-name="Merriweather" style:font-name-asian="Merriweather" style:font-name-complex="Merriweather"/>
    </style:style>
    <style:style style:name="T9_95" style:family="text">
      <style:text-properties fo:background-color="#ffffff" style:font-name="Merriweather" style:font-name-asian="Merriweather" style:font-name-complex="Merriweather"/>
    </style:style>
    <style:style style:name="T9_96" style:family="text">
      <style:text-properties fo:background-color="#ffffff" style:font-name="Merriweather" style:font-name-asian="Merriweather" style:font-name-complex="Merriweather"/>
    </style:style>
    <style:style style:name="T9_97" style:family="text">
      <style:text-properties fo:background-color="#ffffff" style:font-name="Merriweather" style:font-name-asian="Merriweather" style:font-name-complex="Merriweather"/>
    </style:style>
    <style:style style:name="T9_98" style:family="text">
      <style:text-properties fo:background-color="#ffffff" style:font-name="Merriweather" style:font-name-asian="Merriweather" style:font-name-complex="Merriweather"/>
    </style:style>
    <style:style style:name="T9_99" style:family="text">
      <style:text-properties fo:background-color="#ffffff" style:font-name="Merriweather" style:font-name-asian="Merriweather" style:font-name-complex="Merriweather"/>
    </style:style>
    <style:style style:name="T9_100" style:family="text">
      <style:text-properties fo:background-color="#ffffff" style:font-name="Merriweather" style:font-name-asian="Merriweather" style:font-name-complex="Merriweather"/>
    </style:style>
    <style:style style:name="T9_101" style:family="text">
      <style:text-properties fo:background-color="#ffffff" style:font-name="Merriweather" style:font-name-asian="Merriweather" style:font-name-complex="Merriweather"/>
    </style:style>
    <style:style style:name="T9_102" style:family="text">
      <style:text-properties fo:background-color="#ffffff" style:font-name="Merriweather" style:font-name-asian="Merriweather" style:font-name-complex="Merriweather"/>
    </style:style>
    <style:style style:name="T9_103" style:family="text">
      <style:text-properties fo:background-color="#ffffff" style:font-name="Merriweather" style:font-name-asian="Merriweather" style:font-name-complex="Merriweather"/>
    </style:style>
    <style:style style:name="T9_104" style:family="text">
      <style:text-properties fo:background-color="#ffffff" style:font-name="Merriweather" style:font-name-asian="Merriweather" style:font-name-complex="Merriweather"/>
    </style:style>
    <style:style style:name="T9_105" style:family="text">
      <style:text-properties fo:background-color="#ffffff" style:font-name="Merriweather" style:font-name-asian="Merriweather" style:font-name-complex="Merriweather"/>
    </style:style>
    <style:style style:name="T9_106" style:family="text">
      <style:text-properties fo:background-color="#ffffff" style:font-name="Merriweather" style:font-name-asian="Merriweather" style:font-name-complex="Merriweather"/>
    </style:style>
    <style:style style:name="T9_107" style:family="text">
      <style:text-properties fo:background-color="#ffffff" style:font-name="Merriweather" style:font-name-asian="Merriweather" style:font-name-complex="Merriweather"/>
    </style:style>
    <style:style style:name="T9_108" style:family="text">
      <style:text-properties fo:background-color="#ffffff" style:font-name="Merriweather" style:font-name-asian="Merriweather" style:font-name-complex="Merriweather"/>
    </style:style>
    <style:style style:name="T9_109" style:family="text">
      <style:text-properties fo:background-color="#ffffff" style:font-name="Merriweather" style:font-name-asian="Merriweather" style:font-name-complex="Merriweather"/>
    </style:style>
    <style:style style:name="T9_110" style:family="text">
      <style:text-properties fo:background-color="#ffffff" style:font-name="Merriweather" style:font-name-asian="Merriweather" style:font-name-complex="Merriweather"/>
    </style:style>
    <style:style style:name="T9_111" style:family="text">
      <style:text-properties fo:background-color="#ffffff" style:font-name="Merriweather" style:font-name-asian="Merriweather" style:font-name-complex="Merriweather"/>
    </style:style>
    <style:style style:name="T9_112" style:family="text">
      <style:text-properties fo:background-color="#ffffff" style:font-name="Merriweather" style:font-name-asian="Merriweather" style:font-name-complex="Merriweather"/>
    </style:style>
    <style:style style:name="T9_113" style:family="text">
      <style:text-properties fo:background-color="#ffffff" style:font-name="Merriweather" style:font-name-asian="Merriweather" style:font-name-complex="Merriweather"/>
    </style:style>
    <style:style style:name="T9_114" style:family="text">
      <style:text-properties fo:background-color="#ffffff" style:font-name="Merriweather" style:font-name-asian="Merriweather" style:font-name-complex="Merriweather"/>
    </style:style>
    <style:style style:name="T9_115" style:family="text">
      <style:text-properties fo:background-color="#ffffff" style:font-name="Merriweather" style:font-name-asian="Merriweather" style:font-name-complex="Merriweather"/>
    </style:style>
    <style:style style:name="T9_116" style:family="text">
      <style:text-properties fo:background-color="#ffffff" style:font-name="Merriweather" style:font-name-asian="Merriweather" style:font-name-complex="Merriweather"/>
    </style:style>
    <style:style style:name="T9_117" style:family="text">
      <style:text-properties fo:background-color="#ffffff" style:font-name="Merriweather" style:font-name-asian="Merriweather" style:font-name-complex="Merriweather"/>
    </style:style>
    <style:style style:name="T9_118" style:family="text">
      <style:text-properties fo:background-color="#ffffff" style:font-name="Merriweather" style:font-name-asian="Merriweather" style:font-name-complex="Merriweather"/>
    </style:style>
    <style:style style:name="T9_119" style:family="text">
      <style:text-properties fo:background-color="#ffffff" style:font-name="Merriweather" style:font-name-asian="Merriweather" style:font-name-complex="Merriweather"/>
    </style:style>
    <style:style style:name="T9_120" style:family="text">
      <style:text-properties fo:background-color="#ffffff" style:font-name="Merriweather" style:font-name-asian="Merriweather" style:font-name-complex="Merriweather"/>
    </style:style>
    <style:style style:name="T9_121" style:family="text">
      <style:text-properties fo:background-color="#ffffff" style:font-name="Merriweather" style:font-name-asian="Merriweather" style:font-name-complex="Merriweather"/>
    </style:style>
    <style:style style:name="T9_122" style:family="text">
      <style:text-properties fo:background-color="#ffffff" style:font-name="Merriweather" style:font-name-asian="Merriweather" style:font-name-complex="Merriweather"/>
    </style:style>
    <style:style style:name="T9_123" style:family="text">
      <style:text-properties fo:background-color="#ffffff" style:font-name="Merriweather" style:font-name-asian="Merriweather" style:font-name-complex="Merriweather"/>
    </style:style>
    <style:style style:name="T9_124" style:family="text">
      <style:text-properties fo:background-color="#ffffff" style:font-name="Merriweather" style:font-name-asian="Merriweather" style:font-name-complex="Merriweather"/>
    </style:style>
    <style:style style:name="T9_125" style:family="text">
      <style:text-properties fo:background-color="#ffffff" style:font-name="Merriweather" style:font-name-asian="Merriweather" style:font-name-complex="Merriweather"/>
    </style:style>
    <style:style style:name="T9_126" style:family="text">
      <style:text-properties fo:background-color="#ffffff" style:font-name="Merriweather" style:font-name-asian="Merriweather" style:font-name-complex="Merriweather"/>
    </style:style>
    <style:style style:name="T9_127" style:family="text">
      <style:text-properties fo:background-color="#ffffff" style:font-name="Merriweather" style:font-name-asian="Merriweather" style:font-name-complex="Merriweather"/>
    </style:style>
    <style:style style:name="T9_128" style:family="text">
      <style:text-properties fo:background-color="#ffffff" style:font-name="Merriweather" style:font-name-asian="Merriweather" style:font-name-complex="Merriweather"/>
    </style:style>
    <style:style style:name="T9_129" style:family="text">
      <style:text-properties fo:background-color="#ffffff" style:font-name="Merriweather" style:font-name-asian="Merriweather" style:font-name-complex="Merriweather"/>
    </style:style>
    <style:style style:name="T9_130" style:family="text">
      <style:text-properties fo:background-color="#ffffff" style:font-name="Merriweather" style:font-name-asian="Merriweather" style:font-name-complex="Merriweather"/>
    </style:style>
    <style:style style:name="T9_131" style:family="text">
      <style:text-properties fo:background-color="#ffffff" style:font-name="Merriweather" style:font-name-asian="Merriweather" style:font-name-complex="Merriweather"/>
    </style:style>
    <style:style style:name="T9_132" style:family="text">
      <style:text-properties fo:background-color="#ffffff" style:font-name="Merriweather" style:font-name-asian="Merriweather" style:font-name-complex="Merriweather"/>
    </style:style>
    <style:style style:name="T9_133" style:family="text">
      <style:text-properties fo:background-color="#ffffff" style:font-name="Merriweather" style:font-name-asian="Merriweather" style:font-name-complex="Merriweather"/>
    </style:style>
    <style:style style:name="T9_134" style:family="text">
      <style:text-properties fo:background-color="#ffffff" style:font-name="Merriweather" style:font-name-asian="Merriweather" style:font-name-complex="Merriweather"/>
    </style:style>
    <style:style style:name="T9_135" style:family="text">
      <style:text-properties fo:background-color="#ffffff" style:font-name="Merriweather" style:font-name-asian="Merriweather" style:font-name-complex="Merriweather"/>
    </style:style>
    <style:style style:name="T9_136" style:family="text">
      <style:text-properties fo:background-color="#ffffff" style:font-name="Merriweather" style:font-name-asian="Merriweather" style:font-name-complex="Merriweather"/>
    </style:style>
    <style:style style:name="T9_137" style:family="text">
      <style:text-properties fo:background-color="#ffffff" style:font-name="Merriweather" style:font-name-asian="Merriweather" style:font-name-complex="Merriweather"/>
    </style:style>
    <style:style style:name="T9_138" style:family="text">
      <style:text-properties fo:background-color="#ffffff" style:font-name="Merriweather" style:font-name-asian="Merriweather" style:font-name-complex="Merriweather"/>
    </style:style>
    <style:style style:name="T9_139" style:family="text">
      <style:text-properties fo:background-color="#ffffff" style:font-name="Merriweather" style:font-name-asian="Merriweather" style:font-name-complex="Merriweather"/>
    </style:style>
    <style:style style:name="T9_140" style:family="text">
      <style:text-properties fo:background-color="#ffffff" style:font-name="Merriweather" style:font-name-asian="Merriweather" style:font-name-complex="Merriweather"/>
    </style:style>
    <style:style style:name="T9_141" style:family="text">
      <style:text-properties fo:background-color="#ffffff" style:font-name="Merriweather" style:font-name-asian="Merriweather" style:font-name-complex="Merriweather"/>
    </style:style>
    <style:style style:name="T9_142" style:family="text">
      <style:text-properties fo:background-color="#ffffff" style:font-name="Merriweather" style:font-name-asian="Merriweather" style:font-name-complex="Merriweather"/>
    </style:style>
    <style:style style:name="T9_143" style:family="text">
      <style:text-properties fo:background-color="#ffffff" style:font-name="Merriweather" style:font-name-asian="Merriweather" style:font-name-complex="Merriweather"/>
    </style:style>
    <style:style style:name="T9_144" style:family="text">
      <style:text-properties fo:background-color="#ffffff" style:font-name="Merriweather" style:font-name-asian="Merriweather" style:font-name-complex="Merriweather"/>
    </style:style>
    <style:style style:name="T9_145" style:family="text">
      <style:text-properties fo:background-color="#ffffff" style:font-name="Merriweather" style:font-name-asian="Merriweather" style:font-name-complex="Merriweather"/>
    </style:style>
    <style:style style:name="T9_146" style:family="text">
      <style:text-properties fo:background-color="#ffffff" style:font-name="Merriweather" style:font-name-asian="Merriweather" style:font-name-complex="Merriweather"/>
    </style:style>
    <style:style style:name="T9_147" style:family="text">
      <style:text-properties fo:background-color="#ffffff" style:font-name="Merriweather" style:font-name-asian="Merriweather" style:font-name-complex="Merriweather"/>
    </style:style>
    <style:style style:name="T9_148" style:family="text">
      <style:text-properties fo:background-color="#ffffff" style:font-name="Merriweather" style:font-name-asian="Merriweather" style:font-name-complex="Merriweather"/>
    </style:style>
    <style:style style:name="T9_149" style:family="text">
      <style:text-properties fo:background-color="#ffffff" style:font-name="Merriweather" style:font-name-asian="Merriweather" style:font-name-complex="Merriweather"/>
    </style:style>
    <style:style style:name="T9_150" style:family="text">
      <style:text-properties fo:background-color="#ffffff" style:font-name="Merriweather" style:font-name-asian="Merriweather" style:font-name-complex="Merriweather"/>
    </style:style>
    <style:style style:name="T9_151" style:family="text">
      <style:text-properties fo:background-color="#ffffff" style:font-name="Merriweather" style:font-name-asian="Merriweather" style:font-name-complex="Merriweather"/>
    </style:style>
    <style:style style:name="T9_152" style:family="text">
      <style:text-properties fo:background-color="#ffffff" style:font-name="Merriweather" style:font-name-asian="Merriweather" style:font-name-complex="Merriweather"/>
    </style:style>
    <style:style style:name="T9_153" style:family="text">
      <style:text-properties fo:background-color="#ffffff" style:font-name="Merriweather" style:font-name-asian="Merriweather" style:font-name-complex="Merriweather"/>
    </style:style>
    <style:style style:name="T9_154" style:family="text">
      <style:text-properties fo:background-color="#ffffff" style:font-name="Merriweather" style:font-name-asian="Merriweather" style:font-name-complex="Merriweather"/>
    </style:style>
    <style:style style:name="T9_155" style:family="text">
      <style:text-properties fo:background-color="#ffffff" style:font-name="Merriweather" style:font-name-asian="Merriweather" style:font-name-complex="Merriweather"/>
    </style:style>
    <style:style style:name="T9_156" style:family="text">
      <style:text-properties fo:background-color="#ffffff" style:font-name="Merriweather" style:font-name-asian="Merriweather" style:font-name-complex="Merriweather"/>
    </style:style>
    <style:style style:name="T9_157" style:family="text">
      <style:text-properties fo:background-color="#ffffff" style:font-name="Merriweather" style:font-name-asian="Merriweather" style:font-name-complex="Merriweather"/>
    </style:style>
    <style:style style:name="T9_158" style:family="text">
      <style:text-properties fo:background-color="#ffffff" style:font-name="Merriweather" style:font-name-asian="Merriweather" style:font-name-complex="Merriweather"/>
    </style:style>
    <style:style style:name="T9_159" style:family="text">
      <style:text-properties fo:background-color="#ffffff" style:font-name="Merriweather" style:font-name-asian="Merriweather" style:font-name-complex="Merriweather"/>
    </style:style>
    <style:style style:name="T9_160" style:family="text">
      <style:text-properties fo:background-color="#ffffff" style:font-name="Merriweather" style:font-name-asian="Merriweather" style:font-name-complex="Merriweather"/>
    </style:style>
    <style:style style:name="T9_161" style:family="text">
      <style:text-properties fo:background-color="#ffffff" style:font-name="Merriweather" style:font-name-asian="Merriweather" style:font-name-complex="Merriweather"/>
    </style:style>
    <style:style style:name="T9_162" style:family="text">
      <style:text-properties fo:background-color="#ffffff" style:font-name="Merriweather" style:font-name-asian="Merriweather" style:font-name-complex="Merriweather"/>
    </style:style>
    <style:style style:name="T9_163" style:family="text">
      <style:text-properties fo:background-color="#ffffff" style:font-name="Merriweather" style:font-name-asian="Merriweather" style:font-name-complex="Merriweather"/>
    </style:style>
    <style:style style:name="T9_164" style:family="text">
      <style:text-properties fo:background-color="#ffffff" style:font-name="Merriweather" style:font-name-asian="Merriweather" style:font-name-complex="Merriweather"/>
    </style:style>
    <style:style style:name="T9_165" style:family="text">
      <style:text-properties fo:background-color="#ffffff" style:font-name="Merriweather" style:font-name-asian="Merriweather" style:font-name-complex="Merriweather"/>
    </style:style>
    <style:style style:name="T9_166" style:family="text">
      <style:text-properties fo:background-color="#ffffff" style:font-name="Merriweather" style:font-name-asian="Merriweather" style:font-name-complex="Merriweather"/>
    </style:style>
    <style:style style:name="T9_167" style:family="text">
      <style:text-properties fo:background-color="#ffffff" style:font-name="Merriweather" style:font-name-asian="Merriweather" style:font-name-complex="Merriweather"/>
    </style:style>
    <style:style style:name="T9_168" style:family="text">
      <style:text-properties fo:background-color="#ffffff" style:font-name="Merriweather" style:font-name-asian="Merriweather" style:font-name-complex="Merriweather"/>
    </style:style>
    <style:style style:name="T9_169" style:family="text">
      <style:text-properties fo:background-color="#ffffff" style:font-name="Merriweather" style:font-name-asian="Merriweather" style:font-name-complex="Merriweather"/>
    </style:style>
    <style:style style:name="T9_170" style:family="text">
      <style:text-properties fo:background-color="#ffffff" style:font-name="Merriweather" style:font-name-asian="Merriweather" style:font-name-complex="Merriweather"/>
    </style:style>
    <style:style style:name="T9_171" style:family="text">
      <style:text-properties fo:background-color="#ffffff" style:font-name="Merriweather" style:font-name-asian="Merriweather" style:font-name-complex="Merriweather"/>
    </style:style>
    <style:style style:name="T9_172" style:family="text">
      <style:text-properties fo:background-color="#ffffff" style:font-name="Merriweather" style:font-name-asian="Merriweather" style:font-name-complex="Merriweather"/>
    </style:style>
    <style:style style:name="T9_173" style:family="text">
      <style:text-properties fo:background-color="#ffffff" style:font-name="Merriweather" style:font-name-asian="Merriweather" style:font-name-complex="Merriweather"/>
    </style:style>
    <style:style style:name="T9_174" style:family="text">
      <style:text-properties fo:background-color="#ffffff" style:font-name="Merriweather" style:font-name-asian="Merriweather" style:font-name-complex="Merriweather"/>
    </style:style>
    <style:style style:name="T9_175" style:family="text">
      <style:text-properties fo:background-color="#ffffff" style:font-name="Merriweather" style:font-name-asian="Merriweather" style:font-name-complex="Merriweather"/>
    </style:style>
    <style:style style:name="T9_176" style:family="text">
      <style:text-properties fo:background-color="#ffffff" style:font-name="Merriweather" style:font-name-asian="Merriweather" style:font-name-complex="Merriweather"/>
    </style:style>
    <style:style style:name="T9_177" style:family="text">
      <style:text-properties fo:background-color="#ffffff" style:font-name="Merriweather" style:font-name-asian="Merriweather" style:font-name-complex="Merriweather"/>
    </style:style>
    <style:style style:name="T9_178" style:family="text">
      <style:text-properties fo:background-color="#ffffff" style:font-name="Merriweather" style:font-name-asian="Merriweather" style:font-name-complex="Merriweather"/>
    </style:style>
    <style:style style:name="T9_179" style:family="text">
      <style:text-properties fo:background-color="#ffffff" style:font-name="Merriweather" style:font-name-asian="Merriweather" style:font-name-complex="Merriweather"/>
    </style:style>
    <style:style style:name="T9_180" style:family="text">
      <style:text-properties fo:background-color="#ffffff" style:font-name="Merriweather" style:font-name-asian="Merriweather" style:font-name-complex="Merriweather"/>
    </style:style>
    <style:style style:name="T9_181" style:family="text">
      <style:text-properties fo:background-color="#ffffff" style:font-name="Merriweather" style:font-name-asian="Merriweather" style:font-name-complex="Merriweather"/>
    </style:style>
    <style:style style:name="T9_182" style:family="text">
      <style:text-properties fo:background-color="#ffffff" style:font-name="Merriweather" style:font-name-asian="Merriweather" style:font-name-complex="Merriweather"/>
    </style:style>
    <style:style style:name="T9_183" style:family="text">
      <style:text-properties fo:background-color="#ffffff" style:font-name="Merriweather" style:font-name-asian="Merriweather" style:font-name-complex="Merriweather"/>
    </style:style>
    <style:style style:name="T9_184" style:family="text">
      <style:text-properties fo:background-color="#ffffff" style:font-name="Merriweather" style:font-name-asian="Merriweather" style:font-name-complex="Merriweather"/>
    </style:style>
    <style:style style:name="T9_185" style:family="text">
      <style:text-properties fo:background-color="#ffffff" style:font-name="Merriweather" style:font-name-asian="Merriweather" style:font-name-complex="Merriweather"/>
    </style:style>
    <style:style style:name="T9_186" style:family="text">
      <style:text-properties fo:background-color="#ffffff" style:font-name="Merriweather" style:font-name-asian="Merriweather" style:font-name-complex="Merriweather"/>
    </style:style>
    <style:style style:name="T9_187" style:family="text">
      <style:text-properties fo:background-color="#ffffff" style:font-name="Merriweather" style:font-name-asian="Merriweather" style:font-name-complex="Merriweather"/>
    </style:style>
    <style:style style:name="T9_188" style:family="text">
      <style:text-properties fo:background-color="#ffffff" style:font-name="Merriweather" style:font-name-asian="Merriweather" style:font-name-complex="Merriweather"/>
    </style:style>
    <style:style style:name="T9_189" style:family="text">
      <style:text-properties fo:background-color="#ffffff" style:font-name="Merriweather" style:font-name-asian="Merriweather" style:font-name-complex="Merriweather"/>
    </style:style>
    <style:style style:name="T9_190" style:family="text">
      <style:text-properties fo:background-color="#ffffff" style:font-name="Merriweather" style:font-name-asian="Merriweather" style:font-name-complex="Merriweather"/>
    </style:style>
    <style:style style:name="T9_191" style:family="text">
      <style:text-properties fo:background-color="#ffffff" style:font-name="Merriweather" style:font-name-asian="Merriweather" style:font-name-complex="Merriweather"/>
    </style:style>
    <style:style style:name="T9_192" style:family="text">
      <style:text-properties fo:background-color="#ffffff" style:font-name="Merriweather" style:font-name-asian="Merriweather" style:font-name-complex="Merriweather"/>
    </style:style>
    <style:style style:name="T9_193" style:family="text">
      <style:text-properties fo:background-color="#ffffff" style:font-name="Merriweather" style:font-name-asian="Merriweather" style:font-name-complex="Merriweather"/>
    </style:style>
    <style:style style:name="T9_194" style:family="text">
      <style:text-properties fo:background-color="#ffffff" style:font-name="Merriweather" style:font-name-asian="Merriweather" style:font-name-complex="Merriweather"/>
    </style:style>
    <style:style style:name="T9_195" style:family="text">
      <style:text-properties fo:background-color="#ffffff" style:font-name="Merriweather" style:font-name-asian="Merriweather" style:font-name-complex="Merriweather"/>
    </style:style>
    <style:style style:name="T9_196" style:family="text">
      <style:text-properties fo:background-color="#ffffff" style:font-name="Merriweather" style:font-name-asian="Merriweather" style:font-name-complex="Merriweather"/>
    </style:style>
    <style:style style:name="T9_197" style:family="text">
      <style:text-properties fo:background-color="#ffffff" style:font-name="Merriweather" style:font-name-asian="Merriweather" style:font-name-complex="Merriweather"/>
    </style:style>
    <style:style style:name="T9_198" style:family="text">
      <style:text-properties fo:background-color="#ffffff" style:font-name="Merriweather" style:font-name-asian="Merriweather" style:font-name-complex="Merriweather"/>
    </style:style>
    <style:style style:name="T9_199" style:family="text">
      <style:text-properties fo:background-color="#ffffff" style:font-name="Merriweather" style:font-name-asian="Merriweather" style:font-name-complex="Merriweather"/>
    </style:style>
    <style:style style:name="T9_200" style:family="text">
      <style:text-properties fo:background-color="#ffffff" style:font-name="Merriweather" style:font-name-asian="Merriweather" style:font-name-complex="Merriweather"/>
    </style:style>
    <style:style style:name="T9_201" style:family="text">
      <style:text-properties fo:background-color="#ffffff" style:font-name="Merriweather" style:font-name-asian="Merriweather" style:font-name-complex="Merriweather"/>
    </style:style>
    <style:style style:name="T9_202" style:family="text">
      <style:text-properties fo:background-color="#ffffff" style:font-name="Merriweather" style:font-name-asian="Merriweather" style:font-name-complex="Merriweather"/>
    </style:style>
    <style:style style:name="T9_203" style:family="text">
      <style:text-properties fo:background-color="#ffffff" style:font-name="Merriweather" style:font-name-asian="Merriweather" style:font-name-complex="Merriweather"/>
    </style:style>
    <style:style style:name="T9_204" style:family="text">
      <style:text-properties fo:background-color="#ffffff" style:font-name="Merriweather" style:font-name-asian="Merriweather" style:font-name-complex="Merriweather"/>
    </style:style>
    <style:style style:name="T9_205" style:family="text">
      <style:text-properties fo:background-color="#ffffff" style:font-name="Merriweather" style:font-name-asian="Merriweather" style:font-name-complex="Merriweather"/>
    </style:style>
    <style:style style:name="T9_206" style:family="text">
      <style:text-properties fo:background-color="#ffffff" style:font-name="Merriweather" style:font-name-asian="Merriweather" style:font-name-complex="Merriweather"/>
    </style:style>
    <style:style style:name="T9_207" style:family="text">
      <style:text-properties fo:background-color="#ffffff" style:font-name="Merriweather" style:font-name-asian="Merriweather" style:font-name-complex="Merriweather"/>
    </style:style>
    <style:style style:name="T9_208" style:family="text">
      <style:text-properties fo:background-color="#ffffff" style:font-name="Merriweather" style:font-name-asian="Merriweather" style:font-name-complex="Merriweather"/>
    </style:style>
    <style:style style:name="T9_209" style:family="text">
      <style:text-properties fo:background-color="#ffffff" style:font-name="Merriweather" style:font-name-asian="Merriweather" style:font-name-complex="Merriweather"/>
    </style:style>
    <style:style style:name="T9_210" style:family="text">
      <style:text-properties fo:background-color="#ffffff" style:font-name="Merriweather" style:font-name-asian="Merriweather" style:font-name-complex="Merriweather"/>
    </style:style>
    <style:style style:name="T9_211" style:family="text">
      <style:text-properties fo:background-color="#ffffff" style:font-name="Merriweather" style:font-name-asian="Merriweather" style:font-name-complex="Merriweather"/>
    </style:style>
    <style:style style:name="T9_212" style:family="text">
      <style:text-properties fo:background-color="#ffffff" style:font-name="Merriweather" style:font-name-asian="Merriweather" style:font-name-complex="Merriweather"/>
    </style:style>
    <style:style style:name="T9_213" style:family="text">
      <style:text-properties fo:background-color="#ffffff" style:font-name="Merriweather" style:font-name-asian="Merriweather" style:font-name-complex="Merriweather"/>
    </style:style>
    <style:style style:name="T9_214" style:family="text">
      <style:text-properties fo:background-color="#ffffff" style:font-name="Merriweather" style:font-name-asian="Merriweather" style:font-name-complex="Merriweather"/>
    </style:style>
    <style:style style:name="T9_215" style:family="text">
      <style:text-properties fo:background-color="#ffffff" style:font-name="Merriweather" style:font-name-asian="Merriweather" style:font-name-complex="Merriweather"/>
    </style:style>
    <style:style style:name="T9_216" style:family="text">
      <style:text-properties fo:background-color="#ffffff" style:font-name="Merriweather" style:font-name-asian="Merriweather" style:font-name-complex="Merriweather"/>
    </style:style>
    <style:style style:name="T9_217" style:family="text">
      <style:text-properties fo:background-color="#ffffff" style:font-name="Merriweather" style:font-name-asian="Merriweather" style:font-name-complex="Merriweather"/>
    </style:style>
    <style:style style:name="T9_218" style:family="text">
      <style:text-properties fo:background-color="#ffffff" style:font-name="Merriweather" style:font-name-asian="Merriweather" style:font-name-complex="Merriweather"/>
    </style:style>
    <style:style style:name="T9_219" style:family="text">
      <style:text-properties fo:background-color="#ffffff" style:font-name="Merriweather" style:font-name-asian="Merriweather" style:font-name-complex="Merriweather"/>
    </style:style>
    <style:style style:name="T9_220" style:family="text">
      <style:text-properties fo:background-color="#ffffff" style:font-name="Merriweather" style:font-name-asian="Merriweather" style:font-name-complex="Merriweather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fo:background-color="#ffffff" style:font-name="Merriweather" style:font-name-asian="Merriweather" style:font-name-complex="Merriweather"/>
    </style:style>
    <style:style style:name="T10_2" style:family="text">
      <style:text-properties fo:background-color="#ffffff" style:font-name="Merriweather" style:font-name-asian="Merriweather" style:font-name-complex="Merriweather"/>
    </style:style>
    <style:style style:name="T10_3" style:family="text">
      <style:text-properties fo:background-color="#ffffff" style:font-name="Merriweather" style:font-name-asian="Merriweather" style:font-name-complex="Merriweather"/>
    </style:style>
    <style:style style:name="T10_4" style:family="text">
      <style:text-properties fo:background-color="#ffffff" style:font-name="Merriweather" style:font-name-asian="Merriweather" style:font-name-complex="Merriweather"/>
    </style:style>
    <style:style style:name="T10_5" style:family="text">
      <style:text-properties fo:background-color="#ffffff" style:font-name="Merriweather" style:font-name-asian="Merriweather" style:font-name-complex="Merriweather"/>
    </style:style>
    <style:style style:name="T10_6" style:family="text">
      <style:text-properties fo:background-color="#ffffff" style:font-name="Merriweather" style:font-name-asian="Merriweather" style:font-name-complex="Merriweather"/>
    </style:style>
    <style:style style:name="T10_7" style:family="text">
      <style:text-properties fo:background-color="#ffffff" style:font-name="Merriweather" style:font-name-asian="Merriweather" style:font-name-complex="Merriweather"/>
    </style:style>
    <style:style style:name="T10_8" style:family="text">
      <style:text-properties fo:background-color="#ffffff" style:font-name="Merriweather" style:font-name-asian="Merriweather" style:font-name-complex="Merriweather"/>
    </style:style>
    <style:style style:name="T10_9" style:family="text">
      <style:text-properties fo:background-color="#ffffff" style:font-name="Merriweather" style:font-name-asian="Merriweather" style:font-name-complex="Merriweather"/>
    </style:style>
    <style:style style:name="T10_10" style:family="text">
      <style:text-properties fo:background-color="#ffffff" style:font-name="Merriweather" style:font-name-asian="Merriweather" style:font-name-complex="Merriweather"/>
    </style:style>
    <style:style style:name="T10_11" style:family="text">
      <style:text-properties fo:background-color="#ffffff" style:font-name="Merriweather" style:font-name-asian="Merriweather" style:font-name-complex="Merriweather"/>
    </style:style>
    <style:style style:name="T10_12" style:family="text">
      <style:text-properties fo:background-color="#ffffff" style:font-name="Merriweather" style:font-name-asian="Merriweather" style:font-name-complex="Merriweather"/>
    </style:style>
    <style:style style:name="T10_13" style:family="text">
      <style:text-properties fo:background-color="#ffffff" style:font-name="Merriweather" style:font-name-asian="Merriweather" style:font-name-complex="Merriweather"/>
    </style:style>
    <style:style style:name="T10_14" style:family="text">
      <style:text-properties fo:background-color="#ffffff" style:font-name="Merriweather" style:font-name-asian="Merriweather" style:font-name-complex="Merriweather"/>
    </style:style>
    <style:style style:name="T10_15" style:family="text">
      <style:text-properties fo:background-color="#ffffff" style:font-name="Merriweather" style:font-name-asian="Merriweather" style:font-name-complex="Merriweather"/>
    </style:style>
    <style:style style:name="T10_16" style:family="text">
      <style:text-properties fo:background-color="#ffffff" style:font-name="Merriweather" style:font-name-asian="Merriweather" style:font-name-complex="Merriweather"/>
    </style:style>
    <style:style style:name="T10_17" style:family="text">
      <style:text-properties fo:background-color="#ffffff" style:font-name="Merriweather" style:font-name-asian="Merriweather" style:font-name-complex="Merriweather"/>
    </style:style>
    <style:style style:name="T10_18" style:family="text">
      <style:text-properties fo:background-color="#ffffff" style:font-name="Merriweather" style:font-name-asian="Merriweather" style:font-name-complex="Merriweather"/>
    </style:style>
    <style:style style:name="T10_19" style:family="text">
      <style:text-properties fo:background-color="#ffffff" style:font-name="Merriweather" style:font-name-asian="Merriweather" style:font-name-complex="Merriweather"/>
    </style:style>
    <style:style style:name="T10_20" style:family="text">
      <style:text-properties fo:background-color="#ffffff" style:font-name="Merriweather" style:font-name-asian="Merriweather" style:font-name-complex="Merriweather"/>
    </style:style>
    <style:style style:name="T10_21" style:family="text">
      <style:text-properties fo:background-color="#ffffff" style:font-name="Merriweather" style:font-name-asian="Merriweather" style:font-name-complex="Merriweather"/>
    </style:style>
    <style:style style:name="T10_22" style:family="text">
      <style:text-properties fo:background-color="#ffffff" style:font-name="Merriweather" style:font-name-asian="Merriweather" style:font-name-complex="Merriweather"/>
    </style:style>
    <style:style style:name="T10_23" style:family="text">
      <style:text-properties fo:background-color="#ffffff" style:font-name="Merriweather" style:font-name-asian="Merriweather" style:font-name-complex="Merriweather"/>
    </style:style>
    <style:style style:name="T10_24" style:family="text">
      <style:text-properties fo:background-color="#ffffff" style:font-name="Merriweather" style:font-name-asian="Merriweather" style:font-name-complex="Merriweather"/>
    </style:style>
    <style:style style:name="T10_25" style:family="text">
      <style:text-properties fo:background-color="#ffffff" style:font-name="Merriweather" style:font-name-asian="Merriweather" style:font-name-complex="Merriweather"/>
    </style:style>
    <style:style style:name="T10_26" style:family="text">
      <style:text-properties fo:background-color="#ffffff" style:font-name="Merriweather" style:font-name-asian="Merriweather" style:font-name-complex="Merriweather"/>
    </style:style>
    <style:style style:name="T10_27" style:family="text">
      <style:text-properties fo:background-color="#ffffff" style:font-name="Merriweather" style:font-name-asian="Merriweather" style:font-name-complex="Merriweather"/>
    </style:style>
    <style:style style:name="T10_28" style:family="text">
      <style:text-properties fo:background-color="#ffffff" style:font-name="Merriweather" style:font-name-asian="Merriweather" style:font-name-complex="Merriweather"/>
    </style:style>
    <style:style style:name="T10_29" style:family="text">
      <style:text-properties fo:background-color="#ffffff" style:font-name="Merriweather" style:font-name-asian="Merriweather" style:font-name-complex="Merriweather"/>
    </style:style>
    <style:style style:name="T10_30" style:family="text">
      <style:text-properties fo:background-color="#ffffff" style:font-name="Merriweather" style:font-name-asian="Merriweather" style:font-name-complex="Merriweather"/>
    </style:style>
    <style:style style:name="T10_31" style:family="text">
      <style:text-properties fo:background-color="#ffffff" style:font-name="Merriweather" style:font-name-asian="Merriweather" style:font-name-complex="Merriweather"/>
    </style:style>
    <style:style style:name="T10_32" style:family="text">
      <style:text-properties fo:background-color="#ffffff" style:font-name="Merriweather" style:font-name-asian="Merriweather" style:font-name-complex="Merriweather"/>
    </style:style>
    <style:style style:name="T10_33" style:family="text">
      <style:text-properties fo:background-color="#ffffff" style:font-name="Merriweather" style:font-name-asian="Merriweather" style:font-name-complex="Merriweather"/>
    </style:style>
    <style:style style:name="T10_34" style:family="text">
      <style:text-properties fo:background-color="#ffffff" style:font-name="Merriweather" style:font-name-asian="Merriweather" style:font-name-complex="Merriweather"/>
    </style:style>
    <style:style style:name="T10_35" style:family="text">
      <style:text-properties fo:background-color="#ffffff" style:font-name="Merriweather" style:font-name-asian="Merriweather" style:font-name-complex="Merriweather"/>
    </style:style>
    <style:style style:name="T10_36" style:family="text">
      <style:text-properties fo:background-color="#ffffff" style:font-name="Merriweather" style:font-name-asian="Merriweather" style:font-name-complex="Merriweather"/>
    </style:style>
    <style:style style:name="T10_37" style:family="text">
      <style:text-properties fo:background-color="#ffffff" style:font-name="Merriweather" style:font-name-asian="Merriweather" style:font-name-complex="Merriweather"/>
    </style:style>
    <style:style style:name="T10_38" style:family="text">
      <style:text-properties fo:background-color="#ffffff" style:font-name="Merriweather" style:font-name-asian="Merriweather" style:font-name-complex="Merriweather"/>
    </style:style>
    <style:style style:name="T10_39" style:family="text">
      <style:text-properties fo:background-color="#ffffff" style:font-name="Merriweather" style:font-name-asian="Merriweather" style:font-name-complex="Merriweather"/>
    </style:style>
    <style:style style:name="T10_40" style:family="text">
      <style:text-properties fo:background-color="#ffffff" style:font-name="Merriweather" style:font-name-asian="Merriweather" style:font-name-complex="Merriweather"/>
    </style:style>
    <style:style style:name="T10_41" style:family="text">
      <style:text-properties fo:background-color="#ffffff" style:font-name="Merriweather" style:font-name-asian="Merriweather" style:font-name-complex="Merriweather"/>
    </style:style>
    <style:style style:name="T10_42" style:family="text">
      <style:text-properties fo:background-color="#ffffff" style:font-name="Merriweather" style:font-name-asian="Merriweather" style:font-name-complex="Merriweather"/>
    </style:style>
    <style:style style:name="T10_43" style:family="text">
      <style:text-properties fo:background-color="#ffffff" style:font-name="Merriweather" style:font-name-asian="Merriweather" style:font-name-complex="Merriweather"/>
    </style:style>
    <style:style style:name="T10_44" style:family="text">
      <style:text-properties fo:background-color="#ffffff" style:font-name="Merriweather" style:font-name-asian="Merriweather" style:font-name-complex="Merriweather"/>
    </style:style>
    <style:style style:name="T10_45" style:family="text">
      <style:text-properties fo:background-color="#ffffff" style:font-name="Merriweather" style:font-name-asian="Merriweather" style:font-name-complex="Merriweather"/>
    </style:style>
    <style:style style:name="T10_46" style:family="text">
      <style:text-properties fo:background-color="#ffffff" style:font-name="Merriweather" style:font-name-asian="Merriweather" style:font-name-complex="Merriweather"/>
    </style:style>
    <style:style style:name="T10_47" style:family="text">
      <style:text-properties fo:background-color="#ffffff" style:font-name="Merriweather" style:font-name-asian="Merriweather" style:font-name-complex="Merriweather"/>
    </style:style>
    <style:style style:name="T10_48" style:family="text">
      <style:text-properties fo:background-color="#ffffff" style:font-name="Merriweather" style:font-name-asian="Merriweather" style:font-name-complex="Merriweather"/>
    </style:style>
    <style:style style:name="T10_49" style:family="text">
      <style:text-properties fo:background-color="#ffffff" style:font-name="Merriweather" style:font-name-asian="Merriweather" style:font-name-complex="Merriweather"/>
    </style:style>
    <style:style style:name="T10_50" style:family="text">
      <style:text-properties fo:background-color="#ffffff" style:font-name="Merriweather" style:font-name-asian="Merriweather" style:font-name-complex="Merriweather"/>
    </style:style>
    <style:style style:name="T10_51" style:family="text">
      <style:text-properties fo:background-color="#ffffff" style:font-name="Merriweather" style:font-name-asian="Merriweather" style:font-name-complex="Merriweather"/>
    </style:style>
    <style:style style:name="T10_52" style:family="text">
      <style:text-properties fo:background-color="#ffffff" style:font-name="Merriweather" style:font-name-asian="Merriweather" style:font-name-complex="Merriweather"/>
    </style:style>
    <style:style style:name="T10_53" style:family="text">
      <style:text-properties fo:background-color="#ffffff" style:font-name="Merriweather" style:font-name-asian="Merriweather" style:font-name-complex="Merriweather"/>
    </style:style>
    <style:style style:name="T10_54" style:family="text">
      <style:text-properties fo:background-color="#ffffff" style:font-name="Merriweather" style:font-name-asian="Merriweather" style:font-name-complex="Merriweather"/>
    </style:style>
    <style:style style:name="T10_55" style:family="text">
      <style:text-properties fo:background-color="#ffffff" style:font-name="Merriweather" style:font-name-asian="Merriweather" style:font-name-complex="Merriweather"/>
    </style:style>
    <style:style style:name="T10_56" style:family="text">
      <style:text-properties fo:background-color="#ffffff" style:font-name="Merriweather" style:font-name-asian="Merriweather" style:font-name-complex="Merriweather"/>
    </style:style>
    <style:style style:name="T10_57" style:family="text">
      <style:text-properties fo:background-color="#ffffff" style:font-name="Merriweather" style:font-name-asian="Merriweather" style:font-name-complex="Merriweather"/>
    </style:style>
    <style:style style:name="T10_58" style:family="text">
      <style:text-properties fo:background-color="#ffffff" style:font-name="Merriweather" style:font-name-asian="Merriweather" style:font-name-complex="Merriweather"/>
    </style:style>
    <style:style style:name="T10_59" style:family="text">
      <style:text-properties fo:background-color="#ffffff" style:font-name="Merriweather" style:font-name-asian="Merriweather" style:font-name-complex="Merriweather"/>
    </style:style>
    <style:style style:name="T10_60" style:family="text">
      <style:text-properties fo:background-color="#ffffff" style:font-name="Merriweather" style:font-name-asian="Merriweather" style:font-name-complex="Merriweather"/>
    </style:style>
    <style:style style:name="T10_61" style:family="text">
      <style:text-properties fo:background-color="#ffffff" style:font-name="Merriweather" style:font-name-asian="Merriweather" style:font-name-complex="Merriweather"/>
    </style:style>
    <style:style style:name="T10_62" style:family="text">
      <style:text-properties fo:background-color="#ffffff" style:font-name="Merriweather" style:font-name-asian="Merriweather" style:font-name-complex="Merriweather"/>
    </style:style>
    <style:style style:name="T10_63" style:family="text">
      <style:text-properties fo:background-color="#ffffff" style:font-name="Merriweather" style:font-name-asian="Merriweather" style:font-name-complex="Merriweather"/>
    </style:style>
    <style:style style:name="T10_64" style:family="text">
      <style:text-properties fo:background-color="#ffffff" style:font-name="Merriweather" style:font-name-asian="Merriweather" style:font-name-complex="Merriweather"/>
    </style:style>
    <style:style style:name="T10_65" style:family="text">
      <style:text-properties fo:background-color="#ffffff" style:font-name="Merriweather" style:font-name-asian="Merriweather" style:font-name-complex="Merriweather"/>
    </style:style>
    <style:style style:name="T10_66" style:family="text">
      <style:text-properties fo:background-color="#ffffff" style:font-name="Merriweather" style:font-name-asian="Merriweather" style:font-name-complex="Merriweather"/>
    </style:style>
    <style:style style:name="T10_67" style:family="text">
      <style:text-properties fo:background-color="#ffffff" style:font-name="Merriweather" style:font-name-asian="Merriweather" style:font-name-complex="Merriweather"/>
    </style:style>
    <style:style style:name="T10_68" style:family="text">
      <style:text-properties fo:background-color="#ffffff" style:font-name="Merriweather" style:font-name-asian="Merriweather" style:font-name-complex="Merriweather"/>
    </style:style>
    <style:style style:name="T10_69" style:family="text">
      <style:text-properties fo:background-color="#ffffff" style:font-name="Merriweather" style:font-name-asian="Merriweather" style:font-name-complex="Merriweather"/>
    </style:style>
    <style:style style:name="T10_70" style:family="text">
      <style:text-properties fo:background-color="#ffffff" style:font-name="Merriweather" style:font-name-asian="Merriweather" style:font-name-complex="Merriweather"/>
    </style:style>
    <style:style style:name="T10_71" style:family="text">
      <style:text-properties fo:background-color="#ffffff" style:font-name="Merriweather" style:font-name-asian="Merriweather" style:font-name-complex="Merriweather"/>
    </style:style>
    <style:style style:name="T10_72" style:family="text">
      <style:text-properties fo:background-color="#ffffff" style:font-name="Merriweather" style:font-name-asian="Merriweather" style:font-name-complex="Merriweather"/>
    </style:style>
    <style:style style:name="T10_73" style:family="text">
      <style:text-properties fo:background-color="#ffffff" style:font-name="Merriweather" style:font-name-asian="Merriweather" style:font-name-complex="Merriweather"/>
    </style:style>
    <style:style style:name="T10_74" style:family="text">
      <style:text-properties fo:background-color="#ffffff" style:font-name="Merriweather" style:font-name-asian="Merriweather" style:font-name-complex="Merriweather"/>
    </style:style>
    <style:style style:name="T10_75" style:family="text">
      <style:text-properties fo:background-color="#ffffff" style:font-name="Merriweather" style:font-name-asian="Merriweather" style:font-name-complex="Merriweather"/>
    </style:style>
    <style:style style:name="T10_76" style:family="text">
      <style:text-properties fo:background-color="#ffffff" style:font-name="Merriweather" style:font-name-asian="Merriweather" style:font-name-complex="Merriweather"/>
    </style:style>
    <style:style style:name="T10_77" style:family="text">
      <style:text-properties fo:background-color="#ffffff" style:font-name="Merriweather" style:font-name-asian="Merriweather" style:font-name-complex="Merriweather"/>
    </style:style>
    <style:style style:name="T10_78" style:family="text">
      <style:text-properties fo:background-color="#ffffff" style:font-name="Merriweather" style:font-name-asian="Merriweather" style:font-name-complex="Merriweather"/>
    </style:style>
    <style:style style:name="T10_79" style:family="text">
      <style:text-properties fo:background-color="#ffffff" style:font-name="Merriweather" style:font-name-asian="Merriweather" style:font-name-complex="Merriweather"/>
    </style:style>
    <style:style style:name="T10_80" style:family="text">
      <style:text-properties fo:background-color="#ffffff" style:font-name="Merriweather" style:font-name-asian="Merriweather" style:font-name-complex="Merriweather"/>
    </style:style>
    <style:style style:name="T10_81" style:family="text">
      <style:text-properties fo:background-color="#ffffff" style:font-name="Merriweather" style:font-name-asian="Merriweather" style:font-name-complex="Merriweather"/>
    </style:style>
    <style:style style:name="T10_82" style:family="text">
      <style:text-properties fo:background-color="#ffffff" style:font-name="Merriweather" style:font-name-asian="Merriweather" style:font-name-complex="Merriweather"/>
    </style:style>
    <style:style style:name="T10_83" style:family="text">
      <style:text-properties fo:background-color="#ffffff" style:font-name="Merriweather" style:font-name-asian="Merriweather" style:font-name-complex="Merriweather"/>
    </style:style>
    <style:style style:name="T10_84" style:family="text">
      <style:text-properties fo:background-color="#ffffff" style:font-name="Merriweather" style:font-name-asian="Merriweather" style:font-name-complex="Merriweather"/>
    </style:style>
    <style:style style:name="T10_85" style:family="text">
      <style:text-properties fo:background-color="#ffffff" style:font-name="Merriweather" style:font-name-asian="Merriweather" style:font-name-complex="Merriweather"/>
    </style:style>
    <style:style style:name="T10_86" style:family="text">
      <style:text-properties fo:background-color="#ffffff" style:font-name="Merriweather" style:font-name-asian="Merriweather" style:font-name-complex="Merriweather"/>
    </style:style>
    <style:style style:name="T10_87" style:family="text">
      <style:text-properties fo:background-color="#ffffff" style:font-name="Merriweather" style:font-name-asian="Merriweather" style:font-name-complex="Merriweather"/>
    </style:style>
    <style:style style:name="T10_88" style:family="text">
      <style:text-properties fo:background-color="#ffffff" style:font-name="Merriweather" style:font-name-asian="Merriweather" style:font-name-complex="Merriweather"/>
    </style:style>
    <style:style style:name="T10_89" style:family="text">
      <style:text-properties fo:background-color="#ffffff" style:font-name="Merriweather" style:font-name-asian="Merriweather" style:font-name-complex="Merriweather"/>
    </style:style>
    <style:style style:name="T10_90" style:family="text">
      <style:text-properties fo:background-color="#ffffff" style:font-name="Merriweather" style:font-name-asian="Merriweather" style:font-name-complex="Merriweather"/>
    </style:style>
    <style:style style:name="T10_91" style:family="text">
      <style:text-properties fo:background-color="#ffffff" style:font-name="Merriweather" style:font-name-asian="Merriweather" style:font-name-complex="Merriweather"/>
    </style:style>
    <style:style style:name="T10_92" style:family="text">
      <style:text-properties fo:background-color="#ffffff" style:font-name="Merriweather" style:font-name-asian="Merriweather" style:font-name-complex="Merriweather"/>
    </style:style>
    <style:style style:name="T10_93" style:family="text">
      <style:text-properties fo:background-color="#ffffff" style:font-name="Merriweather" style:font-name-asian="Merriweather" style:font-name-complex="Merriweather"/>
    </style:style>
    <style:style style:name="T10_94" style:family="text">
      <style:text-properties fo:background-color="#ffffff" style:font-name="Merriweather" style:font-name-asian="Merriweather" style:font-name-complex="Merriweather"/>
    </style:style>
    <style:style style:name="T10_95" style:family="text">
      <style:text-properties fo:background-color="#ffffff" style:font-name="Merriweather" style:font-name-asian="Merriweather" style:font-name-complex="Merriweather"/>
    </style:style>
    <style:style style:name="T10_96" style:family="text">
      <style:text-properties fo:background-color="#ffffff" style:font-name="Merriweather" style:font-name-asian="Merriweather" style:font-name-complex="Merriweather"/>
    </style:style>
    <style:style style:name="T10_97" style:family="text">
      <style:text-properties fo:background-color="#ffffff" style:font-name="Merriweather" style:font-name-asian="Merriweather" style:font-name-complex="Merriweather"/>
    </style:style>
    <style:style style:name="T10_98" style:family="text">
      <style:text-properties fo:background-color="#ffffff" style:font-name="Merriweather" style:font-name-asian="Merriweather" style:font-name-complex="Merriweather"/>
    </style:style>
    <style:style style:name="T10_99" style:family="text">
      <style:text-properties fo:background-color="#ffffff" style:font-name="Merriweather" style:font-name-asian="Merriweather" style:font-name-complex="Merriweather"/>
    </style:style>
    <style:style style:name="T10_100" style:family="text">
      <style:text-properties fo:background-color="#ffffff" style:font-name="Merriweather" style:font-name-asian="Merriweather" style:font-name-complex="Merriweather"/>
    </style:style>
    <style:style style:name="T10_101" style:family="text">
      <style:text-properties fo:background-color="#ffffff" style:font-name="Merriweather" style:font-name-asian="Merriweather" style:font-name-complex="Merriweather"/>
    </style:style>
    <style:style style:name="T10_102" style:family="text">
      <style:text-properties fo:background-color="#ffffff" style:font-name="Merriweather" style:font-name-asian="Merriweather" style:font-name-complex="Merriweather"/>
    </style:style>
    <style:style style:name="T10_103" style:family="text">
      <style:text-properties fo:background-color="#ffffff" style:font-name="Merriweather" style:font-name-asian="Merriweather" style:font-name-complex="Merriweather"/>
    </style:style>
    <style:style style:name="T10_104" style:family="text">
      <style:text-properties fo:background-color="#ffffff" style:font-name="Merriweather" style:font-name-asian="Merriweather" style:font-name-complex="Merriweather"/>
    </style:style>
    <style:style style:name="T10_105" style:family="text">
      <style:text-properties fo:background-color="#ffffff" style:font-name="Merriweather" style:font-name-asian="Merriweather" style:font-name-complex="Merriweather"/>
    </style:style>
    <style:style style:name="T10_106" style:family="text">
      <style:text-properties fo:background-color="#ffffff" style:font-name="Merriweather" style:font-name-asian="Merriweather" style:font-name-complex="Merriweather"/>
    </style:style>
    <style:style style:name="T10_107" style:family="text">
      <style:text-properties fo:background-color="#ffffff" style:font-name="Merriweather" style:font-name-asian="Merriweather" style:font-name-complex="Merriweather"/>
    </style:style>
    <style:style style:name="T10_108" style:family="text">
      <style:text-properties fo:background-color="#ffffff" style:font-name="Merriweather" style:font-name-asian="Merriweather" style:font-name-complex="Merriweather"/>
    </style:style>
    <style:style style:name="T10_109" style:family="text">
      <style:text-properties fo:background-color="#ffffff" style:font-name="Merriweather" style:font-name-asian="Merriweather" style:font-name-complex="Merriweather"/>
    </style:style>
    <style:style style:name="T10_110" style:family="text">
      <style:text-properties fo:background-color="#ffffff" style:font-name="Merriweather" style:font-name-asian="Merriweather" style:font-name-complex="Merriweather"/>
    </style:style>
    <style:style style:name="T10_111" style:family="text">
      <style:text-properties fo:background-color="#ffffff" style:font-name="Merriweather" style:font-name-asian="Merriweather" style:font-name-complex="Merriweather"/>
    </style:style>
    <style:style style:name="T10_112" style:family="text">
      <style:text-properties fo:background-color="#ffffff" style:font-name="Merriweather" style:font-name-asian="Merriweather" style:font-name-complex="Merriweather"/>
    </style:style>
    <style:style style:name="T10_113" style:family="text">
      <style:text-properties fo:background-color="#ffffff" style:font-name="Merriweather" style:font-name-asian="Merriweather" style:font-name-complex="Merriweather"/>
    </style:style>
    <style:style style:name="T10_114" style:family="text">
      <style:text-properties fo:background-color="#ffffff" style:font-name="Merriweather" style:font-name-asian="Merriweather" style:font-name-complex="Merriweather"/>
    </style:style>
    <style:style style:name="T10_115" style:family="text">
      <style:text-properties fo:background-color="#ffffff" style:font-name="Merriweather" style:font-name-asian="Merriweather" style:font-name-complex="Merriweather"/>
    </style:style>
    <style:style style:name="T10_116" style:family="text">
      <style:text-properties fo:background-color="#ffffff" style:font-name="Merriweather" style:font-name-asian="Merriweather" style:font-name-complex="Merriweather"/>
    </style:style>
    <style:style style:name="T10_117" style:family="text">
      <style:text-properties fo:background-color="#ffffff" style:font-name="Merriweather" style:font-name-asian="Merriweather" style:font-name-complex="Merriweather"/>
    </style:style>
    <style:style style:name="T10_118" style:family="text">
      <style:text-properties fo:background-color="#ffffff" style:font-name="Merriweather" style:font-name-asian="Merriweather" style:font-name-complex="Merriweather"/>
    </style:style>
    <style:style style:name="T10_119" style:family="text">
      <style:text-properties fo:background-color="#ffffff" style:font-name="Merriweather" style:font-name-asian="Merriweather" style:font-name-complex="Merriweather"/>
    </style:style>
    <style:style style:name="T10_120" style:family="text">
      <style:text-properties fo:background-color="#ffffff" style:font-name="Merriweather" style:font-name-asian="Merriweather" style:font-name-complex="Merriweather"/>
    </style:style>
    <style:style style:name="T10_121" style:family="text">
      <style:text-properties fo:background-color="#ffffff" style:font-name="Merriweather" style:font-name-asian="Merriweather" style:font-name-complex="Merriweather"/>
    </style:style>
    <style:style style:name="T10_122" style:family="text">
      <style:text-properties fo:background-color="#ffffff" style:font-name="Merriweather" style:font-name-asian="Merriweather" style:font-name-complex="Merriweather"/>
    </style:style>
    <style:style style:name="T10_123" style:family="text">
      <style:text-properties fo:background-color="#ffffff" style:font-name="Merriweather" style:font-name-asian="Merriweather" style:font-name-complex="Merriweather"/>
    </style:style>
    <style:style style:name="T10_124" style:family="text">
      <style:text-properties fo:background-color="#ffffff" style:font-name="Merriweather" style:font-name-asian="Merriweather" style:font-name-complex="Merriweather"/>
    </style:style>
    <style:style style:name="T10_125" style:family="text">
      <style:text-properties fo:background-color="#ffffff" style:font-name="Merriweather" style:font-name-asian="Merriweather" style:font-name-complex="Merriweather"/>
    </style:style>
    <style:style style:name="T10_126" style:family="text">
      <style:text-properties fo:background-color="#ffffff" style:font-name="Merriweather" style:font-name-asian="Merriweather" style:font-name-complex="Merriweather"/>
    </style:style>
    <style:style style:name="T10_127" style:family="text">
      <style:text-properties fo:background-color="#ffffff" style:font-name="Merriweather" style:font-name-asian="Merriweather" style:font-name-complex="Merriweather"/>
    </style:style>
    <style:style style:name="T10_128" style:family="text">
      <style:text-properties fo:background-color="#ffffff" style:font-name="Merriweather" style:font-name-asian="Merriweather" style:font-name-complex="Merriweather"/>
    </style:style>
    <style:style style:name="T10_129" style:family="text">
      <style:text-properties fo:background-color="#ffffff" style:font-name="Merriweather" style:font-name-asian="Merriweather" style:font-name-complex="Merriweather"/>
    </style:style>
    <style:style style:name="T10_130" style:family="text">
      <style:text-properties fo:background-color="#ffffff" style:font-name="Merriweather" style:font-name-asian="Merriweather" style:font-name-complex="Merriweather"/>
    </style:style>
    <style:style style:name="T10_131" style:family="text">
      <style:text-properties fo:background-color="#ffffff" style:font-name="Merriweather" style:font-name-asian="Merriweather" style:font-name-complex="Merriweather"/>
    </style:style>
    <style:style style:name="T10_132" style:family="text">
      <style:text-properties fo:background-color="#ffffff" style:font-name="Merriweather" style:font-name-asian="Merriweather" style:font-name-complex="Merriweather"/>
    </style:style>
    <style:style style:name="T10_133" style:family="text">
      <style:text-properties fo:background-color="#ffffff" style:font-name="Merriweather" style:font-name-asian="Merriweather" style:font-name-complex="Merriweather"/>
    </style:style>
    <style:style style:name="T10_134" style:family="text">
      <style:text-properties fo:background-color="#ffffff" style:font-name="Merriweather" style:font-name-asian="Merriweather" style:font-name-complex="Merriweather"/>
    </style:style>
    <style:style style:name="T10_135" style:family="text">
      <style:text-properties fo:background-color="#ffffff" style:font-name="Merriweather" style:font-name-asian="Merriweather" style:font-name-complex="Merriweather"/>
    </style:style>
    <style:style style:name="T10_136" style:family="text">
      <style:text-properties fo:background-color="#ffffff" style:font-name="Merriweather" style:font-name-asian="Merriweather" style:font-name-complex="Merriweather"/>
    </style:style>
    <style:style style:name="T10_137" style:family="text">
      <style:text-properties fo:background-color="#ffffff" style:font-name="Merriweather" style:font-name-asian="Merriweather" style:font-name-complex="Merriweather"/>
    </style:style>
    <style:style style:name="T10_138" style:family="text">
      <style:text-properties fo:background-color="#ffffff" style:font-name="Merriweather" style:font-name-asian="Merriweather" style:font-name-complex="Merriweather"/>
    </style:style>
    <style:style style:name="T10_139" style:family="text">
      <style:text-properties fo:background-color="#ffffff" style:font-name="Merriweather" style:font-name-asian="Merriweather" style:font-name-complex="Merriweather"/>
    </style:style>
    <style:style style:name="T10_140" style:family="text">
      <style:text-properties fo:background-color="#ffffff" style:font-name="Merriweather" style:font-name-asian="Merriweather" style:font-name-complex="Merriweather"/>
    </style:style>
    <style:style style:name="T10_141" style:family="text">
      <style:text-properties fo:background-color="#ffffff" style:font-name="Merriweather" style:font-name-asian="Merriweather" style:font-name-complex="Merriweather"/>
    </style:style>
    <style:style style:name="T10_142" style:family="text">
      <style:text-properties fo:background-color="#ffffff" style:font-name="Merriweather" style:font-name-asian="Merriweather" style:font-name-complex="Merriweather"/>
    </style:style>
    <style:style style:name="T10_143" style:family="text">
      <style:text-properties fo:background-color="#ffffff" style:font-name="Merriweather" style:font-name-asian="Merriweather" style:font-name-complex="Merriweather"/>
    </style:style>
    <style:style style:name="T10_144" style:family="text">
      <style:text-properties fo:background-color="#ffffff" style:font-name="Merriweather" style:font-name-asian="Merriweather" style:font-name-complex="Merriweather"/>
    </style:style>
    <style:style style:name="T10_145" style:family="text">
      <style:text-properties fo:background-color="#ffffff" style:font-name="Merriweather" style:font-name-asian="Merriweather" style:font-name-complex="Merriweather"/>
    </style:style>
    <style:style style:name="T10_146" style:family="text">
      <style:text-properties fo:background-color="#ffffff" style:font-name="Merriweather" style:font-name-asian="Merriweather" style:font-name-complex="Merriweather"/>
    </style:style>
    <style:style style:name="T10_147" style:family="text">
      <style:text-properties fo:background-color="#ffffff" style:font-name="Merriweather" style:font-name-asian="Merriweather" style:font-name-complex="Merriweather"/>
    </style:style>
    <style:style style:name="T10_148" style:family="text">
      <style:text-properties fo:background-color="#ffffff" style:font-name="Merriweather" style:font-name-asian="Merriweather" style:font-name-complex="Merriweather"/>
    </style:style>
    <style:style style:name="T10_149" style:family="text">
      <style:text-properties fo:background-color="#ffffff" style:font-name="Merriweather" style:font-name-asian="Merriweather" style:font-name-complex="Merriweather"/>
    </style:style>
    <style:style style:name="T10_150" style:family="text">
      <style:text-properties fo:background-color="#ffffff" style:font-name="Merriweather" style:font-name-asian="Merriweather" style:font-name-complex="Merriweather"/>
    </style:style>
    <style:style style:name="T10_151" style:family="text">
      <style:text-properties fo:background-color="#ffffff" style:font-name="Merriweather" style:font-name-asian="Merriweather" style:font-name-complex="Merriweather"/>
    </style:style>
    <style:style style:name="T10_152" style:family="text">
      <style:text-properties fo:background-color="#ffffff" style:font-name="Merriweather" style:font-name-asian="Merriweather" style:font-name-complex="Merriweather"/>
    </style:style>
    <style:style style:name="T10_153" style:family="text">
      <style:text-properties fo:background-color="#ffffff" style:font-name="Merriweather" style:font-name-asian="Merriweather" style:font-name-complex="Merriweather"/>
    </style:style>
    <style:style style:name="T10_154" style:family="text">
      <style:text-properties fo:background-color="#ffffff" style:font-name="Merriweather" style:font-name-asian="Merriweather" style:font-name-complex="Merriweather"/>
    </style:style>
    <style:style style:name="T10_155" style:family="text">
      <style:text-properties fo:background-color="#ffffff" style:font-name="Merriweather" style:font-name-asian="Merriweather" style:font-name-complex="Merriweather"/>
    </style:style>
    <style:style style:name="T10_156" style:family="text">
      <style:text-properties fo:background-color="#ffffff" style:font-name="Merriweather" style:font-name-asian="Merriweather" style:font-name-complex="Merriweather"/>
    </style:style>
    <style:style style:name="T10_157" style:family="text">
      <style:text-properties fo:background-color="#ffffff" style:font-name="Merriweather" style:font-name-asian="Merriweather" style:font-name-complex="Merriweather"/>
    </style:style>
    <style:style style:name="T10_158" style:family="text">
      <style:text-properties fo:background-color="#ffffff" style:font-name="Merriweather" style:font-name-asian="Merriweather" style:font-name-complex="Merriweather"/>
    </style:style>
    <style:style style:name="T10_159" style:family="text">
      <style:text-properties fo:background-color="#ffffff" style:font-name="Merriweather" style:font-name-asian="Merriweather" style:font-name-complex="Merriweather"/>
    </style:style>
    <style:style style:name="T10_160" style:family="text">
      <style:text-properties fo:background-color="#ffffff" style:font-name="Merriweather" style:font-name-asian="Merriweather" style:font-name-complex="Merriweather"/>
    </style:style>
    <style:style style:name="T10_161" style:family="text">
      <style:text-properties fo:background-color="#ffffff" style:font-name="Merriweather" style:font-name-asian="Merriweather" style:font-name-complex="Merriweather"/>
    </style:style>
    <style:style style:name="T10_162" style:family="text">
      <style:text-properties fo:background-color="#ffffff" style:font-name="Merriweather" style:font-name-asian="Merriweather" style:font-name-complex="Merriweather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fo:background-color="#ffffff" style:font-name="Merriweather" style:font-name-asian="Merriweather" style:font-name-complex="Merriweather"/>
    </style:style>
    <style:style style:name="T11_2" style:family="text">
      <style:text-properties fo:background-color="#ffffff" style:font-name="Merriweather" style:font-name-asian="Merriweather" style:font-name-complex="Merriweather"/>
    </style:style>
    <style:style style:name="T11_3" style:family="text">
      <style:text-properties fo:background-color="#ffffff" style:font-name="Merriweather" style:font-name-asian="Merriweather" style:font-name-complex="Merriweather"/>
    </style:style>
    <style:style style:name="T11_4" style:family="text">
      <style:text-properties fo:background-color="#ffffff" style:font-name="Merriweather" style:font-name-asian="Merriweather" style:font-name-complex="Merriweather"/>
    </style:style>
    <style:style style:name="T11_5" style:family="text">
      <style:text-properties fo:background-color="#ffffff" style:font-name="Merriweather" style:font-name-asian="Merriweather" style:font-name-complex="Merriweather"/>
    </style:style>
    <style:style style:name="T11_6" style:family="text">
      <style:text-properties fo:background-color="#ffffff" style:font-name="Merriweather" style:font-name-asian="Merriweather" style:font-name-complex="Merriweather"/>
    </style:style>
    <style:style style:name="T11_7" style:family="text">
      <style:text-properties fo:background-color="#ffffff" style:font-name="Merriweather" style:font-name-asian="Merriweather" style:font-name-complex="Merriweather"/>
    </style:style>
    <style:style style:name="T11_8" style:family="text">
      <style:text-properties fo:background-color="#ffffff" style:font-name="Merriweather" style:font-name-asian="Merriweather" style:font-name-complex="Merriweather"/>
    </style:style>
    <style:style style:name="T11_9" style:family="text">
      <style:text-properties fo:background-color="#ffffff" style:font-name="Merriweather" style:font-name-asian="Merriweather" style:font-name-complex="Merriweather"/>
    </style:style>
    <style:style style:name="T11_10" style:family="text">
      <style:text-properties fo:background-color="#ffffff" style:font-name="Merriweather" style:font-name-asian="Merriweather" style:font-name-complex="Merriweather"/>
    </style:style>
    <style:style style:name="T11_11" style:family="text">
      <style:text-properties fo:background-color="#ffffff" style:font-name="Merriweather" style:font-name-asian="Merriweather" style:font-name-complex="Merriweather"/>
    </style:style>
    <style:style style:name="T11_12" style:family="text">
      <style:text-properties fo:background-color="#ffffff" style:font-name="Merriweather" style:font-name-asian="Merriweather" style:font-name-complex="Merriweather"/>
    </style:style>
    <style:style style:name="T11_13" style:family="text">
      <style:text-properties fo:background-color="#ffffff" style:font-name="Merriweather" style:font-name-asian="Merriweather" style:font-name-complex="Merriweather"/>
    </style:style>
    <style:style style:name="T11_14" style:family="text">
      <style:text-properties fo:background-color="#ffffff" style:font-name="Merriweather" style:font-name-asian="Merriweather" style:font-name-complex="Merriweather"/>
    </style:style>
    <style:style style:name="T11_15" style:family="text">
      <style:text-properties fo:background-color="#ffffff" style:font-name="Merriweather" style:font-name-asian="Merriweather" style:font-name-complex="Merriweather"/>
    </style:style>
    <style:style style:name="T11_16" style:family="text">
      <style:text-properties fo:background-color="#ffffff" style:font-name="Merriweather" style:font-name-asian="Merriweather" style:font-name-complex="Merriweather"/>
    </style:style>
    <style:style style:name="T11_17" style:family="text">
      <style:text-properties fo:background-color="#ffffff" style:font-name="Merriweather" style:font-name-asian="Merriweather" style:font-name-complex="Merriweather"/>
    </style:style>
    <style:style style:name="T11_18" style:family="text">
      <style:text-properties fo:background-color="#ffffff" style:font-name="Merriweather" style:font-name-asian="Merriweather" style:font-name-complex="Merriweather"/>
    </style:style>
    <style:style style:name="T11_19" style:family="text">
      <style:text-properties fo:background-color="#ffffff" style:font-name="Merriweather" style:font-name-asian="Merriweather" style:font-name-complex="Merriweather"/>
    </style:style>
    <style:style style:name="T11_20" style:family="text">
      <style:text-properties fo:background-color="#ffffff" style:font-name="Merriweather" style:font-name-asian="Merriweather" style:font-name-complex="Merriweather"/>
    </style:style>
    <style:style style:name="T11_21" style:family="text">
      <style:text-properties fo:background-color="#ffffff" style:font-name="Merriweather" style:font-name-asian="Merriweather" style:font-name-complex="Merriweather"/>
    </style:style>
    <style:style style:name="T11_22" style:family="text">
      <style:text-properties fo:background-color="#ffffff" style:font-name="Merriweather" style:font-name-asian="Merriweather" style:font-name-complex="Merriweather"/>
    </style:style>
    <style:style style:name="T11_23" style:family="text">
      <style:text-properties fo:background-color="#ffffff" style:font-name="Merriweather" style:font-name-asian="Merriweather" style:font-name-complex="Merriweather"/>
    </style:style>
    <style:style style:name="T11_24" style:family="text">
      <style:text-properties fo:background-color="#ffffff" style:font-name="Merriweather" style:font-name-asian="Merriweather" style:font-name-complex="Merriweather"/>
    </style:style>
    <style:style style:name="T11_25" style:family="text">
      <style:text-properties fo:background-color="#ffffff" style:font-name="Merriweather" style:font-name-asian="Merriweather" style:font-name-complex="Merriweather"/>
    </style:style>
    <style:style style:name="T11_26" style:family="text">
      <style:text-properties fo:background-color="#ffffff" style:font-name="Merriweather" style:font-name-asian="Merriweather" style:font-name-complex="Merriweather"/>
    </style:style>
    <style:style style:name="T11_27" style:family="text">
      <style:text-properties fo:background-color="#ffffff" style:font-name="Merriweather" style:font-name-asian="Merriweather" style:font-name-complex="Merriweather"/>
    </style:style>
    <style:style style:name="T11_28" style:family="text">
      <style:text-properties fo:background-color="#ffffff" style:font-name="Merriweather" style:font-name-asian="Merriweather" style:font-name-complex="Merriweather"/>
    </style:style>
    <style:style style:name="T11_29" style:family="text">
      <style:text-properties fo:background-color="#ffffff" style:font-name="Merriweather" style:font-name-asian="Merriweather" style:font-name-complex="Merriweather"/>
    </style:style>
    <style:style style:name="T11_30" style:family="text">
      <style:text-properties fo:background-color="#ffffff" style:font-name="Merriweather" style:font-name-asian="Merriweather" style:font-name-complex="Merriweather"/>
    </style:style>
    <style:style style:name="T11_31" style:family="text">
      <style:text-properties fo:background-color="#ffffff" style:font-name="Merriweather" style:font-name-asian="Merriweather" style:font-name-complex="Merriweather"/>
    </style:style>
    <style:style style:name="T11_32" style:family="text">
      <style:text-properties fo:background-color="#ffffff" style:font-name="Merriweather" style:font-name-asian="Merriweather" style:font-name-complex="Merriweather"/>
    </style:style>
    <style:style style:name="T11_33" style:family="text">
      <style:text-properties fo:background-color="#ffffff" style:font-name="Merriweather" style:font-name-asian="Merriweather" style:font-name-complex="Merriweather"/>
    </style:style>
    <style:style style:name="T11_34" style:family="text">
      <style:text-properties fo:background-color="#ffffff" style:font-name="Merriweather" style:font-name-asian="Merriweather" style:font-name-complex="Merriweather"/>
    </style:style>
    <style:style style:name="T11_35" style:family="text">
      <style:text-properties fo:background-color="#ffffff" style:font-name="Merriweather" style:font-name-asian="Merriweather" style:font-name-complex="Merriweather"/>
    </style:style>
    <style:style style:name="T11_36" style:family="text">
      <style:text-properties fo:background-color="#ffffff" style:font-name="Merriweather" style:font-name-asian="Merriweather" style:font-name-complex="Merriweather"/>
    </style:style>
    <style:style style:name="T11_37" style:family="text">
      <style:text-properties fo:background-color="#ffffff" style:font-name="Merriweather" style:font-name-asian="Merriweather" style:font-name-complex="Merriweather"/>
    </style:style>
    <style:style style:name="T11_38" style:family="text">
      <style:text-properties fo:background-color="#ffffff" style:font-name="Merriweather" style:font-name-asian="Merriweather" style:font-name-complex="Merriweather"/>
    </style:style>
    <style:style style:name="T11_39" style:family="text">
      <style:text-properties fo:background-color="#ffffff" style:font-name="Merriweather" style:font-name-asian="Merriweather" style:font-name-complex="Merriweather"/>
    </style:style>
    <style:style style:name="T11_40" style:family="text">
      <style:text-properties fo:background-color="#ffffff" style:font-name="Merriweather" style:font-name-asian="Merriweather" style:font-name-complex="Merriweather"/>
    </style:style>
    <style:style style:name="T11_41" style:family="text">
      <style:text-properties fo:background-color="#ffffff" style:font-name="Merriweather" style:font-name-asian="Merriweather" style:font-name-complex="Merriweather"/>
    </style:style>
    <style:style style:name="T11_42" style:family="text">
      <style:text-properties fo:background-color="#ffffff" style:font-name="Merriweather" style:font-name-asian="Merriweather" style:font-name-complex="Merriweather"/>
    </style:style>
    <style:style style:name="T11_43" style:family="text">
      <style:text-properties fo:background-color="#ffffff" style:font-name="Merriweather" style:font-name-asian="Merriweather" style:font-name-complex="Merriweather"/>
    </style:style>
    <style:style style:name="T11_44" style:family="text">
      <style:text-properties fo:background-color="#ffffff" style:font-name="Merriweather" style:font-name-asian="Merriweather" style:font-name-complex="Merriweather"/>
    </style:style>
    <style:style style:name="T11_45" style:family="text">
      <style:text-properties fo:background-color="#ffffff" style:font-name="Merriweather" style:font-name-asian="Merriweather" style:font-name-complex="Merriweather"/>
    </style:style>
    <style:style style:name="T11_46" style:family="text">
      <style:text-properties fo:background-color="#ffffff" style:font-name="Merriweather" style:font-name-asian="Merriweather" style:font-name-complex="Merriweather"/>
    </style:style>
    <style:style style:name="T11_47" style:family="text">
      <style:text-properties fo:background-color="#ffffff" style:font-name="Merriweather" style:font-name-asian="Merriweather" style:font-name-complex="Merriweather"/>
    </style:style>
    <style:style style:name="T11_48" style:family="text">
      <style:text-properties fo:background-color="#ffffff" style:font-name="Merriweather" style:font-name-asian="Merriweather" style:font-name-complex="Merriweather"/>
    </style:style>
    <style:style style:name="T11_49" style:family="text">
      <style:text-properties fo:background-color="#ffffff" style:font-name="Merriweather" style:font-name-asian="Merriweather" style:font-name-complex="Merriweather"/>
    </style:style>
    <style:style style:name="T11_50" style:family="text">
      <style:text-properties fo:background-color="#ffffff" style:font-name="Merriweather" style:font-name-asian="Merriweather" style:font-name-complex="Merriweather"/>
    </style:style>
    <style:style style:name="T11_51" style:family="text">
      <style:text-properties fo:background-color="#ffffff" style:font-name="Merriweather" style:font-name-asian="Merriweather" style:font-name-complex="Merriweather"/>
    </style:style>
    <style:style style:name="T11_52" style:family="text">
      <style:text-properties fo:background-color="#ffffff" style:font-name="Merriweather" style:font-name-asian="Merriweather" style:font-name-complex="Merriweather"/>
    </style:style>
    <style:style style:name="T11_53" style:family="text">
      <style:text-properties fo:background-color="#ffffff" style:font-name="Merriweather" style:font-name-asian="Merriweather" style:font-name-complex="Merriweather"/>
    </style:style>
    <style:style style:name="T11_54" style:family="text">
      <style:text-properties fo:background-color="#ffffff" style:font-name="Merriweather" style:font-name-asian="Merriweather" style:font-name-complex="Merriweather"/>
    </style:style>
    <style:style style:name="T11_55" style:family="text">
      <style:text-properties fo:background-color="#ffffff" style:font-name="Merriweather" style:font-name-asian="Merriweather" style:font-name-complex="Merriweather"/>
    </style:style>
    <style:style style:name="T11_56" style:family="text">
      <style:text-properties fo:background-color="#ffffff" style:font-name="Merriweather" style:font-name-asian="Merriweather" style:font-name-complex="Merriweather"/>
    </style:style>
    <style:style style:name="T11_57" style:family="text">
      <style:text-properties fo:background-color="#ffffff" style:font-name="Merriweather" style:font-name-asian="Merriweather" style:font-name-complex="Merriweather"/>
    </style:style>
    <style:style style:name="T11_58" style:family="text">
      <style:text-properties fo:background-color="#ffffff" style:font-name="Merriweather" style:font-name-asian="Merriweather" style:font-name-complex="Merriweather"/>
    </style:style>
    <style:style style:name="T11_59" style:family="text">
      <style:text-properties fo:background-color="#ffffff" style:font-name="Merriweather" style:font-name-asian="Merriweather" style:font-name-complex="Merriweather"/>
    </style:style>
    <style:style style:name="T11_60" style:family="text">
      <style:text-properties fo:background-color="#ffffff" style:font-name="Merriweather" style:font-name-asian="Merriweather" style:font-name-complex="Merriweather"/>
    </style:style>
    <style:style style:name="T11_61" style:family="text">
      <style:text-properties fo:background-color="#ffffff" style:font-name="Merriweather" style:font-name-asian="Merriweather" style:font-name-complex="Merriweather"/>
    </style:style>
    <style:style style:name="T11_62" style:family="text">
      <style:text-properties fo:background-color="#ffffff" style:font-name="Merriweather" style:font-name-asian="Merriweather" style:font-name-complex="Merriweather"/>
    </style:style>
    <style:style style:name="T11_63" style:family="text">
      <style:text-properties fo:background-color="#ffffff" style:font-name="Merriweather" style:font-name-asian="Merriweather" style:font-name-complex="Merriweather"/>
    </style:style>
    <style:style style:name="T11_64" style:family="text">
      <style:text-properties fo:background-color="#ffffff" style:font-name="Merriweather" style:font-name-asian="Merriweather" style:font-name-complex="Merriweather"/>
    </style:style>
    <style:style style:name="T11_65" style:family="text">
      <style:text-properties fo:background-color="#ffffff" style:font-name="Merriweather" style:font-name-asian="Merriweather" style:font-name-complex="Merriweather"/>
    </style:style>
    <style:style style:name="T11_66" style:family="text">
      <style:text-properties fo:background-color="#ffffff" style:font-name="Merriweather" style:font-name-asian="Merriweather" style:font-name-complex="Merriweather"/>
    </style:style>
    <style:style style:name="T11_67" style:family="text">
      <style:text-properties fo:background-color="#ffffff" style:font-name="Merriweather" style:font-name-asian="Merriweather" style:font-name-complex="Merriweather"/>
    </style:style>
    <style:style style:name="T11_68" style:family="text">
      <style:text-properties fo:background-color="#ffffff" style:font-name="Merriweather" style:font-name-asian="Merriweather" style:font-name-complex="Merriweather"/>
    </style:style>
    <style:style style:name="T11_69" style:family="text">
      <style:text-properties fo:background-color="#ffffff" style:font-name="Merriweather" style:font-name-asian="Merriweather" style:font-name-complex="Merriweather"/>
    </style:style>
    <style:style style:name="T11_70" style:family="text">
      <style:text-properties fo:background-color="#ffffff" style:font-name="Merriweather" style:font-name-asian="Merriweather" style:font-name-complex="Merriweather"/>
    </style:style>
    <style:style style:name="T11_71" style:family="text">
      <style:text-properties fo:background-color="#ffffff" style:font-name="Merriweather" style:font-name-asian="Merriweather" style:font-name-complex="Merriweather"/>
    </style:style>
    <style:style style:name="T11_72" style:family="text">
      <style:text-properties fo:background-color="#ffffff" style:font-name="Merriweather" style:font-name-asian="Merriweather" style:font-name-complex="Merriweather"/>
    </style:style>
    <style:style style:name="T11_73" style:family="text">
      <style:text-properties fo:background-color="#ffffff" style:font-name="Merriweather" style:font-name-asian="Merriweather" style:font-name-complex="Merriweather"/>
    </style:style>
    <style:style style:name="T11_74" style:family="text">
      <style:text-properties fo:background-color="#ffffff" style:font-name="Merriweather" style:font-name-asian="Merriweather" style:font-name-complex="Merriweather"/>
    </style:style>
    <style:style style:name="T11_75" style:family="text">
      <style:text-properties fo:background-color="#ffffff" style:font-name="Merriweather" style:font-name-asian="Merriweather" style:font-name-complex="Merriweather"/>
    </style:style>
    <style:style style:name="T11_76" style:family="text">
      <style:text-properties fo:background-color="#ffffff" style:font-name="Merriweather" style:font-name-asian="Merriweather" style:font-name-complex="Merriweather"/>
    </style:style>
    <style:style style:name="T11_77" style:family="text">
      <style:text-properties fo:background-color="#ffffff" style:font-name="Merriweather" style:font-name-asian="Merriweather" style:font-name-complex="Merriweather"/>
    </style:style>
    <style:style style:name="T11_78" style:family="text">
      <style:text-properties fo:background-color="#ffffff" style:font-name="Merriweather" style:font-name-asian="Merriweather" style:font-name-complex="Merriweather"/>
    </style:style>
    <style:style style:name="T11_79" style:family="text">
      <style:text-properties fo:background-color="#ffffff" style:font-name="Merriweather" style:font-name-asian="Merriweather" style:font-name-complex="Merriweather"/>
    </style:style>
    <style:style style:name="T11_80" style:family="text">
      <style:text-properties fo:background-color="#ffffff" style:font-name="Merriweather" style:font-name-asian="Merriweather" style:font-name-complex="Merriweather"/>
    </style:style>
    <style:style style:name="T11_81" style:family="text">
      <style:text-properties fo:background-color="#ffffff" style:font-name="Merriweather" style:font-name-asian="Merriweather" style:font-name-complex="Merriweather"/>
    </style:style>
    <style:style style:name="T11_82" style:family="text">
      <style:text-properties fo:background-color="#ffffff" style:font-name="Merriweather" style:font-name-asian="Merriweather" style:font-name-complex="Merriweather"/>
    </style:style>
    <style:style style:name="T11_83" style:family="text">
      <style:text-properties fo:background-color="#ffffff" style:font-name="Merriweather" style:font-name-asian="Merriweather" style:font-name-complex="Merriweather"/>
    </style:style>
    <style:style style:name="T11_84" style:family="text">
      <style:text-properties fo:background-color="#ffffff" style:font-name="Merriweather" style:font-name-asian="Merriweather" style:font-name-complex="Merriweather"/>
    </style:style>
    <style:style style:name="T11_85" style:family="text">
      <style:text-properties fo:background-color="#ffffff" style:font-name="Merriweather" style:font-name-asian="Merriweather" style:font-name-complex="Merriweather"/>
    </style:style>
    <style:style style:name="T11_86" style:family="text">
      <style:text-properties fo:background-color="#ffffff" style:font-name="Merriweather" style:font-name-asian="Merriweather" style:font-name-complex="Merriweather"/>
    </style:style>
    <style:style style:name="T11_87" style:family="text">
      <style:text-properties fo:background-color="#ffffff" style:font-name="Merriweather" style:font-name-asian="Merriweather" style:font-name-complex="Merriweather"/>
    </style:style>
    <style:style style:name="T11_88" style:family="text">
      <style:text-properties fo:background-color="#ffffff" style:font-name="Merriweather" style:font-name-asian="Merriweather" style:font-name-complex="Merriweather"/>
    </style:style>
    <style:style style:name="T11_89" style:family="text">
      <style:text-properties fo:background-color="#ffffff" style:font-name="Merriweather" style:font-name-asian="Merriweather" style:font-name-complex="Merriweather"/>
    </style:style>
    <style:style style:name="T11_90" style:family="text">
      <style:text-properties fo:background-color="#ffffff" style:font-name="Merriweather" style:font-name-asian="Merriweather" style:font-name-complex="Merriweather"/>
    </style:style>
    <style:style style:name="T11_91" style:family="text">
      <style:text-properties fo:background-color="#ffffff" style:font-name="Merriweather" style:font-name-asian="Merriweather" style:font-name-complex="Merriweather"/>
    </style:style>
    <style:style style:name="T11_92" style:family="text">
      <style:text-properties fo:background-color="#ffffff" style:font-name="Merriweather" style:font-name-asian="Merriweather" style:font-name-complex="Merriweather"/>
    </style:style>
    <style:style style:name="T11_93" style:family="text">
      <style:text-properties fo:background-color="#ffffff" style:font-name="Merriweather" style:font-name-asian="Merriweather" style:font-name-complex="Merriweather"/>
    </style:style>
    <style:style style:name="T11_94" style:family="text">
      <style:text-properties fo:background-color="#ffffff" style:font-name="Merriweather" style:font-name-asian="Merriweather" style:font-name-complex="Merriweather"/>
    </style:style>
    <style:style style:name="T11_95" style:family="text">
      <style:text-properties fo:background-color="#ffffff" style:font-name="Merriweather" style:font-name-asian="Merriweather" style:font-name-complex="Merriweather"/>
    </style:style>
    <style:style style:name="T11_96" style:family="text">
      <style:text-properties fo:background-color="#ffffff" style:font-name="Merriweather" style:font-name-asian="Merriweather" style:font-name-complex="Merriweather"/>
    </style:style>
    <style:style style:name="T11_97" style:family="text">
      <style:text-properties fo:background-color="#ffffff" style:font-name="Merriweather" style:font-name-asian="Merriweather" style:font-name-complex="Merriweather"/>
    </style:style>
    <style:style style:name="T11_98" style:family="text">
      <style:text-properties fo:background-color="#ffffff" style:font-name="Merriweather" style:font-name-asian="Merriweather" style:font-name-complex="Merriweather"/>
    </style:style>
    <style:style style:name="T11_99" style:family="text">
      <style:text-properties fo:background-color="#ffffff" style:font-name="Merriweather" style:font-name-asian="Merriweather" style:font-name-complex="Merriweather"/>
    </style:style>
    <style:style style:name="T11_100" style:family="text">
      <style:text-properties fo:background-color="#ffffff" style:font-name="Merriweather" style:font-name-asian="Merriweather" style:font-name-complex="Merriweather"/>
    </style:style>
    <style:style style:name="T11_101" style:family="text">
      <style:text-properties fo:background-color="#ffffff" style:font-name="Merriweather" style:font-name-asian="Merriweather" style:font-name-complex="Merriweather"/>
    </style:style>
    <style:style style:name="T11_102" style:family="text">
      <style:text-properties fo:background-color="#ffffff" style:font-name="Merriweather" style:font-name-asian="Merriweather" style:font-name-complex="Merriweather"/>
    </style:style>
    <style:style style:name="T11_103" style:family="text">
      <style:text-properties fo:background-color="#ffffff" style:font-name="Merriweather" style:font-name-asian="Merriweather" style:font-name-complex="Merriweather"/>
    </style:style>
    <style:style style:name="T11_104" style:family="text">
      <style:text-properties fo:background-color="#ffffff" style:font-name="Merriweather" style:font-name-asian="Merriweather" style:font-name-complex="Merriweather"/>
    </style:style>
    <style:style style:name="T11_105" style:family="text">
      <style:text-properties fo:background-color="#ffffff" style:font-name="Merriweather" style:font-name-asian="Merriweather" style:font-name-complex="Merriweather"/>
    </style:style>
    <style:style style:name="T11_106" style:family="text">
      <style:text-properties fo:background-color="#ffffff" style:font-name="Merriweather" style:font-name-asian="Merriweather" style:font-name-complex="Merriweather"/>
    </style:style>
    <style:style style:name="T11_107" style:family="text">
      <style:text-properties fo:background-color="#ffffff" style:font-name="Merriweather" style:font-name-asian="Merriweather" style:font-name-complex="Merriweather"/>
    </style:style>
    <style:style style:name="T11_108" style:family="text">
      <style:text-properties fo:background-color="#ffffff" style:font-name="Merriweather" style:font-name-asian="Merriweather" style:font-name-complex="Merriweather"/>
    </style:style>
    <style:style style:name="T11_109" style:family="text">
      <style:text-properties fo:background-color="#ffffff" style:font-name="Merriweather" style:font-name-asian="Merriweather" style:font-name-complex="Merriweather"/>
    </style:style>
    <style:style style:name="T11_110" style:family="text">
      <style:text-properties fo:background-color="#ffffff" style:font-name="Merriweather" style:font-name-asian="Merriweather" style:font-name-complex="Merriweather"/>
    </style:style>
    <style:style style:name="T11_111" style:family="text">
      <style:text-properties fo:background-color="#ffffff" style:font-name="Merriweather" style:font-name-asian="Merriweather" style:font-name-complex="Merriweather"/>
    </style:style>
    <style:style style:name="T11_112" style:family="text">
      <style:text-properties fo:background-color="#ffffff" style:font-name="Merriweather" style:font-name-asian="Merriweather" style:font-name-complex="Merriweather"/>
    </style:style>
    <style:style style:name="T11_113" style:family="text">
      <style:text-properties fo:background-color="#ffffff" style:font-name="Merriweather" style:font-name-asian="Merriweather" style:font-name-complex="Merriweather"/>
    </style:style>
    <style:style style:name="T11_114" style:family="text">
      <style:text-properties fo:background-color="#ffffff" style:font-name="Merriweather" style:font-name-asian="Merriweather" style:font-name-complex="Merriweather"/>
    </style:style>
    <style:style style:name="T11_115" style:family="text">
      <style:text-properties fo:background-color="#ffffff" style:font-name="Merriweather" style:font-name-asian="Merriweather" style:font-name-complex="Merriweather"/>
    </style:style>
    <style:style style:name="T11_116" style:family="text">
      <style:text-properties fo:background-color="#ffffff" style:font-name="Merriweather" style:font-name-asian="Merriweather" style:font-name-complex="Merriweather"/>
    </style:style>
    <style:style style:name="T11_117" style:family="text">
      <style:text-properties fo:background-color="#ffffff" style:font-name="Merriweather" style:font-name-asian="Merriweather" style:font-name-complex="Merriweather"/>
    </style:style>
    <style:style style:name="T11_118" style:family="text">
      <style:text-properties fo:background-color="#ffffff" style:font-name="Merriweather" style:font-name-asian="Merriweather" style:font-name-complex="Merriweather"/>
    </style:style>
    <style:style style:name="T11_119" style:family="text">
      <style:text-properties fo:background-color="#ffffff" style:font-name="Merriweather" style:font-name-asian="Merriweather" style:font-name-complex="Merriweather"/>
    </style:style>
    <style:style style:name="T11_120" style:family="text">
      <style:text-properties fo:background-color="#ffffff" style:font-name="Merriweather" style:font-name-asian="Merriweather" style:font-name-complex="Merriweather"/>
    </style:style>
    <style:style style:name="T11_121" style:family="text">
      <style:text-properties fo:background-color="#ffffff" style:font-name="Merriweather" style:font-name-asian="Merriweather" style:font-name-complex="Merriweather"/>
    </style:style>
    <style:style style:name="T11_122" style:family="text">
      <style:text-properties fo:background-color="#ffffff" style:font-name="Merriweather" style:font-name-asian="Merriweather" style:font-name-complex="Merriweather"/>
    </style:style>
    <style:style style:name="T11_123" style:family="text">
      <style:text-properties fo:background-color="#ffffff" style:font-name="Merriweather" style:font-name-asian="Merriweather" style:font-name-complex="Merriweather"/>
    </style:style>
    <style:style style:name="T11_124" style:family="text">
      <style:text-properties fo:background-color="#ffffff" style:font-name="Merriweather" style:font-name-asian="Merriweather" style:font-name-complex="Merriweather"/>
    </style:style>
    <style:style style:name="T11_125" style:family="text">
      <style:text-properties fo:background-color="#ffffff" style:font-name="Merriweather" style:font-name-asian="Merriweather" style:font-name-complex="Merriweather"/>
    </style:style>
    <style:style style:name="T11_126" style:family="text">
      <style:text-properties fo:background-color="#ffffff" style:font-name="Merriweather" style:font-name-asian="Merriweather" style:font-name-complex="Merriweather"/>
    </style:style>
    <style:style style:name="T11_127" style:family="text">
      <style:text-properties fo:background-color="#ffffff" style:font-name="Merriweather" style:font-name-asian="Merriweather" style:font-name-complex="Merriweather"/>
    </style:style>
    <style:style style:name="T11_128" style:family="text">
      <style:text-properties fo:background-color="#ffffff" style:font-name="Merriweather" style:font-name-asian="Merriweather" style:font-name-complex="Merriweather"/>
    </style:style>
    <style:style style:name="T11_129" style:family="text">
      <style:text-properties fo:background-color="#ffffff" style:font-name="Merriweather" style:font-name-asian="Merriweather" style:font-name-complex="Merriweather"/>
    </style:style>
    <style:style style:name="T11_130" style:family="text">
      <style:text-properties fo:background-color="#ffffff" style:font-name="Merriweather" style:font-name-asian="Merriweather" style:font-name-complex="Merriweather"/>
    </style:style>
    <style:style style:name="T11_131" style:family="text">
      <style:text-properties fo:background-color="#ffffff" style:font-name="Merriweather" style:font-name-asian="Merriweather" style:font-name-complex="Merriweather"/>
    </style:style>
    <style:style style:name="T11_132" style:family="text">
      <style:text-properties fo:background-color="#ffffff" style:font-name="Merriweather" style:font-name-asian="Merriweather" style:font-name-complex="Merriweather"/>
    </style:style>
    <style:style style:name="T11_133" style:family="text">
      <style:text-properties fo:background-color="#ffffff" style:font-name="Merriweather" style:font-name-asian="Merriweather" style:font-name-complex="Merriweather"/>
    </style:style>
    <style:style style:name="T11_134" style:family="text">
      <style:text-properties fo:background-color="#ffffff" style:font-name="Merriweather" style:font-name-asian="Merriweather" style:font-name-complex="Merriweather"/>
    </style:style>
    <style:style style:name="T11_135" style:family="text">
      <style:text-properties fo:background-color="#ffffff" style:font-name="Merriweather" style:font-name-asian="Merriweather" style:font-name-complex="Merriweather"/>
    </style:style>
    <style:style style:name="T11_136" style:family="text">
      <style:text-properties fo:background-color="#ffffff" style:font-name="Merriweather" style:font-name-asian="Merriweather" style:font-name-complex="Merriweather"/>
    </style:style>
    <style:style style:name="T11_137" style:family="text">
      <style:text-properties fo:background-color="#ffffff" style:font-name="Merriweather" style:font-name-asian="Merriweather" style:font-name-complex="Merriweather"/>
    </style:style>
    <style:style style:name="T11_138" style:family="text">
      <style:text-properties fo:background-color="#ffffff" style:font-name="Merriweather" style:font-name-asian="Merriweather" style:font-name-complex="Merriweather"/>
    </style:style>
    <style:style style:name="T11_139" style:family="text">
      <style:text-properties fo:background-color="#ffffff" style:font-name="Merriweather" style:font-name-asian="Merriweather" style:font-name-complex="Merriweather"/>
    </style:style>
    <style:style style:name="T11_140" style:family="text">
      <style:text-properties fo:background-color="#ffffff" style:font-name="Merriweather" style:font-name-asian="Merriweather" style:font-name-complex="Merriweather"/>
    </style:style>
    <style:style style:name="T11_141" style:family="text">
      <style:text-properties fo:background-color="#ffffff" style:font-name="Merriweather" style:font-name-asian="Merriweather" style:font-name-complex="Merriweather"/>
    </style:style>
    <style:style style:name="T11_142" style:family="text">
      <style:text-properties fo:background-color="#ffffff" style:font-name="Merriweather" style:font-name-asian="Merriweather" style:font-name-complex="Merriweather"/>
    </style:style>
    <style:style style:name="T11_143" style:family="text">
      <style:text-properties fo:background-color="#ffffff" style:font-name="Merriweather" style:font-name-asian="Merriweather" style:font-name-complex="Merriweather"/>
    </style:style>
    <style:style style:name="T11_144" style:family="text">
      <style:text-properties fo:background-color="#ffffff" style:font-name="Merriweather" style:font-name-asian="Merriweather" style:font-name-complex="Merriweather"/>
    </style:style>
    <style:style style:name="T11_145" style:family="text">
      <style:text-properties fo:background-color="#ffffff" style:font-name="Merriweather" style:font-name-asian="Merriweather" style:font-name-complex="Merriweather"/>
    </style:style>
    <style:style style:name="T11_146" style:family="text">
      <style:text-properties fo:background-color="#ffffff" style:font-name="Merriweather" style:font-name-asian="Merriweather" style:font-name-complex="Merriweather"/>
    </style:style>
    <style:style style:name="T11_147" style:family="text">
      <style:text-properties fo:background-color="#ffffff" style:font-name="Merriweather" style:font-name-asian="Merriweather" style:font-name-complex="Merriweather"/>
    </style:style>
    <style:style style:name="T11_148" style:family="text">
      <style:text-properties fo:background-color="#ffffff" style:font-name="Merriweather" style:font-name-asian="Merriweather" style:font-name-complex="Merriweather"/>
    </style:style>
    <style:style style:name="T11_149" style:family="text">
      <style:text-properties fo:background-color="#ffffff" style:font-name="Merriweather" style:font-name-asian="Merriweather" style:font-name-complex="Merriweather"/>
    </style:style>
    <style:style style:name="T11_150" style:family="text">
      <style:text-properties fo:background-color="#ffffff" style:font-name="Merriweather" style:font-name-asian="Merriweather" style:font-name-complex="Merriweather"/>
    </style:style>
    <style:style style:name="T11_151" style:family="text">
      <style:text-properties fo:background-color="#ffffff" style:font-name="Merriweather" style:font-name-asian="Merriweather" style:font-name-complex="Merriweather"/>
    </style:style>
    <style:style style:name="T11_152" style:family="text">
      <style:text-properties fo:background-color="#ffffff" style:font-name="Merriweather" style:font-name-asian="Merriweather" style:font-name-complex="Merriweather"/>
    </style:style>
    <style:style style:name="T11_153" style:family="text">
      <style:text-properties fo:background-color="#ffffff" style:font-name="Merriweather" style:font-name-asian="Merriweather" style:font-name-complex="Merriweather"/>
    </style:style>
    <style:style style:name="T11_154" style:family="text">
      <style:text-properties fo:background-color="#ffffff" style:font-name="Merriweather" style:font-name-asian="Merriweather" style:font-name-complex="Merriweather"/>
    </style:style>
    <style:style style:name="T11_155" style:family="text">
      <style:text-properties fo:background-color="#ffffff" style:font-name="Merriweather" style:font-name-asian="Merriweather" style:font-name-complex="Merriweather"/>
    </style:style>
    <style:style style:name="T11_156" style:family="text">
      <style:text-properties fo:background-color="#ffffff" style:font-name="Merriweather" style:font-name-asian="Merriweather" style:font-name-complex="Merriweather"/>
    </style:style>
    <style:style style:name="T11_157" style:family="text">
      <style:text-properties fo:background-color="#ffffff" style:font-name="Merriweather" style:font-name-asian="Merriweather" style:font-name-complex="Merriweather"/>
    </style:style>
    <style:style style:name="T11_158" style:family="text">
      <style:text-properties fo:background-color="#ffffff" style:font-name="Merriweather" style:font-name-asian="Merriweather" style:font-name-complex="Merriweather"/>
    </style:style>
    <style:style style:name="T11_159" style:family="text">
      <style:text-properties fo:background-color="#ffffff" style:font-name="Merriweather" style:font-name-asian="Merriweather" style:font-name-complex="Merriweather"/>
    </style:style>
    <style:style style:name="T11_160" style:family="text">
      <style:text-properties fo:background-color="#ffffff" style:font-name="Merriweather" style:font-name-asian="Merriweather" style:font-name-complex="Merriweather"/>
    </style:style>
    <style:style style:name="T11_161" style:family="text">
      <style:text-properties fo:background-color="#ffffff" style:font-name="Merriweather" style:font-name-asian="Merriweather" style:font-name-complex="Merriweather"/>
    </style:style>
    <style:style style:name="T11_162" style:family="text">
      <style:text-properties fo:background-color="#ffffff" style:font-name="Merriweather" style:font-name-asian="Merriweather" style:font-name-complex="Merriweather"/>
    </style:style>
    <style:style style:name="T11_163" style:family="text">
      <style:text-properties fo:background-color="#ffffff" style:font-name="Merriweather" style:font-name-asian="Merriweather" style:font-name-complex="Merriweather"/>
    </style:style>
    <style:style style:name="T11_164" style:family="text">
      <style:text-properties fo:background-color="#ffffff" style:font-name="Merriweather" style:font-name-asian="Merriweather" style:font-name-complex="Merriweather"/>
    </style:style>
    <style:style style:name="T11_165" style:family="text">
      <style:text-properties fo:background-color="#ffffff" style:font-name="Merriweather" style:font-name-asian="Merriweather" style:font-name-complex="Merriweather"/>
    </style:style>
    <style:style style:name="T11_166" style:family="text">
      <style:text-properties fo:background-color="#ffffff" style:font-name="Merriweather" style:font-name-asian="Merriweather" style:font-name-complex="Merriweather"/>
    </style:style>
    <style:style style:name="T11_167" style:family="text">
      <style:text-properties fo:background-color="#ffffff" style:font-name="Merriweather" style:font-name-asian="Merriweather" style:font-name-complex="Merriweather"/>
    </style:style>
    <style:style style:name="T11_168" style:family="text">
      <style:text-properties fo:background-color="#ffffff" style:font-name="Merriweather" style:font-name-asian="Merriweather" style:font-name-complex="Merriweather"/>
    </style:style>
    <style:style style:name="T11_169" style:family="text">
      <style:text-properties fo:background-color="#ffffff" style:font-name="Merriweather" style:font-name-asian="Merriweather" style:font-name-complex="Merriweather"/>
    </style:style>
    <style:style style:name="T11_170" style:family="text">
      <style:text-properties fo:background-color="#ffffff" style:font-name="Merriweather" style:font-name-asian="Merriweather" style:font-name-complex="Merriweather"/>
    </style:style>
    <style:style style:name="T11_171" style:family="text">
      <style:text-properties fo:background-color="#ffffff" style:font-name="Merriweather" style:font-name-asian="Merriweather" style:font-name-complex="Merriweather"/>
    </style:style>
    <style:style style:name="T11_172" style:family="text">
      <style:text-properties fo:background-color="#ffffff" style:font-name="Merriweather" style:font-name-asian="Merriweather" style:font-name-complex="Merriweather"/>
    </style:style>
    <style:style style:name="T11_173" style:family="text">
      <style:text-properties fo:background-color="#ffffff" style:font-name="Merriweather" style:font-name-asian="Merriweather" style:font-name-complex="Merriweather"/>
    </style:style>
    <style:style style:name="T11_174" style:family="text">
      <style:text-properties fo:background-color="#ffffff" style:font-name="Merriweather" style:font-name-asian="Merriweather" style:font-name-complex="Merriweather"/>
    </style:style>
    <style:style style:name="T11_175" style:family="text">
      <style:text-properties fo:background-color="#ffffff" style:font-name="Merriweather" style:font-name-asian="Merriweather" style:font-name-complex="Merriweather"/>
    </style:style>
    <style:style style:name="T11_176" style:family="text">
      <style:text-properties fo:background-color="#ffffff" style:font-name="Merriweather" style:font-name-asian="Merriweather" style:font-name-complex="Merriweather"/>
    </style:style>
    <style:style style:name="T11_177" style:family="text">
      <style:text-properties fo:background-color="#ffffff" style:font-name="Merriweather" style:font-name-asian="Merriweather" style:font-name-complex="Merriweather"/>
    </style:style>
    <style:style style:name="T11_178" style:family="text">
      <style:text-properties fo:background-color="#ffffff" style:font-name="Merriweather" style:font-name-asian="Merriweather" style:font-name-complex="Merriweather"/>
    </style:style>
    <style:style style:name="T11_179" style:family="text">
      <style:text-properties fo:background-color="#ffffff" style:font-name="Merriweather" style:font-name-asian="Merriweather" style:font-name-complex="Merriweather"/>
    </style:style>
    <style:style style:name="T11_180" style:family="text">
      <style:text-properties fo:background-color="#ffffff" style:font-name="Merriweather" style:font-name-asian="Merriweather" style:font-name-complex="Merriweather"/>
    </style:style>
    <style:style style:name="T11_181" style:family="text">
      <style:text-properties fo:background-color="#ffffff" style:font-name="Merriweather" style:font-name-asian="Merriweather" style:font-name-complex="Merriweather"/>
    </style:style>
    <style:style style:name="T11_182" style:family="text">
      <style:text-properties fo:background-color="#ffffff" style:font-name="Merriweather" style:font-name-asian="Merriweather" style:font-name-complex="Merriweather"/>
    </style:style>
    <style:style style:name="T11_183" style:family="text">
      <style:text-properties fo:background-color="#ffffff" style:font-name="Merriweather" style:font-name-asian="Merriweather" style:font-name-complex="Merriweather"/>
    </style:style>
    <style:style style:name="T11_184" style:family="text">
      <style:text-properties fo:background-color="#ffffff" style:font-name="Merriweather" style:font-name-asian="Merriweather" style:font-name-complex="Merriweather"/>
    </style:style>
    <style:style style:name="T11_185" style:family="text">
      <style:text-properties fo:background-color="#ffffff" style:font-name="Merriweather" style:font-name-asian="Merriweather" style:font-name-complex="Merriweather"/>
    </style:style>
    <style:style style:name="T11_186" style:family="text">
      <style:text-properties fo:background-color="#ffffff" style:font-name="Merriweather" style:font-name-asian="Merriweather" style:font-name-complex="Merriweather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fo:background-color="#ffffff" style:font-name="Merriweather" style:font-name-asian="Merriweather" style:font-name-complex="Merriweather"/>
    </style:style>
    <style:style style:name="T12_2" style:family="text">
      <style:text-properties fo:background-color="#ffffff" style:font-name="Merriweather" style:font-name-asian="Merriweather" style:font-name-complex="Merriweather"/>
    </style:style>
    <style:style style:name="T12_3" style:family="text">
      <style:text-properties fo:background-color="#ffffff" style:font-name="Merriweather" style:font-name-asian="Merriweather" style:font-name-complex="Merriweather"/>
    </style:style>
    <style:style style:name="T12_4" style:family="text">
      <style:text-properties fo:background-color="#ffffff" style:font-name="Merriweather" style:font-name-asian="Merriweather" style:font-name-complex="Merriweather"/>
    </style:style>
    <style:style style:name="T12_5" style:family="text">
      <style:text-properties fo:background-color="#ffffff" style:font-name="Merriweather" style:font-name-asian="Merriweather" style:font-name-complex="Merriweather"/>
    </style:style>
    <style:style style:name="T12_6" style:family="text">
      <style:text-properties fo:background-color="#ffffff" style:font-name="Merriweather" style:font-name-asian="Merriweather" style:font-name-complex="Merriweather"/>
    </style:style>
    <style:style style:name="T12_7" style:family="text">
      <style:text-properties fo:background-color="#ffffff" style:font-name="Merriweather" style:font-name-asian="Merriweather" style:font-name-complex="Merriweather"/>
    </style:style>
    <style:style style:name="T12_8" style:family="text">
      <style:text-properties fo:background-color="#ffffff" style:font-name="Merriweather" style:font-name-asian="Merriweather" style:font-name-complex="Merriweather"/>
    </style:style>
    <style:style style:name="T12_9" style:family="text">
      <style:text-properties fo:background-color="#ffffff" style:font-name="Merriweather" style:font-name-asian="Merriweather" style:font-name-complex="Merriweather"/>
    </style:style>
    <style:style style:name="T12_10" style:family="text">
      <style:text-properties fo:background-color="#ffffff" style:font-name="Merriweather" style:font-name-asian="Merriweather" style:font-name-complex="Merriweather"/>
    </style:style>
    <style:style style:name="T12_11" style:family="text">
      <style:text-properties fo:background-color="#ffffff" style:font-name="Merriweather" style:font-name-asian="Merriweather" style:font-name-complex="Merriweather"/>
    </style:style>
    <style:style style:name="T12_12" style:family="text">
      <style:text-properties fo:background-color="#ffffff" style:font-name="Merriweather" style:font-name-asian="Merriweather" style:font-name-complex="Merriweather"/>
    </style:style>
    <style:style style:name="T12_13" style:family="text">
      <style:text-properties fo:background-color="#ffffff" style:font-name="Merriweather" style:font-name-asian="Merriweather" style:font-name-complex="Merriweather"/>
    </style:style>
    <style:style style:name="T12_14" style:family="text">
      <style:text-properties fo:background-color="#ffffff" style:font-name="Merriweather" style:font-name-asian="Merriweather" style:font-name-complex="Merriweather"/>
    </style:style>
    <style:style style:name="T12_15" style:family="text">
      <style:text-properties fo:background-color="#ffffff" style:font-name="Merriweather" style:font-name-asian="Merriweather" style:font-name-complex="Merriweather"/>
    </style:style>
    <style:style style:name="T12_16" style:family="text">
      <style:text-properties fo:background-color="#ffffff" style:font-name="Merriweather" style:font-name-asian="Merriweather" style:font-name-complex="Merriweather"/>
    </style:style>
    <style:style style:name="T12_17" style:family="text">
      <style:text-properties fo:background-color="#ffffff" style:font-name="Merriweather" style:font-name-asian="Merriweather" style:font-name-complex="Merriweather"/>
    </style:style>
    <style:style style:name="T12_18" style:family="text">
      <style:text-properties fo:background-color="#ffffff" style:font-name="Merriweather" style:font-name-asian="Merriweather" style:font-name-complex="Merriweather"/>
    </style:style>
    <style:style style:name="T12_19" style:family="text">
      <style:text-properties fo:background-color="#ffffff" style:font-name="Merriweather" style:font-name-asian="Merriweather" style:font-name-complex="Merriweather"/>
    </style:style>
    <style:style style:name="T12_20" style:family="text">
      <style:text-properties fo:background-color="#ffffff" style:font-name="Merriweather" style:font-name-asian="Merriweather" style:font-name-complex="Merriweather"/>
    </style:style>
    <style:style style:name="T12_21" style:family="text">
      <style:text-properties fo:background-color="#ffffff" style:font-name="Merriweather" style:font-name-asian="Merriweather" style:font-name-complex="Merriweather"/>
    </style:style>
    <style:style style:name="T12_22" style:family="text">
      <style:text-properties fo:background-color="#ffffff" style:font-name="Merriweather" style:font-name-asian="Merriweather" style:font-name-complex="Merriweather"/>
    </style:style>
    <style:style style:name="T12_23" style:family="text">
      <style:text-properties fo:background-color="#ffffff" style:font-name="Merriweather" style:font-name-asian="Merriweather" style:font-name-complex="Merriweather"/>
    </style:style>
    <style:style style:name="T12_24" style:family="text">
      <style:text-properties fo:background-color="#ffffff" style:font-name="Merriweather" style:font-name-asian="Merriweather" style:font-name-complex="Merriweather"/>
    </style:style>
    <style:style style:name="T12_25" style:family="text">
      <style:text-properties fo:background-color="#ffffff" style:font-name="Merriweather" style:font-name-asian="Merriweather" style:font-name-complex="Merriweather"/>
    </style:style>
    <style:style style:name="T12_26" style:family="text">
      <style:text-properties fo:background-color="#ffffff" style:font-name="Merriweather" style:font-name-asian="Merriweather" style:font-name-complex="Merriweather"/>
    </style:style>
    <style:style style:name="T12_27" style:family="text">
      <style:text-properties fo:background-color="#ffffff" style:font-name="Merriweather" style:font-name-asian="Merriweather" style:font-name-complex="Merriweather"/>
    </style:style>
    <style:style style:name="T12_28" style:family="text">
      <style:text-properties fo:background-color="#ffffff" style:font-name="Merriweather" style:font-name-asian="Merriweather" style:font-name-complex="Merriweather"/>
    </style:style>
    <style:style style:name="T12_29" style:family="text">
      <style:text-properties fo:background-color="#ffffff" style:font-name="Merriweather" style:font-name-asian="Merriweather" style:font-name-complex="Merriweather"/>
    </style:style>
    <style:style style:name="T12_30" style:family="text">
      <style:text-properties fo:background-color="#ffffff" style:font-name="Merriweather" style:font-name-asian="Merriweather" style:font-name-complex="Merriweather"/>
    </style:style>
    <style:style style:name="T12_31" style:family="text">
      <style:text-properties fo:background-color="#ffffff" style:font-name="Merriweather" style:font-name-asian="Merriweather" style:font-name-complex="Merriweather"/>
    </style:style>
    <style:style style:name="T12_32" style:family="text">
      <style:text-properties fo:background-color="#ffffff" style:font-name="Merriweather" style:font-name-asian="Merriweather" style:font-name-complex="Merriweather"/>
    </style:style>
    <style:style style:name="T12_33" style:family="text">
      <style:text-properties fo:background-color="#ffffff" style:font-name="Merriweather" style:font-name-asian="Merriweather" style:font-name-complex="Merriweather"/>
    </style:style>
    <style:style style:name="T12_34" style:family="text">
      <style:text-properties fo:background-color="#ffffff" style:font-name="Merriweather" style:font-name-asian="Merriweather" style:font-name-complex="Merriweather"/>
    </style:style>
    <style:style style:name="T12_35" style:family="text">
      <style:text-properties fo:background-color="#ffffff" style:font-name="Merriweather" style:font-name-asian="Merriweather" style:font-name-complex="Merriweather"/>
    </style:style>
    <style:style style:name="T12_36" style:family="text">
      <style:text-properties fo:background-color="#ffffff" style:font-name="Merriweather" style:font-name-asian="Merriweather" style:font-name-complex="Merriweather"/>
    </style:style>
    <style:style style:name="T12_37" style:family="text">
      <style:text-properties fo:background-color="#ffffff" style:font-name="Merriweather" style:font-name-asian="Merriweather" style:font-name-complex="Merriweather"/>
    </style:style>
    <style:style style:name="T12_38" style:family="text">
      <style:text-properties fo:background-color="#ffffff" style:font-name="Merriweather" style:font-name-asian="Merriweather" style:font-name-complex="Merriweather"/>
    </style:style>
    <style:style style:name="T12_39" style:family="text">
      <style:text-properties fo:background-color="#ffffff" style:font-name="Merriweather" style:font-name-asian="Merriweather" style:font-name-complex="Merriweather"/>
    </style:style>
    <style:style style:name="T12_40" style:family="text">
      <style:text-properties fo:background-color="#ffffff" style:font-name="Merriweather" style:font-name-asian="Merriweather" style:font-name-complex="Merriweather"/>
    </style:style>
    <style:style style:name="T12_41" style:family="text">
      <style:text-properties fo:background-color="#ffffff" style:font-name="Merriweather" style:font-name-asian="Merriweather" style:font-name-complex="Merriweather"/>
    </style:style>
    <style:style style:name="T12_42" style:family="text">
      <style:text-properties fo:background-color="#ffffff" style:font-name="Merriweather" style:font-name-asian="Merriweather" style:font-name-complex="Merriweather"/>
    </style:style>
    <style:style style:name="T12_43" style:family="text">
      <style:text-properties fo:background-color="#ffffff" style:font-name="Merriweather" style:font-name-asian="Merriweather" style:font-name-complex="Merriweather"/>
    </style:style>
    <style:style style:name="T12_44" style:family="text">
      <style:text-properties fo:background-color="#ffffff" style:font-name="Merriweather" style:font-name-asian="Merriweather" style:font-name-complex="Merriweather"/>
    </style:style>
    <style:style style:name="T12_45" style:family="text">
      <style:text-properties fo:background-color="#ffffff" style:font-name="Merriweather" style:font-name-asian="Merriweather" style:font-name-complex="Merriweather"/>
    </style:style>
    <style:style style:name="T12_46" style:family="text">
      <style:text-properties fo:background-color="#ffffff" style:font-name="Merriweather" style:font-name-asian="Merriweather" style:font-name-complex="Merriweather"/>
    </style:style>
    <style:style style:name="T12_47" style:family="text">
      <style:text-properties fo:background-color="#ffffff" style:font-name="Merriweather" style:font-name-asian="Merriweather" style:font-name-complex="Merriweather"/>
    </style:style>
    <style:style style:name="T12_48" style:family="text">
      <style:text-properties fo:background-color="#ffffff" style:font-name="Merriweather" style:font-name-asian="Merriweather" style:font-name-complex="Merriweather"/>
    </style:style>
    <style:style style:name="T12_49" style:family="text">
      <style:text-properties fo:background-color="#ffffff" style:font-name="Merriweather" style:font-name-asian="Merriweather" style:font-name-complex="Merriweather"/>
    </style:style>
    <style:style style:name="T12_50" style:family="text">
      <style:text-properties fo:background-color="#ffffff" style:font-name="Merriweather" style:font-name-asian="Merriweather" style:font-name-complex="Merriweather"/>
    </style:style>
    <style:style style:name="T12_51" style:family="text">
      <style:text-properties fo:background-color="#ffffff" style:font-name="Merriweather" style:font-name-asian="Merriweather" style:font-name-complex="Merriweather"/>
    </style:style>
    <style:style style:name="T12_52" style:family="text">
      <style:text-properties fo:background-color="#ffffff" style:font-name="Merriweather" style:font-name-asian="Merriweather" style:font-name-complex="Merriweather"/>
    </style:style>
    <style:style style:name="T12_53" style:family="text">
      <style:text-properties fo:background-color="#ffffff" style:font-name="Merriweather" style:font-name-asian="Merriweather" style:font-name-complex="Merriweather"/>
    </style:style>
    <style:style style:name="T12_54" style:family="text">
      <style:text-properties fo:background-color="#ffffff" style:font-name="Merriweather" style:font-name-asian="Merriweather" style:font-name-complex="Merriweather"/>
    </style:style>
    <style:style style:name="T12_55" style:family="text">
      <style:text-properties fo:background-color="#ffffff" style:font-name="Merriweather" style:font-name-asian="Merriweather" style:font-name-complex="Merriweather"/>
    </style:style>
    <style:style style:name="T12_56" style:family="text">
      <style:text-properties fo:background-color="#ffffff" style:font-name="Merriweather" style:font-name-asian="Merriweather" style:font-name-complex="Merriweather"/>
    </style:style>
    <style:style style:name="T12_57" style:family="text">
      <style:text-properties fo:background-color="#ffffff" style:font-name="Merriweather" style:font-name-asian="Merriweather" style:font-name-complex="Merriweather"/>
    </style:style>
    <style:style style:name="T12_58" style:family="text">
      <style:text-properties fo:background-color="#ffffff" style:font-name="Merriweather" style:font-name-asian="Merriweather" style:font-name-complex="Merriweather"/>
    </style:style>
    <style:style style:name="T12_59" style:family="text">
      <style:text-properties fo:background-color="#ffffff" style:font-name="Merriweather" style:font-name-asian="Merriweather" style:font-name-complex="Merriweather"/>
    </style:style>
    <style:style style:name="T12_60" style:family="text">
      <style:text-properties fo:background-color="#ffffff" style:font-name="Merriweather" style:font-name-asian="Merriweather" style:font-name-complex="Merriweather"/>
    </style:style>
    <style:style style:name="T12_61" style:family="text">
      <style:text-properties fo:background-color="#ffffff" style:font-name="Merriweather" style:font-name-asian="Merriweather" style:font-name-complex="Merriweather"/>
    </style:style>
    <style:style style:name="T12_62" style:family="text">
      <style:text-properties fo:background-color="#ffffff" style:font-name="Merriweather" style:font-name-asian="Merriweather" style:font-name-complex="Merriweather"/>
    </style:style>
    <style:style style:name="T12_63" style:family="text">
      <style:text-properties fo:background-color="#ffffff" style:font-name="Merriweather" style:font-name-asian="Merriweather" style:font-name-complex="Merriweather"/>
    </style:style>
    <style:style style:name="T12_64" style:family="text">
      <style:text-properties fo:background-color="#ffffff" style:font-name="Merriweather" style:font-name-asian="Merriweather" style:font-name-complex="Merriweather"/>
    </style:style>
    <style:style style:name="T12_65" style:family="text">
      <style:text-properties fo:background-color="#ffffff" style:font-name="Merriweather" style:font-name-asian="Merriweather" style:font-name-complex="Merriweather"/>
    </style:style>
    <style:style style:name="T12_66" style:family="text">
      <style:text-properties fo:background-color="#ffffff" style:font-name="Merriweather" style:font-name-asian="Merriweather" style:font-name-complex="Merriweather"/>
    </style:style>
    <style:style style:name="T12_67" style:family="text">
      <style:text-properties fo:background-color="#ffffff" style:font-name="Merriweather" style:font-name-asian="Merriweather" style:font-name-complex="Merriweather"/>
    </style:style>
    <style:style style:name="T12_68" style:family="text">
      <style:text-properties fo:background-color="#ffffff" style:font-name="Merriweather" style:font-name-asian="Merriweather" style:font-name-complex="Merriweather"/>
    </style:style>
    <style:style style:name="T12_69" style:family="text">
      <style:text-properties fo:background-color="#ffffff" style:font-name="Merriweather" style:font-name-asian="Merriweather" style:font-name-complex="Merriweather"/>
    </style:style>
    <style:style style:name="T12_70" style:family="text">
      <style:text-properties fo:background-color="#ffffff" style:font-name="Merriweather" style:font-name-asian="Merriweather" style:font-name-complex="Merriweather"/>
    </style:style>
    <style:style style:name="T12_71" style:family="text">
      <style:text-properties fo:background-color="#ffffff" style:font-name="Merriweather" style:font-name-asian="Merriweather" style:font-name-complex="Merriweather"/>
    </style:style>
    <style:style style:name="T12_72" style:family="text">
      <style:text-properties fo:background-color="#ffffff" style:font-name="Merriweather" style:font-name-asian="Merriweather" style:font-name-complex="Merriweather"/>
    </style:style>
    <style:style style:name="T12_73" style:family="text">
      <style:text-properties fo:background-color="#ffffff" style:font-name="Merriweather" style:font-name-asian="Merriweather" style:font-name-complex="Merriweather"/>
    </style:style>
    <style:style style:name="T12_74" style:family="text">
      <style:text-properties fo:background-color="#ffffff" style:font-name="Merriweather" style:font-name-asian="Merriweather" style:font-name-complex="Merriweather"/>
    </style:style>
    <style:style style:name="T12_75" style:family="text">
      <style:text-properties fo:background-color="#ffffff" style:font-name="Merriweather" style:font-name-asian="Merriweather" style:font-name-complex="Merriweather"/>
    </style:style>
    <style:style style:name="T12_76" style:family="text">
      <style:text-properties fo:background-color="#ffffff" style:font-name="Merriweather" style:font-name-asian="Merriweather" style:font-name-complex="Merriweather"/>
    </style:style>
    <style:style style:name="T12_77" style:family="text">
      <style:text-properties fo:background-color="#ffffff" style:font-name="Merriweather" style:font-name-asian="Merriweather" style:font-name-complex="Merriweather"/>
    </style:style>
    <style:style style:name="T12_78" style:family="text">
      <style:text-properties fo:background-color="#ffffff" style:font-name="Merriweather" style:font-name-asian="Merriweather" style:font-name-complex="Merriweather"/>
    </style:style>
    <style:style style:name="T12_79" style:family="text">
      <style:text-properties fo:background-color="#ffffff" style:font-name="Merriweather" style:font-name-asian="Merriweather" style:font-name-complex="Merriweather"/>
    </style:style>
    <style:style style:name="T12_80" style:family="text">
      <style:text-properties fo:background-color="#ffffff" style:font-name="Merriweather" style:font-name-asian="Merriweather" style:font-name-complex="Merriweather"/>
    </style:style>
    <style:style style:name="T12_81" style:family="text">
      <style:text-properties fo:background-color="#ffffff" style:font-name="Merriweather" style:font-name-asian="Merriweather" style:font-name-complex="Merriweather"/>
    </style:style>
    <style:style style:name="T12_82" style:family="text">
      <style:text-properties fo:background-color="#ffffff" style:font-name="Merriweather" style:font-name-asian="Merriweather" style:font-name-complex="Merriweather"/>
    </style:style>
    <style:style style:name="T12_83" style:family="text">
      <style:text-properties fo:background-color="#ffffff" style:font-name="Merriweather" style:font-name-asian="Merriweather" style:font-name-complex="Merriweather"/>
    </style:style>
    <style:style style:name="T12_84" style:family="text">
      <style:text-properties fo:background-color="#ffffff" style:font-name="Merriweather" style:font-name-asian="Merriweather" style:font-name-complex="Merriweather"/>
    </style:style>
    <style:style style:name="T12_85" style:family="text">
      <style:text-properties fo:background-color="#ffffff" style:font-name="Merriweather" style:font-name-asian="Merriweather" style:font-name-complex="Merriweather"/>
    </style:style>
    <style:style style:name="T12_86" style:family="text">
      <style:text-properties fo:background-color="#ffffff" style:font-name="Merriweather" style:font-name-asian="Merriweather" style:font-name-complex="Merriweather"/>
    </style:style>
    <style:style style:name="T12_87" style:family="text">
      <style:text-properties fo:background-color="#ffffff" style:font-name="Merriweather" style:font-name-asian="Merriweather" style:font-name-complex="Merriweather"/>
    </style:style>
    <style:style style:name="T12_88" style:family="text">
      <style:text-properties fo:background-color="#ffffff" style:font-name="Merriweather" style:font-name-asian="Merriweather" style:font-name-complex="Merriweather"/>
    </style:style>
    <style:style style:name="T12_89" style:family="text">
      <style:text-properties fo:background-color="#ffffff" style:font-name="Merriweather" style:font-name-asian="Merriweather" style:font-name-complex="Merriweather"/>
    </style:style>
    <style:style style:name="T12_90" style:family="text">
      <style:text-properties fo:background-color="#ffffff" style:font-name="Merriweather" style:font-name-asian="Merriweather" style:font-name-complex="Merriweather"/>
    </style:style>
    <style:style style:name="T12_91" style:family="text">
      <style:text-properties fo:background-color="#ffffff" style:font-name="Merriweather" style:font-name-asian="Merriweather" style:font-name-complex="Merriweather"/>
    </style:style>
    <style:style style:name="T12_92" style:family="text">
      <style:text-properties fo:background-color="#ffffff" style:font-name="Merriweather" style:font-name-asian="Merriweather" style:font-name-complex="Merriweather"/>
    </style:style>
    <style:style style:name="T12_93" style:family="text">
      <style:text-properties fo:background-color="#ffffff" style:font-name="Merriweather" style:font-name-asian="Merriweather" style:font-name-complex="Merriweather"/>
    </style:style>
    <style:style style:name="T12_94" style:family="text">
      <style:text-properties fo:background-color="#ffffff" style:font-name="Merriweather" style:font-name-asian="Merriweather" style:font-name-complex="Merriweather"/>
    </style:style>
    <style:style style:name="T12_95" style:family="text">
      <style:text-properties fo:background-color="#ffffff" style:font-name="Merriweather" style:font-name-asian="Merriweather" style:font-name-complex="Merriweather"/>
    </style:style>
    <style:style style:name="T12_96" style:family="text">
      <style:text-properties fo:background-color="#ffffff" style:font-name="Merriweather" style:font-name-asian="Merriweather" style:font-name-complex="Merriweather"/>
    </style:style>
    <style:style style:name="T12_97" style:family="text">
      <style:text-properties fo:background-color="#ffffff" style:font-name="Merriweather" style:font-name-asian="Merriweather" style:font-name-complex="Merriweather"/>
    </style:style>
    <style:style style:name="T12_98" style:family="text">
      <style:text-properties fo:background-color="#ffffff" style:font-name="Merriweather" style:font-name-asian="Merriweather" style:font-name-complex="Merriweather"/>
    </style:style>
    <style:style style:name="T12_99" style:family="text">
      <style:text-properties fo:background-color="#ffffff" style:font-name="Merriweather" style:font-name-asian="Merriweather" style:font-name-complex="Merriweather"/>
    </style:style>
    <style:style style:name="T12_100" style:family="text">
      <style:text-properties fo:background-color="#ffffff" style:font-name="Merriweather" style:font-name-asian="Merriweather" style:font-name-complex="Merriweather"/>
    </style:style>
    <style:style style:name="T12_101" style:family="text">
      <style:text-properties fo:background-color="#ffffff" style:font-name="Merriweather" style:font-name-asian="Merriweather" style:font-name-complex="Merriweather"/>
    </style:style>
    <style:style style:name="T12_102" style:family="text">
      <style:text-properties fo:background-color="#ffffff" style:font-name="Merriweather" style:font-name-asian="Merriweather" style:font-name-complex="Merriweather"/>
    </style:style>
    <style:style style:name="T12_103" style:family="text">
      <style:text-properties fo:background-color="#ffffff" style:font-name="Merriweather" style:font-name-asian="Merriweather" style:font-name-complex="Merriweather"/>
    </style:style>
    <style:style style:name="T12_104" style:family="text">
      <style:text-properties fo:background-color="#ffffff" style:font-name="Merriweather" style:font-name-asian="Merriweather" style:font-name-complex="Merriweather"/>
    </style:style>
    <style:style style:name="T12_105" style:family="text">
      <style:text-properties fo:background-color="#ffffff" style:font-name="Merriweather" style:font-name-asian="Merriweather" style:font-name-complex="Merriweather"/>
    </style:style>
    <style:style style:name="T12_106" style:family="text">
      <style:text-properties fo:background-color="#ffffff" style:font-name="Merriweather" style:font-name-asian="Merriweather" style:font-name-complex="Merriweather"/>
    </style:style>
    <style:style style:name="T12_107" style:family="text">
      <style:text-properties fo:background-color="#ffffff" style:font-name="Merriweather" style:font-name-asian="Merriweather" style:font-name-complex="Merriweather"/>
    </style:style>
    <style:style style:name="T12_108" style:family="text">
      <style:text-properties fo:background-color="#ffffff" style:font-name="Merriweather" style:font-name-asian="Merriweather" style:font-name-complex="Merriweather"/>
    </style:style>
    <style:style style:name="T12_109" style:family="text">
      <style:text-properties fo:background-color="#ffffff" style:font-name="Merriweather" style:font-name-asian="Merriweather" style:font-name-complex="Merriweather"/>
    </style:style>
    <style:style style:name="T12_110" style:family="text">
      <style:text-properties fo:background-color="#ffffff" style:font-name="Merriweather" style:font-name-asian="Merriweather" style:font-name-complex="Merriweather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fo:background-color="#ffffff" style:font-name="Merriweather" style:font-name-asian="Merriweather" style:font-name-complex="Merriweather"/>
    </style:style>
    <style:style style:name="T13_2" style:family="text">
      <style:text-properties fo:background-color="#ffffff" style:font-name="Merriweather" style:font-name-asian="Merriweather" style:font-name-complex="Merriweather"/>
    </style:style>
    <style:style style:name="T13_3" style:family="text">
      <style:text-properties fo:background-color="#ffffff" style:font-name="Merriweather" style:font-name-asian="Merriweather" style:font-name-complex="Merriweather"/>
    </style:style>
    <style:style style:name="T13_4" style:family="text">
      <style:text-properties fo:background-color="#ffffff" style:font-name="Merriweather" style:font-name-asian="Merriweather" style:font-name-complex="Merriweather"/>
    </style:style>
    <style:style style:name="T13_5" style:family="text">
      <style:text-properties fo:background-color="#ffffff" style:font-name="Merriweather" style:font-name-asian="Merriweather" style:font-name-complex="Merriweather"/>
    </style:style>
    <style:style style:name="T13_6" style:family="text">
      <style:text-properties fo:background-color="#ffffff" style:font-name="Merriweather" style:font-name-asian="Merriweather" style:font-name-complex="Merriweather"/>
    </style:style>
    <style:style style:name="T13_7" style:family="text">
      <style:text-properties fo:background-color="#ffffff" style:font-name="Merriweather" style:font-name-asian="Merriweather" style:font-name-complex="Merriweather"/>
    </style:style>
    <style:style style:name="T13_8" style:family="text">
      <style:text-properties fo:background-color="#ffffff" style:font-name="Merriweather" style:font-name-asian="Merriweather" style:font-name-complex="Merriweather"/>
    </style:style>
    <style:style style:name="T13_9" style:family="text">
      <style:text-properties fo:background-color="#ffffff" style:font-name="Merriweather" style:font-name-asian="Merriweather" style:font-name-complex="Merriweather"/>
    </style:style>
    <style:style style:name="T13_10" style:family="text">
      <style:text-properties fo:background-color="#ffffff" style:font-name="Merriweather" style:font-name-asian="Merriweather" style:font-name-complex="Merriweather"/>
    </style:style>
    <style:style style:name="T13_11" style:family="text">
      <style:text-properties fo:background-color="#ffffff" style:font-name="Merriweather" style:font-name-asian="Merriweather" style:font-name-complex="Merriweather"/>
    </style:style>
    <style:style style:name="T13_12" style:family="text">
      <style:text-properties fo:background-color="#ffffff" style:font-name="Merriweather" style:font-name-asian="Merriweather" style:font-name-complex="Merriweather"/>
    </style:style>
    <style:style style:name="T13_13" style:family="text">
      <style:text-properties fo:background-color="#ffffff" style:font-name="Merriweather" style:font-name-asian="Merriweather" style:font-name-complex="Merriweather"/>
    </style:style>
    <style:style style:name="T13_14" style:family="text">
      <style:text-properties fo:background-color="#ffffff" style:font-name="Merriweather" style:font-name-asian="Merriweather" style:font-name-complex="Merriweather"/>
    </style:style>
    <style:style style:name="T13_15" style:family="text">
      <style:text-properties fo:background-color="#ffffff" style:font-name="Merriweather" style:font-name-asian="Merriweather" style:font-name-complex="Merriweather"/>
    </style:style>
    <style:style style:name="T13_16" style:family="text">
      <style:text-properties fo:background-color="#ffffff" style:font-name="Merriweather" style:font-name-asian="Merriweather" style:font-name-complex="Merriweather"/>
    </style:style>
    <style:style style:name="T13_17" style:family="text">
      <style:text-properties fo:background-color="#ffffff" style:font-name="Merriweather" style:font-name-asian="Merriweather" style:font-name-complex="Merriweather"/>
    </style:style>
    <style:style style:name="T13_18" style:family="text">
      <style:text-properties fo:background-color="#ffffff" style:font-name="Merriweather" style:font-name-asian="Merriweather" style:font-name-complex="Merriweather"/>
    </style:style>
    <style:style style:name="T13_19" style:family="text">
      <style:text-properties fo:background-color="#ffffff" style:font-name="Merriweather" style:font-name-asian="Merriweather" style:font-name-complex="Merriweather"/>
    </style:style>
    <style:style style:name="T13_20" style:family="text">
      <style:text-properties fo:background-color="#ffffff" style:font-name="Merriweather" style:font-name-asian="Merriweather" style:font-name-complex="Merriweather"/>
    </style:style>
    <style:style style:name="T13_21" style:family="text">
      <style:text-properties fo:background-color="#ffffff" style:font-name="Merriweather" style:font-name-asian="Merriweather" style:font-name-complex="Merriweather"/>
    </style:style>
    <style:style style:name="T13_22" style:family="text">
      <style:text-properties fo:background-color="#ffffff" style:font-name="Merriweather" style:font-name-asian="Merriweather" style:font-name-complex="Merriweather"/>
    </style:style>
    <style:style style:name="T13_23" style:family="text">
      <style:text-properties fo:background-color="#ffffff" style:font-name="Merriweather" style:font-name-asian="Merriweather" style:font-name-complex="Merriweather"/>
    </style:style>
    <style:style style:name="T13_24" style:family="text">
      <style:text-properties fo:background-color="#ffffff" style:font-name="Merriweather" style:font-name-asian="Merriweather" style:font-name-complex="Merriweather"/>
    </style:style>
    <style:style style:name="T13_25" style:family="text">
      <style:text-properties fo:background-color="#ffffff" style:font-name="Merriweather" style:font-name-asian="Merriweather" style:font-name-complex="Merriweather"/>
    </style:style>
    <style:style style:name="T13_26" style:family="text">
      <style:text-properties fo:background-color="#ffffff" style:font-name="Merriweather" style:font-name-asian="Merriweather" style:font-name-complex="Merriweather"/>
    </style:style>
    <style:style style:name="T13_27" style:family="text">
      <style:text-properties fo:background-color="#ffffff" style:font-name="Merriweather" style:font-name-asian="Merriweather" style:font-name-complex="Merriweather"/>
    </style:style>
    <style:style style:name="T13_28" style:family="text">
      <style:text-properties fo:background-color="#ffffff" style:font-name="Merriweather" style:font-name-asian="Merriweather" style:font-name-complex="Merriweather"/>
    </style:style>
    <style:style style:name="T13_29" style:family="text">
      <style:text-properties fo:background-color="#ffffff" style:font-name="Merriweather" style:font-name-asian="Merriweather" style:font-name-complex="Merriweather"/>
    </style:style>
    <style:style style:name="T13_30" style:family="text">
      <style:text-properties fo:background-color="#ffffff" style:font-name="Merriweather" style:font-name-asian="Merriweather" style:font-name-complex="Merriweather"/>
    </style:style>
    <style:style style:name="T13_31" style:family="text">
      <style:text-properties fo:background-color="#ffffff" style:font-name="Merriweather" style:font-name-asian="Merriweather" style:font-name-complex="Merriweather"/>
    </style:style>
    <style:style style:name="T13_32" style:family="text">
      <style:text-properties fo:background-color="#ffffff" style:font-name="Merriweather" style:font-name-asian="Merriweather" style:font-name-complex="Merriweather"/>
    </style:style>
    <style:style style:name="T13_33" style:family="text">
      <style:text-properties fo:background-color="#ffffff" style:font-name="Merriweather" style:font-name-asian="Merriweather" style:font-name-complex="Merriweather"/>
    </style:style>
    <style:style style:name="T13_34" style:family="text">
      <style:text-properties fo:background-color="#ffffff" style:font-name="Merriweather" style:font-name-asian="Merriweather" style:font-name-complex="Merriweather"/>
    </style:style>
    <style:style style:name="T13_35" style:family="text">
      <style:text-properties fo:background-color="#ffffff" style:font-name="Merriweather" style:font-name-asian="Merriweather" style:font-name-complex="Merriweather"/>
    </style:style>
    <style:style style:name="T13_36" style:family="text">
      <style:text-properties fo:background-color="#ffffff" style:font-name="Merriweather" style:font-name-asian="Merriweather" style:font-name-complex="Merriweather"/>
    </style:style>
    <style:style style:name="T13_37" style:family="text">
      <style:text-properties fo:background-color="#ffffff" style:font-name="Merriweather" style:font-name-asian="Merriweather" style:font-name-complex="Merriweather"/>
    </style:style>
    <style:style style:name="T13_38" style:family="text">
      <style:text-properties fo:background-color="#ffffff" style:font-name="Merriweather" style:font-name-asian="Merriweather" style:font-name-complex="Merriweather"/>
    </style:style>
    <style:style style:name="T13_39" style:family="text">
      <style:text-properties fo:background-color="#ffffff" style:font-name="Merriweather" style:font-name-asian="Merriweather" style:font-name-complex="Merriweather"/>
    </style:style>
    <style:style style:name="T13_40" style:family="text">
      <style:text-properties fo:background-color="#ffffff" style:font-name="Merriweather" style:font-name-asian="Merriweather" style:font-name-complex="Merriweather"/>
    </style:style>
    <style:style style:name="T13_41" style:family="text">
      <style:text-properties fo:background-color="#ffffff" style:font-name="Merriweather" style:font-name-asian="Merriweather" style:font-name-complex="Merriweather"/>
    </style:style>
    <style:style style:name="T13_42" style:family="text">
      <style:text-properties fo:background-color="#ffffff" style:font-name="Merriweather" style:font-name-asian="Merriweather" style:font-name-complex="Merriweather"/>
    </style:style>
    <style:style style:name="T13_43" style:family="text">
      <style:text-properties fo:background-color="#ffffff" style:font-name="Merriweather" style:font-name-asian="Merriweather" style:font-name-complex="Merriweather"/>
    </style:style>
    <style:style style:name="T13_44" style:family="text">
      <style:text-properties fo:background-color="#ffffff" style:font-name="Merriweather" style:font-name-asian="Merriweather" style:font-name-complex="Merriweather"/>
    </style:style>
    <style:style style:name="T13_45" style:family="text">
      <style:text-properties fo:background-color="#ffffff" style:font-name="Merriweather" style:font-name-asian="Merriweather" style:font-name-complex="Merriweather"/>
    </style:style>
    <style:style style:name="T13_46" style:family="text">
      <style:text-properties fo:background-color="#ffffff" style:font-name="Merriweather" style:font-name-asian="Merriweather" style:font-name-complex="Merriweather"/>
    </style:style>
    <style:style style:name="T13_47" style:family="text">
      <style:text-properties fo:background-color="#ffffff" style:font-name="Merriweather" style:font-name-asian="Merriweather" style:font-name-complex="Merriweather"/>
    </style:style>
    <style:style style:name="T13_48" style:family="text">
      <style:text-properties fo:background-color="#ffffff" style:font-name="Merriweather" style:font-name-asian="Merriweather" style:font-name-complex="Merriweather"/>
    </style:style>
    <style:style style:name="T13_49" style:family="text">
      <style:text-properties fo:background-color="#ffffff" style:font-name="Merriweather" style:font-name-asian="Merriweather" style:font-name-complex="Merriweather"/>
    </style:style>
    <style:style style:name="T13_50" style:family="text">
      <style:text-properties fo:background-color="#ffffff" style:font-name="Merriweather" style:font-name-asian="Merriweather" style:font-name-complex="Merriweather"/>
    </style:style>
    <style:style style:name="T13_51" style:family="text">
      <style:text-properties fo:background-color="#ffffff" style:font-name="Merriweather" style:font-name-asian="Merriweather" style:font-name-complex="Merriweather"/>
    </style:style>
    <style:style style:name="T13_52" style:family="text">
      <style:text-properties fo:background-color="#ffffff" style:font-name="Merriweather" style:font-name-asian="Merriweather" style:font-name-complex="Merriweather"/>
    </style:style>
    <style:style style:name="T13_53" style:family="text">
      <style:text-properties fo:background-color="#ffffff" style:font-name="Merriweather" style:font-name-asian="Merriweather" style:font-name-complex="Merriweather"/>
    </style:style>
    <style:style style:name="T13_54" style:family="text">
      <style:text-properties fo:background-color="#ffffff" style:font-name="Merriweather" style:font-name-asian="Merriweather" style:font-name-complex="Merriweather"/>
    </style:style>
    <style:style style:name="T13_55" style:family="text">
      <style:text-properties fo:background-color="#ffffff" style:font-name="Merriweather" style:font-name-asian="Merriweather" style:font-name-complex="Merriweather"/>
    </style:style>
    <style:style style:name="T13_56" style:family="text">
      <style:text-properties fo:background-color="#ffffff" style:font-name="Merriweather" style:font-name-asian="Merriweather" style:font-name-complex="Merriweather"/>
    </style:style>
    <style:style style:name="T13_57" style:family="text">
      <style:text-properties fo:background-color="#ffffff" style:font-name="Merriweather" style:font-name-asian="Merriweather" style:font-name-complex="Merriweather"/>
    </style:style>
    <style:style style:name="T13_58" style:family="text">
      <style:text-properties fo:background-color="#ffffff" style:font-name="Merriweather" style:font-name-asian="Merriweather" style:font-name-complex="Merriweather"/>
    </style:style>
    <style:style style:name="T13_59" style:family="text">
      <style:text-properties fo:background-color="#ffffff" style:font-name="Merriweather" style:font-name-asian="Merriweather" style:font-name-complex="Merriweather"/>
    </style:style>
    <style:style style:name="T13_60" style:family="text">
      <style:text-properties fo:background-color="#ffffff" style:font-name="Merriweather" style:font-name-asian="Merriweather" style:font-name-complex="Merriweather"/>
    </style:style>
    <style:style style:name="T13_61" style:family="text">
      <style:text-properties fo:background-color="#ffffff" style:font-name="Merriweather" style:font-name-asian="Merriweather" style:font-name-complex="Merriweather"/>
    </style:style>
    <style:style style:name="T13_62" style:family="text">
      <style:text-properties fo:background-color="#ffffff" style:font-name="Merriweather" style:font-name-asian="Merriweather" style:font-name-complex="Merriweather"/>
    </style:style>
    <style:style style:name="T13_63" style:family="text">
      <style:text-properties fo:background-color="#ffffff" style:font-name="Merriweather" style:font-name-asian="Merriweather" style:font-name-complex="Merriweather"/>
    </style:style>
    <style:style style:name="T13_64" style:family="text">
      <style:text-properties fo:background-color="#ffffff" style:font-name="Merriweather" style:font-name-asian="Merriweather" style:font-name-complex="Merriweather"/>
    </style:style>
    <style:style style:name="T13_65" style:family="text">
      <style:text-properties fo:background-color="#ffffff" style:font-name="Merriweather" style:font-name-asian="Merriweather" style:font-name-complex="Merriweather"/>
    </style:style>
    <style:style style:name="T13_66" style:family="text">
      <style:text-properties fo:background-color="#ffffff" style:font-name="Merriweather" style:font-name-asian="Merriweather" style:font-name-complex="Merriweather"/>
    </style:style>
    <style:style style:name="T13_67" style:family="text">
      <style:text-properties fo:background-color="#ffffff" style:font-name="Merriweather" style:font-name-asian="Merriweather" style:font-name-complex="Merriweather"/>
    </style:style>
    <style:style style:name="T13_68" style:family="text">
      <style:text-properties fo:background-color="#ffffff" style:font-name="Merriweather" style:font-name-asian="Merriweather" style:font-name-complex="Merriweather"/>
    </style:style>
    <style:style style:name="T13_69" style:family="text">
      <style:text-properties fo:background-color="#ffffff" style:font-name="Merriweather" style:font-name-asian="Merriweather" style:font-name-complex="Merriweather"/>
    </style:style>
    <style:style style:name="T13_70" style:family="text">
      <style:text-properties fo:background-color="#ffffff" style:font-name="Merriweather" style:font-name-asian="Merriweather" style:font-name-complex="Merriweather"/>
    </style:style>
    <style:style style:name="T13_71" style:family="text">
      <style:text-properties fo:background-color="#ffffff" style:font-name="Merriweather" style:font-name-asian="Merriweather" style:font-name-complex="Merriweather"/>
    </style:style>
    <style:style style:name="T13_72" style:family="text">
      <style:text-properties fo:background-color="#ffffff" style:font-name="Merriweather" style:font-name-asian="Merriweather" style:font-name-complex="Merriweather"/>
    </style:style>
    <style:style style:name="T13_73" style:family="text">
      <style:text-properties fo:background-color="#ffffff" style:font-name="Merriweather" style:font-name-asian="Merriweather" style:font-name-complex="Merriweather"/>
    </style:style>
    <style:style style:name="T13_74" style:family="text">
      <style:text-properties fo:background-color="#ffffff" style:font-name="Merriweather" style:font-name-asian="Merriweather" style:font-name-complex="Merriweather"/>
    </style:style>
    <style:style style:name="T13_75" style:family="text">
      <style:text-properties fo:background-color="#ffffff" style:font-name="Merriweather" style:font-name-asian="Merriweather" style:font-name-complex="Merriweather"/>
    </style:style>
    <style:style style:name="T13_76" style:family="text">
      <style:text-properties fo:background-color="#ffffff" style:font-name="Merriweather" style:font-name-asian="Merriweather" style:font-name-complex="Merriweather"/>
    </style:style>
    <style:style style:name="T13_77" style:family="text">
      <style:text-properties fo:background-color="#ffffff" style:font-name="Merriweather" style:font-name-asian="Merriweather" style:font-name-complex="Merriweather"/>
    </style:style>
    <style:style style:name="T13_78" style:family="text">
      <style:text-properties fo:background-color="#ffffff" style:font-name="Merriweather" style:font-name-asian="Merriweather" style:font-name-complex="Merriweather"/>
    </style:style>
    <style:style style:name="T13_79" style:family="text">
      <style:text-properties fo:background-color="#ffffff" style:font-name="Merriweather" style:font-name-asian="Merriweather" style:font-name-complex="Merriweather"/>
    </style:style>
    <style:style style:name="T13_80" style:family="text">
      <style:text-properties fo:background-color="#ffffff" style:font-name="Merriweather" style:font-name-asian="Merriweather" style:font-name-complex="Merriweather"/>
    </style:style>
    <style:style style:name="T13_81" style:family="text">
      <style:text-properties fo:background-color="#ffffff" style:font-name="Merriweather" style:font-name-asian="Merriweather" style:font-name-complex="Merriweather"/>
    </style:style>
    <style:style style:name="T13_82" style:family="text">
      <style:text-properties fo:background-color="#ffffff" style:font-name="Merriweather" style:font-name-asian="Merriweather" style:font-name-complex="Merriweather"/>
    </style:style>
    <style:style style:name="T13_83" style:family="text">
      <style:text-properties fo:background-color="#ffffff" style:font-name="Merriweather" style:font-name-asian="Merriweather" style:font-name-complex="Merriweather"/>
    </style:style>
    <style:style style:name="T13_84" style:family="text">
      <style:text-properties fo:background-color="#ffffff" style:font-name="Merriweather" style:font-name-asian="Merriweather" style:font-name-complex="Merriweather"/>
    </style:style>
    <style:style style:name="T13_85" style:family="text">
      <style:text-properties fo:background-color="#ffffff" style:font-name="Merriweather" style:font-name-asian="Merriweather" style:font-name-complex="Merriweather"/>
    </style:style>
    <style:style style:name="T13_86" style:family="text">
      <style:text-properties fo:background-color="#ffffff" style:font-name="Merriweather" style:font-name-asian="Merriweather" style:font-name-complex="Merriweather"/>
    </style:style>
    <style:style style:name="T13_87" style:family="text">
      <style:text-properties fo:background-color="#ffffff" style:font-name="Merriweather" style:font-name-asian="Merriweather" style:font-name-complex="Merriweather"/>
    </style:style>
    <style:style style:name="T13_88" style:family="text">
      <style:text-properties fo:background-color="#ffffff" style:font-name="Merriweather" style:font-name-asian="Merriweather" style:font-name-complex="Merriweather"/>
    </style:style>
    <style:style style:name="T13_89" style:family="text">
      <style:text-properties fo:background-color="#ffffff" style:font-name="Merriweather" style:font-name-asian="Merriweather" style:font-name-complex="Merriweather"/>
    </style:style>
    <style:style style:name="T13_90" style:family="text">
      <style:text-properties fo:background-color="#ffffff" style:font-name="Merriweather" style:font-name-asian="Merriweather" style:font-name-complex="Merriweather"/>
    </style:style>
    <style:style style:name="T13_91" style:family="text">
      <style:text-properties fo:background-color="#ffffff" style:font-name="Merriweather" style:font-name-asian="Merriweather" style:font-name-complex="Merriweather"/>
    </style:style>
    <style:style style:name="T13_92" style:family="text">
      <style:text-properties fo:background-color="#ffffff" style:font-name="Merriweather" style:font-name-asian="Merriweather" style:font-name-complex="Merriweather"/>
    </style:style>
    <style:style style:name="T13_93" style:family="text">
      <style:text-properties fo:background-color="#ffffff" style:font-name="Merriweather" style:font-name-asian="Merriweather" style:font-name-complex="Merriweather"/>
    </style:style>
    <style:style style:name="T13_94" style:family="text">
      <style:text-properties fo:background-color="#ffffff" style:font-name="Merriweather" style:font-name-asian="Merriweather" style:font-name-complex="Merriweather"/>
    </style:style>
    <style:style style:name="T13_95" style:family="text">
      <style:text-properties fo:background-color="#ffffff" style:font-name="Merriweather" style:font-name-asian="Merriweather" style:font-name-complex="Merriweather"/>
    </style:style>
    <style:style style:name="T13_96" style:family="text">
      <style:text-properties fo:background-color="#ffffff" style:font-name="Merriweather" style:font-name-asian="Merriweather" style:font-name-complex="Merriweather"/>
    </style:style>
    <style:style style:name="T13_97" style:family="text">
      <style:text-properties fo:background-color="#ffffff" style:font-name="Merriweather" style:font-name-asian="Merriweather" style:font-name-complex="Merriweather"/>
    </style:style>
    <style:style style:name="T13_98" style:family="text">
      <style:text-properties fo:background-color="#ffffff" style:font-name="Merriweather" style:font-name-asian="Merriweather" style:font-name-complex="Merriweather"/>
    </style:style>
    <style:style style:name="T13_99" style:family="text">
      <style:text-properties fo:background-color="#ffffff" style:font-name="Merriweather" style:font-name-asian="Merriweather" style:font-name-complex="Merriweather"/>
    </style:style>
    <style:style style:name="T13_100" style:family="text">
      <style:text-properties fo:background-color="#ffffff" style:font-name="Merriweather" style:font-name-asian="Merriweather" style:font-name-complex="Merriweather"/>
    </style:style>
    <style:style style:name="T13_101" style:family="text">
      <style:text-properties fo:background-color="#ffffff" style:font-name="Merriweather" style:font-name-asian="Merriweather" style:font-name-complex="Merriweather"/>
    </style:style>
    <style:style style:name="T13_102" style:family="text">
      <style:text-properties fo:background-color="#ffffff" style:font-name="Merriweather" style:font-name-asian="Merriweather" style:font-name-complex="Merriweather"/>
    </style:style>
    <style:style style:name="T13_103" style:family="text">
      <style:text-properties fo:background-color="#ffffff" style:font-name="Merriweather" style:font-name-asian="Merriweather" style:font-name-complex="Merriweather"/>
    </style:style>
    <style:style style:name="T13_104" style:family="text">
      <style:text-properties fo:background-color="#ffffff" style:font-name="Merriweather" style:font-name-asian="Merriweather" style:font-name-complex="Merriweather"/>
    </style:style>
    <style:style style:name="T13_105" style:family="text">
      <style:text-properties fo:background-color="#ffffff" style:font-name="Merriweather" style:font-name-asian="Merriweather" style:font-name-complex="Merriweather"/>
    </style:style>
    <style:style style:name="T13_106" style:family="text">
      <style:text-properties fo:background-color="#ffffff" style:font-name="Merriweather" style:font-name-asian="Merriweather" style:font-name-complex="Merriweather"/>
    </style:style>
    <style:style style:name="T13_107" style:family="text">
      <style:text-properties fo:background-color="#ffffff" style:font-name="Merriweather" style:font-name-asian="Merriweather" style:font-name-complex="Merriweather"/>
    </style:style>
    <style:style style:name="T13_108" style:family="text">
      <style:text-properties fo:background-color="#ffffff" style:font-name="Merriweather" style:font-name-asian="Merriweather" style:font-name-complex="Merriweather"/>
    </style:style>
    <style:style style:name="T13_109" style:family="text">
      <style:text-properties fo:background-color="#ffffff" style:font-name="Merriweather" style:font-name-asian="Merriweather" style:font-name-complex="Merriweather"/>
    </style:style>
    <style:style style:name="T13_110" style:family="text">
      <style:text-properties fo:background-color="#ffffff" style:font-name="Merriweather" style:font-name-asian="Merriweather" style:font-name-complex="Merriweather"/>
    </style:style>
    <style:style style:name="T13_111" style:family="text">
      <style:text-properties fo:background-color="#ffffff" style:font-name="Merriweather" style:font-name-asian="Merriweather" style:font-name-complex="Merriweather"/>
    </style:style>
    <style:style style:name="T13_112" style:family="text">
      <style:text-properties fo:background-color="#ffffff" style:font-name="Merriweather" style:font-name-asian="Merriweather" style:font-name-complex="Merriweather"/>
    </style:style>
    <style:style style:name="T13_113" style:family="text">
      <style:text-properties fo:background-color="#ffffff" style:font-name="Merriweather" style:font-name-asian="Merriweather" style:font-name-complex="Merriweather"/>
    </style:style>
    <style:style style:name="T13_114" style:family="text">
      <style:text-properties fo:background-color="#ffffff" style:font-name="Merriweather" style:font-name-asian="Merriweather" style:font-name-complex="Merriweather"/>
    </style:style>
    <style:style style:name="T13_115" style:family="text">
      <style:text-properties fo:background-color="#ffffff" style:font-name="Merriweather" style:font-name-asian="Merriweather" style:font-name-complex="Merriweather"/>
    </style:style>
    <style:style style:name="T13_116" style:family="text">
      <style:text-properties fo:background-color="#ffffff" style:font-name="Merriweather" style:font-name-asian="Merriweather" style:font-name-complex="Merriweather"/>
    </style:style>
    <style:style style:name="T13_117" style:family="text">
      <style:text-properties fo:background-color="#ffffff" style:font-name="Merriweather" style:font-name-asian="Merriweather" style:font-name-complex="Merriweather"/>
    </style:style>
    <style:style style:name="T13_118" style:family="text">
      <style:text-properties fo:background-color="#ffffff" style:font-name="Merriweather" style:font-name-asian="Merriweather" style:font-name-complex="Merriweather"/>
    </style:style>
    <style:style style:name="T13_119" style:family="text">
      <style:text-properties fo:background-color="#ffffff" style:font-name="Merriweather" style:font-name-asian="Merriweather" style:font-name-complex="Merriweather"/>
    </style:style>
    <style:style style:name="T13_120" style:family="text">
      <style:text-properties fo:background-color="#ffffff" style:font-name="Merriweather" style:font-name-asian="Merriweather" style:font-name-complex="Merriweather"/>
    </style:style>
    <style:style style:name="T13_121" style:family="text">
      <style:text-properties fo:background-color="#ffffff" style:font-name="Merriweather" style:font-name-asian="Merriweather" style:font-name-complex="Merriweather"/>
    </style:style>
    <style:style style:name="T13_122" style:family="text">
      <style:text-properties fo:background-color="#ffffff" style:font-name="Merriweather" style:font-name-asian="Merriweather" style:font-name-complex="Merriweather"/>
    </style:style>
    <style:style style:name="T13_123" style:family="text">
      <style:text-properties fo:background-color="#ffffff" style:font-name="Merriweather" style:font-name-asian="Merriweather" style:font-name-complex="Merriweather"/>
    </style:style>
    <style:style style:name="T13_124" style:family="text">
      <style:text-properties fo:background-color="#ffffff" style:font-name="Merriweather" style:font-name-asian="Merriweather" style:font-name-complex="Merriweather"/>
    </style:style>
    <style:style style:name="T13_125" style:family="text">
      <style:text-properties fo:background-color="#ffffff" style:font-name="Merriweather" style:font-name-asian="Merriweather" style:font-name-complex="Merriweather"/>
    </style:style>
    <style:style style:name="T13_126" style:family="text">
      <style:text-properties fo:background-color="#ffffff" style:font-name="Merriweather" style:font-name-asian="Merriweather" style:font-name-complex="Merriweather"/>
    </style:style>
    <style:style style:name="T13_127" style:family="text">
      <style:text-properties fo:background-color="#ffffff" style:font-name="Merriweather" style:font-name-asian="Merriweather" style:font-name-complex="Merriweather"/>
    </style:style>
    <style:style style:name="T13_128" style:family="text">
      <style:text-properties fo:background-color="#ffffff" style:font-name="Merriweather" style:font-name-asian="Merriweather" style:font-name-complex="Merriweather"/>
    </style:style>
    <style:style style:name="T13_129" style:family="text">
      <style:text-properties fo:background-color="#ffffff" style:font-name="Merriweather" style:font-name-asian="Merriweather" style:font-name-complex="Merriweather"/>
    </style:style>
    <style:style style:name="T13_130" style:family="text">
      <style:text-properties fo:background-color="#ffffff" style:font-name="Merriweather" style:font-name-asian="Merriweather" style:font-name-complex="Merriweather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fo:background-color="#ffffff" style:font-name="Merriweather" style:font-name-asian="Merriweather" style:font-name-complex="Merriweather"/>
    </style:style>
    <style:style style:name="T14_2" style:family="text">
      <style:text-properties fo:background-color="#ffffff" style:font-name="Merriweather" style:font-name-asian="Merriweather" style:font-name-complex="Merriweather"/>
    </style:style>
    <style:style style:name="T14_3" style:family="text">
      <style:text-properties fo:background-color="#ffffff" style:font-name="Merriweather" style:font-name-asian="Merriweather" style:font-name-complex="Merriweather"/>
    </style:style>
    <style:style style:name="T14_4" style:family="text">
      <style:text-properties fo:background-color="#ffffff" style:font-name="Merriweather" style:font-name-asian="Merriweather" style:font-name-complex="Merriweather"/>
    </style:style>
    <style:style style:name="T14_5" style:family="text">
      <style:text-properties fo:background-color="#ffffff" style:font-name="Merriweather" style:font-name-asian="Merriweather" style:font-name-complex="Merriweather"/>
    </style:style>
    <style:style style:name="T14_6" style:family="text">
      <style:text-properties fo:background-color="#ffffff" style:font-name="Merriweather" style:font-name-asian="Merriweather" style:font-name-complex="Merriweather"/>
    </style:style>
    <style:style style:name="T14_7" style:family="text">
      <style:text-properties fo:background-color="#ffffff" style:font-name="Merriweather" style:font-name-asian="Merriweather" style:font-name-complex="Merriweather"/>
    </style:style>
    <style:style style:name="T14_8" style:family="text">
      <style:text-properties fo:background-color="#ffffff" style:font-name="Merriweather" style:font-name-asian="Merriweather" style:font-name-complex="Merriweather"/>
    </style:style>
    <style:style style:name="T14_9" style:family="text">
      <style:text-properties fo:background-color="#ffffff" style:font-name="Merriweather" style:font-name-asian="Merriweather" style:font-name-complex="Merriweather"/>
    </style:style>
    <style:style style:name="T14_10" style:family="text">
      <style:text-properties fo:background-color="#ffffff" style:font-name="Merriweather" style:font-name-asian="Merriweather" style:font-name-complex="Merriweather"/>
    </style:style>
    <style:style style:name="T14_11" style:family="text">
      <style:text-properties fo:background-color="#ffffff" style:font-name="Merriweather" style:font-name-asian="Merriweather" style:font-name-complex="Merriweather"/>
    </style:style>
    <style:style style:name="T14_12" style:family="text">
      <style:text-properties fo:background-color="#ffffff" style:font-name="Merriweather" style:font-name-asian="Merriweather" style:font-name-complex="Merriweather"/>
    </style:style>
    <style:style style:name="T14_13" style:family="text">
      <style:text-properties fo:background-color="#ffffff" style:font-name="Merriweather" style:font-name-asian="Merriweather" style:font-name-complex="Merriweather"/>
    </style:style>
    <style:style style:name="T14_14" style:family="text">
      <style:text-properties fo:background-color="#ffffff" style:font-name="Merriweather" style:font-name-asian="Merriweather" style:font-name-complex="Merriweather"/>
    </style:style>
    <style:style style:name="T14_15" style:family="text">
      <style:text-properties fo:background-color="#ffffff" style:font-name="Merriweather" style:font-name-asian="Merriweather" style:font-name-complex="Merriweather"/>
    </style:style>
    <style:style style:name="T14_16" style:family="text">
      <style:text-properties fo:background-color="#ffffff" style:font-name="Merriweather" style:font-name-asian="Merriweather" style:font-name-complex="Merriweather"/>
    </style:style>
    <style:style style:name="T14_17" style:family="text">
      <style:text-properties fo:background-color="#ffffff" style:font-name="Merriweather" style:font-name-asian="Merriweather" style:font-name-complex="Merriweather"/>
    </style:style>
    <style:style style:name="T14_18" style:family="text">
      <style:text-properties fo:background-color="#ffffff" style:font-name="Merriweather" style:font-name-asian="Merriweather" style:font-name-complex="Merriweather"/>
    </style:style>
    <style:style style:name="T14_19" style:family="text">
      <style:text-properties fo:background-color="#ffffff" style:font-name="Merriweather" style:font-name-asian="Merriweather" style:font-name-complex="Merriweather"/>
    </style:style>
    <style:style style:name="T14_20" style:family="text">
      <style:text-properties fo:background-color="#ffffff" style:font-name="Merriweather" style:font-name-asian="Merriweather" style:font-name-complex="Merriweather"/>
    </style:style>
    <style:style style:name="T14_21" style:family="text">
      <style:text-properties fo:background-color="#ffffff" style:font-name="Merriweather" style:font-name-asian="Merriweather" style:font-name-complex="Merriweather"/>
    </style:style>
    <style:style style:name="T14_22" style:family="text">
      <style:text-properties fo:background-color="#ffffff" style:font-name="Merriweather" style:font-name-asian="Merriweather" style:font-name-complex="Merriweather"/>
    </style:style>
    <style:style style:name="T14_23" style:family="text">
      <style:text-properties fo:background-color="#ffffff" style:font-name="Merriweather" style:font-name-asian="Merriweather" style:font-name-complex="Merriweather"/>
    </style:style>
    <style:style style:name="T14_24" style:family="text">
      <style:text-properties fo:background-color="#ffffff" style:font-name="Merriweather" style:font-name-asian="Merriweather" style:font-name-complex="Merriweather"/>
    </style:style>
    <style:style style:name="T14_25" style:family="text">
      <style:text-properties fo:background-color="#ffffff" style:font-name="Merriweather" style:font-name-asian="Merriweather" style:font-name-complex="Merriweather"/>
    </style:style>
    <style:style style:name="T14_26" style:family="text">
      <style:text-properties fo:background-color="#ffffff" style:font-name="Merriweather" style:font-name-asian="Merriweather" style:font-name-complex="Merriweather"/>
    </style:style>
    <style:style style:name="T14_27" style:family="text">
      <style:text-properties fo:background-color="#ffffff" style:font-name="Merriweather" style:font-name-asian="Merriweather" style:font-name-complex="Merriweather"/>
    </style:style>
    <style:style style:name="T14_28" style:family="text">
      <style:text-properties fo:background-color="#ffffff" style:font-name="Merriweather" style:font-name-asian="Merriweather" style:font-name-complex="Merriweather"/>
    </style:style>
    <style:style style:name="T14_29" style:family="text">
      <style:text-properties fo:background-color="#ffffff" style:font-name="Merriweather" style:font-name-asian="Merriweather" style:font-name-complex="Merriweather"/>
    </style:style>
    <style:style style:name="T14_30" style:family="text">
      <style:text-properties fo:background-color="#ffffff" style:font-name="Merriweather" style:font-name-asian="Merriweather" style:font-name-complex="Merriweather"/>
    </style:style>
    <style:style style:name="T14_31" style:family="text">
      <style:text-properties fo:background-color="#ffffff" style:font-name="Merriweather" style:font-name-asian="Merriweather" style:font-name-complex="Merriweather"/>
    </style:style>
    <style:style style:name="T14_32" style:family="text">
      <style:text-properties fo:background-color="#ffffff" style:font-name="Merriweather" style:font-name-asian="Merriweather" style:font-name-complex="Merriweather"/>
    </style:style>
    <style:style style:name="T14_33" style:family="text">
      <style:text-properties fo:background-color="#ffffff" style:font-name="Merriweather" style:font-name-asian="Merriweather" style:font-name-complex="Merriweather"/>
    </style:style>
    <style:style style:name="T14_34" style:family="text">
      <style:text-properties fo:background-color="#ffffff" style:font-name="Merriweather" style:font-name-asian="Merriweather" style:font-name-complex="Merriweather"/>
    </style:style>
    <style:style style:name="T14_35" style:family="text">
      <style:text-properties fo:background-color="#ffffff" style:font-name="Merriweather" style:font-name-asian="Merriweather" style:font-name-complex="Merriweather"/>
    </style:style>
    <style:style style:name="T14_36" style:family="text">
      <style:text-properties fo:background-color="#ffffff" style:font-name="Merriweather" style:font-name-asian="Merriweather" style:font-name-complex="Merriweather"/>
    </style:style>
    <style:style style:name="T14_37" style:family="text">
      <style:text-properties fo:background-color="#ffffff" style:font-name="Merriweather" style:font-name-asian="Merriweather" style:font-name-complex="Merriweather"/>
    </style:style>
    <style:style style:name="T14_38" style:family="text">
      <style:text-properties fo:background-color="#ffffff" style:font-name="Merriweather" style:font-name-asian="Merriweather" style:font-name-complex="Merriweather"/>
    </style:style>
    <style:style style:name="T14_39" style:family="text">
      <style:text-properties fo:background-color="#ffffff" style:font-name="Merriweather" style:font-name-asian="Merriweather" style:font-name-complex="Merriweather"/>
    </style:style>
    <style:style style:name="T14_40" style:family="text">
      <style:text-properties fo:background-color="#ffffff" style:font-name="Merriweather" style:font-name-asian="Merriweather" style:font-name-complex="Merriweather"/>
    </style:style>
    <style:style style:name="T14_41" style:family="text">
      <style:text-properties fo:background-color="#ffffff" style:font-name="Merriweather" style:font-name-asian="Merriweather" style:font-name-complex="Merriweather"/>
    </style:style>
    <style:style style:name="T14_42" style:family="text">
      <style:text-properties fo:background-color="#ffffff" style:font-name="Merriweather" style:font-name-asian="Merriweather" style:font-name-complex="Merriweather"/>
    </style:style>
    <style:style style:name="T14_43" style:family="text">
      <style:text-properties fo:background-color="#ffffff" style:font-name="Merriweather" style:font-name-asian="Merriweather" style:font-name-complex="Merriweather"/>
    </style:style>
    <style:style style:name="T14_44" style:family="text">
      <style:text-properties fo:background-color="#ffffff" style:font-name="Merriweather" style:font-name-asian="Merriweather" style:font-name-complex="Merriweather"/>
    </style:style>
    <style:style style:name="T14_45" style:family="text">
      <style:text-properties fo:background-color="#ffffff" style:font-name="Merriweather" style:font-name-asian="Merriweather" style:font-name-complex="Merriweather"/>
    </style:style>
    <style:style style:name="T14_46" style:family="text">
      <style:text-properties fo:background-color="#ffffff" style:font-name="Merriweather" style:font-name-asian="Merriweather" style:font-name-complex="Merriweather"/>
    </style:style>
    <style:style style:name="T14_47" style:family="text">
      <style:text-properties fo:background-color="#ffffff" style:font-name="Merriweather" style:font-name-asian="Merriweather" style:font-name-complex="Merriweather"/>
    </style:style>
    <style:style style:name="T14_48" style:family="text">
      <style:text-properties fo:background-color="#ffffff" style:font-name="Merriweather" style:font-name-asian="Merriweather" style:font-name-complex="Merriweather"/>
    </style:style>
    <style:style style:name="T14_49" style:family="text">
      <style:text-properties fo:background-color="#ffffff" style:font-name="Merriweather" style:font-name-asian="Merriweather" style:font-name-complex="Merriweather"/>
    </style:style>
    <style:style style:name="T14_50" style:family="text">
      <style:text-properties fo:background-color="#ffffff" style:font-name="Merriweather" style:font-name-asian="Merriweather" style:font-name-complex="Merriweather"/>
    </style:style>
    <style:style style:name="T14_51" style:family="text">
      <style:text-properties fo:background-color="#ffffff" style:font-name="Merriweather" style:font-name-asian="Merriweather" style:font-name-complex="Merriweather"/>
    </style:style>
    <style:style style:name="T14_52" style:family="text">
      <style:text-properties fo:background-color="#ffffff" style:font-name="Merriweather" style:font-name-asian="Merriweather" style:font-name-complex="Merriweather"/>
    </style:style>
    <style:style style:name="T14_53" style:family="text">
      <style:text-properties fo:background-color="#ffffff" style:font-name="Merriweather" style:font-name-asian="Merriweather" style:font-name-complex="Merriweather"/>
    </style:style>
    <style:style style:name="T14_54" style:family="text">
      <style:text-properties fo:background-color="#ffffff" style:font-name="Merriweather" style:font-name-asian="Merriweather" style:font-name-complex="Merriweather"/>
    </style:style>
    <style:style style:name="T14_55" style:family="text">
      <style:text-properties fo:background-color="#ffffff" style:font-name="Merriweather" style:font-name-asian="Merriweather" style:font-name-complex="Merriweather"/>
    </style:style>
    <style:style style:name="T14_56" style:family="text">
      <style:text-properties fo:background-color="#ffffff" style:font-name="Merriweather" style:font-name-asian="Merriweather" style:font-name-complex="Merriweather"/>
    </style:style>
    <style:style style:name="T14_57" style:family="text">
      <style:text-properties fo:background-color="#ffffff" style:font-name="Merriweather" style:font-name-asian="Merriweather" style:font-name-complex="Merriweather"/>
    </style:style>
    <style:style style:name="T14_58" style:family="text">
      <style:text-properties fo:background-color="#ffffff" style:font-name="Merriweather" style:font-name-asian="Merriweather" style:font-name-complex="Merriweather"/>
    </style:style>
    <style:style style:name="T14_59" style:family="text">
      <style:text-properties fo:background-color="#ffffff" style:font-name="Merriweather" style:font-name-asian="Merriweather" style:font-name-complex="Merriweather"/>
    </style:style>
    <style:style style:name="T14_60" style:family="text">
      <style:text-properties fo:background-color="#ffffff" style:font-name="Merriweather" style:font-name-asian="Merriweather" style:font-name-complex="Merriweather"/>
    </style:style>
    <style:style style:name="T14_61" style:family="text">
      <style:text-properties fo:background-color="#ffffff" style:font-name="Merriweather" style:font-name-asian="Merriweather" style:font-name-complex="Merriweather"/>
    </style:style>
    <style:style style:name="T14_62" style:family="text">
      <style:text-properties fo:background-color="#ffffff" style:font-name="Merriweather" style:font-name-asian="Merriweather" style:font-name-complex="Merriweather"/>
    </style:style>
    <style:style style:name="T14_63" style:family="text">
      <style:text-properties fo:background-color="#ffffff" style:font-name="Merriweather" style:font-name-asian="Merriweather" style:font-name-complex="Merriweather"/>
    </style:style>
    <style:style style:name="T14_64" style:family="text">
      <style:text-properties fo:background-color="#ffffff" style:font-name="Merriweather" style:font-name-asian="Merriweather" style:font-name-complex="Merriweather"/>
    </style:style>
    <style:style style:name="T14_65" style:family="text">
      <style:text-properties fo:background-color="#ffffff" style:font-name="Merriweather" style:font-name-asian="Merriweather" style:font-name-complex="Merriweather"/>
    </style:style>
    <style:style style:name="T14_66" style:family="text">
      <style:text-properties fo:background-color="#ffffff" style:font-name="Merriweather" style:font-name-asian="Merriweather" style:font-name-complex="Merriweather"/>
    </style:style>
    <style:style style:name="T14_67" style:family="text">
      <style:text-properties fo:background-color="#ffffff" style:font-name="Merriweather" style:font-name-asian="Merriweather" style:font-name-complex="Merriweather"/>
    </style:style>
    <style:style style:name="T14_68" style:family="text">
      <style:text-properties fo:background-color="#ffffff" style:font-name="Merriweather" style:font-name-asian="Merriweather" style:font-name-complex="Merriweather"/>
    </style:style>
    <style:style style:name="T14_69" style:family="text">
      <style:text-properties fo:background-color="#ffffff" style:font-name="Merriweather" style:font-name-asian="Merriweather" style:font-name-complex="Merriweather"/>
    </style:style>
    <style:style style:name="T14_70" style:family="text">
      <style:text-properties fo:background-color="#ffffff" style:font-name="Merriweather" style:font-name-asian="Merriweather" style:font-name-complex="Merriweather"/>
    </style:style>
    <style:style style:name="T14_71" style:family="text">
      <style:text-properties fo:background-color="#ffffff" style:font-name="Merriweather" style:font-name-asian="Merriweather" style:font-name-complex="Merriweather"/>
    </style:style>
    <style:style style:name="T14_72" style:family="text">
      <style:text-properties fo:background-color="#ffffff" style:font-name="Merriweather" style:font-name-asian="Merriweather" style:font-name-complex="Merriweather"/>
    </style:style>
    <style:style style:name="T14_73" style:family="text">
      <style:text-properties fo:background-color="#ffffff" style:font-name="Merriweather" style:font-name-asian="Merriweather" style:font-name-complex="Merriweather"/>
    </style:style>
    <style:style style:name="T14_74" style:family="text">
      <style:text-properties fo:background-color="#ffffff" style:font-name="Merriweather" style:font-name-asian="Merriweather" style:font-name-complex="Merriweather"/>
    </style:style>
    <style:style style:name="T14_75" style:family="text">
      <style:text-properties fo:background-color="#ffffff" style:font-name="Merriweather" style:font-name-asian="Merriweather" style:font-name-complex="Merriweather"/>
    </style:style>
    <style:style style:name="T14_76" style:family="text">
      <style:text-properties fo:background-color="#ffffff" style:font-name="Merriweather" style:font-name-asian="Merriweather" style:font-name-complex="Merriweather"/>
    </style:style>
    <style:style style:name="T14_77" style:family="text">
      <style:text-properties fo:background-color="#ffffff" style:font-name="Merriweather" style:font-name-asian="Merriweather" style:font-name-complex="Merriweather"/>
    </style:style>
    <style:style style:name="T14_78" style:family="text">
      <style:text-properties fo:background-color="#ffffff" style:font-name="Merriweather" style:font-name-asian="Merriweather" style:font-name-complex="Merriweather"/>
    </style:style>
    <style:style style:name="T14_79" style:family="text">
      <style:text-properties fo:background-color="#ffffff" style:font-name="Merriweather" style:font-name-asian="Merriweather" style:font-name-complex="Merriweather"/>
    </style:style>
    <style:style style:name="T14_80" style:family="text">
      <style:text-properties fo:background-color="#ffffff" style:font-name="Merriweather" style:font-name-asian="Merriweather" style:font-name-complex="Merriweather"/>
    </style:style>
    <style:style style:name="T14_81" style:family="text">
      <style:text-properties fo:background-color="#ffffff" style:font-name="Merriweather" style:font-name-asian="Merriweather" style:font-name-complex="Merriweather"/>
    </style:style>
    <style:style style:name="T14_82" style:family="text">
      <style:text-properties fo:background-color="#ffffff" style:font-name="Merriweather" style:font-name-asian="Merriweather" style:font-name-complex="Merriweather"/>
    </style:style>
    <style:style style:name="T14_83" style:family="text">
      <style:text-properties fo:background-color="#ffffff" style:font-name="Merriweather" style:font-name-asian="Merriweather" style:font-name-complex="Merriweather"/>
    </style:style>
    <style:style style:name="T14_84" style:family="text">
      <style:text-properties fo:background-color="#ffffff" style:font-name="Merriweather" style:font-name-asian="Merriweather" style:font-name-complex="Merriweather"/>
    </style:style>
    <style:style style:name="T14_85" style:family="text">
      <style:text-properties fo:background-color="#ffffff" style:font-name="Merriweather" style:font-name-asian="Merriweather" style:font-name-complex="Merriweather"/>
    </style:style>
    <style:style style:name="T14_86" style:family="text">
      <style:text-properties fo:background-color="#ffffff" style:font-name="Merriweather" style:font-name-asian="Merriweather" style:font-name-complex="Merriweather"/>
    </style:style>
    <style:style style:name="T14_87" style:family="text">
      <style:text-properties fo:background-color="#ffffff" style:font-name="Merriweather" style:font-name-asian="Merriweather" style:font-name-complex="Merriweather"/>
    </style:style>
    <style:style style:name="T14_88" style:family="text">
      <style:text-properties fo:background-color="#ffffff" style:font-name="Merriweather" style:font-name-asian="Merriweather" style:font-name-complex="Merriweather"/>
    </style:style>
    <style:style style:name="T14_89" style:family="text">
      <style:text-properties fo:background-color="#ffffff" style:font-name="Merriweather" style:font-name-asian="Merriweather" style:font-name-complex="Merriweather"/>
    </style:style>
    <style:style style:name="T14_90" style:family="text">
      <style:text-properties fo:background-color="#ffffff" style:font-name="Merriweather" style:font-name-asian="Merriweather" style:font-name-complex="Merriweather"/>
    </style:style>
    <style:style style:name="T14_91" style:family="text">
      <style:text-properties fo:background-color="#ffffff" style:font-name="Merriweather" style:font-name-asian="Merriweather" style:font-name-complex="Merriweather"/>
    </style:style>
    <style:style style:name="T14_92" style:family="text">
      <style:text-properties fo:background-color="#ffffff" style:font-name="Merriweather" style:font-name-asian="Merriweather" style:font-name-complex="Merriweather"/>
    </style:style>
    <style:style style:name="T14_93" style:family="text">
      <style:text-properties fo:background-color="#ffffff" style:font-name="Merriweather" style:font-name-asian="Merriweather" style:font-name-complex="Merriweather"/>
    </style:style>
    <style:style style:name="T14_94" style:family="text">
      <style:text-properties fo:background-color="#ffffff" style:font-name="Merriweather" style:font-name-asian="Merriweather" style:font-name-complex="Merriweather"/>
    </style:style>
    <style:style style:name="T14_95" style:family="text">
      <style:text-properties fo:background-color="#ffffff" style:font-name="Merriweather" style:font-name-asian="Merriweather" style:font-name-complex="Merriweather"/>
    </style:style>
    <style:style style:name="T14_96" style:family="text">
      <style:text-properties fo:background-color="#ffffff" style:font-name="Merriweather" style:font-name-asian="Merriweather" style:font-name-complex="Merriweather"/>
    </style:style>
    <style:style style:name="T14_97" style:family="text">
      <style:text-properties fo:background-color="#ffffff" style:font-name="Merriweather" style:font-name-asian="Merriweather" style:font-name-complex="Merriweather"/>
    </style:style>
    <style:style style:name="T14_98" style:family="text">
      <style:text-properties fo:background-color="#ffffff" style:font-name="Merriweather" style:font-name-asian="Merriweather" style:font-name-complex="Merriweather"/>
    </style:style>
    <style:style style:name="T14_99" style:family="text">
      <style:text-properties fo:background-color="#ffffff" style:font-name="Merriweather" style:font-name-asian="Merriweather" style:font-name-complex="Merriweather"/>
    </style:style>
    <style:style style:name="T14_100" style:family="text">
      <style:text-properties fo:background-color="#ffffff" style:font-name="Merriweather" style:font-name-asian="Merriweather" style:font-name-complex="Merriweather"/>
    </style:style>
    <style:style style:name="T14_101" style:family="text">
      <style:text-properties fo:background-color="#ffffff" style:font-name="Merriweather" style:font-name-asian="Merriweather" style:font-name-complex="Merriweather"/>
    </style:style>
    <style:style style:name="T14_102" style:family="text">
      <style:text-properties fo:background-color="#ffffff" style:font-name="Merriweather" style:font-name-asian="Merriweather" style:font-name-complex="Merriweather"/>
    </style:style>
    <style:style style:name="T14_103" style:family="text">
      <style:text-properties fo:background-color="#ffffff" style:font-name="Merriweather" style:font-name-asian="Merriweather" style:font-name-complex="Merriweather"/>
    </style:style>
    <style:style style:name="T14_104" style:family="text">
      <style:text-properties fo:background-color="#ffffff" style:font-name="Merriweather" style:font-name-asian="Merriweather" style:font-name-complex="Merriweather"/>
    </style:style>
    <style:style style:name="T14_105" style:family="text">
      <style:text-properties fo:background-color="#ffffff" style:font-name="Merriweather" style:font-name-asian="Merriweather" style:font-name-complex="Merriweather"/>
    </style:style>
    <style:style style:name="T14_106" style:family="text">
      <style:text-properties fo:background-color="#ffffff" style:font-name="Merriweather" style:font-name-asian="Merriweather" style:font-name-complex="Merriweather"/>
    </style:style>
    <style:style style:name="T14_107" style:family="text">
      <style:text-properties fo:background-color="#ffffff" style:font-name="Merriweather" style:font-name-asian="Merriweather" style:font-name-complex="Merriweather"/>
    </style:style>
    <style:style style:name="T14_108" style:family="text">
      <style:text-properties fo:background-color="#ffffff" style:font-name="Merriweather" style:font-name-asian="Merriweather" style:font-name-complex="Merriweather"/>
    </style:style>
    <style:style style:name="T14_109" style:family="text">
      <style:text-properties fo:background-color="#ffffff" style:font-name="Merriweather" style:font-name-asian="Merriweather" style:font-name-complex="Merriweather"/>
    </style:style>
    <style:style style:name="T14_110" style:family="text">
      <style:text-properties fo:background-color="#ffffff" style:font-name="Merriweather" style:font-name-asian="Merriweather" style:font-name-complex="Merriweather"/>
    </style:style>
    <style:style style:name="T14_111" style:family="text">
      <style:text-properties fo:background-color="#ffffff" style:font-name="Merriweather" style:font-name-asian="Merriweather" style:font-name-complex="Merriweather"/>
    </style:style>
    <style:style style:name="T14_112" style:family="text">
      <style:text-properties fo:background-color="#ffffff" style:font-name="Merriweather" style:font-name-asian="Merriweather" style:font-name-complex="Merriweather"/>
    </style:style>
    <style:style style:name="T14_113" style:family="text">
      <style:text-properties fo:background-color="#ffffff" style:font-name="Merriweather" style:font-name-asian="Merriweather" style:font-name-complex="Merriweather"/>
    </style:style>
    <style:style style:name="T14_114" style:family="text">
      <style:text-properties fo:background-color="#ffffff" style:font-name="Merriweather" style:font-name-asian="Merriweather" style:font-name-complex="Merriweather"/>
    </style:style>
    <style:style style:name="T14_115" style:family="text">
      <style:text-properties fo:background-color="#ffffff" style:font-name="Merriweather" style:font-name-asian="Merriweather" style:font-name-complex="Merriweather"/>
    </style:style>
    <style:style style:name="T14_116" style:family="text">
      <style:text-properties fo:background-color="#ffffff" style:font-name="Merriweather" style:font-name-asian="Merriweather" style:font-name-complex="Merriweather"/>
    </style:style>
    <style:style style:name="T14_117" style:family="text">
      <style:text-properties fo:background-color="#ffffff" style:font-name="Merriweather" style:font-name-asian="Merriweather" style:font-name-complex="Merriweather"/>
    </style:style>
    <style:style style:name="T14_118" style:family="text">
      <style:text-properties fo:background-color="#ffffff" style:font-name="Merriweather" style:font-name-asian="Merriweather" style:font-name-complex="Merriweather"/>
    </style:style>
    <style:style style:name="T14_119" style:family="text">
      <style:text-properties fo:background-color="#ffffff" style:font-name="Merriweather" style:font-name-asian="Merriweather" style:font-name-complex="Merriweather"/>
    </style:style>
    <style:style style:name="T14_120" style:family="text">
      <style:text-properties fo:background-color="#ffffff" style:font-name="Merriweather" style:font-name-asian="Merriweather" style:font-name-complex="Merriweather"/>
    </style:style>
    <style:style style:name="T14_121" style:family="text">
      <style:text-properties fo:background-color="#ffffff" style:font-name="Merriweather" style:font-name-asian="Merriweather" style:font-name-complex="Merriweather"/>
    </style:style>
    <style:style style:name="T14_122" style:family="text">
      <style:text-properties fo:background-color="#ffffff" style:font-name="Merriweather" style:font-name-asian="Merriweather" style:font-name-complex="Merriweather"/>
    </style:style>
    <style:style style:name="T14_123" style:family="text">
      <style:text-properties fo:background-color="#ffffff" style:font-name="Merriweather" style:font-name-asian="Merriweather" style:font-name-complex="Merriweather"/>
    </style:style>
    <style:style style:name="T14_124" style:family="text">
      <style:text-properties fo:background-color="#ffffff" style:font-name="Merriweather" style:font-name-asian="Merriweather" style:font-name-complex="Merriweather"/>
    </style:style>
    <style:style style:name="T14_125" style:family="text">
      <style:text-properties fo:background-color="#ffffff" style:font-name="Merriweather" style:font-name-asian="Merriweather" style:font-name-complex="Merriweather"/>
    </style:style>
    <style:style style:name="T14_126" style:family="text">
      <style:text-properties fo:background-color="#ffffff" style:font-name="Merriweather" style:font-name-asian="Merriweather" style:font-name-complex="Merriweather"/>
    </style:style>
    <style:style style:name="T14_127" style:family="text">
      <style:text-properties fo:background-color="#ffffff" style:font-name="Merriweather" style:font-name-asian="Merriweather" style:font-name-complex="Merriweather"/>
    </style:style>
    <style:style style:name="T14_128" style:family="text">
      <style:text-properties fo:background-color="#ffffff" style:font-name="Merriweather" style:font-name-asian="Merriweather" style:font-name-complex="Merriweather"/>
    </style:style>
    <style:style style:name="T14_129" style:family="text">
      <style:text-properties fo:background-color="#ffffff" style:font-name="Merriweather" style:font-name-asian="Merriweather" style:font-name-complex="Merriweather"/>
    </style:style>
    <style:style style:name="T14_130" style:family="text">
      <style:text-properties fo:background-color="#ffffff" style:font-name="Merriweather" style:font-name-asian="Merriweather" style:font-name-complex="Merriweather"/>
    </style:style>
    <style:style style:name="T14_131" style:family="text">
      <style:text-properties fo:background-color="#ffffff" style:font-name="Merriweather" style:font-name-asian="Merriweather" style:font-name-complex="Merriweather"/>
    </style:style>
    <style:style style:name="T14_132" style:family="text">
      <style:text-properties fo:background-color="#ffffff" style:font-name="Merriweather" style:font-name-asian="Merriweather" style:font-name-complex="Merriweather"/>
    </style:style>
    <style:style style:name="T14_133" style:family="text">
      <style:text-properties fo:background-color="#ffffff" style:font-name="Merriweather" style:font-name-asian="Merriweather" style:font-name-complex="Merriweather"/>
    </style:style>
    <style:style style:name="T14_134" style:family="text">
      <style:text-properties fo:background-color="#ffffff" style:font-name="Merriweather" style:font-name-asian="Merriweather" style:font-name-complex="Merriweather"/>
    </style:style>
    <style:style style:name="T14_135" style:family="text">
      <style:text-properties fo:background-color="#ffffff" style:font-name="Merriweather" style:font-name-asian="Merriweather" style:font-name-complex="Merriweather"/>
    </style:style>
    <style:style style:name="T14_136" style:family="text">
      <style:text-properties fo:background-color="#ffffff" style:font-name="Merriweather" style:font-name-asian="Merriweather" style:font-name-complex="Merriweather"/>
    </style:style>
    <style:style style:name="T14_137" style:family="text">
      <style:text-properties fo:background-color="#ffffff" style:font-name="Merriweather" style:font-name-asian="Merriweather" style:font-name-complex="Merriweather"/>
    </style:style>
    <style:style style:name="T14_138" style:family="text">
      <style:text-properties fo:background-color="#ffffff" style:font-name="Merriweather" style:font-name-asian="Merriweather" style:font-name-complex="Merriweather"/>
    </style:style>
    <style:style style:name="T14_139" style:family="text">
      <style:text-properties fo:background-color="#ffffff" style:font-name="Merriweather" style:font-name-asian="Merriweather" style:font-name-complex="Merriweather"/>
    </style:style>
    <style:style style:name="T14_140" style:family="text">
      <style:text-properties fo:background-color="#ffffff" style:font-name="Merriweather" style:font-name-asian="Merriweather" style:font-name-complex="Merriweather"/>
    </style:style>
    <style:style style:name="T14_141" style:family="text">
      <style:text-properties fo:background-color="#ffffff" style:font-name="Merriweather" style:font-name-asian="Merriweather" style:font-name-complex="Merriweather"/>
    </style:style>
    <style:style style:name="T14_142" style:family="text">
      <style:text-properties fo:background-color="#ffffff" style:font-name="Merriweather" style:font-name-asian="Merriweather" style:font-name-complex="Merriweather"/>
    </style:style>
    <style:style style:name="T14_143" style:family="text">
      <style:text-properties fo:background-color="#ffffff" style:font-name="Merriweather" style:font-name-asian="Merriweather" style:font-name-complex="Merriweather"/>
    </style:style>
    <style:style style:name="T14_144" style:family="text">
      <style:text-properties fo:background-color="#ffffff" style:font-name="Merriweather" style:font-name-asian="Merriweather" style:font-name-complex="Merriweather"/>
    </style:style>
    <style:style style:name="T14_145" style:family="text">
      <style:text-properties fo:background-color="#ffffff" style:font-name="Merriweather" style:font-name-asian="Merriweather" style:font-name-complex="Merriweather"/>
    </style:style>
    <style:style style:name="T14_146" style:family="text">
      <style:text-properties fo:background-color="#ffffff" style:font-name="Merriweather" style:font-name-asian="Merriweather" style:font-name-complex="Merriweather"/>
    </style:style>
    <style:style style:name="T14_147" style:family="text">
      <style:text-properties fo:background-color="#ffffff" style:font-name="Merriweather" style:font-name-asian="Merriweather" style:font-name-complex="Merriweather"/>
    </style:style>
    <style:style style:name="T14_148" style:family="text">
      <style:text-properties fo:background-color="#ffffff" style:font-name="Merriweather" style:font-name-asian="Merriweather" style:font-name-complex="Merriweather"/>
    </style:style>
    <style:style style:name="T14_149" style:family="text">
      <style:text-properties fo:background-color="#ffffff" style:font-name="Merriweather" style:font-name-asian="Merriweather" style:font-name-complex="Merriweather"/>
    </style:style>
    <style:style style:name="T14_150" style:family="text">
      <style:text-properties fo:background-color="#ffffff" style:font-name="Merriweather" style:font-name-asian="Merriweather" style:font-name-complex="Merriweather"/>
    </style:style>
    <style:style style:name="T14_151" style:family="text">
      <style:text-properties fo:background-color="#ffffff" style:font-name="Merriweather" style:font-name-asian="Merriweather" style:font-name-complex="Merriweather"/>
    </style:style>
    <style:style style:name="T14_152" style:family="text">
      <style:text-properties fo:background-color="#ffffff" style:font-name="Merriweather" style:font-name-asian="Merriweather" style:font-name-complex="Merriweather"/>
    </style:style>
    <style:style style:name="T14_153" style:family="text">
      <style:text-properties fo:background-color="#ffffff" style:font-name="Merriweather" style:font-name-asian="Merriweather" style:font-name-complex="Merriweather"/>
    </style:style>
    <style:style style:name="T14_154" style:family="text">
      <style:text-properties fo:background-color="#ffffff" style:font-name="Merriweather" style:font-name-asian="Merriweather" style:font-name-complex="Merriweather"/>
    </style:style>
    <style:style style:name="T14_155" style:family="text">
      <style:text-properties fo:background-color="#ffffff" style:font-name="Merriweather" style:font-name-asian="Merriweather" style:font-name-complex="Merriweather"/>
    </style:style>
    <style:style style:name="T14_156" style:family="text">
      <style:text-properties fo:background-color="#ffffff" style:font-name="Merriweather" style:font-name-asian="Merriweather" style:font-name-complex="Merriweather"/>
    </style:style>
    <style:style style:name="T14_157" style:family="text">
      <style:text-properties fo:background-color="#ffffff" style:font-name="Merriweather" style:font-name-asian="Merriweather" style:font-name-complex="Merriweather"/>
    </style:style>
    <style:style style:name="T14_158" style:family="text">
      <style:text-properties fo:background-color="#ffffff" style:font-name="Merriweather" style:font-name-asian="Merriweather" style:font-name-complex="Merriweather"/>
    </style:style>
    <style:style style:name="T14_159" style:family="text">
      <style:text-properties fo:background-color="#ffffff" style:font-name="Merriweather" style:font-name-asian="Merriweather" style:font-name-complex="Merriweather"/>
    </style:style>
    <style:style style:name="T14_160" style:family="text">
      <style:text-properties fo:background-color="#ffffff" style:font-name="Merriweather" style:font-name-asian="Merriweather" style:font-name-complex="Merriweather"/>
    </style:style>
    <style:style style:name="T14_161" style:family="text">
      <style:text-properties fo:background-color="#ffffff" style:font-name="Merriweather" style:font-name-asian="Merriweather" style:font-name-complex="Merriweather"/>
    </style:style>
    <style:style style:name="T14_162" style:family="text">
      <style:text-properties fo:background-color="#ffffff" style:font-name="Merriweather" style:font-name-asian="Merriweather" style:font-name-complex="Merriweather"/>
    </style:style>
    <style:style style:name="T14_163" style:family="text">
      <style:text-properties fo:background-color="#ffffff" style:font-name="Merriweather" style:font-name-asian="Merriweather" style:font-name-complex="Merriweather"/>
    </style:style>
    <style:style style:name="T14_164" style:family="text">
      <style:text-properties fo:background-color="#ffffff" style:font-name="Merriweather" style:font-name-asian="Merriweather" style:font-name-complex="Merriweather"/>
    </style:style>
    <style:style style:name="T14_165" style:family="text">
      <style:text-properties fo:background-color="#ffffff" style:font-name="Merriweather" style:font-name-asian="Merriweather" style:font-name-complex="Merriweather"/>
    </style:style>
    <style:style style:name="T14_166" style:family="text">
      <style:text-properties fo:background-color="#ffffff" style:font-name="Merriweather" style:font-name-asian="Merriweather" style:font-name-complex="Merriweather"/>
    </style:style>
    <style:style style:name="T14_167" style:family="text">
      <style:text-properties fo:background-color="#ffffff" style:font-name="Merriweather" style:font-name-asian="Merriweather" style:font-name-complex="Merriweather"/>
    </style:style>
    <style:style style:name="T14_168" style:family="text">
      <style:text-properties fo:background-color="#ffffff" style:font-name="Merriweather" style:font-name-asian="Merriweather" style:font-name-complex="Merriweather"/>
    </style:style>
    <style:style style:name="T14_169" style:family="text">
      <style:text-properties fo:background-color="#ffffff" style:font-name="Merriweather" style:font-name-asian="Merriweather" style:font-name-complex="Merriweather"/>
    </style:style>
    <style:style style:name="T14_170" style:family="text">
      <style:text-properties fo:background-color="#ffffff" style:font-name="Merriweather" style:font-name-asian="Merriweather" style:font-name-complex="Merriweather"/>
    </style:style>
    <style:style style:name="T14_171" style:family="text">
      <style:text-properties fo:background-color="#ffffff" style:font-name="Merriweather" style:font-name-asian="Merriweather" style:font-name-complex="Merriweather"/>
    </style:style>
    <style:style style:name="T14_172" style:family="text">
      <style:text-properties fo:background-color="#ffffff" style:font-name="Merriweather" style:font-name-asian="Merriweather" style:font-name-complex="Merriweather"/>
    </style:style>
    <style:style style:name="T14_173" style:family="text">
      <style:text-properties fo:background-color="#ffffff" style:font-name="Merriweather" style:font-name-asian="Merriweather" style:font-name-complex="Merriweather"/>
    </style:style>
    <style:style style:name="T14_174" style:family="text">
      <style:text-properties fo:background-color="#ffffff" style:font-name="Merriweather" style:font-name-asian="Merriweather" style:font-name-complex="Merriweather"/>
    </style:style>
    <style:style style:name="T14_175" style:family="text">
      <style:text-properties fo:background-color="#ffffff" style:font-name="Merriweather" style:font-name-asian="Merriweather" style:font-name-complex="Merriweather"/>
    </style:style>
    <style:style style:name="T14_176" style:family="text">
      <style:text-properties fo:background-color="#ffffff" style:font-name="Merriweather" style:font-name-asian="Merriweather" style:font-name-complex="Merriweather"/>
    </style:style>
    <style:style style:name="T14_177" style:family="text">
      <style:text-properties fo:background-color="#ffffff" style:font-name="Merriweather" style:font-name-asian="Merriweather" style:font-name-complex="Merriweather"/>
    </style:style>
    <style:style style:name="T14_178" style:family="text">
      <style:text-properties fo:background-color="#ffffff" style:font-name="Merriweather" style:font-name-asian="Merriweather" style:font-name-complex="Merriweather"/>
    </style:style>
    <style:style style:name="T14_179" style:family="text">
      <style:text-properties fo:background-color="#ffffff" style:font-name="Merriweather" style:font-name-asian="Merriweather" style:font-name-complex="Merriweather"/>
    </style:style>
    <style:style style:name="T14_180" style:family="text">
      <style:text-properties fo:background-color="#ffffff" style:font-name="Merriweather" style:font-name-asian="Merriweather" style:font-name-complex="Merriweather"/>
    </style:style>
    <style:style style:name="T14_181" style:family="text">
      <style:text-properties fo:background-color="#ffffff" style:font-name="Merriweather" style:font-name-asian="Merriweather" style:font-name-complex="Merriweather"/>
    </style:style>
    <style:style style:name="T14_182" style:family="text">
      <style:text-properties fo:background-color="#ffffff" style:font-name="Merriweather" style:font-name-asian="Merriweather" style:font-name-complex="Merriweather"/>
    </style:style>
    <style:style style:name="T14_183" style:family="text">
      <style:text-properties fo:background-color="#ffffff" style:font-name="Merriweather" style:font-name-asian="Merriweather" style:font-name-complex="Merriweather"/>
    </style:style>
    <style:style style:name="T14_184" style:family="text">
      <style:text-properties fo:background-color="#ffffff" style:font-name="Merriweather" style:font-name-asian="Merriweather" style:font-name-complex="Merriweather"/>
    </style:style>
    <style:style style:name="T14_185" style:family="text">
      <style:text-properties fo:background-color="#ffffff" style:font-name="Merriweather" style:font-name-asian="Merriweather" style:font-name-complex="Merriweather"/>
    </style:style>
    <style:style style:name="T14_186" style:family="text">
      <style:text-properties fo:background-color="#ffffff" style:font-name="Merriweather" style:font-name-asian="Merriweather" style:font-name-complex="Merriweather"/>
    </style:style>
    <style:style style:name="T14_187" style:family="text">
      <style:text-properties fo:background-color="#ffffff" style:font-name="Merriweather" style:font-name-asian="Merriweather" style:font-name-complex="Merriweather"/>
    </style:style>
    <style:style style:name="T14_188" style:family="text">
      <style:text-properties fo:background-color="#ffffff" style:font-name="Merriweather" style:font-name-asian="Merriweather" style:font-name-complex="Merriweather"/>
    </style:style>
    <style:style style:name="T14_189" style:family="text">
      <style:text-properties fo:background-color="#ffffff" style:font-name="Merriweather" style:font-name-asian="Merriweather" style:font-name-complex="Merriweather"/>
    </style:style>
    <style:style style:name="T14_190" style:family="text">
      <style:text-properties fo:background-color="#ffffff" style:font-name="Merriweather" style:font-name-asian="Merriweather" style:font-name-complex="Merriweather"/>
    </style:style>
    <style:style style:name="T14_191" style:family="text">
      <style:text-properties fo:background-color="#ffffff" style:font-name="Merriweather" style:font-name-asian="Merriweather" style:font-name-complex="Merriweather"/>
    </style:style>
    <style:style style:name="T14_192" style:family="text">
      <style:text-properties fo:background-color="#ffffff" style:font-name="Merriweather" style:font-name-asian="Merriweather" style:font-name-complex="Merriweather"/>
    </style:style>
    <style:style style:name="T14_193" style:family="text">
      <style:text-properties fo:background-color="#ffffff" style:font-name="Merriweather" style:font-name-asian="Merriweather" style:font-name-complex="Merriweather"/>
    </style:style>
    <style:style style:name="T14_194" style:family="text">
      <style:text-properties fo:background-color="#ffffff" style:font-name="Merriweather" style:font-name-asian="Merriweather" style:font-name-complex="Merriweather"/>
    </style:style>
    <style:style style:name="T14_195" style:family="text">
      <style:text-properties fo:background-color="#ffffff" style:font-name="Merriweather" style:font-name-asian="Merriweather" style:font-name-complex="Merriweather"/>
    </style:style>
    <style:style style:name="T14_196" style:family="text">
      <style:text-properties fo:background-color="#ffffff" style:font-name="Merriweather" style:font-name-asian="Merriweather" style:font-name-complex="Merriweather"/>
    </style:style>
    <style:style style:name="T14_197" style:family="text">
      <style:text-properties fo:background-color="#ffffff" style:font-name="Merriweather" style:font-name-asian="Merriweather" style:font-name-complex="Merriweather"/>
    </style:style>
    <style:style style:name="T14_198" style:family="text">
      <style:text-properties fo:background-color="#ffffff" style:font-name="Merriweather" style:font-name-asian="Merriweather" style:font-name-complex="Merriweather"/>
    </style:style>
    <style:style style:name="T14_199" style:family="text">
      <style:text-properties fo:background-color="#ffffff" style:font-name="Merriweather" style:font-name-asian="Merriweather" style:font-name-complex="Merriweather"/>
    </style:style>
    <style:style style:name="T14_200" style:family="text">
      <style:text-properties fo:background-color="#ffffff" style:font-name="Merriweather" style:font-name-asian="Merriweather" style:font-name-complex="Merriweather"/>
    </style:style>
    <style:style style:name="T14_201" style:family="text">
      <style:text-properties fo:background-color="#ffffff" style:font-name="Merriweather" style:font-name-asian="Merriweather" style:font-name-complex="Merriweather"/>
    </style:style>
    <style:style style:name="T14_202" style:family="text">
      <style:text-properties fo:background-color="#ffffff" style:font-name="Merriweather" style:font-name-asian="Merriweather" style:font-name-complex="Merriweather"/>
    </style:style>
    <style:style style:name="T14_203" style:family="text">
      <style:text-properties fo:background-color="#ffffff" style:font-name="Merriweather" style:font-name-asian="Merriweather" style:font-name-complex="Merriweather"/>
    </style:style>
    <style:style style:name="T14_204" style:family="text">
      <style:text-properties fo:background-color="#ffffff" style:font-name="Merriweather" style:font-name-asian="Merriweather" style:font-name-complex="Merriweather"/>
    </style:style>
    <style:style style:name="T14_205" style:family="text">
      <style:text-properties fo:background-color="#ffffff" style:font-name="Merriweather" style:font-name-asian="Merriweather" style:font-name-complex="Merriweather"/>
    </style:style>
    <style:style style:name="T14_206" style:family="text">
      <style:text-properties fo:background-color="#ffffff" style:font-name="Merriweather" style:font-name-asian="Merriweather" style:font-name-complex="Merriweather"/>
    </style:style>
    <style:style style:name="T14_207" style:family="text">
      <style:text-properties fo:background-color="#ffffff" style:font-name="Merriweather" style:font-name-asian="Merriweather" style:font-name-complex="Merriweather"/>
    </style:style>
    <style:style style:name="T14_208" style:family="text">
      <style:text-properties fo:background-color="#ffffff" style:font-name="Merriweather" style:font-name-asian="Merriweather" style:font-name-complex="Merriweather"/>
    </style:style>
    <style:style style:name="T14_209" style:family="text">
      <style:text-properties fo:background-color="#ffffff" style:font-name="Merriweather" style:font-name-asian="Merriweather" style:font-name-complex="Merriweather"/>
    </style:style>
    <style:style style:name="T14_210" style:family="text">
      <style:text-properties fo:background-color="#ffffff" style:font-name="Merriweather" style:font-name-asian="Merriweather" style:font-name-complex="Merriweather"/>
    </style:style>
    <style:style style:name="T14_211" style:family="text">
      <style:text-properties fo:background-color="#ffffff" style:font-name="Merriweather" style:font-name-asian="Merriweather" style:font-name-complex="Merriweather"/>
    </style:style>
    <style:style style:name="T14_212" style:family="text">
      <style:text-properties fo:background-color="#ffffff" style:font-name="Merriweather" style:font-name-asian="Merriweather" style:font-name-complex="Merriweather"/>
    </style:style>
    <style:style style:name="T14_213" style:family="text">
      <style:text-properties fo:background-color="#ffffff" style:font-name="Merriweather" style:font-name-asian="Merriweather" style:font-name-complex="Merriweather"/>
    </style:style>
    <style:style style:name="T14_214" style:family="text">
      <style:text-properties fo:background-color="#ffffff" style:font-name="Merriweather" style:font-name-asian="Merriweather" style:font-name-complex="Merriweather"/>
    </style:style>
    <style:style style:name="T14_215" style:family="text">
      <style:text-properties fo:background-color="#ffffff" style:font-name="Merriweather" style:font-name-asian="Merriweather" style:font-name-complex="Merriweather"/>
    </style:style>
    <style:style style:name="T14_216" style:family="text">
      <style:text-properties fo:background-color="#ffffff" style:font-name="Merriweather" style:font-name-asian="Merriweather" style:font-name-complex="Merriweather"/>
    </style:style>
    <style:style style:name="T14_217" style:family="text">
      <style:text-properties fo:background-color="#ffffff" style:font-name="Merriweather" style:font-name-asian="Merriweather" style:font-name-complex="Merriweather"/>
    </style:style>
    <style:style style:name="T14_218" style:family="text">
      <style:text-properties fo:background-color="#ffffff" style:font-name="Merriweather" style:font-name-asian="Merriweather" style:font-name-complex="Merriweather"/>
    </style:style>
    <style:style style:name="T14_219" style:family="text">
      <style:text-properties fo:background-color="#ffffff" style:font-name="Merriweather" style:font-name-asian="Merriweather" style:font-name-complex="Merriweather"/>
    </style:style>
    <style:style style:name="T14_220" style:family="text">
      <style:text-properties fo:background-color="#ffffff" style:font-name="Merriweather" style:font-name-asian="Merriweather" style:font-name-complex="Merriweather"/>
    </style:style>
    <style:style style:name="T14_221" style:family="text">
      <style:text-properties fo:background-color="#ffffff" style:font-name="Merriweather" style:font-name-asian="Merriweather" style:font-name-complex="Merriweather"/>
    </style:style>
    <style:style style:name="T14_222" style:family="text">
      <style:text-properties fo:background-color="#ffffff" style:font-name="Merriweather" style:font-name-asian="Merriweather" style:font-name-complex="Merriweather"/>
    </style:style>
    <style:style style:name="T14_223" style:family="text">
      <style:text-properties fo:background-color="#ffffff" style:font-name="Merriweather" style:font-name-asian="Merriweather" style:font-name-complex="Merriweather"/>
    </style:style>
    <style:style style:name="T14_224" style:family="text">
      <style:text-properties fo:background-color="#ffffff" style:font-name="Merriweather" style:font-name-asian="Merriweather" style:font-name-complex="Merriweather"/>
    </style:style>
    <style:style style:name="T14_225" style:family="text">
      <style:text-properties fo:background-color="#ffffff" style:font-name="Merriweather" style:font-name-asian="Merriweather" style:font-name-complex="Merriweather"/>
    </style:style>
    <style:style style:name="T14_226" style:family="text">
      <style:text-properties fo:background-color="#ffffff" style:font-name="Merriweather" style:font-name-asian="Merriweather" style:font-name-complex="Merriweather"/>
    </style:style>
    <style:style style:name="T14_227" style:family="text">
      <style:text-properties fo:background-color="#ffffff" style:font-name="Merriweather" style:font-name-asian="Merriweather" style:font-name-complex="Merriweather"/>
    </style:style>
    <style:style style:name="T14_228" style:family="text">
      <style:text-properties fo:background-color="#ffffff" style:font-name="Merriweather" style:font-name-asian="Merriweather" style:font-name-complex="Merriweather"/>
    </style:style>
    <style:style style:name="T14_229" style:family="text">
      <style:text-properties fo:background-color="#ffffff" style:font-name="Merriweather" style:font-name-asian="Merriweather" style:font-name-complex="Merriweather"/>
    </style:style>
    <style:style style:name="T14_230" style:family="text">
      <style:text-properties fo:background-color="#ffffff" style:font-name="Merriweather" style:font-name-asian="Merriweather" style:font-name-complex="Merriweather"/>
    </style:style>
    <style:style style:name="T14_231" style:family="text">
      <style:text-properties fo:background-color="#ffffff" style:font-name="Merriweather" style:font-name-asian="Merriweather" style:font-name-complex="Merriweather"/>
    </style:style>
    <style:style style:name="T14_232" style:family="text">
      <style:text-properties fo:background-color="#ffffff" style:font-name="Merriweather" style:font-name-asian="Merriweather" style:font-name-complex="Merriweather"/>
    </style:style>
    <style:style style:name="T14_233" style:family="text">
      <style:text-properties fo:background-color="#ffffff" style:font-name="Merriweather" style:font-name-asian="Merriweather" style:font-name-complex="Merriweather"/>
    </style:style>
    <style:style style:name="T14_234" style:family="text">
      <style:text-properties fo:background-color="#ffffff" style:font-name="Merriweather" style:font-name-asian="Merriweather" style:font-name-complex="Merriweather"/>
    </style:style>
    <style:style style:name="T14_235" style:family="text">
      <style:text-properties fo:background-color="#ffffff" style:font-name="Merriweather" style:font-name-asian="Merriweather" style:font-name-complex="Merriweather"/>
    </style:style>
    <style:style style:name="T14_236" style:family="text">
      <style:text-properties fo:background-color="#ffffff" style:font-name="Merriweather" style:font-name-asian="Merriweather" style:font-name-complex="Merriweather"/>
    </style:style>
    <style:style style:name="T14_237" style:family="text">
      <style:text-properties fo:background-color="#ffffff" style:font-name="Merriweather" style:font-name-asian="Merriweather" style:font-name-complex="Merriweather"/>
    </style:style>
    <style:style style:name="T14_238" style:family="text">
      <style:text-properties fo:background-color="#ffffff" style:font-name="Merriweather" style:font-name-asian="Merriweather" style:font-name-complex="Merriweather"/>
    </style:style>
    <style:style style:name="T14_239" style:family="text">
      <style:text-properties fo:background-color="#ffffff" style:font-name="Merriweather" style:font-name-asian="Merriweather" style:font-name-complex="Merriweather"/>
    </style:style>
    <style:style style:name="T14_240" style:family="text">
      <style:text-properties fo:background-color="#ffffff" style:font-name="Merriweather" style:font-name-asian="Merriweather" style:font-name-complex="Merriweather"/>
    </style:style>
    <style:style style:name="T14_241" style:family="text">
      <style:text-properties fo:background-color="#ffffff" style:font-name="Merriweather" style:font-name-asian="Merriweather" style:font-name-complex="Merriweather"/>
    </style:style>
    <style:style style:name="T14_242" style:family="text">
      <style:text-properties fo:background-color="#ffffff" style:font-name="Merriweather" style:font-name-asian="Merriweather" style:font-name-complex="Merriweather"/>
    </style:style>
    <style:style style:name="T14_243" style:family="text">
      <style:text-properties fo:background-color="#ffffff" style:font-name="Merriweather" style:font-name-asian="Merriweather" style:font-name-complex="Merriweather"/>
    </style:style>
    <style:style style:name="T14_244" style:family="text">
      <style:text-properties fo:background-color="#ffffff" style:font-name="Merriweather" style:font-name-asian="Merriweather" style:font-name-complex="Merriweather"/>
    </style:style>
    <style:style style:name="T14_245" style:family="text">
      <style:text-properties fo:background-color="#ffffff" style:font-name="Merriweather" style:font-name-asian="Merriweather" style:font-name-complex="Merriweather"/>
    </style:style>
    <style:style style:name="T14_246" style:family="text">
      <style:text-properties fo:background-color="#ffffff" style:font-name="Merriweather" style:font-name-asian="Merriweather" style:font-name-complex="Merriweather"/>
    </style:style>
    <style:style style:name="T14_247" style:family="text">
      <style:text-properties fo:background-color="#ffffff" style:font-name="Merriweather" style:font-name-asian="Merriweather" style:font-name-complex="Merriweather"/>
    </style:style>
    <style:style style:name="T14_248" style:family="text">
      <style:text-properties fo:background-color="#ffffff" style:font-name="Merriweather" style:font-name-asian="Merriweather" style:font-name-complex="Merriweather"/>
    </style:style>
    <style:style style:name="T14_249" style:family="text">
      <style:text-properties fo:background-color="#ffffff" style:font-name="Merriweather" style:font-name-asian="Merriweather" style:font-name-complex="Merriweather"/>
    </style:style>
    <style:style style:name="T14_250" style:family="text">
      <style:text-properties fo:background-color="#ffffff" style:font-name="Merriweather" style:font-name-asian="Merriweather" style:font-name-complex="Merriweather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fo:background-color="#ffffff" style:font-name="Merriweather" style:font-name-asian="Merriweather" style:font-name-complex="Merriweather"/>
    </style:style>
    <style:style style:name="T15_2" style:family="text">
      <style:text-properties fo:background-color="#ffffff" style:font-name="Merriweather" style:font-name-asian="Merriweather" style:font-name-complex="Merriweather"/>
    </style:style>
    <style:style style:name="T15_3" style:family="text">
      <style:text-properties fo:background-color="#ffffff" style:font-name="Merriweather" style:font-name-asian="Merriweather" style:font-name-complex="Merriweather"/>
    </style:style>
    <style:style style:name="T15_4" style:family="text">
      <style:text-properties fo:background-color="#ffffff" style:font-name="Merriweather" style:font-name-asian="Merriweather" style:font-name-complex="Merriweather"/>
    </style:style>
    <style:style style:name="T15_5" style:family="text">
      <style:text-properties fo:background-color="#ffffff" style:font-name="Merriweather" style:font-name-asian="Merriweather" style:font-name-complex="Merriweather"/>
    </style:style>
    <style:style style:name="T15_6" style:family="text">
      <style:text-properties fo:background-color="#ffffff" style:font-name="Merriweather" style:font-name-asian="Merriweather" style:font-name-complex="Merriweather"/>
    </style:style>
    <style:style style:name="T15_7" style:family="text">
      <style:text-properties fo:background-color="#ffffff" style:font-name="Merriweather" style:font-name-asian="Merriweather" style:font-name-complex="Merriweather"/>
    </style:style>
    <style:style style:name="T15_8" style:family="text">
      <style:text-properties fo:background-color="#ffffff" style:font-name="Merriweather" style:font-name-asian="Merriweather" style:font-name-complex="Merriweather"/>
    </style:style>
    <style:style style:name="T15_9" style:family="text">
      <style:text-properties fo:background-color="#ffffff" style:font-name="Merriweather" style:font-name-asian="Merriweather" style:font-name-complex="Merriweather"/>
    </style:style>
    <style:style style:name="T15_10" style:family="text">
      <style:text-properties fo:background-color="#ffffff" style:font-name="Merriweather" style:font-name-asian="Merriweather" style:font-name-complex="Merriweather"/>
    </style:style>
    <style:style style:name="T15_11" style:family="text">
      <style:text-properties fo:background-color="#ffffff" style:font-name="Merriweather" style:font-name-asian="Merriweather" style:font-name-complex="Merriweather"/>
    </style:style>
    <style:style style:name="T15_12" style:family="text">
      <style:text-properties fo:background-color="#ffffff" style:font-name="Merriweather" style:font-name-asian="Merriweather" style:font-name-complex="Merriweather"/>
    </style:style>
    <style:style style:name="T15_13" style:family="text">
      <style:text-properties fo:background-color="#ffffff" style:font-name="Merriweather" style:font-name-asian="Merriweather" style:font-name-complex="Merriweather"/>
    </style:style>
    <style:style style:name="T15_14" style:family="text">
      <style:text-properties fo:background-color="#ffffff" style:font-name="Merriweather" style:font-name-asian="Merriweather" style:font-name-complex="Merriweather"/>
    </style:style>
    <style:style style:name="T15_15" style:family="text">
      <style:text-properties fo:background-color="#ffffff" style:font-name="Merriweather" style:font-name-asian="Merriweather" style:font-name-complex="Merriweather"/>
    </style:style>
    <style:style style:name="T15_16" style:family="text">
      <style:text-properties fo:background-color="#ffffff" style:font-name="Merriweather" style:font-name-asian="Merriweather" style:font-name-complex="Merriweather"/>
    </style:style>
    <style:style style:name="T15_17" style:family="text">
      <style:text-properties fo:background-color="#ffffff" style:font-name="Merriweather" style:font-name-asian="Merriweather" style:font-name-complex="Merriweather"/>
    </style:style>
    <style:style style:name="T15_18" style:family="text">
      <style:text-properties fo:background-color="#ffffff" style:font-name="Merriweather" style:font-name-asian="Merriweather" style:font-name-complex="Merriweather"/>
    </style:style>
    <style:style style:name="T15_19" style:family="text">
      <style:text-properties fo:background-color="#ffffff" style:font-name="Merriweather" style:font-name-asian="Merriweather" style:font-name-complex="Merriweather"/>
    </style:style>
    <style:style style:name="T15_20" style:family="text">
      <style:text-properties fo:background-color="#ffffff" style:font-name="Merriweather" style:font-name-asian="Merriweather" style:font-name-complex="Merriweather"/>
    </style:style>
    <style:style style:name="T15_21" style:family="text">
      <style:text-properties fo:background-color="#ffffff" style:font-name="Merriweather" style:font-name-asian="Merriweather" style:font-name-complex="Merriweather"/>
    </style:style>
    <style:style style:name="T15_22" style:family="text">
      <style:text-properties fo:background-color="#ffffff" style:font-name="Merriweather" style:font-name-asian="Merriweather" style:font-name-complex="Merriweather"/>
    </style:style>
    <style:style style:name="T15_23" style:family="text">
      <style:text-properties fo:background-color="#ffffff" style:font-name="Merriweather" style:font-name-asian="Merriweather" style:font-name-complex="Merriweather"/>
    </style:style>
    <style:style style:name="T15_24" style:family="text">
      <style:text-properties fo:background-color="#ffffff" style:font-name="Merriweather" style:font-name-asian="Merriweather" style:font-name-complex="Merriweather"/>
    </style:style>
    <style:style style:name="T15_25" style:family="text">
      <style:text-properties fo:background-color="#ffffff" style:font-name="Merriweather" style:font-name-asian="Merriweather" style:font-name-complex="Merriweather"/>
    </style:style>
    <style:style style:name="T15_26" style:family="text">
      <style:text-properties fo:background-color="#ffffff" style:font-name="Merriweather" style:font-name-asian="Merriweather" style:font-name-complex="Merriweather"/>
    </style:style>
    <style:style style:name="T15_27" style:family="text">
      <style:text-properties fo:background-color="#ffffff" style:font-name="Merriweather" style:font-name-asian="Merriweather" style:font-name-complex="Merriweather"/>
    </style:style>
    <style:style style:name="T15_28" style:family="text">
      <style:text-properties fo:background-color="#ffffff" style:font-name="Merriweather" style:font-name-asian="Merriweather" style:font-name-complex="Merriweather"/>
    </style:style>
    <style:style style:name="T15_29" style:family="text">
      <style:text-properties fo:background-color="#ffffff" style:font-name="Merriweather" style:font-name-asian="Merriweather" style:font-name-complex="Merriweather"/>
    </style:style>
    <style:style style:name="T15_30" style:family="text">
      <style:text-properties fo:background-color="#ffffff" style:font-name="Merriweather" style:font-name-asian="Merriweather" style:font-name-complex="Merriweather"/>
    </style:style>
    <style:style style:name="T15_31" style:family="text">
      <style:text-properties fo:background-color="#ffffff" style:font-name="Merriweather" style:font-name-asian="Merriweather" style:font-name-complex="Merriweather"/>
    </style:style>
    <style:style style:name="T15_32" style:family="text">
      <style:text-properties fo:background-color="#ffffff" style:font-name="Merriweather" style:font-name-asian="Merriweather" style:font-name-complex="Merriweather"/>
    </style:style>
    <style:style style:name="T15_33" style:family="text">
      <style:text-properties fo:background-color="#ffffff" style:font-name="Merriweather" style:font-name-asian="Merriweather" style:font-name-complex="Merriweather"/>
    </style:style>
    <style:style style:name="T15_34" style:family="text">
      <style:text-properties fo:background-color="#ffffff" style:font-name="Merriweather" style:font-name-asian="Merriweather" style:font-name-complex="Merriweather"/>
    </style:style>
    <style:style style:name="T15_35" style:family="text">
      <style:text-properties fo:background-color="#ffffff" style:font-name="Merriweather" style:font-name-asian="Merriweather" style:font-name-complex="Merriweather"/>
    </style:style>
    <style:style style:name="T15_36" style:family="text">
      <style:text-properties fo:background-color="#ffffff" style:font-name="Merriweather" style:font-name-asian="Merriweather" style:font-name-complex="Merriweather"/>
    </style:style>
    <style:style style:name="T15_37" style:family="text">
      <style:text-properties fo:background-color="#ffffff" style:font-name="Merriweather" style:font-name-asian="Merriweather" style:font-name-complex="Merriweather"/>
    </style:style>
    <style:style style:name="T15_38" style:family="text">
      <style:text-properties fo:background-color="#ffffff" style:font-name="Merriweather" style:font-name-asian="Merriweather" style:font-name-complex="Merriweather"/>
    </style:style>
    <style:style style:name="T15_39" style:family="text">
      <style:text-properties fo:background-color="#ffffff" style:font-name="Merriweather" style:font-name-asian="Merriweather" style:font-name-complex="Merriweather"/>
    </style:style>
    <style:style style:name="T15_40" style:family="text">
      <style:text-properties fo:background-color="#ffffff" style:font-name="Merriweather" style:font-name-asian="Merriweather" style:font-name-complex="Merriweather"/>
    </style:style>
    <style:style style:name="T15_41" style:family="text">
      <style:text-properties fo:background-color="#ffffff" style:font-name="Merriweather" style:font-name-asian="Merriweather" style:font-name-complex="Merriweather"/>
    </style:style>
    <style:style style:name="T15_42" style:family="text">
      <style:text-properties fo:background-color="#ffffff" style:font-name="Merriweather" style:font-name-asian="Merriweather" style:font-name-complex="Merriweather"/>
    </style:style>
    <style:style style:name="T15_43" style:family="text">
      <style:text-properties fo:background-color="#ffffff" style:font-name="Merriweather" style:font-name-asian="Merriweather" style:font-name-complex="Merriweather"/>
    </style:style>
    <style:style style:name="T15_44" style:family="text">
      <style:text-properties fo:background-color="#ffffff" style:font-name="Merriweather" style:font-name-asian="Merriweather" style:font-name-complex="Merriweather"/>
    </style:style>
    <style:style style:name="T15_45" style:family="text">
      <style:text-properties fo:background-color="#ffffff" style:font-name="Merriweather" style:font-name-asian="Merriweather" style:font-name-complex="Merriweather"/>
    </style:style>
    <style:style style:name="T15_46" style:family="text">
      <style:text-properties fo:background-color="#ffffff" style:font-name="Merriweather" style:font-name-asian="Merriweather" style:font-name-complex="Merriweather"/>
    </style:style>
    <style:style style:name="T15_47" style:family="text">
      <style:text-properties fo:background-color="#ffffff" style:font-name="Merriweather" style:font-name-asian="Merriweather" style:font-name-complex="Merriweather"/>
    </style:style>
    <style:style style:name="T15_48" style:family="text">
      <style:text-properties fo:background-color="#ffffff" style:font-name="Merriweather" style:font-name-asian="Merriweather" style:font-name-complex="Merriweather"/>
    </style:style>
    <style:style style:name="T15_49" style:family="text">
      <style:text-properties fo:background-color="#ffffff" style:font-name="Merriweather" style:font-name-asian="Merriweather" style:font-name-complex="Merriweather"/>
    </style:style>
    <style:style style:name="T15_50" style:family="text">
      <style:text-properties fo:background-color="#ffffff" style:font-name="Merriweather" style:font-name-asian="Merriweather" style:font-name-complex="Merriweather"/>
    </style:style>
    <style:style style:name="T15_51" style:family="text">
      <style:text-properties fo:background-color="#ffffff" style:font-name="Merriweather" style:font-name-asian="Merriweather" style:font-name-complex="Merriweather"/>
    </style:style>
    <style:style style:name="T15_52" style:family="text">
      <style:text-properties fo:background-color="#ffffff" style:font-name="Merriweather" style:font-name-asian="Merriweather" style:font-name-complex="Merriweather"/>
    </style:style>
    <style:style style:name="T15_53" style:family="text">
      <style:text-properties fo:background-color="#ffffff" style:font-name="Merriweather" style:font-name-asian="Merriweather" style:font-name-complex="Merriweather"/>
    </style:style>
    <style:style style:name="T15_54" style:family="text">
      <style:text-properties fo:background-color="#ffffff" style:font-name="Merriweather" style:font-name-asian="Merriweather" style:font-name-complex="Merriweather"/>
    </style:style>
    <style:style style:name="T15_55" style:family="text">
      <style:text-properties fo:background-color="#ffffff" style:font-name="Merriweather" style:font-name-asian="Merriweather" style:font-name-complex="Merriweather"/>
    </style:style>
    <style:style style:name="T15_56" style:family="text">
      <style:text-properties fo:background-color="#ffffff" style:font-name="Merriweather" style:font-name-asian="Merriweather" style:font-name-complex="Merriweather"/>
    </style:style>
    <style:style style:name="T15_57" style:family="text">
      <style:text-properties fo:background-color="#ffffff" style:font-name="Merriweather" style:font-name-asian="Merriweather" style:font-name-complex="Merriweather"/>
    </style:style>
    <style:style style:name="T15_58" style:family="text">
      <style:text-properties fo:background-color="#ffffff" style:font-name="Merriweather" style:font-name-asian="Merriweather" style:font-name-complex="Merriweather"/>
    </style:style>
    <style:style style:name="T15_59" style:family="text">
      <style:text-properties fo:background-color="#ffffff" style:font-name="Merriweather" style:font-name-asian="Merriweather" style:font-name-complex="Merriweather"/>
    </style:style>
    <style:style style:name="T15_60" style:family="text">
      <style:text-properties fo:background-color="#ffffff" style:font-name="Merriweather" style:font-name-asian="Merriweather" style:font-name-complex="Merriweather"/>
    </style:style>
    <style:style style:name="T15_61" style:family="text">
      <style:text-properties fo:background-color="#ffffff" style:font-name="Merriweather" style:font-name-asian="Merriweather" style:font-name-complex="Merriweather"/>
    </style:style>
    <style:style style:name="T15_62" style:family="text">
      <style:text-properties fo:background-color="#ffffff" style:font-name="Merriweather" style:font-name-asian="Merriweather" style:font-name-complex="Merriweather"/>
    </style:style>
    <style:style style:name="T15_63" style:family="text">
      <style:text-properties fo:background-color="#ffffff" style:font-name="Merriweather" style:font-name-asian="Merriweather" style:font-name-complex="Merriweather"/>
    </style:style>
    <style:style style:name="T15_64" style:family="text">
      <style:text-properties fo:background-color="#ffffff" style:font-name="Merriweather" style:font-name-asian="Merriweather" style:font-name-complex="Merriweather"/>
    </style:style>
    <style:style style:name="T15_65" style:family="text">
      <style:text-properties fo:background-color="#ffffff" style:font-name="Merriweather" style:font-name-asian="Merriweather" style:font-name-complex="Merriweather"/>
    </style:style>
    <style:style style:name="T15_66" style:family="text">
      <style:text-properties fo:background-color="#ffffff" style:font-name="Merriweather" style:font-name-asian="Merriweather" style:font-name-complex="Merriweather"/>
    </style:style>
    <style:style style:name="T15_67" style:family="text">
      <style:text-properties fo:background-color="#ffffff" style:font-name="Merriweather" style:font-name-asian="Merriweather" style:font-name-complex="Merriweather"/>
    </style:style>
    <style:style style:name="T15_68" style:family="text">
      <style:text-properties fo:background-color="#ffffff" style:font-name="Merriweather" style:font-name-asian="Merriweather" style:font-name-complex="Merriweather"/>
    </style:style>
    <style:style style:name="T15_69" style:family="text">
      <style:text-properties fo:background-color="#ffffff" style:font-name="Merriweather" style:font-name-asian="Merriweather" style:font-name-complex="Merriweather"/>
    </style:style>
    <style:style style:name="T15_70" style:family="text">
      <style:text-properties fo:background-color="#ffffff" style:font-name="Merriweather" style:font-name-asian="Merriweather" style:font-name-complex="Merriweather"/>
    </style:style>
    <style:style style:name="T15_71" style:family="text">
      <style:text-properties fo:background-color="#ffffff" style:font-name="Merriweather" style:font-name-asian="Merriweather" style:font-name-complex="Merriweather"/>
    </style:style>
    <style:style style:name="T15_72" style:family="text">
      <style:text-properties fo:background-color="#ffffff" style:font-name="Merriweather" style:font-name-asian="Merriweather" style:font-name-complex="Merriweather"/>
    </style:style>
    <style:style style:name="T15_73" style:family="text">
      <style:text-properties fo:background-color="#ffffff" style:font-name="Merriweather" style:font-name-asian="Merriweather" style:font-name-complex="Merriweather"/>
    </style:style>
    <style:style style:name="T15_74" style:family="text">
      <style:text-properties fo:background-color="#ffffff" style:font-name="Merriweather" style:font-name-asian="Merriweather" style:font-name-complex="Merriweather"/>
    </style:style>
    <style:style style:name="T15_75" style:family="text">
      <style:text-properties fo:background-color="#ffffff" style:font-name="Merriweather" style:font-name-asian="Merriweather" style:font-name-complex="Merriweather"/>
    </style:style>
    <style:style style:name="T15_76" style:family="text">
      <style:text-properties fo:background-color="#ffffff" style:font-name="Merriweather" style:font-name-asian="Merriweather" style:font-name-complex="Merriweather"/>
    </style:style>
    <style:style style:name="T15_77" style:family="text">
      <style:text-properties fo:background-color="#ffffff" style:font-name="Merriweather" style:font-name-asian="Merriweather" style:font-name-complex="Merriweather"/>
    </style:style>
    <style:style style:name="T15_78" style:family="text">
      <style:text-properties fo:background-color="#ffffff" style:font-name="Merriweather" style:font-name-asian="Merriweather" style:font-name-complex="Merriweather"/>
    </style:style>
    <style:style style:name="T15_79" style:family="text">
      <style:text-properties fo:background-color="#ffffff" style:font-name="Merriweather" style:font-name-asian="Merriweather" style:font-name-complex="Merriweather"/>
    </style:style>
    <style:style style:name="T15_80" style:family="text">
      <style:text-properties fo:background-color="#ffffff" style:font-name="Merriweather" style:font-name-asian="Merriweather" style:font-name-complex="Merriweather"/>
    </style:style>
    <style:style style:name="T15_81" style:family="text">
      <style:text-properties fo:background-color="#ffffff" style:font-name="Merriweather" style:font-name-asian="Merriweather" style:font-name-complex="Merriweather"/>
    </style:style>
    <style:style style:name="T15_82" style:family="text">
      <style:text-properties fo:background-color="#ffffff" style:font-name="Merriweather" style:font-name-asian="Merriweather" style:font-name-complex="Merriweather"/>
    </style:style>
    <style:style style:name="T15_83" style:family="text">
      <style:text-properties fo:background-color="#ffffff" style:font-name="Merriweather" style:font-name-asian="Merriweather" style:font-name-complex="Merriweather"/>
    </style:style>
    <style:style style:name="T15_84" style:family="text">
      <style:text-properties fo:background-color="#ffffff" style:font-name="Merriweather" style:font-name-asian="Merriweather" style:font-name-complex="Merriweather"/>
    </style:style>
    <style:style style:name="T15_85" style:family="text">
      <style:text-properties fo:background-color="#ffffff" style:font-name="Merriweather" style:font-name-asian="Merriweather" style:font-name-complex="Merriweather"/>
    </style:style>
    <style:style style:name="T15_86" style:family="text">
      <style:text-properties fo:background-color="#ffffff" style:font-name="Merriweather" style:font-name-asian="Merriweather" style:font-name-complex="Merriweather"/>
    </style:style>
    <style:style style:name="T15_87" style:family="text">
      <style:text-properties fo:background-color="#ffffff" style:font-name="Merriweather" style:font-name-asian="Merriweather" style:font-name-complex="Merriweather"/>
    </style:style>
    <style:style style:name="T15_88" style:family="text">
      <style:text-properties fo:background-color="#ffffff" style:font-name="Merriweather" style:font-name-asian="Merriweather" style:font-name-complex="Merriweather"/>
    </style:style>
    <style:style style:name="T15_89" style:family="text">
      <style:text-properties fo:background-color="#ffffff" style:font-name="Merriweather" style:font-name-asian="Merriweather" style:font-name-complex="Merriweather"/>
    </style:style>
    <style:style style:name="T15_90" style:family="text">
      <style:text-properties fo:background-color="#ffffff" style:font-name="Merriweather" style:font-name-asian="Merriweather" style:font-name-complex="Merriweather"/>
    </style:style>
    <style:style style:name="T15_91" style:family="text">
      <style:text-properties fo:background-color="#ffffff" style:font-name="Merriweather" style:font-name-asian="Merriweather" style:font-name-complex="Merriweather"/>
    </style:style>
    <style:style style:name="T15_92" style:family="text">
      <style:text-properties fo:background-color="#ffffff" style:font-name="Merriweather" style:font-name-asian="Merriweather" style:font-name-complex="Merriweather"/>
    </style:style>
    <style:style style:name="T15_93" style:family="text">
      <style:text-properties fo:background-color="#ffffff" style:font-name="Merriweather" style:font-name-asian="Merriweather" style:font-name-complex="Merriweather"/>
    </style:style>
    <style:style style:name="T15_94" style:family="text">
      <style:text-properties fo:background-color="#ffffff" style:font-name="Merriweather" style:font-name-asian="Merriweather" style:font-name-complex="Merriweather"/>
    </style:style>
    <style:style style:name="T15_95" style:family="text">
      <style:text-properties fo:background-color="#ffffff" style:font-name="Merriweather" style:font-name-asian="Merriweather" style:font-name-complex="Merriweather"/>
    </style:style>
    <style:style style:name="T15_96" style:family="text">
      <style:text-properties fo:background-color="#ffffff" style:font-name="Merriweather" style:font-name-asian="Merriweather" style:font-name-complex="Merriweather"/>
    </style:style>
    <style:style style:name="T15_97" style:family="text">
      <style:text-properties fo:background-color="#ffffff" style:font-name="Merriweather" style:font-name-asian="Merriweather" style:font-name-complex="Merriweather"/>
    </style:style>
    <style:style style:name="T15_98" style:family="text">
      <style:text-properties fo:background-color="#ffffff" style:font-name="Merriweather" style:font-name-asian="Merriweather" style:font-name-complex="Merriweather"/>
    </style:style>
    <style:style style:name="T15_99" style:family="text">
      <style:text-properties fo:background-color="#ffffff" style:font-name="Merriweather" style:font-name-asian="Merriweather" style:font-name-complex="Merriweather"/>
    </style:style>
    <style:style style:name="T15_100" style:family="text">
      <style:text-properties fo:background-color="#ffffff" style:font-name="Merriweather" style:font-name-asian="Merriweather" style:font-name-complex="Merriweather"/>
    </style:style>
    <style:style style:name="T15_101" style:family="text">
      <style:text-properties fo:background-color="#ffffff" style:font-name="Merriweather" style:font-name-asian="Merriweather" style:font-name-complex="Merriweather"/>
    </style:style>
    <style:style style:name="T15_102" style:family="text">
      <style:text-properties fo:background-color="#ffffff" style:font-name="Merriweather" style:font-name-asian="Merriweather" style:font-name-complex="Merriweather"/>
    </style:style>
    <style:style style:name="T15_103" style:family="text">
      <style:text-properties fo:background-color="#ffffff" style:font-name="Merriweather" style:font-name-asian="Merriweather" style:font-name-complex="Merriweather"/>
    </style:style>
    <style:style style:name="T15_104" style:family="text">
      <style:text-properties fo:background-color="#ffffff" style:font-name="Merriweather" style:font-name-asian="Merriweather" style:font-name-complex="Merriweather"/>
    </style:style>
    <style:style style:name="T15_105" style:family="text">
      <style:text-properties fo:background-color="#ffffff" style:font-name="Merriweather" style:font-name-asian="Merriweather" style:font-name-complex="Merriweather"/>
    </style:style>
    <style:style style:name="T15_106" style:family="text">
      <style:text-properties fo:background-color="#ffffff" style:font-name="Merriweather" style:font-name-asian="Merriweather" style:font-name-complex="Merriweather"/>
    </style:style>
    <style:style style:name="T15_107" style:family="text">
      <style:text-properties fo:background-color="#ffffff" style:font-name="Merriweather" style:font-name-asian="Merriweather" style:font-name-complex="Merriweather"/>
    </style:style>
    <style:style style:name="T15_108" style:family="text">
      <style:text-properties fo:background-color="#ffffff" style:font-name="Merriweather" style:font-name-asian="Merriweather" style:font-name-complex="Merriweather"/>
    </style:style>
    <style:style style:name="T15_109" style:family="text">
      <style:text-properties fo:background-color="#ffffff" style:font-name="Merriweather" style:font-name-asian="Merriweather" style:font-name-complex="Merriweather"/>
    </style:style>
    <style:style style:name="T15_110" style:family="text">
      <style:text-properties fo:background-color="#ffffff" style:font-name="Merriweather" style:font-name-asian="Merriweather" style:font-name-complex="Merriweather"/>
    </style:style>
    <style:style style:name="T15_111" style:family="text">
      <style:text-properties fo:background-color="#ffffff" style:font-name="Merriweather" style:font-name-asian="Merriweather" style:font-name-complex="Merriweather"/>
    </style:style>
    <style:style style:name="T15_112" style:family="text">
      <style:text-properties fo:background-color="#ffffff" style:font-name="Merriweather" style:font-name-asian="Merriweather" style:font-name-complex="Merriweather"/>
    </style:style>
    <style:style style:name="T15_113" style:family="text">
      <style:text-properties fo:background-color="#ffffff" style:font-name="Merriweather" style:font-name-asian="Merriweather" style:font-name-complex="Merriweather"/>
    </style:style>
    <style:style style:name="T15_114" style:family="text">
      <style:text-properties fo:background-color="#ffffff" style:font-name="Merriweather" style:font-name-asian="Merriweather" style:font-name-complex="Merriweather"/>
    </style:style>
    <style:style style:name="T15_115" style:family="text">
      <style:text-properties fo:background-color="#ffffff" style:font-name="Merriweather" style:font-name-asian="Merriweather" style:font-name-complex="Merriweather"/>
    </style:style>
    <style:style style:name="T15_116" style:family="text">
      <style:text-properties fo:background-color="#ffffff" style:font-name="Merriweather" style:font-name-asian="Merriweather" style:font-name-complex="Merriweather"/>
    </style:style>
    <style:style style:name="T15_117" style:family="text">
      <style:text-properties fo:background-color="#ffffff" style:font-name="Merriweather" style:font-name-asian="Merriweather" style:font-name-complex="Merriweather"/>
    </style:style>
    <style:style style:name="T15_118" style:family="text">
      <style:text-properties fo:background-color="#ffffff" style:font-name="Merriweather" style:font-name-asian="Merriweather" style:font-name-complex="Merriweather"/>
    </style:style>
    <style:style style:name="T15_119" style:family="text">
      <style:text-properties fo:background-color="#ffffff" style:font-name="Merriweather" style:font-name-asian="Merriweather" style:font-name-complex="Merriweather"/>
    </style:style>
    <style:style style:name="T15_120" style:family="text">
      <style:text-properties fo:background-color="#ffffff" style:font-name="Merriweather" style:font-name-asian="Merriweather" style:font-name-complex="Merriweather"/>
    </style:style>
    <style:style style:name="T15_121" style:family="text">
      <style:text-properties fo:background-color="#ffffff" style:font-name="Merriweather" style:font-name-asian="Merriweather" style:font-name-complex="Merriweather"/>
    </style:style>
    <style:style style:name="T15_122" style:family="text">
      <style:text-properties fo:background-color="#ffffff" style:font-name="Merriweather" style:font-name-asian="Merriweather" style:font-name-complex="Merriweather"/>
    </style:style>
    <style:style style:name="T15_123" style:family="text">
      <style:text-properties fo:background-color="#ffffff" style:font-name="Merriweather" style:font-name-asian="Merriweather" style:font-name-complex="Merriweather"/>
    </style:style>
    <style:style style:name="T15_124" style:family="text">
      <style:text-properties fo:background-color="#ffffff" style:font-name="Merriweather" style:font-name-asian="Merriweather" style:font-name-complex="Merriweather"/>
    </style:style>
    <style:style style:name="P16" style:family="paragraph" style:parent-style-name="Standard">
      <style:paragraph-properties fo:break-before="auto" style:writing-mode="lr-tb"/>
    </style:style>
    <style:style style:name="T16_1" style:family="text">
      <style:text-properties fo:background-color="#ffffff" style:font-name="Merriweather" style:font-name-asian="Merriweather" style:font-name-complex="Merriweather"/>
    </style:style>
    <style:style style:name="T16_2" style:family="text">
      <style:text-properties fo:background-color="#ffffff" style:font-name="Merriweather" style:font-name-asian="Merriweather" style:font-name-complex="Merriweather"/>
    </style:style>
    <style:style style:name="T16_3" style:family="text">
      <style:text-properties fo:background-color="#ffffff" style:font-name="Merriweather" style:font-name-asian="Merriweather" style:font-name-complex="Merriweather"/>
    </style:style>
    <style:style style:name="T16_4" style:family="text">
      <style:text-properties fo:background-color="#ffffff" style:font-name="Merriweather" style:font-name-asian="Merriweather" style:font-name-complex="Merriweather"/>
    </style:style>
    <style:style style:name="T16_5" style:family="text">
      <style:text-properties fo:background-color="#ffffff" style:font-name="Merriweather" style:font-name-asian="Merriweather" style:font-name-complex="Merriweather"/>
    </style:style>
    <style:style style:name="T16_6" style:family="text">
      <style:text-properties fo:background-color="#ffffff" style:font-name="Merriweather" style:font-name-asian="Merriweather" style:font-name-complex="Merriweather"/>
    </style:style>
    <style:style style:name="T16_7" style:family="text">
      <style:text-properties fo:background-color="#ffffff" style:font-name="Merriweather" style:font-name-asian="Merriweather" style:font-name-complex="Merriweather"/>
    </style:style>
    <style:style style:name="T16_8" style:family="text">
      <style:text-properties fo:background-color="#ffffff" style:font-name="Merriweather" style:font-name-asian="Merriweather" style:font-name-complex="Merriweather"/>
    </style:style>
    <style:style style:name="T16_9" style:family="text">
      <style:text-properties fo:background-color="#ffffff" style:font-name="Merriweather" style:font-name-asian="Merriweather" style:font-name-complex="Merriweather"/>
    </style:style>
    <style:style style:name="T16_10" style:family="text">
      <style:text-properties fo:background-color="#ffffff" style:font-name="Merriweather" style:font-name-asian="Merriweather" style:font-name-complex="Merriweather"/>
    </style:style>
    <style:style style:name="T16_11" style:family="text">
      <style:text-properties fo:background-color="#ffffff" style:font-name="Merriweather" style:font-name-asian="Merriweather" style:font-name-complex="Merriweather"/>
    </style:style>
    <style:style style:name="T16_12" style:family="text">
      <style:text-properties fo:background-color="#ffffff" style:font-name="Merriweather" style:font-name-asian="Merriweather" style:font-name-complex="Merriweather"/>
    </style:style>
    <style:style style:name="T16_13" style:family="text">
      <style:text-properties fo:background-color="#ffffff" style:font-name="Merriweather" style:font-name-asian="Merriweather" style:font-name-complex="Merriweather"/>
    </style:style>
    <style:style style:name="T16_14" style:family="text">
      <style:text-properties fo:background-color="#ffffff" style:font-name="Merriweather" style:font-name-asian="Merriweather" style:font-name-complex="Merriweather"/>
    </style:style>
    <style:style style:name="T16_15" style:family="text">
      <style:text-properties fo:background-color="#ffffff" style:font-name="Merriweather" style:font-name-asian="Merriweather" style:font-name-complex="Merriweather"/>
    </style:style>
    <style:style style:name="T16_16" style:family="text">
      <style:text-properties fo:background-color="#ffffff" style:font-name="Merriweather" style:font-name-asian="Merriweather" style:font-name-complex="Merriweather"/>
    </style:style>
    <style:style style:name="T16_17" style:family="text">
      <style:text-properties fo:background-color="#ffffff" style:font-name="Merriweather" style:font-name-asian="Merriweather" style:font-name-complex="Merriweather"/>
    </style:style>
    <style:style style:name="T16_18" style:family="text">
      <style:text-properties fo:background-color="#ffffff" style:font-name="Merriweather" style:font-name-asian="Merriweather" style:font-name-complex="Merriweather"/>
    </style:style>
    <style:style style:name="T16_19" style:family="text">
      <style:text-properties fo:background-color="#ffffff" style:font-name="Merriweather" style:font-name-asian="Merriweather" style:font-name-complex="Merriweather"/>
    </style:style>
    <style:style style:name="T16_20" style:family="text">
      <style:text-properties fo:background-color="#ffffff" style:font-name="Merriweather" style:font-name-asian="Merriweather" style:font-name-complex="Merriweather"/>
    </style:style>
    <style:style style:name="T16_21" style:family="text">
      <style:text-properties fo:background-color="#ffffff" style:font-name="Merriweather" style:font-name-asian="Merriweather" style:font-name-complex="Merriweather"/>
    </style:style>
    <style:style style:name="T16_22" style:family="text">
      <style:text-properties fo:background-color="#ffffff" style:font-name="Merriweather" style:font-name-asian="Merriweather" style:font-name-complex="Merriweather"/>
    </style:style>
    <style:style style:name="T16_23" style:family="text">
      <style:text-properties fo:background-color="#ffffff" style:font-name="Merriweather" style:font-name-asian="Merriweather" style:font-name-complex="Merriweather"/>
    </style:style>
    <style:style style:name="T16_24" style:family="text">
      <style:text-properties fo:background-color="#ffffff" style:font-name="Merriweather" style:font-name-asian="Merriweather" style:font-name-complex="Merriweather"/>
    </style:style>
    <style:style style:name="T16_25" style:family="text">
      <style:text-properties fo:background-color="#ffffff" style:font-name="Merriweather" style:font-name-asian="Merriweather" style:font-name-complex="Merriweather"/>
    </style:style>
    <style:style style:name="T16_26" style:family="text">
      <style:text-properties fo:background-color="#ffffff" style:font-name="Merriweather" style:font-name-asian="Merriweather" style:font-name-complex="Merriweather"/>
    </style:style>
    <style:style style:name="T16_27" style:family="text">
      <style:text-properties fo:background-color="#ffffff" style:font-name="Merriweather" style:font-name-asian="Merriweather" style:font-name-complex="Merriweather"/>
    </style:style>
    <style:style style:name="T16_28" style:family="text">
      <style:text-properties fo:background-color="#ffffff" style:font-name="Merriweather" style:font-name-asian="Merriweather" style:font-name-complex="Merriweather"/>
    </style:style>
    <style:style style:name="T16_29" style:family="text">
      <style:text-properties fo:background-color="#ffffff" style:font-name="Merriweather" style:font-name-asian="Merriweather" style:font-name-complex="Merriweather"/>
    </style:style>
    <style:style style:name="T16_30" style:family="text">
      <style:text-properties fo:background-color="#ffffff" style:font-name="Merriweather" style:font-name-asian="Merriweather" style:font-name-complex="Merriweather"/>
    </style:style>
    <style:style style:name="T16_31" style:family="text">
      <style:text-properties fo:background-color="#ffffff" style:font-name="Merriweather" style:font-name-asian="Merriweather" style:font-name-complex="Merriweather"/>
    </style:style>
    <style:style style:name="T16_32" style:family="text">
      <style:text-properties fo:background-color="#ffffff" style:font-name="Merriweather" style:font-name-asian="Merriweather" style:font-name-complex="Merriweather"/>
    </style:style>
    <style:style style:name="T16_33" style:family="text">
      <style:text-properties fo:background-color="#ffffff" style:font-name="Merriweather" style:font-name-asian="Merriweather" style:font-name-complex="Merriweather"/>
    </style:style>
    <style:style style:name="T16_34" style:family="text">
      <style:text-properties fo:background-color="#ffffff" style:font-name="Merriweather" style:font-name-asian="Merriweather" style:font-name-complex="Merriweather"/>
    </style:style>
    <style:style style:name="T16_35" style:family="text">
      <style:text-properties fo:background-color="#ffffff" style:font-name="Merriweather" style:font-name-asian="Merriweather" style:font-name-complex="Merriweather"/>
    </style:style>
    <style:style style:name="T16_36" style:family="text">
      <style:text-properties fo:background-color="#ffffff" style:font-name="Merriweather" style:font-name-asian="Merriweather" style:font-name-complex="Merriweather"/>
    </style:style>
    <style:style style:name="T16_37" style:family="text">
      <style:text-properties fo:background-color="#ffffff" style:font-name="Merriweather" style:font-name-asian="Merriweather" style:font-name-complex="Merriweather"/>
    </style:style>
    <style:style style:name="T16_38" style:family="text">
      <style:text-properties fo:background-color="#ffffff" style:font-name="Merriweather" style:font-name-asian="Merriweather" style:font-name-complex="Merriweather"/>
    </style:style>
    <style:style style:name="T16_39" style:family="text">
      <style:text-properties fo:background-color="#ffffff" style:font-name="Merriweather" style:font-name-asian="Merriweather" style:font-name-complex="Merriweather"/>
    </style:style>
    <style:style style:name="T16_40" style:family="text">
      <style:text-properties fo:background-color="#ffffff" style:font-name="Merriweather" style:font-name-asian="Merriweather" style:font-name-complex="Merriweather"/>
    </style:style>
    <style:style style:name="T16_41" style:family="text">
      <style:text-properties fo:background-color="#ffffff" style:font-name="Merriweather" style:font-name-asian="Merriweather" style:font-name-complex="Merriweather"/>
    </style:style>
    <style:style style:name="T16_42" style:family="text">
      <style:text-properties fo:background-color="#ffffff" style:font-name="Merriweather" style:font-name-asian="Merriweather" style:font-name-complex="Merriweather"/>
    </style:style>
    <style:style style:name="T16_43" style:family="text">
      <style:text-properties fo:background-color="#ffffff" style:font-name="Merriweather" style:font-name-asian="Merriweather" style:font-name-complex="Merriweather"/>
    </style:style>
    <style:style style:name="T16_44" style:family="text">
      <style:text-properties fo:background-color="#ffffff" style:font-name="Merriweather" style:font-name-asian="Merriweather" style:font-name-complex="Merriweather"/>
    </style:style>
    <style:style style:name="T16_45" style:family="text">
      <style:text-properties fo:background-color="#ffffff" style:font-name="Merriweather" style:font-name-asian="Merriweather" style:font-name-complex="Merriweather"/>
    </style:style>
    <style:style style:name="T16_46" style:family="text">
      <style:text-properties fo:background-color="#ffffff" style:font-name="Merriweather" style:font-name-asian="Merriweather" style:font-name-complex="Merriweather"/>
    </style:style>
    <style:style style:name="T16_47" style:family="text">
      <style:text-properties fo:background-color="#ffffff" style:font-name="Merriweather" style:font-name-asian="Merriweather" style:font-name-complex="Merriweather"/>
    </style:style>
    <style:style style:name="T16_48" style:family="text">
      <style:text-properties fo:background-color="#ffffff" style:font-name="Merriweather" style:font-name-asian="Merriweather" style:font-name-complex="Merriweather"/>
    </style:style>
    <style:style style:name="T16_49" style:family="text">
      <style:text-properties fo:background-color="#ffffff" style:font-name="Merriweather" style:font-name-asian="Merriweather" style:font-name-complex="Merriweather"/>
    </style:style>
    <style:style style:name="T16_50" style:family="text">
      <style:text-properties fo:background-color="#ffffff" style:font-name="Merriweather" style:font-name-asian="Merriweather" style:font-name-complex="Merriweather"/>
    </style:style>
    <style:style style:name="T16_51" style:family="text">
      <style:text-properties fo:background-color="#ffffff" style:font-name="Merriweather" style:font-name-asian="Merriweather" style:font-name-complex="Merriweather"/>
    </style:style>
    <style:style style:name="T16_52" style:family="text">
      <style:text-properties fo:background-color="#ffffff" style:font-name="Merriweather" style:font-name-asian="Merriweather" style:font-name-complex="Merriweather"/>
    </style:style>
    <style:style style:name="T16_53" style:family="text">
      <style:text-properties fo:background-color="#ffffff" style:font-name="Merriweather" style:font-name-asian="Merriweather" style:font-name-complex="Merriweather"/>
    </style:style>
    <style:style style:name="T16_54" style:family="text">
      <style:text-properties fo:background-color="#ffffff" style:font-name="Merriweather" style:font-name-asian="Merriweather" style:font-name-complex="Merriweather"/>
    </style:style>
    <style:style style:name="T16_55" style:family="text">
      <style:text-properties fo:background-color="#ffffff" style:font-name="Merriweather" style:font-name-asian="Merriweather" style:font-name-complex="Merriweather"/>
    </style:style>
    <style:style style:name="T16_56" style:family="text">
      <style:text-properties fo:background-color="#ffffff" style:font-name="Merriweather" style:font-name-asian="Merriweather" style:font-name-complex="Merriweather"/>
    </style:style>
    <style:style style:name="T16_57" style:family="text">
      <style:text-properties fo:background-color="#ffffff" style:font-name="Merriweather" style:font-name-asian="Merriweather" style:font-name-complex="Merriweather"/>
    </style:style>
    <style:style style:name="T16_58" style:family="text">
      <style:text-properties fo:background-color="#ffffff" style:font-name="Merriweather" style:font-name-asian="Merriweather" style:font-name-complex="Merriweather"/>
    </style:style>
    <style:style style:name="T16_59" style:family="text">
      <style:text-properties fo:background-color="#ffffff" style:font-name="Merriweather" style:font-name-asian="Merriweather" style:font-name-complex="Merriweather"/>
    </style:style>
    <style:style style:name="T16_60" style:family="text">
      <style:text-properties fo:background-color="#ffffff" style:font-name="Merriweather" style:font-name-asian="Merriweather" style:font-name-complex="Merriweather"/>
    </style:style>
    <style:style style:name="T16_61" style:family="text">
      <style:text-properties fo:background-color="#ffffff" style:font-name="Merriweather" style:font-name-asian="Merriweather" style:font-name-complex="Merriweather"/>
    </style:style>
    <style:style style:name="T16_62" style:family="text">
      <style:text-properties fo:background-color="#ffffff" style:font-name="Merriweather" style:font-name-asian="Merriweather" style:font-name-complex="Merriweather"/>
    </style:style>
    <style:style style:name="T16_63" style:family="text">
      <style:text-properties fo:background-color="#ffffff" style:font-name="Merriweather" style:font-name-asian="Merriweather" style:font-name-complex="Merriweather"/>
    </style:style>
    <style:style style:name="T16_64" style:family="text">
      <style:text-properties fo:background-color="#ffffff" style:font-name="Merriweather" style:font-name-asian="Merriweather" style:font-name-complex="Merriweather"/>
    </style:style>
    <style:style style:name="T16_65" style:family="text">
      <style:text-properties fo:background-color="#ffffff" style:font-name="Merriweather" style:font-name-asian="Merriweather" style:font-name-complex="Merriweather"/>
    </style:style>
    <style:style style:name="T16_66" style:family="text">
      <style:text-properties fo:background-color="#ffffff" style:font-name="Merriweather" style:font-name-asian="Merriweather" style:font-name-complex="Merriweather"/>
    </style:style>
    <style:style style:name="T16_67" style:family="text">
      <style:text-properties fo:background-color="#ffffff" style:font-name="Merriweather" style:font-name-asian="Merriweather" style:font-name-complex="Merriweather"/>
    </style:style>
    <style:style style:name="T16_68" style:family="text">
      <style:text-properties fo:background-color="#ffffff" style:font-name="Merriweather" style:font-name-asian="Merriweather" style:font-name-complex="Merriweather"/>
    </style:style>
    <style:style style:name="T16_69" style:family="text">
      <style:text-properties fo:background-color="#ffffff" style:font-name="Merriweather" style:font-name-asian="Merriweather" style:font-name-complex="Merriweather"/>
    </style:style>
    <style:style style:name="T16_70" style:family="text">
      <style:text-properties fo:background-color="#ffffff" style:font-name="Merriweather" style:font-name-asian="Merriweather" style:font-name-complex="Merriweather"/>
    </style:style>
    <style:style style:name="T16_71" style:family="text">
      <style:text-properties fo:background-color="#ffffff" style:font-name="Merriweather" style:font-name-asian="Merriweather" style:font-name-complex="Merriweather"/>
    </style:style>
    <style:style style:name="T16_72" style:family="text">
      <style:text-properties fo:background-color="#ffffff" style:font-name="Merriweather" style:font-name-asian="Merriweather" style:font-name-complex="Merriweather"/>
    </style:style>
    <style:style style:name="T16_73" style:family="text">
      <style:text-properties fo:background-color="#ffffff" style:font-name="Merriweather" style:font-name-asian="Merriweather" style:font-name-complex="Merriweather"/>
    </style:style>
    <style:style style:name="T16_74" style:family="text">
      <style:text-properties fo:background-color="#ffffff" style:font-name="Merriweather" style:font-name-asian="Merriweather" style:font-name-complex="Merriweather"/>
    </style:style>
    <style:style style:name="T16_75" style:family="text">
      <style:text-properties fo:background-color="#ffffff" style:font-name="Merriweather" style:font-name-asian="Merriweather" style:font-name-complex="Merriweather"/>
    </style:style>
    <style:style style:name="T16_76" style:family="text">
      <style:text-properties fo:background-color="#ffffff" style:font-name="Merriweather" style:font-name-asian="Merriweather" style:font-name-complex="Merriweather"/>
    </style:style>
    <style:style style:name="T16_77" style:family="text">
      <style:text-properties fo:background-color="#ffffff" style:font-name="Merriweather" style:font-name-asian="Merriweather" style:font-name-complex="Merriweather"/>
    </style:style>
    <style:style style:name="T16_78" style:family="text">
      <style:text-properties fo:background-color="#ffffff" style:font-name="Merriweather" style:font-name-asian="Merriweather" style:font-name-complex="Merriweather"/>
    </style:style>
    <style:style style:name="T16_79" style:family="text">
      <style:text-properties fo:background-color="#ffffff" style:font-name="Merriweather" style:font-name-asian="Merriweather" style:font-name-complex="Merriweather"/>
    </style:style>
    <style:style style:name="T16_80" style:family="text">
      <style:text-properties fo:background-color="#ffffff" style:font-name="Merriweather" style:font-name-asian="Merriweather" style:font-name-complex="Merriweather"/>
    </style:style>
    <style:style style:name="T16_81" style:family="text">
      <style:text-properties fo:background-color="#ffffff" style:font-name="Merriweather" style:font-name-asian="Merriweather" style:font-name-complex="Merriweather"/>
    </style:style>
    <style:style style:name="T16_82" style:family="text">
      <style:text-properties fo:background-color="#ffffff" style:font-name="Merriweather" style:font-name-asian="Merriweather" style:font-name-complex="Merriweather"/>
    </style:style>
    <style:style style:name="T16_83" style:family="text">
      <style:text-properties fo:background-color="#ffffff" style:font-name="Merriweather" style:font-name-asian="Merriweather" style:font-name-complex="Merriweather"/>
    </style:style>
    <style:style style:name="T16_84" style:family="text">
      <style:text-properties fo:background-color="#ffffff" style:font-name="Merriweather" style:font-name-asian="Merriweather" style:font-name-complex="Merriweather"/>
    </style:style>
    <style:style style:name="T16_85" style:family="text">
      <style:text-properties fo:background-color="#ffffff" style:font-name="Merriweather" style:font-name-asian="Merriweather" style:font-name-complex="Merriweather"/>
    </style:style>
    <style:style style:name="T16_86" style:family="text">
      <style:text-properties fo:background-color="#ffffff" style:font-name="Merriweather" style:font-name-asian="Merriweather" style:font-name-complex="Merriweather"/>
    </style:style>
    <style:style style:name="T16_87" style:family="text">
      <style:text-properties fo:background-color="#ffffff" style:font-name="Merriweather" style:font-name-asian="Merriweather" style:font-name-complex="Merriweather"/>
    </style:style>
    <style:style style:name="T16_88" style:family="text">
      <style:text-properties fo:background-color="#ffffff" style:font-name="Merriweather" style:font-name-asian="Merriweather" style:font-name-complex="Merriweather"/>
    </style:style>
    <style:style style:name="T16_89" style:family="text">
      <style:text-properties fo:background-color="#ffffff" style:font-name="Merriweather" style:font-name-asian="Merriweather" style:font-name-complex="Merriweather"/>
    </style:style>
    <style:style style:name="T16_90" style:family="text">
      <style:text-properties fo:background-color="#ffffff" style:font-name="Merriweather" style:font-name-asian="Merriweather" style:font-name-complex="Merriweather"/>
    </style:style>
    <style:style style:name="T16_91" style:family="text">
      <style:text-properties fo:background-color="#ffffff" style:font-name="Merriweather" style:font-name-asian="Merriweather" style:font-name-complex="Merriweather"/>
    </style:style>
    <style:style style:name="T16_92" style:family="text">
      <style:text-properties fo:background-color="#ffffff" style:font-name="Merriweather" style:font-name-asian="Merriweather" style:font-name-complex="Merriweather"/>
    </style:style>
    <style:style style:name="T16_93" style:family="text">
      <style:text-properties fo:background-color="#ffffff" style:font-name="Merriweather" style:font-name-asian="Merriweather" style:font-name-complex="Merriweather"/>
    </style:style>
    <style:style style:name="T16_94" style:family="text">
      <style:text-properties fo:background-color="#ffffff" style:font-name="Merriweather" style:font-name-asian="Merriweather" style:font-name-complex="Merriweather"/>
    </style:style>
    <style:style style:name="T16_95" style:family="text">
      <style:text-properties fo:background-color="#ffffff" style:font-name="Merriweather" style:font-name-asian="Merriweather" style:font-name-complex="Merriweather"/>
    </style:style>
    <style:style style:name="T16_96" style:family="text">
      <style:text-properties fo:background-color="#ffffff" style:font-name="Merriweather" style:font-name-asian="Merriweather" style:font-name-complex="Merriweather"/>
    </style:style>
    <style:style style:name="T16_97" style:family="text">
      <style:text-properties fo:background-color="#ffffff" style:font-name="Merriweather" style:font-name-asian="Merriweather" style:font-name-complex="Merriweather"/>
    </style:style>
    <style:style style:name="T16_98" style:family="text">
      <style:text-properties fo:background-color="#ffffff" style:font-name="Merriweather" style:font-name-asian="Merriweather" style:font-name-complex="Merriweather"/>
    </style:style>
    <style:style style:name="T16_99" style:family="text">
      <style:text-properties fo:background-color="#ffffff" style:font-name="Merriweather" style:font-name-asian="Merriweather" style:font-name-complex="Merriweather"/>
    </style:style>
    <style:style style:name="T16_100" style:family="text">
      <style:text-properties fo:background-color="#ffffff" style:font-name="Merriweather" style:font-name-asian="Merriweather" style:font-name-complex="Merriweather"/>
    </style:style>
    <style:style style:name="T16_101" style:family="text">
      <style:text-properties fo:background-color="#ffffff" style:font-name="Merriweather" style:font-name-asian="Merriweather" style:font-name-complex="Merriweather"/>
    </style:style>
    <style:style style:name="T16_102" style:family="text">
      <style:text-properties fo:background-color="#ffffff" style:font-name="Merriweather" style:font-name-asian="Merriweather" style:font-name-complex="Merriweather"/>
    </style:style>
    <style:style style:name="T16_103" style:family="text">
      <style:text-properties fo:background-color="#ffffff" style:font-name="Merriweather" style:font-name-asian="Merriweather" style:font-name-complex="Merriweather"/>
    </style:style>
    <style:style style:name="T16_104" style:family="text">
      <style:text-properties fo:background-color="#ffffff" style:font-name="Merriweather" style:font-name-asian="Merriweather" style:font-name-complex="Merriweather"/>
    </style:style>
    <style:style style:name="T16_105" style:family="text">
      <style:text-properties fo:background-color="#ffffff" style:font-name="Merriweather" style:font-name-asian="Merriweather" style:font-name-complex="Merriweather"/>
    </style:style>
    <style:style style:name="T16_106" style:family="text">
      <style:text-properties fo:background-color="#ffffff" style:font-name="Merriweather" style:font-name-asian="Merriweather" style:font-name-complex="Merriweather"/>
    </style:style>
    <style:style style:name="T16_107" style:family="text">
      <style:text-properties fo:background-color="#ffffff" style:font-name="Merriweather" style:font-name-asian="Merriweather" style:font-name-complex="Merriweather"/>
    </style:style>
    <style:style style:name="T16_108" style:family="text">
      <style:text-properties fo:background-color="#ffffff" style:font-name="Merriweather" style:font-name-asian="Merriweather" style:font-name-complex="Merriweather"/>
    </style:style>
    <style:style style:name="T16_109" style:family="text">
      <style:text-properties fo:background-color="#ffffff" style:font-name="Merriweather" style:font-name-asian="Merriweather" style:font-name-complex="Merriweather"/>
    </style:style>
    <style:style style:name="T16_110" style:family="text">
      <style:text-properties fo:background-color="#ffffff" style:font-name="Merriweather" style:font-name-asian="Merriweather" style:font-name-complex="Merriweather"/>
    </style:style>
    <style:style style:name="T16_111" style:family="text">
      <style:text-properties fo:background-color="#ffffff" style:font-name="Merriweather" style:font-name-asian="Merriweather" style:font-name-complex="Merriweather"/>
    </style:style>
    <style:style style:name="T16_112" style:family="text">
      <style:text-properties fo:background-color="#ffffff" style:font-name="Merriweather" style:font-name-asian="Merriweather" style:font-name-complex="Merriweather"/>
    </style:style>
    <style:style style:name="T16_113" style:family="text">
      <style:text-properties fo:background-color="#ffffff" style:font-name="Merriweather" style:font-name-asian="Merriweather" style:font-name-complex="Merriweather"/>
    </style:style>
    <style:style style:name="T16_114" style:family="text">
      <style:text-properties fo:background-color="#ffffff" style:font-name="Merriweather" style:font-name-asian="Merriweather" style:font-name-complex="Merriweather"/>
    </style:style>
    <style:style style:name="T16_115" style:family="text">
      <style:text-properties fo:background-color="#ffffff" style:font-name="Merriweather" style:font-name-asian="Merriweather" style:font-name-complex="Merriweather"/>
    </style:style>
    <style:style style:name="T16_116" style:family="text">
      <style:text-properties fo:background-color="#ffffff" style:font-name="Merriweather" style:font-name-asian="Merriweather" style:font-name-complex="Merriweather"/>
    </style:style>
    <style:style style:name="T16_117" style:family="text">
      <style:text-properties fo:background-color="#ffffff" style:font-name="Merriweather" style:font-name-asian="Merriweather" style:font-name-complex="Merriweather"/>
    </style:style>
    <style:style style:name="T16_118" style:family="text">
      <style:text-properties fo:background-color="#ffffff" style:font-name="Merriweather" style:font-name-asian="Merriweather" style:font-name-complex="Merriweather"/>
    </style:style>
    <style:style style:name="T16_119" style:family="text">
      <style:text-properties fo:background-color="#ffffff" style:font-name="Merriweather" style:font-name-asian="Merriweather" style:font-name-complex="Merriweather"/>
    </style:style>
    <style:style style:name="T16_120" style:family="text">
      <style:text-properties fo:background-color="#ffffff" style:font-name="Merriweather" style:font-name-asian="Merriweather" style:font-name-complex="Merriweather"/>
    </style:style>
    <style:style style:name="T16_121" style:family="text">
      <style:text-properties fo:background-color="#ffffff" style:font-name="Merriweather" style:font-name-asian="Merriweather" style:font-name-complex="Merriweather"/>
    </style:style>
    <style:style style:name="T16_122" style:family="text">
      <style:text-properties fo:background-color="#ffffff" style:font-name="Merriweather" style:font-name-asian="Merriweather" style:font-name-complex="Merriweather"/>
    </style:style>
    <style:style style:name="T16_123" style:family="text">
      <style:text-properties fo:background-color="#ffffff" style:font-name="Merriweather" style:font-name-asian="Merriweather" style:font-name-complex="Merriweather"/>
    </style:style>
    <style:style style:name="T16_124" style:family="text">
      <style:text-properties fo:background-color="#ffffff" style:font-name="Merriweather" style:font-name-asian="Merriweather" style:font-name-complex="Merriweather"/>
    </style:style>
    <style:style style:name="T16_125" style:family="text">
      <style:text-properties fo:background-color="#ffffff" style:font-name="Merriweather" style:font-name-asian="Merriweather" style:font-name-complex="Merriweather"/>
    </style:style>
    <style:style style:name="T16_126" style:family="text">
      <style:text-properties fo:background-color="#ffffff" style:font-name="Merriweather" style:font-name-asian="Merriweather" style:font-name-complex="Merriweather"/>
    </style:style>
    <style:style style:name="T16_127" style:family="text">
      <style:text-properties fo:background-color="#ffffff" style:font-name="Merriweather" style:font-name-asian="Merriweather" style:font-name-complex="Merriweather"/>
    </style:style>
    <style:style style:name="T16_128" style:family="text">
      <style:text-properties fo:background-color="#ffffff" style:font-name="Merriweather" style:font-name-asian="Merriweather" style:font-name-complex="Merriweather"/>
    </style:style>
    <style:style style:name="T16_129" style:family="text">
      <style:text-properties fo:background-color="#ffffff" style:font-name="Merriweather" style:font-name-asian="Merriweather" style:font-name-complex="Merriweather"/>
    </style:style>
    <style:style style:name="T16_130" style:family="text">
      <style:text-properties fo:background-color="#ffffff" style:font-name="Merriweather" style:font-name-asian="Merriweather" style:font-name-complex="Merriweather"/>
    </style:style>
    <style:style style:name="T16_131" style:family="text">
      <style:text-properties fo:background-color="#ffffff" style:font-name="Merriweather" style:font-name-asian="Merriweather" style:font-name-complex="Merriweather"/>
    </style:style>
    <style:style style:name="T16_132" style:family="text">
      <style:text-properties fo:background-color="#ffffff" style:font-name="Merriweather" style:font-name-asian="Merriweather" style:font-name-complex="Merriweather"/>
    </style:style>
    <style:style style:name="T16_133" style:family="text">
      <style:text-properties fo:background-color="#ffffff" style:font-name="Merriweather" style:font-name-asian="Merriweather" style:font-name-complex="Merriweather"/>
    </style:style>
    <style:style style:name="T16_134" style:family="text">
      <style:text-properties fo:background-color="#ffffff" style:font-name="Merriweather" style:font-name-asian="Merriweather" style:font-name-complex="Merriweather"/>
    </style:style>
    <style:style style:name="T16_135" style:family="text">
      <style:text-properties fo:background-color="#ffffff" style:font-name="Merriweather" style:font-name-asian="Merriweather" style:font-name-complex="Merriweather"/>
    </style:style>
    <style:style style:name="T16_136" style:family="text">
      <style:text-properties fo:background-color="#ffffff" style:font-name="Merriweather" style:font-name-asian="Merriweather" style:font-name-complex="Merriweather"/>
    </style:style>
    <style:style style:name="T16_137" style:family="text">
      <style:text-properties fo:background-color="#ffffff" style:font-name="Merriweather" style:font-name-asian="Merriweather" style:font-name-complex="Merriweather"/>
    </style:style>
    <style:style style:name="T16_138" style:family="text">
      <style:text-properties fo:background-color="#ffffff" style:font-name="Merriweather" style:font-name-asian="Merriweather" style:font-name-complex="Merriweather"/>
    </style:style>
    <style:style style:name="T16_139" style:family="text">
      <style:text-properties fo:background-color="#ffffff" style:font-name="Merriweather" style:font-name-asian="Merriweather" style:font-name-complex="Merriweather"/>
    </style:style>
    <style:style style:name="T16_140" style:family="text">
      <style:text-properties fo:background-color="#ffffff" style:font-name="Merriweather" style:font-name-asian="Merriweather" style:font-name-complex="Merriweather"/>
    </style:style>
    <style:style style:name="T16_141" style:family="text">
      <style:text-properties fo:background-color="#ffffff" style:font-name="Merriweather" style:font-name-asian="Merriweather" style:font-name-complex="Merriweather"/>
    </style:style>
    <style:style style:name="T16_142" style:family="text">
      <style:text-properties fo:background-color="#ffffff" style:font-name="Merriweather" style:font-name-asian="Merriweather" style:font-name-complex="Merriweather"/>
    </style:style>
    <style:style style:name="T16_143" style:family="text">
      <style:text-properties fo:background-color="#ffffff" style:font-name="Merriweather" style:font-name-asian="Merriweather" style:font-name-complex="Merriweather"/>
    </style:style>
    <style:style style:name="T16_144" style:family="text">
      <style:text-properties fo:background-color="#ffffff" style:font-name="Merriweather" style:font-name-asian="Merriweather" style:font-name-complex="Merriweather"/>
    </style:style>
    <style:style style:name="T16_145" style:family="text">
      <style:text-properties fo:background-color="#ffffff" style:font-name="Merriweather" style:font-name-asian="Merriweather" style:font-name-complex="Merriweather"/>
    </style:style>
    <style:style style:name="T16_146" style:family="text">
      <style:text-properties fo:background-color="#ffffff" style:font-name="Merriweather" style:font-name-asian="Merriweather" style:font-name-complex="Merriweather"/>
    </style:style>
    <style:style style:name="T16_147" style:family="text">
      <style:text-properties fo:background-color="#ffffff" style:font-name="Merriweather" style:font-name-asian="Merriweather" style:font-name-complex="Merriweather"/>
    </style:style>
    <style:style style:name="T16_148" style:family="text">
      <style:text-properties fo:background-color="#ffffff" style:font-name="Merriweather" style:font-name-asian="Merriweather" style:font-name-complex="Merriweather"/>
    </style:style>
    <style:style style:name="T16_149" style:family="text">
      <style:text-properties fo:background-color="#ffffff" style:font-name="Merriweather" style:font-name-asian="Merriweather" style:font-name-complex="Merriweather"/>
    </style:style>
    <style:style style:name="T16_150" style:family="text">
      <style:text-properties fo:background-color="#ffffff" style:font-name="Merriweather" style:font-name-asian="Merriweather" style:font-name-complex="Merriweather"/>
    </style:style>
    <style:style style:name="T16_151" style:family="text">
      <style:text-properties fo:background-color="#ffffff" style:font-name="Merriweather" style:font-name-asian="Merriweather" style:font-name-complex="Merriweather"/>
    </style:style>
    <style:style style:name="T16_152" style:family="text">
      <style:text-properties fo:background-color="#ffffff" style:font-name="Merriweather" style:font-name-asian="Merriweather" style:font-name-complex="Merriweather"/>
    </style:style>
    <style:style style:name="T16_153" style:family="text">
      <style:text-properties fo:background-color="#ffffff" style:font-name="Merriweather" style:font-name-asian="Merriweather" style:font-name-complex="Merriweather"/>
    </style:style>
    <style:style style:name="T16_154" style:family="text">
      <style:text-properties fo:background-color="#ffffff" style:font-name="Merriweather" style:font-name-asian="Merriweather" style:font-name-complex="Merriweather"/>
    </style:style>
    <style:style style:name="T16_155" style:family="text">
      <style:text-properties fo:background-color="#ffffff" style:font-name="Merriweather" style:font-name-asian="Merriweather" style:font-name-complex="Merriweather"/>
    </style:style>
    <style:style style:name="T16_156" style:family="text">
      <style:text-properties fo:background-color="#ffffff" style:font-name="Merriweather" style:font-name-asian="Merriweather" style:font-name-complex="Merriweather"/>
    </style:style>
    <style:style style:name="T16_157" style:family="text">
      <style:text-properties fo:background-color="#ffffff" style:font-name="Merriweather" style:font-name-asian="Merriweather" style:font-name-complex="Merriweather"/>
    </style:style>
    <style:style style:name="T16_158" style:family="text">
      <style:text-properties fo:background-color="#ffffff" style:font-name="Merriweather" style:font-name-asian="Merriweather" style:font-name-complex="Merriweather"/>
    </style:style>
    <style:style style:name="T16_159" style:family="text">
      <style:text-properties fo:background-color="#ffffff" style:font-name="Merriweather" style:font-name-asian="Merriweather" style:font-name-complex="Merriweather"/>
    </style:style>
    <style:style style:name="T16_160" style:family="text">
      <style:text-properties fo:background-color="#ffffff" style:font-name="Merriweather" style:font-name-asian="Merriweather" style:font-name-complex="Merriweather"/>
    </style:style>
    <style:style style:name="T16_161" style:family="text">
      <style:text-properties fo:background-color="#ffffff" style:font-name="Merriweather" style:font-name-asian="Merriweather" style:font-name-complex="Merriweather"/>
    </style:style>
    <style:style style:name="T16_162" style:family="text">
      <style:text-properties fo:background-color="#ffffff" style:font-name="Merriweather" style:font-name-asian="Merriweather" style:font-name-complex="Merriweather"/>
    </style:style>
    <style:style style:name="T16_163" style:family="text">
      <style:text-properties fo:background-color="#ffffff" style:font-name="Merriweather" style:font-name-asian="Merriweather" style:font-name-complex="Merriweather"/>
    </style:style>
    <style:style style:name="T16_164" style:family="text">
      <style:text-properties fo:background-color="#ffffff" style:font-name="Merriweather" style:font-name-asian="Merriweather" style:font-name-complex="Merriweather"/>
    </style:style>
    <style:style style:name="T16_165" style:family="text">
      <style:text-properties fo:background-color="#ffffff" style:font-name="Merriweather" style:font-name-asian="Merriweather" style:font-name-complex="Merriweather"/>
    </style:style>
    <style:style style:name="T16_166" style:family="text">
      <style:text-properties fo:background-color="#ffffff" style:font-name="Merriweather" style:font-name-asian="Merriweather" style:font-name-complex="Merriweather"/>
    </style:style>
    <style:style style:name="T16_167" style:family="text">
      <style:text-properties fo:background-color="#ffffff" style:font-name="Merriweather" style:font-name-asian="Merriweather" style:font-name-complex="Merriweather"/>
    </style:style>
    <style:style style:name="T16_168" style:family="text">
      <style:text-properties fo:background-color="#ffffff" style:font-name="Merriweather" style:font-name-asian="Merriweather" style:font-name-complex="Merriweather"/>
    </style:style>
    <style:style style:name="T16_169" style:family="text">
      <style:text-properties fo:background-color="#ffffff" style:font-name="Merriweather" style:font-name-asian="Merriweather" style:font-name-complex="Merriweather"/>
    </style:style>
    <style:style style:name="T16_170" style:family="text">
      <style:text-properties fo:background-color="#ffffff" style:font-name="Merriweather" style:font-name-asian="Merriweather" style:font-name-complex="Merriweather"/>
    </style:style>
    <style:style style:name="T16_171" style:family="text">
      <style:text-properties fo:background-color="#ffffff" style:font-name="Merriweather" style:font-name-asian="Merriweather" style:font-name-complex="Merriweather"/>
    </style:style>
    <style:style style:name="T16_172" style:family="text">
      <style:text-properties fo:background-color="#ffffff" style:font-name="Merriweather" style:font-name-asian="Merriweather" style:font-name-complex="Merriweather"/>
    </style:style>
    <style:style style:name="T16_173" style:family="text">
      <style:text-properties fo:background-color="#ffffff" style:font-name="Merriweather" style:font-name-asian="Merriweather" style:font-name-complex="Merriweather"/>
    </style:style>
    <style:style style:name="T16_174" style:family="text">
      <style:text-properties fo:background-color="#ffffff" style:font-name="Merriweather" style:font-name-asian="Merriweather" style:font-name-complex="Merriweather"/>
    </style:style>
    <style:style style:name="T16_175" style:family="text">
      <style:text-properties fo:background-color="#ffffff" style:font-name="Merriweather" style:font-name-asian="Merriweather" style:font-name-complex="Merriweather"/>
    </style:style>
    <style:style style:name="T16_176" style:family="text">
      <style:text-properties fo:background-color="#ffffff" style:font-name="Merriweather" style:font-name-asian="Merriweather" style:font-name-complex="Merriweather"/>
    </style:style>
    <style:style style:name="T16_177" style:family="text">
      <style:text-properties fo:background-color="#ffffff" style:font-name="Merriweather" style:font-name-asian="Merriweather" style:font-name-complex="Merriweather"/>
    </style:style>
    <style:style style:name="T16_178" style:family="text">
      <style:text-properties fo:background-color="#ffffff" style:font-name="Merriweather" style:font-name-asian="Merriweather" style:font-name-complex="Merriweather"/>
    </style:style>
    <style:style style:name="T16_179" style:family="text">
      <style:text-properties fo:background-color="#ffffff" style:font-name="Merriweather" style:font-name-asian="Merriweather" style:font-name-complex="Merriweather"/>
    </style:style>
    <style:style style:name="T16_180" style:family="text">
      <style:text-properties fo:background-color="#ffffff" style:font-name="Merriweather" style:font-name-asian="Merriweather" style:font-name-complex="Merriweather"/>
    </style:style>
    <style:style style:name="T16_181" style:family="text">
      <style:text-properties fo:background-color="#ffffff" style:font-name="Merriweather" style:font-name-asian="Merriweather" style:font-name-complex="Merriweather"/>
    </style:style>
    <style:style style:name="T16_182" style:family="text">
      <style:text-properties fo:background-color="#ffffff" style:font-name="Merriweather" style:font-name-asian="Merriweather" style:font-name-complex="Merriweather"/>
    </style:style>
    <style:style style:name="T16_183" style:family="text">
      <style:text-properties fo:background-color="#ffffff" style:font-name="Merriweather" style:font-name-asian="Merriweather" style:font-name-complex="Merriweather"/>
    </style:style>
    <style:style style:name="T16_184" style:family="text">
      <style:text-properties fo:background-color="#ffffff" style:font-name="Merriweather" style:font-name-asian="Merriweather" style:font-name-complex="Merriweather"/>
    </style:style>
    <style:style style:name="T16_185" style:family="text">
      <style:text-properties fo:background-color="#ffffff" style:font-name="Merriweather" style:font-name-asian="Merriweather" style:font-name-complex="Merriweather"/>
    </style:style>
    <style:style style:name="T16_186" style:family="text">
      <style:text-properties fo:background-color="#ffffff" style:font-name="Merriweather" style:font-name-asian="Merriweather" style:font-name-complex="Merriweather"/>
    </style:style>
    <style:style style:name="T16_187" style:family="text">
      <style:text-properties fo:background-color="#ffffff" style:font-name="Merriweather" style:font-name-asian="Merriweather" style:font-name-complex="Merriweather"/>
    </style:style>
    <style:style style:name="T16_188" style:family="text">
      <style:text-properties fo:background-color="#ffffff" style:font-name="Merriweather" style:font-name-asian="Merriweather" style:font-name-complex="Merriweather"/>
    </style:style>
    <style:style style:name="T16_189" style:family="text">
      <style:text-properties fo:background-color="#ffffff" style:font-name="Merriweather" style:font-name-asian="Merriweather" style:font-name-complex="Merriweather"/>
    </style:style>
    <style:style style:name="T16_190" style:family="text">
      <style:text-properties fo:background-color="#ffffff" style:font-name="Merriweather" style:font-name-asian="Merriweather" style:font-name-complex="Merriweather"/>
    </style:style>
    <style:style style:name="T16_191" style:family="text">
      <style:text-properties fo:background-color="#ffffff" style:font-name="Merriweather" style:font-name-asian="Merriweather" style:font-name-complex="Merriweather"/>
    </style:style>
    <style:style style:name="T16_192" style:family="text">
      <style:text-properties fo:background-color="#ffffff" style:font-name="Merriweather" style:font-name-asian="Merriweather" style:font-name-complex="Merriweather"/>
    </style:style>
    <style:style style:name="T16_193" style:family="text">
      <style:text-properties fo:background-color="#ffffff" style:font-name="Merriweather" style:font-name-asian="Merriweather" style:font-name-complex="Merriweather"/>
    </style:style>
    <style:style style:name="T16_194" style:family="text">
      <style:text-properties fo:background-color="#ffffff" style:font-name="Merriweather" style:font-name-asian="Merriweather" style:font-name-complex="Merriweather"/>
    </style:style>
    <style:style style:name="T16_195" style:family="text">
      <style:text-properties fo:background-color="#ffffff" style:font-name="Merriweather" style:font-name-asian="Merriweather" style:font-name-complex="Merriweather"/>
    </style:style>
    <style:style style:name="T16_196" style:family="text">
      <style:text-properties fo:background-color="#ffffff" style:font-name="Merriweather" style:font-name-asian="Merriweather" style:font-name-complex="Merriweather"/>
    </style:style>
    <style:style style:name="T16_197" style:family="text">
      <style:text-properties fo:background-color="#ffffff" style:font-name="Merriweather" style:font-name-asian="Merriweather" style:font-name-complex="Merriweather"/>
    </style:style>
    <style:style style:name="T16_198" style:family="text">
      <style:text-properties fo:background-color="#ffffff" style:font-name="Merriweather" style:font-name-asian="Merriweather" style:font-name-complex="Merriweather"/>
    </style:style>
    <style:style style:name="T16_199" style:family="text">
      <style:text-properties fo:background-color="#ffffff" style:font-name="Merriweather" style:font-name-asian="Merriweather" style:font-name-complex="Merriweather"/>
    </style:style>
    <style:style style:name="T16_200" style:family="text">
      <style:text-properties fo:background-color="#ffffff" style:font-name="Merriweather" style:font-name-asian="Merriweather" style:font-name-complex="Merriweather"/>
    </style:style>
    <style:style style:name="T16_201" style:family="text">
      <style:text-properties fo:background-color="#ffffff" style:font-name="Merriweather" style:font-name-asian="Merriweather" style:font-name-complex="Merriweather"/>
    </style:style>
    <style:style style:name="T16_202" style:family="text">
      <style:text-properties fo:background-color="#ffffff" style:font-name="Merriweather" style:font-name-asian="Merriweather" style:font-name-complex="Merriweather"/>
    </style:style>
    <style:style style:name="T16_203" style:family="text">
      <style:text-properties fo:background-color="#ffffff" style:font-name="Merriweather" style:font-name-asian="Merriweather" style:font-name-complex="Merriweather"/>
    </style:style>
    <style:style style:name="T16_204" style:family="text">
      <style:text-properties fo:background-color="#ffffff" style:font-name="Merriweather" style:font-name-asian="Merriweather" style:font-name-complex="Merriweather"/>
    </style:style>
    <style:style style:name="T16_205" style:family="text">
      <style:text-properties fo:background-color="#ffffff" style:font-name="Merriweather" style:font-name-asian="Merriweather" style:font-name-complex="Merriweather"/>
    </style:style>
    <style:style style:name="T16_206" style:family="text">
      <style:text-properties fo:background-color="#ffffff" style:font-name="Merriweather" style:font-name-asian="Merriweather" style:font-name-complex="Merriweather"/>
    </style:style>
    <style:style style:name="T16_207" style:family="text">
      <style:text-properties fo:background-color="#ffffff" style:font-name="Merriweather" style:font-name-asian="Merriweather" style:font-name-complex="Merriweather"/>
    </style:style>
    <style:style style:name="T16_208" style:family="text">
      <style:text-properties fo:background-color="#ffffff" style:font-name="Merriweather" style:font-name-asian="Merriweather" style:font-name-complex="Merriweather"/>
    </style:style>
    <style:style style:name="T16_209" style:family="text">
      <style:text-properties fo:background-color="#ffffff" style:font-name="Merriweather" style:font-name-asian="Merriweather" style:font-name-complex="Merriweather"/>
    </style:style>
    <style:style style:name="T16_210" style:family="text">
      <style:text-properties fo:background-color="#ffffff" style:font-name="Merriweather" style:font-name-asian="Merriweather" style:font-name-complex="Merriweather"/>
    </style:style>
    <style:style style:name="T16_211" style:family="text">
      <style:text-properties fo:background-color="#ffffff" style:font-name="Merriweather" style:font-name-asian="Merriweather" style:font-name-complex="Merriweather"/>
    </style:style>
    <style:style style:name="T16_212" style:family="text">
      <style:text-properties fo:background-color="#ffffff" style:font-name="Merriweather" style:font-name-asian="Merriweather" style:font-name-complex="Merriweather"/>
    </style:style>
    <style:style style:name="T16_213" style:family="text">
      <style:text-properties fo:background-color="#ffffff" style:font-name="Merriweather" style:font-name-asian="Merriweather" style:font-name-complex="Merriweather"/>
    </style:style>
    <style:style style:name="T16_214" style:family="text">
      <style:text-properties fo:background-color="#ffffff" style:font-name="Merriweather" style:font-name-asian="Merriweather" style:font-name-complex="Merriweather"/>
    </style:style>
    <style:style style:name="T16_215" style:family="text">
      <style:text-properties fo:background-color="#ffffff" style:font-name="Merriweather" style:font-name-asian="Merriweather" style:font-name-complex="Merriweather"/>
    </style:style>
    <style:style style:name="T16_216" style:family="text">
      <style:text-properties fo:background-color="#ffffff" style:font-name="Merriweather" style:font-name-asian="Merriweather" style:font-name-complex="Merriweather"/>
    </style:style>
    <style:style style:name="T16_217" style:family="text">
      <style:text-properties fo:background-color="#ffffff" style:font-name="Merriweather" style:font-name-asian="Merriweather" style:font-name-complex="Merriweather"/>
    </style:style>
    <style:style style:name="T16_218" style:family="text">
      <style:text-properties fo:background-color="#ffffff" style:font-name="Merriweather" style:font-name-asian="Merriweather" style:font-name-complex="Merriweather"/>
    </style:style>
    <style:style style:name="T16_219" style:family="text">
      <style:text-properties fo:background-color="#ffffff" style:font-name="Merriweather" style:font-name-asian="Merriweather" style:font-name-complex="Merriweather"/>
    </style:style>
    <style:style style:name="T16_220" style:family="text">
      <style:text-properties fo:background-color="#ffffff" style:font-name="Merriweather" style:font-name-asian="Merriweather" style:font-name-complex="Merriweather"/>
    </style:style>
    <style:style style:name="T16_221" style:family="text">
      <style:text-properties fo:background-color="#ffffff" style:font-name="Merriweather" style:font-name-asian="Merriweather" style:font-name-complex="Merriweather"/>
    </style:style>
    <style:style style:name="T16_222" style:family="text">
      <style:text-properties fo:background-color="#ffffff" style:font-name="Merriweather" style:font-name-asian="Merriweather" style:font-name-complex="Merriweather"/>
    </style:style>
    <style:style style:name="T16_223" style:family="text">
      <style:text-properties fo:background-color="#ffffff" style:font-name="Merriweather" style:font-name-asian="Merriweather" style:font-name-complex="Merriweather"/>
    </style:style>
    <style:style style:name="T16_224" style:family="text">
      <style:text-properties fo:background-color="#ffffff" style:font-name="Merriweather" style:font-name-asian="Merriweather" style:font-name-complex="Merriweather"/>
    </style:style>
    <style:style style:name="T16_225" style:family="text">
      <style:text-properties fo:background-color="#ffffff" style:font-name="Merriweather" style:font-name-asian="Merriweather" style:font-name-complex="Merriweather"/>
    </style:style>
    <style:style style:name="T16_226" style:family="text">
      <style:text-properties fo:background-color="#ffffff" style:font-name="Merriweather" style:font-name-asian="Merriweather" style:font-name-complex="Merriweather"/>
    </style:style>
    <style:style style:name="P17" style:family="paragraph" style:parent-style-name="Standard">
      <style:paragraph-properties fo:break-before="auto" style:writing-mode="lr-tb"/>
    </style:style>
    <style:style style:name="T17_1" style:family="text">
      <style:text-properties fo:background-color="#ffffff" style:font-name="Merriweather" style:font-name-asian="Merriweather" style:font-name-complex="Merriweather"/>
    </style:style>
    <style:style style:name="T17_2" style:family="text">
      <style:text-properties fo:background-color="#ffffff" style:font-name="Merriweather" style:font-name-asian="Merriweather" style:font-name-complex="Merriweather"/>
    </style:style>
    <style:style style:name="T17_3" style:family="text">
      <style:text-properties fo:background-color="#ffffff" style:font-name="Merriweather" style:font-name-asian="Merriweather" style:font-name-complex="Merriweather"/>
    </style:style>
    <style:style style:name="T17_4" style:family="text">
      <style:text-properties fo:background-color="#ffffff" style:font-name="Merriweather" style:font-name-asian="Merriweather" style:font-name-complex="Merriweather"/>
    </style:style>
    <style:style style:name="T17_5" style:family="text">
      <style:text-properties fo:background-color="#ffffff" style:font-name="Merriweather" style:font-name-asian="Merriweather" style:font-name-complex="Merriweather"/>
    </style:style>
    <style:style style:name="T17_6" style:family="text">
      <style:text-properties fo:background-color="#ffffff" style:font-name="Merriweather" style:font-name-asian="Merriweather" style:font-name-complex="Merriweather"/>
    </style:style>
    <style:style style:name="T17_7" style:family="text">
      <style:text-properties fo:background-color="#ffffff" style:font-name="Merriweather" style:font-name-asian="Merriweather" style:font-name-complex="Merriweather"/>
    </style:style>
    <style:style style:name="T17_8" style:family="text">
      <style:text-properties fo:background-color="#ffffff" style:font-name="Merriweather" style:font-name-asian="Merriweather" style:font-name-complex="Merriweather"/>
    </style:style>
    <style:style style:name="T17_9" style:family="text">
      <style:text-properties fo:background-color="#ffffff" style:font-name="Merriweather" style:font-name-asian="Merriweather" style:font-name-complex="Merriweather"/>
    </style:style>
    <style:style style:name="T17_10" style:family="text">
      <style:text-properties fo:background-color="#ffffff" style:font-name="Merriweather" style:font-name-asian="Merriweather" style:font-name-complex="Merriweather"/>
    </style:style>
    <style:style style:name="T17_11" style:family="text">
      <style:text-properties fo:background-color="#ffffff" style:font-name="Merriweather" style:font-name-asian="Merriweather" style:font-name-complex="Merriweather"/>
    </style:style>
    <style:style style:name="T17_12" style:family="text">
      <style:text-properties fo:background-color="#ffffff" style:font-name="Merriweather" style:font-name-asian="Merriweather" style:font-name-complex="Merriweather"/>
    </style:style>
    <style:style style:name="T17_13" style:family="text">
      <style:text-properties fo:background-color="#ffffff" style:font-name="Merriweather" style:font-name-asian="Merriweather" style:font-name-complex="Merriweather"/>
    </style:style>
    <style:style style:name="T17_14" style:family="text">
      <style:text-properties fo:background-color="#ffffff" style:font-name="Merriweather" style:font-name-asian="Merriweather" style:font-name-complex="Merriweather"/>
    </style:style>
    <style:style style:name="T17_15" style:family="text">
      <style:text-properties fo:background-color="#ffffff" style:font-name="Merriweather" style:font-name-asian="Merriweather" style:font-name-complex="Merriweather"/>
    </style:style>
    <style:style style:name="T17_16" style:family="text">
      <style:text-properties fo:background-color="#ffffff" style:font-name="Merriweather" style:font-name-asian="Merriweather" style:font-name-complex="Merriweather"/>
    </style:style>
    <style:style style:name="T17_17" style:family="text">
      <style:text-properties fo:background-color="#ffffff" style:font-name="Merriweather" style:font-name-asian="Merriweather" style:font-name-complex="Merriweather"/>
    </style:style>
    <style:style style:name="T17_18" style:family="text">
      <style:text-properties fo:background-color="#ffffff" style:font-name="Merriweather" style:font-name-asian="Merriweather" style:font-name-complex="Merriweather"/>
    </style:style>
    <style:style style:name="T17_19" style:family="text">
      <style:text-properties fo:background-color="#ffffff" style:font-name="Merriweather" style:font-name-asian="Merriweather" style:font-name-complex="Merriweather"/>
    </style:style>
    <style:style style:name="T17_20" style:family="text">
      <style:text-properties fo:background-color="#ffffff" style:font-name="Merriweather" style:font-name-asian="Merriweather" style:font-name-complex="Merriweather"/>
    </style:style>
    <style:style style:name="T17_21" style:family="text">
      <style:text-properties fo:background-color="#ffffff" style:font-name="Merriweather" style:font-name-asian="Merriweather" style:font-name-complex="Merriweather"/>
    </style:style>
    <style:style style:name="T17_22" style:family="text">
      <style:text-properties fo:background-color="#ffffff" style:font-name="Merriweather" style:font-name-asian="Merriweather" style:font-name-complex="Merriweather"/>
    </style:style>
    <style:style style:name="T17_23" style:family="text">
      <style:text-properties fo:background-color="#ffffff" style:font-name="Merriweather" style:font-name-asian="Merriweather" style:font-name-complex="Merriweather"/>
    </style:style>
    <style:style style:name="T17_24" style:family="text">
      <style:text-properties fo:background-color="#ffffff" style:font-name="Merriweather" style:font-name-asian="Merriweather" style:font-name-complex="Merriweather"/>
    </style:style>
    <style:style style:name="T17_25" style:family="text">
      <style:text-properties fo:background-color="#ffffff" style:font-name="Merriweather" style:font-name-asian="Merriweather" style:font-name-complex="Merriweather"/>
    </style:style>
    <style:style style:name="T17_26" style:family="text">
      <style:text-properties fo:background-color="#ffffff" style:font-name="Merriweather" style:font-name-asian="Merriweather" style:font-name-complex="Merriweather"/>
    </style:style>
    <style:style style:name="T17_27" style:family="text">
      <style:text-properties fo:background-color="#ffffff" style:font-name="Merriweather" style:font-name-asian="Merriweather" style:font-name-complex="Merriweather"/>
    </style:style>
    <style:style style:name="T17_28" style:family="text">
      <style:text-properties fo:background-color="#ffffff" style:font-name="Merriweather" style:font-name-asian="Merriweather" style:font-name-complex="Merriweather"/>
    </style:style>
    <style:style style:name="T17_29" style:family="text">
      <style:text-properties fo:background-color="#ffffff" style:font-name="Merriweather" style:font-name-asian="Merriweather" style:font-name-complex="Merriweather"/>
    </style:style>
    <style:style style:name="T17_30" style:family="text">
      <style:text-properties fo:background-color="#ffffff" style:font-name="Merriweather" style:font-name-asian="Merriweather" style:font-name-complex="Merriweather"/>
    </style:style>
    <style:style style:name="T17_31" style:family="text">
      <style:text-properties fo:background-color="#ffffff" style:font-name="Merriweather" style:font-name-asian="Merriweather" style:font-name-complex="Merriweather"/>
    </style:style>
    <style:style style:name="T17_32" style:family="text">
      <style:text-properties fo:background-color="#ffffff" style:font-name="Merriweather" style:font-name-asian="Merriweather" style:font-name-complex="Merriweather"/>
    </style:style>
    <style:style style:name="T17_33" style:family="text">
      <style:text-properties fo:background-color="#ffffff" style:font-name="Merriweather" style:font-name-asian="Merriweather" style:font-name-complex="Merriweather"/>
    </style:style>
    <style:style style:name="T17_34" style:family="text">
      <style:text-properties fo:background-color="#ffffff" style:font-name="Merriweather" style:font-name-asian="Merriweather" style:font-name-complex="Merriweather"/>
    </style:style>
    <style:style style:name="T17_35" style:family="text">
      <style:text-properties fo:background-color="#ffffff" style:font-name="Merriweather" style:font-name-asian="Merriweather" style:font-name-complex="Merriweather"/>
    </style:style>
    <style:style style:name="T17_36" style:family="text">
      <style:text-properties fo:background-color="#ffffff" style:font-name="Merriweather" style:font-name-asian="Merriweather" style:font-name-complex="Merriweather"/>
    </style:style>
    <style:style style:name="T17_37" style:family="text">
      <style:text-properties fo:background-color="#ffffff" style:font-name="Merriweather" style:font-name-asian="Merriweather" style:font-name-complex="Merriweather"/>
    </style:style>
    <style:style style:name="T17_38" style:family="text">
      <style:text-properties fo:background-color="#ffffff" style:font-name="Merriweather" style:font-name-asian="Merriweather" style:font-name-complex="Merriweather"/>
    </style:style>
    <style:style style:name="T17_39" style:family="text">
      <style:text-properties fo:background-color="#ffffff" style:font-name="Merriweather" style:font-name-asian="Merriweather" style:font-name-complex="Merriweather"/>
    </style:style>
    <style:style style:name="T17_40" style:family="text">
      <style:text-properties fo:background-color="#ffffff" style:font-name="Merriweather" style:font-name-asian="Merriweather" style:font-name-complex="Merriweather"/>
    </style:style>
    <style:style style:name="T17_41" style:family="text">
      <style:text-properties fo:background-color="#ffffff" style:font-name="Merriweather" style:font-name-asian="Merriweather" style:font-name-complex="Merriweather"/>
    </style:style>
    <style:style style:name="T17_42" style:family="text">
      <style:text-properties fo:background-color="#ffffff" style:font-name="Merriweather" style:font-name-asian="Merriweather" style:font-name-complex="Merriweather"/>
    </style:style>
    <style:style style:name="T17_43" style:family="text">
      <style:text-properties fo:background-color="#ffffff" style:font-name="Merriweather" style:font-name-asian="Merriweather" style:font-name-complex="Merriweather"/>
    </style:style>
    <style:style style:name="T17_44" style:family="text">
      <style:text-properties fo:background-color="#ffffff" style:font-name="Merriweather" style:font-name-asian="Merriweather" style:font-name-complex="Merriweather"/>
    </style:style>
    <style:style style:name="T17_45" style:family="text">
      <style:text-properties fo:background-color="#ffffff" style:font-name="Merriweather" style:font-name-asian="Merriweather" style:font-name-complex="Merriweather"/>
    </style:style>
    <style:style style:name="T17_46" style:family="text">
      <style:text-properties fo:background-color="#ffffff" style:font-name="Merriweather" style:font-name-asian="Merriweather" style:font-name-complex="Merriweather"/>
    </style:style>
    <style:style style:name="T17_47" style:family="text">
      <style:text-properties fo:background-color="#ffffff" style:font-name="Merriweather" style:font-name-asian="Merriweather" style:font-name-complex="Merriweather"/>
    </style:style>
    <style:style style:name="T17_48" style:family="text">
      <style:text-properties fo:background-color="#ffffff" style:font-name="Merriweather" style:font-name-asian="Merriweather" style:font-name-complex="Merriweather"/>
    </style:style>
    <style:style style:name="T17_49" style:family="text">
      <style:text-properties fo:background-color="#ffffff" style:font-name="Merriweather" style:font-name-asian="Merriweather" style:font-name-complex="Merriweather"/>
    </style:style>
    <style:style style:name="T17_50" style:family="text">
      <style:text-properties fo:background-color="#ffffff" style:font-name="Merriweather" style:font-name-asian="Merriweather" style:font-name-complex="Merriweather"/>
    </style:style>
    <style:style style:name="T17_51" style:family="text">
      <style:text-properties fo:background-color="#ffffff" style:font-name="Merriweather" style:font-name-asian="Merriweather" style:font-name-complex="Merriweather"/>
    </style:style>
    <style:style style:name="T17_52" style:family="text">
      <style:text-properties fo:background-color="#ffffff" style:font-name="Merriweather" style:font-name-asian="Merriweather" style:font-name-complex="Merriweather"/>
    </style:style>
    <style:style style:name="T17_53" style:family="text">
      <style:text-properties fo:background-color="#ffffff" style:font-name="Merriweather" style:font-name-asian="Merriweather" style:font-name-complex="Merriweather"/>
    </style:style>
    <style:style style:name="T17_54" style:family="text">
      <style:text-properties fo:background-color="#ffffff" style:font-name="Merriweather" style:font-name-asian="Merriweather" style:font-name-complex="Merriweather"/>
    </style:style>
    <style:style style:name="T17_55" style:family="text">
      <style:text-properties fo:background-color="#ffffff" style:font-name="Merriweather" style:font-name-asian="Merriweather" style:font-name-complex="Merriweather"/>
    </style:style>
    <style:style style:name="T17_56" style:family="text">
      <style:text-properties fo:background-color="#ffffff" style:font-name="Merriweather" style:font-name-asian="Merriweather" style:font-name-complex="Merriweather"/>
    </style:style>
    <style:style style:name="T17_57" style:family="text">
      <style:text-properties fo:background-color="#ffffff" style:font-name="Merriweather" style:font-name-asian="Merriweather" style:font-name-complex="Merriweather"/>
    </style:style>
    <style:style style:name="T17_58" style:family="text">
      <style:text-properties fo:background-color="#ffffff" style:font-name="Merriweather" style:font-name-asian="Merriweather" style:font-name-complex="Merriweather"/>
    </style:style>
    <style:style style:name="T17_59" style:family="text">
      <style:text-properties fo:background-color="#ffffff" style:font-name="Merriweather" style:font-name-asian="Merriweather" style:font-name-complex="Merriweather"/>
    </style:style>
    <style:style style:name="T17_60" style:family="text">
      <style:text-properties fo:background-color="#ffffff" style:font-name="Merriweather" style:font-name-asian="Merriweather" style:font-name-complex="Merriweather"/>
    </style:style>
    <style:style style:name="T17_61" style:family="text">
      <style:text-properties fo:background-color="#ffffff" style:font-name="Merriweather" style:font-name-asian="Merriweather" style:font-name-complex="Merriweather"/>
    </style:style>
    <style:style style:name="T17_62" style:family="text">
      <style:text-properties fo:background-color="#ffffff" style:font-name="Merriweather" style:font-name-asian="Merriweather" style:font-name-complex="Merriweather"/>
    </style:style>
    <style:style style:name="T17_63" style:family="text">
      <style:text-properties fo:background-color="#ffffff" style:font-name="Merriweather" style:font-name-asian="Merriweather" style:font-name-complex="Merriweather"/>
    </style:style>
    <style:style style:name="T17_64" style:family="text">
      <style:text-properties fo:background-color="#ffffff" style:font-name="Merriweather" style:font-name-asian="Merriweather" style:font-name-complex="Merriweather"/>
    </style:style>
    <style:style style:name="T17_65" style:family="text">
      <style:text-properties fo:background-color="#ffffff" style:font-name="Merriweather" style:font-name-asian="Merriweather" style:font-name-complex="Merriweather"/>
    </style:style>
    <style:style style:name="T17_66" style:family="text">
      <style:text-properties fo:background-color="#ffffff" style:font-name="Merriweather" style:font-name-asian="Merriweather" style:font-name-complex="Merriweather"/>
    </style:style>
    <style:style style:name="T17_67" style:family="text">
      <style:text-properties fo:background-color="#ffffff" style:font-name="Merriweather" style:font-name-asian="Merriweather" style:font-name-complex="Merriweather"/>
    </style:style>
    <style:style style:name="T17_68" style:family="text">
      <style:text-properties fo:background-color="#ffffff" style:font-name="Merriweather" style:font-name-asian="Merriweather" style:font-name-complex="Merriweather"/>
    </style:style>
    <style:style style:name="T17_69" style:family="text">
      <style:text-properties fo:background-color="#ffffff" style:font-name="Merriweather" style:font-name-asian="Merriweather" style:font-name-complex="Merriweather"/>
    </style:style>
    <style:style style:name="T17_70" style:family="text">
      <style:text-properties fo:background-color="#ffffff" style:font-name="Merriweather" style:font-name-asian="Merriweather" style:font-name-complex="Merriweather"/>
    </style:style>
    <style:style style:name="P18" style:family="paragraph" style:parent-style-name="Standard">
      <style:paragraph-properties fo:break-before="auto" style:writing-mode="lr-tb"/>
    </style:style>
    <style:style style:name="T18_1" style:family="text">
      <style:text-properties fo:background-color="#ffffff" style:font-name="Merriweather" style:font-name-asian="Merriweather" style:font-name-complex="Merriweather"/>
    </style:style>
    <style:style style:name="T18_2" style:family="text">
      <style:text-properties fo:background-color="#ffffff" style:font-name="Merriweather" style:font-name-asian="Merriweather" style:font-name-complex="Merriweather"/>
    </style:style>
    <style:style style:name="T18_3" style:family="text">
      <style:text-properties fo:background-color="#ffffff" style:font-name="Merriweather" style:font-name-asian="Merriweather" style:font-name-complex="Merriweather"/>
    </style:style>
    <style:style style:name="T18_4" style:family="text">
      <style:text-properties fo:background-color="#ffffff" style:font-name="Merriweather" style:font-name-asian="Merriweather" style:font-name-complex="Merriweather"/>
    </style:style>
    <style:style style:name="T18_5" style:family="text">
      <style:text-properties fo:background-color="#ffffff" style:font-name="Merriweather" style:font-name-asian="Merriweather" style:font-name-complex="Merriweather"/>
    </style:style>
    <style:style style:name="T18_6" style:family="text">
      <style:text-properties fo:background-color="#ffffff" style:font-name="Merriweather" style:font-name-asian="Merriweather" style:font-name-complex="Merriweather"/>
    </style:style>
    <style:style style:name="T18_7" style:family="text">
      <style:text-properties fo:background-color="#ffffff" style:font-name="Merriweather" style:font-name-asian="Merriweather" style:font-name-complex="Merriweather"/>
    </style:style>
    <style:style style:name="T18_8" style:family="text">
      <style:text-properties fo:background-color="#ffffff" style:font-name="Merriweather" style:font-name-asian="Merriweather" style:font-name-complex="Merriweather"/>
    </style:style>
    <style:style style:name="T18_9" style:family="text">
      <style:text-properties fo:background-color="#ffffff" style:font-name="Merriweather" style:font-name-asian="Merriweather" style:font-name-complex="Merriweather"/>
    </style:style>
    <style:style style:name="T18_10" style:family="text">
      <style:text-properties fo:background-color="#ffffff" style:font-name="Merriweather" style:font-name-asian="Merriweather" style:font-name-complex="Merriweather"/>
    </style:style>
    <style:style style:name="T18_11" style:family="text">
      <style:text-properties fo:background-color="#ffffff" style:font-name="Merriweather" style:font-name-asian="Merriweather" style:font-name-complex="Merriweather"/>
    </style:style>
    <style:style style:name="T18_12" style:family="text">
      <style:text-properties fo:background-color="#ffffff" style:font-name="Merriweather" style:font-name-asian="Merriweather" style:font-name-complex="Merriweather"/>
    </style:style>
    <style:style style:name="T18_13" style:family="text">
      <style:text-properties fo:background-color="#ffffff" style:font-name="Merriweather" style:font-name-asian="Merriweather" style:font-name-complex="Merriweather"/>
    </style:style>
    <style:style style:name="T18_14" style:family="text">
      <style:text-properties fo:background-color="#ffffff" style:font-name="Merriweather" style:font-name-asian="Merriweather" style:font-name-complex="Merriweather"/>
    </style:style>
    <style:style style:name="T18_15" style:family="text">
      <style:text-properties fo:background-color="#ffffff" style:font-name="Merriweather" style:font-name-asian="Merriweather" style:font-name-complex="Merriweather"/>
    </style:style>
    <style:style style:name="T18_16" style:family="text">
      <style:text-properties fo:background-color="#ffffff" style:font-name="Merriweather" style:font-name-asian="Merriweather" style:font-name-complex="Merriweather"/>
    </style:style>
    <style:style style:name="T18_17" style:family="text">
      <style:text-properties fo:background-color="#ffffff" style:font-name="Merriweather" style:font-name-asian="Merriweather" style:font-name-complex="Merriweather"/>
    </style:style>
    <style:style style:name="T18_18" style:family="text">
      <style:text-properties fo:background-color="#ffffff" style:font-name="Merriweather" style:font-name-asian="Merriweather" style:font-name-complex="Merriweather"/>
    </style:style>
    <style:style style:name="T18_19" style:family="text">
      <style:text-properties fo:background-color="#ffffff" style:font-name="Merriweather" style:font-name-asian="Merriweather" style:font-name-complex="Merriweather"/>
    </style:style>
    <style:style style:name="T18_20" style:family="text">
      <style:text-properties fo:background-color="#ffffff" style:font-name="Merriweather" style:font-name-asian="Merriweather" style:font-name-complex="Merriweather"/>
    </style:style>
    <style:style style:name="T18_21" style:family="text">
      <style:text-properties fo:background-color="#ffffff" style:font-name="Merriweather" style:font-name-asian="Merriweather" style:font-name-complex="Merriweather"/>
    </style:style>
    <style:style style:name="T18_22" style:family="text">
      <style:text-properties fo:background-color="#ffffff" style:font-name="Merriweather" style:font-name-asian="Merriweather" style:font-name-complex="Merriweather"/>
    </style:style>
    <style:style style:name="T18_23" style:family="text">
      <style:text-properties fo:background-color="#ffffff" style:font-name="Merriweather" style:font-name-asian="Merriweather" style:font-name-complex="Merriweather"/>
    </style:style>
    <style:style style:name="T18_24" style:family="text">
      <style:text-properties fo:background-color="#ffffff" style:font-name="Merriweather" style:font-name-asian="Merriweather" style:font-name-complex="Merriweather"/>
    </style:style>
    <style:style style:name="T18_25" style:family="text">
      <style:text-properties fo:background-color="#ffffff" style:font-name="Merriweather" style:font-name-asian="Merriweather" style:font-name-complex="Merriweather"/>
    </style:style>
    <style:style style:name="T18_26" style:family="text">
      <style:text-properties fo:background-color="#ffffff" style:font-name="Merriweather" style:font-name-asian="Merriweather" style:font-name-complex="Merriweather"/>
    </style:style>
    <style:style style:name="T18_27" style:family="text">
      <style:text-properties fo:background-color="#ffffff" style:font-name="Merriweather" style:font-name-asian="Merriweather" style:font-name-complex="Merriweather"/>
    </style:style>
    <style:style style:name="T18_28" style:family="text">
      <style:text-properties fo:background-color="#ffffff" style:font-name="Merriweather" style:font-name-asian="Merriweather" style:font-name-complex="Merriweather"/>
    </style:style>
    <style:style style:name="T18_29" style:family="text">
      <style:text-properties fo:background-color="#ffffff" style:font-name="Merriweather" style:font-name-asian="Merriweather" style:font-name-complex="Merriweather"/>
    </style:style>
    <style:style style:name="T18_30" style:family="text">
      <style:text-properties fo:background-color="#ffffff" style:font-name="Merriweather" style:font-name-asian="Merriweather" style:font-name-complex="Merriweather"/>
    </style:style>
    <style:style style:name="T18_31" style:family="text">
      <style:text-properties fo:background-color="#ffffff" style:font-name="Merriweather" style:font-name-asian="Merriweather" style:font-name-complex="Merriweather"/>
    </style:style>
    <style:style style:name="T18_32" style:family="text">
      <style:text-properties fo:background-color="#ffffff" style:font-name="Merriweather" style:font-name-asian="Merriweather" style:font-name-complex="Merriweather"/>
    </style:style>
    <style:style style:name="T18_33" style:family="text">
      <style:text-properties fo:background-color="#ffffff" style:font-name="Merriweather" style:font-name-asian="Merriweather" style:font-name-complex="Merriweather"/>
    </style:style>
    <style:style style:name="T18_34" style:family="text">
      <style:text-properties fo:background-color="#ffffff" style:font-name="Merriweather" style:font-name-asian="Merriweather" style:font-name-complex="Merriweather"/>
    </style:style>
    <style:style style:name="T18_35" style:family="text">
      <style:text-properties fo:background-color="#ffffff" style:font-name="Merriweather" style:font-name-asian="Merriweather" style:font-name-complex="Merriweather"/>
    </style:style>
    <style:style style:name="T18_36" style:family="text">
      <style:text-properties fo:background-color="#ffffff" style:font-name="Merriweather" style:font-name-asian="Merriweather" style:font-name-complex="Merriweather"/>
    </style:style>
    <style:style style:name="T18_37" style:family="text">
      <style:text-properties fo:background-color="#ffffff" style:font-name="Merriweather" style:font-name-asian="Merriweather" style:font-name-complex="Merriweather"/>
    </style:style>
    <style:style style:name="T18_38" style:family="text">
      <style:text-properties fo:background-color="#ffffff" style:font-name="Merriweather" style:font-name-asian="Merriweather" style:font-name-complex="Merriweather"/>
    </style:style>
    <style:style style:name="T18_39" style:family="text">
      <style:text-properties fo:background-color="#ffffff" style:font-name="Merriweather" style:font-name-asian="Merriweather" style:font-name-complex="Merriweather"/>
    </style:style>
    <style:style style:name="T18_40" style:family="text">
      <style:text-properties fo:background-color="#ffffff" style:font-name="Merriweather" style:font-name-asian="Merriweather" style:font-name-complex="Merriweather"/>
    </style:style>
    <style:style style:name="T18_41" style:family="text">
      <style:text-properties fo:background-color="#ffffff" style:font-name="Merriweather" style:font-name-asian="Merriweather" style:font-name-complex="Merriweather"/>
    </style:style>
    <style:style style:name="T18_42" style:family="text">
      <style:text-properties fo:background-color="#ffffff" style:font-name="Merriweather" style:font-name-asian="Merriweather" style:font-name-complex="Merriweather"/>
    </style:style>
    <style:style style:name="T18_43" style:family="text">
      <style:text-properties fo:background-color="#ffffff" style:font-name="Merriweather" style:font-name-asian="Merriweather" style:font-name-complex="Merriweather"/>
    </style:style>
    <style:style style:name="T18_44" style:family="text">
      <style:text-properties fo:background-color="#ffffff" style:font-name="Merriweather" style:font-name-asian="Merriweather" style:font-name-complex="Merriweather"/>
    </style:style>
    <style:style style:name="T18_45" style:family="text">
      <style:text-properties fo:background-color="#ffffff" style:font-name="Merriweather" style:font-name-asian="Merriweather" style:font-name-complex="Merriweather"/>
    </style:style>
    <style:style style:name="T18_46" style:family="text">
      <style:text-properties fo:background-color="#ffffff" style:font-name="Merriweather" style:font-name-asian="Merriweather" style:font-name-complex="Merriweather"/>
    </style:style>
    <style:style style:name="T18_47" style:family="text">
      <style:text-properties fo:background-color="#ffffff" style:font-name="Merriweather" style:font-name-asian="Merriweather" style:font-name-complex="Merriweather"/>
    </style:style>
    <style:style style:name="T18_48" style:family="text">
      <style:text-properties fo:background-color="#ffffff" style:font-name="Merriweather" style:font-name-asian="Merriweather" style:font-name-complex="Merriweather"/>
    </style:style>
    <style:style style:name="T18_49" style:family="text">
      <style:text-properties fo:background-color="#ffffff" style:font-name="Merriweather" style:font-name-asian="Merriweather" style:font-name-complex="Merriweather"/>
    </style:style>
    <style:style style:name="T18_50" style:family="text">
      <style:text-properties fo:background-color="#ffffff" style:font-name="Merriweather" style:font-name-asian="Merriweather" style:font-name-complex="Merriweather"/>
    </style:style>
    <style:style style:name="T18_51" style:family="text">
      <style:text-properties fo:background-color="#ffffff" style:font-name="Merriweather" style:font-name-asian="Merriweather" style:font-name-complex="Merriweather"/>
    </style:style>
    <style:style style:name="T18_52" style:family="text">
      <style:text-properties fo:background-color="#ffffff" style:font-name="Merriweather" style:font-name-asian="Merriweather" style:font-name-complex="Merriweather"/>
    </style:style>
    <style:style style:name="T18_53" style:family="text">
      <style:text-properties fo:background-color="#ffffff" style:font-name="Merriweather" style:font-name-asian="Merriweather" style:font-name-complex="Merriweather"/>
    </style:style>
    <style:style style:name="T18_54" style:family="text">
      <style:text-properties fo:background-color="#ffffff" style:font-name="Merriweather" style:font-name-asian="Merriweather" style:font-name-complex="Merriweather"/>
    </style:style>
    <style:style style:name="T18_55" style:family="text">
      <style:text-properties fo:background-color="#ffffff" style:font-name="Merriweather" style:font-name-asian="Merriweather" style:font-name-complex="Merriweather"/>
    </style:style>
    <style:style style:name="T18_56" style:family="text">
      <style:text-properties fo:background-color="#ffffff" style:font-name="Merriweather" style:font-name-asian="Merriweather" style:font-name-complex="Merriweather"/>
    </style:style>
    <style:style style:name="T18_57" style:family="text">
      <style:text-properties fo:background-color="#ffffff" style:font-name="Merriweather" style:font-name-asian="Merriweather" style:font-name-complex="Merriweather"/>
    </style:style>
    <style:style style:name="T18_58" style:family="text">
      <style:text-properties fo:background-color="#ffffff" style:font-name="Merriweather" style:font-name-asian="Merriweather" style:font-name-complex="Merriweather"/>
    </style:style>
    <style:style style:name="T18_59" style:family="text">
      <style:text-properties fo:background-color="#ffffff" style:font-name="Merriweather" style:font-name-asian="Merriweather" style:font-name-complex="Merriweather"/>
    </style:style>
    <style:style style:name="T18_60" style:family="text">
      <style:text-properties fo:background-color="#ffffff" style:font-name="Merriweather" style:font-name-asian="Merriweather" style:font-name-complex="Merriweather"/>
    </style:style>
    <style:style style:name="T18_61" style:family="text">
      <style:text-properties fo:background-color="#ffffff" style:font-name="Merriweather" style:font-name-asian="Merriweather" style:font-name-complex="Merriweather"/>
    </style:style>
    <style:style style:name="T18_62" style:family="text">
      <style:text-properties fo:background-color="#ffffff" style:font-name="Merriweather" style:font-name-asian="Merriweather" style:font-name-complex="Merriweather"/>
    </style:style>
    <style:style style:name="T18_63" style:family="text">
      <style:text-properties fo:background-color="#ffffff" style:font-name="Merriweather" style:font-name-asian="Merriweather" style:font-name-complex="Merriweather"/>
    </style:style>
    <style:style style:name="T18_64" style:family="text">
      <style:text-properties fo:background-color="#ffffff" style:font-name="Merriweather" style:font-name-asian="Merriweather" style:font-name-complex="Merriweather"/>
    </style:style>
    <style:style style:name="T18_65" style:family="text">
      <style:text-properties fo:background-color="#ffffff" style:font-name="Merriweather" style:font-name-asian="Merriweather" style:font-name-complex="Merriweather"/>
    </style:style>
    <style:style style:name="T18_66" style:family="text">
      <style:text-properties fo:background-color="#ffffff" style:font-name="Merriweather" style:font-name-asian="Merriweather" style:font-name-complex="Merriweather"/>
    </style:style>
    <style:style style:name="T18_67" style:family="text">
      <style:text-properties fo:background-color="#ffffff" style:font-name="Merriweather" style:font-name-asian="Merriweather" style:font-name-complex="Merriweather"/>
    </style:style>
    <style:style style:name="T18_68" style:family="text">
      <style:text-properties fo:background-color="#ffffff" style:font-name="Merriweather" style:font-name-asian="Merriweather" style:font-name-complex="Merriweather"/>
    </style:style>
    <style:style style:name="T18_69" style:family="text">
      <style:text-properties fo:background-color="#ffffff" style:font-name="Merriweather" style:font-name-asian="Merriweather" style:font-name-complex="Merriweather"/>
    </style:style>
    <style:style style:name="T18_70" style:family="text">
      <style:text-properties fo:background-color="#ffffff" style:font-name="Merriweather" style:font-name-asian="Merriweather" style:font-name-complex="Merriweather"/>
    </style:style>
    <style:style style:name="T18_71" style:family="text">
      <style:text-properties fo:background-color="#ffffff" style:font-name="Merriweather" style:font-name-asian="Merriweather" style:font-name-complex="Merriweather"/>
    </style:style>
    <style:style style:name="T18_72" style:family="text">
      <style:text-properties fo:background-color="#ffffff" style:font-name="Merriweather" style:font-name-asian="Merriweather" style:font-name-complex="Merriweather"/>
    </style:style>
    <style:style style:name="T18_73" style:family="text">
      <style:text-properties fo:background-color="#ffffff" style:font-name="Merriweather" style:font-name-asian="Merriweather" style:font-name-complex="Merriweather"/>
    </style:style>
    <style:style style:name="T18_74" style:family="text">
      <style:text-properties fo:background-color="#ffffff" style:font-name="Merriweather" style:font-name-asian="Merriweather" style:font-name-complex="Merriweather"/>
    </style:style>
    <style:style style:name="T18_75" style:family="text">
      <style:text-properties fo:background-color="#ffffff" style:font-name="Merriweather" style:font-name-asian="Merriweather" style:font-name-complex="Merriweather"/>
    </style:style>
    <style:style style:name="T18_76" style:family="text">
      <style:text-properties fo:background-color="#ffffff" style:font-name="Merriweather" style:font-name-asian="Merriweather" style:font-name-complex="Merriweather"/>
    </style:style>
    <style:style style:name="T18_77" style:family="text">
      <style:text-properties fo:background-color="#ffffff" style:font-name="Merriweather" style:font-name-asian="Merriweather" style:font-name-complex="Merriweather"/>
    </style:style>
    <style:style style:name="T18_78" style:family="text">
      <style:text-properties fo:background-color="#ffffff" style:font-name="Merriweather" style:font-name-asian="Merriweather" style:font-name-complex="Merriweather"/>
    </style:style>
    <style:style style:name="T18_79" style:family="text">
      <style:text-properties fo:background-color="#ffffff" style:font-name="Merriweather" style:font-name-asian="Merriweather" style:font-name-complex="Merriweather"/>
    </style:style>
    <style:style style:name="T18_80" style:family="text">
      <style:text-properties fo:background-color="#ffffff" style:font-name="Merriweather" style:font-name-asian="Merriweather" style:font-name-complex="Merriweather"/>
    </style:style>
    <style:style style:name="T18_81" style:family="text">
      <style:text-properties fo:background-color="#ffffff" style:font-name="Merriweather" style:font-name-asian="Merriweather" style:font-name-complex="Merriweather"/>
    </style:style>
    <style:style style:name="T18_82" style:family="text">
      <style:text-properties fo:background-color="#ffffff" style:font-name="Merriweather" style:font-name-asian="Merriweather" style:font-name-complex="Merriweather"/>
    </style:style>
    <style:style style:name="T18_83" style:family="text">
      <style:text-properties fo:background-color="#ffffff" style:font-name="Merriweather" style:font-name-asian="Merriweather" style:font-name-complex="Merriweather"/>
    </style:style>
    <style:style style:name="T18_84" style:family="text">
      <style:text-properties fo:background-color="#ffffff" style:font-name="Merriweather" style:font-name-asian="Merriweather" style:font-name-complex="Merriweather"/>
    </style:style>
    <style:style style:name="T18_85" style:family="text">
      <style:text-properties fo:background-color="#ffffff" style:font-name="Merriweather" style:font-name-asian="Merriweather" style:font-name-complex="Merriweather"/>
    </style:style>
    <style:style style:name="T18_86" style:family="text">
      <style:text-properties fo:background-color="#ffffff" style:font-name="Merriweather" style:font-name-asian="Merriweather" style:font-name-complex="Merriweather"/>
    </style:style>
    <style:style style:name="T18_87" style:family="text">
      <style:text-properties fo:background-color="#ffffff" style:font-name="Merriweather" style:font-name-asian="Merriweather" style:font-name-complex="Merriweather"/>
    </style:style>
    <style:style style:name="T18_88" style:family="text">
      <style:text-properties fo:background-color="#ffffff" style:font-name="Merriweather" style:font-name-asian="Merriweather" style:font-name-complex="Merriweather"/>
    </style:style>
    <style:style style:name="T18_89" style:family="text">
      <style:text-properties fo:background-color="#ffffff" style:font-name="Merriweather" style:font-name-asian="Merriweather" style:font-name-complex="Merriweather"/>
    </style:style>
    <style:style style:name="T18_90" style:family="text">
      <style:text-properties fo:background-color="#ffffff" style:font-name="Merriweather" style:font-name-asian="Merriweather" style:font-name-complex="Merriweather"/>
    </style:style>
    <style:style style:name="T18_91" style:family="text">
      <style:text-properties fo:background-color="#ffffff" style:font-name="Merriweather" style:font-name-asian="Merriweather" style:font-name-complex="Merriweather"/>
    </style:style>
    <style:style style:name="T18_92" style:family="text">
      <style:text-properties fo:background-color="#ffffff" style:font-name="Merriweather" style:font-name-asian="Merriweather" style:font-name-complex="Merriweather"/>
    </style:style>
    <style:style style:name="T18_93" style:family="text">
      <style:text-properties fo:background-color="#ffffff" style:font-name="Merriweather" style:font-name-asian="Merriweather" style:font-name-complex="Merriweather"/>
    </style:style>
    <style:style style:name="T18_94" style:family="text">
      <style:text-properties fo:background-color="#ffffff" style:font-name="Merriweather" style:font-name-asian="Merriweather" style:font-name-complex="Merriweather"/>
    </style:style>
    <style:style style:name="T18_95" style:family="text">
      <style:text-properties fo:background-color="#ffffff" style:font-name="Merriweather" style:font-name-asian="Merriweather" style:font-name-complex="Merriweather"/>
    </style:style>
    <style:style style:name="T18_96" style:family="text">
      <style:text-properties fo:background-color="#ffffff" style:font-name="Merriweather" style:font-name-asian="Merriweather" style:font-name-complex="Merriweather"/>
    </style:style>
    <style:style style:name="T18_97" style:family="text">
      <style:text-properties fo:background-color="#ffffff" style:font-name="Merriweather" style:font-name-asian="Merriweather" style:font-name-complex="Merriweather"/>
    </style:style>
    <style:style style:name="T18_98" style:family="text">
      <style:text-properties fo:background-color="#ffffff" style:font-name="Merriweather" style:font-name-asian="Merriweather" style:font-name-complex="Merriweather"/>
    </style:style>
    <style:style style:name="T18_99" style:family="text">
      <style:text-properties fo:background-color="#ffffff" style:font-name="Merriweather" style:font-name-asian="Merriweather" style:font-name-complex="Merriweather"/>
    </style:style>
    <style:style style:name="T18_100" style:family="text">
      <style:text-properties fo:background-color="#ffffff" style:font-name="Merriweather" style:font-name-asian="Merriweather" style:font-name-complex="Merriweather"/>
    </style:style>
    <style:style style:name="T18_101" style:family="text">
      <style:text-properties fo:background-color="#ffffff" style:font-name="Merriweather" style:font-name-asian="Merriweather" style:font-name-complex="Merriweather"/>
    </style:style>
    <style:style style:name="T18_102" style:family="text">
      <style:text-properties fo:background-color="#ffffff" style:font-name="Merriweather" style:font-name-asian="Merriweather" style:font-name-complex="Merriweather"/>
    </style:style>
    <style:style style:name="T18_103" style:family="text">
      <style:text-properties fo:background-color="#ffffff" style:font-name="Merriweather" style:font-name-asian="Merriweather" style:font-name-complex="Merriweather"/>
    </style:style>
    <style:style style:name="T18_104" style:family="text">
      <style:text-properties fo:background-color="#ffffff" style:font-name="Merriweather" style:font-name-asian="Merriweather" style:font-name-complex="Merriweather"/>
    </style:style>
    <style:style style:name="T18_105" style:family="text">
      <style:text-properties fo:background-color="#ffffff" style:font-name="Merriweather" style:font-name-asian="Merriweather" style:font-name-complex="Merriweather"/>
    </style:style>
    <style:style style:name="T18_106" style:family="text">
      <style:text-properties fo:background-color="#ffffff" style:font-name="Merriweather" style:font-name-asian="Merriweather" style:font-name-complex="Merriweather"/>
    </style:style>
    <style:style style:name="T18_107" style:family="text">
      <style:text-properties fo:background-color="#ffffff" style:font-name="Merriweather" style:font-name-asian="Merriweather" style:font-name-complex="Merriweather"/>
    </style:style>
    <style:style style:name="T18_108" style:family="text">
      <style:text-properties fo:background-color="#ffffff" style:font-name="Merriweather" style:font-name-asian="Merriweather" style:font-name-complex="Merriweather"/>
    </style:style>
    <style:style style:name="T18_109" style:family="text">
      <style:text-properties fo:background-color="#ffffff" style:font-name="Merriweather" style:font-name-asian="Merriweather" style:font-name-complex="Merriweather"/>
    </style:style>
    <style:style style:name="T18_110" style:family="text">
      <style:text-properties fo:background-color="#ffffff" style:font-name="Merriweather" style:font-name-asian="Merriweather" style:font-name-complex="Merriweather"/>
    </style:style>
    <style:style style:name="T18_111" style:family="text">
      <style:text-properties fo:background-color="#ffffff" style:font-name="Merriweather" style:font-name-asian="Merriweather" style:font-name-complex="Merriweather"/>
    </style:style>
    <style:style style:name="T18_112" style:family="text">
      <style:text-properties fo:background-color="#ffffff" style:font-name="Merriweather" style:font-name-asian="Merriweather" style:font-name-complex="Merriweather"/>
    </style:style>
    <style:style style:name="T18_113" style:family="text">
      <style:text-properties fo:background-color="#ffffff" style:font-name="Merriweather" style:font-name-asian="Merriweather" style:font-name-complex="Merriweather"/>
    </style:style>
    <style:style style:name="T18_114" style:family="text">
      <style:text-properties fo:background-color="#ffffff" style:font-name="Merriweather" style:font-name-asian="Merriweather" style:font-name-complex="Merriweather"/>
    </style:style>
    <style:style style:name="T18_115" style:family="text">
      <style:text-properties fo:background-color="#ffffff" style:font-name="Merriweather" style:font-name-asian="Merriweather" style:font-name-complex="Merriweather"/>
    </style:style>
    <style:style style:name="T18_116" style:family="text">
      <style:text-properties fo:background-color="#ffffff" style:font-name="Merriweather" style:font-name-asian="Merriweather" style:font-name-complex="Merriweather"/>
    </style:style>
    <style:style style:name="T18_117" style:family="text">
      <style:text-properties fo:background-color="#ffffff" style:font-name="Merriweather" style:font-name-asian="Merriweather" style:font-name-complex="Merriweather"/>
    </style:style>
    <style:style style:name="T18_118" style:family="text">
      <style:text-properties fo:background-color="#ffffff" style:font-name="Merriweather" style:font-name-asian="Merriweather" style:font-name-complex="Merriweather"/>
    </style:style>
    <style:style style:name="T18_119" style:family="text">
      <style:text-properties fo:background-color="#ffffff" style:font-name="Merriweather" style:font-name-asian="Merriweather" style:font-name-complex="Merriweather"/>
    </style:style>
    <style:style style:name="T18_120" style:family="text">
      <style:text-properties fo:background-color="#ffffff" style:font-name="Merriweather" style:font-name-asian="Merriweather" style:font-name-complex="Merriweather"/>
    </style:style>
    <style:style style:name="T18_121" style:family="text">
      <style:text-properties fo:background-color="#ffffff" style:font-name="Merriweather" style:font-name-asian="Merriweather" style:font-name-complex="Merriweather"/>
    </style:style>
    <style:style style:name="T18_122" style:family="text">
      <style:text-properties fo:background-color="#ffffff" style:font-name="Merriweather" style:font-name-asian="Merriweather" style:font-name-complex="Merriweather"/>
    </style:style>
    <style:style style:name="T18_123" style:family="text">
      <style:text-properties fo:background-color="#ffffff" style:font-name="Merriweather" style:font-name-asian="Merriweather" style:font-name-complex="Merriweather"/>
    </style:style>
    <style:style style:name="T18_124" style:family="text">
      <style:text-properties fo:background-color="#ffffff" style:font-name="Merriweather" style:font-name-asian="Merriweather" style:font-name-complex="Merriweather"/>
    </style:style>
    <style:style style:name="T18_125" style:family="text">
      <style:text-properties fo:background-color="#ffffff" style:font-name="Merriweather" style:font-name-asian="Merriweather" style:font-name-complex="Merriweather"/>
    </style:style>
    <style:style style:name="T18_126" style:family="text">
      <style:text-properties fo:background-color="#ffffff" style:font-name="Merriweather" style:font-name-asian="Merriweather" style:font-name-complex="Merriweather"/>
    </style:style>
    <style:style style:name="T18_127" style:family="text">
      <style:text-properties fo:background-color="#ffffff" style:font-name="Merriweather" style:font-name-asian="Merriweather" style:font-name-complex="Merriweather"/>
    </style:style>
    <style:style style:name="T18_128" style:family="text">
      <style:text-properties fo:background-color="#ffffff" style:font-name="Merriweather" style:font-name-asian="Merriweather" style:font-name-complex="Merriweather"/>
    </style:style>
    <style:style style:name="T18_129" style:family="text">
      <style:text-properties fo:background-color="#ffffff" style:font-name="Merriweather" style:font-name-asian="Merriweather" style:font-name-complex="Merriweather"/>
    </style:style>
    <style:style style:name="T18_130" style:family="text">
      <style:text-properties fo:background-color="#ffffff" style:font-name="Merriweather" style:font-name-asian="Merriweather" style:font-name-complex="Merriweather"/>
    </style:style>
    <style:style style:name="T18_131" style:family="text">
      <style:text-properties fo:background-color="#ffffff" style:font-name="Merriweather" style:font-name-asian="Merriweather" style:font-name-complex="Merriweather"/>
    </style:style>
    <style:style style:name="T18_132" style:family="text">
      <style:text-properties fo:background-color="#ffffff" style:font-name="Merriweather" style:font-name-asian="Merriweather" style:font-name-complex="Merriweather"/>
    </style:style>
    <style:style style:name="T18_133" style:family="text">
      <style:text-properties fo:background-color="#ffffff" style:font-name="Merriweather" style:font-name-asian="Merriweather" style:font-name-complex="Merriweather"/>
    </style:style>
    <style:style style:name="T18_134" style:family="text">
      <style:text-properties fo:background-color="#ffffff" style:font-name="Merriweather" style:font-name-asian="Merriweather" style:font-name-complex="Merriweather"/>
    </style:style>
    <style:style style:name="T18_135" style:family="text">
      <style:text-properties fo:background-color="#ffffff" style:font-name="Merriweather" style:font-name-asian="Merriweather" style:font-name-complex="Merriweather"/>
    </style:style>
    <style:style style:name="T18_136" style:family="text">
      <style:text-properties fo:background-color="#ffffff" style:font-name="Merriweather" style:font-name-asian="Merriweather" style:font-name-complex="Merriweather"/>
    </style:style>
    <style:style style:name="T18_137" style:family="text">
      <style:text-properties fo:background-color="#ffffff" style:font-name="Merriweather" style:font-name-asian="Merriweather" style:font-name-complex="Merriweather"/>
    </style:style>
    <style:style style:name="T18_138" style:family="text">
      <style:text-properties fo:background-color="#ffffff" style:font-name="Merriweather" style:font-name-asian="Merriweather" style:font-name-complex="Merriweather"/>
    </style:style>
    <style:style style:name="T18_139" style:family="text">
      <style:text-properties fo:background-color="#ffffff" style:font-name="Merriweather" style:font-name-asian="Merriweather" style:font-name-complex="Merriweather"/>
    </style:style>
    <style:style style:name="T18_140" style:family="text">
      <style:text-properties fo:background-color="#ffffff" style:font-name="Merriweather" style:font-name-asian="Merriweather" style:font-name-complex="Merriweather"/>
    </style:style>
    <style:style style:name="T18_141" style:family="text">
      <style:text-properties fo:background-color="#ffffff" style:font-name="Merriweather" style:font-name-asian="Merriweather" style:font-name-complex="Merriweather"/>
    </style:style>
    <style:style style:name="T18_142" style:family="text">
      <style:text-properties fo:background-color="#ffffff" style:font-name="Merriweather" style:font-name-asian="Merriweather" style:font-name-complex="Merriweather"/>
    </style:style>
    <style:style style:name="T18_143" style:family="text">
      <style:text-properties fo:background-color="#ffffff" style:font-name="Merriweather" style:font-name-asian="Merriweather" style:font-name-complex="Merriweather"/>
    </style:style>
    <style:style style:name="T18_144" style:family="text">
      <style:text-properties fo:background-color="#ffffff" style:font-name="Merriweather" style:font-name-asian="Merriweather" style:font-name-complex="Merriweather"/>
    </style:style>
    <style:style style:name="T18_145" style:family="text">
      <style:text-properties fo:background-color="#ffffff" style:font-name="Merriweather" style:font-name-asian="Merriweather" style:font-name-complex="Merriweather"/>
    </style:style>
    <style:style style:name="T18_146" style:family="text">
      <style:text-properties fo:background-color="#ffffff" style:font-name="Merriweather" style:font-name-asian="Merriweather" style:font-name-complex="Merriweather"/>
    </style:style>
    <style:style style:name="T18_147" style:family="text">
      <style:text-properties fo:background-color="#ffffff" style:font-name="Merriweather" style:font-name-asian="Merriweather" style:font-name-complex="Merriweather"/>
    </style:style>
    <style:style style:name="T18_148" style:family="text">
      <style:text-properties fo:background-color="#ffffff" style:font-name="Merriweather" style:font-name-asian="Merriweather" style:font-name-complex="Merriweather"/>
    </style:style>
    <style:style style:name="T18_149" style:family="text">
      <style:text-properties fo:background-color="#ffffff" style:font-name="Merriweather" style:font-name-asian="Merriweather" style:font-name-complex="Merriweather"/>
    </style:style>
    <style:style style:name="T18_150" style:family="text">
      <style:text-properties fo:background-color="#ffffff" style:font-name="Merriweather" style:font-name-asian="Merriweather" style:font-name-complex="Merriweather"/>
    </style:style>
    <style:style style:name="T18_151" style:family="text">
      <style:text-properties fo:background-color="#ffffff" style:font-name="Merriweather" style:font-name-asian="Merriweather" style:font-name-complex="Merriweather"/>
    </style:style>
    <style:style style:name="T18_152" style:family="text">
      <style:text-properties fo:background-color="#ffffff" style:font-name="Merriweather" style:font-name-asian="Merriweather" style:font-name-complex="Merriweather"/>
    </style:style>
    <style:style style:name="T18_153" style:family="text">
      <style:text-properties fo:background-color="#ffffff" style:font-name="Merriweather" style:font-name-asian="Merriweather" style:font-name-complex="Merriweather"/>
    </style:style>
    <style:style style:name="T18_154" style:family="text">
      <style:text-properties fo:background-color="#ffffff" style:font-name="Merriweather" style:font-name-asian="Merriweather" style:font-name-complex="Merriweather"/>
    </style:style>
    <style:style style:name="T18_155" style:family="text">
      <style:text-properties fo:background-color="#ffffff" style:font-name="Merriweather" style:font-name-asian="Merriweather" style:font-name-complex="Merriweather"/>
    </style:style>
    <style:style style:name="T18_156" style:family="text">
      <style:text-properties fo:background-color="#ffffff" style:font-name="Merriweather" style:font-name-asian="Merriweather" style:font-name-complex="Merriweather"/>
    </style:style>
    <style:style style:name="T18_157" style:family="text">
      <style:text-properties fo:background-color="#ffffff" style:font-name="Merriweather" style:font-name-asian="Merriweather" style:font-name-complex="Merriweather"/>
    </style:style>
    <style:style style:name="T18_158" style:family="text">
      <style:text-properties fo:background-color="#ffffff" style:font-name="Merriweather" style:font-name-asian="Merriweather" style:font-name-complex="Merriweather"/>
    </style:style>
    <style:style style:name="T18_159" style:family="text">
      <style:text-properties fo:background-color="#ffffff" style:font-name="Merriweather" style:font-name-asian="Merriweather" style:font-name-complex="Merriweather"/>
    </style:style>
    <style:style style:name="T18_160" style:family="text">
      <style:text-properties fo:background-color="#ffffff" style:font-name="Merriweather" style:font-name-asian="Merriweather" style:font-name-complex="Merriweather"/>
    </style:style>
    <style:style style:name="T18_161" style:family="text">
      <style:text-properties fo:background-color="#ffffff" style:font-name="Merriweather" style:font-name-asian="Merriweather" style:font-name-complex="Merriweather"/>
    </style:style>
    <style:style style:name="T18_162" style:family="text">
      <style:text-properties fo:background-color="#ffffff" style:font-name="Merriweather" style:font-name-asian="Merriweather" style:font-name-complex="Merriweather"/>
    </style:style>
    <style:style style:name="T18_163" style:family="text">
      <style:text-properties fo:background-color="#ffffff" style:font-name="Merriweather" style:font-name-asian="Merriweather" style:font-name-complex="Merriweather"/>
    </style:style>
    <style:style style:name="T18_164" style:family="text">
      <style:text-properties fo:background-color="#ffffff" style:font-name="Merriweather" style:font-name-asian="Merriweather" style:font-name-complex="Merriweather"/>
    </style:style>
    <style:style style:name="T18_165" style:family="text">
      <style:text-properties fo:background-color="#ffffff" style:font-name="Merriweather" style:font-name-asian="Merriweather" style:font-name-complex="Merriweather"/>
    </style:style>
    <style:style style:name="T18_166" style:family="text">
      <style:text-properties fo:background-color="#ffffff" style:font-name="Merriweather" style:font-name-asian="Merriweather" style:font-name-complex="Merriweather"/>
    </style:style>
    <style:style style:name="T18_167" style:family="text">
      <style:text-properties fo:background-color="#ffffff" style:font-name="Merriweather" style:font-name-asian="Merriweather" style:font-name-complex="Merriweather"/>
    </style:style>
    <style:style style:name="T18_168" style:family="text">
      <style:text-properties fo:background-color="#ffffff" style:font-name="Merriweather" style:font-name-asian="Merriweather" style:font-name-complex="Merriweather"/>
    </style:style>
    <style:style style:name="T18_169" style:family="text">
      <style:text-properties fo:background-color="#ffffff" style:font-name="Merriweather" style:font-name-asian="Merriweather" style:font-name-complex="Merriweather"/>
    </style:style>
    <style:style style:name="T18_170" style:family="text">
      <style:text-properties fo:background-color="#ffffff" style:font-name="Merriweather" style:font-name-asian="Merriweather" style:font-name-complex="Merriweather"/>
    </style:style>
    <style:style style:name="T18_171" style:family="text">
      <style:text-properties fo:background-color="#ffffff" style:font-name="Merriweather" style:font-name-asian="Merriweather" style:font-name-complex="Merriweather"/>
    </style:style>
    <style:style style:name="T18_172" style:family="text">
      <style:text-properties fo:background-color="#ffffff" style:font-name="Merriweather" style:font-name-asian="Merriweather" style:font-name-complex="Merriweather"/>
    </style:style>
    <style:style style:name="T18_173" style:family="text">
      <style:text-properties fo:background-color="#ffffff" style:font-name="Merriweather" style:font-name-asian="Merriweather" style:font-name-complex="Merriweather"/>
    </style:style>
    <style:style style:name="T18_174" style:family="text">
      <style:text-properties fo:background-color="#ffffff" style:font-name="Merriweather" style:font-name-asian="Merriweather" style:font-name-complex="Merriweather"/>
    </style:style>
    <style:style style:name="T18_175" style:family="text">
      <style:text-properties fo:background-color="#ffffff" style:font-name="Merriweather" style:font-name-asian="Merriweather" style:font-name-complex="Merriweather"/>
    </style:style>
    <style:style style:name="T18_176" style:family="text">
      <style:text-properties fo:background-color="#ffffff" style:font-name="Merriweather" style:font-name-asian="Merriweather" style:font-name-complex="Merriweather"/>
    </style:style>
    <style:style style:name="T18_177" style:family="text">
      <style:text-properties fo:background-color="#ffffff" style:font-name="Merriweather" style:font-name-asian="Merriweather" style:font-name-complex="Merriweather"/>
    </style:style>
    <style:style style:name="T18_178" style:family="text">
      <style:text-properties fo:background-color="#ffffff" style:font-name="Merriweather" style:font-name-asian="Merriweather" style:font-name-complex="Merriweather"/>
    </style:style>
    <style:style style:name="T18_179" style:family="text">
      <style:text-properties fo:background-color="#ffffff" style:font-name="Merriweather" style:font-name-asian="Merriweather" style:font-name-complex="Merriweather"/>
    </style:style>
    <style:style style:name="T18_180" style:family="text">
      <style:text-properties fo:background-color="#ffffff" style:font-name="Merriweather" style:font-name-asian="Merriweather" style:font-name-complex="Merriweather"/>
    </style:style>
    <style:style style:name="T18_181" style:family="text">
      <style:text-properties fo:background-color="#ffffff" style:font-name="Merriweather" style:font-name-asian="Merriweather" style:font-name-complex="Merriweather"/>
    </style:style>
    <style:style style:name="T18_182" style:family="text">
      <style:text-properties fo:background-color="#ffffff" style:font-name="Merriweather" style:font-name-asian="Merriweather" style:font-name-complex="Merriweather"/>
    </style:style>
    <style:style style:name="T18_183" style:family="text">
      <style:text-properties fo:background-color="#ffffff" style:font-name="Merriweather" style:font-name-asian="Merriweather" style:font-name-complex="Merriweather"/>
    </style:style>
    <style:style style:name="T18_184" style:family="text">
      <style:text-properties fo:background-color="#ffffff" style:font-name="Merriweather" style:font-name-asian="Merriweather" style:font-name-complex="Merriweather"/>
    </style:style>
    <style:style style:name="T18_185" style:family="text">
      <style:text-properties fo:background-color="#ffffff" style:font-name="Merriweather" style:font-name-asian="Merriweather" style:font-name-complex="Merriweather"/>
    </style:style>
    <style:style style:name="T18_186" style:family="text">
      <style:text-properties fo:background-color="#ffffff" style:font-name="Merriweather" style:font-name-asian="Merriweather" style:font-name-complex="Merriweather"/>
    </style:style>
    <style:style style:name="T18_187" style:family="text">
      <style:text-properties fo:background-color="#ffffff" style:font-name="Merriweather" style:font-name-asian="Merriweather" style:font-name-complex="Merriweather"/>
    </style:style>
    <style:style style:name="T18_188" style:family="text">
      <style:text-properties fo:background-color="#ffffff" style:font-name="Merriweather" style:font-name-asian="Merriweather" style:font-name-complex="Merriweather"/>
    </style:style>
    <style:style style:name="T18_189" style:family="text">
      <style:text-properties fo:background-color="#ffffff" style:font-name="Merriweather" style:font-name-asian="Merriweather" style:font-name-complex="Merriweather"/>
    </style:style>
    <style:style style:name="T18_190" style:family="text">
      <style:text-properties fo:background-color="#ffffff" style:font-name="Merriweather" style:font-name-asian="Merriweather" style:font-name-complex="Merriweather"/>
    </style:style>
    <style:style style:name="T18_191" style:family="text">
      <style:text-properties fo:background-color="#ffffff" style:font-name="Merriweather" style:font-name-asian="Merriweather" style:font-name-complex="Merriweather"/>
    </style:style>
    <style:style style:name="T18_192" style:family="text">
      <style:text-properties fo:background-color="#ffffff" style:font-name="Merriweather" style:font-name-asian="Merriweather" style:font-name-complex="Merriweather"/>
    </style:style>
    <style:style style:name="T18_193" style:family="text">
      <style:text-properties fo:background-color="#ffffff" style:font-name="Merriweather" style:font-name-asian="Merriweather" style:font-name-complex="Merriweather"/>
    </style:style>
    <style:style style:name="T18_194" style:family="text">
      <style:text-properties fo:background-color="#ffffff" style:font-name="Merriweather" style:font-name-asian="Merriweather" style:font-name-complex="Merriweather"/>
    </style:style>
    <style:style style:name="T18_195" style:family="text">
      <style:text-properties fo:background-color="#ffffff" style:font-name="Merriweather" style:font-name-asian="Merriweather" style:font-name-complex="Merriweather"/>
    </style:style>
    <style:style style:name="T18_196" style:family="text">
      <style:text-properties fo:background-color="#ffffff" style:font-name="Merriweather" style:font-name-asian="Merriweather" style:font-name-complex="Merriweather"/>
    </style:style>
    <style:style style:name="T18_197" style:family="text">
      <style:text-properties fo:background-color="#ffffff" style:font-name="Merriweather" style:font-name-asian="Merriweather" style:font-name-complex="Merriweather"/>
    </style:style>
    <style:style style:name="T18_198" style:family="text">
      <style:text-properties fo:background-color="#ffffff" style:font-name="Merriweather" style:font-name-asian="Merriweather" style:font-name-complex="Merriweather"/>
    </style:style>
    <style:style style:name="T18_199" style:family="text">
      <style:text-properties fo:background-color="#ffffff" style:font-name="Merriweather" style:font-name-asian="Merriweather" style:font-name-complex="Merriweather"/>
    </style:style>
    <style:style style:name="T18_200" style:family="text">
      <style:text-properties fo:background-color="#ffffff" style:font-name="Merriweather" style:font-name-asian="Merriweather" style:font-name-complex="Merriweather"/>
    </style:style>
    <style:style style:name="T18_201" style:family="text">
      <style:text-properties fo:background-color="#ffffff" style:font-name="Merriweather" style:font-name-asian="Merriweather" style:font-name-complex="Merriweather"/>
    </style:style>
    <style:style style:name="T18_202" style:family="text">
      <style:text-properties fo:background-color="#ffffff" style:font-name="Merriweather" style:font-name-asian="Merriweather" style:font-name-complex="Merriweather"/>
    </style:style>
    <style:style style:name="T18_203" style:family="text">
      <style:text-properties fo:background-color="#ffffff" style:font-name="Merriweather" style:font-name-asian="Merriweather" style:font-name-complex="Merriweather"/>
    </style:style>
    <style:style style:name="T18_204" style:family="text">
      <style:text-properties fo:background-color="#ffffff" style:font-name="Merriweather" style:font-name-asian="Merriweather" style:font-name-complex="Merriweather"/>
    </style:style>
    <style:style style:name="T18_205" style:family="text">
      <style:text-properties fo:background-color="#ffffff" style:font-name="Merriweather" style:font-name-asian="Merriweather" style:font-name-complex="Merriweather"/>
    </style:style>
    <style:style style:name="T18_206" style:family="text">
      <style:text-properties fo:background-color="#ffffff" style:font-name="Merriweather" style:font-name-asian="Merriweather" style:font-name-complex="Merriweather"/>
    </style:style>
    <style:style style:name="T18_207" style:family="text">
      <style:text-properties fo:background-color="#ffffff" style:font-name="Merriweather" style:font-name-asian="Merriweather" style:font-name-complex="Merriweather"/>
    </style:style>
    <style:style style:name="T18_208" style:family="text">
      <style:text-properties fo:background-color="#ffffff" style:font-name="Merriweather" style:font-name-asian="Merriweather" style:font-name-complex="Merriweather"/>
    </style:style>
    <style:style style:name="T18_209" style:family="text">
      <style:text-properties fo:background-color="#ffffff" style:font-name="Merriweather" style:font-name-asian="Merriweather" style:font-name-complex="Merriweather"/>
    </style:style>
    <style:style style:name="T18_210" style:family="text">
      <style:text-properties fo:background-color="#ffffff" style:font-name="Merriweather" style:font-name-asian="Merriweather" style:font-name-complex="Merriweather"/>
    </style:style>
    <style:style style:name="T18_211" style:family="text">
      <style:text-properties fo:background-color="#ffffff" style:font-name="Merriweather" style:font-name-asian="Merriweather" style:font-name-complex="Merriweather"/>
    </style:style>
    <style:style style:name="T18_212" style:family="text">
      <style:text-properties fo:background-color="#ffffff" style:font-name="Merriweather" style:font-name-asian="Merriweather" style:font-name-complex="Merriweather"/>
    </style:style>
    <style:style style:name="T18_213" style:family="text">
      <style:text-properties fo:background-color="#ffffff" style:font-name="Merriweather" style:font-name-asian="Merriweather" style:font-name-complex="Merriweather"/>
    </style:style>
    <style:style style:name="T18_214" style:family="text">
      <style:text-properties fo:background-color="#ffffff" style:font-name="Merriweather" style:font-name-asian="Merriweather" style:font-name-complex="Merriweather"/>
    </style:style>
    <style:style style:name="T18_215" style:family="text">
      <style:text-properties fo:background-color="#ffffff" style:font-name="Merriweather" style:font-name-asian="Merriweather" style:font-name-complex="Merriweather"/>
    </style:style>
    <style:style style:name="T18_216" style:family="text">
      <style:text-properties fo:background-color="#ffffff" style:font-name="Merriweather" style:font-name-asian="Merriweather" style:font-name-complex="Merriweather"/>
    </style:style>
    <style:style style:name="T18_217" style:family="text">
      <style:text-properties fo:background-color="#ffffff" style:font-name="Merriweather" style:font-name-asian="Merriweather" style:font-name-complex="Merriweather"/>
    </style:style>
    <style:style style:name="T18_218" style:family="text">
      <style:text-properties fo:background-color="#ffffff" style:font-name="Merriweather" style:font-name-asian="Merriweather" style:font-name-complex="Merriweather"/>
    </style:style>
    <style:style style:name="T18_219" style:family="text">
      <style:text-properties fo:background-color="#ffffff" style:font-name="Merriweather" style:font-name-asian="Merriweather" style:font-name-complex="Merriweather"/>
    </style:style>
    <style:style style:name="T18_220" style:family="text">
      <style:text-properties fo:background-color="#ffffff" style:font-name="Merriweather" style:font-name-asian="Merriweather" style:font-name-complex="Merriweather"/>
    </style:style>
    <style:style style:name="T18_221" style:family="text">
      <style:text-properties fo:background-color="#ffffff" style:font-name="Merriweather" style:font-name-asian="Merriweather" style:font-name-complex="Merriweather"/>
    </style:style>
    <style:style style:name="T18_222" style:family="text">
      <style:text-properties fo:background-color="#ffffff" style:font-name="Merriweather" style:font-name-asian="Merriweather" style:font-name-complex="Merriweather"/>
    </style:style>
    <style:style style:name="T18_223" style:family="text">
      <style:text-properties fo:background-color="#ffffff" style:font-name="Merriweather" style:font-name-asian="Merriweather" style:font-name-complex="Merriweather"/>
    </style:style>
    <style:style style:name="T18_224" style:family="text">
      <style:text-properties fo:background-color="#ffffff" style:font-name="Merriweather" style:font-name-asian="Merriweather" style:font-name-complex="Merriweather"/>
    </style:style>
    <style:style style:name="T18_225" style:family="text">
      <style:text-properties fo:background-color="#ffffff" style:font-name="Merriweather" style:font-name-asian="Merriweather" style:font-name-complex="Merriweather"/>
    </style:style>
    <style:style style:name="T18_226" style:family="text">
      <style:text-properties fo:background-color="#ffffff" style:font-name="Merriweather" style:font-name-asian="Merriweather" style:font-name-complex="Merriweather"/>
    </style:style>
    <style:style style:name="T18_227" style:family="text">
      <style:text-properties fo:background-color="#ffffff" style:font-name="Merriweather" style:font-name-asian="Merriweather" style:font-name-complex="Merriweather"/>
    </style:style>
    <style:style style:name="T18_228" style:family="text">
      <style:text-properties fo:background-color="#ffffff" style:font-name="Merriweather" style:font-name-asian="Merriweather" style:font-name-complex="Merriweather"/>
    </style:style>
    <style:style style:name="T18_229" style:family="text">
      <style:text-properties fo:background-color="#ffffff" style:font-name="Merriweather" style:font-name-asian="Merriweather" style:font-name-complex="Merriweather"/>
    </style:style>
    <style:style style:name="T18_230" style:family="text">
      <style:text-properties fo:background-color="#ffffff" style:font-name="Merriweather" style:font-name-asian="Merriweather" style:font-name-complex="Merriweather"/>
    </style:style>
    <style:style style:name="T18_231" style:family="text">
      <style:text-properties fo:background-color="#ffffff" style:font-name="Merriweather" style:font-name-asian="Merriweather" style:font-name-complex="Merriweather"/>
    </style:style>
    <style:style style:name="T18_232" style:family="text">
      <style:text-properties fo:background-color="#ffffff" style:font-name="Merriweather" style:font-name-asian="Merriweather" style:font-name-complex="Merriweather"/>
    </style:style>
    <style:style style:name="T18_233" style:family="text">
      <style:text-properties fo:background-color="#ffffff" style:font-name="Merriweather" style:font-name-asian="Merriweather" style:font-name-complex="Merriweather"/>
    </style:style>
    <style:style style:name="T18_234" style:family="text">
      <style:text-properties fo:background-color="#ffffff" style:font-name="Merriweather" style:font-name-asian="Merriweather" style:font-name-complex="Merriweather"/>
    </style:style>
    <style:style style:name="T18_235" style:family="text">
      <style:text-properties fo:background-color="#ffffff" style:font-name="Merriweather" style:font-name-asian="Merriweather" style:font-name-complex="Merriweather"/>
    </style:style>
    <style:style style:name="T18_236" style:family="text">
      <style:text-properties fo:background-color="#ffffff" style:font-name="Merriweather" style:font-name-asian="Merriweather" style:font-name-complex="Merriweather"/>
    </style:style>
    <style:style style:name="T18_237" style:family="text">
      <style:text-properties fo:background-color="#ffffff" style:font-name="Merriweather" style:font-name-asian="Merriweather" style:font-name-complex="Merriweather"/>
    </style:style>
    <style:style style:name="T18_238" style:family="text">
      <style:text-properties fo:background-color="#ffffff" style:font-name="Merriweather" style:font-name-asian="Merriweather" style:font-name-complex="Merriweather"/>
    </style:style>
    <style:style style:name="T18_239" style:family="text">
      <style:text-properties fo:background-color="#ffffff" style:font-name="Merriweather" style:font-name-asian="Merriweather" style:font-name-complex="Merriweather"/>
    </style:style>
    <style:style style:name="T18_240" style:family="text">
      <style:text-properties fo:background-color="#ffffff" style:font-name="Merriweather" style:font-name-asian="Merriweather" style:font-name-complex="Merriweather"/>
    </style:style>
    <style:style style:name="T18_241" style:family="text">
      <style:text-properties fo:background-color="#ffffff" style:font-name="Merriweather" style:font-name-asian="Merriweather" style:font-name-complex="Merriweather"/>
    </style:style>
    <style:style style:name="T18_242" style:family="text">
      <style:text-properties fo:background-color="#ffffff" style:font-name="Merriweather" style:font-name-asian="Merriweather" style:font-name-complex="Merriweather"/>
    </style:style>
    <style:style style:name="T18_243" style:family="text">
      <style:text-properties fo:background-color="#ffffff" style:font-name="Merriweather" style:font-name-asian="Merriweather" style:font-name-complex="Merriweather"/>
    </style:style>
    <style:style style:name="T18_244" style:family="text">
      <style:text-properties fo:background-color="#ffffff" style:font-name="Merriweather" style:font-name-asian="Merriweather" style:font-name-complex="Merriweather"/>
    </style:style>
    <style:style style:name="T18_245" style:family="text">
      <style:text-properties fo:background-color="#ffffff" style:font-name="Merriweather" style:font-name-asian="Merriweather" style:font-name-complex="Merriweather"/>
    </style:style>
    <style:style style:name="T18_246" style:family="text">
      <style:text-properties fo:background-color="#ffffff" style:font-name="Merriweather" style:font-name-asian="Merriweather" style:font-name-complex="Merriweather"/>
    </style:style>
    <style:style style:name="T18_247" style:family="text">
      <style:text-properties fo:background-color="#ffffff" style:font-name="Merriweather" style:font-name-asian="Merriweather" style:font-name-complex="Merriweather"/>
    </style:style>
    <style:style style:name="T18_248" style:family="text">
      <style:text-properties fo:background-color="#ffffff" style:font-name="Merriweather" style:font-name-asian="Merriweather" style:font-name-complex="Merriweather"/>
    </style:style>
    <style:style style:name="T18_249" style:family="text">
      <style:text-properties fo:background-color="#ffffff" style:font-name="Merriweather" style:font-name-asian="Merriweather" style:font-name-complex="Merriweather"/>
    </style:style>
    <style:style style:name="T18_250" style:family="text">
      <style:text-properties fo:background-color="#ffffff" style:font-name="Merriweather" style:font-name-asian="Merriweather" style:font-name-complex="Merriweather"/>
    </style:style>
    <style:style style:name="T18_251" style:family="text">
      <style:text-properties fo:background-color="#ffffff" style:font-name="Merriweather" style:font-name-asian="Merriweather" style:font-name-complex="Merriweather"/>
    </style:style>
    <style:style style:name="T18_252" style:family="text">
      <style:text-properties fo:background-color="#ffffff" style:font-name="Merriweather" style:font-name-asian="Merriweather" style:font-name-complex="Merriweather"/>
    </style:style>
    <style:style style:name="T18_253" style:family="text">
      <style:text-properties fo:background-color="#ffffff" style:font-name="Merriweather" style:font-name-asian="Merriweather" style:font-name-complex="Merriweather"/>
    </style:style>
    <style:style style:name="T18_254" style:family="text">
      <style:text-properties fo:background-color="#ffffff" style:font-name="Merriweather" style:font-name-asian="Merriweather" style:font-name-complex="Merriweather"/>
    </style:style>
    <style:style style:name="T18_255" style:family="text">
      <style:text-properties fo:background-color="#ffffff" style:font-name="Merriweather" style:font-name-asian="Merriweather" style:font-name-complex="Merriweather"/>
    </style:style>
    <style:style style:name="T18_256" style:family="text">
      <style:text-properties fo:background-color="#ffffff" style:font-name="Merriweather" style:font-name-asian="Merriweather" style:font-name-complex="Merriweather"/>
    </style:style>
    <style:style style:name="T18_257" style:family="text">
      <style:text-properties fo:background-color="#ffffff" style:font-name="Merriweather" style:font-name-asian="Merriweather" style:font-name-complex="Merriweather"/>
    </style:style>
    <style:style style:name="T18_258" style:family="text">
      <style:text-properties fo:background-color="#ffffff" style:font-name="Merriweather" style:font-name-asian="Merriweather" style:font-name-complex="Merriweather"/>
    </style:style>
    <style:style style:name="T18_259" style:family="text">
      <style:text-properties fo:background-color="#ffffff" style:font-name="Merriweather" style:font-name-asian="Merriweather" style:font-name-complex="Merriweather"/>
    </style:style>
    <style:style style:name="T18_260" style:family="text">
      <style:text-properties fo:background-color="#ffffff" style:font-name="Merriweather" style:font-name-asian="Merriweather" style:font-name-complex="Merriweather"/>
    </style:style>
    <style:style style:name="T18_261" style:family="text">
      <style:text-properties fo:background-color="#ffffff" style:font-name="Merriweather" style:font-name-asian="Merriweather" style:font-name-complex="Merriweather"/>
    </style:style>
    <style:style style:name="T18_262" style:family="text">
      <style:text-properties fo:background-color="#ffffff" style:font-name="Merriweather" style:font-name-asian="Merriweather" style:font-name-complex="Merriweather"/>
    </style:style>
    <style:style style:name="T18_263" style:family="text">
      <style:text-properties fo:background-color="#ffffff" style:font-name="Merriweather" style:font-name-asian="Merriweather" style:font-name-complex="Merriweather"/>
    </style:style>
    <style:style style:name="T18_264" style:family="text">
      <style:text-properties fo:background-color="#ffffff" style:font-name="Merriweather" style:font-name-asian="Merriweather" style:font-name-complex="Merriweather"/>
    </style:style>
    <style:style style:name="T18_265" style:family="text">
      <style:text-properties fo:background-color="#ffffff" style:font-name="Merriweather" style:font-name-asian="Merriweather" style:font-name-complex="Merriweather"/>
    </style:style>
    <style:style style:name="T18_266" style:family="text">
      <style:text-properties fo:background-color="#ffffff" style:font-name="Merriweather" style:font-name-asian="Merriweather" style:font-name-complex="Merriweather"/>
    </style:style>
    <style:style style:name="T18_267" style:family="text">
      <style:text-properties fo:background-color="#ffffff" style:font-name="Merriweather" style:font-name-asian="Merriweather" style:font-name-complex="Merriweather"/>
    </style:style>
    <style:style style:name="T18_268" style:family="text">
      <style:text-properties fo:background-color="#ffffff" style:font-name="Merriweather" style:font-name-asian="Merriweather" style:font-name-complex="Merriweather"/>
    </style:style>
    <style:style style:name="T18_269" style:family="text">
      <style:text-properties fo:background-color="#ffffff" style:font-name="Merriweather" style:font-name-asian="Merriweather" style:font-name-complex="Merriweather"/>
    </style:style>
    <style:style style:name="T18_270" style:family="text">
      <style:text-properties fo:background-color="#ffffff" style:font-name="Merriweather" style:font-name-asian="Merriweather" style:font-name-complex="Merriweather"/>
    </style:style>
    <style:style style:name="T18_271" style:family="text">
      <style:text-properties fo:background-color="#ffffff" style:font-name="Merriweather" style:font-name-asian="Merriweather" style:font-name-complex="Merriweather"/>
    </style:style>
    <style:style style:name="T18_272" style:family="text">
      <style:text-properties fo:background-color="#ffffff" style:font-name="Merriweather" style:font-name-asian="Merriweather" style:font-name-complex="Merriweather"/>
    </style:style>
    <style:style style:name="T18_273" style:family="text">
      <style:text-properties fo:background-color="#ffffff" style:font-name="Merriweather" style:font-name-asian="Merriweather" style:font-name-complex="Merriweather"/>
    </style:style>
    <style:style style:name="T18_274" style:family="text">
      <style:text-properties fo:background-color="#ffffff" style:font-name="Merriweather" style:font-name-asian="Merriweather" style:font-name-complex="Merriweather"/>
    </style:style>
    <style:style style:name="T18_275" style:family="text">
      <style:text-properties fo:background-color="#ffffff" style:font-name="Merriweather" style:font-name-asian="Merriweather" style:font-name-complex="Merriweather"/>
    </style:style>
    <style:style style:name="T18_276" style:family="text">
      <style:text-properties fo:background-color="#ffffff" style:font-name="Merriweather" style:font-name-asian="Merriweather" style:font-name-complex="Merriweather"/>
    </style:style>
    <style:style style:name="T18_277" style:family="text">
      <style:text-properties fo:background-color="#ffffff" style:font-name="Merriweather" style:font-name-asian="Merriweather" style:font-name-complex="Merriweather"/>
    </style:style>
    <style:style style:name="T18_278" style:family="text">
      <style:text-properties fo:background-color="#ffffff" style:font-name="Merriweather" style:font-name-asian="Merriweather" style:font-name-complex="Merriweather"/>
    </style:style>
    <style:style style:name="T18_279" style:family="text">
      <style:text-properties fo:background-color="#ffffff" style:font-name="Merriweather" style:font-name-asian="Merriweather" style:font-name-complex="Merriweather"/>
    </style:style>
    <style:style style:name="T18_280" style:family="text">
      <style:text-properties fo:background-color="#ffffff" style:font-name="Merriweather" style:font-name-asian="Merriweather" style:font-name-complex="Merriweather"/>
    </style:style>
    <style:style style:name="T18_281" style:family="text">
      <style:text-properties fo:background-color="#ffffff" style:font-name="Merriweather" style:font-name-asian="Merriweather" style:font-name-complex="Merriweather"/>
    </style:style>
    <style:style style:name="T18_282" style:family="text">
      <style:text-properties fo:background-color="#ffffff" style:font-name="Merriweather" style:font-name-asian="Merriweather" style:font-name-complex="Merriweather"/>
    </style:style>
    <style:style style:name="T18_283" style:family="text">
      <style:text-properties fo:background-color="#ffffff" style:font-name="Merriweather" style:font-name-asian="Merriweather" style:font-name-complex="Merriweather"/>
    </style:style>
    <style:style style:name="T18_284" style:family="text">
      <style:text-properties fo:background-color="#ffffff" style:font-name="Merriweather" style:font-name-asian="Merriweather" style:font-name-complex="Merriweather"/>
    </style:style>
    <style:style style:name="T18_285" style:family="text">
      <style:text-properties fo:background-color="#ffffff" style:font-name="Merriweather" style:font-name-asian="Merriweather" style:font-name-complex="Merriweather"/>
    </style:style>
    <style:style style:name="T18_286" style:family="text">
      <style:text-properties fo:background-color="#ffffff" style:font-name="Merriweather" style:font-name-asian="Merriweather" style:font-name-complex="Merriweather"/>
    </style:style>
    <style:style style:name="T18_287" style:family="text">
      <style:text-properties fo:background-color="#ffffff" style:font-name="Merriweather" style:font-name-asian="Merriweather" style:font-name-complex="Merriweather"/>
    </style:style>
    <style:style style:name="T18_288" style:family="text">
      <style:text-properties fo:background-color="#ffffff" style:font-name="Merriweather" style:font-name-asian="Merriweather" style:font-name-complex="Merriweather"/>
    </style:style>
    <style:style style:name="T18_289" style:family="text">
      <style:text-properties fo:background-color="#ffffff" style:font-name="Merriweather" style:font-name-asian="Merriweather" style:font-name-complex="Merriweather"/>
    </style:style>
    <style:style style:name="T18_290" style:family="text">
      <style:text-properties fo:background-color="#ffffff" style:font-name="Merriweather" style:font-name-asian="Merriweather" style:font-name-complex="Merriweather"/>
    </style:style>
    <style:style style:name="T18_291" style:family="text">
      <style:text-properties fo:background-color="#ffffff" style:font-name="Merriweather" style:font-name-asian="Merriweather" style:font-name-complex="Merriweather"/>
    </style:style>
    <style:style style:name="T18_292" style:family="text">
      <style:text-properties fo:background-color="#ffffff" style:font-name="Merriweather" style:font-name-asian="Merriweather" style:font-name-complex="Merriweather"/>
    </style:style>
    <style:style style:name="T18_293" style:family="text">
      <style:text-properties fo:background-color="#ffffff" style:font-name="Merriweather" style:font-name-asian="Merriweather" style:font-name-complex="Merriweather"/>
    </style:style>
    <style:style style:name="T18_294" style:family="text">
      <style:text-properties fo:background-color="#ffffff" style:font-name="Merriweather" style:font-name-asian="Merriweather" style:font-name-complex="Merriweather"/>
    </style:style>
    <style:style style:name="T18_295" style:family="text">
      <style:text-properties fo:background-color="#ffffff" style:font-name="Merriweather" style:font-name-asian="Merriweather" style:font-name-complex="Merriweather"/>
    </style:style>
    <style:style style:name="T18_296" style:family="text">
      <style:text-properties fo:background-color="#ffffff" style:font-name="Merriweather" style:font-name-asian="Merriweather" style:font-name-complex="Merriweather"/>
    </style:style>
    <style:style style:name="T18_297" style:family="text">
      <style:text-properties fo:background-color="#ffffff" style:font-name="Merriweather" style:font-name-asian="Merriweather" style:font-name-complex="Merriweather"/>
    </style:style>
    <style:style style:name="T18_298" style:family="text">
      <style:text-properties fo:background-color="#ffffff" style:font-name="Merriweather" style:font-name-asian="Merriweather" style:font-name-complex="Merriweather"/>
    </style:style>
    <style:style style:name="T18_299" style:family="text">
      <style:text-properties fo:background-color="#ffffff" style:font-name="Merriweather" style:font-name-asian="Merriweather" style:font-name-complex="Merriweather"/>
    </style:style>
    <style:style style:name="T18_300" style:family="text">
      <style:text-properties fo:background-color="#ffffff" style:font-name="Merriweather" style:font-name-asian="Merriweather" style:font-name-complex="Merriweather"/>
    </style:style>
    <style:style style:name="T18_301" style:family="text">
      <style:text-properties fo:background-color="#ffffff" style:font-name="Merriweather" style:font-name-asian="Merriweather" style:font-name-complex="Merriweather"/>
    </style:style>
    <style:style style:name="T18_302" style:family="text">
      <style:text-properties fo:background-color="#ffffff" style:font-name="Merriweather" style:font-name-asian="Merriweather" style:font-name-complex="Merriweather"/>
    </style:style>
    <style:style style:name="T18_303" style:family="text">
      <style:text-properties fo:background-color="#ffffff" style:font-name="Merriweather" style:font-name-asian="Merriweather" style:font-name-complex="Merriweather"/>
    </style:style>
    <style:style style:name="T18_304" style:family="text">
      <style:text-properties fo:background-color="#ffffff" style:font-name="Merriweather" style:font-name-asian="Merriweather" style:font-name-complex="Merriweather"/>
    </style:style>
    <style:style style:name="T18_305" style:family="text">
      <style:text-properties fo:background-color="#ffffff" style:font-name="Merriweather" style:font-name-asian="Merriweather" style:font-name-complex="Merriweather"/>
    </style:style>
    <style:style style:name="T18_306" style:family="text">
      <style:text-properties fo:background-color="#ffffff" style:font-name="Merriweather" style:font-name-asian="Merriweather" style:font-name-complex="Merriweather"/>
    </style:style>
    <style:style style:name="T18_307" style:family="text">
      <style:text-properties fo:background-color="#ffffff" style:font-name="Merriweather" style:font-name-asian="Merriweather" style:font-name-complex="Merriweather"/>
    </style:style>
    <style:style style:name="T18_308" style:family="text">
      <style:text-properties fo:background-color="#ffffff" style:font-name="Merriweather" style:font-name-asian="Merriweather" style:font-name-complex="Merriweather"/>
    </style:style>
    <style:style style:name="T18_309" style:family="text">
      <style:text-properties fo:background-color="#ffffff" style:font-name="Merriweather" style:font-name-asian="Merriweather" style:font-name-complex="Merriweather"/>
    </style:style>
    <style:style style:name="T18_310" style:family="text">
      <style:text-properties fo:background-color="#ffffff" style:font-name="Merriweather" style:font-name-asian="Merriweather" style:font-name-complex="Merriweather"/>
    </style:style>
    <style:style style:name="T18_311" style:family="text">
      <style:text-properties fo:background-color="#ffffff" style:font-name="Merriweather" style:font-name-asian="Merriweather" style:font-name-complex="Merriweather"/>
    </style:style>
    <style:style style:name="T18_312" style:family="text">
      <style:text-properties fo:background-color="#ffffff" style:font-name="Merriweather" style:font-name-asian="Merriweather" style:font-name-complex="Merriweather"/>
    </style:style>
    <style:style style:name="T18_313" style:family="text">
      <style:text-properties fo:background-color="#ffffff" style:font-name="Merriweather" style:font-name-asian="Merriweather" style:font-name-complex="Merriweather"/>
    </style:style>
    <style:style style:name="T18_314" style:family="text">
      <style:text-properties fo:background-color="#ffffff" style:font-name="Merriweather" style:font-name-asian="Merriweather" style:font-name-complex="Merriweather"/>
    </style:style>
    <style:style style:name="T18_315" style:family="text">
      <style:text-properties fo:background-color="#ffffff" style:font-name="Merriweather" style:font-name-asian="Merriweather" style:font-name-complex="Merriweather"/>
    </style:style>
    <style:style style:name="T18_316" style:family="text">
      <style:text-properties fo:background-color="#ffffff" style:font-name="Merriweather" style:font-name-asian="Merriweather" style:font-name-complex="Merriweather"/>
    </style:style>
    <style:style style:name="T18_317" style:family="text">
      <style:text-properties fo:background-color="#ffffff" style:font-name="Merriweather" style:font-name-asian="Merriweather" style:font-name-complex="Merriweather"/>
    </style:style>
    <style:style style:name="T18_318" style:family="text">
      <style:text-properties fo:background-color="#ffffff" style:font-name="Merriweather" style:font-name-asian="Merriweather" style:font-name-complex="Merriweather"/>
    </style:style>
    <style:style style:name="T18_319" style:family="text">
      <style:text-properties fo:background-color="#ffffff" style:font-name="Merriweather" style:font-name-asian="Merriweather" style:font-name-complex="Merriweather"/>
    </style:style>
    <style:style style:name="T18_320" style:family="text">
      <style:text-properties fo:background-color="#ffffff" style:font-name="Merriweather" style:font-name-asian="Merriweather" style:font-name-complex="Merriweather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fo:background-color="#ffffff" style:font-name="Merriweather" style:font-name-asian="Merriweather" style:font-name-complex="Merriweather"/>
    </style:style>
    <style:style style:name="T19_2" style:family="text">
      <style:text-properties fo:background-color="#ffffff" style:font-name="Merriweather" style:font-name-asian="Merriweather" style:font-name-complex="Merriweather"/>
    </style:style>
    <style:style style:name="T19_3" style:family="text">
      <style:text-properties fo:background-color="#ffffff" style:font-name="Merriweather" style:font-name-asian="Merriweather" style:font-name-complex="Merriweather"/>
    </style:style>
    <style:style style:name="T19_4" style:family="text">
      <style:text-properties fo:background-color="#ffffff" style:font-name="Merriweather" style:font-name-asian="Merriweather" style:font-name-complex="Merriweather"/>
    </style:style>
    <style:style style:name="T19_5" style:family="text">
      <style:text-properties fo:background-color="#ffffff" style:font-name="Merriweather" style:font-name-asian="Merriweather" style:font-name-complex="Merriweather"/>
    </style:style>
    <style:style style:name="T19_6" style:family="text">
      <style:text-properties fo:background-color="#ffffff" style:font-name="Merriweather" style:font-name-asian="Merriweather" style:font-name-complex="Merriweather"/>
    </style:style>
    <style:style style:name="T19_7" style:family="text">
      <style:text-properties fo:background-color="#ffffff" style:font-name="Merriweather" style:font-name-asian="Merriweather" style:font-name-complex="Merriweather"/>
    </style:style>
    <style:style style:name="T19_8" style:family="text">
      <style:text-properties fo:background-color="#ffffff" style:font-name="Merriweather" style:font-name-asian="Merriweather" style:font-name-complex="Merriweather"/>
    </style:style>
    <style:style style:name="T19_9" style:family="text">
      <style:text-properties fo:background-color="#ffffff" style:font-name="Merriweather" style:font-name-asian="Merriweather" style:font-name-complex="Merriweather"/>
    </style:style>
    <style:style style:name="T19_10" style:family="text">
      <style:text-properties fo:background-color="#ffffff" style:font-name="Merriweather" style:font-name-asian="Merriweather" style:font-name-complex="Merriweather"/>
    </style:style>
    <style:style style:name="T19_11" style:family="text">
      <style:text-properties fo:background-color="#ffffff" style:font-name="Merriweather" style:font-name-asian="Merriweather" style:font-name-complex="Merriweather"/>
    </style:style>
    <style:style style:name="T19_12" style:family="text">
      <style:text-properties fo:background-color="#ffffff" style:font-name="Merriweather" style:font-name-asian="Merriweather" style:font-name-complex="Merriweather"/>
    </style:style>
    <style:style style:name="T19_13" style:family="text">
      <style:text-properties fo:background-color="#ffffff" style:font-name="Merriweather" style:font-name-asian="Merriweather" style:font-name-complex="Merriweather"/>
    </style:style>
    <style:style style:name="T19_14" style:family="text">
      <style:text-properties fo:background-color="#ffffff" style:font-name="Merriweather" style:font-name-asian="Merriweather" style:font-name-complex="Merriweather"/>
    </style:style>
    <style:style style:name="T19_15" style:family="text">
      <style:text-properties fo:background-color="#ffffff" style:font-name="Merriweather" style:font-name-asian="Merriweather" style:font-name-complex="Merriweather"/>
    </style:style>
    <style:style style:name="T19_16" style:family="text">
      <style:text-properties fo:background-color="#ffffff" style:font-name="Merriweather" style:font-name-asian="Merriweather" style:font-name-complex="Merriweather"/>
    </style:style>
    <style:style style:name="T19_17" style:family="text">
      <style:text-properties fo:background-color="#ffffff" style:font-name="Merriweather" style:font-name-asian="Merriweather" style:font-name-complex="Merriweather"/>
    </style:style>
    <style:style style:name="T19_18" style:family="text">
      <style:text-properties fo:background-color="#ffffff" style:font-name="Merriweather" style:font-name-asian="Merriweather" style:font-name-complex="Merriweather"/>
    </style:style>
    <style:style style:name="T19_19" style:family="text">
      <style:text-properties fo:background-color="#ffffff" style:font-name="Merriweather" style:font-name-asian="Merriweather" style:font-name-complex="Merriweather"/>
    </style:style>
    <style:style style:name="T19_20" style:family="text">
      <style:text-properties fo:background-color="#ffffff" style:font-name="Merriweather" style:font-name-asian="Merriweather" style:font-name-complex="Merriweather"/>
    </style:style>
    <style:style style:name="T19_21" style:family="text">
      <style:text-properties fo:background-color="#ffffff" style:font-name="Merriweather" style:font-name-asian="Merriweather" style:font-name-complex="Merriweather"/>
    </style:style>
    <style:style style:name="T19_22" style:family="text">
      <style:text-properties fo:background-color="#ffffff" style:font-name="Merriweather" style:font-name-asian="Merriweather" style:font-name-complex="Merriweather"/>
    </style:style>
    <style:style style:name="T19_23" style:family="text">
      <style:text-properties fo:background-color="#ffffff" style:font-name="Merriweather" style:font-name-asian="Merriweather" style:font-name-complex="Merriweather"/>
    </style:style>
    <style:style style:name="T19_24" style:family="text">
      <style:text-properties fo:background-color="#ffffff" style:font-name="Merriweather" style:font-name-asian="Merriweather" style:font-name-complex="Merriweather"/>
    </style:style>
    <style:style style:name="T19_25" style:family="text">
      <style:text-properties fo:background-color="#ffffff" style:font-name="Merriweather" style:font-name-asian="Merriweather" style:font-name-complex="Merriweather"/>
    </style:style>
    <style:style style:name="T19_26" style:family="text">
      <style:text-properties fo:background-color="#ffffff" style:font-name="Merriweather" style:font-name-asian="Merriweather" style:font-name-complex="Merriweather"/>
    </style:style>
    <style:style style:name="T19_27" style:family="text">
      <style:text-properties fo:background-color="#ffffff" style:font-name="Merriweather" style:font-name-asian="Merriweather" style:font-name-complex="Merriweather"/>
    </style:style>
    <style:style style:name="T19_28" style:family="text">
      <style:text-properties fo:background-color="#ffffff" style:font-name="Merriweather" style:font-name-asian="Merriweather" style:font-name-complex="Merriweather"/>
    </style:style>
    <style:style style:name="T19_29" style:family="text">
      <style:text-properties fo:background-color="#ffffff" style:font-name="Merriweather" style:font-name-asian="Merriweather" style:font-name-complex="Merriweather"/>
    </style:style>
    <style:style style:name="T19_30" style:family="text">
      <style:text-properties fo:background-color="#ffffff" style:font-name="Merriweather" style:font-name-asian="Merriweather" style:font-name-complex="Merriweather"/>
    </style:style>
    <style:style style:name="T19_31" style:family="text">
      <style:text-properties fo:background-color="#ffffff" style:font-name="Merriweather" style:font-name-asian="Merriweather" style:font-name-complex="Merriweather"/>
    </style:style>
    <style:style style:name="T19_32" style:family="text">
      <style:text-properties fo:background-color="#ffffff" style:font-name="Merriweather" style:font-name-asian="Merriweather" style:font-name-complex="Merriweather"/>
    </style:style>
    <style:style style:name="T19_33" style:family="text">
      <style:text-properties fo:background-color="#ffffff" style:font-name="Merriweather" style:font-name-asian="Merriweather" style:font-name-complex="Merriweather"/>
    </style:style>
    <style:style style:name="T19_34" style:family="text">
      <style:text-properties fo:background-color="#ffffff" style:font-name="Merriweather" style:font-name-asian="Merriweather" style:font-name-complex="Merriweather"/>
    </style:style>
    <style:style style:name="T19_35" style:family="text">
      <style:text-properties fo:background-color="#ffffff" style:font-name="Merriweather" style:font-name-asian="Merriweather" style:font-name-complex="Merriweather"/>
    </style:style>
    <style:style style:name="T19_36" style:family="text">
      <style:text-properties fo:background-color="#ffffff" style:font-name="Merriweather" style:font-name-asian="Merriweather" style:font-name-complex="Merriweather"/>
    </style:style>
    <style:style style:name="T19_37" style:family="text">
      <style:text-properties fo:background-color="#ffffff" style:font-name="Merriweather" style:font-name-asian="Merriweather" style:font-name-complex="Merriweather"/>
    </style:style>
    <style:style style:name="T19_38" style:family="text">
      <style:text-properties fo:background-color="#ffffff" style:font-name="Merriweather" style:font-name-asian="Merriweather" style:font-name-complex="Merriweather"/>
    </style:style>
    <style:style style:name="T19_39" style:family="text">
      <style:text-properties fo:background-color="#ffffff" style:font-name="Merriweather" style:font-name-asian="Merriweather" style:font-name-complex="Merriweather"/>
    </style:style>
    <style:style style:name="T19_40" style:family="text">
      <style:text-properties fo:background-color="#ffffff" style:font-name="Merriweather" style:font-name-asian="Merriweather" style:font-name-complex="Merriweather"/>
    </style:style>
    <style:style style:name="T19_41" style:family="text">
      <style:text-properties fo:background-color="#ffffff" style:font-name="Merriweather" style:font-name-asian="Merriweather" style:font-name-complex="Merriweather"/>
    </style:style>
    <style:style style:name="T19_42" style:family="text">
      <style:text-properties fo:background-color="#ffffff" style:font-name="Merriweather" style:font-name-asian="Merriweather" style:font-name-complex="Merriweather"/>
    </style:style>
    <style:style style:name="T19_43" style:family="text">
      <style:text-properties fo:background-color="#ffffff" style:font-name="Merriweather" style:font-name-asian="Merriweather" style:font-name-complex="Merriweather"/>
    </style:style>
    <style:style style:name="T19_44" style:family="text">
      <style:text-properties fo:background-color="#ffffff" style:font-name="Merriweather" style:font-name-asian="Merriweather" style:font-name-complex="Merriweather"/>
    </style:style>
    <style:style style:name="T19_45" style:family="text">
      <style:text-properties fo:background-color="#ffffff" style:font-name="Merriweather" style:font-name-asian="Merriweather" style:font-name-complex="Merriweather"/>
    </style:style>
    <style:style style:name="T19_46" style:family="text">
      <style:text-properties fo:background-color="#ffffff" style:font-name="Merriweather" style:font-name-asian="Merriweather" style:font-name-complex="Merriweather"/>
    </style:style>
    <style:style style:name="T19_47" style:family="text">
      <style:text-properties fo:background-color="#ffffff" style:font-name="Merriweather" style:font-name-asian="Merriweather" style:font-name-complex="Merriweather"/>
    </style:style>
    <style:style style:name="T19_48" style:family="text">
      <style:text-properties fo:background-color="#ffffff" style:font-name="Merriweather" style:font-name-asian="Merriweather" style:font-name-complex="Merriweather"/>
    </style:style>
    <style:style style:name="T19_49" style:family="text">
      <style:text-properties fo:background-color="#ffffff" style:font-name="Merriweather" style:font-name-asian="Merriweather" style:font-name-complex="Merriweather"/>
    </style:style>
    <style:style style:name="T19_50" style:family="text">
      <style:text-properties fo:background-color="#ffffff" style:font-name="Merriweather" style:font-name-asian="Merriweather" style:font-name-complex="Merriweather"/>
    </style:style>
    <style:style style:name="T19_51" style:family="text">
      <style:text-properties fo:background-color="#ffffff" style:font-name="Merriweather" style:font-name-asian="Merriweather" style:font-name-complex="Merriweather"/>
    </style:style>
    <style:style style:name="T19_52" style:family="text">
      <style:text-properties fo:background-color="#ffffff" style:font-name="Merriweather" style:font-name-asian="Merriweather" style:font-name-complex="Merriweather"/>
    </style:style>
    <style:style style:name="T19_53" style:family="text">
      <style:text-properties fo:background-color="#ffffff" style:font-name="Merriweather" style:font-name-asian="Merriweather" style:font-name-complex="Merriweather"/>
    </style:style>
    <style:style style:name="T19_54" style:family="text">
      <style:text-properties fo:background-color="#ffffff" style:font-name="Merriweather" style:font-name-asian="Merriweather" style:font-name-complex="Merriweather"/>
    </style:style>
    <style:style style:name="T19_55" style:family="text">
      <style:text-properties fo:background-color="#ffffff" style:font-name="Merriweather" style:font-name-asian="Merriweather" style:font-name-complex="Merriweather"/>
    </style:style>
    <style:style style:name="T19_56" style:family="text">
      <style:text-properties fo:background-color="#ffffff" style:font-name="Merriweather" style:font-name-asian="Merriweather" style:font-name-complex="Merriweather"/>
    </style:style>
    <style:style style:name="T19_57" style:family="text">
      <style:text-properties fo:background-color="#ffffff" style:font-name="Merriweather" style:font-name-asian="Merriweather" style:font-name-complex="Merriweather"/>
    </style:style>
    <style:style style:name="T19_58" style:family="text">
      <style:text-properties fo:background-color="#ffffff" style:font-name="Merriweather" style:font-name-asian="Merriweather" style:font-name-complex="Merriweather"/>
    </style:style>
    <style:style style:name="T19_59" style:family="text">
      <style:text-properties fo:background-color="#ffffff" style:font-name="Merriweather" style:font-name-asian="Merriweather" style:font-name-complex="Merriweather"/>
    </style:style>
    <style:style style:name="T19_60" style:family="text">
      <style:text-properties fo:background-color="#ffffff" style:font-name="Merriweather" style:font-name-asian="Merriweather" style:font-name-complex="Merriweather"/>
    </style:style>
    <style:style style:name="T19_61" style:family="text">
      <style:text-properties fo:background-color="#ffffff" style:font-name="Merriweather" style:font-name-asian="Merriweather" style:font-name-complex="Merriweather"/>
    </style:style>
    <style:style style:name="T19_62" style:family="text">
      <style:text-properties fo:background-color="#ffffff" style:font-name="Merriweather" style:font-name-asian="Merriweather" style:font-name-complex="Merriweather"/>
    </style:style>
    <style:style style:name="T19_63" style:family="text">
      <style:text-properties fo:background-color="#ffffff" style:font-name="Merriweather" style:font-name-asian="Merriweather" style:font-name-complex="Merriweather"/>
    </style:style>
    <style:style style:name="T19_64" style:family="text">
      <style:text-properties fo:background-color="#ffffff" style:font-name="Merriweather" style:font-name-asian="Merriweather" style:font-name-complex="Merriweather"/>
    </style:style>
    <style:style style:name="T19_65" style:family="text">
      <style:text-properties fo:background-color="#ffffff" style:font-name="Merriweather" style:font-name-asian="Merriweather" style:font-name-complex="Merriweather"/>
    </style:style>
    <style:style style:name="T19_66" style:family="text">
      <style:text-properties fo:background-color="#ffffff" style:font-name="Merriweather" style:font-name-asian="Merriweather" style:font-name-complex="Merriweather"/>
    </style:style>
    <style:style style:name="T19_67" style:family="text">
      <style:text-properties fo:background-color="#ffffff" style:font-name="Merriweather" style:font-name-asian="Merriweather" style:font-name-complex="Merriweather"/>
    </style:style>
    <style:style style:name="T19_68" style:family="text">
      <style:text-properties fo:background-color="#ffffff" style:font-name="Merriweather" style:font-name-asian="Merriweather" style:font-name-complex="Merriweather"/>
    </style:style>
    <style:style style:name="T19_69" style:family="text">
      <style:text-properties fo:background-color="#ffffff" style:font-name="Merriweather" style:font-name-asian="Merriweather" style:font-name-complex="Merriweather"/>
    </style:style>
    <style:style style:name="T19_70" style:family="text">
      <style:text-properties fo:background-color="#ffffff" style:font-name="Merriweather" style:font-name-asian="Merriweather" style:font-name-complex="Merriweather"/>
    </style:style>
    <style:style style:name="T19_71" style:family="text">
      <style:text-properties fo:background-color="#ffffff" style:font-name="Merriweather" style:font-name-asian="Merriweather" style:font-name-complex="Merriweather"/>
    </style:style>
    <style:style style:name="T19_72" style:family="text">
      <style:text-properties fo:background-color="#ffffff" style:font-name="Merriweather" style:font-name-asian="Merriweather" style:font-name-complex="Merriweather"/>
    </style:style>
    <style:style style:name="T19_73" style:family="text">
      <style:text-properties fo:background-color="#ffffff" style:font-name="Merriweather" style:font-name-asian="Merriweather" style:font-name-complex="Merriweather"/>
    </style:style>
    <style:style style:name="T19_74" style:family="text">
      <style:text-properties fo:background-color="#ffffff" style:font-name="Merriweather" style:font-name-asian="Merriweather" style:font-name-complex="Merriweather"/>
    </style:style>
    <style:style style:name="T19_75" style:family="text">
      <style:text-properties fo:background-color="#ffffff" style:font-name="Merriweather" style:font-name-asian="Merriweather" style:font-name-complex="Merriweather"/>
    </style:style>
    <style:style style:name="T19_76" style:family="text">
      <style:text-properties fo:background-color="#ffffff" style:font-name="Merriweather" style:font-name-asian="Merriweather" style:font-name-complex="Merriweather"/>
    </style:style>
    <style:style style:name="T19_77" style:family="text">
      <style:text-properties fo:background-color="#ffffff" style:font-name="Merriweather" style:font-name-asian="Merriweather" style:font-name-complex="Merriweather"/>
    </style:style>
    <style:style style:name="T19_78" style:family="text">
      <style:text-properties fo:background-color="#ffffff" style:font-name="Merriweather" style:font-name-asian="Merriweather" style:font-name-complex="Merriweather"/>
    </style:style>
    <style:style style:name="T19_79" style:family="text">
      <style:text-properties fo:background-color="#ffffff" style:font-name="Merriweather" style:font-name-asian="Merriweather" style:font-name-complex="Merriweather"/>
    </style:style>
    <style:style style:name="T19_80" style:family="text">
      <style:text-properties fo:background-color="#ffffff" style:font-name="Merriweather" style:font-name-asian="Merriweather" style:font-name-complex="Merriweather"/>
    </style:style>
    <style:style style:name="T19_81" style:family="text">
      <style:text-properties fo:background-color="#ffffff" style:font-name="Merriweather" style:font-name-asian="Merriweather" style:font-name-complex="Merriweather"/>
    </style:style>
    <style:style style:name="T19_82" style:family="text">
      <style:text-properties fo:background-color="#ffffff" style:font-name="Merriweather" style:font-name-asian="Merriweather" style:font-name-complex="Merriweather"/>
    </style:style>
    <style:style style:name="T19_83" style:family="text">
      <style:text-properties fo:background-color="#ffffff" style:font-name="Merriweather" style:font-name-asian="Merriweather" style:font-name-complex="Merriweather"/>
    </style:style>
    <style:style style:name="T19_84" style:family="text">
      <style:text-properties fo:background-color="#ffffff" style:font-name="Merriweather" style:font-name-asian="Merriweather" style:font-name-complex="Merriweather"/>
    </style:style>
    <style:style style:name="T19_85" style:family="text">
      <style:text-properties fo:background-color="#ffffff" style:font-name="Merriweather" style:font-name-asian="Merriweather" style:font-name-complex="Merriweather"/>
    </style:style>
    <style:style style:name="T19_86" style:family="text">
      <style:text-properties fo:background-color="#ffffff" style:font-name="Merriweather" style:font-name-asian="Merriweather" style:font-name-complex="Merriweather"/>
    </style:style>
    <style:style style:name="T19_87" style:family="text">
      <style:text-properties fo:background-color="#ffffff" style:font-name="Merriweather" style:font-name-asian="Merriweather" style:font-name-complex="Merriweather"/>
    </style:style>
    <style:style style:name="T19_88" style:family="text">
      <style:text-properties fo:background-color="#ffffff" style:font-name="Merriweather" style:font-name-asian="Merriweather" style:font-name-complex="Merriweather"/>
    </style:style>
    <style:style style:name="T19_89" style:family="text">
      <style:text-properties fo:background-color="#ffffff" style:font-name="Merriweather" style:font-name-asian="Merriweather" style:font-name-complex="Merriweather"/>
    </style:style>
    <style:style style:name="T19_90" style:family="text">
      <style:text-properties fo:background-color="#ffffff" style:font-name="Merriweather" style:font-name-asian="Merriweather" style:font-name-complex="Merriweather"/>
    </style:style>
    <style:style style:name="T19_91" style:family="text">
      <style:text-properties fo:background-color="#ffffff" style:font-name="Merriweather" style:font-name-asian="Merriweather" style:font-name-complex="Merriweather"/>
    </style:style>
    <style:style style:name="T19_92" style:family="text">
      <style:text-properties fo:background-color="#ffffff" style:font-name="Merriweather" style:font-name-asian="Merriweather" style:font-name-complex="Merriweather"/>
    </style:style>
    <style:style style:name="T19_93" style:family="text">
      <style:text-properties fo:background-color="#ffffff" style:font-name="Merriweather" style:font-name-asian="Merriweather" style:font-name-complex="Merriweather"/>
    </style:style>
    <style:style style:name="T19_94" style:family="text">
      <style:text-properties fo:background-color="#ffffff" style:font-name="Merriweather" style:font-name-asian="Merriweather" style:font-name-complex="Merriweather"/>
    </style:style>
    <style:style style:name="T19_95" style:family="text">
      <style:text-properties fo:background-color="#ffffff" style:font-name="Merriweather" style:font-name-asian="Merriweather" style:font-name-complex="Merriweather"/>
    </style:style>
    <style:style style:name="T19_96" style:family="text">
      <style:text-properties fo:background-color="#ffffff" style:font-name="Merriweather" style:font-name-asian="Merriweather" style:font-name-complex="Merriweather"/>
    </style:style>
    <style:style style:name="T19_97" style:family="text">
      <style:text-properties fo:background-color="#ffffff" style:font-name="Merriweather" style:font-name-asian="Merriweather" style:font-name-complex="Merriweather"/>
    </style:style>
    <style:style style:name="T19_98" style:family="text">
      <style:text-properties fo:background-color="#ffffff" style:font-name="Merriweather" style:font-name-asian="Merriweather" style:font-name-complex="Merriweather"/>
    </style:style>
    <style:style style:name="T19_99" style:family="text">
      <style:text-properties fo:background-color="#ffffff" style:font-name="Merriweather" style:font-name-asian="Merriweather" style:font-name-complex="Merriweather"/>
    </style:style>
    <style:style style:name="T19_100" style:family="text">
      <style:text-properties fo:background-color="#ffffff" style:font-name="Merriweather" style:font-name-asian="Merriweather" style:font-name-complex="Merriweather"/>
    </style:style>
    <style:style style:name="T19_101" style:family="text">
      <style:text-properties fo:background-color="#ffffff" style:font-name="Merriweather" style:font-name-asian="Merriweather" style:font-name-complex="Merriweather"/>
    </style:style>
    <style:style style:name="T19_102" style:family="text">
      <style:text-properties fo:background-color="#ffffff" style:font-name="Merriweather" style:font-name-asian="Merriweather" style:font-name-complex="Merriweather"/>
    </style:style>
    <style:style style:name="T19_103" style:family="text">
      <style:text-properties fo:background-color="#ffffff" style:font-name="Merriweather" style:font-name-asian="Merriweather" style:font-name-complex="Merriweather"/>
    </style:style>
    <style:style style:name="T19_104" style:family="text">
      <style:text-properties fo:background-color="#ffffff" style:font-name="Merriweather" style:font-name-asian="Merriweather" style:font-name-complex="Merriweather"/>
    </style:style>
    <style:style style:name="T19_105" style:family="text">
      <style:text-properties fo:background-color="#ffffff" style:font-name="Merriweather" style:font-name-asian="Merriweather" style:font-name-complex="Merriweather"/>
    </style:style>
    <style:style style:name="T19_106" style:family="text">
      <style:text-properties fo:background-color="#ffffff" style:font-name="Merriweather" style:font-name-asian="Merriweather" style:font-name-complex="Merriweather"/>
    </style:style>
    <style:style style:name="T19_107" style:family="text">
      <style:text-properties fo:background-color="#ffffff" style:font-name="Merriweather" style:font-name-asian="Merriweather" style:font-name-complex="Merriweather"/>
    </style:style>
    <style:style style:name="T19_108" style:family="text">
      <style:text-properties fo:background-color="#ffffff" style:font-name="Merriweather" style:font-name-asian="Merriweather" style:font-name-complex="Merriweather"/>
    </style:style>
    <style:style style:name="T19_109" style:family="text">
      <style:text-properties fo:background-color="#ffffff" style:font-name="Merriweather" style:font-name-asian="Merriweather" style:font-name-complex="Merriweather"/>
    </style:style>
    <style:style style:name="T19_110" style:family="text">
      <style:text-properties fo:background-color="#ffffff" style:font-name="Merriweather" style:font-name-asian="Merriweather" style:font-name-complex="Merriweather"/>
    </style:style>
    <style:style style:name="T19_111" style:family="text">
      <style:text-properties fo:background-color="#ffffff" style:font-name="Merriweather" style:font-name-asian="Merriweather" style:font-name-complex="Merriweather"/>
    </style:style>
    <style:style style:name="T19_112" style:family="text">
      <style:text-properties fo:background-color="#ffffff" style:font-name="Merriweather" style:font-name-asian="Merriweather" style:font-name-complex="Merriweather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fo:background-color="#ffffff" style:font-name="Merriweather" style:font-name-asian="Merriweather" style:font-name-complex="Merriweather"/>
    </style:style>
    <style:style style:name="T20_2" style:family="text">
      <style:text-properties fo:background-color="#ffffff" style:font-name="Merriweather" style:font-name-asian="Merriweather" style:font-name-complex="Merriweather"/>
    </style:style>
    <style:style style:name="T20_3" style:family="text">
      <style:text-properties fo:background-color="#ffffff" style:font-name="Merriweather" style:font-name-asian="Merriweather" style:font-name-complex="Merriweather"/>
    </style:style>
    <style:style style:name="T20_4" style:family="text">
      <style:text-properties fo:background-color="#ffffff" style:font-name="Merriweather" style:font-name-asian="Merriweather" style:font-name-complex="Merriweather"/>
    </style:style>
    <style:style style:name="T20_5" style:family="text">
      <style:text-properties fo:background-color="#ffffff" style:font-name="Merriweather" style:font-name-asian="Merriweather" style:font-name-complex="Merriweather"/>
    </style:style>
    <style:style style:name="T20_6" style:family="text">
      <style:text-properties fo:background-color="#ffffff" style:font-name="Merriweather" style:font-name-asian="Merriweather" style:font-name-complex="Merriweather"/>
    </style:style>
    <style:style style:name="T20_7" style:family="text">
      <style:text-properties fo:background-color="#ffffff" style:font-name="Merriweather" style:font-name-asian="Merriweather" style:font-name-complex="Merriweather"/>
    </style:style>
    <style:style style:name="T20_8" style:family="text">
      <style:text-properties fo:background-color="#ffffff" style:font-name="Merriweather" style:font-name-asian="Merriweather" style:font-name-complex="Merriweather"/>
    </style:style>
    <style:style style:name="T20_9" style:family="text">
      <style:text-properties fo:background-color="#ffffff" style:font-name="Merriweather" style:font-name-asian="Merriweather" style:font-name-complex="Merriweather"/>
    </style:style>
    <style:style style:name="T20_10" style:family="text">
      <style:text-properties fo:background-color="#ffffff" style:font-name="Merriweather" style:font-name-asian="Merriweather" style:font-name-complex="Merriweather"/>
    </style:style>
    <style:style style:name="T20_11" style:family="text">
      <style:text-properties fo:background-color="#ffffff" style:font-name="Merriweather" style:font-name-asian="Merriweather" style:font-name-complex="Merriweather"/>
    </style:style>
    <style:style style:name="T20_12" style:family="text">
      <style:text-properties fo:background-color="#ffffff" style:font-name="Merriweather" style:font-name-asian="Merriweather" style:font-name-complex="Merriweather"/>
    </style:style>
    <style:style style:name="T20_13" style:family="text">
      <style:text-properties fo:background-color="#ffffff" style:font-name="Merriweather" style:font-name-asian="Merriweather" style:font-name-complex="Merriweather"/>
    </style:style>
    <style:style style:name="T20_14" style:family="text">
      <style:text-properties fo:background-color="#ffffff" style:font-name="Merriweather" style:font-name-asian="Merriweather" style:font-name-complex="Merriweather"/>
    </style:style>
    <style:style style:name="T20_15" style:family="text">
      <style:text-properties fo:background-color="#ffffff" style:font-name="Merriweather" style:font-name-asian="Merriweather" style:font-name-complex="Merriweather"/>
    </style:style>
    <style:style style:name="T20_16" style:family="text">
      <style:text-properties fo:background-color="#ffffff" style:font-name="Merriweather" style:font-name-asian="Merriweather" style:font-name-complex="Merriweather"/>
    </style:style>
    <style:style style:name="T20_17" style:family="text">
      <style:text-properties fo:background-color="#ffffff" style:font-name="Merriweather" style:font-name-asian="Merriweather" style:font-name-complex="Merriweather"/>
    </style:style>
    <style:style style:name="T20_18" style:family="text">
      <style:text-properties fo:background-color="#ffffff" style:font-name="Merriweather" style:font-name-asian="Merriweather" style:font-name-complex="Merriweather"/>
    </style:style>
    <style:style style:name="T20_19" style:family="text">
      <style:text-properties fo:background-color="#ffffff" style:font-name="Merriweather" style:font-name-asian="Merriweather" style:font-name-complex="Merriweather"/>
    </style:style>
    <style:style style:name="T20_20" style:family="text">
      <style:text-properties fo:background-color="#ffffff" style:font-name="Merriweather" style:font-name-asian="Merriweather" style:font-name-complex="Merriweather"/>
    </style:style>
    <style:style style:name="T20_21" style:family="text">
      <style:text-properties fo:background-color="#ffffff" style:font-name="Merriweather" style:font-name-asian="Merriweather" style:font-name-complex="Merriweather"/>
    </style:style>
    <style:style style:name="T20_22" style:family="text">
      <style:text-properties fo:background-color="#ffffff" style:font-name="Merriweather" style:font-name-asian="Merriweather" style:font-name-complex="Merriweather"/>
    </style:style>
    <style:style style:name="T20_23" style:family="text">
      <style:text-properties fo:background-color="#ffffff" style:font-name="Merriweather" style:font-name-asian="Merriweather" style:font-name-complex="Merriweather"/>
    </style:style>
    <style:style style:name="T20_24" style:family="text">
      <style:text-properties fo:background-color="#ffffff" style:font-name="Merriweather" style:font-name-asian="Merriweather" style:font-name-complex="Merriweather"/>
    </style:style>
    <style:style style:name="T20_25" style:family="text">
      <style:text-properties fo:background-color="#ffffff" style:font-name="Merriweather" style:font-name-asian="Merriweather" style:font-name-complex="Merriweather"/>
    </style:style>
    <style:style style:name="T20_26" style:family="text">
      <style:text-properties fo:background-color="#ffffff" style:font-name="Merriweather" style:font-name-asian="Merriweather" style:font-name-complex="Merriweather"/>
    </style:style>
    <style:style style:name="T20_27" style:family="text">
      <style:text-properties fo:background-color="#ffffff" style:font-name="Merriweather" style:font-name-asian="Merriweather" style:font-name-complex="Merriweather"/>
    </style:style>
    <style:style style:name="T20_28" style:family="text">
      <style:text-properties fo:background-color="#ffffff" style:font-name="Merriweather" style:font-name-asian="Merriweather" style:font-name-complex="Merriweather"/>
    </style:style>
    <style:style style:name="T20_29" style:family="text">
      <style:text-properties fo:background-color="#ffffff" style:font-name="Merriweather" style:font-name-asian="Merriweather" style:font-name-complex="Merriweather"/>
    </style:style>
    <style:style style:name="T20_30" style:family="text">
      <style:text-properties fo:background-color="#ffffff" style:font-name="Merriweather" style:font-name-asian="Merriweather" style:font-name-complex="Merriweather"/>
    </style:style>
    <style:style style:name="T20_31" style:family="text">
      <style:text-properties fo:background-color="#ffffff" style:font-name="Merriweather" style:font-name-asian="Merriweather" style:font-name-complex="Merriweather"/>
    </style:style>
    <style:style style:name="T20_32" style:family="text">
      <style:text-properties fo:background-color="#ffffff" style:font-name="Merriweather" style:font-name-asian="Merriweather" style:font-name-complex="Merriweather"/>
    </style:style>
    <style:style style:name="T20_33" style:family="text">
      <style:text-properties fo:background-color="#ffffff" style:font-name="Merriweather" style:font-name-asian="Merriweather" style:font-name-complex="Merriweather"/>
    </style:style>
    <style:style style:name="T20_34" style:family="text">
      <style:text-properties fo:background-color="#ffffff" style:font-name="Merriweather" style:font-name-asian="Merriweather" style:font-name-complex="Merriweather"/>
    </style:style>
    <style:style style:name="T20_35" style:family="text">
      <style:text-properties fo:background-color="#ffffff" style:font-name="Merriweather" style:font-name-asian="Merriweather" style:font-name-complex="Merriweather"/>
    </style:style>
    <style:style style:name="T20_36" style:family="text">
      <style:text-properties fo:background-color="#ffffff" style:font-name="Merriweather" style:font-name-asian="Merriweather" style:font-name-complex="Merriweather"/>
    </style:style>
    <style:style style:name="T20_37" style:family="text">
      <style:text-properties fo:background-color="#ffffff" style:font-name="Merriweather" style:font-name-asian="Merriweather" style:font-name-complex="Merriweather"/>
    </style:style>
    <style:style style:name="T20_38" style:family="text">
      <style:text-properties fo:background-color="#ffffff" style:font-name="Merriweather" style:font-name-asian="Merriweather" style:font-name-complex="Merriweather"/>
    </style:style>
    <style:style style:name="T20_39" style:family="text">
      <style:text-properties fo:background-color="#ffffff" style:font-name="Merriweather" style:font-name-asian="Merriweather" style:font-name-complex="Merriweather"/>
    </style:style>
    <style:style style:name="T20_40" style:family="text">
      <style:text-properties fo:background-color="#ffffff" style:font-name="Merriweather" style:font-name-asian="Merriweather" style:font-name-complex="Merriweather"/>
    </style:style>
    <style:style style:name="T20_41" style:family="text">
      <style:text-properties fo:background-color="#ffffff" style:font-name="Merriweather" style:font-name-asian="Merriweather" style:font-name-complex="Merriweather"/>
    </style:style>
    <style:style style:name="T20_42" style:family="text">
      <style:text-properties fo:background-color="#ffffff" style:font-name="Merriweather" style:font-name-asian="Merriweather" style:font-name-complex="Merriweather"/>
    </style:style>
    <style:style style:name="T20_43" style:family="text">
      <style:text-properties fo:background-color="#ffffff" style:font-name="Merriweather" style:font-name-asian="Merriweather" style:font-name-complex="Merriweather"/>
    </style:style>
    <style:style style:name="T20_44" style:family="text">
      <style:text-properties fo:background-color="#ffffff" style:font-name="Merriweather" style:font-name-asian="Merriweather" style:font-name-complex="Merriweather"/>
    </style:style>
    <style:style style:name="T20_45" style:family="text">
      <style:text-properties fo:background-color="#ffffff" style:font-name="Merriweather" style:font-name-asian="Merriweather" style:font-name-complex="Merriweather"/>
    </style:style>
    <style:style style:name="T20_46" style:family="text">
      <style:text-properties fo:background-color="#ffffff" style:font-name="Merriweather" style:font-name-asian="Merriweather" style:font-name-complex="Merriweather"/>
    </style:style>
    <style:style style:name="T20_47" style:family="text">
      <style:text-properties fo:background-color="#ffffff" style:font-name="Merriweather" style:font-name-asian="Merriweather" style:font-name-complex="Merriweather"/>
    </style:style>
    <style:style style:name="T20_48" style:family="text">
      <style:text-properties fo:background-color="#ffffff" style:font-name="Merriweather" style:font-name-asian="Merriweather" style:font-name-complex="Merriweather"/>
    </style:style>
    <style:style style:name="T20_49" style:family="text">
      <style:text-properties fo:background-color="#ffffff" style:font-name="Merriweather" style:font-name-asian="Merriweather" style:font-name-complex="Merriweather"/>
    </style:style>
    <style:style style:name="T20_50" style:family="text">
      <style:text-properties fo:background-color="#ffffff" style:font-name="Merriweather" style:font-name-asian="Merriweather" style:font-name-complex="Merriweather"/>
    </style:style>
    <style:style style:name="T20_51" style:family="text">
      <style:text-properties fo:background-color="#ffffff" style:font-name="Merriweather" style:font-name-asian="Merriweather" style:font-name-complex="Merriweather"/>
    </style:style>
    <style:style style:name="T20_52" style:family="text">
      <style:text-properties fo:background-color="#ffffff" style:font-name="Merriweather" style:font-name-asian="Merriweather" style:font-name-complex="Merriweather"/>
    </style:style>
    <style:style style:name="T20_53" style:family="text">
      <style:text-properties fo:background-color="#ffffff" style:font-name="Merriweather" style:font-name-asian="Merriweather" style:font-name-complex="Merriweather"/>
    </style:style>
    <style:style style:name="T20_54" style:family="text">
      <style:text-properties fo:background-color="#ffffff" style:font-name="Merriweather" style:font-name-asian="Merriweather" style:font-name-complex="Merriweather"/>
    </style:style>
    <style:style style:name="T20_55" style:family="text">
      <style:text-properties fo:background-color="#ffffff" style:font-name="Merriweather" style:font-name-asian="Merriweather" style:font-name-complex="Merriweather"/>
    </style:style>
    <style:style style:name="T20_56" style:family="text">
      <style:text-properties fo:background-color="#ffffff" style:font-name="Merriweather" style:font-name-asian="Merriweather" style:font-name-complex="Merriweather"/>
    </style:style>
    <style:style style:name="T20_57" style:family="text">
      <style:text-properties fo:background-color="#ffffff" style:font-name="Merriweather" style:font-name-asian="Merriweather" style:font-name-complex="Merriweather"/>
    </style:style>
    <style:style style:name="T20_58" style:family="text">
      <style:text-properties fo:background-color="#ffffff" style:font-name="Merriweather" style:font-name-asian="Merriweather" style:font-name-complex="Merriweather"/>
    </style:style>
    <style:style style:name="T20_59" style:family="text">
      <style:text-properties fo:background-color="#ffffff" style:font-name="Merriweather" style:font-name-asian="Merriweather" style:font-name-complex="Merriweather"/>
    </style:style>
    <style:style style:name="T20_60" style:family="text">
      <style:text-properties fo:background-color="#ffffff" style:font-name="Merriweather" style:font-name-asian="Merriweather" style:font-name-complex="Merriweather"/>
    </style:style>
    <style:style style:name="T20_61" style:family="text">
      <style:text-properties fo:background-color="#ffffff" style:font-name="Merriweather" style:font-name-asian="Merriweather" style:font-name-complex="Merriweather"/>
    </style:style>
    <style:style style:name="T20_62" style:family="text">
      <style:text-properties fo:background-color="#ffffff" style:font-name="Merriweather" style:font-name-asian="Merriweather" style:font-name-complex="Merriweather"/>
    </style:style>
    <style:style style:name="T20_63" style:family="text">
      <style:text-properties fo:background-color="#ffffff" style:font-name="Merriweather" style:font-name-asian="Merriweather" style:font-name-complex="Merriweather"/>
    </style:style>
    <style:style style:name="T20_64" style:family="text">
      <style:text-properties fo:background-color="#ffffff" style:font-name="Merriweather" style:font-name-asian="Merriweather" style:font-name-complex="Merriweather"/>
    </style:style>
    <style:style style:name="T20_65" style:family="text">
      <style:text-properties fo:background-color="#ffffff" style:font-name="Merriweather" style:font-name-asian="Merriweather" style:font-name-complex="Merriweather"/>
    </style:style>
    <style:style style:name="T20_66" style:family="text">
      <style:text-properties fo:background-color="#ffffff" style:font-name="Merriweather" style:font-name-asian="Merriweather" style:font-name-complex="Merriweather"/>
    </style:style>
    <style:style style:name="T20_67" style:family="text">
      <style:text-properties fo:background-color="#ffffff" style:font-name="Merriweather" style:font-name-asian="Merriweather" style:font-name-complex="Merriweather"/>
    </style:style>
    <style:style style:name="T20_68" style:family="text">
      <style:text-properties fo:background-color="#ffffff" style:font-name="Merriweather" style:font-name-asian="Merriweather" style:font-name-complex="Merriweather"/>
    </style:style>
    <style:style style:name="T20_69" style:family="text">
      <style:text-properties fo:background-color="#ffffff" style:font-name="Merriweather" style:font-name-asian="Merriweather" style:font-name-complex="Merriweather"/>
    </style:style>
    <style:style style:name="T20_70" style:family="text">
      <style:text-properties fo:background-color="#ffffff" style:font-name="Merriweather" style:font-name-asian="Merriweather" style:font-name-complex="Merriweather"/>
    </style:style>
    <style:style style:name="T20_71" style:family="text">
      <style:text-properties fo:background-color="#ffffff" style:font-name="Merriweather" style:font-name-asian="Merriweather" style:font-name-complex="Merriweather"/>
    </style:style>
    <style:style style:name="T20_72" style:family="text">
      <style:text-properties fo:background-color="#ffffff" style:font-name="Merriweather" style:font-name-asian="Merriweather" style:font-name-complex="Merriweather"/>
    </style:style>
    <style:style style:name="T20_73" style:family="text">
      <style:text-properties fo:background-color="#ffffff" style:font-name="Merriweather" style:font-name-asian="Merriweather" style:font-name-complex="Merriweather"/>
    </style:style>
    <style:style style:name="T20_74" style:family="text">
      <style:text-properties fo:background-color="#ffffff" style:font-name="Merriweather" style:font-name-asian="Merriweather" style:font-name-complex="Merriweather"/>
    </style:style>
    <style:style style:name="T20_75" style:family="text">
      <style:text-properties fo:background-color="#ffffff" style:font-name="Merriweather" style:font-name-asian="Merriweather" style:font-name-complex="Merriweather"/>
    </style:style>
    <style:style style:name="T20_76" style:family="text">
      <style:text-properties fo:background-color="#ffffff" style:font-name="Merriweather" style:font-name-asian="Merriweather" style:font-name-complex="Merriweather"/>
    </style:style>
    <style:style style:name="T20_77" style:family="text">
      <style:text-properties fo:background-color="#ffffff" style:font-name="Merriweather" style:font-name-asian="Merriweather" style:font-name-complex="Merriweather"/>
    </style:style>
    <style:style style:name="T20_78" style:family="text">
      <style:text-properties fo:background-color="#ffffff" style:font-name="Merriweather" style:font-name-asian="Merriweather" style:font-name-complex="Merriweather"/>
    </style:style>
    <style:style style:name="T20_79" style:family="text">
      <style:text-properties fo:background-color="#ffffff" style:font-name="Merriweather" style:font-name-asian="Merriweather" style:font-name-complex="Merriweather"/>
    </style:style>
    <style:style style:name="T20_80" style:family="text">
      <style:text-properties fo:background-color="#ffffff" style:font-name="Merriweather" style:font-name-asian="Merriweather" style:font-name-complex="Merriweather"/>
    </style:style>
    <style:style style:name="T20_81" style:family="text">
      <style:text-properties fo:background-color="#ffffff" style:font-name="Merriweather" style:font-name-asian="Merriweather" style:font-name-complex="Merriweather"/>
    </style:style>
    <style:style style:name="T20_82" style:family="text">
      <style:text-properties fo:background-color="#ffffff" style:font-name="Merriweather" style:font-name-asian="Merriweather" style:font-name-complex="Merriweather"/>
    </style:style>
    <style:style style:name="T20_83" style:family="text">
      <style:text-properties fo:background-color="#ffffff" style:font-name="Merriweather" style:font-name-asian="Merriweather" style:font-name-complex="Merriweather"/>
    </style:style>
    <style:style style:name="T20_84" style:family="text">
      <style:text-properties fo:background-color="#ffffff" style:font-name="Merriweather" style:font-name-asian="Merriweather" style:font-name-complex="Merriweather"/>
    </style:style>
    <style:style style:name="T20_85" style:family="text">
      <style:text-properties fo:background-color="#ffffff" style:font-name="Merriweather" style:font-name-asian="Merriweather" style:font-name-complex="Merriweather"/>
    </style:style>
    <style:style style:name="T20_86" style:family="text">
      <style:text-properties fo:background-color="#ffffff" style:font-name="Merriweather" style:font-name-asian="Merriweather" style:font-name-complex="Merriweather"/>
    </style:style>
    <style:style style:name="T20_87" style:family="text">
      <style:text-properties fo:background-color="#ffffff" style:font-name="Merriweather" style:font-name-asian="Merriweather" style:font-name-complex="Merriweather"/>
    </style:style>
    <style:style style:name="T20_88" style:family="text">
      <style:text-properties fo:background-color="#ffffff" style:font-name="Merriweather" style:font-name-asian="Merriweather" style:font-name-complex="Merriweather"/>
    </style:style>
    <style:style style:name="T20_89" style:family="text">
      <style:text-properties fo:background-color="#ffffff" style:font-name="Merriweather" style:font-name-asian="Merriweather" style:font-name-complex="Merriweather"/>
    </style:style>
    <style:style style:name="T20_90" style:family="text">
      <style:text-properties fo:background-color="#ffffff" style:font-name="Merriweather" style:font-name-asian="Merriweather" style:font-name-complex="Merriweather"/>
    </style:style>
    <style:style style:name="T20_91" style:family="text">
      <style:text-properties fo:background-color="#ffffff" style:font-name="Merriweather" style:font-name-asian="Merriweather" style:font-name-complex="Merriweather"/>
    </style:style>
    <style:style style:name="T20_92" style:family="text">
      <style:text-properties fo:background-color="#ffffff" style:font-name="Merriweather" style:font-name-asian="Merriweather" style:font-name-complex="Merriweather"/>
    </style:style>
    <style:style style:name="T20_93" style:family="text">
      <style:text-properties fo:background-color="#ffffff" style:font-name="Merriweather" style:font-name-asian="Merriweather" style:font-name-complex="Merriweather"/>
    </style:style>
    <style:style style:name="T20_94" style:family="text">
      <style:text-properties fo:background-color="#ffffff" style:font-name="Merriweather" style:font-name-asian="Merriweather" style:font-name-complex="Merriweather"/>
    </style:style>
    <style:style style:name="T20_95" style:family="text">
      <style:text-properties fo:background-color="#ffffff" style:font-name="Merriweather" style:font-name-asian="Merriweather" style:font-name-complex="Merriweather"/>
    </style:style>
    <style:style style:name="T20_96" style:family="text">
      <style:text-properties fo:background-color="#ffffff" style:font-name="Merriweather" style:font-name-asian="Merriweather" style:font-name-complex="Merriweather"/>
    </style:style>
    <style:style style:name="T20_97" style:family="text">
      <style:text-properties fo:background-color="#ffffff" style:font-name="Merriweather" style:font-name-asian="Merriweather" style:font-name-complex="Merriweather"/>
    </style:style>
    <style:style style:name="T20_98" style:family="text">
      <style:text-properties fo:background-color="#ffffff" style:font-name="Merriweather" style:font-name-asian="Merriweather" style:font-name-complex="Merriweather"/>
    </style:style>
    <style:style style:name="T20_99" style:family="text">
      <style:text-properties fo:background-color="#ffffff" style:font-name="Merriweather" style:font-name-asian="Merriweather" style:font-name-complex="Merriweather"/>
    </style:style>
    <style:style style:name="T20_100" style:family="text">
      <style:text-properties fo:background-color="#ffffff" style:font-name="Merriweather" style:font-name-asian="Merriweather" style:font-name-complex="Merriweather"/>
    </style:style>
    <style:style style:name="T20_101" style:family="text">
      <style:text-properties fo:background-color="#ffffff" style:font-name="Merriweather" style:font-name-asian="Merriweather" style:font-name-complex="Merriweather"/>
    </style:style>
    <style:style style:name="T20_102" style:family="text">
      <style:text-properties fo:background-color="#ffffff" style:font-name="Merriweather" style:font-name-asian="Merriweather" style:font-name-complex="Merriweather"/>
    </style:style>
    <style:style style:name="T20_103" style:family="text">
      <style:text-properties fo:background-color="#ffffff" style:font-name="Merriweather" style:font-name-asian="Merriweather" style:font-name-complex="Merriweather"/>
    </style:style>
    <style:style style:name="T20_104" style:family="text">
      <style:text-properties fo:background-color="#ffffff" style:font-name="Merriweather" style:font-name-asian="Merriweather" style:font-name-complex="Merriweather"/>
    </style:style>
    <style:style style:name="T20_105" style:family="text">
      <style:text-properties fo:background-color="#ffffff" style:font-name="Merriweather" style:font-name-asian="Merriweather" style:font-name-complex="Merriweather"/>
    </style:style>
    <style:style style:name="T20_106" style:family="text">
      <style:text-properties fo:background-color="#ffffff" style:font-name="Merriweather" style:font-name-asian="Merriweather" style:font-name-complex="Merriweather"/>
    </style:style>
    <style:style style:name="T20_107" style:family="text">
      <style:text-properties fo:background-color="#ffffff" style:font-name="Merriweather" style:font-name-asian="Merriweather" style:font-name-complex="Merriweather"/>
    </style:style>
    <style:style style:name="T20_108" style:family="text">
      <style:text-properties fo:background-color="#ffffff" style:font-name="Merriweather" style:font-name-asian="Merriweather" style:font-name-complex="Merriweather"/>
    </style:style>
    <style:style style:name="T20_109" style:family="text">
      <style:text-properties fo:background-color="#ffffff" style:font-name="Merriweather" style:font-name-asian="Merriweather" style:font-name-complex="Merriweather"/>
    </style:style>
    <style:style style:name="T20_110" style:family="text">
      <style:text-properties fo:background-color="#ffffff" style:font-name="Merriweather" style:font-name-asian="Merriweather" style:font-name-complex="Merriweather"/>
    </style:style>
    <style:style style:name="T20_111" style:family="text">
      <style:text-properties fo:background-color="#ffffff" style:font-name="Merriweather" style:font-name-asian="Merriweather" style:font-name-complex="Merriweather"/>
    </style:style>
    <style:style style:name="T20_112" style:family="text">
      <style:text-properties fo:background-color="#ffffff" style:font-name="Merriweather" style:font-name-asian="Merriweather" style:font-name-complex="Merriweather"/>
    </style:style>
    <style:style style:name="T20_113" style:family="text">
      <style:text-properties fo:background-color="#ffffff" style:font-name="Merriweather" style:font-name-asian="Merriweather" style:font-name-complex="Merriweather"/>
    </style:style>
    <style:style style:name="T20_114" style:family="text">
      <style:text-properties fo:background-color="#ffffff" style:font-name="Merriweather" style:font-name-asian="Merriweather" style:font-name-complex="Merriweather"/>
    </style:style>
    <style:style style:name="T20_115" style:family="text">
      <style:text-properties fo:background-color="#ffffff" style:font-name="Merriweather" style:font-name-asian="Merriweather" style:font-name-complex="Merriweather"/>
    </style:style>
    <style:style style:name="T20_116" style:family="text">
      <style:text-properties fo:background-color="#ffffff" style:font-name="Merriweather" style:font-name-asian="Merriweather" style:font-name-complex="Merriweather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fo:background-color="#ffffff" style:font-name="Merriweather" style:font-name-asian="Merriweather" style:font-name-complex="Merriweather"/>
    </style:style>
    <style:style style:name="T21_2" style:family="text">
      <style:text-properties fo:background-color="#ffffff" style:font-name="Merriweather" style:font-name-asian="Merriweather" style:font-name-complex="Merriweather"/>
    </style:style>
    <style:style style:name="T21_3" style:family="text">
      <style:text-properties fo:background-color="#ffffff" style:font-name="Merriweather" style:font-name-asian="Merriweather" style:font-name-complex="Merriweather"/>
    </style:style>
    <style:style style:name="T21_4" style:family="text">
      <style:text-properties fo:background-color="#ffffff" style:font-name="Merriweather" style:font-name-asian="Merriweather" style:font-name-complex="Merriweather"/>
    </style:style>
    <style:style style:name="T21_5" style:family="text">
      <style:text-properties fo:background-color="#ffffff" style:font-name="Merriweather" style:font-name-asian="Merriweather" style:font-name-complex="Merriweather"/>
    </style:style>
    <style:style style:name="T21_6" style:family="text">
      <style:text-properties fo:background-color="#ffffff" style:font-name="Merriweather" style:font-name-asian="Merriweather" style:font-name-complex="Merriweather"/>
    </style:style>
    <style:style style:name="T21_7" style:family="text">
      <style:text-properties fo:background-color="#ffffff" style:font-name="Merriweather" style:font-name-asian="Merriweather" style:font-name-complex="Merriweather"/>
    </style:style>
    <style:style style:name="T21_8" style:family="text">
      <style:text-properties fo:background-color="#ffffff" style:font-name="Merriweather" style:font-name-asian="Merriweather" style:font-name-complex="Merriweather"/>
    </style:style>
    <style:style style:name="T21_9" style:family="text">
      <style:text-properties fo:background-color="#ffffff" style:font-name="Merriweather" style:font-name-asian="Merriweather" style:font-name-complex="Merriweather"/>
    </style:style>
    <style:style style:name="T21_10" style:family="text">
      <style:text-properties fo:background-color="#ffffff" style:font-name="Merriweather" style:font-name-asian="Merriweather" style:font-name-complex="Merriweather"/>
    </style:style>
    <style:style style:name="T21_11" style:family="text">
      <style:text-properties fo:background-color="#ffffff" style:font-name="Merriweather" style:font-name-asian="Merriweather" style:font-name-complex="Merriweather"/>
    </style:style>
    <style:style style:name="T21_12" style:family="text">
      <style:text-properties fo:background-color="#ffffff" style:font-name="Merriweather" style:font-name-asian="Merriweather" style:font-name-complex="Merriweather"/>
    </style:style>
    <style:style style:name="T21_13" style:family="text">
      <style:text-properties fo:background-color="#ffffff" style:font-name="Merriweather" style:font-name-asian="Merriweather" style:font-name-complex="Merriweather"/>
    </style:style>
    <style:style style:name="T21_14" style:family="text">
      <style:text-properties fo:background-color="#ffffff" style:font-name="Merriweather" style:font-name-asian="Merriweather" style:font-name-complex="Merriweather"/>
    </style:style>
    <style:style style:name="T21_15" style:family="text">
      <style:text-properties fo:background-color="#ffffff" style:font-name="Merriweather" style:font-name-asian="Merriweather" style:font-name-complex="Merriweather"/>
    </style:style>
    <style:style style:name="T21_16" style:family="text">
      <style:text-properties fo:background-color="#ffffff" style:font-name="Merriweather" style:font-name-asian="Merriweather" style:font-name-complex="Merriweather"/>
    </style:style>
    <style:style style:name="T21_17" style:family="text">
      <style:text-properties fo:background-color="#ffffff" style:font-name="Merriweather" style:font-name-asian="Merriweather" style:font-name-complex="Merriweather"/>
    </style:style>
    <style:style style:name="T21_18" style:family="text">
      <style:text-properties fo:background-color="#ffffff" style:font-name="Merriweather" style:font-name-asian="Merriweather" style:font-name-complex="Merriweather"/>
    </style:style>
    <style:style style:name="T21_19" style:family="text">
      <style:text-properties fo:background-color="#ffffff" style:font-name="Merriweather" style:font-name-asian="Merriweather" style:font-name-complex="Merriweather"/>
    </style:style>
    <style:style style:name="T21_20" style:family="text">
      <style:text-properties fo:background-color="#ffffff" style:font-name="Merriweather" style:font-name-asian="Merriweather" style:font-name-complex="Merriweather"/>
    </style:style>
    <style:style style:name="T21_21" style:family="text">
      <style:text-properties fo:background-color="#ffffff" style:font-name="Merriweather" style:font-name-asian="Merriweather" style:font-name-complex="Merriweather"/>
    </style:style>
    <style:style style:name="T21_22" style:family="text">
      <style:text-properties fo:background-color="#ffffff" style:font-name="Merriweather" style:font-name-asian="Merriweather" style:font-name-complex="Merriweather"/>
    </style:style>
    <style:style style:name="T21_23" style:family="text">
      <style:text-properties fo:background-color="#ffffff" style:font-name="Merriweather" style:font-name-asian="Merriweather" style:font-name-complex="Merriweather"/>
    </style:style>
    <style:style style:name="T21_24" style:family="text">
      <style:text-properties fo:background-color="#ffffff" style:font-name="Merriweather" style:font-name-asian="Merriweather" style:font-name-complex="Merriweather"/>
    </style:style>
    <style:style style:name="T21_25" style:family="text">
      <style:text-properties fo:background-color="#ffffff" style:font-name="Merriweather" style:font-name-asian="Merriweather" style:font-name-complex="Merriweather"/>
    </style:style>
    <style:style style:name="T21_26" style:family="text">
      <style:text-properties fo:background-color="#ffffff" style:font-name="Merriweather" style:font-name-asian="Merriweather" style:font-name-complex="Merriweather"/>
    </style:style>
    <style:style style:name="T21_27" style:family="text">
      <style:text-properties fo:background-color="#ffffff" style:font-name="Merriweather" style:font-name-asian="Merriweather" style:font-name-complex="Merriweather"/>
    </style:style>
    <style:style style:name="T21_28" style:family="text">
      <style:text-properties fo:background-color="#ffffff" style:font-name="Merriweather" style:font-name-asian="Merriweather" style:font-name-complex="Merriweather"/>
    </style:style>
    <style:style style:name="T21_29" style:family="text">
      <style:text-properties fo:background-color="#ffffff" style:font-name="Merriweather" style:font-name-asian="Merriweather" style:font-name-complex="Merriweather"/>
    </style:style>
    <style:style style:name="T21_30" style:family="text">
      <style:text-properties fo:background-color="#ffffff" style:font-name="Merriweather" style:font-name-asian="Merriweather" style:font-name-complex="Merriweather"/>
    </style:style>
    <style:style style:name="T21_31" style:family="text">
      <style:text-properties fo:background-color="#ffffff" style:font-name="Merriweather" style:font-name-asian="Merriweather" style:font-name-complex="Merriweather"/>
    </style:style>
    <style:style style:name="T21_32" style:family="text">
      <style:text-properties fo:background-color="#ffffff" style:font-name="Merriweather" style:font-name-asian="Merriweather" style:font-name-complex="Merriweather"/>
    </style:style>
    <style:style style:name="T21_33" style:family="text">
      <style:text-properties fo:background-color="#ffffff" style:font-name="Merriweather" style:font-name-asian="Merriweather" style:font-name-complex="Merriweather"/>
    </style:style>
    <style:style style:name="T21_34" style:family="text">
      <style:text-properties fo:background-color="#ffffff" style:font-name="Merriweather" style:font-name-asian="Merriweather" style:font-name-complex="Merriweather"/>
    </style:style>
    <style:style style:name="T21_35" style:family="text">
      <style:text-properties fo:background-color="#ffffff" style:font-name="Merriweather" style:font-name-asian="Merriweather" style:font-name-complex="Merriweather"/>
    </style:style>
    <style:style style:name="T21_36" style:family="text">
      <style:text-properties fo:background-color="#ffffff" style:font-name="Merriweather" style:font-name-asian="Merriweather" style:font-name-complex="Merriweather"/>
    </style:style>
    <style:style style:name="T21_37" style:family="text">
      <style:text-properties fo:background-color="#ffffff" style:font-name="Merriweather" style:font-name-asian="Merriweather" style:font-name-complex="Merriweather"/>
    </style:style>
    <style:style style:name="T21_38" style:family="text">
      <style:text-properties fo:background-color="#ffffff" style:font-name="Merriweather" style:font-name-asian="Merriweather" style:font-name-complex="Merriweather"/>
    </style:style>
    <style:style style:name="T21_39" style:family="text">
      <style:text-properties fo:background-color="#ffffff" style:font-name="Merriweather" style:font-name-asian="Merriweather" style:font-name-complex="Merriweather"/>
    </style:style>
    <style:style style:name="T21_40" style:family="text">
      <style:text-properties fo:background-color="#ffffff" style:font-name="Merriweather" style:font-name-asian="Merriweather" style:font-name-complex="Merriweather"/>
    </style:style>
    <style:style style:name="T21_41" style:family="text">
      <style:text-properties fo:background-color="#ffffff" style:font-name="Merriweather" style:font-name-asian="Merriweather" style:font-name-complex="Merriweather"/>
    </style:style>
    <style:style style:name="T21_42" style:family="text">
      <style:text-properties fo:background-color="#ffffff" style:font-name="Merriweather" style:font-name-asian="Merriweather" style:font-name-complex="Merriweather"/>
    </style:style>
    <style:style style:name="T21_43" style:family="text">
      <style:text-properties fo:background-color="#ffffff" style:font-name="Merriweather" style:font-name-asian="Merriweather" style:font-name-complex="Merriweather"/>
    </style:style>
    <style:style style:name="T21_44" style:family="text">
      <style:text-properties fo:background-color="#ffffff" style:font-name="Merriweather" style:font-name-asian="Merriweather" style:font-name-complex="Merriweather"/>
    </style:style>
    <style:style style:name="T21_45" style:family="text">
      <style:text-properties fo:background-color="#ffffff" style:font-name="Merriweather" style:font-name-asian="Merriweather" style:font-name-complex="Merriweather"/>
    </style:style>
    <style:style style:name="T21_46" style:family="text">
      <style:text-properties fo:background-color="#ffffff" style:font-name="Merriweather" style:font-name-asian="Merriweather" style:font-name-complex="Merriweather"/>
    </style:style>
    <style:style style:name="T21_47" style:family="text">
      <style:text-properties fo:background-color="#ffffff" style:font-name="Merriweather" style:font-name-asian="Merriweather" style:font-name-complex="Merriweather"/>
    </style:style>
    <style:style style:name="T21_48" style:family="text">
      <style:text-properties fo:background-color="#ffffff" style:font-name="Merriweather" style:font-name-asian="Merriweather" style:font-name-complex="Merriweather"/>
    </style:style>
    <style:style style:name="T21_49" style:family="text">
      <style:text-properties fo:background-color="#ffffff" style:font-name="Merriweather" style:font-name-asian="Merriweather" style:font-name-complex="Merriweather"/>
    </style:style>
    <style:style style:name="T21_50" style:family="text">
      <style:text-properties fo:background-color="#ffffff" style:font-name="Merriweather" style:font-name-asian="Merriweather" style:font-name-complex="Merriweather"/>
    </style:style>
    <style:style style:name="T21_51" style:family="text">
      <style:text-properties fo:background-color="#ffffff" style:font-name="Merriweather" style:font-name-asian="Merriweather" style:font-name-complex="Merriweather"/>
    </style:style>
    <style:style style:name="T21_52" style:family="text">
      <style:text-properties fo:background-color="#ffffff" style:font-name="Merriweather" style:font-name-asian="Merriweather" style:font-name-complex="Merriweather"/>
    </style:style>
    <style:style style:name="T21_53" style:family="text">
      <style:text-properties fo:background-color="#ffffff" style:font-name="Merriweather" style:font-name-asian="Merriweather" style:font-name-complex="Merriweather"/>
    </style:style>
    <style:style style:name="T21_54" style:family="text">
      <style:text-properties fo:background-color="#ffffff" style:font-name="Merriweather" style:font-name-asian="Merriweather" style:font-name-complex="Merriweather"/>
    </style:style>
    <style:style style:name="T21_55" style:family="text">
      <style:text-properties fo:background-color="#ffffff" style:font-name="Merriweather" style:font-name-asian="Merriweather" style:font-name-complex="Merriweather"/>
    </style:style>
    <style:style style:name="T21_56" style:family="text">
      <style:text-properties fo:background-color="#ffffff" style:font-name="Merriweather" style:font-name-asian="Merriweather" style:font-name-complex="Merriweather"/>
    </style:style>
    <style:style style:name="T21_57" style:family="text">
      <style:text-properties fo:background-color="#ffffff" style:font-name="Merriweather" style:font-name-asian="Merriweather" style:font-name-complex="Merriweather"/>
    </style:style>
    <style:style style:name="T21_58" style:family="text">
      <style:text-properties fo:background-color="#ffffff" style:font-name="Merriweather" style:font-name-asian="Merriweather" style:font-name-complex="Merriweather"/>
    </style:style>
    <style:style style:name="T21_59" style:family="text">
      <style:text-properties fo:background-color="#ffffff" style:font-name="Merriweather" style:font-name-asian="Merriweather" style:font-name-complex="Merriweather"/>
    </style:style>
    <style:style style:name="T21_60" style:family="text">
      <style:text-properties fo:background-color="#ffffff" style:font-name="Merriweather" style:font-name-asian="Merriweather" style:font-name-complex="Merriweather"/>
    </style:style>
    <style:style style:name="T21_61" style:family="text">
      <style:text-properties fo:background-color="#ffffff" style:font-name="Merriweather" style:font-name-asian="Merriweather" style:font-name-complex="Merriweather"/>
    </style:style>
    <style:style style:name="T21_62" style:family="text">
      <style:text-properties fo:background-color="#ffffff" style:font-name="Merriweather" style:font-name-asian="Merriweather" style:font-name-complex="Merriweather"/>
    </style:style>
    <style:style style:name="T21_63" style:family="text">
      <style:text-properties fo:background-color="#ffffff" style:font-name="Merriweather" style:font-name-asian="Merriweather" style:font-name-complex="Merriweather"/>
    </style:style>
    <style:style style:name="T21_64" style:family="text">
      <style:text-properties fo:background-color="#ffffff" style:font-name="Merriweather" style:font-name-asian="Merriweather" style:font-name-complex="Merriweather"/>
    </style:style>
    <style:style style:name="T21_65" style:family="text">
      <style:text-properties fo:background-color="#ffffff" style:font-name="Merriweather" style:font-name-asian="Merriweather" style:font-name-complex="Merriweather"/>
    </style:style>
    <style:style style:name="T21_66" style:family="text">
      <style:text-properties fo:background-color="#ffffff" style:font-name="Merriweather" style:font-name-asian="Merriweather" style:font-name-complex="Merriweather"/>
    </style:style>
    <style:style style:name="T21_67" style:family="text">
      <style:text-properties fo:background-color="#ffffff" style:font-name="Merriweather" style:font-name-asian="Merriweather" style:font-name-complex="Merriweather"/>
    </style:style>
    <style:style style:name="T21_68" style:family="text">
      <style:text-properties fo:background-color="#ffffff" style:font-name="Merriweather" style:font-name-asian="Merriweather" style:font-name-complex="Merriweather"/>
    </style:style>
    <style:style style:name="T21_69" style:family="text">
      <style:text-properties fo:background-color="#ffffff" style:font-name="Merriweather" style:font-name-asian="Merriweather" style:font-name-complex="Merriweather"/>
    </style:style>
    <style:style style:name="T21_70" style:family="text">
      <style:text-properties fo:background-color="#ffffff" style:font-name="Merriweather" style:font-name-asian="Merriweather" style:font-name-complex="Merriweather"/>
    </style:style>
    <style:style style:name="T21_71" style:family="text">
      <style:text-properties fo:background-color="#ffffff" style:font-name="Merriweather" style:font-name-asian="Merriweather" style:font-name-complex="Merriweather"/>
    </style:style>
    <style:style style:name="T21_72" style:family="text">
      <style:text-properties fo:background-color="#ffffff" style:font-name="Merriweather" style:font-name-asian="Merriweather" style:font-name-complex="Merriweather"/>
    </style:style>
    <style:style style:name="T21_73" style:family="text">
      <style:text-properties fo:background-color="#ffffff" style:font-name="Merriweather" style:font-name-asian="Merriweather" style:font-name-complex="Merriweather"/>
    </style:style>
    <style:style style:name="T21_74" style:family="text">
      <style:text-properties fo:background-color="#ffffff" style:font-name="Merriweather" style:font-name-asian="Merriweather" style:font-name-complex="Merriweather"/>
    </style:style>
    <style:style style:name="T21_75" style:family="text">
      <style:text-properties fo:background-color="#ffffff" style:font-name="Merriweather" style:font-name-asian="Merriweather" style:font-name-complex="Merriweather"/>
    </style:style>
    <style:style style:name="T21_76" style:family="text">
      <style:text-properties fo:background-color="#ffffff" style:font-name="Merriweather" style:font-name-asian="Merriweather" style:font-name-complex="Merriweather"/>
    </style:style>
    <style:style style:name="T21_77" style:family="text">
      <style:text-properties fo:background-color="#ffffff" style:font-name="Merriweather" style:font-name-asian="Merriweather" style:font-name-complex="Merriweather"/>
    </style:style>
    <style:style style:name="T21_78" style:family="text">
      <style:text-properties fo:background-color="#ffffff" style:font-name="Merriweather" style:font-name-asian="Merriweather" style:font-name-complex="Merriweather"/>
    </style:style>
    <style:style style:name="T21_79" style:family="text">
      <style:text-properties fo:background-color="#ffffff" style:font-name="Merriweather" style:font-name-asian="Merriweather" style:font-name-complex="Merriweather"/>
    </style:style>
    <style:style style:name="T21_80" style:family="text">
      <style:text-properties fo:background-color="#ffffff" style:font-name="Merriweather" style:font-name-asian="Merriweather" style:font-name-complex="Merriweather"/>
    </style:style>
    <style:style style:name="T21_81" style:family="text">
      <style:text-properties fo:background-color="#ffffff" style:font-name="Merriweather" style:font-name-asian="Merriweather" style:font-name-complex="Merriweather"/>
    </style:style>
    <style:style style:name="T21_82" style:family="text">
      <style:text-properties fo:background-color="#ffffff" style:font-name="Merriweather" style:font-name-asian="Merriweather" style:font-name-complex="Merriweather"/>
    </style:style>
    <style:style style:name="T21_83" style:family="text">
      <style:text-properties fo:background-color="#ffffff" style:font-name="Merriweather" style:font-name-asian="Merriweather" style:font-name-complex="Merriweather"/>
    </style:style>
    <style:style style:name="T21_84" style:family="text">
      <style:text-properties fo:background-color="#ffffff" style:font-name="Merriweather" style:font-name-asian="Merriweather" style:font-name-complex="Merriweather"/>
    </style:style>
    <style:style style:name="T21_85" style:family="text">
      <style:text-properties fo:background-color="#ffffff" style:font-name="Merriweather" style:font-name-asian="Merriweather" style:font-name-complex="Merriweather"/>
    </style:style>
    <style:style style:name="T21_86" style:family="text">
      <style:text-properties fo:background-color="#ffffff" style:font-name="Merriweather" style:font-name-asian="Merriweather" style:font-name-complex="Merriweather"/>
    </style:style>
    <style:style style:name="T21_87" style:family="text">
      <style:text-properties fo:background-color="#ffffff" style:font-name="Merriweather" style:font-name-asian="Merriweather" style:font-name-complex="Merriweather"/>
    </style:style>
    <style:style style:name="T21_88" style:family="text">
      <style:text-properties fo:background-color="#ffffff" style:font-name="Merriweather" style:font-name-asian="Merriweather" style:font-name-complex="Merriweather"/>
    </style:style>
    <style:style style:name="T21_89" style:family="text">
      <style:text-properties fo:background-color="#ffffff" style:font-name="Merriweather" style:font-name-asian="Merriweather" style:font-name-complex="Merriweather"/>
    </style:style>
    <style:style style:name="T21_90" style:family="text">
      <style:text-properties fo:background-color="#ffffff" style:font-name="Merriweather" style:font-name-asian="Merriweather" style:font-name-complex="Merriweather"/>
    </style:style>
    <style:style style:name="T21_91" style:family="text">
      <style:text-properties fo:background-color="#ffffff" style:font-name="Merriweather" style:font-name-asian="Merriweather" style:font-name-complex="Merriweather"/>
    </style:style>
    <style:style style:name="T21_92" style:family="text">
      <style:text-properties fo:background-color="#ffffff" style:font-name="Merriweather" style:font-name-asian="Merriweather" style:font-name-complex="Merriweather"/>
    </style:style>
    <style:style style:name="T21_93" style:family="text">
      <style:text-properties fo:background-color="#ffffff" style:font-name="Merriweather" style:font-name-asian="Merriweather" style:font-name-complex="Merriweather"/>
    </style:style>
    <style:style style:name="T21_94" style:family="text">
      <style:text-properties fo:background-color="#ffffff" style:font-name="Merriweather" style:font-name-asian="Merriweather" style:font-name-complex="Merriweather"/>
    </style:style>
    <style:style style:name="T21_95" style:family="text">
      <style:text-properties fo:background-color="#ffffff" style:font-name="Merriweather" style:font-name-asian="Merriweather" style:font-name-complex="Merriweather"/>
    </style:style>
    <style:style style:name="T21_96" style:family="text">
      <style:text-properties fo:background-color="#ffffff" style:font-name="Merriweather" style:font-name-asian="Merriweather" style:font-name-complex="Merriweather"/>
    </style:style>
    <style:style style:name="T21_97" style:family="text">
      <style:text-properties fo:background-color="#ffffff" style:font-name="Merriweather" style:font-name-asian="Merriweather" style:font-name-complex="Merriweather"/>
    </style:style>
    <style:style style:name="T21_98" style:family="text">
      <style:text-properties fo:background-color="#ffffff" style:font-name="Merriweather" style:font-name-asian="Merriweather" style:font-name-complex="Merriweather"/>
    </style:style>
    <style:style style:name="T21_99" style:family="text">
      <style:text-properties fo:background-color="#ffffff" style:font-name="Merriweather" style:font-name-asian="Merriweather" style:font-name-complex="Merriweather"/>
    </style:style>
    <style:style style:name="T21_100" style:family="text">
      <style:text-properties fo:background-color="#ffffff" style:font-name="Merriweather" style:font-name-asian="Merriweather" style:font-name-complex="Merriweather"/>
    </style:style>
    <style:style style:name="T21_101" style:family="text">
      <style:text-properties fo:background-color="#ffffff" style:font-name="Merriweather" style:font-name-asian="Merriweather" style:font-name-complex="Merriweather"/>
    </style:style>
    <style:style style:name="T21_102" style:family="text">
      <style:text-properties fo:background-color="#ffffff" style:font-name="Merriweather" style:font-name-asian="Merriweather" style:font-name-complex="Merriweather"/>
    </style:style>
    <style:style style:name="T21_103" style:family="text">
      <style:text-properties fo:background-color="#ffffff" style:font-name="Merriweather" style:font-name-asian="Merriweather" style:font-name-complex="Merriweather"/>
    </style:style>
    <style:style style:name="T21_104" style:family="text">
      <style:text-properties fo:background-color="#ffffff" style:font-name="Merriweather" style:font-name-asian="Merriweather" style:font-name-complex="Merriweather"/>
    </style:style>
    <style:style style:name="T21_105" style:family="text">
      <style:text-properties fo:background-color="#ffffff" style:font-name="Merriweather" style:font-name-asian="Merriweather" style:font-name-complex="Merriweather"/>
    </style:style>
    <style:style style:name="T21_106" style:family="text">
      <style:text-properties fo:background-color="#ffffff" style:font-name="Merriweather" style:font-name-asian="Merriweather" style:font-name-complex="Merriweather"/>
    </style:style>
    <style:style style:name="T21_107" style:family="text">
      <style:text-properties fo:background-color="#ffffff" style:font-name="Merriweather" style:font-name-asian="Merriweather" style:font-name-complex="Merriweather"/>
    </style:style>
    <style:style style:name="T21_108" style:family="text">
      <style:text-properties fo:background-color="#ffffff" style:font-name="Merriweather" style:font-name-asian="Merriweather" style:font-name-complex="Merriweather"/>
    </style:style>
    <style:style style:name="T21_109" style:family="text">
      <style:text-properties fo:background-color="#ffffff" style:font-name="Merriweather" style:font-name-asian="Merriweather" style:font-name-complex="Merriweather"/>
    </style:style>
    <style:style style:name="T21_110" style:family="text">
      <style:text-properties fo:background-color="#ffffff" style:font-name="Merriweather" style:font-name-asian="Merriweather" style:font-name-complex="Merriweather"/>
    </style:style>
    <style:style style:name="T21_111" style:family="text">
      <style:text-properties fo:background-color="#ffffff" style:font-name="Merriweather" style:font-name-asian="Merriweather" style:font-name-complex="Merriweather"/>
    </style:style>
    <style:style style:name="T21_112" style:family="text">
      <style:text-properties fo:background-color="#ffffff" style:font-name="Merriweather" style:font-name-asian="Merriweather" style:font-name-complex="Merriweather"/>
    </style:style>
    <style:style style:name="T21_113" style:family="text">
      <style:text-properties fo:background-color="#ffffff" style:font-name="Merriweather" style:font-name-asian="Merriweather" style:font-name-complex="Merriweather"/>
    </style:style>
    <style:style style:name="T21_114" style:family="text">
      <style:text-properties fo:background-color="#ffffff" style:font-name="Merriweather" style:font-name-asian="Merriweather" style:font-name-complex="Merriweather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fo:background-color="#ffffff" style:font-name="Merriweather" style:font-name-asian="Merriweather" style:font-name-complex="Merriweather"/>
    </style:style>
    <style:style style:name="T22_2" style:family="text">
      <style:text-properties fo:background-color="#ffffff" style:font-name="Merriweather" style:font-name-asian="Merriweather" style:font-name-complex="Merriweather"/>
    </style:style>
    <style:style style:name="T22_3" style:family="text">
      <style:text-properties fo:background-color="#ffffff" style:font-name="Merriweather" style:font-name-asian="Merriweather" style:font-name-complex="Merriweather"/>
    </style:style>
    <style:style style:name="T22_4" style:family="text">
      <style:text-properties fo:background-color="#ffffff" style:font-name="Merriweather" style:font-name-asian="Merriweather" style:font-name-complex="Merriweather"/>
    </style:style>
    <style:style style:name="T22_5" style:family="text">
      <style:text-properties fo:background-color="#ffffff" style:font-name="Merriweather" style:font-name-asian="Merriweather" style:font-name-complex="Merriweather"/>
    </style:style>
    <style:style style:name="T22_6" style:family="text">
      <style:text-properties fo:background-color="#ffffff" style:font-name="Merriweather" style:font-name-asian="Merriweather" style:font-name-complex="Merriweather"/>
    </style:style>
    <style:style style:name="T22_7" style:family="text">
      <style:text-properties fo:background-color="#ffffff" style:font-name="Merriweather" style:font-name-asian="Merriweather" style:font-name-complex="Merriweather"/>
    </style:style>
    <style:style style:name="T22_8" style:family="text">
      <style:text-properties fo:background-color="#ffffff" style:font-name="Merriweather" style:font-name-asian="Merriweather" style:font-name-complex="Merriweather"/>
    </style:style>
    <style:style style:name="T22_9" style:family="text">
      <style:text-properties fo:background-color="#ffffff" style:font-name="Merriweather" style:font-name-asian="Merriweather" style:font-name-complex="Merriweather"/>
    </style:style>
    <style:style style:name="T22_10" style:family="text">
      <style:text-properties fo:background-color="#ffffff" style:font-name="Merriweather" style:font-name-asian="Merriweather" style:font-name-complex="Merriweather"/>
    </style:style>
    <style:style style:name="T22_11" style:family="text">
      <style:text-properties fo:background-color="#ffffff" style:font-name="Merriweather" style:font-name-asian="Merriweather" style:font-name-complex="Merriweather"/>
    </style:style>
    <style:style style:name="T22_12" style:family="text">
      <style:text-properties fo:background-color="#ffffff" style:font-name="Merriweather" style:font-name-asian="Merriweather" style:font-name-complex="Merriweather"/>
    </style:style>
    <style:style style:name="T22_13" style:family="text">
      <style:text-properties fo:background-color="#ffffff" style:font-name="Merriweather" style:font-name-asian="Merriweather" style:font-name-complex="Merriweather"/>
    </style:style>
    <style:style style:name="T22_14" style:family="text">
      <style:text-properties fo:background-color="#ffffff" style:font-name="Merriweather" style:font-name-asian="Merriweather" style:font-name-complex="Merriweather"/>
    </style:style>
    <style:style style:name="T22_15" style:family="text">
      <style:text-properties fo:background-color="#ffffff" style:font-name="Merriweather" style:font-name-asian="Merriweather" style:font-name-complex="Merriweather"/>
    </style:style>
    <style:style style:name="T22_16" style:family="text">
      <style:text-properties fo:background-color="#ffffff" style:font-name="Merriweather" style:font-name-asian="Merriweather" style:font-name-complex="Merriweather"/>
    </style:style>
    <style:style style:name="T22_17" style:family="text">
      <style:text-properties fo:background-color="#ffffff" style:font-name="Merriweather" style:font-name-asian="Merriweather" style:font-name-complex="Merriweather"/>
    </style:style>
    <style:style style:name="T22_18" style:family="text">
      <style:text-properties fo:background-color="#ffffff" style:font-name="Merriweather" style:font-name-asian="Merriweather" style:font-name-complex="Merriweather"/>
    </style:style>
    <style:style style:name="T22_19" style:family="text">
      <style:text-properties fo:background-color="#ffffff" style:font-name="Merriweather" style:font-name-asian="Merriweather" style:font-name-complex="Merriweather"/>
    </style:style>
    <style:style style:name="T22_20" style:family="text">
      <style:text-properties fo:background-color="#ffffff" style:font-name="Merriweather" style:font-name-asian="Merriweather" style:font-name-complex="Merriweather"/>
    </style:style>
    <style:style style:name="T22_21" style:family="text">
      <style:text-properties fo:background-color="#ffffff" style:font-name="Merriweather" style:font-name-asian="Merriweather" style:font-name-complex="Merriweather"/>
    </style:style>
    <style:style style:name="T22_22" style:family="text">
      <style:text-properties fo:background-color="#ffffff" style:font-name="Merriweather" style:font-name-asian="Merriweather" style:font-name-complex="Merriweather"/>
    </style:style>
    <style:style style:name="T22_23" style:family="text">
      <style:text-properties fo:background-color="#ffffff" style:font-name="Merriweather" style:font-name-asian="Merriweather" style:font-name-complex="Merriweather"/>
    </style:style>
    <style:style style:name="T22_24" style:family="text">
      <style:text-properties fo:background-color="#ffffff" style:font-name="Merriweather" style:font-name-asian="Merriweather" style:font-name-complex="Merriweather"/>
    </style:style>
    <style:style style:name="T22_25" style:family="text">
      <style:text-properties fo:background-color="#ffffff" style:font-name="Merriweather" style:font-name-asian="Merriweather" style:font-name-complex="Merriweather"/>
    </style:style>
    <style:style style:name="T22_26" style:family="text">
      <style:text-properties fo:background-color="#ffffff" style:font-name="Merriweather" style:font-name-asian="Merriweather" style:font-name-complex="Merriweather"/>
    </style:style>
    <style:style style:name="T22_27" style:family="text">
      <style:text-properties fo:background-color="#ffffff" style:font-name="Merriweather" style:font-name-asian="Merriweather" style:font-name-complex="Merriweather"/>
    </style:style>
    <style:style style:name="T22_28" style:family="text">
      <style:text-properties fo:background-color="#ffffff" style:font-name="Merriweather" style:font-name-asian="Merriweather" style:font-name-complex="Merriweather"/>
    </style:style>
    <style:style style:name="T22_29" style:family="text">
      <style:text-properties fo:background-color="#ffffff" style:font-name="Merriweather" style:font-name-asian="Merriweather" style:font-name-complex="Merriweather"/>
    </style:style>
    <style:style style:name="T22_30" style:family="text">
      <style:text-properties fo:background-color="#ffffff" style:font-name="Merriweather" style:font-name-asian="Merriweather" style:font-name-complex="Merriweather"/>
    </style:style>
    <style:style style:name="T22_31" style:family="text">
      <style:text-properties fo:background-color="#ffffff" style:font-name="Merriweather" style:font-name-asian="Merriweather" style:font-name-complex="Merriweather"/>
    </style:style>
    <style:style style:name="T22_32" style:family="text">
      <style:text-properties fo:background-color="#ffffff" style:font-name="Merriweather" style:font-name-asian="Merriweather" style:font-name-complex="Merriweather"/>
    </style:style>
    <style:style style:name="T22_33" style:family="text">
      <style:text-properties fo:background-color="#ffffff" style:font-name="Merriweather" style:font-name-asian="Merriweather" style:font-name-complex="Merriweather"/>
    </style:style>
    <style:style style:name="T22_34" style:family="text">
      <style:text-properties fo:background-color="#ffffff" style:font-name="Merriweather" style:font-name-asian="Merriweather" style:font-name-complex="Merriweather"/>
    </style:style>
    <style:style style:name="T22_35" style:family="text">
      <style:text-properties fo:background-color="#ffffff" style:font-name="Merriweather" style:font-name-asian="Merriweather" style:font-name-complex="Merriweather"/>
    </style:style>
    <style:style style:name="T22_36" style:family="text">
      <style:text-properties fo:background-color="#ffffff" style:font-name="Merriweather" style:font-name-asian="Merriweather" style:font-name-complex="Merriweather"/>
    </style:style>
    <style:style style:name="T22_37" style:family="text">
      <style:text-properties fo:background-color="#ffffff" style:font-name="Merriweather" style:font-name-asian="Merriweather" style:font-name-complex="Merriweather"/>
    </style:style>
    <style:style style:name="T22_38" style:family="text">
      <style:text-properties fo:background-color="#ffffff" style:font-name="Merriweather" style:font-name-asian="Merriweather" style:font-name-complex="Merriweather"/>
    </style:style>
    <style:style style:name="T22_39" style:family="text">
      <style:text-properties fo:background-color="#ffffff" style:font-name="Merriweather" style:font-name-asian="Merriweather" style:font-name-complex="Merriweather"/>
    </style:style>
    <style:style style:name="T22_40" style:family="text">
      <style:text-properties fo:background-color="#ffffff" style:font-name="Merriweather" style:font-name-asian="Merriweather" style:font-name-complex="Merriweather"/>
    </style:style>
    <style:style style:name="T22_41" style:family="text">
      <style:text-properties fo:background-color="#ffffff" style:font-name="Merriweather" style:font-name-asian="Merriweather" style:font-name-complex="Merriweather"/>
    </style:style>
    <style:style style:name="T22_42" style:family="text">
      <style:text-properties fo:background-color="#ffffff" style:font-name="Merriweather" style:font-name-asian="Merriweather" style:font-name-complex="Merriweather"/>
    </style:style>
    <style:style style:name="T22_43" style:family="text">
      <style:text-properties fo:background-color="#ffffff" style:font-name="Merriweather" style:font-name-asian="Merriweather" style:font-name-complex="Merriweather"/>
    </style:style>
    <style:style style:name="T22_44" style:family="text">
      <style:text-properties fo:background-color="#ffffff" style:font-name="Merriweather" style:font-name-asian="Merriweather" style:font-name-complex="Merriweather"/>
    </style:style>
    <style:style style:name="T22_45" style:family="text">
      <style:text-properties fo:background-color="#ffffff" style:font-name="Merriweather" style:font-name-asian="Merriweather" style:font-name-complex="Merriweather"/>
    </style:style>
    <style:style style:name="T22_46" style:family="text">
      <style:text-properties fo:background-color="#ffffff" style:font-name="Merriweather" style:font-name-asian="Merriweather" style:font-name-complex="Merriweather"/>
    </style:style>
    <style:style style:name="T22_47" style:family="text">
      <style:text-properties fo:background-color="#ffffff" style:font-name="Merriweather" style:font-name-asian="Merriweather" style:font-name-complex="Merriweather"/>
    </style:style>
    <style:style style:name="T22_48" style:family="text">
      <style:text-properties fo:background-color="#ffffff" style:font-name="Merriweather" style:font-name-asian="Merriweather" style:font-name-complex="Merriweather"/>
    </style:style>
    <style:style style:name="T22_49" style:family="text">
      <style:text-properties fo:background-color="#ffffff" style:font-name="Merriweather" style:font-name-asian="Merriweather" style:font-name-complex="Merriweather"/>
    </style:style>
    <style:style style:name="T22_50" style:family="text">
      <style:text-properties fo:background-color="#ffffff" style:font-name="Merriweather" style:font-name-asian="Merriweather" style:font-name-complex="Merriweather"/>
    </style:style>
    <style:style style:name="T22_51" style:family="text">
      <style:text-properties fo:background-color="#ffffff" style:font-name="Merriweather" style:font-name-asian="Merriweather" style:font-name-complex="Merriweather"/>
    </style:style>
    <style:style style:name="T22_52" style:family="text">
      <style:text-properties fo:background-color="#ffffff" style:font-name="Merriweather" style:font-name-asian="Merriweather" style:font-name-complex="Merriweather"/>
    </style:style>
    <style:style style:name="T22_53" style:family="text">
      <style:text-properties fo:background-color="#ffffff" style:font-name="Merriweather" style:font-name-asian="Merriweather" style:font-name-complex="Merriweather"/>
    </style:style>
    <style:style style:name="T22_54" style:family="text">
      <style:text-properties fo:background-color="#ffffff" style:font-name="Merriweather" style:font-name-asian="Merriweather" style:font-name-complex="Merriweather"/>
    </style:style>
    <style:style style:name="T22_55" style:family="text">
      <style:text-properties fo:background-color="#ffffff" style:font-name="Merriweather" style:font-name-asian="Merriweather" style:font-name-complex="Merriweather"/>
    </style:style>
    <style:style style:name="T22_56" style:family="text">
      <style:text-properties fo:background-color="#ffffff" style:font-name="Merriweather" style:font-name-asian="Merriweather" style:font-name-complex="Merriweather"/>
    </style:style>
    <style:style style:name="T22_57" style:family="text">
      <style:text-properties fo:background-color="#ffffff" style:font-name="Merriweather" style:font-name-asian="Merriweather" style:font-name-complex="Merriweather"/>
    </style:style>
    <style:style style:name="T22_58" style:family="text">
      <style:text-properties fo:background-color="#ffffff" style:font-name="Merriweather" style:font-name-asian="Merriweather" style:font-name-complex="Merriweather"/>
    </style:style>
    <style:style style:name="T22_59" style:family="text">
      <style:text-properties fo:background-color="#ffffff" style:font-name="Merriweather" style:font-name-asian="Merriweather" style:font-name-complex="Merriweather"/>
    </style:style>
    <style:style style:name="T22_60" style:family="text">
      <style:text-properties fo:background-color="#ffffff" style:font-name="Merriweather" style:font-name-asian="Merriweather" style:font-name-complex="Merriweather"/>
    </style:style>
    <style:style style:name="T22_61" style:family="text">
      <style:text-properties fo:background-color="#ffffff" style:font-name="Merriweather" style:font-name-asian="Merriweather" style:font-name-complex="Merriweather"/>
    </style:style>
    <style:style style:name="T22_62" style:family="text">
      <style:text-properties fo:background-color="#ffffff" style:font-name="Merriweather" style:font-name-asian="Merriweather" style:font-name-complex="Merriweather"/>
    </style:style>
    <style:style style:name="T22_63" style:family="text">
      <style:text-properties fo:background-color="#ffffff" style:font-name="Merriweather" style:font-name-asian="Merriweather" style:font-name-complex="Merriweather"/>
    </style:style>
    <style:style style:name="T22_64" style:family="text">
      <style:text-properties fo:background-color="#ffffff" style:font-name="Merriweather" style:font-name-asian="Merriweather" style:font-name-complex="Merriweather"/>
    </style:style>
    <style:style style:name="T22_65" style:family="text">
      <style:text-properties fo:background-color="#ffffff" style:font-name="Merriweather" style:font-name-asian="Merriweather" style:font-name-complex="Merriweather"/>
    </style:style>
    <style:style style:name="T22_66" style:family="text">
      <style:text-properties fo:background-color="#ffffff" style:font-name="Merriweather" style:font-name-asian="Merriweather" style:font-name-complex="Merriweather"/>
    </style:style>
    <style:style style:name="T22_67" style:family="text">
      <style:text-properties fo:background-color="#ffffff" style:font-name="Merriweather" style:font-name-asian="Merriweather" style:font-name-complex="Merriweather"/>
    </style:style>
    <style:style style:name="T22_68" style:family="text">
      <style:text-properties fo:background-color="#ffffff" style:font-name="Merriweather" style:font-name-asian="Merriweather" style:font-name-complex="Merriweather"/>
    </style:style>
    <style:style style:name="T22_69" style:family="text">
      <style:text-properties fo:background-color="#ffffff" style:font-name="Merriweather" style:font-name-asian="Merriweather" style:font-name-complex="Merriweather"/>
    </style:style>
    <style:style style:name="T22_70" style:family="text">
      <style:text-properties fo:background-color="#ffffff" style:font-name="Merriweather" style:font-name-asian="Merriweather" style:font-name-complex="Merriweather"/>
    </style:style>
    <style:style style:name="T22_71" style:family="text">
      <style:text-properties fo:background-color="#ffffff" style:font-name="Merriweather" style:font-name-asian="Merriweather" style:font-name-complex="Merriweather"/>
    </style:style>
    <style:style style:name="T22_72" style:family="text">
      <style:text-properties fo:background-color="#ffffff" style:font-name="Merriweather" style:font-name-asian="Merriweather" style:font-name-complex="Merriweather"/>
    </style:style>
    <style:style style:name="T22_73" style:family="text">
      <style:text-properties fo:background-color="#ffffff" style:font-name="Merriweather" style:font-name-asian="Merriweather" style:font-name-complex="Merriweather"/>
    </style:style>
    <style:style style:name="T22_74" style:family="text">
      <style:text-properties fo:background-color="#ffffff" style:font-name="Merriweather" style:font-name-asian="Merriweather" style:font-name-complex="Merriweather"/>
    </style:style>
    <style:style style:name="T22_75" style:family="text">
      <style:text-properties fo:background-color="#ffffff" style:font-name="Merriweather" style:font-name-asian="Merriweather" style:font-name-complex="Merriweather"/>
    </style:style>
    <style:style style:name="T22_76" style:family="text">
      <style:text-properties fo:background-color="#ffffff" style:font-name="Merriweather" style:font-name-asian="Merriweather" style:font-name-complex="Merriweather"/>
    </style:style>
    <style:style style:name="T22_77" style:family="text">
      <style:text-properties fo:background-color="#ffffff" style:font-name="Merriweather" style:font-name-asian="Merriweather" style:font-name-complex="Merriweather"/>
    </style:style>
    <style:style style:name="T22_78" style:family="text">
      <style:text-properties fo:background-color="#ffffff" style:font-name="Merriweather" style:font-name-asian="Merriweather" style:font-name-complex="Merriweather"/>
    </style:style>
    <style:style style:name="T22_79" style:family="text">
      <style:text-properties fo:background-color="#ffffff" style:font-name="Merriweather" style:font-name-asian="Merriweather" style:font-name-complex="Merriweather"/>
    </style:style>
    <style:style style:name="T22_80" style:family="text">
      <style:text-properties fo:background-color="#ffffff" style:font-name="Merriweather" style:font-name-asian="Merriweather" style:font-name-complex="Merriweather"/>
    </style:style>
    <style:style style:name="T22_81" style:family="text">
      <style:text-properties fo:background-color="#ffffff" style:font-name="Merriweather" style:font-name-asian="Merriweather" style:font-name-complex="Merriweather"/>
    </style:style>
    <style:style style:name="T22_82" style:family="text">
      <style:text-properties fo:background-color="#ffffff" style:font-name="Merriweather" style:font-name-asian="Merriweather" style:font-name-complex="Merriweather"/>
    </style:style>
    <style:style style:name="T22_83" style:family="text">
      <style:text-properties fo:background-color="#ffffff" style:font-name="Merriweather" style:font-name-asian="Merriweather" style:font-name-complex="Merriweather"/>
    </style:style>
    <style:style style:name="T22_84" style:family="text">
      <style:text-properties fo:background-color="#ffffff" style:font-name="Merriweather" style:font-name-asian="Merriweather" style:font-name-complex="Merriweather"/>
    </style:style>
    <style:style style:name="T22_85" style:family="text">
      <style:text-properties fo:background-color="#ffffff" style:font-name="Merriweather" style:font-name-asian="Merriweather" style:font-name-complex="Merriweather"/>
    </style:style>
    <style:style style:name="T22_86" style:family="text">
      <style:text-properties fo:background-color="#ffffff" style:font-name="Merriweather" style:font-name-asian="Merriweather" style:font-name-complex="Merriweather"/>
    </style:style>
    <style:style style:name="T22_87" style:family="text">
      <style:text-properties fo:background-color="#ffffff" style:font-name="Merriweather" style:font-name-asian="Merriweather" style:font-name-complex="Merriweather"/>
    </style:style>
    <style:style style:name="T22_88" style:family="text">
      <style:text-properties fo:background-color="#ffffff" style:font-name="Merriweather" style:font-name-asian="Merriweather" style:font-name-complex="Merriweather"/>
    </style:style>
    <style:style style:name="T22_89" style:family="text">
      <style:text-properties fo:background-color="#ffffff" style:font-name="Merriweather" style:font-name-asian="Merriweather" style:font-name-complex="Merriweather"/>
    </style:style>
    <style:style style:name="T22_90" style:family="text">
      <style:text-properties fo:background-color="#ffffff" style:font-name="Merriweather" style:font-name-asian="Merriweather" style:font-name-complex="Merriweather"/>
    </style:style>
    <style:style style:name="T22_91" style:family="text">
      <style:text-properties fo:background-color="#ffffff" style:font-name="Merriweather" style:font-name-asian="Merriweather" style:font-name-complex="Merriweather"/>
    </style:style>
    <style:style style:name="T22_92" style:family="text">
      <style:text-properties fo:background-color="#ffffff" style:font-name="Merriweather" style:font-name-asian="Merriweather" style:font-name-complex="Merriweather"/>
    </style:style>
    <style:style style:name="T22_93" style:family="text">
      <style:text-properties fo:background-color="#ffffff" style:font-name="Merriweather" style:font-name-asian="Merriweather" style:font-name-complex="Merriweather"/>
    </style:style>
    <style:style style:name="T22_94" style:family="text">
      <style:text-properties fo:background-color="#ffffff" style:font-name="Merriweather" style:font-name-asian="Merriweather" style:font-name-complex="Merriweather"/>
    </style:style>
    <style:style style:name="T22_95" style:family="text">
      <style:text-properties fo:background-color="#ffffff" style:font-name="Merriweather" style:font-name-asian="Merriweather" style:font-name-complex="Merriweather"/>
    </style:style>
    <style:style style:name="T22_96" style:family="text">
      <style:text-properties fo:background-color="#ffffff" style:font-name="Merriweather" style:font-name-asian="Merriweather" style:font-name-complex="Merriweather"/>
    </style:style>
    <style:style style:name="T22_97" style:family="text">
      <style:text-properties fo:background-color="#ffffff" style:font-name="Merriweather" style:font-name-asian="Merriweather" style:font-name-complex="Merriweather"/>
    </style:style>
    <style:style style:name="T22_98" style:family="text">
      <style:text-properties fo:background-color="#ffffff" style:font-name="Merriweather" style:font-name-asian="Merriweather" style:font-name-complex="Merriweather"/>
    </style:style>
    <style:style style:name="T22_99" style:family="text">
      <style:text-properties fo:background-color="#ffffff" style:font-name="Merriweather" style:font-name-asian="Merriweather" style:font-name-complex="Merriweather"/>
    </style:style>
    <style:style style:name="T22_100" style:family="text">
      <style:text-properties fo:background-color="#ffffff" style:font-name="Merriweather" style:font-name-asian="Merriweather" style:font-name-complex="Merriweather"/>
    </style:style>
    <style:style style:name="T22_101" style:family="text">
      <style:text-properties fo:background-color="#ffffff" style:font-name="Merriweather" style:font-name-asian="Merriweather" style:font-name-complex="Merriweather"/>
    </style:style>
    <style:style style:name="T22_102" style:family="text">
      <style:text-properties fo:background-color="#ffffff" style:font-name="Merriweather" style:font-name-asian="Merriweather" style:font-name-complex="Merriweather"/>
    </style:style>
    <style:style style:name="T22_103" style:family="text">
      <style:text-properties fo:background-color="#ffffff" style:font-name="Merriweather" style:font-name-asian="Merriweather" style:font-name-complex="Merriweather"/>
    </style:style>
    <style:style style:name="T22_104" style:family="text">
      <style:text-properties fo:background-color="#ffffff" style:font-name="Merriweather" style:font-name-asian="Merriweather" style:font-name-complex="Merriweather"/>
    </style:style>
    <style:style style:name="T22_105" style:family="text">
      <style:text-properties fo:background-color="#ffffff" style:font-name="Merriweather" style:font-name-asian="Merriweather" style:font-name-complex="Merriweather"/>
    </style:style>
    <style:style style:name="T22_106" style:family="text">
      <style:text-properties fo:background-color="#ffffff" style:font-name="Merriweather" style:font-name-asian="Merriweather" style:font-name-complex="Merriweather"/>
    </style:style>
    <style:style style:name="T22_107" style:family="text">
      <style:text-properties fo:background-color="#ffffff" style:font-name="Merriweather" style:font-name-asian="Merriweather" style:font-name-complex="Merriweather"/>
    </style:style>
    <style:style style:name="T22_108" style:family="text">
      <style:text-properties fo:background-color="#ffffff" style:font-name="Merriweather" style:font-name-asian="Merriweather" style:font-name-complex="Merriweather"/>
    </style:style>
    <style:style style:name="T22_109" style:family="text">
      <style:text-properties fo:background-color="#ffffff" style:font-name="Merriweather" style:font-name-asian="Merriweather" style:font-name-complex="Merriweather"/>
    </style:style>
    <style:style style:name="T22_110" style:family="text">
      <style:text-properties fo:background-color="#ffffff" style:font-name="Merriweather" style:font-name-asian="Merriweather" style:font-name-complex="Merriweather"/>
    </style:style>
    <style:style style:name="T22_111" style:family="text">
      <style:text-properties fo:background-color="#ffffff" style:font-name="Merriweather" style:font-name-asian="Merriweather" style:font-name-complex="Merriweather"/>
    </style:style>
    <style:style style:name="T22_112" style:family="text">
      <style:text-properties fo:background-color="#ffffff" style:font-name="Merriweather" style:font-name-asian="Merriweather" style:font-name-complex="Merriweather"/>
    </style:style>
    <style:style style:name="T22_113" style:family="text">
      <style:text-properties fo:background-color="#ffffff" style:font-name="Merriweather" style:font-name-asian="Merriweather" style:font-name-complex="Merriweather"/>
    </style:style>
    <style:style style:name="T22_114" style:family="text">
      <style:text-properties fo:background-color="#ffffff" style:font-name="Merriweather" style:font-name-asian="Merriweather" style:font-name-complex="Merriweather"/>
    </style:style>
    <style:style style:name="T22_115" style:family="text">
      <style:text-properties fo:background-color="#ffffff" style:font-name="Merriweather" style:font-name-asian="Merriweather" style:font-name-complex="Merriweather"/>
    </style:style>
    <style:style style:name="T22_116" style:family="text">
      <style:text-properties fo:background-color="#ffffff" style:font-name="Merriweather" style:font-name-asian="Merriweather" style:font-name-complex="Merriweather"/>
    </style:style>
    <style:style style:name="T22_117" style:family="text">
      <style:text-properties fo:background-color="#ffffff" style:font-name="Merriweather" style:font-name-asian="Merriweather" style:font-name-complex="Merriweather"/>
    </style:style>
    <style:style style:name="T22_118" style:family="text">
      <style:text-properties fo:background-color="#ffffff" style:font-name="Merriweather" style:font-name-asian="Merriweather" style:font-name-complex="Merriweather"/>
    </style:style>
    <style:style style:name="T22_119" style:family="text">
      <style:text-properties fo:background-color="#ffffff" style:font-name="Merriweather" style:font-name-asian="Merriweather" style:font-name-complex="Merriweather"/>
    </style:style>
    <style:style style:name="T22_120" style:family="text">
      <style:text-properties fo:background-color="#ffffff" style:font-name="Merriweather" style:font-name-asian="Merriweather" style:font-name-complex="Merriweather"/>
    </style:style>
    <style:style style:name="T22_121" style:family="text">
      <style:text-properties fo:background-color="#ffffff" style:font-name="Merriweather" style:font-name-asian="Merriweather" style:font-name-complex="Merriweather"/>
    </style:style>
    <style:style style:name="T22_122" style:family="text">
      <style:text-properties fo:background-color="#ffffff" style:font-name="Merriweather" style:font-name-asian="Merriweather" style:font-name-complex="Merriweather"/>
    </style:style>
    <style:style style:name="T22_123" style:family="text">
      <style:text-properties fo:background-color="#ffffff" style:font-name="Merriweather" style:font-name-asian="Merriweather" style:font-name-complex="Merriweather"/>
    </style:style>
    <style:style style:name="T22_124" style:family="text">
      <style:text-properties fo:background-color="#ffffff" style:font-name="Merriweather" style:font-name-asian="Merriweather" style:font-name-complex="Merriweather"/>
    </style:style>
    <style:style style:name="T22_125" style:family="text">
      <style:text-properties fo:background-color="#ffffff" style:font-name="Merriweather" style:font-name-asian="Merriweather" style:font-name-complex="Merriweather"/>
    </style:style>
    <style:style style:name="T22_126" style:family="text">
      <style:text-properties fo:background-color="#ffffff" style:font-name="Merriweather" style:font-name-asian="Merriweather" style:font-name-complex="Merriweather"/>
    </style:style>
    <style:style style:name="T22_127" style:family="text">
      <style:text-properties fo:background-color="#ffffff" style:font-name="Merriweather" style:font-name-asian="Merriweather" style:font-name-complex="Merriweather"/>
    </style:style>
    <style:style style:name="T22_128" style:family="text">
      <style:text-properties fo:background-color="#ffffff" style:font-name="Merriweather" style:font-name-asian="Merriweather" style:font-name-complex="Merriweather"/>
    </style:style>
    <style:style style:name="T22_129" style:family="text">
      <style:text-properties fo:background-color="#ffffff" style:font-name="Merriweather" style:font-name-asian="Merriweather" style:font-name-complex="Merriweather"/>
    </style:style>
    <style:style style:name="T22_130" style:family="text">
      <style:text-properties fo:background-color="#ffffff" style:font-name="Merriweather" style:font-name-asian="Merriweather" style:font-name-complex="Merriweather"/>
    </style:style>
    <style:style style:name="T22_131" style:family="text">
      <style:text-properties fo:background-color="#ffffff" style:font-name="Merriweather" style:font-name-asian="Merriweather" style:font-name-complex="Merriweather"/>
    </style:style>
    <style:style style:name="T22_132" style:family="text">
      <style:text-properties fo:background-color="#ffffff" style:font-name="Merriweather" style:font-name-asian="Merriweather" style:font-name-complex="Merriweather"/>
    </style:style>
    <style:style style:name="T22_133" style:family="text">
      <style:text-properties fo:background-color="#ffffff" style:font-name="Merriweather" style:font-name-asian="Merriweather" style:font-name-complex="Merriweather"/>
    </style:style>
    <style:style style:name="T22_134" style:family="text">
      <style:text-properties fo:background-color="#ffffff" style:font-name="Merriweather" style:font-name-asian="Merriweather" style:font-name-complex="Merriweather"/>
    </style:style>
    <style:style style:name="T22_135" style:family="text">
      <style:text-properties fo:background-color="#ffffff" style:font-name="Merriweather" style:font-name-asian="Merriweather" style:font-name-complex="Merriweather"/>
    </style:style>
    <style:style style:name="T22_136" style:family="text">
      <style:text-properties fo:background-color="#ffffff" style:font-name="Merriweather" style:font-name-asian="Merriweather" style:font-name-complex="Merriweather"/>
    </style:style>
    <style:style style:name="T22_137" style:family="text">
      <style:text-properties fo:background-color="#ffffff" style:font-name="Merriweather" style:font-name-asian="Merriweather" style:font-name-complex="Merriweather"/>
    </style:style>
    <style:style style:name="T22_138" style:family="text">
      <style:text-properties fo:background-color="#ffffff" style:font-name="Merriweather" style:font-name-asian="Merriweather" style:font-name-complex="Merriweather"/>
    </style:style>
    <style:style style:name="T22_139" style:family="text">
      <style:text-properties fo:background-color="#ffffff" style:font-name="Merriweather" style:font-name-asian="Merriweather" style:font-name-complex="Merriweather"/>
    </style:style>
    <style:style style:name="T22_140" style:family="text">
      <style:text-properties fo:background-color="#ffffff" style:font-name="Merriweather" style:font-name-asian="Merriweather" style:font-name-complex="Merriweather"/>
    </style:style>
    <style:style style:name="T22_141" style:family="text">
      <style:text-properties fo:background-color="#ffffff" style:font-name="Merriweather" style:font-name-asian="Merriweather" style:font-name-complex="Merriweather"/>
    </style:style>
    <style:style style:name="T22_142" style:family="text">
      <style:text-properties fo:background-color="#ffffff" style:font-name="Merriweather" style:font-name-asian="Merriweather" style:font-name-complex="Merriweather"/>
    </style:style>
    <style:style style:name="T22_143" style:family="text">
      <style:text-properties fo:background-color="#ffffff" style:font-name="Merriweather" style:font-name-asian="Merriweather" style:font-name-complex="Merriweather"/>
    </style:style>
    <style:style style:name="T22_144" style:family="text">
      <style:text-properties fo:background-color="#ffffff" style:font-name="Merriweather" style:font-name-asian="Merriweather" style:font-name-complex="Merriweather"/>
    </style:style>
    <style:style style:name="T22_145" style:family="text">
      <style:text-properties fo:background-color="#ffffff" style:font-name="Merriweather" style:font-name-asian="Merriweather" style:font-name-complex="Merriweather"/>
    </style:style>
    <style:style style:name="T22_146" style:family="text">
      <style:text-properties fo:background-color="#ffffff" style:font-name="Merriweather" style:font-name-asian="Merriweather" style:font-name-complex="Merriweather"/>
    </style:style>
    <style:style style:name="T22_147" style:family="text">
      <style:text-properties fo:background-color="#ffffff" style:font-name="Merriweather" style:font-name-asian="Merriweather" style:font-name-complex="Merriweather"/>
    </style:style>
    <style:style style:name="T22_148" style:family="text">
      <style:text-properties fo:background-color="#ffffff" style:font-name="Merriweather" style:font-name-asian="Merriweather" style:font-name-complex="Merriweather"/>
    </style:style>
    <style:style style:name="T22_149" style:family="text">
      <style:text-properties fo:background-color="#ffffff" style:font-name="Merriweather" style:font-name-asian="Merriweather" style:font-name-complex="Merriweather"/>
    </style:style>
    <style:style style:name="T22_150" style:family="text">
      <style:text-properties fo:background-color="#ffffff" style:font-name="Merriweather" style:font-name-asian="Merriweather" style:font-name-complex="Merriweather"/>
    </style:style>
    <style:style style:name="T22_151" style:family="text">
      <style:text-properties fo:background-color="#ffffff" style:font-name="Merriweather" style:font-name-asian="Merriweather" style:font-name-complex="Merriweather"/>
    </style:style>
    <style:style style:name="T22_152" style:family="text">
      <style:text-properties fo:background-color="#ffffff" style:font-name="Merriweather" style:font-name-asian="Merriweather" style:font-name-complex="Merriweather"/>
    </style:style>
    <style:style style:name="T22_153" style:family="text">
      <style:text-properties fo:background-color="#ffffff" style:font-name="Merriweather" style:font-name-asian="Merriweather" style:font-name-complex="Merriweather"/>
    </style:style>
    <style:style style:name="T22_154" style:family="text">
      <style:text-properties fo:background-color="#ffffff" style:font-name="Merriweather" style:font-name-asian="Merriweather" style:font-name-complex="Merriweather"/>
    </style:style>
    <style:style style:name="T22_155" style:family="text">
      <style:text-properties fo:background-color="#ffffff" style:font-name="Merriweather" style:font-name-asian="Merriweather" style:font-name-complex="Merriweather"/>
    </style:style>
    <style:style style:name="T22_156" style:family="text">
      <style:text-properties fo:background-color="#ffffff" style:font-name="Merriweather" style:font-name-asian="Merriweather" style:font-name-complex="Merriweather"/>
    </style:style>
    <style:style style:name="T22_157" style:family="text">
      <style:text-properties fo:background-color="#ffffff" style:font-name="Merriweather" style:font-name-asian="Merriweather" style:font-name-complex="Merriweather"/>
    </style:style>
    <style:style style:name="T22_158" style:family="text">
      <style:text-properties fo:background-color="#ffffff" style:font-name="Merriweather" style:font-name-asian="Merriweather" style:font-name-complex="Merriweather"/>
    </style:style>
    <style:style style:name="T22_159" style:family="text">
      <style:text-properties fo:background-color="#ffffff" style:font-name="Merriweather" style:font-name-asian="Merriweather" style:font-name-complex="Merriweather"/>
    </style:style>
    <style:style style:name="T22_160" style:family="text">
      <style:text-properties fo:background-color="#ffffff" style:font-name="Merriweather" style:font-name-asian="Merriweather" style:font-name-complex="Merriweather"/>
    </style:style>
    <style:style style:name="T22_161" style:family="text">
      <style:text-properties fo:background-color="#ffffff" style:font-name="Merriweather" style:font-name-asian="Merriweather" style:font-name-complex="Merriweather"/>
    </style:style>
    <style:style style:name="T22_162" style:family="text">
      <style:text-properties fo:background-color="#ffffff" style:font-name="Merriweather" style:font-name-asian="Merriweather" style:font-name-complex="Merriweather"/>
    </style:style>
    <style:style style:name="T22_163" style:family="text">
      <style:text-properties fo:background-color="#ffffff" style:font-name="Merriweather" style:font-name-asian="Merriweather" style:font-name-complex="Merriweather"/>
    </style:style>
    <style:style style:name="T22_164" style:family="text">
      <style:text-properties fo:background-color="#ffffff" style:font-name="Merriweather" style:font-name-asian="Merriweather" style:font-name-complex="Merriweather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fo:background-color="#ffffff" style:font-name="Merriweather" style:font-name-asian="Merriweather" style:font-name-complex="Merriweather"/>
    </style:style>
    <style:style style:name="T23_2" style:family="text">
      <style:text-properties fo:background-color="#ffffff" style:font-name="Merriweather" style:font-name-asian="Merriweather" style:font-name-complex="Merriweather"/>
    </style:style>
    <style:style style:name="T23_3" style:family="text">
      <style:text-properties fo:background-color="#ffffff" style:font-name="Merriweather" style:font-name-asian="Merriweather" style:font-name-complex="Merriweather"/>
    </style:style>
    <style:style style:name="T23_4" style:family="text">
      <style:text-properties fo:background-color="#ffffff" style:font-name="Merriweather" style:font-name-asian="Merriweather" style:font-name-complex="Merriweather"/>
    </style:style>
    <style:style style:name="T23_5" style:family="text">
      <style:text-properties fo:background-color="#ffffff" style:font-name="Merriweather" style:font-name-asian="Merriweather" style:font-name-complex="Merriweather"/>
    </style:style>
    <style:style style:name="T23_6" style:family="text">
      <style:text-properties fo:background-color="#ffffff" style:font-name="Merriweather" style:font-name-asian="Merriweather" style:font-name-complex="Merriweather"/>
    </style:style>
    <style:style style:name="T23_7" style:family="text">
      <style:text-properties fo:background-color="#ffffff" style:font-name="Merriweather" style:font-name-asian="Merriweather" style:font-name-complex="Merriweather"/>
    </style:style>
    <style:style style:name="T23_8" style:family="text">
      <style:text-properties fo:background-color="#ffffff" style:font-name="Merriweather" style:font-name-asian="Merriweather" style:font-name-complex="Merriweather"/>
    </style:style>
    <style:style style:name="T23_9" style:family="text">
      <style:text-properties fo:background-color="#ffffff" style:font-name="Merriweather" style:font-name-asian="Merriweather" style:font-name-complex="Merriweather"/>
    </style:style>
    <style:style style:name="T23_10" style:family="text">
      <style:text-properties fo:background-color="#ffffff" style:font-name="Merriweather" style:font-name-asian="Merriweather" style:font-name-complex="Merriweather"/>
    </style:style>
    <style:style style:name="T23_11" style:family="text">
      <style:text-properties fo:background-color="#ffffff" style:font-name="Merriweather" style:font-name-asian="Merriweather" style:font-name-complex="Merriweather"/>
    </style:style>
    <style:style style:name="T23_12" style:family="text">
      <style:text-properties fo:background-color="#ffffff" style:font-name="Merriweather" style:font-name-asian="Merriweather" style:font-name-complex="Merriweather"/>
    </style:style>
    <style:style style:name="T23_13" style:family="text">
      <style:text-properties fo:background-color="#ffffff" style:font-name="Merriweather" style:font-name-asian="Merriweather" style:font-name-complex="Merriweather"/>
    </style:style>
    <style:style style:name="T23_14" style:family="text">
      <style:text-properties fo:background-color="#ffffff" style:font-name="Merriweather" style:font-name-asian="Merriweather" style:font-name-complex="Merriweather"/>
    </style:style>
    <style:style style:name="T23_15" style:family="text">
      <style:text-properties fo:background-color="#ffffff" style:font-name="Merriweather" style:font-name-asian="Merriweather" style:font-name-complex="Merriweather"/>
    </style:style>
    <style:style style:name="T23_16" style:family="text">
      <style:text-properties fo:background-color="#ffffff" style:font-name="Merriweather" style:font-name-asian="Merriweather" style:font-name-complex="Merriweather"/>
    </style:style>
    <style:style style:name="T23_17" style:family="text">
      <style:text-properties fo:background-color="#ffffff" style:font-name="Merriweather" style:font-name-asian="Merriweather" style:font-name-complex="Merriweather"/>
    </style:style>
    <style:style style:name="T23_18" style:family="text">
      <style:text-properties fo:background-color="#ffffff" style:font-name="Merriweather" style:font-name-asian="Merriweather" style:font-name-complex="Merriweather"/>
    </style:style>
    <style:style style:name="T23_19" style:family="text">
      <style:text-properties fo:background-color="#ffffff" style:font-name="Merriweather" style:font-name-asian="Merriweather" style:font-name-complex="Merriweather"/>
    </style:style>
    <style:style style:name="T23_20" style:family="text">
      <style:text-properties fo:background-color="#ffffff" style:font-name="Merriweather" style:font-name-asian="Merriweather" style:font-name-complex="Merriweather"/>
    </style:style>
    <style:style style:name="T23_21" style:family="text">
      <style:text-properties fo:background-color="#ffffff" style:font-name="Merriweather" style:font-name-asian="Merriweather" style:font-name-complex="Merriweather"/>
    </style:style>
    <style:style style:name="T23_22" style:family="text">
      <style:text-properties fo:background-color="#ffffff" style:font-name="Merriweather" style:font-name-asian="Merriweather" style:font-name-complex="Merriweather"/>
    </style:style>
    <style:style style:name="T23_23" style:family="text">
      <style:text-properties fo:background-color="#ffffff" style:font-name="Merriweather" style:font-name-asian="Merriweather" style:font-name-complex="Merriweather"/>
    </style:style>
    <style:style style:name="T23_24" style:family="text">
      <style:text-properties fo:background-color="#ffffff" style:font-name="Merriweather" style:font-name-asian="Merriweather" style:font-name-complex="Merriweather"/>
    </style:style>
    <style:style style:name="T23_25" style:family="text">
      <style:text-properties fo:background-color="#ffffff" style:font-name="Merriweather" style:font-name-asian="Merriweather" style:font-name-complex="Merriweather"/>
    </style:style>
    <style:style style:name="T23_26" style:family="text">
      <style:text-properties fo:background-color="#ffffff" style:font-name="Merriweather" style:font-name-asian="Merriweather" style:font-name-complex="Merriweather"/>
    </style:style>
    <style:style style:name="T23_27" style:family="text">
      <style:text-properties fo:background-color="#ffffff" style:font-name="Merriweather" style:font-name-asian="Merriweather" style:font-name-complex="Merriweather"/>
    </style:style>
    <style:style style:name="T23_28" style:family="text">
      <style:text-properties fo:background-color="#ffffff" style:font-name="Merriweather" style:font-name-asian="Merriweather" style:font-name-complex="Merriweather"/>
    </style:style>
    <style:style style:name="T23_29" style:family="text">
      <style:text-properties fo:background-color="#ffffff" style:font-name="Merriweather" style:font-name-asian="Merriweather" style:font-name-complex="Merriweather"/>
    </style:style>
    <style:style style:name="T23_30" style:family="text">
      <style:text-properties fo:background-color="#ffffff" style:font-name="Merriweather" style:font-name-asian="Merriweather" style:font-name-complex="Merriweather"/>
    </style:style>
    <style:style style:name="T23_31" style:family="text">
      <style:text-properties fo:background-color="#ffffff" style:font-name="Merriweather" style:font-name-asian="Merriweather" style:font-name-complex="Merriweather"/>
    </style:style>
    <style:style style:name="T23_32" style:family="text">
      <style:text-properties fo:background-color="#ffffff" style:font-name="Merriweather" style:font-name-asian="Merriweather" style:font-name-complex="Merriweather"/>
    </style:style>
    <style:style style:name="T23_33" style:family="text">
      <style:text-properties fo:background-color="#ffffff" style:font-name="Merriweather" style:font-name-asian="Merriweather" style:font-name-complex="Merriweather"/>
    </style:style>
    <style:style style:name="T23_34" style:family="text">
      <style:text-properties fo:background-color="#ffffff" style:font-name="Merriweather" style:font-name-asian="Merriweather" style:font-name-complex="Merriweather"/>
    </style:style>
    <style:style style:name="T23_35" style:family="text">
      <style:text-properties fo:background-color="#ffffff" style:font-name="Merriweather" style:font-name-asian="Merriweather" style:font-name-complex="Merriweather"/>
    </style:style>
    <style:style style:name="T23_36" style:family="text">
      <style:text-properties fo:background-color="#ffffff" style:font-name="Merriweather" style:font-name-asian="Merriweather" style:font-name-complex="Merriweather"/>
    </style:style>
    <style:style style:name="T23_37" style:family="text">
      <style:text-properties fo:background-color="#ffffff" style:font-name="Merriweather" style:font-name-asian="Merriweather" style:font-name-complex="Merriweather"/>
    </style:style>
    <style:style style:name="T23_38" style:family="text">
      <style:text-properties fo:background-color="#ffffff" style:font-name="Merriweather" style:font-name-asian="Merriweather" style:font-name-complex="Merriweather"/>
    </style:style>
    <style:style style:name="T23_39" style:family="text">
      <style:text-properties fo:background-color="#ffffff" style:font-name="Merriweather" style:font-name-asian="Merriweather" style:font-name-complex="Merriweather"/>
    </style:style>
    <style:style style:name="T23_40" style:family="text">
      <style:text-properties fo:background-color="#ffffff" style:font-name="Merriweather" style:font-name-asian="Merriweather" style:font-name-complex="Merriweather"/>
    </style:style>
    <style:style style:name="T23_41" style:family="text">
      <style:text-properties fo:background-color="#ffffff" style:font-name="Merriweather" style:font-name-asian="Merriweather" style:font-name-complex="Merriweather"/>
    </style:style>
    <style:style style:name="T23_42" style:family="text">
      <style:text-properties fo:background-color="#ffffff" style:font-name="Merriweather" style:font-name-asian="Merriweather" style:font-name-complex="Merriweather"/>
    </style:style>
    <style:style style:name="T23_43" style:family="text">
      <style:text-properties fo:background-color="#ffffff" style:font-name="Merriweather" style:font-name-asian="Merriweather" style:font-name-complex="Merriweather"/>
    </style:style>
    <style:style style:name="T23_44" style:family="text">
      <style:text-properties fo:background-color="#ffffff" style:font-name="Merriweather" style:font-name-asian="Merriweather" style:font-name-complex="Merriweather"/>
    </style:style>
    <style:style style:name="T23_45" style:family="text">
      <style:text-properties fo:background-color="#ffffff" style:font-name="Merriweather" style:font-name-asian="Merriweather" style:font-name-complex="Merriweather"/>
    </style:style>
    <style:style style:name="T23_46" style:family="text">
      <style:text-properties fo:background-color="#ffffff" style:font-name="Merriweather" style:font-name-asian="Merriweather" style:font-name-complex="Merriweather"/>
    </style:style>
    <style:style style:name="T23_47" style:family="text">
      <style:text-properties fo:background-color="#ffffff" style:font-name="Merriweather" style:font-name-asian="Merriweather" style:font-name-complex="Merriweather"/>
    </style:style>
    <style:style style:name="T23_48" style:family="text">
      <style:text-properties fo:background-color="#ffffff" style:font-name="Merriweather" style:font-name-asian="Merriweather" style:font-name-complex="Merriweather"/>
    </style:style>
    <style:style style:name="T23_49" style:family="text">
      <style:text-properties fo:background-color="#ffffff" style:font-name="Merriweather" style:font-name-asian="Merriweather" style:font-name-complex="Merriweather"/>
    </style:style>
    <style:style style:name="T23_50" style:family="text">
      <style:text-properties fo:background-color="#ffffff" style:font-name="Merriweather" style:font-name-asian="Merriweather" style:font-name-complex="Merriweather"/>
    </style:style>
    <style:style style:name="T23_51" style:family="text">
      <style:text-properties fo:background-color="#ffffff" style:font-name="Merriweather" style:font-name-asian="Merriweather" style:font-name-complex="Merriweather"/>
    </style:style>
    <style:style style:name="T23_52" style:family="text">
      <style:text-properties fo:background-color="#ffffff" style:font-name="Merriweather" style:font-name-asian="Merriweather" style:font-name-complex="Merriweather"/>
    </style:style>
    <style:style style:name="T23_53" style:family="text">
      <style:text-properties fo:background-color="#ffffff" style:font-name="Merriweather" style:font-name-asian="Merriweather" style:font-name-complex="Merriweather"/>
    </style:style>
    <style:style style:name="T23_54" style:family="text">
      <style:text-properties fo:background-color="#ffffff" style:font-name="Merriweather" style:font-name-asian="Merriweather" style:font-name-complex="Merriweather"/>
    </style:style>
    <style:style style:name="T23_55" style:family="text">
      <style:text-properties fo:background-color="#ffffff" style:font-name="Merriweather" style:font-name-asian="Merriweather" style:font-name-complex="Merriweather"/>
    </style:style>
    <style:style style:name="T23_56" style:family="text">
      <style:text-properties fo:background-color="#ffffff" style:font-name="Merriweather" style:font-name-asian="Merriweather" style:font-name-complex="Merriweather"/>
    </style:style>
    <style:style style:name="T23_57" style:family="text">
      <style:text-properties fo:background-color="#ffffff" style:font-name="Merriweather" style:font-name-asian="Merriweather" style:font-name-complex="Merriweather"/>
    </style:style>
    <style:style style:name="T23_58" style:family="text">
      <style:text-properties fo:background-color="#ffffff" style:font-name="Merriweather" style:font-name-asian="Merriweather" style:font-name-complex="Merriweather"/>
    </style:style>
    <style:style style:name="T23_59" style:family="text">
      <style:text-properties fo:background-color="#ffffff" style:font-name="Merriweather" style:font-name-asian="Merriweather" style:font-name-complex="Merriweather"/>
    </style:style>
    <style:style style:name="T23_60" style:family="text">
      <style:text-properties fo:background-color="#ffffff" style:font-name="Merriweather" style:font-name-asian="Merriweather" style:font-name-complex="Merriweather"/>
    </style:style>
    <style:style style:name="T23_61" style:family="text">
      <style:text-properties fo:background-color="#ffffff" style:font-name="Merriweather" style:font-name-asian="Merriweather" style:font-name-complex="Merriweather"/>
    </style:style>
    <style:style style:name="T23_62" style:family="text">
      <style:text-properties fo:background-color="#ffffff" style:font-name="Merriweather" style:font-name-asian="Merriweather" style:font-name-complex="Merriweather"/>
    </style:style>
    <style:style style:name="T23_63" style:family="text">
      <style:text-properties fo:background-color="#ffffff" style:font-name="Merriweather" style:font-name-asian="Merriweather" style:font-name-complex="Merriweather"/>
    </style:style>
    <style:style style:name="T23_64" style:family="text">
      <style:text-properties fo:background-color="#ffffff" style:font-name="Merriweather" style:font-name-asian="Merriweather" style:font-name-complex="Merriweather"/>
    </style:style>
    <style:style style:name="T23_65" style:family="text">
      <style:text-properties fo:background-color="#ffffff" style:font-name="Merriweather" style:font-name-asian="Merriweather" style:font-name-complex="Merriweather"/>
    </style:style>
    <style:style style:name="T23_66" style:family="text">
      <style:text-properties fo:background-color="#ffffff" style:font-name="Merriweather" style:font-name-asian="Merriweather" style:font-name-complex="Merriweather"/>
    </style:style>
    <style:style style:name="T23_67" style:family="text">
      <style:text-properties fo:background-color="#ffffff" style:font-name="Merriweather" style:font-name-asian="Merriweather" style:font-name-complex="Merriweather"/>
    </style:style>
    <style:style style:name="T23_68" style:family="text">
      <style:text-properties fo:background-color="#ffffff" style:font-name="Merriweather" style:font-name-asian="Merriweather" style:font-name-complex="Merriweather"/>
    </style:style>
    <style:style style:name="T23_69" style:family="text">
      <style:text-properties fo:background-color="#ffffff" style:font-name="Merriweather" style:font-name-asian="Merriweather" style:font-name-complex="Merriweather"/>
    </style:style>
    <style:style style:name="T23_70" style:family="text">
      <style:text-properties fo:background-color="#ffffff" style:font-name="Merriweather" style:font-name-asian="Merriweather" style:font-name-complex="Merriweather"/>
    </style:style>
    <style:style style:name="T23_71" style:family="text">
      <style:text-properties fo:background-color="#ffffff" style:font-name="Merriweather" style:font-name-asian="Merriweather" style:font-name-complex="Merriweather"/>
    </style:style>
    <style:style style:name="T23_72" style:family="text">
      <style:text-properties fo:background-color="#ffffff" style:font-name="Merriweather" style:font-name-asian="Merriweather" style:font-name-complex="Merriweather"/>
    </style:style>
    <style:style style:name="T23_73" style:family="text">
      <style:text-properties fo:background-color="#ffffff" style:font-name="Merriweather" style:font-name-asian="Merriweather" style:font-name-complex="Merriweather"/>
    </style:style>
    <style:style style:name="T23_74" style:family="text">
      <style:text-properties fo:background-color="#ffffff" style:font-name="Merriweather" style:font-name-asian="Merriweather" style:font-name-complex="Merriweather"/>
    </style:style>
    <style:style style:name="T23_75" style:family="text">
      <style:text-properties fo:background-color="#ffffff" style:font-name="Merriweather" style:font-name-asian="Merriweather" style:font-name-complex="Merriweather"/>
    </style:style>
    <style:style style:name="T23_76" style:family="text">
      <style:text-properties fo:background-color="#ffffff" style:font-name="Merriweather" style:font-name-asian="Merriweather" style:font-name-complex="Merriweather"/>
    </style:style>
    <style:style style:name="T23_77" style:family="text">
      <style:text-properties fo:background-color="#ffffff" style:font-name="Merriweather" style:font-name-asian="Merriweather" style:font-name-complex="Merriweather"/>
    </style:style>
    <style:style style:name="T23_78" style:family="text">
      <style:text-properties fo:background-color="#ffffff" style:font-name="Merriweather" style:font-name-asian="Merriweather" style:font-name-complex="Merriweather"/>
    </style:style>
    <style:style style:name="T23_79" style:family="text">
      <style:text-properties fo:background-color="#ffffff" style:font-name="Merriweather" style:font-name-asian="Merriweather" style:font-name-complex="Merriweather"/>
    </style:style>
    <style:style style:name="T23_80" style:family="text">
      <style:text-properties fo:background-color="#ffffff" style:font-name="Merriweather" style:font-name-asian="Merriweather" style:font-name-complex="Merriweather"/>
    </style:style>
    <style:style style:name="T23_81" style:family="text">
      <style:text-properties fo:background-color="#ffffff" style:font-name="Merriweather" style:font-name-asian="Merriweather" style:font-name-complex="Merriweather"/>
    </style:style>
    <style:style style:name="T23_82" style:family="text">
      <style:text-properties fo:background-color="#ffffff" style:font-name="Merriweather" style:font-name-asian="Merriweather" style:font-name-complex="Merriweather"/>
    </style:style>
    <style:style style:name="T23_83" style:family="text">
      <style:text-properties fo:background-color="#ffffff" style:font-name="Merriweather" style:font-name-asian="Merriweather" style:font-name-complex="Merriweather"/>
    </style:style>
    <style:style style:name="T23_84" style:family="text">
      <style:text-properties fo:background-color="#ffffff" style:font-name="Merriweather" style:font-name-asian="Merriweather" style:font-name-complex="Merriweather"/>
    </style:style>
    <style:style style:name="T23_85" style:family="text">
      <style:text-properties fo:background-color="#ffffff" style:font-name="Merriweather" style:font-name-asian="Merriweather" style:font-name-complex="Merriweather"/>
    </style:style>
    <style:style style:name="T23_86" style:family="text">
      <style:text-properties fo:background-color="#ffffff" style:font-name="Merriweather" style:font-name-asian="Merriweather" style:font-name-complex="Merriweather"/>
    </style:style>
    <style:style style:name="T23_87" style:family="text">
      <style:text-properties fo:background-color="#ffffff" style:font-name="Merriweather" style:font-name-asian="Merriweather" style:font-name-complex="Merriweather"/>
    </style:style>
    <style:style style:name="T23_88" style:family="text">
      <style:text-properties fo:background-color="#ffffff" style:font-name="Merriweather" style:font-name-asian="Merriweather" style:font-name-complex="Merriweather"/>
    </style:style>
    <style:style style:name="T23_89" style:family="text">
      <style:text-properties fo:background-color="#ffffff" style:font-name="Merriweather" style:font-name-asian="Merriweather" style:font-name-complex="Merriweather"/>
    </style:style>
    <style:style style:name="T23_90" style:family="text">
      <style:text-properties fo:background-color="#ffffff" style:font-name="Merriweather" style:font-name-asian="Merriweather" style:font-name-complex="Merriweather"/>
    </style:style>
    <style:style style:name="T23_91" style:family="text">
      <style:text-properties fo:background-color="#ffffff" style:font-name="Merriweather" style:font-name-asian="Merriweather" style:font-name-complex="Merriweather"/>
    </style:style>
    <style:style style:name="T23_92" style:family="text">
      <style:text-properties fo:background-color="#ffffff" style:font-name="Merriweather" style:font-name-asian="Merriweather" style:font-name-complex="Merriweather"/>
    </style:style>
    <style:style style:name="T23_93" style:family="text">
      <style:text-properties fo:background-color="#ffffff" style:font-name="Merriweather" style:font-name-asian="Merriweather" style:font-name-complex="Merriweather"/>
    </style:style>
    <style:style style:name="T23_94" style:family="text">
      <style:text-properties fo:background-color="#ffffff" style:font-name="Merriweather" style:font-name-asian="Merriweather" style:font-name-complex="Merriweather"/>
    </style:style>
    <style:style style:name="T23_95" style:family="text">
      <style:text-properties fo:background-color="#ffffff" style:font-name="Merriweather" style:font-name-asian="Merriweather" style:font-name-complex="Merriweather"/>
    </style:style>
    <style:style style:name="T23_96" style:family="text">
      <style:text-properties fo:background-color="#ffffff" style:font-name="Merriweather" style:font-name-asian="Merriweather" style:font-name-complex="Merriweather"/>
    </style:style>
    <style:style style:name="T23_97" style:family="text">
      <style:text-properties fo:background-color="#ffffff" style:font-name="Merriweather" style:font-name-asian="Merriweather" style:font-name-complex="Merriweather"/>
    </style:style>
    <style:style style:name="T23_98" style:family="text">
      <style:text-properties fo:background-color="#ffffff" style:font-name="Merriweather" style:font-name-asian="Merriweather" style:font-name-complex="Merriweather"/>
    </style:style>
    <style:style style:name="T23_99" style:family="text">
      <style:text-properties fo:background-color="#ffffff" style:font-name="Merriweather" style:font-name-asian="Merriweather" style:font-name-complex="Merriweather"/>
    </style:style>
    <style:style style:name="T23_100" style:family="text">
      <style:text-properties fo:background-color="#ffffff" style:font-name="Merriweather" style:font-name-asian="Merriweather" style:font-name-complex="Merriweather"/>
    </style:style>
    <style:style style:name="T23_101" style:family="text">
      <style:text-properties fo:background-color="#ffffff" style:font-name="Merriweather" style:font-name-asian="Merriweather" style:font-name-complex="Merriweather"/>
    </style:style>
    <style:style style:name="T23_102" style:family="text">
      <style:text-properties fo:background-color="#ffffff" style:font-name="Merriweather" style:font-name-asian="Merriweather" style:font-name-complex="Merriweather"/>
    </style:style>
    <style:style style:name="T23_103" style:family="text">
      <style:text-properties fo:background-color="#ffffff" style:font-name="Merriweather" style:font-name-asian="Merriweather" style:font-name-complex="Merriweather"/>
    </style:style>
    <style:style style:name="T23_104" style:family="text">
      <style:text-properties fo:background-color="#ffffff" style:font-name="Merriweather" style:font-name-asian="Merriweather" style:font-name-complex="Merriweather"/>
    </style:style>
    <style:style style:name="T23_105" style:family="text">
      <style:text-properties fo:background-color="#ffffff" style:font-name="Merriweather" style:font-name-asian="Merriweather" style:font-name-complex="Merriweather"/>
    </style:style>
    <style:style style:name="T23_106" style:family="text">
      <style:text-properties fo:background-color="#ffffff" style:font-name="Merriweather" style:font-name-asian="Merriweather" style:font-name-complex="Merriweather"/>
    </style:style>
    <style:style style:name="T23_107" style:family="text">
      <style:text-properties fo:background-color="#ffffff" style:font-name="Merriweather" style:font-name-asian="Merriweather" style:font-name-complex="Merriweather"/>
    </style:style>
    <style:style style:name="T23_108" style:family="text">
      <style:text-properties fo:background-color="#ffffff" style:font-name="Merriweather" style:font-name-asian="Merriweather" style:font-name-complex="Merriweather"/>
    </style:style>
    <style:style style:name="T23_109" style:family="text">
      <style:text-properties fo:background-color="#ffffff" style:font-name="Merriweather" style:font-name-asian="Merriweather" style:font-name-complex="Merriweather"/>
    </style:style>
    <style:style style:name="T23_110" style:family="text">
      <style:text-properties fo:background-color="#ffffff" style:font-name="Merriweather" style:font-name-asian="Merriweather" style:font-name-complex="Merriweather"/>
    </style:style>
    <style:style style:name="T23_111" style:family="text">
      <style:text-properties fo:background-color="#ffffff" style:font-name="Merriweather" style:font-name-asian="Merriweather" style:font-name-complex="Merriweather"/>
    </style:style>
    <style:style style:name="T23_112" style:family="text">
      <style:text-properties fo:background-color="#ffffff" style:font-name="Merriweather" style:font-name-asian="Merriweather" style:font-name-complex="Merriweather"/>
    </style:style>
    <style:style style:name="T23_113" style:family="text">
      <style:text-properties fo:background-color="#ffffff" style:font-name="Merriweather" style:font-name-asian="Merriweather" style:font-name-complex="Merriweather"/>
    </style:style>
    <style:style style:name="T23_114" style:family="text">
      <style:text-properties fo:background-color="#ffffff" style:font-name="Merriweather" style:font-name-asian="Merriweather" style:font-name-complex="Merriweather"/>
    </style:style>
    <style:style style:name="T23_115" style:family="text">
      <style:text-properties fo:background-color="#ffffff" style:font-name="Merriweather" style:font-name-asian="Merriweather" style:font-name-complex="Merriweather"/>
    </style:style>
    <style:style style:name="T23_116" style:family="text">
      <style:text-properties fo:background-color="#ffffff" style:font-name="Merriweather" style:font-name-asian="Merriweather" style:font-name-complex="Merriweather"/>
    </style:style>
    <style:style style:name="T23_117" style:family="text">
      <style:text-properties fo:background-color="#ffffff" style:font-name="Merriweather" style:font-name-asian="Merriweather" style:font-name-complex="Merriweather"/>
    </style:style>
    <style:style style:name="T23_118" style:family="text">
      <style:text-properties fo:background-color="#ffffff" style:font-name="Merriweather" style:font-name-asian="Merriweather" style:font-name-complex="Merriweather"/>
    </style:style>
    <style:style style:name="T23_119" style:family="text">
      <style:text-properties fo:background-color="#ffffff" style:font-name="Merriweather" style:font-name-asian="Merriweather" style:font-name-complex="Merriweather"/>
    </style:style>
    <style:style style:name="T23_120" style:family="text">
      <style:text-properties fo:background-color="#ffffff" style:font-name="Merriweather" style:font-name-asian="Merriweather" style:font-name-complex="Merriweather"/>
    </style:style>
    <style:style style:name="T23_121" style:family="text">
      <style:text-properties fo:background-color="#ffffff" style:font-name="Merriweather" style:font-name-asian="Merriweather" style:font-name-complex="Merriweather"/>
    </style:style>
    <style:style style:name="T23_122" style:family="text">
      <style:text-properties fo:background-color="#ffffff" style:font-name="Merriweather" style:font-name-asian="Merriweather" style:font-name-complex="Merriweather"/>
    </style:style>
    <style:style style:name="T23_123" style:family="text">
      <style:text-properties fo:background-color="#ffffff" style:font-name="Merriweather" style:font-name-asian="Merriweather" style:font-name-complex="Merriweather"/>
    </style:style>
    <style:style style:name="T23_124" style:family="text">
      <style:text-properties fo:background-color="#ffffff" style:font-name="Merriweather" style:font-name-asian="Merriweather" style:font-name-complex="Merriweather"/>
    </style:style>
    <style:style style:name="T23_125" style:family="text">
      <style:text-properties fo:background-color="#ffffff" style:font-name="Merriweather" style:font-name-asian="Merriweather" style:font-name-complex="Merriweather"/>
    </style:style>
    <style:style style:name="T23_126" style:family="text">
      <style:text-properties fo:background-color="#ffffff" style:font-name="Merriweather" style:font-name-asian="Merriweather" style:font-name-complex="Merriweather"/>
    </style:style>
    <style:style style:name="T23_127" style:family="text">
      <style:text-properties fo:background-color="#ffffff" style:font-name="Merriweather" style:font-name-asian="Merriweather" style:font-name-complex="Merriweather"/>
    </style:style>
    <style:style style:name="T23_128" style:family="text">
      <style:text-properties fo:background-color="#ffffff" style:font-name="Merriweather" style:font-name-asian="Merriweather" style:font-name-complex="Merriweather"/>
    </style:style>
    <style:style style:name="T23_129" style:family="text">
      <style:text-properties fo:background-color="#ffffff" style:font-name="Merriweather" style:font-name-asian="Merriweather" style:font-name-complex="Merriweather"/>
    </style:style>
    <style:style style:name="T23_130" style:family="text">
      <style:text-properties fo:background-color="#ffffff" style:font-name="Merriweather" style:font-name-asian="Merriweather" style:font-name-complex="Merriweather"/>
    </style:style>
    <style:style style:name="T23_131" style:family="text">
      <style:text-properties fo:background-color="#ffffff" style:font-name="Merriweather" style:font-name-asian="Merriweather" style:font-name-complex="Merriweather"/>
    </style:style>
    <style:style style:name="T23_132" style:family="text">
      <style:text-properties fo:background-color="#ffffff" style:font-name="Merriweather" style:font-name-asian="Merriweather" style:font-name-complex="Merriweather"/>
    </style:style>
    <style:style style:name="T23_133" style:family="text">
      <style:text-properties fo:background-color="#ffffff" style:font-name="Merriweather" style:font-name-asian="Merriweather" style:font-name-complex="Merriweather"/>
    </style:style>
    <style:style style:name="T23_134" style:family="text">
      <style:text-properties fo:background-color="#ffffff" style:font-name="Merriweather" style:font-name-asian="Merriweather" style:font-name-complex="Merriweather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fo:background-color="#ffffff" style:font-name="Merriweather" style:font-name-asian="Merriweather" style:font-name-complex="Merriweather"/>
    </style:style>
    <style:style style:name="T24_2" style:family="text">
      <style:text-properties fo:background-color="#ffffff" style:font-name="Merriweather" style:font-name-asian="Merriweather" style:font-name-complex="Merriweather"/>
    </style:style>
    <style:style style:name="T24_3" style:family="text">
      <style:text-properties fo:background-color="#ffffff" style:font-name="Merriweather" style:font-name-asian="Merriweather" style:font-name-complex="Merriweather"/>
    </style:style>
    <style:style style:name="T24_4" style:family="text">
      <style:text-properties fo:background-color="#ffffff" style:font-name="Merriweather" style:font-name-asian="Merriweather" style:font-name-complex="Merriweather"/>
    </style:style>
    <style:style style:name="T24_5" style:family="text">
      <style:text-properties fo:background-color="#ffffff" style:font-name="Merriweather" style:font-name-asian="Merriweather" style:font-name-complex="Merriweather"/>
    </style:style>
    <style:style style:name="T24_6" style:family="text">
      <style:text-properties fo:background-color="#ffffff" style:font-name="Merriweather" style:font-name-asian="Merriweather" style:font-name-complex="Merriweather"/>
    </style:style>
    <style:style style:name="T24_7" style:family="text">
      <style:text-properties fo:background-color="#ffffff" style:font-name="Merriweather" style:font-name-asian="Merriweather" style:font-name-complex="Merriweather"/>
    </style:style>
    <style:style style:name="T24_8" style:family="text">
      <style:text-properties fo:background-color="#ffffff" style:font-name="Merriweather" style:font-name-asian="Merriweather" style:font-name-complex="Merriweather"/>
    </style:style>
    <style:style style:name="T24_9" style:family="text">
      <style:text-properties fo:background-color="#ffffff" style:font-name="Merriweather" style:font-name-asian="Merriweather" style:font-name-complex="Merriweather"/>
    </style:style>
    <style:style style:name="T24_10" style:family="text">
      <style:text-properties fo:background-color="#ffffff" style:font-name="Merriweather" style:font-name-asian="Merriweather" style:font-name-complex="Merriweather"/>
    </style:style>
    <style:style style:name="T24_11" style:family="text">
      <style:text-properties fo:background-color="#ffffff" style:font-name="Merriweather" style:font-name-asian="Merriweather" style:font-name-complex="Merriweather"/>
    </style:style>
    <style:style style:name="T24_12" style:family="text">
      <style:text-properties fo:background-color="#ffffff" style:font-name="Merriweather" style:font-name-asian="Merriweather" style:font-name-complex="Merriweather"/>
    </style:style>
    <style:style style:name="T24_13" style:family="text">
      <style:text-properties fo:background-color="#ffffff" style:font-name="Merriweather" style:font-name-asian="Merriweather" style:font-name-complex="Merriweather"/>
    </style:style>
    <style:style style:name="T24_14" style:family="text">
      <style:text-properties fo:background-color="#ffffff" style:font-name="Merriweather" style:font-name-asian="Merriweather" style:font-name-complex="Merriweather"/>
    </style:style>
    <style:style style:name="T24_15" style:family="text">
      <style:text-properties fo:background-color="#ffffff" style:font-name="Merriweather" style:font-name-asian="Merriweather" style:font-name-complex="Merriweather"/>
    </style:style>
    <style:style style:name="T24_16" style:family="text">
      <style:text-properties fo:background-color="#ffffff" style:font-name="Merriweather" style:font-name-asian="Merriweather" style:font-name-complex="Merriweather"/>
    </style:style>
    <style:style style:name="T24_17" style:family="text">
      <style:text-properties fo:background-color="#ffffff" style:font-name="Merriweather" style:font-name-asian="Merriweather" style:font-name-complex="Merriweather"/>
    </style:style>
    <style:style style:name="T24_18" style:family="text">
      <style:text-properties fo:background-color="#ffffff" style:font-name="Merriweather" style:font-name-asian="Merriweather" style:font-name-complex="Merriweather"/>
    </style:style>
    <style:style style:name="T24_19" style:family="text">
      <style:text-properties fo:background-color="#ffffff" style:font-name="Merriweather" style:font-name-asian="Merriweather" style:font-name-complex="Merriweather"/>
    </style:style>
    <style:style style:name="T24_20" style:family="text">
      <style:text-properties fo:background-color="#ffffff" style:font-name="Merriweather" style:font-name-asian="Merriweather" style:font-name-complex="Merriweather"/>
    </style:style>
    <style:style style:name="T24_21" style:family="text">
      <style:text-properties fo:background-color="#ffffff" style:font-name="Merriweather" style:font-name-asian="Merriweather" style:font-name-complex="Merriweather"/>
    </style:style>
    <style:style style:name="T24_22" style:family="text">
      <style:text-properties fo:background-color="#ffffff" style:font-name="Merriweather" style:font-name-asian="Merriweather" style:font-name-complex="Merriweather"/>
    </style:style>
    <style:style style:name="T24_23" style:family="text">
      <style:text-properties fo:background-color="#ffffff" style:font-name="Merriweather" style:font-name-asian="Merriweather" style:font-name-complex="Merriweather"/>
    </style:style>
    <style:style style:name="T24_24" style:family="text">
      <style:text-properties fo:background-color="#ffffff" style:font-name="Merriweather" style:font-name-asian="Merriweather" style:font-name-complex="Merriweather"/>
    </style:style>
    <style:style style:name="T24_25" style:family="text">
      <style:text-properties fo:background-color="#ffffff" style:font-name="Merriweather" style:font-name-asian="Merriweather" style:font-name-complex="Merriweather"/>
    </style:style>
    <style:style style:name="T24_26" style:family="text">
      <style:text-properties fo:background-color="#ffffff" style:font-name="Merriweather" style:font-name-asian="Merriweather" style:font-name-complex="Merriweather"/>
    </style:style>
    <style:style style:name="T24_27" style:family="text">
      <style:text-properties fo:background-color="#ffffff" style:font-name="Merriweather" style:font-name-asian="Merriweather" style:font-name-complex="Merriweather"/>
    </style:style>
    <style:style style:name="T24_28" style:family="text">
      <style:text-properties fo:background-color="#ffffff" style:font-name="Merriweather" style:font-name-asian="Merriweather" style:font-name-complex="Merriweather"/>
    </style:style>
    <style:style style:name="T24_29" style:family="text">
      <style:text-properties fo:background-color="#ffffff" style:font-name="Merriweather" style:font-name-asian="Merriweather" style:font-name-complex="Merriweather"/>
    </style:style>
    <style:style style:name="T24_30" style:family="text">
      <style:text-properties fo:background-color="#ffffff" style:font-name="Merriweather" style:font-name-asian="Merriweather" style:font-name-complex="Merriweather"/>
    </style:style>
    <style:style style:name="T24_31" style:family="text">
      <style:text-properties fo:background-color="#ffffff" style:font-name="Merriweather" style:font-name-asian="Merriweather" style:font-name-complex="Merriweather"/>
    </style:style>
    <style:style style:name="T24_32" style:family="text">
      <style:text-properties fo:background-color="#ffffff" style:font-name="Merriweather" style:font-name-asian="Merriweather" style:font-name-complex="Merriweather"/>
    </style:style>
    <style:style style:name="T24_33" style:family="text">
      <style:text-properties fo:background-color="#ffffff" style:font-name="Merriweather" style:font-name-asian="Merriweather" style:font-name-complex="Merriweather"/>
    </style:style>
    <style:style style:name="T24_34" style:family="text">
      <style:text-properties fo:background-color="#ffffff" style:font-name="Merriweather" style:font-name-asian="Merriweather" style:font-name-complex="Merriweather"/>
    </style:style>
    <style:style style:name="T24_35" style:family="text">
      <style:text-properties fo:background-color="#ffffff" style:font-name="Merriweather" style:font-name-asian="Merriweather" style:font-name-complex="Merriweather"/>
    </style:style>
    <style:style style:name="T24_36" style:family="text">
      <style:text-properties fo:background-color="#ffffff" style:font-name="Merriweather" style:font-name-asian="Merriweather" style:font-name-complex="Merriweather"/>
    </style:style>
    <style:style style:name="T24_37" style:family="text">
      <style:text-properties fo:background-color="#ffffff" style:font-name="Merriweather" style:font-name-asian="Merriweather" style:font-name-complex="Merriweather"/>
    </style:style>
    <style:style style:name="T24_38" style:family="text">
      <style:text-properties fo:background-color="#ffffff" style:font-name="Merriweather" style:font-name-asian="Merriweather" style:font-name-complex="Merriweather"/>
    </style:style>
    <style:style style:name="T24_39" style:family="text">
      <style:text-properties fo:background-color="#ffffff" style:font-name="Merriweather" style:font-name-asian="Merriweather" style:font-name-complex="Merriweather"/>
    </style:style>
    <style:style style:name="T24_40" style:family="text">
      <style:text-properties fo:background-color="#ffffff" style:font-name="Merriweather" style:font-name-asian="Merriweather" style:font-name-complex="Merriweather"/>
    </style:style>
    <style:style style:name="T24_41" style:family="text">
      <style:text-properties fo:background-color="#ffffff" style:font-name="Merriweather" style:font-name-asian="Merriweather" style:font-name-complex="Merriweather"/>
    </style:style>
    <style:style style:name="T24_42" style:family="text">
      <style:text-properties fo:background-color="#ffffff" style:font-name="Merriweather" style:font-name-asian="Merriweather" style:font-name-complex="Merriweather"/>
    </style:style>
    <style:style style:name="T24_43" style:family="text">
      <style:text-properties fo:background-color="#ffffff" style:font-name="Merriweather" style:font-name-asian="Merriweather" style:font-name-complex="Merriweather"/>
    </style:style>
    <style:style style:name="T24_44" style:family="text">
      <style:text-properties fo:background-color="#ffffff" style:font-name="Merriweather" style:font-name-asian="Merriweather" style:font-name-complex="Merriweather"/>
    </style:style>
    <style:style style:name="T24_45" style:family="text">
      <style:text-properties fo:background-color="#ffffff" style:font-name="Merriweather" style:font-name-asian="Merriweather" style:font-name-complex="Merriweather"/>
    </style:style>
    <style:style style:name="T24_46" style:family="text">
      <style:text-properties fo:background-color="#ffffff" style:font-name="Merriweather" style:font-name-asian="Merriweather" style:font-name-complex="Merriweather"/>
    </style:style>
    <style:style style:name="T24_47" style:family="text">
      <style:text-properties fo:background-color="#ffffff" style:font-name="Merriweather" style:font-name-asian="Merriweather" style:font-name-complex="Merriweather"/>
    </style:style>
    <style:style style:name="T24_48" style:family="text">
      <style:text-properties fo:background-color="#ffffff" style:font-name="Merriweather" style:font-name-asian="Merriweather" style:font-name-complex="Merriweather"/>
    </style:style>
    <style:style style:name="T24_49" style:family="text">
      <style:text-properties fo:background-color="#ffffff" style:font-name="Merriweather" style:font-name-asian="Merriweather" style:font-name-complex="Merriweather"/>
    </style:style>
    <style:style style:name="T24_50" style:family="text">
      <style:text-properties fo:background-color="#ffffff" style:font-name="Merriweather" style:font-name-asian="Merriweather" style:font-name-complex="Merriweather"/>
    </style:style>
    <style:style style:name="T24_51" style:family="text">
      <style:text-properties fo:background-color="#ffffff" style:font-name="Merriweather" style:font-name-asian="Merriweather" style:font-name-complex="Merriweather"/>
    </style:style>
    <style:style style:name="T24_52" style:family="text">
      <style:text-properties fo:background-color="#ffffff" style:font-name="Merriweather" style:font-name-asian="Merriweather" style:font-name-complex="Merriweather"/>
    </style:style>
    <style:style style:name="T24_53" style:family="text">
      <style:text-properties fo:background-color="#ffffff" style:font-name="Merriweather" style:font-name-asian="Merriweather" style:font-name-complex="Merriweather"/>
    </style:style>
    <style:style style:name="T24_54" style:family="text">
      <style:text-properties fo:background-color="#ffffff" style:font-name="Merriweather" style:font-name-asian="Merriweather" style:font-name-complex="Merriweather"/>
    </style:style>
    <style:style style:name="T24_55" style:family="text">
      <style:text-properties fo:background-color="#ffffff" style:font-name="Merriweather" style:font-name-asian="Merriweather" style:font-name-complex="Merriweather"/>
    </style:style>
    <style:style style:name="T24_56" style:family="text">
      <style:text-properties fo:background-color="#ffffff" style:font-name="Merriweather" style:font-name-asian="Merriweather" style:font-name-complex="Merriweather"/>
    </style:style>
    <style:style style:name="T24_57" style:family="text">
      <style:text-properties fo:background-color="#ffffff" style:font-name="Merriweather" style:font-name-asian="Merriweather" style:font-name-complex="Merriweather"/>
    </style:style>
    <style:style style:name="T24_58" style:family="text">
      <style:text-properties fo:background-color="#ffffff" style:font-name="Merriweather" style:font-name-asian="Merriweather" style:font-name-complex="Merriweather"/>
    </style:style>
    <style:style style:name="T24_59" style:family="text">
      <style:text-properties fo:background-color="#ffffff" style:font-name="Merriweather" style:font-name-asian="Merriweather" style:font-name-complex="Merriweather"/>
    </style:style>
    <style:style style:name="T24_60" style:family="text">
      <style:text-properties fo:background-color="#ffffff" style:font-name="Merriweather" style:font-name-asian="Merriweather" style:font-name-complex="Merriweather"/>
    </style:style>
    <style:style style:name="T24_61" style:family="text">
      <style:text-properties fo:background-color="#ffffff" style:font-name="Merriweather" style:font-name-asian="Merriweather" style:font-name-complex="Merriweather"/>
    </style:style>
    <style:style style:name="T24_62" style:family="text">
      <style:text-properties fo:background-color="#ffffff" style:font-name="Merriweather" style:font-name-asian="Merriweather" style:font-name-complex="Merriweather"/>
    </style:style>
    <style:style style:name="T24_63" style:family="text">
      <style:text-properties fo:background-color="#ffffff" style:font-name="Merriweather" style:font-name-asian="Merriweather" style:font-name-complex="Merriweather"/>
    </style:style>
    <style:style style:name="T24_64" style:family="text">
      <style:text-properties fo:background-color="#ffffff" style:font-name="Merriweather" style:font-name-asian="Merriweather" style:font-name-complex="Merriweather"/>
    </style:style>
    <style:style style:name="T24_65" style:family="text">
      <style:text-properties fo:background-color="#ffffff" style:font-name="Merriweather" style:font-name-asian="Merriweather" style:font-name-complex="Merriweather"/>
    </style:style>
    <style:style style:name="T24_66" style:family="text">
      <style:text-properties fo:background-color="#ffffff" style:font-name="Merriweather" style:font-name-asian="Merriweather" style:font-name-complex="Merriweather"/>
    </style:style>
    <style:style style:name="T24_67" style:family="text">
      <style:text-properties fo:background-color="#ffffff" style:font-name="Merriweather" style:font-name-asian="Merriweather" style:font-name-complex="Merriweather"/>
    </style:style>
    <style:style style:name="T24_68" style:family="text">
      <style:text-properties fo:background-color="#ffffff" style:font-name="Merriweather" style:font-name-asian="Merriweather" style:font-name-complex="Merriweather"/>
    </style:style>
    <style:style style:name="T24_69" style:family="text">
      <style:text-properties fo:background-color="#ffffff" style:font-name="Merriweather" style:font-name-asian="Merriweather" style:font-name-complex="Merriweather"/>
    </style:style>
    <style:style style:name="T24_70" style:family="text">
      <style:text-properties fo:background-color="#ffffff" style:font-name="Merriweather" style:font-name-asian="Merriweather" style:font-name-complex="Merriweather"/>
    </style:style>
    <style:style style:name="T24_71" style:family="text">
      <style:text-properties fo:background-color="#ffffff" style:font-name="Merriweather" style:font-name-asian="Merriweather" style:font-name-complex="Merriweather"/>
    </style:style>
    <style:style style:name="T24_72" style:family="text">
      <style:text-properties fo:background-color="#ffffff" style:font-name="Merriweather" style:font-name-asian="Merriweather" style:font-name-complex="Merriweather"/>
    </style:style>
    <style:style style:name="T24_73" style:family="text">
      <style:text-properties fo:background-color="#ffffff" style:font-name="Merriweather" style:font-name-asian="Merriweather" style:font-name-complex="Merriweather"/>
    </style:style>
    <style:style style:name="T24_74" style:family="text">
      <style:text-properties fo:background-color="#ffffff" style:font-name="Merriweather" style:font-name-asian="Merriweather" style:font-name-complex="Merriweather"/>
    </style:style>
    <style:style style:name="T24_75" style:family="text">
      <style:text-properties fo:background-color="#ffffff" style:font-name="Merriweather" style:font-name-asian="Merriweather" style:font-name-complex="Merriweather"/>
    </style:style>
    <style:style style:name="T24_76" style:family="text">
      <style:text-properties fo:background-color="#ffffff" style:font-name="Merriweather" style:font-name-asian="Merriweather" style:font-name-complex="Merriweather"/>
    </style:style>
    <style:style style:name="T24_77" style:family="text">
      <style:text-properties fo:background-color="#ffffff" style:font-name="Merriweather" style:font-name-asian="Merriweather" style:font-name-complex="Merriweather"/>
    </style:style>
    <style:style style:name="T24_78" style:family="text">
      <style:text-properties fo:background-color="#ffffff" style:font-name="Merriweather" style:font-name-asian="Merriweather" style:font-name-complex="Merriweather"/>
    </style:style>
    <style:style style:name="T24_79" style:family="text">
      <style:text-properties fo:background-color="#ffffff" style:font-name="Merriweather" style:font-name-asian="Merriweather" style:font-name-complex="Merriweather"/>
    </style:style>
    <style:style style:name="T24_80" style:family="text">
      <style:text-properties fo:background-color="#ffffff" style:font-name="Merriweather" style:font-name-asian="Merriweather" style:font-name-complex="Merriweather"/>
    </style:style>
    <style:style style:name="T24_81" style:family="text">
      <style:text-properties fo:background-color="#ffffff" style:font-name="Merriweather" style:font-name-asian="Merriweather" style:font-name-complex="Merriweather"/>
    </style:style>
    <style:style style:name="T24_82" style:family="text">
      <style:text-properties fo:background-color="#ffffff" style:font-name="Merriweather" style:font-name-asian="Merriweather" style:font-name-complex="Merriweather"/>
    </style:style>
    <style:style style:name="T24_83" style:family="text">
      <style:text-properties fo:background-color="#ffffff" style:font-name="Merriweather" style:font-name-asian="Merriweather" style:font-name-complex="Merriweather"/>
    </style:style>
    <style:style style:name="T24_84" style:family="text">
      <style:text-properties fo:background-color="#ffffff" style:font-name="Merriweather" style:font-name-asian="Merriweather" style:font-name-complex="Merriweather"/>
    </style:style>
    <style:style style:name="T24_85" style:family="text">
      <style:text-properties fo:background-color="#ffffff" style:font-name="Merriweather" style:font-name-asian="Merriweather" style:font-name-complex="Merriweather"/>
    </style:style>
    <style:style style:name="T24_86" style:family="text">
      <style:text-properties fo:background-color="#ffffff" style:font-name="Merriweather" style:font-name-asian="Merriweather" style:font-name-complex="Merriweather"/>
    </style:style>
    <style:style style:name="T24_87" style:family="text">
      <style:text-properties fo:background-color="#ffffff" style:font-name="Merriweather" style:font-name-asian="Merriweather" style:font-name-complex="Merriweather"/>
    </style:style>
    <style:style style:name="T24_88" style:family="text">
      <style:text-properties fo:background-color="#ffffff" style:font-name="Merriweather" style:font-name-asian="Merriweather" style:font-name-complex="Merriweather"/>
    </style:style>
    <style:style style:name="T24_89" style:family="text">
      <style:text-properties fo:background-color="#ffffff" style:font-name="Merriweather" style:font-name-asian="Merriweather" style:font-name-complex="Merriweather"/>
    </style:style>
    <style:style style:name="T24_90" style:family="text">
      <style:text-properties fo:background-color="#ffffff" style:font-name="Merriweather" style:font-name-asian="Merriweather" style:font-name-complex="Merriweather"/>
    </style:style>
    <style:style style:name="T24_91" style:family="text">
      <style:text-properties fo:background-color="#ffffff" style:font-name="Merriweather" style:font-name-asian="Merriweather" style:font-name-complex="Merriweather"/>
    </style:style>
    <style:style style:name="T24_92" style:family="text">
      <style:text-properties fo:background-color="#ffffff" style:font-name="Merriweather" style:font-name-asian="Merriweather" style:font-name-complex="Merriweather"/>
    </style:style>
    <style:style style:name="T24_93" style:family="text">
      <style:text-properties fo:background-color="#ffffff" style:font-name="Merriweather" style:font-name-asian="Merriweather" style:font-name-complex="Merriweather"/>
    </style:style>
    <style:style style:name="T24_94" style:family="text">
      <style:text-properties fo:background-color="#ffffff" style:font-name="Merriweather" style:font-name-asian="Merriweather" style:font-name-complex="Merriweather"/>
    </style:style>
    <style:style style:name="T24_95" style:family="text">
      <style:text-properties fo:background-color="#ffffff" style:font-name="Merriweather" style:font-name-asian="Merriweather" style:font-name-complex="Merriweather"/>
    </style:style>
    <style:style style:name="T24_96" style:family="text">
      <style:text-properties fo:background-color="#ffffff" style:font-name="Merriweather" style:font-name-asian="Merriweather" style:font-name-complex="Merriweather"/>
    </style:style>
    <style:style style:name="T24_97" style:family="text">
      <style:text-properties fo:background-color="#ffffff" style:font-name="Merriweather" style:font-name-asian="Merriweather" style:font-name-complex="Merriweather"/>
    </style:style>
    <style:style style:name="T24_98" style:family="text">
      <style:text-properties fo:background-color="#ffffff" style:font-name="Merriweather" style:font-name-asian="Merriweather" style:font-name-complex="Merriweather"/>
    </style:style>
    <style:style style:name="T24_99" style:family="text">
      <style:text-properties fo:background-color="#ffffff" style:font-name="Merriweather" style:font-name-asian="Merriweather" style:font-name-complex="Merriweather"/>
    </style:style>
    <style:style style:name="T24_100" style:family="text">
      <style:text-properties fo:background-color="#ffffff" style:font-name="Merriweather" style:font-name-asian="Merriweather" style:font-name-complex="Merriweather"/>
    </style:style>
    <style:style style:name="T24_101" style:family="text">
      <style:text-properties fo:background-color="#ffffff" style:font-name="Merriweather" style:font-name-asian="Merriweather" style:font-name-complex="Merriweather"/>
    </style:style>
    <style:style style:name="T24_102" style:family="text">
      <style:text-properties fo:background-color="#ffffff" style:font-name="Merriweather" style:font-name-asian="Merriweather" style:font-name-complex="Merriweather"/>
    </style:style>
    <style:style style:name="T24_103" style:family="text">
      <style:text-properties fo:background-color="#ffffff" style:font-name="Merriweather" style:font-name-asian="Merriweather" style:font-name-complex="Merriweather"/>
    </style:style>
    <style:style style:name="T24_104" style:family="text">
      <style:text-properties fo:background-color="#ffffff" style:font-name="Merriweather" style:font-name-asian="Merriweather" style:font-name-complex="Merriweather"/>
    </style:style>
    <style:style style:name="T24_105" style:family="text">
      <style:text-properties fo:background-color="#ffffff" style:font-name="Merriweather" style:font-name-asian="Merriweather" style:font-name-complex="Merriweather"/>
    </style:style>
    <style:style style:name="T24_106" style:family="text">
      <style:text-properties fo:background-color="#ffffff" style:font-name="Merriweather" style:font-name-asian="Merriweather" style:font-name-complex="Merriweather"/>
    </style:style>
    <style:style style:name="T24_107" style:family="text">
      <style:text-properties fo:background-color="#ffffff" style:font-name="Merriweather" style:font-name-asian="Merriweather" style:font-name-complex="Merriweather"/>
    </style:style>
    <style:style style:name="T24_108" style:family="text">
      <style:text-properties fo:background-color="#ffffff" style:font-name="Merriweather" style:font-name-asian="Merriweather" style:font-name-complex="Merriweather"/>
    </style:style>
    <style:style style:name="T24_109" style:family="text">
      <style:text-properties fo:background-color="#ffffff" style:font-name="Merriweather" style:font-name-asian="Merriweather" style:font-name-complex="Merriweather"/>
    </style:style>
    <style:style style:name="T24_110" style:family="text">
      <style:text-properties fo:background-color="#ffffff" style:font-name="Merriweather" style:font-name-asian="Merriweather" style:font-name-complex="Merriweather"/>
    </style:style>
    <style:style style:name="T24_111" style:family="text">
      <style:text-properties fo:background-color="#ffffff" style:font-name="Merriweather" style:font-name-asian="Merriweather" style:font-name-complex="Merriweather"/>
    </style:style>
    <style:style style:name="T24_112" style:family="text">
      <style:text-properties fo:background-color="#ffffff" style:font-name="Merriweather" style:font-name-asian="Merriweather" style:font-name-complex="Merriweather"/>
    </style:style>
    <style:style style:name="T24_113" style:family="text">
      <style:text-properties fo:background-color="#ffffff" style:font-name="Merriweather" style:font-name-asian="Merriweather" style:font-name-complex="Merriweather"/>
    </style:style>
    <style:style style:name="T24_114" style:family="text">
      <style:text-properties fo:background-color="#ffffff" style:font-name="Merriweather" style:font-name-asian="Merriweather" style:font-name-complex="Merriweather"/>
    </style:style>
    <style:style style:name="T24_115" style:family="text">
      <style:text-properties fo:background-color="#ffffff" style:font-name="Merriweather" style:font-name-asian="Merriweather" style:font-name-complex="Merriweather"/>
    </style:style>
    <style:style style:name="T24_116" style:family="text">
      <style:text-properties fo:background-color="#ffffff" style:font-name="Merriweather" style:font-name-asian="Merriweather" style:font-name-complex="Merriweather"/>
    </style:style>
    <style:style style:name="T24_117" style:family="text">
      <style:text-properties fo:background-color="#ffffff" style:font-name="Merriweather" style:font-name-asian="Merriweather" style:font-name-complex="Merriweather"/>
    </style:style>
    <style:style style:name="T24_118" style:family="text">
      <style:text-properties fo:background-color="#ffffff" style:font-name="Merriweather" style:font-name-asian="Merriweather" style:font-name-complex="Merriweather"/>
    </style:style>
    <style:style style:name="T24_119" style:family="text">
      <style:text-properties fo:background-color="#ffffff" style:font-name="Merriweather" style:font-name-asian="Merriweather" style:font-name-complex="Merriweather"/>
    </style:style>
    <style:style style:name="T24_120" style:family="text">
      <style:text-properties fo:background-color="#ffffff" style:font-name="Merriweather" style:font-name-asian="Merriweather" style:font-name-complex="Merriweather"/>
    </style:style>
    <style:style style:name="T24_121" style:family="text">
      <style:text-properties fo:background-color="#ffffff" style:font-name="Merriweather" style:font-name-asian="Merriweather" style:font-name-complex="Merriweather"/>
    </style:style>
    <style:style style:name="T24_122" style:family="text">
      <style:text-properties fo:background-color="#ffffff" style:font-name="Merriweather" style:font-name-asian="Merriweather" style:font-name-complex="Merriweather"/>
    </style:style>
    <style:style style:name="T24_123" style:family="text">
      <style:text-properties fo:background-color="#ffffff" style:font-name="Merriweather" style:font-name-asian="Merriweather" style:font-name-complex="Merriweather"/>
    </style:style>
    <style:style style:name="T24_124" style:family="text">
      <style:text-properties fo:background-color="#ffffff" style:font-name="Merriweather" style:font-name-asian="Merriweather" style:font-name-complex="Merriweather"/>
    </style:style>
    <style:style style:name="T24_125" style:family="text">
      <style:text-properties fo:background-color="#ffffff" style:font-name="Merriweather" style:font-name-asian="Merriweather" style:font-name-complex="Merriweather"/>
    </style:style>
    <style:style style:name="T24_126" style:family="text">
      <style:text-properties fo:background-color="#ffffff" style:font-name="Merriweather" style:font-name-asian="Merriweather" style:font-name-complex="Merriweather"/>
    </style:style>
    <style:style style:name="T24_127" style:family="text">
      <style:text-properties fo:background-color="#ffffff" style:font-name="Merriweather" style:font-name-asian="Merriweather" style:font-name-complex="Merriweather"/>
    </style:style>
    <style:style style:name="T24_128" style:family="text">
      <style:text-properties fo:background-color="#ffffff" style:font-name="Merriweather" style:font-name-asian="Merriweather" style:font-name-complex="Merriweather"/>
    </style:style>
    <style:style style:name="T24_129" style:family="text">
      <style:text-properties fo:background-color="#ffffff" style:font-name="Merriweather" style:font-name-asian="Merriweather" style:font-name-complex="Merriweather"/>
    </style:style>
    <style:style style:name="T24_130" style:family="text">
      <style:text-properties fo:background-color="#ffffff" style:font-name="Merriweather" style:font-name-asian="Merriweather" style:font-name-complex="Merriweather"/>
    </style:style>
    <style:style style:name="T24_131" style:family="text">
      <style:text-properties fo:background-color="#ffffff" style:font-name="Merriweather" style:font-name-asian="Merriweather" style:font-name-complex="Merriweather"/>
    </style:style>
    <style:style style:name="T24_132" style:family="text">
      <style:text-properties fo:background-color="#ffffff" style:font-name="Merriweather" style:font-name-asian="Merriweather" style:font-name-complex="Merriweather"/>
    </style:style>
    <style:style style:name="T24_133" style:family="text">
      <style:text-properties fo:background-color="#ffffff" style:font-name="Merriweather" style:font-name-asian="Merriweather" style:font-name-complex="Merriweather"/>
    </style:style>
    <style:style style:name="T24_134" style:family="text">
      <style:text-properties fo:background-color="#ffffff" style:font-name="Merriweather" style:font-name-asian="Merriweather" style:font-name-complex="Merriweather"/>
    </style:style>
    <style:style style:name="T24_135" style:family="text">
      <style:text-properties fo:background-color="#ffffff" style:font-name="Merriweather" style:font-name-asian="Merriweather" style:font-name-complex="Merriweather"/>
    </style:style>
    <style:style style:name="T24_136" style:family="text">
      <style:text-properties fo:background-color="#ffffff" style:font-name="Merriweather" style:font-name-asian="Merriweather" style:font-name-complex="Merriweather"/>
    </style:style>
    <style:style style:name="T24_137" style:family="text">
      <style:text-properties fo:background-color="#ffffff" style:font-name="Merriweather" style:font-name-asian="Merriweather" style:font-name-complex="Merriweather"/>
    </style:style>
    <style:style style:name="T24_138" style:family="text">
      <style:text-properties fo:background-color="#ffffff" style:font-name="Merriweather" style:font-name-asian="Merriweather" style:font-name-complex="Merriweather"/>
    </style:style>
    <style:style style:name="T24_139" style:family="text">
      <style:text-properties fo:background-color="#ffffff" style:font-name="Merriweather" style:font-name-asian="Merriweather" style:font-name-complex="Merriweather"/>
    </style:style>
    <style:style style:name="T24_140" style:family="text">
      <style:text-properties fo:background-color="#ffffff" style:font-name="Merriweather" style:font-name-asian="Merriweather" style:font-name-complex="Merriweather"/>
    </style:style>
    <style:style style:name="T24_141" style:family="text">
      <style:text-properties fo:background-color="#ffffff" style:font-name="Merriweather" style:font-name-asian="Merriweather" style:font-name-complex="Merriweather"/>
    </style:style>
    <style:style style:name="T24_142" style:family="text">
      <style:text-properties fo:background-color="#ffffff" style:font-name="Merriweather" style:font-name-asian="Merriweather" style:font-name-complex="Merriweather"/>
    </style:style>
    <style:style style:name="T24_143" style:family="text">
      <style:text-properties fo:background-color="#ffffff" style:font-name="Merriweather" style:font-name-asian="Merriweather" style:font-name-complex="Merriweather"/>
    </style:style>
    <style:style style:name="T24_144" style:family="text">
      <style:text-properties fo:background-color="#ffffff" style:font-name="Merriweather" style:font-name-asian="Merriweather" style:font-name-complex="Merriweather"/>
    </style:style>
    <style:style style:name="T24_145" style:family="text">
      <style:text-properties fo:background-color="#ffffff" style:font-name="Merriweather" style:font-name-asian="Merriweather" style:font-name-complex="Merriweather"/>
    </style:style>
    <style:style style:name="T24_146" style:family="text">
      <style:text-properties fo:background-color="#ffffff" style:font-name="Merriweather" style:font-name-asian="Merriweather" style:font-name-complex="Merriweather"/>
    </style:style>
    <style:style style:name="T24_147" style:family="text">
      <style:text-properties fo:background-color="#ffffff" style:font-name="Merriweather" style:font-name-asian="Merriweather" style:font-name-complex="Merriweather"/>
    </style:style>
    <style:style style:name="T24_148" style:family="text">
      <style:text-properties fo:background-color="#ffffff" style:font-name="Merriweather" style:font-name-asian="Merriweather" style:font-name-complex="Merriweather"/>
    </style:style>
    <style:style style:name="T24_149" style:family="text">
      <style:text-properties fo:background-color="#ffffff" style:font-name="Merriweather" style:font-name-asian="Merriweather" style:font-name-complex="Merriweather"/>
    </style:style>
    <style:style style:name="T24_150" style:family="text">
      <style:text-properties fo:background-color="#ffffff" style:font-name="Merriweather" style:font-name-asian="Merriweather" style:font-name-complex="Merriweather"/>
    </style:style>
    <style:style style:name="T24_151" style:family="text">
      <style:text-properties fo:background-color="#ffffff" style:font-name="Merriweather" style:font-name-asian="Merriweather" style:font-name-complex="Merriweather"/>
    </style:style>
    <style:style style:name="T24_152" style:family="text">
      <style:text-properties fo:background-color="#ffffff" style:font-name="Merriweather" style:font-name-asian="Merriweather" style:font-name-complex="Merriweather"/>
    </style:style>
    <style:style style:name="T24_153" style:family="text">
      <style:text-properties fo:background-color="#ffffff" style:font-name="Merriweather" style:font-name-asian="Merriweather" style:font-name-complex="Merriweather"/>
    </style:style>
    <style:style style:name="T24_154" style:family="text">
      <style:text-properties fo:background-color="#ffffff" style:font-name="Merriweather" style:font-name-asian="Merriweather" style:font-name-complex="Merriweather"/>
    </style:style>
    <style:style style:name="T24_155" style:family="text">
      <style:text-properties fo:background-color="#ffffff" style:font-name="Merriweather" style:font-name-asian="Merriweather" style:font-name-complex="Merriweather"/>
    </style:style>
    <style:style style:name="T24_156" style:family="text">
      <style:text-properties fo:background-color="#ffffff" style:font-name="Merriweather" style:font-name-asian="Merriweather" style:font-name-complex="Merriweather"/>
    </style:style>
    <style:style style:name="T24_157" style:family="text">
      <style:text-properties fo:background-color="#ffffff" style:font-name="Merriweather" style:font-name-asian="Merriweather" style:font-name-complex="Merriweather"/>
    </style:style>
    <style:style style:name="T24_158" style:family="text">
      <style:text-properties fo:background-color="#ffffff" style:font-name="Merriweather" style:font-name-asian="Merriweather" style:font-name-complex="Merriweather"/>
    </style:style>
    <style:style style:name="T24_159" style:family="text">
      <style:text-properties fo:background-color="#ffffff" style:font-name="Merriweather" style:font-name-asian="Merriweather" style:font-name-complex="Merriweather"/>
    </style:style>
    <style:style style:name="T24_160" style:family="text">
      <style:text-properties fo:background-color="#ffffff" style:font-name="Merriweather" style:font-name-asian="Merriweather" style:font-name-complex="Merriweather"/>
    </style:style>
    <style:style style:name="T24_161" style:family="text">
      <style:text-properties fo:background-color="#ffffff" style:font-name="Merriweather" style:font-name-asian="Merriweather" style:font-name-complex="Merriweather"/>
    </style:style>
    <style:style style:name="T24_162" style:family="text">
      <style:text-properties fo:background-color="#ffffff" style:font-name="Merriweather" style:font-name-asian="Merriweather" style:font-name-complex="Merriweather"/>
    </style:style>
    <style:style style:name="T24_163" style:family="text">
      <style:text-properties fo:background-color="#ffffff" style:font-name="Merriweather" style:font-name-asian="Merriweather" style:font-name-complex="Merriweather"/>
    </style:style>
    <style:style style:name="T24_164" style:family="text">
      <style:text-properties fo:background-color="#ffffff" style:font-name="Merriweather" style:font-name-asian="Merriweather" style:font-name-complex="Merriweather"/>
    </style:style>
    <style:style style:name="T24_165" style:family="text">
      <style:text-properties fo:background-color="#ffffff" style:font-name="Merriweather" style:font-name-asian="Merriweather" style:font-name-complex="Merriweather"/>
    </style:style>
    <style:style style:name="T24_166" style:family="text">
      <style:text-properties fo:background-color="#ffffff" style:font-name="Merriweather" style:font-name-asian="Merriweather" style:font-name-complex="Merriweather"/>
    </style:style>
    <style:style style:name="T24_167" style:family="text">
      <style:text-properties fo:background-color="#ffffff" style:font-name="Merriweather" style:font-name-asian="Merriweather" style:font-name-complex="Merriweather"/>
    </style:style>
    <style:style style:name="T24_168" style:family="text">
      <style:text-properties fo:background-color="#ffffff" style:font-name="Merriweather" style:font-name-asian="Merriweather" style:font-name-complex="Merriweather"/>
    </style:style>
    <style:style style:name="T24_169" style:family="text">
      <style:text-properties fo:background-color="#ffffff" style:font-name="Merriweather" style:font-name-asian="Merriweather" style:font-name-complex="Merriweather"/>
    </style:style>
    <style:style style:name="T24_170" style:family="text">
      <style:text-properties fo:background-color="#ffffff" style:font-name="Merriweather" style:font-name-asian="Merriweather" style:font-name-complex="Merriweather"/>
    </style:style>
    <style:style style:name="T24_171" style:family="text">
      <style:text-properties fo:background-color="#ffffff" style:font-name="Merriweather" style:font-name-asian="Merriweather" style:font-name-complex="Merriweather"/>
    </style:style>
    <style:style style:name="T24_172" style:family="text">
      <style:text-properties fo:background-color="#ffffff" style:font-name="Merriweather" style:font-name-asian="Merriweather" style:font-name-complex="Merriweather"/>
    </style:style>
    <style:style style:name="T24_173" style:family="text">
      <style:text-properties fo:background-color="#ffffff" style:font-name="Merriweather" style:font-name-asian="Merriweather" style:font-name-complex="Merriweather"/>
    </style:style>
    <style:style style:name="T24_174" style:family="text">
      <style:text-properties fo:background-color="#ffffff" style:font-name="Merriweather" style:font-name-asian="Merriweather" style:font-name-complex="Merriweather"/>
    </style:style>
    <style:style style:name="T24_175" style:family="text">
      <style:text-properties fo:background-color="#ffffff" style:font-name="Merriweather" style:font-name-asian="Merriweather" style:font-name-complex="Merriweather"/>
    </style:style>
    <style:style style:name="T24_176" style:family="text">
      <style:text-properties fo:background-color="#ffffff" style:font-name="Merriweather" style:font-name-asian="Merriweather" style:font-name-complex="Merriweather"/>
    </style:style>
    <style:style style:name="T24_177" style:family="text">
      <style:text-properties fo:background-color="#ffffff" style:font-name="Merriweather" style:font-name-asian="Merriweather" style:font-name-complex="Merriweather"/>
    </style:style>
    <style:style style:name="T24_178" style:family="text">
      <style:text-properties fo:background-color="#ffffff" style:font-name="Merriweather" style:font-name-asian="Merriweather" style:font-name-complex="Merriweather"/>
    </style:style>
    <style:style style:name="T24_179" style:family="text">
      <style:text-properties fo:background-color="#ffffff" style:font-name="Merriweather" style:font-name-asian="Merriweather" style:font-name-complex="Merriweather"/>
    </style:style>
    <style:style style:name="T24_180" style:family="text">
      <style:text-properties fo:background-color="#ffffff" style:font-name="Merriweather" style:font-name-asian="Merriweather" style:font-name-complex="Merriweather"/>
    </style:style>
    <style:style style:name="T24_181" style:family="text">
      <style:text-properties fo:background-color="#ffffff" style:font-name="Merriweather" style:font-name-asian="Merriweather" style:font-name-complex="Merriweather"/>
    </style:style>
    <style:style style:name="T24_182" style:family="text">
      <style:text-properties fo:background-color="#ffffff" style:font-name="Merriweather" style:font-name-asian="Merriweather" style:font-name-complex="Merriweather"/>
    </style:style>
    <style:style style:name="T24_183" style:family="text">
      <style:text-properties fo:background-color="#ffffff" style:font-name="Merriweather" style:font-name-asian="Merriweather" style:font-name-complex="Merriweather"/>
    </style:style>
    <style:style style:name="T24_184" style:family="text">
      <style:text-properties fo:background-color="#ffffff" style:font-name="Merriweather" style:font-name-asian="Merriweather" style:font-name-complex="Merriweather"/>
    </style:style>
    <style:style style:name="T24_185" style:family="text">
      <style:text-properties fo:background-color="#ffffff" style:font-name="Merriweather" style:font-name-asian="Merriweather" style:font-name-complex="Merriweather"/>
    </style:style>
    <style:style style:name="T24_186" style:family="text">
      <style:text-properties fo:background-color="#ffffff" style:font-name="Merriweather" style:font-name-asian="Merriweather" style:font-name-complex="Merriweather"/>
    </style:style>
    <style:style style:name="T24_187" style:family="text">
      <style:text-properties fo:background-color="#ffffff" style:font-name="Merriweather" style:font-name-asian="Merriweather" style:font-name-complex="Merriweather"/>
    </style:style>
    <style:style style:name="T24_188" style:family="text">
      <style:text-properties fo:background-color="#ffffff" style:font-name="Merriweather" style:font-name-asian="Merriweather" style:font-name-complex="Merriweather"/>
    </style:style>
    <style:style style:name="T24_189" style:family="text">
      <style:text-properties fo:background-color="#ffffff" style:font-name="Merriweather" style:font-name-asian="Merriweather" style:font-name-complex="Merriweather"/>
    </style:style>
    <style:style style:name="T24_190" style:family="text">
      <style:text-properties fo:background-color="#ffffff" style:font-name="Merriweather" style:font-name-asian="Merriweather" style:font-name-complex="Merriweather"/>
    </style:style>
    <style:style style:name="T24_191" style:family="text">
      <style:text-properties fo:background-color="#ffffff" style:font-name="Merriweather" style:font-name-asian="Merriweather" style:font-name-complex="Merriweather"/>
    </style:style>
    <style:style style:name="T24_192" style:family="text">
      <style:text-properties fo:background-color="#ffffff" style:font-name="Merriweather" style:font-name-asian="Merriweather" style:font-name-complex="Merriweather"/>
    </style:style>
    <style:style style:name="T24_193" style:family="text">
      <style:text-properties fo:background-color="#ffffff" style:font-name="Merriweather" style:font-name-asian="Merriweather" style:font-name-complex="Merriweather"/>
    </style:style>
    <style:style style:name="T24_194" style:family="text">
      <style:text-properties fo:background-color="#ffffff" style:font-name="Merriweather" style:font-name-asian="Merriweather" style:font-name-complex="Merriweather"/>
    </style:style>
    <style:style style:name="T24_195" style:family="text">
      <style:text-properties fo:background-color="#ffffff" style:font-name="Merriweather" style:font-name-asian="Merriweather" style:font-name-complex="Merriweather"/>
    </style:style>
    <style:style style:name="T24_196" style:family="text">
      <style:text-properties fo:background-color="#ffffff" style:font-name="Merriweather" style:font-name-asian="Merriweather" style:font-name-complex="Merriweather"/>
    </style:style>
    <style:style style:name="T24_197" style:family="text">
      <style:text-properties fo:background-color="#ffffff" style:font-name="Merriweather" style:font-name-asian="Merriweather" style:font-name-complex="Merriweather"/>
    </style:style>
    <style:style style:name="T24_198" style:family="text">
      <style:text-properties fo:background-color="#ffffff" style:font-name="Merriweather" style:font-name-asian="Merriweather" style:font-name-complex="Merriweather"/>
    </style:style>
    <style:style style:name="T24_199" style:family="text">
      <style:text-properties fo:background-color="#ffffff" style:font-name="Merriweather" style:font-name-asian="Merriweather" style:font-name-complex="Merriweather"/>
    </style:style>
    <style:style style:name="T24_200" style:family="text">
      <style:text-properties fo:background-color="#ffffff" style:font-name="Merriweather" style:font-name-asian="Merriweather" style:font-name-complex="Merriweather"/>
    </style:style>
    <style:style style:name="T24_201" style:family="text">
      <style:text-properties fo:background-color="#ffffff" style:font-name="Merriweather" style:font-name-asian="Merriweather" style:font-name-complex="Merriweather"/>
    </style:style>
    <style:style style:name="T24_202" style:family="text">
      <style:text-properties fo:background-color="#ffffff" style:font-name="Merriweather" style:font-name-asian="Merriweather" style:font-name-complex="Merriweather"/>
    </style:style>
    <style:style style:name="T24_203" style:family="text">
      <style:text-properties fo:background-color="#ffffff" style:font-name="Merriweather" style:font-name-asian="Merriweather" style:font-name-complex="Merriweather"/>
    </style:style>
    <style:style style:name="T24_204" style:family="text">
      <style:text-properties fo:background-color="#ffffff" style:font-name="Merriweather" style:font-name-asian="Merriweather" style:font-name-complex="Merriweather"/>
    </style:style>
    <style:style style:name="T24_205" style:family="text">
      <style:text-properties fo:background-color="#ffffff" style:font-name="Merriweather" style:font-name-asian="Merriweather" style:font-name-complex="Merriweather"/>
    </style:style>
    <style:style style:name="T24_206" style:family="text">
      <style:text-properties fo:background-color="#ffffff" style:font-name="Merriweather" style:font-name-asian="Merriweather" style:font-name-complex="Merriweather"/>
    </style:style>
    <style:style style:name="T24_207" style:family="text">
      <style:text-properties fo:background-color="#ffffff" style:font-name="Merriweather" style:font-name-asian="Merriweather" style:font-name-complex="Merriweather"/>
    </style:style>
    <style:style style:name="T24_208" style:family="text">
      <style:text-properties fo:background-color="#ffffff" style:font-name="Merriweather" style:font-name-asian="Merriweather" style:font-name-complex="Merriweather"/>
    </style:style>
    <style:style style:name="T24_209" style:family="text">
      <style:text-properties fo:background-color="#ffffff" style:font-name="Merriweather" style:font-name-asian="Merriweather" style:font-name-complex="Merriweather"/>
    </style:style>
    <style:style style:name="T24_210" style:family="text">
      <style:text-properties fo:background-color="#ffffff" style:font-name="Merriweather" style:font-name-asian="Merriweather" style:font-name-complex="Merriweather"/>
    </style:style>
    <style:style style:name="T24_211" style:family="text">
      <style:text-properties fo:background-color="#ffffff" style:font-name="Merriweather" style:font-name-asian="Merriweather" style:font-name-complex="Merriweather"/>
    </style:style>
    <style:style style:name="T24_212" style:family="text">
      <style:text-properties fo:background-color="#ffffff" style:font-name="Merriweather" style:font-name-asian="Merriweather" style:font-name-complex="Merriweather"/>
    </style:style>
    <style:style style:name="T24_213" style:family="text">
      <style:text-properties fo:background-color="#ffffff" style:font-name="Merriweather" style:font-name-asian="Merriweather" style:font-name-complex="Merriweather"/>
    </style:style>
    <style:style style:name="T24_214" style:family="text">
      <style:text-properties fo:background-color="#ffffff" style:font-name="Merriweather" style:font-name-asian="Merriweather" style:font-name-complex="Merriweather"/>
    </style:style>
    <style:style style:name="T24_215" style:family="text">
      <style:text-properties fo:background-color="#ffffff" style:font-name="Merriweather" style:font-name-asian="Merriweather" style:font-name-complex="Merriweather"/>
    </style:style>
    <style:style style:name="T24_216" style:family="text">
      <style:text-properties fo:background-color="#ffffff" style:font-name="Merriweather" style:font-name-asian="Merriweather" style:font-name-complex="Merriweather"/>
    </style:style>
    <style:style style:name="T24_217" style:family="text">
      <style:text-properties fo:background-color="#ffffff" style:font-name="Merriweather" style:font-name-asian="Merriweather" style:font-name-complex="Merriweather"/>
    </style:style>
    <style:style style:name="T24_218" style:family="text">
      <style:text-properties fo:background-color="#ffffff" style:font-name="Merriweather" style:font-name-asian="Merriweather" style:font-name-complex="Merriweather"/>
    </style:style>
    <style:style style:name="T24_219" style:family="text">
      <style:text-properties fo:background-color="#ffffff" style:font-name="Merriweather" style:font-name-asian="Merriweather" style:font-name-complex="Merriweather"/>
    </style:style>
    <style:style style:name="T24_220" style:family="text">
      <style:text-properties fo:background-color="#ffffff" style:font-name="Merriweather" style:font-name-asian="Merriweather" style:font-name-complex="Merriweather"/>
    </style:style>
    <style:style style:name="T24_221" style:family="text">
      <style:text-properties fo:background-color="#ffffff" style:font-name="Merriweather" style:font-name-asian="Merriweather" style:font-name-complex="Merriweather"/>
    </style:style>
    <style:style style:name="T24_222" style:family="text">
      <style:text-properties fo:background-color="#ffffff" style:font-name="Merriweather" style:font-name-asian="Merriweather" style:font-name-complex="Merriweather"/>
    </style:style>
    <style:style style:name="T24_223" style:family="text">
      <style:text-properties fo:background-color="#ffffff" style:font-name="Merriweather" style:font-name-asian="Merriweather" style:font-name-complex="Merriweather"/>
    </style:style>
    <style:style style:name="T24_224" style:family="text">
      <style:text-properties fo:background-color="#ffffff" style:font-name="Merriweather" style:font-name-asian="Merriweather" style:font-name-complex="Merriweather"/>
    </style:style>
    <style:style style:name="P25" style:family="paragraph" style:parent-style-name="Standard">
      <style:paragraph-properties fo:break-before="auto" style:writing-mode="lr-tb"/>
    </style:style>
    <style:style style:name="T25_1" style:family="text">
      <style:text-properties fo:background-color="#ffffff" style:font-name="Merriweather" style:font-name-asian="Merriweather" style:font-name-complex="Merriweather"/>
    </style:style>
    <style:style style:name="T25_2" style:family="text">
      <style:text-properties fo:background-color="#ffffff" style:font-name="Merriweather" style:font-name-asian="Merriweather" style:font-name-complex="Merriweather"/>
    </style:style>
    <style:style style:name="T25_3" style:family="text">
      <style:text-properties fo:background-color="#ffffff" style:font-name="Merriweather" style:font-name-asian="Merriweather" style:font-name-complex="Merriweather"/>
    </style:style>
    <style:style style:name="T25_4" style:family="text">
      <style:text-properties fo:background-color="#ffffff" style:font-name="Merriweather" style:font-name-asian="Merriweather" style:font-name-complex="Merriweather"/>
    </style:style>
    <style:style style:name="T25_5" style:family="text">
      <style:text-properties fo:background-color="#ffffff" style:font-name="Merriweather" style:font-name-asian="Merriweather" style:font-name-complex="Merriweather"/>
    </style:style>
    <style:style style:name="T25_6" style:family="text">
      <style:text-properties fo:background-color="#ffffff" style:font-name="Merriweather" style:font-name-asian="Merriweather" style:font-name-complex="Merriweather"/>
    </style:style>
    <style:style style:name="T25_7" style:family="text">
      <style:text-properties fo:background-color="#ffffff" style:font-name="Merriweather" style:font-name-asian="Merriweather" style:font-name-complex="Merriweather"/>
    </style:style>
    <style:style style:name="T25_8" style:family="text">
      <style:text-properties fo:background-color="#ffffff" style:font-name="Merriweather" style:font-name-asian="Merriweather" style:font-name-complex="Merriweather"/>
    </style:style>
    <style:style style:name="T25_9" style:family="text">
      <style:text-properties fo:background-color="#ffffff" style:font-name="Merriweather" style:font-name-asian="Merriweather" style:font-name-complex="Merriweather"/>
    </style:style>
    <style:style style:name="T25_10" style:family="text">
      <style:text-properties fo:background-color="#ffffff" style:font-name="Merriweather" style:font-name-asian="Merriweather" style:font-name-complex="Merriweather"/>
    </style:style>
    <style:style style:name="T25_11" style:family="text">
      <style:text-properties fo:background-color="#ffffff" style:font-name="Merriweather" style:font-name-asian="Merriweather" style:font-name-complex="Merriweather"/>
    </style:style>
    <style:style style:name="T25_12" style:family="text">
      <style:text-properties fo:background-color="#ffffff" style:font-name="Merriweather" style:font-name-asian="Merriweather" style:font-name-complex="Merriweather"/>
    </style:style>
    <style:style style:name="T25_13" style:family="text">
      <style:text-properties fo:background-color="#ffffff" style:font-name="Merriweather" style:font-name-asian="Merriweather" style:font-name-complex="Merriweather"/>
    </style:style>
    <style:style style:name="T25_14" style:family="text">
      <style:text-properties fo:background-color="#ffffff" style:font-name="Merriweather" style:font-name-asian="Merriweather" style:font-name-complex="Merriweather"/>
    </style:style>
    <style:style style:name="T25_15" style:family="text">
      <style:text-properties fo:background-color="#ffffff" style:font-name="Merriweather" style:font-name-asian="Merriweather" style:font-name-complex="Merriweather"/>
    </style:style>
    <style:style style:name="T25_16" style:family="text">
      <style:text-properties fo:background-color="#ffffff" style:font-name="Merriweather" style:font-name-asian="Merriweather" style:font-name-complex="Merriweather"/>
    </style:style>
    <style:style style:name="T25_17" style:family="text">
      <style:text-properties fo:background-color="#ffffff" style:font-name="Merriweather" style:font-name-asian="Merriweather" style:font-name-complex="Merriweather"/>
    </style:style>
    <style:style style:name="T25_18" style:family="text">
      <style:text-properties fo:background-color="#ffffff" style:font-name="Merriweather" style:font-name-asian="Merriweather" style:font-name-complex="Merriweather"/>
    </style:style>
    <style:style style:name="T25_19" style:family="text">
      <style:text-properties fo:background-color="#ffffff" style:font-name="Merriweather" style:font-name-asian="Merriweather" style:font-name-complex="Merriweather"/>
    </style:style>
    <style:style style:name="T25_20" style:family="text">
      <style:text-properties fo:background-color="#ffffff" style:font-name="Merriweather" style:font-name-asian="Merriweather" style:font-name-complex="Merriweather"/>
    </style:style>
    <style:style style:name="T25_21" style:family="text">
      <style:text-properties fo:background-color="#ffffff" style:font-name="Merriweather" style:font-name-asian="Merriweather" style:font-name-complex="Merriweather"/>
    </style:style>
    <style:style style:name="T25_22" style:family="text">
      <style:text-properties fo:background-color="#ffffff" style:font-name="Merriweather" style:font-name-asian="Merriweather" style:font-name-complex="Merriweather"/>
    </style:style>
    <style:style style:name="T25_23" style:family="text">
      <style:text-properties fo:background-color="#ffffff" style:font-name="Merriweather" style:font-name-asian="Merriweather" style:font-name-complex="Merriweather"/>
    </style:style>
    <style:style style:name="T25_24" style:family="text">
      <style:text-properties fo:background-color="#ffffff" style:font-name="Merriweather" style:font-name-asian="Merriweather" style:font-name-complex="Merriweather"/>
    </style:style>
    <style:style style:name="T25_25" style:family="text">
      <style:text-properties fo:background-color="#ffffff" style:font-name="Merriweather" style:font-name-asian="Merriweather" style:font-name-complex="Merriweather"/>
    </style:style>
    <style:style style:name="T25_26" style:family="text">
      <style:text-properties fo:background-color="#ffffff" style:font-name="Merriweather" style:font-name-asian="Merriweather" style:font-name-complex="Merriweather"/>
    </style:style>
    <style:style style:name="T25_27" style:family="text">
      <style:text-properties fo:background-color="#ffffff" style:font-name="Merriweather" style:font-name-asian="Merriweather" style:font-name-complex="Merriweather"/>
    </style:style>
    <style:style style:name="T25_28" style:family="text">
      <style:text-properties fo:background-color="#ffffff" style:font-name="Merriweather" style:font-name-asian="Merriweather" style:font-name-complex="Merriweather"/>
    </style:style>
    <style:style style:name="T25_29" style:family="text">
      <style:text-properties fo:background-color="#ffffff" style:font-name="Merriweather" style:font-name-asian="Merriweather" style:font-name-complex="Merriweather"/>
    </style:style>
    <style:style style:name="T25_30" style:family="text">
      <style:text-properties fo:background-color="#ffffff" style:font-name="Merriweather" style:font-name-asian="Merriweather" style:font-name-complex="Merriweather"/>
    </style:style>
    <style:style style:name="T25_31" style:family="text">
      <style:text-properties fo:background-color="#ffffff" style:font-name="Merriweather" style:font-name-asian="Merriweather" style:font-name-complex="Merriweather"/>
    </style:style>
    <style:style style:name="T25_32" style:family="text">
      <style:text-properties fo:background-color="#ffffff" style:font-name="Merriweather" style:font-name-asian="Merriweather" style:font-name-complex="Merriweather"/>
    </style:style>
    <style:style style:name="T25_33" style:family="text">
      <style:text-properties fo:background-color="#ffffff" style:font-name="Merriweather" style:font-name-asian="Merriweather" style:font-name-complex="Merriweather"/>
    </style:style>
    <style:style style:name="T25_34" style:family="text">
      <style:text-properties fo:background-color="#ffffff" style:font-name="Merriweather" style:font-name-asian="Merriweather" style:font-name-complex="Merriweather"/>
    </style:style>
    <style:style style:name="T25_35" style:family="text">
      <style:text-properties fo:background-color="#ffffff" style:font-name="Merriweather" style:font-name-asian="Merriweather" style:font-name-complex="Merriweather"/>
    </style:style>
    <style:style style:name="T25_36" style:family="text">
      <style:text-properties fo:background-color="#ffffff" style:font-name="Merriweather" style:font-name-asian="Merriweather" style:font-name-complex="Merriweather"/>
    </style:style>
    <style:style style:name="T25_37" style:family="text">
      <style:text-properties fo:background-color="#ffffff" style:font-name="Merriweather" style:font-name-asian="Merriweather" style:font-name-complex="Merriweather"/>
    </style:style>
    <style:style style:name="T25_38" style:family="text">
      <style:text-properties fo:background-color="#ffffff" style:font-name="Merriweather" style:font-name-asian="Merriweather" style:font-name-complex="Merriweather"/>
    </style:style>
    <style:style style:name="T25_39" style:family="text">
      <style:text-properties fo:background-color="#ffffff" style:font-name="Merriweather" style:font-name-asian="Merriweather" style:font-name-complex="Merriweather"/>
    </style:style>
    <style:style style:name="T25_40" style:family="text">
      <style:text-properties fo:background-color="#ffffff" style:font-name="Merriweather" style:font-name-asian="Merriweather" style:font-name-complex="Merriweather"/>
    </style:style>
    <style:style style:name="T25_41" style:family="text">
      <style:text-properties fo:background-color="#ffffff" style:font-name="Merriweather" style:font-name-asian="Merriweather" style:font-name-complex="Merriweather"/>
    </style:style>
    <style:style style:name="T25_42" style:family="text">
      <style:text-properties fo:background-color="#ffffff" style:font-name="Merriweather" style:font-name-asian="Merriweather" style:font-name-complex="Merriweather"/>
    </style:style>
    <style:style style:name="T25_43" style:family="text">
      <style:text-properties fo:background-color="#ffffff" style:font-name="Merriweather" style:font-name-asian="Merriweather" style:font-name-complex="Merriweather"/>
    </style:style>
    <style:style style:name="T25_44" style:family="text">
      <style:text-properties fo:background-color="#ffffff" style:font-name="Merriweather" style:font-name-asian="Merriweather" style:font-name-complex="Merriweather"/>
    </style:style>
    <style:style style:name="T25_45" style:family="text">
      <style:text-properties fo:background-color="#ffffff" style:font-name="Merriweather" style:font-name-asian="Merriweather" style:font-name-complex="Merriweather"/>
    </style:style>
    <style:style style:name="T25_46" style:family="text">
      <style:text-properties fo:background-color="#ffffff" style:font-name="Merriweather" style:font-name-asian="Merriweather" style:font-name-complex="Merriweather"/>
    </style:style>
    <style:style style:name="T25_47" style:family="text">
      <style:text-properties fo:background-color="#ffffff" style:font-name="Merriweather" style:font-name-asian="Merriweather" style:font-name-complex="Merriweather"/>
    </style:style>
    <style:style style:name="T25_48" style:family="text">
      <style:text-properties fo:background-color="#ffffff" style:font-name="Merriweather" style:font-name-asian="Merriweather" style:font-name-complex="Merriweather"/>
    </style:style>
    <style:style style:name="T25_49" style:family="text">
      <style:text-properties fo:background-color="#ffffff" style:font-name="Merriweather" style:font-name-asian="Merriweather" style:font-name-complex="Merriweather"/>
    </style:style>
    <style:style style:name="T25_50" style:family="text">
      <style:text-properties fo:background-color="#ffffff" style:font-name="Merriweather" style:font-name-asian="Merriweather" style:font-name-complex="Merriweather"/>
    </style:style>
    <style:style style:name="T25_51" style:family="text">
      <style:text-properties fo:background-color="#ffffff" style:font-name="Merriweather" style:font-name-asian="Merriweather" style:font-name-complex="Merriweather"/>
    </style:style>
    <style:style style:name="T25_52" style:family="text">
      <style:text-properties fo:background-color="#ffffff" style:font-name="Merriweather" style:font-name-asian="Merriweather" style:font-name-complex="Merriweather"/>
    </style:style>
    <style:style style:name="T25_53" style:family="text">
      <style:text-properties fo:background-color="#ffffff" style:font-name="Merriweather" style:font-name-asian="Merriweather" style:font-name-complex="Merriweather"/>
    </style:style>
    <style:style style:name="T25_54" style:family="text">
      <style:text-properties fo:background-color="#ffffff" style:font-name="Merriweather" style:font-name-asian="Merriweather" style:font-name-complex="Merriweather"/>
    </style:style>
    <style:style style:name="T25_55" style:family="text">
      <style:text-properties fo:background-color="#ffffff" style:font-name="Merriweather" style:font-name-asian="Merriweather" style:font-name-complex="Merriweather"/>
    </style:style>
    <style:style style:name="T25_56" style:family="text">
      <style:text-properties fo:background-color="#ffffff" style:font-name="Merriweather" style:font-name-asian="Merriweather" style:font-name-complex="Merriweather"/>
    </style:style>
    <style:style style:name="T25_57" style:family="text">
      <style:text-properties fo:background-color="#ffffff" style:font-name="Merriweather" style:font-name-asian="Merriweather" style:font-name-complex="Merriweather"/>
    </style:style>
    <style:style style:name="T25_58" style:family="text">
      <style:text-properties fo:background-color="#ffffff" style:font-name="Merriweather" style:font-name-asian="Merriweather" style:font-name-complex="Merriweather"/>
    </style:style>
    <style:style style:name="T25_59" style:family="text">
      <style:text-properties fo:background-color="#ffffff" style:font-name="Merriweather" style:font-name-asian="Merriweather" style:font-name-complex="Merriweather"/>
    </style:style>
    <style:style style:name="T25_60" style:family="text">
      <style:text-properties fo:background-color="#ffffff" style:font-name="Merriweather" style:font-name-asian="Merriweather" style:font-name-complex="Merriweather"/>
    </style:style>
    <style:style style:name="T25_61" style:family="text">
      <style:text-properties fo:background-color="#ffffff" style:font-name="Merriweather" style:font-name-asian="Merriweather" style:font-name-complex="Merriweather"/>
    </style:style>
    <style:style style:name="T25_62" style:family="text">
      <style:text-properties fo:background-color="#ffffff" style:font-name="Merriweather" style:font-name-asian="Merriweather" style:font-name-complex="Merriweather"/>
    </style:style>
    <style:style style:name="T25_63" style:family="text">
      <style:text-properties fo:background-color="#ffffff" style:font-name="Merriweather" style:font-name-asian="Merriweather" style:font-name-complex="Merriweather"/>
    </style:style>
    <style:style style:name="T25_64" style:family="text">
      <style:text-properties fo:background-color="#ffffff" style:font-name="Merriweather" style:font-name-asian="Merriweather" style:font-name-complex="Merriweather"/>
    </style:style>
    <style:style style:name="T25_65" style:family="text">
      <style:text-properties fo:background-color="#ffffff" style:font-name="Merriweather" style:font-name-asian="Merriweather" style:font-name-complex="Merriweather"/>
    </style:style>
    <style:style style:name="T25_66" style:family="text">
      <style:text-properties fo:background-color="#ffffff" style:font-name="Merriweather" style:font-name-asian="Merriweather" style:font-name-complex="Merriweather"/>
    </style:style>
    <style:style style:name="T25_67" style:family="text">
      <style:text-properties fo:background-color="#ffffff" style:font-name="Merriweather" style:font-name-asian="Merriweather" style:font-name-complex="Merriweather"/>
    </style:style>
    <style:style style:name="T25_68" style:family="text">
      <style:text-properties fo:background-color="#ffffff" style:font-name="Merriweather" style:font-name-asian="Merriweather" style:font-name-complex="Merriweather"/>
    </style:style>
    <style:style style:name="T25_69" style:family="text">
      <style:text-properties fo:background-color="#ffffff" style:font-name="Merriweather" style:font-name-asian="Merriweather" style:font-name-complex="Merriweather"/>
    </style:style>
    <style:style style:name="T25_70" style:family="text">
      <style:text-properties fo:background-color="#ffffff" style:font-name="Merriweather" style:font-name-asian="Merriweather" style:font-name-complex="Merriweather"/>
    </style:style>
    <style:style style:name="T25_71" style:family="text">
      <style:text-properties fo:background-color="#ffffff" style:font-name="Merriweather" style:font-name-asian="Merriweather" style:font-name-complex="Merriweather"/>
    </style:style>
    <style:style style:name="T25_72" style:family="text">
      <style:text-properties fo:background-color="#ffffff" style:font-name="Merriweather" style:font-name-asian="Merriweather" style:font-name-complex="Merriweather"/>
    </style:style>
    <style:style style:name="T25_73" style:family="text">
      <style:text-properties fo:background-color="#ffffff" style:font-name="Merriweather" style:font-name-asian="Merriweather" style:font-name-complex="Merriweather"/>
    </style:style>
    <style:style style:name="T25_74" style:family="text">
      <style:text-properties fo:background-color="#ffffff" style:font-name="Merriweather" style:font-name-asian="Merriweather" style:font-name-complex="Merriweather"/>
    </style:style>
    <style:style style:name="T25_75" style:family="text">
      <style:text-properties fo:background-color="#ffffff" style:font-name="Merriweather" style:font-name-asian="Merriweather" style:font-name-complex="Merriweather"/>
    </style:style>
    <style:style style:name="T25_76" style:family="text">
      <style:text-properties fo:background-color="#ffffff" style:font-name="Merriweather" style:font-name-asian="Merriweather" style:font-name-complex="Merriweather"/>
    </style:style>
    <style:style style:name="T25_77" style:family="text">
      <style:text-properties fo:background-color="#ffffff" style:font-name="Merriweather" style:font-name-asian="Merriweather" style:font-name-complex="Merriweather"/>
    </style:style>
    <style:style style:name="T25_78" style:family="text">
      <style:text-properties fo:background-color="#ffffff" style:font-name="Merriweather" style:font-name-asian="Merriweather" style:font-name-complex="Merriweather"/>
    </style:style>
    <style:style style:name="T25_79" style:family="text">
      <style:text-properties fo:background-color="#ffffff" style:font-name="Merriweather" style:font-name-asian="Merriweather" style:font-name-complex="Merriweather"/>
    </style:style>
    <style:style style:name="T25_80" style:family="text">
      <style:text-properties fo:background-color="#ffffff" style:font-name="Merriweather" style:font-name-asian="Merriweather" style:font-name-complex="Merriweather"/>
    </style:style>
    <style:style style:name="T25_81" style:family="text">
      <style:text-properties fo:background-color="#ffffff" style:font-name="Merriweather" style:font-name-asian="Merriweather" style:font-name-complex="Merriweather"/>
    </style:style>
    <style:style style:name="T25_82" style:family="text">
      <style:text-properties fo:background-color="#ffffff" style:font-name="Merriweather" style:font-name-asian="Merriweather" style:font-name-complex="Merriweather"/>
    </style:style>
    <style:style style:name="T25_83" style:family="text">
      <style:text-properties fo:background-color="#ffffff" style:font-name="Merriweather" style:font-name-asian="Merriweather" style:font-name-complex="Merriweather"/>
    </style:style>
    <style:style style:name="T25_84" style:family="text">
      <style:text-properties fo:background-color="#ffffff" style:font-name="Merriweather" style:font-name-asian="Merriweather" style:font-name-complex="Merriweather"/>
    </style:style>
    <style:style style:name="T25_85" style:family="text">
      <style:text-properties fo:background-color="#ffffff" style:font-name="Merriweather" style:font-name-asian="Merriweather" style:font-name-complex="Merriweather"/>
    </style:style>
    <style:style style:name="T25_86" style:family="text">
      <style:text-properties fo:background-color="#ffffff" style:font-name="Merriweather" style:font-name-asian="Merriweather" style:font-name-complex="Merriweather"/>
    </style:style>
    <style:style style:name="T25_87" style:family="text">
      <style:text-properties fo:background-color="#ffffff" style:font-name="Merriweather" style:font-name-asian="Merriweather" style:font-name-complex="Merriweather"/>
    </style:style>
    <style:style style:name="T25_88" style:family="text">
      <style:text-properties fo:background-color="#ffffff" style:font-name="Merriweather" style:font-name-asian="Merriweather" style:font-name-complex="Merriweather"/>
    </style:style>
    <style:style style:name="T25_89" style:family="text">
      <style:text-properties fo:background-color="#ffffff" style:font-name="Merriweather" style:font-name-asian="Merriweather" style:font-name-complex="Merriweather"/>
    </style:style>
    <style:style style:name="T25_90" style:family="text">
      <style:text-properties fo:background-color="#ffffff" style:font-name="Merriweather" style:font-name-asian="Merriweather" style:font-name-complex="Merriweather"/>
    </style:style>
    <style:style style:name="T25_91" style:family="text">
      <style:text-properties fo:background-color="#ffffff" style:font-name="Merriweather" style:font-name-asian="Merriweather" style:font-name-complex="Merriweather"/>
    </style:style>
    <style:style style:name="T25_92" style:family="text">
      <style:text-properties fo:background-color="#ffffff" style:font-name="Merriweather" style:font-name-asian="Merriweather" style:font-name-complex="Merriweather"/>
    </style:style>
    <style:style style:name="T25_93" style:family="text">
      <style:text-properties fo:background-color="#ffffff" style:font-name="Merriweather" style:font-name-asian="Merriweather" style:font-name-complex="Merriweather"/>
    </style:style>
    <style:style style:name="T25_94" style:family="text">
      <style:text-properties fo:background-color="#ffffff" style:font-name="Merriweather" style:font-name-asian="Merriweather" style:font-name-complex="Merriweather"/>
    </style:style>
    <style:style style:name="T25_95" style:family="text">
      <style:text-properties fo:background-color="#ffffff" style:font-name="Merriweather" style:font-name-asian="Merriweather" style:font-name-complex="Merriweather"/>
    </style:style>
    <style:style style:name="T25_96" style:family="text">
      <style:text-properties fo:background-color="#ffffff" style:font-name="Merriweather" style:font-name-asian="Merriweather" style:font-name-complex="Merriweather"/>
    </style:style>
    <style:style style:name="T25_97" style:family="text">
      <style:text-properties fo:background-color="#ffffff" style:font-name="Merriweather" style:font-name-asian="Merriweather" style:font-name-complex="Merriweather"/>
    </style:style>
    <style:style style:name="T25_98" style:family="text">
      <style:text-properties fo:background-color="#ffffff" style:font-name="Merriweather" style:font-name-asian="Merriweather" style:font-name-complex="Merriweather"/>
    </style:style>
    <style:style style:name="T25_99" style:family="text">
      <style:text-properties fo:background-color="#ffffff" style:font-name="Merriweather" style:font-name-asian="Merriweather" style:font-name-complex="Merriweather"/>
    </style:style>
    <style:style style:name="T25_100" style:family="text">
      <style:text-properties fo:background-color="#ffffff" style:font-name="Merriweather" style:font-name-asian="Merriweather" style:font-name-complex="Merriweather"/>
    </style:style>
    <style:style style:name="T25_101" style:family="text">
      <style:text-properties fo:background-color="#ffffff" style:font-name="Merriweather" style:font-name-asian="Merriweather" style:font-name-complex="Merriweather"/>
    </style:style>
    <style:style style:name="T25_102" style:family="text">
      <style:text-properties fo:background-color="#ffffff" style:font-name="Merriweather" style:font-name-asian="Merriweather" style:font-name-complex="Merriweather"/>
    </style:style>
    <style:style style:name="T25_103" style:family="text">
      <style:text-properties fo:background-color="#ffffff" style:font-name="Merriweather" style:font-name-asian="Merriweather" style:font-name-complex="Merriweather"/>
    </style:style>
    <style:style style:name="T25_104" style:family="text">
      <style:text-properties fo:background-color="#ffffff" style:font-name="Merriweather" style:font-name-asian="Merriweather" style:font-name-complex="Merriweather"/>
    </style:style>
    <style:style style:name="T25_105" style:family="text">
      <style:text-properties fo:background-color="#ffffff" style:font-name="Merriweather" style:font-name-asian="Merriweather" style:font-name-complex="Merriweather"/>
    </style:style>
    <style:style style:name="T25_106" style:family="text">
      <style:text-properties fo:background-color="#ffffff" style:font-name="Merriweather" style:font-name-asian="Merriweather" style:font-name-complex="Merriweather"/>
    </style:style>
    <style:style style:name="T25_107" style:family="text">
      <style:text-properties fo:background-color="#ffffff" style:font-name="Merriweather" style:font-name-asian="Merriweather" style:font-name-complex="Merriweather"/>
    </style:style>
    <style:style style:name="T25_108" style:family="text">
      <style:text-properties fo:background-color="#ffffff" style:font-name="Merriweather" style:font-name-asian="Merriweather" style:font-name-complex="Merriweather"/>
    </style:style>
    <style:style style:name="T25_109" style:family="text">
      <style:text-properties fo:background-color="#ffffff" style:font-name="Merriweather" style:font-name-asian="Merriweather" style:font-name-complex="Merriweather"/>
    </style:style>
    <style:style style:name="T25_110" style:family="text">
      <style:text-properties fo:background-color="#ffffff" style:font-name="Merriweather" style:font-name-asian="Merriweather" style:font-name-complex="Merriweather"/>
    </style:style>
    <style:style style:name="T25_111" style:family="text">
      <style:text-properties fo:background-color="#ffffff" style:font-name="Merriweather" style:font-name-asian="Merriweather" style:font-name-complex="Merriweather"/>
    </style:style>
    <style:style style:name="T25_112" style:family="text">
      <style:text-properties fo:background-color="#ffffff" style:font-name="Merriweather" style:font-name-asian="Merriweather" style:font-name-complex="Merriweather"/>
    </style:style>
    <style:style style:name="T25_113" style:family="text">
      <style:text-properties fo:background-color="#ffffff" style:font-name="Merriweather" style:font-name-asian="Merriweather" style:font-name-complex="Merriweather"/>
    </style:style>
    <style:style style:name="T25_114" style:family="text">
      <style:text-properties fo:background-color="#ffffff" style:font-name="Merriweather" style:font-name-asian="Merriweather" style:font-name-complex="Merriweather"/>
    </style:style>
    <style:style style:name="T25_115" style:family="text">
      <style:text-properties fo:background-color="#ffffff" style:font-name="Merriweather" style:font-name-asian="Merriweather" style:font-name-complex="Merriweather"/>
    </style:style>
    <style:style style:name="T25_116" style:family="text">
      <style:text-properties fo:background-color="#ffffff" style:font-name="Merriweather" style:font-name-asian="Merriweather" style:font-name-complex="Merriweather"/>
    </style:style>
    <style:style style:name="T25_117" style:family="text">
      <style:text-properties fo:background-color="#ffffff" style:font-name="Merriweather" style:font-name-asian="Merriweather" style:font-name-complex="Merriweather"/>
    </style:style>
    <style:style style:name="T25_118" style:family="text">
      <style:text-properties fo:background-color="#ffffff" style:font-name="Merriweather" style:font-name-asian="Merriweather" style:font-name-complex="Merriweather"/>
    </style:style>
    <style:style style:name="T25_119" style:family="text">
      <style:text-properties fo:background-color="#ffffff" style:font-name="Merriweather" style:font-name-asian="Merriweather" style:font-name-complex="Merriweather"/>
    </style:style>
    <style:style style:name="T25_120" style:family="text">
      <style:text-properties fo:background-color="#ffffff" style:font-name="Merriweather" style:font-name-asian="Merriweather" style:font-name-complex="Merriweather"/>
    </style:style>
    <style:style style:name="T25_121" style:family="text">
      <style:text-properties fo:background-color="#ffffff" style:font-name="Merriweather" style:font-name-asian="Merriweather" style:font-name-complex="Merriweather"/>
    </style:style>
    <style:style style:name="T25_122" style:family="text">
      <style:text-properties fo:background-color="#ffffff" style:font-name="Merriweather" style:font-name-asian="Merriweather" style:font-name-complex="Merriweather"/>
    </style:style>
    <style:style style:name="T25_123" style:family="text">
      <style:text-properties fo:background-color="#ffffff" style:font-name="Merriweather" style:font-name-asian="Merriweather" style:font-name-complex="Merriweather"/>
    </style:style>
    <style:style style:name="T25_124" style:family="text">
      <style:text-properties fo:background-color="#ffffff" style:font-name="Merriweather" style:font-name-asian="Merriweather" style:font-name-complex="Merriweather"/>
    </style:style>
    <style:style style:name="T25_125" style:family="text">
      <style:text-properties fo:background-color="#ffffff" style:font-name="Merriweather" style:font-name-asian="Merriweather" style:font-name-complex="Merriweather"/>
    </style:style>
    <style:style style:name="T25_126" style:family="text">
      <style:text-properties fo:background-color="#ffffff" style:font-name="Merriweather" style:font-name-asian="Merriweather" style:font-name-complex="Merriweather"/>
    </style:style>
    <style:style style:name="T25_127" style:family="text">
      <style:text-properties fo:background-color="#ffffff" style:font-name="Merriweather" style:font-name-asian="Merriweather" style:font-name-complex="Merriweather"/>
    </style:style>
    <style:style style:name="T25_128" style:family="text">
      <style:text-properties fo:background-color="#ffffff" style:font-name="Merriweather" style:font-name-asian="Merriweather" style:font-name-complex="Merriweather"/>
    </style:style>
    <style:style style:name="T25_129" style:family="text">
      <style:text-properties fo:background-color="#ffffff" style:font-name="Merriweather" style:font-name-asian="Merriweather" style:font-name-complex="Merriweather"/>
    </style:style>
    <style:style style:name="T25_130" style:family="text">
      <style:text-properties fo:background-color="#ffffff" style:font-name="Merriweather" style:font-name-asian="Merriweather" style:font-name-complex="Merriweather"/>
    </style:style>
    <style:style style:name="T25_131" style:family="text">
      <style:text-properties fo:background-color="#ffffff" style:font-name="Merriweather" style:font-name-asian="Merriweather" style:font-name-complex="Merriweather"/>
    </style:style>
    <style:style style:name="T25_132" style:family="text">
      <style:text-properties fo:background-color="#ffffff" style:font-name="Merriweather" style:font-name-asian="Merriweather" style:font-name-complex="Merriweather"/>
    </style:style>
    <style:style style:name="T25_133" style:family="text">
      <style:text-properties fo:background-color="#ffffff" style:font-name="Merriweather" style:font-name-asian="Merriweather" style:font-name-complex="Merriweather"/>
    </style:style>
    <style:style style:name="T25_134" style:family="text">
      <style:text-properties fo:background-color="#ffffff" style:font-name="Merriweather" style:font-name-asian="Merriweather" style:font-name-complex="Merriweather"/>
    </style:style>
    <style:style style:name="T25_135" style:family="text">
      <style:text-properties fo:background-color="#ffffff" style:font-name="Merriweather" style:font-name-asian="Merriweather" style:font-name-complex="Merriweather"/>
    </style:style>
    <style:style style:name="T25_136" style:family="text">
      <style:text-properties fo:background-color="#ffffff" style:font-name="Merriweather" style:font-name-asian="Merriweather" style:font-name-complex="Merriweather"/>
    </style:style>
    <style:style style:name="T25_137" style:family="text">
      <style:text-properties fo:background-color="#ffffff" style:font-name="Merriweather" style:font-name-asian="Merriweather" style:font-name-complex="Merriweather"/>
    </style:style>
    <style:style style:name="T25_138" style:family="text">
      <style:text-properties fo:background-color="#ffffff" style:font-name="Merriweather" style:font-name-asian="Merriweather" style:font-name-complex="Merriweather"/>
    </style:style>
    <style:style style:name="P26" style:family="paragraph" style:parent-style-name="Standard">
      <style:paragraph-properties fo:break-before="auto" style:writing-mode="lr-tb"/>
    </style:style>
    <style:style style:name="T26_1" style:family="text">
      <style:text-properties fo:background-color="#ffffff" style:font-name="Merriweather" style:font-name-asian="Merriweather" style:font-name-complex="Merriweather"/>
    </style:style>
    <style:style style:name="T26_2" style:family="text">
      <style:text-properties fo:background-color="#ffffff" style:font-name="Merriweather" style:font-name-asian="Merriweather" style:font-name-complex="Merriweather"/>
    </style:style>
    <style:style style:name="T26_3" style:family="text">
      <style:text-properties fo:background-color="#ffffff" style:font-name="Merriweather" style:font-name-asian="Merriweather" style:font-name-complex="Merriweather"/>
    </style:style>
    <style:style style:name="T26_4" style:family="text">
      <style:text-properties fo:background-color="#ffffff" style:font-name="Merriweather" style:font-name-asian="Merriweather" style:font-name-complex="Merriweather"/>
    </style:style>
    <style:style style:name="T26_5" style:family="text">
      <style:text-properties fo:background-color="#ffffff" style:font-name="Merriweather" style:font-name-asian="Merriweather" style:font-name-complex="Merriweather"/>
    </style:style>
    <style:style style:name="T26_6" style:family="text">
      <style:text-properties fo:background-color="#ffffff" style:font-name="Merriweather" style:font-name-asian="Merriweather" style:font-name-complex="Merriweather"/>
    </style:style>
    <style:style style:name="T26_7" style:family="text">
      <style:text-properties fo:background-color="#ffffff" style:font-name="Merriweather" style:font-name-asian="Merriweather" style:font-name-complex="Merriweather"/>
    </style:style>
    <style:style style:name="T26_8" style:family="text">
      <style:text-properties fo:background-color="#ffffff" style:font-name="Merriweather" style:font-name-asian="Merriweather" style:font-name-complex="Merriweather"/>
    </style:style>
    <style:style style:name="T26_9" style:family="text">
      <style:text-properties fo:background-color="#ffffff" style:font-name="Merriweather" style:font-name-asian="Merriweather" style:font-name-complex="Merriweather"/>
    </style:style>
    <style:style style:name="T26_10" style:family="text">
      <style:text-properties fo:background-color="#ffffff" style:font-name="Merriweather" style:font-name-asian="Merriweather" style:font-name-complex="Merriweather"/>
    </style:style>
    <style:style style:name="T26_11" style:family="text">
      <style:text-properties fo:background-color="#ffffff" style:font-name="Merriweather" style:font-name-asian="Merriweather" style:font-name-complex="Merriweather"/>
    </style:style>
    <style:style style:name="T26_12" style:family="text">
      <style:text-properties fo:background-color="#ffffff" style:font-name="Merriweather" style:font-name-asian="Merriweather" style:font-name-complex="Merriweather"/>
    </style:style>
    <style:style style:name="T26_13" style:family="text">
      <style:text-properties fo:background-color="#ffffff" style:font-name="Merriweather" style:font-name-asian="Merriweather" style:font-name-complex="Merriweather"/>
    </style:style>
    <style:style style:name="T26_14" style:family="text">
      <style:text-properties fo:background-color="#ffffff" style:font-name="Merriweather" style:font-name-asian="Merriweather" style:font-name-complex="Merriweather"/>
    </style:style>
    <style:style style:name="T26_15" style:family="text">
      <style:text-properties fo:background-color="#ffffff" style:font-name="Merriweather" style:font-name-asian="Merriweather" style:font-name-complex="Merriweather"/>
    </style:style>
    <style:style style:name="T26_16" style:family="text">
      <style:text-properties fo:background-color="#ffffff" style:font-name="Merriweather" style:font-name-asian="Merriweather" style:font-name-complex="Merriweather"/>
    </style:style>
    <style:style style:name="T26_17" style:family="text">
      <style:text-properties fo:background-color="#ffffff" style:font-name="Merriweather" style:font-name-asian="Merriweather" style:font-name-complex="Merriweather"/>
    </style:style>
    <style:style style:name="T26_18" style:family="text">
      <style:text-properties fo:background-color="#ffffff" style:font-name="Merriweather" style:font-name-asian="Merriweather" style:font-name-complex="Merriweather"/>
    </style:style>
    <style:style style:name="T26_19" style:family="text">
      <style:text-properties fo:background-color="#ffffff" style:font-name="Merriweather" style:font-name-asian="Merriweather" style:font-name-complex="Merriweather"/>
    </style:style>
    <style:style style:name="T26_20" style:family="text">
      <style:text-properties fo:background-color="#ffffff" style:font-name="Merriweather" style:font-name-asian="Merriweather" style:font-name-complex="Merriweather"/>
    </style:style>
    <style:style style:name="T26_21" style:family="text">
      <style:text-properties fo:background-color="#ffffff" style:font-name="Merriweather" style:font-name-asian="Merriweather" style:font-name-complex="Merriweather"/>
    </style:style>
    <style:style style:name="T26_22" style:family="text">
      <style:text-properties fo:background-color="#ffffff" style:font-name="Merriweather" style:font-name-asian="Merriweather" style:font-name-complex="Merriweather"/>
    </style:style>
    <style:style style:name="T26_23" style:family="text">
      <style:text-properties fo:background-color="#ffffff" style:font-name="Merriweather" style:font-name-asian="Merriweather" style:font-name-complex="Merriweather"/>
    </style:style>
    <style:style style:name="T26_24" style:family="text">
      <style:text-properties fo:background-color="#ffffff" style:font-name="Merriweather" style:font-name-asian="Merriweather" style:font-name-complex="Merriweather"/>
    </style:style>
    <style:style style:name="T26_25" style:family="text">
      <style:text-properties fo:background-color="#ffffff" style:font-name="Merriweather" style:font-name-asian="Merriweather" style:font-name-complex="Merriweather"/>
    </style:style>
    <style:style style:name="T26_26" style:family="text">
      <style:text-properties fo:background-color="#ffffff" style:font-name="Merriweather" style:font-name-asian="Merriweather" style:font-name-complex="Merriweather"/>
    </style:style>
    <style:style style:name="T26_27" style:family="text">
      <style:text-properties fo:background-color="#ffffff" style:font-name="Merriweather" style:font-name-asian="Merriweather" style:font-name-complex="Merriweather"/>
    </style:style>
    <style:style style:name="T26_28" style:family="text">
      <style:text-properties fo:background-color="#ffffff" style:font-name="Merriweather" style:font-name-asian="Merriweather" style:font-name-complex="Merriweather"/>
    </style:style>
    <style:style style:name="T26_29" style:family="text">
      <style:text-properties fo:background-color="#ffffff" style:font-name="Merriweather" style:font-name-asian="Merriweather" style:font-name-complex="Merriweather"/>
    </style:style>
    <style:style style:name="T26_30" style:family="text">
      <style:text-properties fo:background-color="#ffffff" style:font-name="Merriweather" style:font-name-asian="Merriweather" style:font-name-complex="Merriweather"/>
    </style:style>
    <style:style style:name="T26_31" style:family="text">
      <style:text-properties fo:background-color="#ffffff" style:font-name="Merriweather" style:font-name-asian="Merriweather" style:font-name-complex="Merriweather"/>
    </style:style>
    <style:style style:name="T26_32" style:family="text">
      <style:text-properties fo:background-color="#ffffff" style:font-name="Merriweather" style:font-name-asian="Merriweather" style:font-name-complex="Merriweather"/>
    </style:style>
    <style:style style:name="T26_33" style:family="text">
      <style:text-properties fo:background-color="#ffffff" style:font-name="Merriweather" style:font-name-asian="Merriweather" style:font-name-complex="Merriweather"/>
    </style:style>
    <style:style style:name="T26_34" style:family="text">
      <style:text-properties fo:background-color="#ffffff" style:font-name="Merriweather" style:font-name-asian="Merriweather" style:font-name-complex="Merriweather"/>
    </style:style>
    <style:style style:name="T26_35" style:family="text">
      <style:text-properties fo:background-color="#ffffff" style:font-name="Merriweather" style:font-name-asian="Merriweather" style:font-name-complex="Merriweather"/>
    </style:style>
    <style:style style:name="T26_36" style:family="text">
      <style:text-properties fo:background-color="#ffffff" style:font-name="Merriweather" style:font-name-asian="Merriweather" style:font-name-complex="Merriweather"/>
    </style:style>
    <style:style style:name="T26_37" style:family="text">
      <style:text-properties fo:background-color="#ffffff" style:font-name="Merriweather" style:font-name-asian="Merriweather" style:font-name-complex="Merriweather"/>
    </style:style>
    <style:style style:name="T26_38" style:family="text">
      <style:text-properties fo:background-color="#ffffff" style:font-name="Merriweather" style:font-name-asian="Merriweather" style:font-name-complex="Merriweather"/>
    </style:style>
    <style:style style:name="T26_39" style:family="text">
      <style:text-properties fo:background-color="#ffffff" style:font-name="Merriweather" style:font-name-asian="Merriweather" style:font-name-complex="Merriweather"/>
    </style:style>
    <style:style style:name="T26_40" style:family="text">
      <style:text-properties fo:background-color="#ffffff" style:font-name="Merriweather" style:font-name-asian="Merriweather" style:font-name-complex="Merriweather"/>
    </style:style>
    <style:style style:name="T26_41" style:family="text">
      <style:text-properties fo:background-color="#ffffff" style:font-name="Merriweather" style:font-name-asian="Merriweather" style:font-name-complex="Merriweather"/>
    </style:style>
    <style:style style:name="T26_42" style:family="text">
      <style:text-properties fo:background-color="#ffffff" style:font-name="Merriweather" style:font-name-asian="Merriweather" style:font-name-complex="Merriweather"/>
    </style:style>
    <style:style style:name="T26_43" style:family="text">
      <style:text-properties fo:background-color="#ffffff" style:font-name="Merriweather" style:font-name-asian="Merriweather" style:font-name-complex="Merriweather"/>
    </style:style>
    <style:style style:name="T26_44" style:family="text">
      <style:text-properties fo:background-color="#ffffff" style:font-name="Merriweather" style:font-name-asian="Merriweather" style:font-name-complex="Merriweather"/>
    </style:style>
    <style:style style:name="T26_45" style:family="text">
      <style:text-properties fo:background-color="#ffffff" style:font-name="Merriweather" style:font-name-asian="Merriweather" style:font-name-complex="Merriweather"/>
    </style:style>
    <style:style style:name="T26_46" style:family="text">
      <style:text-properties fo:background-color="#ffffff" style:font-name="Merriweather" style:font-name-asian="Merriweather" style:font-name-complex="Merriweather"/>
    </style:style>
    <style:style style:name="T26_47" style:family="text">
      <style:text-properties fo:background-color="#ffffff" style:font-name="Merriweather" style:font-name-asian="Merriweather" style:font-name-complex="Merriweather"/>
    </style:style>
    <style:style style:name="T26_48" style:family="text">
      <style:text-properties fo:background-color="#ffffff" style:font-name="Merriweather" style:font-name-asian="Merriweather" style:font-name-complex="Merriweather"/>
    </style:style>
    <style:style style:name="T26_49" style:family="text">
      <style:text-properties fo:background-color="#ffffff" style:font-name="Merriweather" style:font-name-asian="Merriweather" style:font-name-complex="Merriweather"/>
    </style:style>
    <style:style style:name="T26_50" style:family="text">
      <style:text-properties fo:background-color="#ffffff" style:font-name="Merriweather" style:font-name-asian="Merriweather" style:font-name-complex="Merriweather"/>
    </style:style>
    <style:style style:name="T26_51" style:family="text">
      <style:text-properties fo:background-color="#ffffff" style:font-name="Merriweather" style:font-name-asian="Merriweather" style:font-name-complex="Merriweather"/>
    </style:style>
    <style:style style:name="T26_52" style:family="text">
      <style:text-properties fo:background-color="#ffffff" style:font-name="Merriweather" style:font-name-asian="Merriweather" style:font-name-complex="Merriweather"/>
    </style:style>
    <style:style style:name="T26_53" style:family="text">
      <style:text-properties fo:background-color="#ffffff" style:font-name="Merriweather" style:font-name-asian="Merriweather" style:font-name-complex="Merriweather"/>
    </style:style>
    <style:style style:name="T26_54" style:family="text">
      <style:text-properties fo:background-color="#ffffff" style:font-name="Merriweather" style:font-name-asian="Merriweather" style:font-name-complex="Merriweather"/>
    </style:style>
    <style:style style:name="T26_55" style:family="text">
      <style:text-properties fo:background-color="#ffffff" style:font-name="Merriweather" style:font-name-asian="Merriweather" style:font-name-complex="Merriweather"/>
    </style:style>
    <style:style style:name="T26_56" style:family="text">
      <style:text-properties fo:background-color="#ffffff" style:font-name="Merriweather" style:font-name-asian="Merriweather" style:font-name-complex="Merriweather"/>
    </style:style>
    <style:style style:name="T26_57" style:family="text">
      <style:text-properties fo:background-color="#ffffff" style:font-name="Merriweather" style:font-name-asian="Merriweather" style:font-name-complex="Merriweather"/>
    </style:style>
    <style:style style:name="T26_58" style:family="text">
      <style:text-properties fo:background-color="#ffffff" style:font-name="Merriweather" style:font-name-asian="Merriweather" style:font-name-complex="Merriweather"/>
    </style:style>
    <style:style style:name="T26_59" style:family="text">
      <style:text-properties fo:background-color="#ffffff" style:font-name="Merriweather" style:font-name-asian="Merriweather" style:font-name-complex="Merriweather"/>
    </style:style>
    <style:style style:name="T26_60" style:family="text">
      <style:text-properties fo:background-color="#ffffff" style:font-name="Merriweather" style:font-name-asian="Merriweather" style:font-name-complex="Merriweather"/>
    </style:style>
    <style:style style:name="T26_61" style:family="text">
      <style:text-properties fo:background-color="#ffffff" style:font-name="Merriweather" style:font-name-asian="Merriweather" style:font-name-complex="Merriweather"/>
    </style:style>
    <style:style style:name="T26_62" style:family="text">
      <style:text-properties fo:background-color="#ffffff" style:font-name="Merriweather" style:font-name-asian="Merriweather" style:font-name-complex="Merriweather"/>
    </style:style>
    <style:style style:name="T26_63" style:family="text">
      <style:text-properties fo:background-color="#ffffff" style:font-name="Merriweather" style:font-name-asian="Merriweather" style:font-name-complex="Merriweather"/>
    </style:style>
    <style:style style:name="T26_64" style:family="text">
      <style:text-properties fo:background-color="#ffffff" style:font-name="Merriweather" style:font-name-asian="Merriweather" style:font-name-complex="Merriweather"/>
    </style:style>
    <style:style style:name="T26_65" style:family="text">
      <style:text-properties fo:background-color="#ffffff" style:font-name="Merriweather" style:font-name-asian="Merriweather" style:font-name-complex="Merriweather"/>
    </style:style>
    <style:style style:name="T26_66" style:family="text">
      <style:text-properties fo:background-color="#ffffff" style:font-name="Merriweather" style:font-name-asian="Merriweather" style:font-name-complex="Merriweather"/>
    </style:style>
    <style:style style:name="T26_67" style:family="text">
      <style:text-properties fo:background-color="#ffffff" style:font-name="Merriweather" style:font-name-asian="Merriweather" style:font-name-complex="Merriweather"/>
    </style:style>
    <style:style style:name="T26_68" style:family="text">
      <style:text-properties fo:background-color="#ffffff" style:font-name="Merriweather" style:font-name-asian="Merriweather" style:font-name-complex="Merriweather"/>
    </style:style>
    <style:style style:name="T26_69" style:family="text">
      <style:text-properties fo:background-color="#ffffff" style:font-name="Merriweather" style:font-name-asian="Merriweather" style:font-name-complex="Merriweather"/>
    </style:style>
    <style:style style:name="T26_70" style:family="text">
      <style:text-properties fo:background-color="#ffffff" style:font-name="Merriweather" style:font-name-asian="Merriweather" style:font-name-complex="Merriweather"/>
    </style:style>
    <style:style style:name="T26_71" style:family="text">
      <style:text-properties fo:background-color="#ffffff" style:font-name="Merriweather" style:font-name-asian="Merriweather" style:font-name-complex="Merriweather"/>
    </style:style>
    <style:style style:name="T26_72" style:family="text">
      <style:text-properties fo:background-color="#ffffff" style:font-name="Merriweather" style:font-name-asian="Merriweather" style:font-name-complex="Merriweather"/>
    </style:style>
    <style:style style:name="T26_73" style:family="text">
      <style:text-properties fo:background-color="#ffffff" style:font-name="Merriweather" style:font-name-asian="Merriweather" style:font-name-complex="Merriweather"/>
    </style:style>
    <style:style style:name="T26_74" style:family="text">
      <style:text-properties fo:background-color="#ffffff" style:font-name="Merriweather" style:font-name-asian="Merriweather" style:font-name-complex="Merriweather"/>
    </style:style>
    <style:style style:name="T26_75" style:family="text">
      <style:text-properties fo:background-color="#ffffff" style:font-name="Merriweather" style:font-name-asian="Merriweather" style:font-name-complex="Merriweather"/>
    </style:style>
    <style:style style:name="T26_76" style:family="text">
      <style:text-properties fo:background-color="#ffffff" style:font-name="Merriweather" style:font-name-asian="Merriweather" style:font-name-complex="Merriweather"/>
    </style:style>
    <style:style style:name="T26_77" style:family="text">
      <style:text-properties fo:background-color="#ffffff" style:font-name="Merriweather" style:font-name-asian="Merriweather" style:font-name-complex="Merriweather"/>
    </style:style>
    <style:style style:name="T26_78" style:family="text">
      <style:text-properties fo:background-color="#ffffff" style:font-name="Merriweather" style:font-name-asian="Merriweather" style:font-name-complex="Merriweather"/>
    </style:style>
    <style:style style:name="T26_79" style:family="text">
      <style:text-properties fo:background-color="#ffffff" style:font-name="Merriweather" style:font-name-asian="Merriweather" style:font-name-complex="Merriweather"/>
    </style:style>
    <style:style style:name="T26_80" style:family="text">
      <style:text-properties fo:background-color="#ffffff" style:font-name="Merriweather" style:font-name-asian="Merriweather" style:font-name-complex="Merriweather"/>
    </style:style>
    <style:style style:name="T26_81" style:family="text">
      <style:text-properties fo:background-color="#ffffff" style:font-name="Merriweather" style:font-name-asian="Merriweather" style:font-name-complex="Merriweather"/>
    </style:style>
    <style:style style:name="T26_82" style:family="text">
      <style:text-properties fo:background-color="#ffffff" style:font-name="Merriweather" style:font-name-asian="Merriweather" style:font-name-complex="Merriweather"/>
    </style:style>
    <style:style style:name="T26_83" style:family="text">
      <style:text-properties fo:background-color="#ffffff" style:font-name="Merriweather" style:font-name-asian="Merriweather" style:font-name-complex="Merriweather"/>
    </style:style>
    <style:style style:name="T26_84" style:family="text">
      <style:text-properties fo:background-color="#ffffff" style:font-name="Merriweather" style:font-name-asian="Merriweather" style:font-name-complex="Merriweather"/>
    </style:style>
    <style:style style:name="T26_85" style:family="text">
      <style:text-properties fo:background-color="#ffffff" style:font-name="Merriweather" style:font-name-asian="Merriweather" style:font-name-complex="Merriweather"/>
    </style:style>
    <style:style style:name="T26_86" style:family="text">
      <style:text-properties fo:background-color="#ffffff" style:font-name="Merriweather" style:font-name-asian="Merriweather" style:font-name-complex="Merriweather"/>
    </style:style>
    <style:style style:name="T26_87" style:family="text">
      <style:text-properties fo:background-color="#ffffff" style:font-name="Merriweather" style:font-name-asian="Merriweather" style:font-name-complex="Merriweather"/>
    </style:style>
    <style:style style:name="T26_88" style:family="text">
      <style:text-properties fo:background-color="#ffffff" style:font-name="Merriweather" style:font-name-asian="Merriweather" style:font-name-complex="Merriweather"/>
    </style:style>
    <style:style style:name="T26_89" style:family="text">
      <style:text-properties fo:background-color="#ffffff" style:font-name="Merriweather" style:font-name-asian="Merriweather" style:font-name-complex="Merriweather"/>
    </style:style>
    <style:style style:name="T26_90" style:family="text">
      <style:text-properties fo:background-color="#ffffff" style:font-name="Merriweather" style:font-name-asian="Merriweather" style:font-name-complex="Merriweather"/>
    </style:style>
    <style:style style:name="T26_91" style:family="text">
      <style:text-properties fo:background-color="#ffffff" style:font-name="Merriweather" style:font-name-asian="Merriweather" style:font-name-complex="Merriweather"/>
    </style:style>
    <style:style style:name="T26_92" style:family="text">
      <style:text-properties fo:background-color="#ffffff" style:font-name="Merriweather" style:font-name-asian="Merriweather" style:font-name-complex="Merriweather"/>
    </style:style>
    <style:style style:name="T26_93" style:family="text">
      <style:text-properties fo:background-color="#ffffff" style:font-name="Merriweather" style:font-name-asian="Merriweather" style:font-name-complex="Merriweather"/>
    </style:style>
    <style:style style:name="T26_94" style:family="text">
      <style:text-properties fo:background-color="#ffffff" style:font-name="Merriweather" style:font-name-asian="Merriweather" style:font-name-complex="Merriweather"/>
    </style:style>
    <style:style style:name="T26_95" style:family="text">
      <style:text-properties fo:background-color="#ffffff" style:font-name="Merriweather" style:font-name-asian="Merriweather" style:font-name-complex="Merriweather"/>
    </style:style>
    <style:style style:name="T26_96" style:family="text">
      <style:text-properties fo:background-color="#ffffff" style:font-name="Merriweather" style:font-name-asian="Merriweather" style:font-name-complex="Merriweather"/>
    </style:style>
    <style:style style:name="T26_97" style:family="text">
      <style:text-properties fo:background-color="#ffffff" style:font-name="Merriweather" style:font-name-asian="Merriweather" style:font-name-complex="Merriweather"/>
    </style:style>
    <style:style style:name="T26_98" style:family="text">
      <style:text-properties fo:background-color="#ffffff" style:font-name="Merriweather" style:font-name-asian="Merriweather" style:font-name-complex="Merriweather"/>
    </style:style>
    <style:style style:name="T26_99" style:family="text">
      <style:text-properties fo:background-color="#ffffff" style:font-name="Merriweather" style:font-name-asian="Merriweather" style:font-name-complex="Merriweather"/>
    </style:style>
    <style:style style:name="T26_100" style:family="text">
      <style:text-properties fo:background-color="#ffffff" style:font-name="Merriweather" style:font-name-asian="Merriweather" style:font-name-complex="Merriweather"/>
    </style:style>
    <style:style style:name="T26_101" style:family="text">
      <style:text-properties fo:background-color="#ffffff" style:font-name="Merriweather" style:font-name-asian="Merriweather" style:font-name-complex="Merriweather"/>
    </style:style>
    <style:style style:name="T26_102" style:family="text">
      <style:text-properties fo:background-color="#ffffff" style:font-name="Merriweather" style:font-name-asian="Merriweather" style:font-name-complex="Merriweather"/>
    </style:style>
    <style:style style:name="T26_103" style:family="text">
      <style:text-properties fo:background-color="#ffffff" style:font-name="Merriweather" style:font-name-asian="Merriweather" style:font-name-complex="Merriweather"/>
    </style:style>
    <style:style style:name="T26_104" style:family="text">
      <style:text-properties fo:background-color="#ffffff" style:font-name="Merriweather" style:font-name-asian="Merriweather" style:font-name-complex="Merriweather"/>
    </style:style>
    <style:style style:name="T26_105" style:family="text">
      <style:text-properties fo:background-color="#ffffff" style:font-name="Merriweather" style:font-name-asian="Merriweather" style:font-name-complex="Merriweather"/>
    </style:style>
    <style:style style:name="T26_106" style:family="text">
      <style:text-properties fo:background-color="#ffffff" style:font-name="Merriweather" style:font-name-asian="Merriweather" style:font-name-complex="Merriweather"/>
    </style:style>
    <style:style style:name="T26_107" style:family="text">
      <style:text-properties fo:background-color="#ffffff" style:font-name="Merriweather" style:font-name-asian="Merriweather" style:font-name-complex="Merriweather"/>
    </style:style>
    <style:style style:name="T26_108" style:family="text">
      <style:text-properties fo:background-color="#ffffff" style:font-name="Merriweather" style:font-name-asian="Merriweather" style:font-name-complex="Merriweather"/>
    </style:style>
    <style:style style:name="T26_109" style:family="text">
      <style:text-properties fo:background-color="#ffffff" style:font-name="Merriweather" style:font-name-asian="Merriweather" style:font-name-complex="Merriweather"/>
    </style:style>
    <style:style style:name="T26_110" style:family="text">
      <style:text-properties fo:background-color="#ffffff" style:font-name="Merriweather" style:font-name-asian="Merriweather" style:font-name-complex="Merriweather"/>
    </style:style>
    <style:style style:name="T26_111" style:family="text">
      <style:text-properties fo:background-color="#ffffff" style:font-name="Merriweather" style:font-name-asian="Merriweather" style:font-name-complex="Merriweather"/>
    </style:style>
    <style:style style:name="T26_112" style:family="text">
      <style:text-properties fo:background-color="#ffffff" style:font-name="Merriweather" style:font-name-asian="Merriweather" style:font-name-complex="Merriweather"/>
    </style:style>
    <style:style style:name="T26_113" style:family="text">
      <style:text-properties fo:background-color="#ffffff" style:font-name="Merriweather" style:font-name-asian="Merriweather" style:font-name-complex="Merriweather"/>
    </style:style>
    <style:style style:name="T26_114" style:family="text">
      <style:text-properties fo:background-color="#ffffff" style:font-name="Merriweather" style:font-name-asian="Merriweather" style:font-name-complex="Merriweather"/>
    </style:style>
    <style:style style:name="T26_115" style:family="text">
      <style:text-properties fo:background-color="#ffffff" style:font-name="Merriweather" style:font-name-asian="Merriweather" style:font-name-complex="Merriweather"/>
    </style:style>
    <style:style style:name="T26_116" style:family="text">
      <style:text-properties fo:background-color="#ffffff" style:font-name="Merriweather" style:font-name-asian="Merriweather" style:font-name-complex="Merriweather"/>
    </style:style>
    <style:style style:name="T26_117" style:family="text">
      <style:text-properties fo:background-color="#ffffff" style:font-name="Merriweather" style:font-name-asian="Merriweather" style:font-name-complex="Merriweather"/>
    </style:style>
    <style:style style:name="T26_118" style:family="text">
      <style:text-properties fo:background-color="#ffffff" style:font-name="Merriweather" style:font-name-asian="Merriweather" style:font-name-complex="Merriweather"/>
    </style:style>
    <style:style style:name="T26_119" style:family="text">
      <style:text-properties fo:background-color="#ffffff" style:font-name="Merriweather" style:font-name-asian="Merriweather" style:font-name-complex="Merriweather"/>
    </style:style>
    <style:style style:name="T26_120" style:family="text">
      <style:text-properties fo:background-color="#ffffff" style:font-name="Merriweather" style:font-name-asian="Merriweather" style:font-name-complex="Merriweather"/>
    </style:style>
    <style:style style:name="T26_121" style:family="text">
      <style:text-properties fo:background-color="#ffffff" style:font-name="Merriweather" style:font-name-asian="Merriweather" style:font-name-complex="Merriweather"/>
    </style:style>
    <style:style style:name="T26_122" style:family="text">
      <style:text-properties fo:background-color="#ffffff" style:font-name="Merriweather" style:font-name-asian="Merriweather" style:font-name-complex="Merriweather"/>
    </style:style>
    <style:style style:name="T26_123" style:family="text">
      <style:text-properties fo:background-color="#ffffff" style:font-name="Merriweather" style:font-name-asian="Merriweather" style:font-name-complex="Merriweather"/>
    </style:style>
    <style:style style:name="T26_124" style:family="text">
      <style:text-properties fo:background-color="#ffffff" style:font-name="Merriweather" style:font-name-asian="Merriweather" style:font-name-complex="Merriweather"/>
    </style:style>
    <style:style style:name="T26_125" style:family="text">
      <style:text-properties fo:background-color="#ffffff" style:font-name="Merriweather" style:font-name-asian="Merriweather" style:font-name-complex="Merriweather"/>
    </style:style>
    <style:style style:name="T26_126" style:family="text">
      <style:text-properties fo:background-color="#ffffff" style:font-name="Merriweather" style:font-name-asian="Merriweather" style:font-name-complex="Merriweather"/>
    </style:style>
    <style:style style:name="T26_127" style:family="text">
      <style:text-properties fo:background-color="#ffffff" style:font-name="Merriweather" style:font-name-asian="Merriweather" style:font-name-complex="Merriweather"/>
    </style:style>
    <style:style style:name="T26_128" style:family="text">
      <style:text-properties fo:background-color="#ffffff" style:font-name="Merriweather" style:font-name-asian="Merriweather" style:font-name-complex="Merriweather"/>
    </style:style>
    <style:style style:name="T26_129" style:family="text">
      <style:text-properties fo:background-color="#ffffff" style:font-name="Merriweather" style:font-name-asian="Merriweather" style:font-name-complex="Merriweather"/>
    </style:style>
    <style:style style:name="T26_130" style:family="text">
      <style:text-properties fo:background-color="#ffffff" style:font-name="Merriweather" style:font-name-asian="Merriweather" style:font-name-complex="Merriweather"/>
    </style:style>
    <style:style style:name="T26_131" style:family="text">
      <style:text-properties fo:background-color="#ffffff" style:font-name="Merriweather" style:font-name-asian="Merriweather" style:font-name-complex="Merriweather"/>
    </style:style>
    <style:style style:name="T26_132" style:family="text">
      <style:text-properties fo:background-color="#ffffff" style:font-name="Merriweather" style:font-name-asian="Merriweather" style:font-name-complex="Merriweather"/>
    </style:style>
    <style:style style:name="T26_133" style:family="text">
      <style:text-properties fo:background-color="#ffffff" style:font-name="Merriweather" style:font-name-asian="Merriweather" style:font-name-complex="Merriweather"/>
    </style:style>
    <style:style style:name="T26_134" style:family="text">
      <style:text-properties fo:background-color="#ffffff" style:font-name="Merriweather" style:font-name-asian="Merriweather" style:font-name-complex="Merriweather"/>
    </style:style>
    <style:style style:name="T26_135" style:family="text">
      <style:text-properties fo:background-color="#ffffff" style:font-name="Merriweather" style:font-name-asian="Merriweather" style:font-name-complex="Merriweather"/>
    </style:style>
    <style:style style:name="T26_136" style:family="text">
      <style:text-properties fo:background-color="#ffffff" style:font-name="Merriweather" style:font-name-asian="Merriweather" style:font-name-complex="Merriweather"/>
    </style:style>
    <style:style style:name="T26_137" style:family="text">
      <style:text-properties fo:background-color="#ffffff" style:font-name="Merriweather" style:font-name-asian="Merriweather" style:font-name-complex="Merriweather"/>
    </style:style>
    <style:style style:name="T26_138" style:family="text">
      <style:text-properties fo:background-color="#ffffff" style:font-name="Merriweather" style:font-name-asian="Merriweather" style:font-name-complex="Merriweather"/>
    </style:style>
    <style:style style:name="T26_139" style:family="text">
      <style:text-properties fo:background-color="#ffffff" style:font-name="Merriweather" style:font-name-asian="Merriweather" style:font-name-complex="Merriweather"/>
    </style:style>
    <style:style style:name="T26_140" style:family="text">
      <style:text-properties fo:background-color="#ffffff" style:font-name="Merriweather" style:font-name-asian="Merriweather" style:font-name-complex="Merriweather"/>
    </style:style>
    <style:style style:name="T26_141" style:family="text">
      <style:text-properties fo:background-color="#ffffff" style:font-name="Merriweather" style:font-name-asian="Merriweather" style:font-name-complex="Merriweather"/>
    </style:style>
    <style:style style:name="T26_142" style:family="text">
      <style:text-properties fo:background-color="#ffffff" style:font-name="Merriweather" style:font-name-asian="Merriweather" style:font-name-complex="Merriweather"/>
    </style:style>
    <style:style style:name="T26_143" style:family="text">
      <style:text-properties fo:background-color="#ffffff" style:font-name="Merriweather" style:font-name-asian="Merriweather" style:font-name-complex="Merriweather"/>
    </style:style>
    <style:style style:name="T26_144" style:family="text">
      <style:text-properties fo:background-color="#ffffff" style:font-name="Merriweather" style:font-name-asian="Merriweather" style:font-name-complex="Merriweather"/>
    </style:style>
    <style:style style:name="T26_145" style:family="text">
      <style:text-properties fo:background-color="#ffffff" style:font-name="Merriweather" style:font-name-asian="Merriweather" style:font-name-complex="Merriweather"/>
    </style:style>
    <style:style style:name="T26_146" style:family="text">
      <style:text-properties fo:background-color="#ffffff" style:font-name="Merriweather" style:font-name-asian="Merriweather" style:font-name-complex="Merriweather"/>
    </style:style>
    <style:style style:name="T26_147" style:family="text">
      <style:text-properties fo:background-color="#ffffff" style:font-name="Merriweather" style:font-name-asian="Merriweather" style:font-name-complex="Merriweather"/>
    </style:style>
    <style:style style:name="T26_148" style:family="text">
      <style:text-properties fo:background-color="#ffffff" style:font-name="Merriweather" style:font-name-asian="Merriweather" style:font-name-complex="Merriweather"/>
    </style:style>
    <style:style style:name="T26_149" style:family="text">
      <style:text-properties fo:background-color="#ffffff" style:font-name="Merriweather" style:font-name-asian="Merriweather" style:font-name-complex="Merriweather"/>
    </style:style>
    <style:style style:name="T26_150" style:family="text">
      <style:text-properties fo:background-color="#ffffff" style:font-name="Merriweather" style:font-name-asian="Merriweather" style:font-name-complex="Merriweather"/>
    </style:style>
    <style:style style:name="P27" style:family="paragraph" style:parent-style-name="Standard">
      <style:paragraph-properties fo:break-before="auto" style:writing-mode="lr-tb"/>
    </style:style>
    <style:style style:name="T27_1" style:family="text">
      <style:text-properties fo:background-color="#ffffff" style:font-name="Merriweather" style:font-name-asian="Merriweather" style:font-name-complex="Merriweather"/>
    </style:style>
    <style:style style:name="T27_2" style:family="text">
      <style:text-properties fo:background-color="#ffffff" style:font-name="Merriweather" style:font-name-asian="Merriweather" style:font-name-complex="Merriweather"/>
    </style:style>
    <style:style style:name="T27_3" style:family="text">
      <style:text-properties fo:background-color="#ffffff" style:font-name="Merriweather" style:font-name-asian="Merriweather" style:font-name-complex="Merriweather"/>
    </style:style>
    <style:style style:name="T27_4" style:family="text">
      <style:text-properties fo:background-color="#ffffff" style:font-name="Merriweather" style:font-name-asian="Merriweather" style:font-name-complex="Merriweather"/>
    </style:style>
    <style:style style:name="T27_5" style:family="text">
      <style:text-properties fo:background-color="#ffffff" style:font-name="Merriweather" style:font-name-asian="Merriweather" style:font-name-complex="Merriweather"/>
    </style:style>
    <style:style style:name="T27_6" style:family="text">
      <style:text-properties fo:background-color="#ffffff" style:font-name="Merriweather" style:font-name-asian="Merriweather" style:font-name-complex="Merriweather"/>
    </style:style>
    <style:style style:name="T27_7" style:family="text">
      <style:text-properties fo:background-color="#ffffff" style:font-name="Merriweather" style:font-name-asian="Merriweather" style:font-name-complex="Merriweather"/>
    </style:style>
    <style:style style:name="T27_8" style:family="text">
      <style:text-properties fo:background-color="#ffffff" style:font-name="Merriweather" style:font-name-asian="Merriweather" style:font-name-complex="Merriweather"/>
    </style:style>
    <style:style style:name="T27_9" style:family="text">
      <style:text-properties fo:background-color="#ffffff" style:font-name="Merriweather" style:font-name-asian="Merriweather" style:font-name-complex="Merriweather"/>
    </style:style>
    <style:style style:name="T27_10" style:family="text">
      <style:text-properties fo:background-color="#ffffff" style:font-name="Merriweather" style:font-name-asian="Merriweather" style:font-name-complex="Merriweather"/>
    </style:style>
    <style:style style:name="T27_11" style:family="text">
      <style:text-properties fo:background-color="#ffffff" style:font-name="Merriweather" style:font-name-asian="Merriweather" style:font-name-complex="Merriweather"/>
    </style:style>
    <style:style style:name="T27_12" style:family="text">
      <style:text-properties fo:background-color="#ffffff" style:font-name="Merriweather" style:font-name-asian="Merriweather" style:font-name-complex="Merriweather"/>
    </style:style>
    <style:style style:name="T27_13" style:family="text">
      <style:text-properties fo:background-color="#ffffff" style:font-name="Merriweather" style:font-name-asian="Merriweather" style:font-name-complex="Merriweather"/>
    </style:style>
    <style:style style:name="T27_14" style:family="text">
      <style:text-properties fo:background-color="#ffffff" style:font-name="Merriweather" style:font-name-asian="Merriweather" style:font-name-complex="Merriweather"/>
    </style:style>
    <style:style style:name="T27_15" style:family="text">
      <style:text-properties fo:background-color="#ffffff" style:font-name="Merriweather" style:font-name-asian="Merriweather" style:font-name-complex="Merriweather"/>
    </style:style>
    <style:style style:name="T27_16" style:family="text">
      <style:text-properties fo:background-color="#ffffff" style:font-name="Merriweather" style:font-name-asian="Merriweather" style:font-name-complex="Merriweather"/>
    </style:style>
    <style:style style:name="T27_17" style:family="text">
      <style:text-properties fo:background-color="#ffffff" style:font-name="Merriweather" style:font-name-asian="Merriweather" style:font-name-complex="Merriweather"/>
    </style:style>
    <style:style style:name="T27_18" style:family="text">
      <style:text-properties fo:background-color="#ffffff" style:font-name="Merriweather" style:font-name-asian="Merriweather" style:font-name-complex="Merriweather"/>
    </style:style>
    <style:style style:name="T27_19" style:family="text">
      <style:text-properties fo:background-color="#ffffff" style:font-name="Merriweather" style:font-name-asian="Merriweather" style:font-name-complex="Merriweather"/>
    </style:style>
    <style:style style:name="T27_20" style:family="text">
      <style:text-properties fo:background-color="#ffffff" style:font-name="Merriweather" style:font-name-asian="Merriweather" style:font-name-complex="Merriweather"/>
    </style:style>
    <style:style style:name="T27_21" style:family="text">
      <style:text-properties fo:background-color="#ffffff" style:font-name="Merriweather" style:font-name-asian="Merriweather" style:font-name-complex="Merriweather"/>
    </style:style>
    <style:style style:name="T27_22" style:family="text">
      <style:text-properties fo:background-color="#ffffff" style:font-name="Merriweather" style:font-name-asian="Merriweather" style:font-name-complex="Merriweather"/>
    </style:style>
    <style:style style:name="T27_23" style:family="text">
      <style:text-properties fo:background-color="#ffffff" style:font-name="Merriweather" style:font-name-asian="Merriweather" style:font-name-complex="Merriweather"/>
    </style:style>
    <style:style style:name="T27_24" style:family="text">
      <style:text-properties fo:background-color="#ffffff" style:font-name="Merriweather" style:font-name-asian="Merriweather" style:font-name-complex="Merriweather"/>
    </style:style>
    <style:style style:name="T27_25" style:family="text">
      <style:text-properties fo:background-color="#ffffff" style:font-name="Merriweather" style:font-name-asian="Merriweather" style:font-name-complex="Merriweather"/>
    </style:style>
    <style:style style:name="T27_26" style:family="text">
      <style:text-properties fo:background-color="#ffffff" style:font-name="Merriweather" style:font-name-asian="Merriweather" style:font-name-complex="Merriweather"/>
    </style:style>
    <style:style style:name="T27_27" style:family="text">
      <style:text-properties fo:background-color="#ffffff" style:font-name="Merriweather" style:font-name-asian="Merriweather" style:font-name-complex="Merriweather"/>
    </style:style>
    <style:style style:name="T27_28" style:family="text">
      <style:text-properties fo:background-color="#ffffff" style:font-name="Merriweather" style:font-name-asian="Merriweather" style:font-name-complex="Merriweather"/>
    </style:style>
    <style:style style:name="T27_29" style:family="text">
      <style:text-properties fo:background-color="#ffffff" style:font-name="Merriweather" style:font-name-asian="Merriweather" style:font-name-complex="Merriweather"/>
    </style:style>
    <style:style style:name="T27_30" style:family="text">
      <style:text-properties fo:background-color="#ffffff" style:font-name="Merriweather" style:font-name-asian="Merriweather" style:font-name-complex="Merriweather"/>
    </style:style>
    <style:style style:name="T27_31" style:family="text">
      <style:text-properties fo:background-color="#ffffff" style:font-name="Merriweather" style:font-name-asian="Merriweather" style:font-name-complex="Merriweather"/>
    </style:style>
    <style:style style:name="T27_32" style:family="text">
      <style:text-properties fo:background-color="#ffffff" style:font-name="Merriweather" style:font-name-asian="Merriweather" style:font-name-complex="Merriweather"/>
    </style:style>
    <style:style style:name="T27_33" style:family="text">
      <style:text-properties fo:background-color="#ffffff" style:font-name="Merriweather" style:font-name-asian="Merriweather" style:font-name-complex="Merriweather"/>
    </style:style>
    <style:style style:name="T27_34" style:family="text">
      <style:text-properties fo:background-color="#ffffff" style:font-name="Merriweather" style:font-name-asian="Merriweather" style:font-name-complex="Merriweather"/>
    </style:style>
    <style:style style:name="T27_35" style:family="text">
      <style:text-properties fo:background-color="#ffffff" style:font-name="Merriweather" style:font-name-asian="Merriweather" style:font-name-complex="Merriweather"/>
    </style:style>
    <style:style style:name="T27_36" style:family="text">
      <style:text-properties fo:background-color="#ffffff" style:font-name="Merriweather" style:font-name-asian="Merriweather" style:font-name-complex="Merriweather"/>
    </style:style>
    <style:style style:name="T27_37" style:family="text">
      <style:text-properties fo:background-color="#ffffff" style:font-name="Merriweather" style:font-name-asian="Merriweather" style:font-name-complex="Merriweather"/>
    </style:style>
    <style:style style:name="T27_38" style:family="text">
      <style:text-properties fo:background-color="#ffffff" style:font-name="Merriweather" style:font-name-asian="Merriweather" style:font-name-complex="Merriweather"/>
    </style:style>
    <style:style style:name="T27_39" style:family="text">
      <style:text-properties fo:background-color="#ffffff" style:font-name="Merriweather" style:font-name-asian="Merriweather" style:font-name-complex="Merriweather"/>
    </style:style>
    <style:style style:name="T27_40" style:family="text">
      <style:text-properties fo:background-color="#ffffff" style:font-name="Merriweather" style:font-name-asian="Merriweather" style:font-name-complex="Merriweather"/>
    </style:style>
    <style:style style:name="T27_41" style:family="text">
      <style:text-properties fo:background-color="#ffffff" style:font-name="Merriweather" style:font-name-asian="Merriweather" style:font-name-complex="Merriweather"/>
    </style:style>
    <style:style style:name="T27_42" style:family="text">
      <style:text-properties fo:background-color="#ffffff" style:font-name="Merriweather" style:font-name-asian="Merriweather" style:font-name-complex="Merriweather"/>
    </style:style>
    <style:style style:name="T27_43" style:family="text">
      <style:text-properties fo:background-color="#ffffff" style:font-name="Merriweather" style:font-name-asian="Merriweather" style:font-name-complex="Merriweather"/>
    </style:style>
    <style:style style:name="T27_44" style:family="text">
      <style:text-properties fo:background-color="#ffffff" style:font-name="Merriweather" style:font-name-asian="Merriweather" style:font-name-complex="Merriweather"/>
    </style:style>
    <style:style style:name="T27_45" style:family="text">
      <style:text-properties fo:background-color="#ffffff" style:font-name="Merriweather" style:font-name-asian="Merriweather" style:font-name-complex="Merriweather"/>
    </style:style>
    <style:style style:name="T27_46" style:family="text">
      <style:text-properties fo:background-color="#ffffff" style:font-name="Merriweather" style:font-name-asian="Merriweather" style:font-name-complex="Merriweather"/>
    </style:style>
    <style:style style:name="T27_47" style:family="text">
      <style:text-properties fo:background-color="#ffffff" style:font-name="Merriweather" style:font-name-asian="Merriweather" style:font-name-complex="Merriweather"/>
    </style:style>
    <style:style style:name="T27_48" style:family="text">
      <style:text-properties fo:background-color="#ffffff" style:font-name="Merriweather" style:font-name-asian="Merriweather" style:font-name-complex="Merriweather"/>
    </style:style>
    <style:style style:name="T27_49" style:family="text">
      <style:text-properties fo:background-color="#ffffff" style:font-name="Merriweather" style:font-name-asian="Merriweather" style:font-name-complex="Merriweather"/>
    </style:style>
    <style:style style:name="T27_50" style:family="text">
      <style:text-properties fo:background-color="#ffffff" style:font-name="Merriweather" style:font-name-asian="Merriweather" style:font-name-complex="Merriweather"/>
    </style:style>
    <style:style style:name="T27_51" style:family="text">
      <style:text-properties fo:background-color="#ffffff" style:font-name="Merriweather" style:font-name-asian="Merriweather" style:font-name-complex="Merriweather"/>
    </style:style>
    <style:style style:name="T27_52" style:family="text">
      <style:text-properties fo:background-color="#ffffff" style:font-name="Merriweather" style:font-name-asian="Merriweather" style:font-name-complex="Merriweather"/>
    </style:style>
    <style:style style:name="T27_53" style:family="text">
      <style:text-properties fo:background-color="#ffffff" style:font-name="Merriweather" style:font-name-asian="Merriweather" style:font-name-complex="Merriweather"/>
    </style:style>
    <style:style style:name="T27_54" style:family="text">
      <style:text-properties fo:background-color="#ffffff" style:font-name="Merriweather" style:font-name-asian="Merriweather" style:font-name-complex="Merriweather"/>
    </style:style>
    <style:style style:name="T27_55" style:family="text">
      <style:text-properties fo:background-color="#ffffff" style:font-name="Merriweather" style:font-name-asian="Merriweather" style:font-name-complex="Merriweather"/>
    </style:style>
    <style:style style:name="T27_56" style:family="text">
      <style:text-properties fo:background-color="#ffffff" style:font-name="Merriweather" style:font-name-asian="Merriweather" style:font-name-complex="Merriweather"/>
    </style:style>
    <style:style style:name="T27_57" style:family="text">
      <style:text-properties fo:background-color="#ffffff" style:font-name="Merriweather" style:font-name-asian="Merriweather" style:font-name-complex="Merriweather"/>
    </style:style>
    <style:style style:name="T27_58" style:family="text">
      <style:text-properties fo:background-color="#ffffff" style:font-name="Merriweather" style:font-name-asian="Merriweather" style:font-name-complex="Merriweather"/>
    </style:style>
    <style:style style:name="T27_59" style:family="text">
      <style:text-properties fo:background-color="#ffffff" style:font-name="Merriweather" style:font-name-asian="Merriweather" style:font-name-complex="Merriweather"/>
    </style:style>
    <style:style style:name="T27_60" style:family="text">
      <style:text-properties fo:background-color="#ffffff" style:font-name="Merriweather" style:font-name-asian="Merriweather" style:font-name-complex="Merriweather"/>
    </style:style>
    <style:style style:name="T27_61" style:family="text">
      <style:text-properties fo:background-color="#ffffff" style:font-name="Merriweather" style:font-name-asian="Merriweather" style:font-name-complex="Merriweather"/>
    </style:style>
    <style:style style:name="T27_62" style:family="text">
      <style:text-properties fo:background-color="#ffffff" style:font-name="Merriweather" style:font-name-asian="Merriweather" style:font-name-complex="Merriweather"/>
    </style:style>
    <style:style style:name="T27_63" style:family="text">
      <style:text-properties fo:background-color="#ffffff" style:font-name="Merriweather" style:font-name-asian="Merriweather" style:font-name-complex="Merriweather"/>
    </style:style>
    <style:style style:name="T27_64" style:family="text">
      <style:text-properties fo:background-color="#ffffff" style:font-name="Merriweather" style:font-name-asian="Merriweather" style:font-name-complex="Merriweather"/>
    </style:style>
    <style:style style:name="T27_65" style:family="text">
      <style:text-properties fo:background-color="#ffffff" style:font-name="Merriweather" style:font-name-asian="Merriweather" style:font-name-complex="Merriweather"/>
    </style:style>
    <style:style style:name="T27_66" style:family="text">
      <style:text-properties fo:background-color="#ffffff" style:font-name="Merriweather" style:font-name-asian="Merriweather" style:font-name-complex="Merriweather"/>
    </style:style>
    <style:style style:name="T27_67" style:family="text">
      <style:text-properties fo:background-color="#ffffff" style:font-name="Merriweather" style:font-name-asian="Merriweather" style:font-name-complex="Merriweather"/>
    </style:style>
    <style:style style:name="T27_68" style:family="text">
      <style:text-properties fo:background-color="#ffffff" style:font-name="Merriweather" style:font-name-asian="Merriweather" style:font-name-complex="Merriweather"/>
    </style:style>
    <style:style style:name="T27_69" style:family="text">
      <style:text-properties fo:background-color="#ffffff" style:font-name="Merriweather" style:font-name-asian="Merriweather" style:font-name-complex="Merriweather"/>
    </style:style>
    <style:style style:name="T27_70" style:family="text">
      <style:text-properties fo:background-color="#ffffff" style:font-name="Merriweather" style:font-name-asian="Merriweather" style:font-name-complex="Merriweather"/>
    </style:style>
    <style:style style:name="T27_71" style:family="text">
      <style:text-properties fo:background-color="#ffffff" style:font-name="Merriweather" style:font-name-asian="Merriweather" style:font-name-complex="Merriweather"/>
    </style:style>
    <style:style style:name="T27_72" style:family="text">
      <style:text-properties fo:background-color="#ffffff" style:font-name="Merriweather" style:font-name-asian="Merriweather" style:font-name-complex="Merriweather"/>
    </style:style>
    <style:style style:name="T27_73" style:family="text">
      <style:text-properties fo:background-color="#ffffff" style:font-name="Merriweather" style:font-name-asian="Merriweather" style:font-name-complex="Merriweather"/>
    </style:style>
    <style:style style:name="T27_74" style:family="text">
      <style:text-properties fo:background-color="#ffffff" style:font-name="Merriweather" style:font-name-asian="Merriweather" style:font-name-complex="Merriweather"/>
    </style:style>
    <style:style style:name="T27_75" style:family="text">
      <style:text-properties fo:background-color="#ffffff" style:font-name="Merriweather" style:font-name-asian="Merriweather" style:font-name-complex="Merriweather"/>
    </style:style>
    <style:style style:name="T27_76" style:family="text">
      <style:text-properties fo:background-color="#ffffff" style:font-name="Merriweather" style:font-name-asian="Merriweather" style:font-name-complex="Merriweather"/>
    </style:style>
    <style:style style:name="T27_77" style:family="text">
      <style:text-properties fo:background-color="#ffffff" style:font-name="Merriweather" style:font-name-asian="Merriweather" style:font-name-complex="Merriweather"/>
    </style:style>
    <style:style style:name="T27_78" style:family="text">
      <style:text-properties fo:background-color="#ffffff" style:font-name="Merriweather" style:font-name-asian="Merriweather" style:font-name-complex="Merriweather"/>
    </style:style>
    <style:style style:name="T27_79" style:family="text">
      <style:text-properties fo:background-color="#ffffff" style:font-name="Merriweather" style:font-name-asian="Merriweather" style:font-name-complex="Merriweather"/>
    </style:style>
    <style:style style:name="T27_80" style:family="text">
      <style:text-properties fo:background-color="#ffffff" style:font-name="Merriweather" style:font-name-asian="Merriweather" style:font-name-complex="Merriweather"/>
    </style:style>
    <style:style style:name="T27_81" style:family="text">
      <style:text-properties fo:background-color="#ffffff" style:font-name="Merriweather" style:font-name-asian="Merriweather" style:font-name-complex="Merriweather"/>
    </style:style>
    <style:style style:name="T27_82" style:family="text">
      <style:text-properties fo:background-color="#ffffff" style:font-name="Merriweather" style:font-name-asian="Merriweather" style:font-name-complex="Merriweather"/>
    </style:style>
    <style:style style:name="T27_83" style:family="text">
      <style:text-properties fo:background-color="#ffffff" style:font-name="Merriweather" style:font-name-asian="Merriweather" style:font-name-complex="Merriweather"/>
    </style:style>
    <style:style style:name="T27_84" style:family="text">
      <style:text-properties fo:background-color="#ffffff" style:font-name="Merriweather" style:font-name-asian="Merriweather" style:font-name-complex="Merriweather"/>
    </style:style>
    <style:style style:name="T27_85" style:family="text">
      <style:text-properties fo:background-color="#ffffff" style:font-name="Merriweather" style:font-name-asian="Merriweather" style:font-name-complex="Merriweather"/>
    </style:style>
    <style:style style:name="T27_86" style:family="text">
      <style:text-properties fo:background-color="#ffffff" style:font-name="Merriweather" style:font-name-asian="Merriweather" style:font-name-complex="Merriweather"/>
    </style:style>
    <style:style style:name="T27_87" style:family="text">
      <style:text-properties fo:background-color="#ffffff" style:font-name="Merriweather" style:font-name-asian="Merriweather" style:font-name-complex="Merriweather"/>
    </style:style>
    <style:style style:name="T27_88" style:family="text">
      <style:text-properties fo:background-color="#ffffff" style:font-name="Merriweather" style:font-name-asian="Merriweather" style:font-name-complex="Merriweather"/>
    </style:style>
    <style:style style:name="T27_89" style:family="text">
      <style:text-properties fo:background-color="#ffffff" style:font-name="Merriweather" style:font-name-asian="Merriweather" style:font-name-complex="Merriweather"/>
    </style:style>
    <style:style style:name="T27_90" style:family="text">
      <style:text-properties fo:background-color="#ffffff" style:font-name="Merriweather" style:font-name-asian="Merriweather" style:font-name-complex="Merriweather"/>
    </style:style>
    <style:style style:name="T27_91" style:family="text">
      <style:text-properties fo:background-color="#ffffff" style:font-name="Merriweather" style:font-name-asian="Merriweather" style:font-name-complex="Merriweather"/>
    </style:style>
    <style:style style:name="T27_92" style:family="text">
      <style:text-properties fo:background-color="#ffffff" style:font-name="Merriweather" style:font-name-asian="Merriweather" style:font-name-complex="Merriweather"/>
    </style:style>
    <style:style style:name="T27_93" style:family="text">
      <style:text-properties fo:background-color="#ffffff" style:font-name="Merriweather" style:font-name-asian="Merriweather" style:font-name-complex="Merriweather"/>
    </style:style>
    <style:style style:name="T27_94" style:family="text">
      <style:text-properties fo:background-color="#ffffff" style:font-name="Merriweather" style:font-name-asian="Merriweather" style:font-name-complex="Merriweather"/>
    </style:style>
    <style:style style:name="T27_95" style:family="text">
      <style:text-properties fo:background-color="#ffffff" style:font-name="Merriweather" style:font-name-asian="Merriweather" style:font-name-complex="Merriweather"/>
    </style:style>
    <style:style style:name="T27_96" style:family="text">
      <style:text-properties fo:background-color="#ffffff" style:font-name="Merriweather" style:font-name-asian="Merriweather" style:font-name-complex="Merriweather"/>
    </style:style>
    <style:style style:name="T27_97" style:family="text">
      <style:text-properties fo:background-color="#ffffff" style:font-name="Merriweather" style:font-name-asian="Merriweather" style:font-name-complex="Merriweather"/>
    </style:style>
    <style:style style:name="T27_98" style:family="text">
      <style:text-properties fo:background-color="#ffffff" style:font-name="Merriweather" style:font-name-asian="Merriweather" style:font-name-complex="Merriweather"/>
    </style:style>
    <style:style style:name="T27_99" style:family="text">
      <style:text-properties fo:background-color="#ffffff" style:font-name="Merriweather" style:font-name-asian="Merriweather" style:font-name-complex="Merriweather"/>
    </style:style>
    <style:style style:name="T27_100" style:family="text">
      <style:text-properties fo:background-color="#ffffff" style:font-name="Merriweather" style:font-name-asian="Merriweather" style:font-name-complex="Merriweather"/>
    </style:style>
    <style:style style:name="T27_101" style:family="text">
      <style:text-properties fo:background-color="#ffffff" style:font-name="Merriweather" style:font-name-asian="Merriweather" style:font-name-complex="Merriweather"/>
    </style:style>
    <style:style style:name="T27_102" style:family="text">
      <style:text-properties fo:background-color="#ffffff" style:font-name="Merriweather" style:font-name-asian="Merriweather" style:font-name-complex="Merriweather"/>
    </style:style>
    <style:style style:name="T27_103" style:family="text">
      <style:text-properties fo:background-color="#ffffff" style:font-name="Merriweather" style:font-name-asian="Merriweather" style:font-name-complex="Merriweather"/>
    </style:style>
    <style:style style:name="T27_104" style:family="text">
      <style:text-properties fo:background-color="#ffffff" style:font-name="Merriweather" style:font-name-asian="Merriweather" style:font-name-complex="Merriweather"/>
    </style:style>
    <style:style style:name="T27_105" style:family="text">
      <style:text-properties fo:background-color="#ffffff" style:font-name="Merriweather" style:font-name-asian="Merriweather" style:font-name-complex="Merriweather"/>
    </style:style>
    <style:style style:name="T27_106" style:family="text">
      <style:text-properties fo:background-color="#ffffff" style:font-name="Merriweather" style:font-name-asian="Merriweather" style:font-name-complex="Merriweather"/>
    </style:style>
    <style:style style:name="T27_107" style:family="text">
      <style:text-properties fo:background-color="#ffffff" style:font-name="Merriweather" style:font-name-asian="Merriweather" style:font-name-complex="Merriweather"/>
    </style:style>
    <style:style style:name="T27_108" style:family="text">
      <style:text-properties fo:background-color="#ffffff" style:font-name="Merriweather" style:font-name-asian="Merriweather" style:font-name-complex="Merriweather"/>
    </style:style>
    <style:style style:name="T27_109" style:family="text">
      <style:text-properties fo:background-color="#ffffff" style:font-name="Merriweather" style:font-name-asian="Merriweather" style:font-name-complex="Merriweather"/>
    </style:style>
    <style:style style:name="T27_110" style:family="text">
      <style:text-properties fo:background-color="#ffffff" style:font-name="Merriweather" style:font-name-asian="Merriweather" style:font-name-complex="Merriweather"/>
    </style:style>
    <style:style style:name="T27_111" style:family="text">
      <style:text-properties fo:background-color="#ffffff" style:font-name="Merriweather" style:font-name-asian="Merriweather" style:font-name-complex="Merriweather"/>
    </style:style>
    <style:style style:name="T27_112" style:family="text">
      <style:text-properties fo:background-color="#ffffff" style:font-name="Merriweather" style:font-name-asian="Merriweather" style:font-name-complex="Merriweather"/>
    </style:style>
    <style:style style:name="T27_113" style:family="text">
      <style:text-properties fo:background-color="#ffffff" style:font-name="Merriweather" style:font-name-asian="Merriweather" style:font-name-complex="Merriweather"/>
    </style:style>
    <style:style style:name="T27_114" style:family="text">
      <style:text-properties fo:background-color="#ffffff" style:font-name="Merriweather" style:font-name-asian="Merriweather" style:font-name-complex="Merriweather"/>
    </style:style>
    <style:style style:name="T27_115" style:family="text">
      <style:text-properties fo:background-color="#ffffff" style:font-name="Merriweather" style:font-name-asian="Merriweather" style:font-name-complex="Merriweather"/>
    </style:style>
    <style:style style:name="T27_116" style:family="text">
      <style:text-properties fo:background-color="#ffffff" style:font-name="Merriweather" style:font-name-asian="Merriweather" style:font-name-complex="Merriweather"/>
    </style:style>
    <style:style style:name="T27_117" style:family="text">
      <style:text-properties fo:background-color="#ffffff" style:font-name="Merriweather" style:font-name-asian="Merriweather" style:font-name-complex="Merriweather"/>
    </style:style>
    <style:style style:name="T27_118" style:family="text">
      <style:text-properties fo:background-color="#ffffff" style:font-name="Merriweather" style:font-name-asian="Merriweather" style:font-name-complex="Merriweather"/>
    </style:style>
    <style:style style:name="T27_119" style:family="text">
      <style:text-properties fo:background-color="#ffffff" style:font-name="Merriweather" style:font-name-asian="Merriweather" style:font-name-complex="Merriweather"/>
    </style:style>
    <style:style style:name="T27_120" style:family="text">
      <style:text-properties fo:background-color="#ffffff" style:font-name="Merriweather" style:font-name-asian="Merriweather" style:font-name-complex="Merriweather"/>
    </style:style>
    <style:style style:name="T27_121" style:family="text">
      <style:text-properties fo:background-color="#ffffff" style:font-name="Merriweather" style:font-name-asian="Merriweather" style:font-name-complex="Merriweather"/>
    </style:style>
    <style:style style:name="T27_122" style:family="text">
      <style:text-properties fo:background-color="#ffffff" style:font-name="Merriweather" style:font-name-asian="Merriweather" style:font-name-complex="Merriweather"/>
    </style:style>
    <style:style style:name="T27_123" style:family="text">
      <style:text-properties fo:background-color="#ffffff" style:font-name="Merriweather" style:font-name-asian="Merriweather" style:font-name-complex="Merriweather"/>
    </style:style>
    <style:style style:name="T27_124" style:family="text">
      <style:text-properties fo:background-color="#ffffff" style:font-name="Merriweather" style:font-name-asian="Merriweather" style:font-name-complex="Merriweather"/>
    </style:style>
    <style:style style:name="T27_125" style:family="text">
      <style:text-properties fo:background-color="#ffffff" style:font-name="Merriweather" style:font-name-asian="Merriweather" style:font-name-complex="Merriweather"/>
    </style:style>
    <style:style style:name="T27_126" style:family="text">
      <style:text-properties fo:background-color="#ffffff" style:font-name="Merriweather" style:font-name-asian="Merriweather" style:font-name-complex="Merriweather"/>
    </style:style>
    <style:style style:name="T27_127" style:family="text">
      <style:text-properties fo:background-color="#ffffff" style:font-name="Merriweather" style:font-name-asian="Merriweather" style:font-name-complex="Merriweather"/>
    </style:style>
    <style:style style:name="T27_128" style:family="text">
      <style:text-properties fo:background-color="#ffffff" style:font-name="Merriweather" style:font-name-asian="Merriweather" style:font-name-complex="Merriweather"/>
    </style:style>
    <style:style style:name="T27_129" style:family="text">
      <style:text-properties fo:background-color="#ffffff" style:font-name="Merriweather" style:font-name-asian="Merriweather" style:font-name-complex="Merriweather"/>
    </style:style>
    <style:style style:name="T27_130" style:family="text">
      <style:text-properties fo:background-color="#ffffff" style:font-name="Merriweather" style:font-name-asian="Merriweather" style:font-name-complex="Merriweather"/>
    </style:style>
    <style:style style:name="T27_131" style:family="text">
      <style:text-properties fo:background-color="#ffffff" style:font-name="Merriweather" style:font-name-asian="Merriweather" style:font-name-complex="Merriweather"/>
    </style:style>
    <style:style style:name="T27_132" style:family="text">
      <style:text-properties fo:background-color="#ffffff" style:font-name="Merriweather" style:font-name-asian="Merriweather" style:font-name-complex="Merriweather"/>
    </style:style>
    <style:style style:name="P28" style:family="paragraph" style:parent-style-name="Standard">
      <style:paragraph-properties fo:break-before="auto" style:writing-mode="lr-tb"/>
    </style:style>
    <style:style style:name="T28_1" style:family="text">
      <style:text-properties fo:background-color="#ffffff" style:font-name="Merriweather" style:font-name-asian="Merriweather" style:font-name-complex="Merriweather"/>
    </style:style>
    <style:style style:name="T28_2" style:family="text">
      <style:text-properties fo:background-color="#ffffff" style:font-name="Merriweather" style:font-name-asian="Merriweather" style:font-name-complex="Merriweather"/>
    </style:style>
    <style:style style:name="T28_3" style:family="text">
      <style:text-properties fo:background-color="#ffffff" style:font-name="Merriweather" style:font-name-asian="Merriweather" style:font-name-complex="Merriweather"/>
    </style:style>
    <style:style style:name="T28_4" style:family="text">
      <style:text-properties fo:background-color="#ffffff" style:font-name="Merriweather" style:font-name-asian="Merriweather" style:font-name-complex="Merriweather"/>
    </style:style>
    <style:style style:name="T28_5" style:family="text">
      <style:text-properties fo:background-color="#ffffff" style:font-name="Merriweather" style:font-name-asian="Merriweather" style:font-name-complex="Merriweather"/>
    </style:style>
    <style:style style:name="T28_6" style:family="text">
      <style:text-properties fo:background-color="#ffffff" style:font-name="Merriweather" style:font-name-asian="Merriweather" style:font-name-complex="Merriweather"/>
    </style:style>
    <style:style style:name="T28_7" style:family="text">
      <style:text-properties fo:background-color="#ffffff" style:font-name="Merriweather" style:font-name-asian="Merriweather" style:font-name-complex="Merriweather"/>
    </style:style>
    <style:style style:name="T28_8" style:family="text">
      <style:text-properties fo:background-color="#ffffff" style:font-name="Merriweather" style:font-name-asian="Merriweather" style:font-name-complex="Merriweather"/>
    </style:style>
    <style:style style:name="T28_9" style:family="text">
      <style:text-properties fo:background-color="#ffffff" style:font-name="Merriweather" style:font-name-asian="Merriweather" style:font-name-complex="Merriweather"/>
    </style:style>
    <style:style style:name="T28_10" style:family="text">
      <style:text-properties fo:background-color="#ffffff" style:font-name="Merriweather" style:font-name-asian="Merriweather" style:font-name-complex="Merriweather"/>
    </style:style>
    <style:style style:name="T28_11" style:family="text">
      <style:text-properties fo:background-color="#ffffff" style:font-name="Merriweather" style:font-name-asian="Merriweather" style:font-name-complex="Merriweather"/>
    </style:style>
    <style:style style:name="T28_12" style:family="text">
      <style:text-properties fo:background-color="#ffffff" style:font-name="Merriweather" style:font-name-asian="Merriweather" style:font-name-complex="Merriweather"/>
    </style:style>
    <style:style style:name="T28_13" style:family="text">
      <style:text-properties fo:background-color="#ffffff" style:font-name="Merriweather" style:font-name-asian="Merriweather" style:font-name-complex="Merriweather"/>
    </style:style>
    <style:style style:name="T28_14" style:family="text">
      <style:text-properties fo:background-color="#ffffff" style:font-name="Merriweather" style:font-name-asian="Merriweather" style:font-name-complex="Merriweather"/>
    </style:style>
    <style:style style:name="T28_15" style:family="text">
      <style:text-properties fo:background-color="#ffffff" style:font-name="Merriweather" style:font-name-asian="Merriweather" style:font-name-complex="Merriweather"/>
    </style:style>
    <style:style style:name="T28_16" style:family="text">
      <style:text-properties fo:background-color="#ffffff" style:font-name="Merriweather" style:font-name-asian="Merriweather" style:font-name-complex="Merriweather"/>
    </style:style>
    <style:style style:name="T28_17" style:family="text">
      <style:text-properties fo:background-color="#ffffff" style:font-name="Merriweather" style:font-name-asian="Merriweather" style:font-name-complex="Merriweather"/>
    </style:style>
    <style:style style:name="T28_18" style:family="text">
      <style:text-properties fo:background-color="#ffffff" style:font-name="Merriweather" style:font-name-asian="Merriweather" style:font-name-complex="Merriweather"/>
    </style:style>
    <style:style style:name="T28_19" style:family="text">
      <style:text-properties fo:background-color="#ffffff" style:font-name="Merriweather" style:font-name-asian="Merriweather" style:font-name-complex="Merriweather"/>
    </style:style>
    <style:style style:name="T28_20" style:family="text">
      <style:text-properties fo:background-color="#ffffff" style:font-name="Merriweather" style:font-name-asian="Merriweather" style:font-name-complex="Merriweather"/>
    </style:style>
    <style:style style:name="T28_21" style:family="text">
      <style:text-properties fo:background-color="#ffffff" style:font-name="Merriweather" style:font-name-asian="Merriweather" style:font-name-complex="Merriweather"/>
    </style:style>
    <style:style style:name="T28_22" style:family="text">
      <style:text-properties fo:background-color="#ffffff" style:font-name="Merriweather" style:font-name-asian="Merriweather" style:font-name-complex="Merriweather"/>
    </style:style>
    <style:style style:name="T28_23" style:family="text">
      <style:text-properties fo:background-color="#ffffff" style:font-name="Merriweather" style:font-name-asian="Merriweather" style:font-name-complex="Merriweather"/>
    </style:style>
    <style:style style:name="T28_24" style:family="text">
      <style:text-properties fo:background-color="#ffffff" style:font-name="Merriweather" style:font-name-asian="Merriweather" style:font-name-complex="Merriweather"/>
    </style:style>
    <style:style style:name="T28_25" style:family="text">
      <style:text-properties fo:background-color="#ffffff" style:font-name="Merriweather" style:font-name-asian="Merriweather" style:font-name-complex="Merriweather"/>
    </style:style>
    <style:style style:name="T28_26" style:family="text">
      <style:text-properties fo:background-color="#ffffff" style:font-name="Merriweather" style:font-name-asian="Merriweather" style:font-name-complex="Merriweather"/>
    </style:style>
    <style:style style:name="T28_27" style:family="text">
      <style:text-properties fo:background-color="#ffffff" style:font-name="Merriweather" style:font-name-asian="Merriweather" style:font-name-complex="Merriweather"/>
    </style:style>
    <style:style style:name="T28_28" style:family="text">
      <style:text-properties fo:background-color="#ffffff" style:font-name="Merriweather" style:font-name-asian="Merriweather" style:font-name-complex="Merriweather"/>
    </style:style>
    <style:style style:name="T28_29" style:family="text">
      <style:text-properties fo:background-color="#ffffff" style:font-name="Merriweather" style:font-name-asian="Merriweather" style:font-name-complex="Merriweather"/>
    </style:style>
    <style:style style:name="T28_30" style:family="text">
      <style:text-properties fo:background-color="#ffffff" style:font-name="Merriweather" style:font-name-asian="Merriweather" style:font-name-complex="Merriweather"/>
    </style:style>
    <style:style style:name="T28_31" style:family="text">
      <style:text-properties fo:background-color="#ffffff" style:font-name="Merriweather" style:font-name-asian="Merriweather" style:font-name-complex="Merriweather"/>
    </style:style>
    <style:style style:name="T28_32" style:family="text">
      <style:text-properties fo:background-color="#ffffff" style:font-name="Merriweather" style:font-name-asian="Merriweather" style:font-name-complex="Merriweather"/>
    </style:style>
    <style:style style:name="T28_33" style:family="text">
      <style:text-properties fo:background-color="#ffffff" style:font-name="Merriweather" style:font-name-asian="Merriweather" style:font-name-complex="Merriweather"/>
    </style:style>
    <style:style style:name="T28_34" style:family="text">
      <style:text-properties fo:background-color="#ffffff" style:font-name="Merriweather" style:font-name-asian="Merriweather" style:font-name-complex="Merriweather"/>
    </style:style>
    <style:style style:name="T28_35" style:family="text">
      <style:text-properties fo:background-color="#ffffff" style:font-name="Merriweather" style:font-name-asian="Merriweather" style:font-name-complex="Merriweather"/>
    </style:style>
    <style:style style:name="T28_36" style:family="text">
      <style:text-properties fo:background-color="#ffffff" style:font-name="Merriweather" style:font-name-asian="Merriweather" style:font-name-complex="Merriweather"/>
    </style:style>
    <style:style style:name="T28_37" style:family="text">
      <style:text-properties fo:background-color="#ffffff" style:font-name="Merriweather" style:font-name-asian="Merriweather" style:font-name-complex="Merriweather"/>
    </style:style>
    <style:style style:name="T28_38" style:family="text">
      <style:text-properties fo:background-color="#ffffff" style:font-name="Merriweather" style:font-name-asian="Merriweather" style:font-name-complex="Merriweather"/>
    </style:style>
    <style:style style:name="T28_39" style:family="text">
      <style:text-properties fo:background-color="#ffffff" style:font-name="Merriweather" style:font-name-asian="Merriweather" style:font-name-complex="Merriweather"/>
    </style:style>
    <style:style style:name="T28_40" style:family="text">
      <style:text-properties fo:background-color="#ffffff" style:font-name="Merriweather" style:font-name-asian="Merriweather" style:font-name-complex="Merriweather"/>
    </style:style>
    <style:style style:name="T28_41" style:family="text">
      <style:text-properties fo:background-color="#ffffff" style:font-name="Merriweather" style:font-name-asian="Merriweather" style:font-name-complex="Merriweather"/>
    </style:style>
    <style:style style:name="T28_42" style:family="text">
      <style:text-properties fo:background-color="#ffffff" style:font-name="Merriweather" style:font-name-asian="Merriweather" style:font-name-complex="Merriweather"/>
    </style:style>
    <style:style style:name="T28_43" style:family="text">
      <style:text-properties fo:background-color="#ffffff" style:font-name="Merriweather" style:font-name-asian="Merriweather" style:font-name-complex="Merriweather"/>
    </style:style>
    <style:style style:name="T28_44" style:family="text">
      <style:text-properties fo:background-color="#ffffff" style:font-name="Merriweather" style:font-name-asian="Merriweather" style:font-name-complex="Merriweather"/>
    </style:style>
    <style:style style:name="T28_45" style:family="text">
      <style:text-properties fo:background-color="#ffffff" style:font-name="Merriweather" style:font-name-asian="Merriweather" style:font-name-complex="Merriweather"/>
    </style:style>
    <style:style style:name="P29" style:family="paragraph" style:parent-style-name="Standard">
      <style:paragraph-properties fo:break-before="auto" style:writing-mode="lr-tb"/>
    </style:style>
    <style:style style:name="T29_1" style:family="text">
      <style:text-properties fo:background-color="#ffffff" style:font-name="Merriweather" style:font-name-asian="Merriweather" style:font-name-complex="Merriweather"/>
    </style:style>
    <style:style style:name="T29_2" style:family="text">
      <style:text-properties fo:background-color="#ffffff" style:font-name="Merriweather" style:font-name-asian="Merriweather" style:font-name-complex="Merriweather"/>
    </style:style>
    <style:style style:name="T29_3" style:family="text">
      <style:text-properties fo:background-color="#ffffff" style:font-name="Merriweather" style:font-name-asian="Merriweather" style:font-name-complex="Merriweather"/>
    </style:style>
    <style:style style:name="T29_4" style:family="text">
      <style:text-properties fo:background-color="#ffffff" style:font-name="Merriweather" style:font-name-asian="Merriweather" style:font-name-complex="Merriweather"/>
    </style:style>
    <style:style style:name="T29_5" style:family="text">
      <style:text-properties fo:background-color="#ffffff" style:font-name="Merriweather" style:font-name-asian="Merriweather" style:font-name-complex="Merriweather"/>
    </style:style>
    <style:style style:name="T29_6" style:family="text">
      <style:text-properties fo:background-color="#ffffff" style:font-name="Merriweather" style:font-name-asian="Merriweather" style:font-name-complex="Merriweather"/>
    </style:style>
    <style:style style:name="T29_7" style:family="text">
      <style:text-properties fo:background-color="#ffffff" style:font-name="Merriweather" style:font-name-asian="Merriweather" style:font-name-complex="Merriweather"/>
    </style:style>
    <style:style style:name="T29_8" style:family="text">
      <style:text-properties fo:background-color="#ffffff" style:font-name="Merriweather" style:font-name-asian="Merriweather" style:font-name-complex="Merriweather"/>
    </style:style>
    <style:style style:name="T29_9" style:family="text">
      <style:text-properties fo:background-color="#ffffff" style:font-name="Merriweather" style:font-name-asian="Merriweather" style:font-name-complex="Merriweather"/>
    </style:style>
    <style:style style:name="T29_10" style:family="text">
      <style:text-properties fo:background-color="#ffffff" style:font-name="Merriweather" style:font-name-asian="Merriweather" style:font-name-complex="Merriweather"/>
    </style:style>
    <style:style style:name="T29_11" style:family="text">
      <style:text-properties fo:background-color="#ffffff" style:font-name="Merriweather" style:font-name-asian="Merriweather" style:font-name-complex="Merriweather"/>
    </style:style>
    <style:style style:name="T29_12" style:family="text">
      <style:text-properties fo:background-color="#ffffff" style:font-name="Merriweather" style:font-name-asian="Merriweather" style:font-name-complex="Merriweather"/>
    </style:style>
    <style:style style:name="T29_13" style:family="text">
      <style:text-properties fo:background-color="#ffffff" style:font-name="Merriweather" style:font-name-asian="Merriweather" style:font-name-complex="Merriweather"/>
    </style:style>
    <style:style style:name="T29_14" style:family="text">
      <style:text-properties fo:background-color="#ffffff" style:font-name="Merriweather" style:font-name-asian="Merriweather" style:font-name-complex="Merriweather"/>
    </style:style>
    <style:style style:name="T29_15" style:family="text">
      <style:text-properties fo:background-color="#ffffff" style:font-name="Merriweather" style:font-name-asian="Merriweather" style:font-name-complex="Merriweather"/>
    </style:style>
    <style:style style:name="T29_16" style:family="text">
      <style:text-properties fo:background-color="#ffffff" style:font-name="Merriweather" style:font-name-asian="Merriweather" style:font-name-complex="Merriweather"/>
    </style:style>
    <style:style style:name="T29_17" style:family="text">
      <style:text-properties fo:background-color="#ffffff" style:font-name="Merriweather" style:font-name-asian="Merriweather" style:font-name-complex="Merriweather"/>
    </style:style>
    <style:style style:name="T29_18" style:family="text">
      <style:text-properties fo:background-color="#ffffff" style:font-name="Merriweather" style:font-name-asian="Merriweather" style:font-name-complex="Merriweather"/>
    </style:style>
    <style:style style:name="T29_19" style:family="text">
      <style:text-properties fo:background-color="#ffffff" style:font-name="Merriweather" style:font-name-asian="Merriweather" style:font-name-complex="Merriweather"/>
    </style:style>
    <style:style style:name="T29_20" style:family="text">
      <style:text-properties fo:background-color="#ffffff" style:font-name="Merriweather" style:font-name-asian="Merriweather" style:font-name-complex="Merriweather"/>
    </style:style>
    <style:style style:name="T29_21" style:family="text">
      <style:text-properties fo:background-color="#ffffff" style:font-name="Merriweather" style:font-name-asian="Merriweather" style:font-name-complex="Merriweather"/>
    </style:style>
    <style:style style:name="T29_22" style:family="text">
      <style:text-properties fo:background-color="#ffffff" style:font-name="Merriweather" style:font-name-asian="Merriweather" style:font-name-complex="Merriweather"/>
    </style:style>
    <style:style style:name="T29_23" style:family="text">
      <style:text-properties fo:background-color="#ffffff" style:font-name="Merriweather" style:font-name-asian="Merriweather" style:font-name-complex="Merriweather"/>
    </style:style>
    <style:style style:name="T29_24" style:family="text">
      <style:text-properties fo:background-color="#ffffff" style:font-name="Merriweather" style:font-name-asian="Merriweather" style:font-name-complex="Merriweather"/>
    </style:style>
    <style:style style:name="T29_25" style:family="text">
      <style:text-properties fo:background-color="#ffffff" style:font-name="Merriweather" style:font-name-asian="Merriweather" style:font-name-complex="Merriweather"/>
    </style:style>
    <style:style style:name="T29_26" style:family="text">
      <style:text-properties fo:background-color="#ffffff" style:font-name="Merriweather" style:font-name-asian="Merriweather" style:font-name-complex="Merriweather"/>
    </style:style>
    <style:style style:name="T29_27" style:family="text">
      <style:text-properties fo:background-color="#ffffff" style:font-name="Merriweather" style:font-name-asian="Merriweather" style:font-name-complex="Merriweather"/>
    </style:style>
    <style:style style:name="T29_28" style:family="text">
      <style:text-properties fo:background-color="#ffffff" style:font-name="Merriweather" style:font-name-asian="Merriweather" style:font-name-complex="Merriweather"/>
    </style:style>
    <style:style style:name="T29_29" style:family="text">
      <style:text-properties fo:background-color="#ffffff" style:font-name="Merriweather" style:font-name-asian="Merriweather" style:font-name-complex="Merriweather"/>
    </style:style>
    <style:style style:name="T29_30" style:family="text">
      <style:text-properties fo:background-color="#ffffff" style:font-name="Merriweather" style:font-name-asian="Merriweather" style:font-name-complex="Merriweather"/>
    </style:style>
    <style:style style:name="T29_31" style:family="text">
      <style:text-properties fo:background-color="#ffffff" style:font-name="Merriweather" style:font-name-asian="Merriweather" style:font-name-complex="Merriweather"/>
    </style:style>
    <style:style style:name="T29_32" style:family="text">
      <style:text-properties fo:background-color="#ffffff" style:font-name="Merriweather" style:font-name-asian="Merriweather" style:font-name-complex="Merriweather"/>
    </style:style>
    <style:style style:name="T29_33" style:family="text">
      <style:text-properties fo:background-color="#ffffff" style:font-name="Merriweather" style:font-name-asian="Merriweather" style:font-name-complex="Merriweather"/>
    </style:style>
    <style:style style:name="T29_34" style:family="text">
      <style:text-properties fo:background-color="#ffffff" style:font-name="Merriweather" style:font-name-asian="Merriweather" style:font-name-complex="Merriweather"/>
    </style:style>
    <style:style style:name="T29_35" style:family="text">
      <style:text-properties fo:background-color="#ffffff" style:font-name="Merriweather" style:font-name-asian="Merriweather" style:font-name-complex="Merriweather"/>
    </style:style>
    <style:style style:name="T29_36" style:family="text">
      <style:text-properties fo:background-color="#ffffff" style:font-name="Merriweather" style:font-name-asian="Merriweather" style:font-name-complex="Merriweather"/>
    </style:style>
    <style:style style:name="T29_37" style:family="text">
      <style:text-properties fo:background-color="#ffffff" style:font-name="Merriweather" style:font-name-asian="Merriweather" style:font-name-complex="Merriweather"/>
    </style:style>
    <style:style style:name="T29_38" style:family="text">
      <style:text-properties fo:background-color="#ffffff" style:font-name="Merriweather" style:font-name-asian="Merriweather" style:font-name-complex="Merriweather"/>
    </style:style>
    <style:style style:name="T29_39" style:family="text">
      <style:text-properties fo:background-color="#ffffff" style:font-name="Merriweather" style:font-name-asian="Merriweather" style:font-name-complex="Merriweather"/>
    </style:style>
    <style:style style:name="T29_40" style:family="text">
      <style:text-properties fo:background-color="#ffffff" style:font-name="Merriweather" style:font-name-asian="Merriweather" style:font-name-complex="Merriweather"/>
    </style:style>
    <style:style style:name="T29_41" style:family="text">
      <style:text-properties fo:background-color="#ffffff" style:font-name="Merriweather" style:font-name-asian="Merriweather" style:font-name-complex="Merriweather"/>
    </style:style>
    <style:style style:name="T29_42" style:family="text">
      <style:text-properties fo:background-color="#ffffff" style:font-name="Merriweather" style:font-name-asian="Merriweather" style:font-name-complex="Merriweather"/>
    </style:style>
    <style:style style:name="T29_43" style:family="text">
      <style:text-properties fo:background-color="#ffffff" style:font-name="Merriweather" style:font-name-asian="Merriweather" style:font-name-complex="Merriweather"/>
    </style:style>
    <style:style style:name="T29_44" style:family="text">
      <style:text-properties fo:background-color="#ffffff" style:font-name="Merriweather" style:font-name-asian="Merriweather" style:font-name-complex="Merriweather"/>
    </style:style>
    <style:style style:name="T29_45" style:family="text">
      <style:text-properties fo:background-color="#ffffff" style:font-name="Merriweather" style:font-name-asian="Merriweather" style:font-name-complex="Merriweather"/>
    </style:style>
    <style:style style:name="T29_46" style:family="text">
      <style:text-properties fo:background-color="#ffffff" style:font-name="Merriweather" style:font-name-asian="Merriweather" style:font-name-complex="Merriweather"/>
    </style:style>
    <style:style style:name="T29_47" style:family="text">
      <style:text-properties fo:background-color="#ffffff" style:font-name="Merriweather" style:font-name-asian="Merriweather" style:font-name-complex="Merriweather"/>
    </style:style>
    <style:style style:name="T29_48" style:family="text">
      <style:text-properties fo:background-color="#ffffff" style:font-name="Merriweather" style:font-name-asian="Merriweather" style:font-name-complex="Merriweather"/>
    </style:style>
    <style:style style:name="T29_49" style:family="text">
      <style:text-properties fo:background-color="#ffffff" style:font-name="Merriweather" style:font-name-asian="Merriweather" style:font-name-complex="Merriweather"/>
    </style:style>
    <style:style style:name="T29_50" style:family="text">
      <style:text-properties fo:background-color="#ffffff" style:font-name="Merriweather" style:font-name-asian="Merriweather" style:font-name-complex="Merriweather"/>
    </style:style>
    <style:style style:name="T29_51" style:family="text">
      <style:text-properties fo:background-color="#ffffff" style:font-name="Merriweather" style:font-name-asian="Merriweather" style:font-name-complex="Merriweather"/>
    </style:style>
    <style:style style:name="T29_52" style:family="text">
      <style:text-properties fo:background-color="#ffffff" style:font-name="Merriweather" style:font-name-asian="Merriweather" style:font-name-complex="Merriweather"/>
    </style:style>
    <style:style style:name="T29_53" style:family="text">
      <style:text-properties fo:background-color="#ffffff" style:font-name="Merriweather" style:font-name-asian="Merriweather" style:font-name-complex="Merriweather"/>
    </style:style>
    <style:style style:name="T29_54" style:family="text">
      <style:text-properties fo:background-color="#ffffff" style:font-name="Merriweather" style:font-name-asian="Merriweather" style:font-name-complex="Merriweather"/>
    </style:style>
    <style:style style:name="T29_55" style:family="text">
      <style:text-properties fo:background-color="#ffffff" style:font-name="Merriweather" style:font-name-asian="Merriweather" style:font-name-complex="Merriweather"/>
    </style:style>
    <style:style style:name="T29_56" style:family="text">
      <style:text-properties fo:background-color="#ffffff" style:font-name="Merriweather" style:font-name-asian="Merriweather" style:font-name-complex="Merriweather"/>
    </style:style>
    <style:style style:name="T29_57" style:family="text">
      <style:text-properties fo:background-color="#ffffff" style:font-name="Merriweather" style:font-name-asian="Merriweather" style:font-name-complex="Merriweather"/>
    </style:style>
    <style:style style:name="T29_58" style:family="text">
      <style:text-properties fo:background-color="#ffffff" style:font-name="Merriweather" style:font-name-asian="Merriweather" style:font-name-complex="Merriweather"/>
    </style:style>
    <style:style style:name="T29_59" style:family="text">
      <style:text-properties fo:background-color="#ffffff" style:font-name="Merriweather" style:font-name-asian="Merriweather" style:font-name-complex="Merriweather"/>
    </style:style>
    <style:style style:name="T29_60" style:family="text">
      <style:text-properties fo:background-color="#ffffff" style:font-name="Merriweather" style:font-name-asian="Merriweather" style:font-name-complex="Merriweather"/>
    </style:style>
    <style:style style:name="T29_61" style:family="text">
      <style:text-properties fo:background-color="#ffffff" style:font-name="Merriweather" style:font-name-asian="Merriweather" style:font-name-complex="Merriweather"/>
    </style:style>
    <style:style style:name="T29_62" style:family="text">
      <style:text-properties fo:background-color="#ffffff" style:font-name="Merriweather" style:font-name-asian="Merriweather" style:font-name-complex="Merriweather"/>
    </style:style>
    <style:style style:name="T29_63" style:family="text">
      <style:text-properties fo:background-color="#ffffff" style:font-name="Merriweather" style:font-name-asian="Merriweather" style:font-name-complex="Merriweather"/>
    </style:style>
    <style:style style:name="T29_64" style:family="text">
      <style:text-properties fo:background-color="#ffffff" style:font-name="Merriweather" style:font-name-asian="Merriweather" style:font-name-complex="Merriweather"/>
    </style:style>
    <style:style style:name="T29_65" style:family="text">
      <style:text-properties fo:background-color="#ffffff" style:font-name="Merriweather" style:font-name-asian="Merriweather" style:font-name-complex="Merriweather"/>
    </style:style>
    <style:style style:name="T29_66" style:family="text">
      <style:text-properties fo:background-color="#ffffff" style:font-name="Merriweather" style:font-name-asian="Merriweather" style:font-name-complex="Merriweather"/>
    </style:style>
    <style:style style:name="T29_67" style:family="text">
      <style:text-properties fo:background-color="#ffffff" style:font-name="Merriweather" style:font-name-asian="Merriweather" style:font-name-complex="Merriweather"/>
    </style:style>
    <style:style style:name="T29_68" style:family="text">
      <style:text-properties fo:background-color="#ffffff" style:font-name="Merriweather" style:font-name-asian="Merriweather" style:font-name-complex="Merriweather"/>
    </style:style>
    <style:style style:name="T29_69" style:family="text">
      <style:text-properties fo:background-color="#ffffff" style:font-name="Merriweather" style:font-name-asian="Merriweather" style:font-name-complex="Merriweather"/>
    </style:style>
    <style:style style:name="T29_70" style:family="text">
      <style:text-properties fo:background-color="#ffffff" style:font-name="Merriweather" style:font-name-asian="Merriweather" style:font-name-complex="Merriweather"/>
    </style:style>
    <style:style style:name="T29_71" style:family="text">
      <style:text-properties fo:background-color="#ffffff" style:font-name="Merriweather" style:font-name-asian="Merriweather" style:font-name-complex="Merriweather"/>
    </style:style>
    <style:style style:name="T29_72" style:family="text">
      <style:text-properties fo:background-color="#ffffff" style:font-name="Merriweather" style:font-name-asian="Merriweather" style:font-name-complex="Merriweather"/>
    </style:style>
    <style:style style:name="T29_73" style:family="text">
      <style:text-properties fo:background-color="#ffffff" style:font-name="Merriweather" style:font-name-asian="Merriweather" style:font-name-complex="Merriweather"/>
    </style:style>
    <style:style style:name="T29_74" style:family="text">
      <style:text-properties fo:background-color="#ffffff" style:font-name="Merriweather" style:font-name-asian="Merriweather" style:font-name-complex="Merriweather"/>
    </style:style>
    <style:style style:name="T29_75" style:family="text">
      <style:text-properties fo:background-color="#ffffff" style:font-name="Merriweather" style:font-name-asian="Merriweather" style:font-name-complex="Merriweather"/>
    </style:style>
    <style:style style:name="T29_76" style:family="text">
      <style:text-properties fo:background-color="#ffffff" style:font-name="Merriweather" style:font-name-asian="Merriweather" style:font-name-complex="Merriweather"/>
    </style:style>
    <style:style style:name="T29_77" style:family="text">
      <style:text-properties fo:background-color="#ffffff" style:font-name="Merriweather" style:font-name-asian="Merriweather" style:font-name-complex="Merriweather"/>
    </style:style>
    <style:style style:name="T29_78" style:family="text">
      <style:text-properties fo:background-color="#ffffff" style:font-name="Merriweather" style:font-name-asian="Merriweather" style:font-name-complex="Merriweather"/>
    </style:style>
    <style:style style:name="T29_79" style:family="text">
      <style:text-properties fo:background-color="#ffffff" style:font-name="Merriweather" style:font-name-asian="Merriweather" style:font-name-complex="Merriweather"/>
    </style:style>
    <style:style style:name="T29_80" style:family="text">
      <style:text-properties fo:background-color="#ffffff" style:font-name="Merriweather" style:font-name-asian="Merriweather" style:font-name-complex="Merriweather"/>
    </style:style>
    <style:style style:name="T29_81" style:family="text">
      <style:text-properties fo:background-color="#ffffff" style:font-name="Merriweather" style:font-name-asian="Merriweather" style:font-name-complex="Merriweather"/>
    </style:style>
    <style:style style:name="T29_82" style:family="text">
      <style:text-properties fo:background-color="#ffffff" style:font-name="Merriweather" style:font-name-asian="Merriweather" style:font-name-complex="Merriweather"/>
    </style:style>
    <style:style style:name="T29_83" style:family="text">
      <style:text-properties fo:background-color="#ffffff" style:font-name="Merriweather" style:font-name-asian="Merriweather" style:font-name-complex="Merriweather"/>
    </style:style>
    <style:style style:name="T29_84" style:family="text">
      <style:text-properties fo:background-color="#ffffff" style:font-name="Merriweather" style:font-name-asian="Merriweather" style:font-name-complex="Merriweather"/>
    </style:style>
    <style:style style:name="T29_85" style:family="text">
      <style:text-properties fo:background-color="#ffffff" style:font-name="Merriweather" style:font-name-asian="Merriweather" style:font-name-complex="Merriweather"/>
    </style:style>
    <style:style style:name="T29_86" style:family="text">
      <style:text-properties fo:background-color="#ffffff" style:font-name="Merriweather" style:font-name-asian="Merriweather" style:font-name-complex="Merriweather"/>
    </style:style>
    <style:style style:name="T29_87" style:family="text">
      <style:text-properties fo:background-color="#ffffff" style:font-name="Merriweather" style:font-name-asian="Merriweather" style:font-name-complex="Merriweather"/>
    </style:style>
    <style:style style:name="T29_88" style:family="text">
      <style:text-properties fo:background-color="#ffffff" style:font-name="Merriweather" style:font-name-asian="Merriweather" style:font-name-complex="Merriweather"/>
    </style:style>
    <style:style style:name="T29_89" style:family="text">
      <style:text-properties fo:background-color="#ffffff" style:font-name="Merriweather" style:font-name-asian="Merriweather" style:font-name-complex="Merriweather"/>
    </style:style>
    <style:style style:name="T29_90" style:family="text">
      <style:text-properties fo:background-color="#ffffff" style:font-name="Merriweather" style:font-name-asian="Merriweather" style:font-name-complex="Merriweather"/>
    </style:style>
    <style:style style:name="T29_91" style:family="text">
      <style:text-properties fo:background-color="#ffffff" style:font-name="Merriweather" style:font-name-asian="Merriweather" style:font-name-complex="Merriweather"/>
    </style:style>
    <style:style style:name="T29_92" style:family="text">
      <style:text-properties fo:background-color="#ffffff" style:font-name="Merriweather" style:font-name-asian="Merriweather" style:font-name-complex="Merriweather"/>
    </style:style>
    <style:style style:name="T29_93" style:family="text">
      <style:text-properties fo:background-color="#ffffff" style:font-name="Merriweather" style:font-name-asian="Merriweather" style:font-name-complex="Merriweather"/>
    </style:style>
    <style:style style:name="T29_94" style:family="text">
      <style:text-properties fo:background-color="#ffffff" style:font-name="Merriweather" style:font-name-asian="Merriweather" style:font-name-complex="Merriweather"/>
    </style:style>
    <style:style style:name="T29_95" style:family="text">
      <style:text-properties fo:background-color="#ffffff" style:font-name="Merriweather" style:font-name-asian="Merriweather" style:font-name-complex="Merriweather"/>
    </style:style>
    <style:style style:name="T29_96" style:family="text">
      <style:text-properties fo:background-color="#ffffff" style:font-name="Merriweather" style:font-name-asian="Merriweather" style:font-name-complex="Merriweather"/>
    </style:style>
    <style:style style:name="T29_97" style:family="text">
      <style:text-properties fo:background-color="#ffffff" style:font-name="Merriweather" style:font-name-asian="Merriweather" style:font-name-complex="Merriweather"/>
    </style:style>
    <style:style style:name="T29_98" style:family="text">
      <style:text-properties fo:background-color="#ffffff" style:font-name="Merriweather" style:font-name-asian="Merriweather" style:font-name-complex="Merriweather"/>
    </style:style>
    <style:style style:name="T29_99" style:family="text">
      <style:text-properties fo:background-color="#ffffff" style:font-name="Merriweather" style:font-name-asian="Merriweather" style:font-name-complex="Merriweather"/>
    </style:style>
    <style:style style:name="T29_100" style:family="text">
      <style:text-properties fo:background-color="#ffffff" style:font-name="Merriweather" style:font-name-asian="Merriweather" style:font-name-complex="Merriweather"/>
    </style:style>
    <style:style style:name="T29_101" style:family="text">
      <style:text-properties fo:background-color="#ffffff" style:font-name="Merriweather" style:font-name-asian="Merriweather" style:font-name-complex="Merriweather"/>
    </style:style>
    <style:style style:name="T29_102" style:family="text">
      <style:text-properties fo:background-color="#ffffff" style:font-name="Merriweather" style:font-name-asian="Merriweather" style:font-name-complex="Merriweather"/>
    </style:style>
    <style:style style:name="T29_103" style:family="text">
      <style:text-properties fo:background-color="#ffffff" style:font-name="Merriweather" style:font-name-asian="Merriweather" style:font-name-complex="Merriweather"/>
    </style:style>
    <style:style style:name="T29_104" style:family="text">
      <style:text-properties fo:background-color="#ffffff" style:font-name="Merriweather" style:font-name-asian="Merriweather" style:font-name-complex="Merriweather"/>
    </style:style>
    <style:style style:name="T29_105" style:family="text">
      <style:text-properties fo:background-color="#ffffff" style:font-name="Merriweather" style:font-name-asian="Merriweather" style:font-name-complex="Merriweather"/>
    </style:style>
    <style:style style:name="T29_106" style:family="text">
      <style:text-properties fo:background-color="#ffffff" style:font-name="Merriweather" style:font-name-asian="Merriweather" style:font-name-complex="Merriweather"/>
    </style:style>
    <style:style style:name="T29_107" style:family="text">
      <style:text-properties fo:background-color="#ffffff" style:font-name="Merriweather" style:font-name-asian="Merriweather" style:font-name-complex="Merriweather"/>
    </style:style>
    <style:style style:name="T29_108" style:family="text">
      <style:text-properties fo:background-color="#ffffff" style:font-name="Merriweather" style:font-name-asian="Merriweather" style:font-name-complex="Merriweather"/>
    </style:style>
    <style:style style:name="T29_109" style:family="text">
      <style:text-properties fo:background-color="#ffffff" style:font-name="Merriweather" style:font-name-asian="Merriweather" style:font-name-complex="Merriweather"/>
    </style:style>
    <style:style style:name="T29_110" style:family="text">
      <style:text-properties fo:background-color="#ffffff" style:font-name="Merriweather" style:font-name-asian="Merriweather" style:font-name-complex="Merriweather"/>
    </style:style>
    <style:style style:name="T29_111" style:family="text">
      <style:text-properties fo:background-color="#ffffff" style:font-name="Merriweather" style:font-name-asian="Merriweather" style:font-name-complex="Merriweather"/>
    </style:style>
    <style:style style:name="T29_112" style:family="text">
      <style:text-properties fo:background-color="#ffffff" style:font-name="Merriweather" style:font-name-asian="Merriweather" style:font-name-complex="Merriweather"/>
    </style:style>
    <style:style style:name="T29_113" style:family="text">
      <style:text-properties fo:background-color="#ffffff" style:font-name="Merriweather" style:font-name-asian="Merriweather" style:font-name-complex="Merriweather"/>
    </style:style>
    <style:style style:name="T29_114" style:family="text">
      <style:text-properties fo:background-color="#ffffff" style:font-name="Merriweather" style:font-name-asian="Merriweather" style:font-name-complex="Merriweather"/>
    </style:style>
    <style:style style:name="T29_115" style:family="text">
      <style:text-properties fo:background-color="#ffffff" style:font-name="Merriweather" style:font-name-asian="Merriweather" style:font-name-complex="Merriweather"/>
    </style:style>
    <style:style style:name="T29_116" style:family="text">
      <style:text-properties fo:background-color="#ffffff" style:font-name="Merriweather" style:font-name-asian="Merriweather" style:font-name-complex="Merriweather"/>
    </style:style>
    <style:style style:name="T29_117" style:family="text">
      <style:text-properties fo:background-color="#ffffff" style:font-name="Merriweather" style:font-name-asian="Merriweather" style:font-name-complex="Merriweather"/>
    </style:style>
    <style:style style:name="T29_118" style:family="text">
      <style:text-properties fo:background-color="#ffffff" style:font-name="Merriweather" style:font-name-asian="Merriweather" style:font-name-complex="Merriweather"/>
    </style:style>
    <style:style style:name="T29_119" style:family="text">
      <style:text-properties fo:background-color="#ffffff" style:font-name="Merriweather" style:font-name-asian="Merriweather" style:font-name-complex="Merriweather"/>
    </style:style>
    <style:style style:name="T29_120" style:family="text">
      <style:text-properties fo:background-color="#ffffff" style:font-name="Merriweather" style:font-name-asian="Merriweather" style:font-name-complex="Merriweather"/>
    </style:style>
    <style:style style:name="T29_121" style:family="text">
      <style:text-properties fo:background-color="#ffffff" style:font-name="Merriweather" style:font-name-asian="Merriweather" style:font-name-complex="Merriweather"/>
    </style:style>
    <style:style style:name="T29_122" style:family="text">
      <style:text-properties fo:background-color="#ffffff" style:font-name="Merriweather" style:font-name-asian="Merriweather" style:font-name-complex="Merriweather"/>
    </style:style>
    <style:style style:name="T29_123" style:family="text">
      <style:text-properties fo:background-color="#ffffff" style:font-name="Merriweather" style:font-name-asian="Merriweather" style:font-name-complex="Merriweather"/>
    </style:style>
    <style:style style:name="T29_124" style:family="text">
      <style:text-properties fo:background-color="#ffffff" style:font-name="Merriweather" style:font-name-asian="Merriweather" style:font-name-complex="Merriweather"/>
    </style:style>
    <style:style style:name="T29_125" style:family="text">
      <style:text-properties fo:background-color="#ffffff" style:font-name="Merriweather" style:font-name-asian="Merriweather" style:font-name-complex="Merriweather"/>
    </style:style>
    <style:style style:name="T29_126" style:family="text">
      <style:text-properties fo:background-color="#ffffff" style:font-name="Merriweather" style:font-name-asian="Merriweather" style:font-name-complex="Merriweather"/>
    </style:style>
    <style:style style:name="T29_127" style:family="text">
      <style:text-properties fo:background-color="#ffffff" style:font-name="Merriweather" style:font-name-asian="Merriweather" style:font-name-complex="Merriweather"/>
    </style:style>
    <style:style style:name="T29_128" style:family="text">
      <style:text-properties fo:background-color="#ffffff" style:font-name="Merriweather" style:font-name-asian="Merriweather" style:font-name-complex="Merriweather"/>
    </style:style>
    <style:style style:name="T29_129" style:family="text">
      <style:text-properties fo:background-color="#ffffff" style:font-name="Merriweather" style:font-name-asian="Merriweather" style:font-name-complex="Merriweather"/>
    </style:style>
    <style:style style:name="T29_130" style:family="text">
      <style:text-properties fo:background-color="#ffffff" style:font-name="Merriweather" style:font-name-asian="Merriweather" style:font-name-complex="Merriweather"/>
    </style:style>
    <style:style style:name="T29_131" style:family="text">
      <style:text-properties fo:background-color="#ffffff" style:font-name="Merriweather" style:font-name-asian="Merriweather" style:font-name-complex="Merriweather"/>
    </style:style>
    <style:style style:name="T29_132" style:family="text">
      <style:text-properties fo:background-color="#ffffff" style:font-name="Merriweather" style:font-name-asian="Merriweather" style:font-name-complex="Merriweather"/>
    </style:style>
    <style:style style:name="T29_133" style:family="text">
      <style:text-properties fo:background-color="#ffffff" style:font-name="Merriweather" style:font-name-asian="Merriweather" style:font-name-complex="Merriweather"/>
    </style:style>
    <style:style style:name="T29_134" style:family="text">
      <style:text-properties fo:background-color="#ffffff" style:font-name="Merriweather" style:font-name-asian="Merriweather" style:font-name-complex="Merriweather"/>
    </style:style>
    <style:style style:name="T29_135" style:family="text">
      <style:text-properties fo:background-color="#ffffff" style:font-name="Merriweather" style:font-name-asian="Merriweather" style:font-name-complex="Merriweather"/>
    </style:style>
    <style:style style:name="T29_136" style:family="text">
      <style:text-properties fo:background-color="#ffffff" style:font-name="Merriweather" style:font-name-asian="Merriweather" style:font-name-complex="Merriweather"/>
    </style:style>
    <style:style style:name="T29_137" style:family="text">
      <style:text-properties fo:background-color="#ffffff" style:font-name="Merriweather" style:font-name-asian="Merriweather" style:font-name-complex="Merriweather"/>
    </style:style>
    <style:style style:name="T29_138" style:family="text">
      <style:text-properties fo:background-color="#ffffff" style:font-name="Merriweather" style:font-name-asian="Merriweather" style:font-name-complex="Merriweather"/>
    </style:style>
    <style:style style:name="P30" style:family="paragraph" style:parent-style-name="Standard">
      <style:paragraph-properties fo:break-before="auto" style:writing-mode="lr-tb"/>
    </style:style>
    <style:style style:name="T30_1" style:family="text">
      <style:text-properties fo:background-color="#ffffff" style:font-name="Merriweather" style:font-name-asian="Merriweather" style:font-name-complex="Merriweather"/>
    </style:style>
    <style:style style:name="T30_2" style:family="text">
      <style:text-properties fo:background-color="#ffffff" style:font-name="Merriweather" style:font-name-asian="Merriweather" style:font-name-complex="Merriweather"/>
    </style:style>
    <style:style style:name="T30_3" style:family="text">
      <style:text-properties fo:background-color="#ffffff" style:font-name="Merriweather" style:font-name-asian="Merriweather" style:font-name-complex="Merriweather"/>
    </style:style>
    <style:style style:name="T30_4" style:family="text">
      <style:text-properties fo:background-color="#ffffff" style:font-name="Merriweather" style:font-name-asian="Merriweather" style:font-name-complex="Merriweather"/>
    </style:style>
    <style:style style:name="T30_5" style:family="text">
      <style:text-properties fo:background-color="#ffffff" style:font-name="Merriweather" style:font-name-asian="Merriweather" style:font-name-complex="Merriweather"/>
    </style:style>
    <style:style style:name="T30_6" style:family="text">
      <style:text-properties fo:background-color="#ffffff" style:font-name="Merriweather" style:font-name-asian="Merriweather" style:font-name-complex="Merriweather"/>
    </style:style>
    <style:style style:name="T30_7" style:family="text">
      <style:text-properties fo:background-color="#ffffff" style:font-name="Merriweather" style:font-name-asian="Merriweather" style:font-name-complex="Merriweather"/>
    </style:style>
    <style:style style:name="T30_8" style:family="text">
      <style:text-properties fo:background-color="#ffffff" style:font-name="Merriweather" style:font-name-asian="Merriweather" style:font-name-complex="Merriweather"/>
    </style:style>
    <style:style style:name="T30_9" style:family="text">
      <style:text-properties fo:background-color="#ffffff" style:font-name="Merriweather" style:font-name-asian="Merriweather" style:font-name-complex="Merriweather"/>
    </style:style>
    <style:style style:name="T30_10" style:family="text">
      <style:text-properties fo:background-color="#ffffff" style:font-name="Merriweather" style:font-name-asian="Merriweather" style:font-name-complex="Merriweather"/>
    </style:style>
    <style:style style:name="T30_11" style:family="text">
      <style:text-properties fo:background-color="#ffffff" style:font-name="Merriweather" style:font-name-asian="Merriweather" style:font-name-complex="Merriweather"/>
    </style:style>
    <style:style style:name="T30_12" style:family="text">
      <style:text-properties fo:background-color="#ffffff" style:font-name="Merriweather" style:font-name-asian="Merriweather" style:font-name-complex="Merriweather"/>
    </style:style>
    <style:style style:name="T30_13" style:family="text">
      <style:text-properties fo:background-color="#ffffff" style:font-name="Merriweather" style:font-name-asian="Merriweather" style:font-name-complex="Merriweather"/>
    </style:style>
    <style:style style:name="T30_14" style:family="text">
      <style:text-properties fo:background-color="#ffffff" style:font-name="Merriweather" style:font-name-asian="Merriweather" style:font-name-complex="Merriweather"/>
    </style:style>
    <style:style style:name="T30_15" style:family="text">
      <style:text-properties fo:background-color="#ffffff" style:font-name="Merriweather" style:font-name-asian="Merriweather" style:font-name-complex="Merriweather"/>
    </style:style>
    <style:style style:name="T30_16" style:family="text">
      <style:text-properties fo:background-color="#ffffff" style:font-name="Merriweather" style:font-name-asian="Merriweather" style:font-name-complex="Merriweather"/>
    </style:style>
    <style:style style:name="T30_17" style:family="text">
      <style:text-properties fo:background-color="#ffffff" style:font-name="Merriweather" style:font-name-asian="Merriweather" style:font-name-complex="Merriweather"/>
    </style:style>
    <style:style style:name="T30_18" style:family="text">
      <style:text-properties fo:background-color="#ffffff" style:font-name="Merriweather" style:font-name-asian="Merriweather" style:font-name-complex="Merriweather"/>
    </style:style>
    <style:style style:name="T30_19" style:family="text">
      <style:text-properties fo:background-color="#ffffff" style:font-name="Merriweather" style:font-name-asian="Merriweather" style:font-name-complex="Merriweather"/>
    </style:style>
    <style:style style:name="T30_20" style:family="text">
      <style:text-properties fo:background-color="#ffffff" style:font-name="Merriweather" style:font-name-asian="Merriweather" style:font-name-complex="Merriweather"/>
    </style:style>
    <style:style style:name="T30_21" style:family="text">
      <style:text-properties fo:background-color="#ffffff" style:font-name="Merriweather" style:font-name-asian="Merriweather" style:font-name-complex="Merriweather"/>
    </style:style>
    <style:style style:name="T30_22" style:family="text">
      <style:text-properties fo:background-color="#ffffff" style:font-name="Merriweather" style:font-name-asian="Merriweather" style:font-name-complex="Merriweather"/>
    </style:style>
    <style:style style:name="T30_23" style:family="text">
      <style:text-properties fo:background-color="#ffffff" style:font-name="Merriweather" style:font-name-asian="Merriweather" style:font-name-complex="Merriweather"/>
    </style:style>
    <style:style style:name="T30_24" style:family="text">
      <style:text-properties fo:background-color="#ffffff" style:font-name="Merriweather" style:font-name-asian="Merriweather" style:font-name-complex="Merriweather"/>
    </style:style>
    <style:style style:name="T30_25" style:family="text">
      <style:text-properties fo:background-color="#ffffff" style:font-name="Merriweather" style:font-name-asian="Merriweather" style:font-name-complex="Merriweather"/>
    </style:style>
    <style:style style:name="T30_26" style:family="text">
      <style:text-properties fo:background-color="#ffffff" style:font-name="Merriweather" style:font-name-asian="Merriweather" style:font-name-complex="Merriweather"/>
    </style:style>
    <style:style style:name="T30_27" style:family="text">
      <style:text-properties fo:background-color="#ffffff" style:font-name="Merriweather" style:font-name-asian="Merriweather" style:font-name-complex="Merriweather"/>
    </style:style>
    <style:style style:name="T30_28" style:family="text">
      <style:text-properties fo:background-color="#ffffff" style:font-name="Merriweather" style:font-name-asian="Merriweather" style:font-name-complex="Merriweather"/>
    </style:style>
    <style:style style:name="T30_29" style:family="text">
      <style:text-properties fo:background-color="#ffffff" style:font-name="Merriweather" style:font-name-asian="Merriweather" style:font-name-complex="Merriweather"/>
    </style:style>
    <style:style style:name="T30_30" style:family="text">
      <style:text-properties fo:background-color="#ffffff" style:font-name="Merriweather" style:font-name-asian="Merriweather" style:font-name-complex="Merriweather"/>
    </style:style>
    <style:style style:name="T30_31" style:family="text">
      <style:text-properties fo:background-color="#ffffff" style:font-name="Merriweather" style:font-name-asian="Merriweather" style:font-name-complex="Merriweather"/>
    </style:style>
    <style:style style:name="T30_32" style:family="text">
      <style:text-properties fo:background-color="#ffffff" style:font-name="Merriweather" style:font-name-asian="Merriweather" style:font-name-complex="Merriweather"/>
    </style:style>
    <style:style style:name="T30_33" style:family="text">
      <style:text-properties fo:background-color="#ffffff" style:font-name="Merriweather" style:font-name-asian="Merriweather" style:font-name-complex="Merriweather"/>
    </style:style>
    <style:style style:name="T30_34" style:family="text">
      <style:text-properties fo:background-color="#ffffff" style:font-name="Merriweather" style:font-name-asian="Merriweather" style:font-name-complex="Merriweather"/>
    </style:style>
    <style:style style:name="T30_35" style:family="text">
      <style:text-properties fo:background-color="#ffffff" style:font-name="Merriweather" style:font-name-asian="Merriweather" style:font-name-complex="Merriweather"/>
    </style:style>
    <style:style style:name="T30_36" style:family="text">
      <style:text-properties fo:background-color="#ffffff" style:font-name="Merriweather" style:font-name-asian="Merriweather" style:font-name-complex="Merriweather"/>
    </style:style>
    <style:style style:name="T30_37" style:family="text">
      <style:text-properties fo:background-color="#ffffff" style:font-name="Merriweather" style:font-name-asian="Merriweather" style:font-name-complex="Merriweather"/>
    </style:style>
    <style:style style:name="T30_38" style:family="text">
      <style:text-properties fo:background-color="#ffffff" style:font-name="Merriweather" style:font-name-asian="Merriweather" style:font-name-complex="Merriweather"/>
    </style:style>
    <style:style style:name="T30_39" style:family="text">
      <style:text-properties fo:background-color="#ffffff" style:font-name="Merriweather" style:font-name-asian="Merriweather" style:font-name-complex="Merriweather"/>
    </style:style>
    <style:style style:name="T30_40" style:family="text">
      <style:text-properties fo:background-color="#ffffff" style:font-name="Merriweather" style:font-name-asian="Merriweather" style:font-name-complex="Merriweather"/>
    </style:style>
    <style:style style:name="T30_41" style:family="text">
      <style:text-properties fo:background-color="#ffffff" style:font-name="Merriweather" style:font-name-asian="Merriweather" style:font-name-complex="Merriweather"/>
    </style:style>
    <style:style style:name="T30_42" style:family="text">
      <style:text-properties fo:background-color="#ffffff" style:font-name="Merriweather" style:font-name-asian="Merriweather" style:font-name-complex="Merriweather"/>
    </style:style>
    <style:style style:name="T30_43" style:family="text">
      <style:text-properties fo:background-color="#ffffff" style:font-name="Merriweather" style:font-name-asian="Merriweather" style:font-name-complex="Merriweather"/>
    </style:style>
    <style:style style:name="T30_44" style:family="text">
      <style:text-properties fo:background-color="#ffffff" style:font-name="Merriweather" style:font-name-asian="Merriweather" style:font-name-complex="Merriweather"/>
    </style:style>
    <style:style style:name="T30_45" style:family="text">
      <style:text-properties fo:background-color="#ffffff" style:font-name="Merriweather" style:font-name-asian="Merriweather" style:font-name-complex="Merriweather"/>
    </style:style>
    <style:style style:name="T30_46" style:family="text">
      <style:text-properties fo:background-color="#ffffff" style:font-name="Merriweather" style:font-name-asian="Merriweather" style:font-name-complex="Merriweather"/>
    </style:style>
    <style:style style:name="T30_47" style:family="text">
      <style:text-properties fo:background-color="#ffffff" style:font-name="Merriweather" style:font-name-asian="Merriweather" style:font-name-complex="Merriweather"/>
    </style:style>
    <style:style style:name="T30_48" style:family="text">
      <style:text-properties fo:background-color="#ffffff" style:font-name="Merriweather" style:font-name-asian="Merriweather" style:font-name-complex="Merriweather"/>
    </style:style>
    <style:style style:name="T30_49" style:family="text">
      <style:text-properties fo:background-color="#ffffff" style:font-name="Merriweather" style:font-name-asian="Merriweather" style:font-name-complex="Merriweather"/>
    </style:style>
    <style:style style:name="T30_50" style:family="text">
      <style:text-properties fo:background-color="#ffffff" style:font-name="Merriweather" style:font-name-asian="Merriweather" style:font-name-complex="Merriweather"/>
    </style:style>
    <style:style style:name="T30_51" style:family="text">
      <style:text-properties fo:background-color="#ffffff" style:font-name="Merriweather" style:font-name-asian="Merriweather" style:font-name-complex="Merriweather"/>
    </style:style>
    <style:style style:name="T30_52" style:family="text">
      <style:text-properties fo:background-color="#ffffff" style:font-name="Merriweather" style:font-name-asian="Merriweather" style:font-name-complex="Merriweather"/>
    </style:style>
    <style:style style:name="T30_53" style:family="text">
      <style:text-properties fo:background-color="#ffffff" style:font-name="Merriweather" style:font-name-asian="Merriweather" style:font-name-complex="Merriweather"/>
    </style:style>
    <style:style style:name="T30_54" style:family="text">
      <style:text-properties fo:background-color="#ffffff" style:font-name="Merriweather" style:font-name-asian="Merriweather" style:font-name-complex="Merriweather"/>
    </style:style>
    <style:style style:name="T30_55" style:family="text">
      <style:text-properties fo:background-color="#ffffff" style:font-name="Merriweather" style:font-name-asian="Merriweather" style:font-name-complex="Merriweather"/>
    </style:style>
    <style:style style:name="T30_56" style:family="text">
      <style:text-properties fo:background-color="#ffffff" style:font-name="Merriweather" style:font-name-asian="Merriweather" style:font-name-complex="Merriweather"/>
    </style:style>
    <style:style style:name="T30_57" style:family="text">
      <style:text-properties fo:background-color="#ffffff" style:font-name="Merriweather" style:font-name-asian="Merriweather" style:font-name-complex="Merriweather"/>
    </style:style>
    <style:style style:name="T30_58" style:family="text">
      <style:text-properties fo:background-color="#ffffff" style:font-name="Merriweather" style:font-name-asian="Merriweather" style:font-name-complex="Merriweather"/>
    </style:style>
    <style:style style:name="T30_59" style:family="text">
      <style:text-properties fo:background-color="#ffffff" style:font-name="Merriweather" style:font-name-asian="Merriweather" style:font-name-complex="Merriweather"/>
    </style:style>
    <style:style style:name="T30_60" style:family="text">
      <style:text-properties fo:background-color="#ffffff" style:font-name="Merriweather" style:font-name-asian="Merriweather" style:font-name-complex="Merriweather"/>
    </style:style>
    <style:style style:name="T30_61" style:family="text">
      <style:text-properties fo:background-color="#ffffff" style:font-name="Merriweather" style:font-name-asian="Merriweather" style:font-name-complex="Merriweather"/>
    </style:style>
    <style:style style:name="T30_62" style:family="text">
      <style:text-properties fo:background-color="#ffffff" style:font-name="Merriweather" style:font-name-asian="Merriweather" style:font-name-complex="Merriweather"/>
    </style:style>
    <style:style style:name="T30_63" style:family="text">
      <style:text-properties fo:background-color="#ffffff" style:font-name="Merriweather" style:font-name-asian="Merriweather" style:font-name-complex="Merriweather"/>
    </style:style>
    <style:style style:name="T30_64" style:family="text">
      <style:text-properties fo:background-color="#ffffff" style:font-name="Merriweather" style:font-name-asian="Merriweather" style:font-name-complex="Merriweather"/>
    </style:style>
    <style:style style:name="T30_65" style:family="text">
      <style:text-properties fo:background-color="#ffffff" style:font-name="Merriweather" style:font-name-asian="Merriweather" style:font-name-complex="Merriweather"/>
    </style:style>
    <style:style style:name="T30_66" style:family="text">
      <style:text-properties fo:background-color="#ffffff" style:font-name="Merriweather" style:font-name-asian="Merriweather" style:font-name-complex="Merriweather"/>
    </style:style>
    <style:style style:name="T30_67" style:family="text">
      <style:text-properties fo:background-color="#ffffff" style:font-name="Merriweather" style:font-name-asian="Merriweather" style:font-name-complex="Merriweather"/>
    </style:style>
    <style:style style:name="T30_68" style:family="text">
      <style:text-properties fo:background-color="#ffffff" style:font-name="Merriweather" style:font-name-asian="Merriweather" style:font-name-complex="Merriweather"/>
    </style:style>
    <style:style style:name="T30_69" style:family="text">
      <style:text-properties fo:background-color="#ffffff" style:font-name="Merriweather" style:font-name-asian="Merriweather" style:font-name-complex="Merriweather"/>
    </style:style>
    <style:style style:name="T30_70" style:family="text">
      <style:text-properties fo:background-color="#ffffff" style:font-name="Merriweather" style:font-name-asian="Merriweather" style:font-name-complex="Merriweather"/>
    </style:style>
    <style:style style:name="T30_71" style:family="text">
      <style:text-properties fo:background-color="#ffffff" style:font-name="Merriweather" style:font-name-asian="Merriweather" style:font-name-complex="Merriweather"/>
    </style:style>
    <style:style style:name="T30_72" style:family="text">
      <style:text-properties fo:background-color="#ffffff" style:font-name="Merriweather" style:font-name-asian="Merriweather" style:font-name-complex="Merriweather"/>
    </style:style>
    <style:style style:name="T30_73" style:family="text">
      <style:text-properties fo:background-color="#ffffff" style:font-name="Merriweather" style:font-name-asian="Merriweather" style:font-name-complex="Merriweather"/>
    </style:style>
    <style:style style:name="T30_74" style:family="text">
      <style:text-properties fo:background-color="#ffffff" style:font-name="Merriweather" style:font-name-asian="Merriweather" style:font-name-complex="Merriweather"/>
    </style:style>
    <style:style style:name="T30_75" style:family="text">
      <style:text-properties fo:background-color="#ffffff" style:font-name="Merriweather" style:font-name-asian="Merriweather" style:font-name-complex="Merriweather"/>
    </style:style>
    <style:style style:name="T30_76" style:family="text">
      <style:text-properties fo:background-color="#ffffff" style:font-name="Merriweather" style:font-name-asian="Merriweather" style:font-name-complex="Merriweather"/>
    </style:style>
    <style:style style:name="T30_77" style:family="text">
      <style:text-properties fo:background-color="#ffffff" style:font-name="Merriweather" style:font-name-asian="Merriweather" style:font-name-complex="Merriweather"/>
    </style:style>
    <style:style style:name="T30_78" style:family="text">
      <style:text-properties fo:background-color="#ffffff" style:font-name="Merriweather" style:font-name-asian="Merriweather" style:font-name-complex="Merriweather"/>
    </style:style>
    <style:style style:name="T30_79" style:family="text">
      <style:text-properties fo:background-color="#ffffff" style:font-name="Merriweather" style:font-name-asian="Merriweather" style:font-name-complex="Merriweather"/>
    </style:style>
    <style:style style:name="T30_80" style:family="text">
      <style:text-properties fo:background-color="#ffffff" style:font-name="Merriweather" style:font-name-asian="Merriweather" style:font-name-complex="Merriweather"/>
    </style:style>
    <style:style style:name="T30_81" style:family="text">
      <style:text-properties fo:background-color="#ffffff" style:font-name="Merriweather" style:font-name-asian="Merriweather" style:font-name-complex="Merriweather"/>
    </style:style>
    <style:style style:name="T30_82" style:family="text">
      <style:text-properties fo:background-color="#ffffff" style:font-name="Merriweather" style:font-name-asian="Merriweather" style:font-name-complex="Merriweather"/>
    </style:style>
    <style:style style:name="T30_83" style:family="text">
      <style:text-properties fo:background-color="#ffffff" style:font-name="Merriweather" style:font-name-asian="Merriweather" style:font-name-complex="Merriweather"/>
    </style:style>
    <style:style style:name="T30_84" style:family="text">
      <style:text-properties fo:background-color="#ffffff" style:font-name="Merriweather" style:font-name-asian="Merriweather" style:font-name-complex="Merriweather"/>
    </style:style>
    <style:style style:name="T30_85" style:family="text">
      <style:text-properties fo:background-color="#ffffff" style:font-name="Merriweather" style:font-name-asian="Merriweather" style:font-name-complex="Merriweather"/>
    </style:style>
    <style:style style:name="T30_86" style:family="text">
      <style:text-properties fo:background-color="#ffffff" style:font-name="Merriweather" style:font-name-asian="Merriweather" style:font-name-complex="Merriweather"/>
    </style:style>
    <style:style style:name="T30_87" style:family="text">
      <style:text-properties fo:background-color="#ffffff" style:font-name="Merriweather" style:font-name-asian="Merriweather" style:font-name-complex="Merriweather"/>
    </style:style>
    <style:style style:name="T30_88" style:family="text">
      <style:text-properties fo:background-color="#ffffff" style:font-name="Merriweather" style:font-name-asian="Merriweather" style:font-name-complex="Merriweather"/>
    </style:style>
    <style:style style:name="T30_89" style:family="text">
      <style:text-properties fo:background-color="#ffffff" style:font-name="Merriweather" style:font-name-asian="Merriweather" style:font-name-complex="Merriweather"/>
    </style:style>
    <style:style style:name="T30_90" style:family="text">
      <style:text-properties fo:background-color="#ffffff" style:font-name="Merriweather" style:font-name-asian="Merriweather" style:font-name-complex="Merriweather"/>
    </style:style>
    <style:style style:name="T30_91" style:family="text">
      <style:text-properties fo:background-color="#ffffff" style:font-name="Merriweather" style:font-name-asian="Merriweather" style:font-name-complex="Merriweather"/>
    </style:style>
    <style:style style:name="T30_92" style:family="text">
      <style:text-properties fo:background-color="#ffffff" style:font-name="Merriweather" style:font-name-asian="Merriweather" style:font-name-complex="Merriweather"/>
    </style:style>
    <style:style style:name="T30_93" style:family="text">
      <style:text-properties fo:background-color="#ffffff" style:font-name="Merriweather" style:font-name-asian="Merriweather" style:font-name-complex="Merriweather"/>
    </style:style>
    <style:style style:name="T30_94" style:family="text">
      <style:text-properties fo:background-color="#ffffff" style:font-name="Merriweather" style:font-name-asian="Merriweather" style:font-name-complex="Merriweather"/>
    </style:style>
    <style:style style:name="T30_95" style:family="text">
      <style:text-properties fo:background-color="#ffffff" style:font-name="Merriweather" style:font-name-asian="Merriweather" style:font-name-complex="Merriweather"/>
    </style:style>
    <style:style style:name="T30_96" style:family="text">
      <style:text-properties fo:background-color="#ffffff" style:font-name="Merriweather" style:font-name-asian="Merriweather" style:font-name-complex="Merriweather"/>
    </style:style>
    <style:style style:name="T30_97" style:family="text">
      <style:text-properties fo:background-color="#ffffff" style:font-name="Merriweather" style:font-name-asian="Merriweather" style:font-name-complex="Merriweather"/>
    </style:style>
    <style:style style:name="T30_98" style:family="text">
      <style:text-properties fo:background-color="#ffffff" style:font-name="Merriweather" style:font-name-asian="Merriweather" style:font-name-complex="Merriweather"/>
    </style:style>
    <style:style style:name="T30_99" style:family="text">
      <style:text-properties fo:background-color="#ffffff" style:font-name="Merriweather" style:font-name-asian="Merriweather" style:font-name-complex="Merriweather"/>
    </style:style>
    <style:style style:name="T30_100" style:family="text">
      <style:text-properties fo:background-color="#ffffff" style:font-name="Merriweather" style:font-name-asian="Merriweather" style:font-name-complex="Merriweather"/>
    </style:style>
    <style:style style:name="T30_101" style:family="text">
      <style:text-properties fo:background-color="#ffffff" style:font-name="Merriweather" style:font-name-asian="Merriweather" style:font-name-complex="Merriweather"/>
    </style:style>
    <style:style style:name="T30_102" style:family="text">
      <style:text-properties fo:background-color="#ffffff" style:font-name="Merriweather" style:font-name-asian="Merriweather" style:font-name-complex="Merriweather"/>
    </style:style>
    <style:style style:name="T30_103" style:family="text">
      <style:text-properties fo:background-color="#ffffff" style:font-name="Merriweather" style:font-name-asian="Merriweather" style:font-name-complex="Merriweather"/>
    </style:style>
    <style:style style:name="T30_104" style:family="text">
      <style:text-properties fo:background-color="#ffffff" style:font-name="Merriweather" style:font-name-asian="Merriweather" style:font-name-complex="Merriweather"/>
    </style:style>
    <style:style style:name="T30_105" style:family="text">
      <style:text-properties fo:background-color="#ffffff" style:font-name="Merriweather" style:font-name-asian="Merriweather" style:font-name-complex="Merriweather"/>
    </style:style>
    <style:style style:name="T30_106" style:family="text">
      <style:text-properties fo:background-color="#ffffff" style:font-name="Merriweather" style:font-name-asian="Merriweather" style:font-name-complex="Merriweather"/>
    </style:style>
    <style:style style:name="T30_107" style:family="text">
      <style:text-properties fo:background-color="#ffffff" style:font-name="Merriweather" style:font-name-asian="Merriweather" style:font-name-complex="Merriweather"/>
    </style:style>
    <style:style style:name="T30_108" style:family="text">
      <style:text-properties fo:background-color="#ffffff" style:font-name="Merriweather" style:font-name-asian="Merriweather" style:font-name-complex="Merriweather"/>
    </style:style>
    <style:style style:name="T30_109" style:family="text">
      <style:text-properties fo:background-color="#ffffff" style:font-name="Merriweather" style:font-name-asian="Merriweather" style:font-name-complex="Merriweather"/>
    </style:style>
    <style:style style:name="T30_110" style:family="text">
      <style:text-properties fo:background-color="#ffffff" style:font-name="Merriweather" style:font-name-asian="Merriweather" style:font-name-complex="Merriweather"/>
    </style:style>
    <style:style style:name="T30_111" style:family="text">
      <style:text-properties fo:background-color="#ffffff" style:font-name="Merriweather" style:font-name-asian="Merriweather" style:font-name-complex="Merriweather"/>
    </style:style>
    <style:style style:name="T30_112" style:family="text">
      <style:text-properties fo:background-color="#ffffff" style:font-name="Merriweather" style:font-name-asian="Merriweather" style:font-name-complex="Merriweather"/>
    </style:style>
    <style:style style:name="T30_113" style:family="text">
      <style:text-properties fo:background-color="#ffffff" style:font-name="Merriweather" style:font-name-asian="Merriweather" style:font-name-complex="Merriweather"/>
    </style:style>
    <style:style style:name="T30_114" style:family="text">
      <style:text-properties fo:background-color="#ffffff" style:font-name="Merriweather" style:font-name-asian="Merriweather" style:font-name-complex="Merriweather"/>
    </style:style>
    <style:style style:name="T30_115" style:family="text">
      <style:text-properties fo:background-color="#ffffff" style:font-name="Merriweather" style:font-name-asian="Merriweather" style:font-name-complex="Merriweather"/>
    </style:style>
    <style:style style:name="T30_116" style:family="text">
      <style:text-properties fo:background-color="#ffffff" style:font-name="Merriweather" style:font-name-asian="Merriweather" style:font-name-complex="Merriweather"/>
    </style:style>
    <style:style style:name="T30_117" style:family="text">
      <style:text-properties fo:background-color="#ffffff" style:font-name="Merriweather" style:font-name-asian="Merriweather" style:font-name-complex="Merriweather"/>
    </style:style>
    <style:style style:name="T30_118" style:family="text">
      <style:text-properties fo:background-color="#ffffff" style:font-name="Merriweather" style:font-name-asian="Merriweather" style:font-name-complex="Merriweather"/>
    </style:style>
    <style:style style:name="T30_119" style:family="text">
      <style:text-properties fo:background-color="#ffffff" style:font-name="Merriweather" style:font-name-asian="Merriweather" style:font-name-complex="Merriweather"/>
    </style:style>
    <style:style style:name="T30_120" style:family="text">
      <style:text-properties fo:background-color="#ffffff" style:font-name="Merriweather" style:font-name-asian="Merriweather" style:font-name-complex="Merriweather"/>
    </style:style>
    <style:style style:name="T30_121" style:family="text">
      <style:text-properties fo:background-color="#ffffff" style:font-name="Merriweather" style:font-name-asian="Merriweather" style:font-name-complex="Merriweather"/>
    </style:style>
    <style:style style:name="T30_122" style:family="text">
      <style:text-properties fo:background-color="#ffffff" style:font-name="Merriweather" style:font-name-asian="Merriweather" style:font-name-complex="Merriweather"/>
    </style:style>
    <style:style style:name="T30_123" style:family="text">
      <style:text-properties fo:background-color="#ffffff" style:font-name="Merriweather" style:font-name-asian="Merriweather" style:font-name-complex="Merriweather"/>
    </style:style>
    <style:style style:name="T30_124" style:family="text">
      <style:text-properties fo:background-color="#ffffff" style:font-name="Merriweather" style:font-name-asian="Merriweather" style:font-name-complex="Merriweather"/>
    </style:style>
    <style:style style:name="T30_125" style:family="text">
      <style:text-properties fo:background-color="#ffffff" style:font-name="Merriweather" style:font-name-asian="Merriweather" style:font-name-complex="Merriweather"/>
    </style:style>
    <style:style style:name="T30_126" style:family="text">
      <style:text-properties fo:background-color="#ffffff" style:font-name="Merriweather" style:font-name-asian="Merriweather" style:font-name-complex="Merriweather"/>
    </style:style>
    <style:style style:name="T30_127" style:family="text">
      <style:text-properties fo:background-color="#ffffff" style:font-name="Merriweather" style:font-name-asian="Merriweather" style:font-name-complex="Merriweather"/>
    </style:style>
    <style:style style:name="T30_128" style:family="text">
      <style:text-properties fo:background-color="#ffffff" style:font-name="Merriweather" style:font-name-asian="Merriweather" style:font-name-complex="Merriweather"/>
    </style:style>
    <style:style style:name="T30_129" style:family="text">
      <style:text-properties fo:background-color="#ffffff" style:font-name="Merriweather" style:font-name-asian="Merriweather" style:font-name-complex="Merriweather"/>
    </style:style>
    <style:style style:name="T30_130" style:family="text">
      <style:text-properties fo:background-color="#ffffff" style:font-name="Merriweather" style:font-name-asian="Merriweather" style:font-name-complex="Merriweather"/>
    </style:style>
    <style:style style:name="T30_131" style:family="text">
      <style:text-properties fo:background-color="#ffffff" style:font-name="Merriweather" style:font-name-asian="Merriweather" style:font-name-complex="Merriweather"/>
    </style:style>
    <style:style style:name="T30_132" style:family="text">
      <style:text-properties fo:background-color="#ffffff" style:font-name="Merriweather" style:font-name-asian="Merriweather" style:font-name-complex="Merriweather"/>
    </style:style>
    <style:style style:name="T30_133" style:family="text">
      <style:text-properties fo:background-color="#ffffff" style:font-name="Merriweather" style:font-name-asian="Merriweather" style:font-name-complex="Merriweather"/>
    </style:style>
    <style:style style:name="T30_134" style:family="text">
      <style:text-properties fo:background-color="#ffffff" style:font-name="Merriweather" style:font-name-asian="Merriweather" style:font-name-complex="Merriweather"/>
    </style:style>
    <style:style style:name="T30_135" style:family="text">
      <style:text-properties fo:background-color="#ffffff" style:font-name="Merriweather" style:font-name-asian="Merriweather" style:font-name-complex="Merriweather"/>
    </style:style>
    <style:style style:name="T30_136" style:family="text">
      <style:text-properties fo:background-color="#ffffff" style:font-name="Merriweather" style:font-name-asian="Merriweather" style:font-name-complex="Merriweather"/>
    </style:style>
    <style:style style:name="T30_137" style:family="text">
      <style:text-properties fo:background-color="#ffffff" style:font-name="Merriweather" style:font-name-asian="Merriweather" style:font-name-complex="Merriweather"/>
    </style:style>
    <style:style style:name="T30_138" style:family="text">
      <style:text-properties fo:background-color="#ffffff" style:font-name="Merriweather" style:font-name-asian="Merriweather" style:font-name-complex="Merriweather"/>
    </style:style>
    <style:style style:name="T30_139" style:family="text">
      <style:text-properties fo:background-color="#ffffff" style:font-name="Merriweather" style:font-name-asian="Merriweather" style:font-name-complex="Merriweather"/>
    </style:style>
    <style:style style:name="T30_140" style:family="text">
      <style:text-properties fo:background-color="#ffffff" style:font-name="Merriweather" style:font-name-asian="Merriweather" style:font-name-complex="Merriweather"/>
    </style:style>
    <style:style style:name="T30_141" style:family="text">
      <style:text-properties fo:background-color="#ffffff" style:font-name="Merriweather" style:font-name-asian="Merriweather" style:font-name-complex="Merriweather"/>
    </style:style>
    <style:style style:name="T30_142" style:family="text">
      <style:text-properties fo:background-color="#ffffff" style:font-name="Merriweather" style:font-name-asian="Merriweather" style:font-name-complex="Merriweather"/>
    </style:style>
    <style:style style:name="T30_143" style:family="text">
      <style:text-properties fo:background-color="#ffffff" style:font-name="Merriweather" style:font-name-asian="Merriweather" style:font-name-complex="Merriweather"/>
    </style:style>
    <style:style style:name="T30_144" style:family="text">
      <style:text-properties fo:background-color="#ffffff" style:font-name="Merriweather" style:font-name-asian="Merriweather" style:font-name-complex="Merriweather"/>
    </style:style>
    <style:style style:name="T30_145" style:family="text">
      <style:text-properties fo:background-color="#ffffff" style:font-name="Merriweather" style:font-name-asian="Merriweather" style:font-name-complex="Merriweather"/>
    </style:style>
    <style:style style:name="T30_146" style:family="text">
      <style:text-properties fo:background-color="#ffffff" style:font-name="Merriweather" style:font-name-asian="Merriweather" style:font-name-complex="Merriweather"/>
    </style:style>
    <style:style style:name="T30_147" style:family="text">
      <style:text-properties fo:background-color="#ffffff" style:font-name="Merriweather" style:font-name-asian="Merriweather" style:font-name-complex="Merriweather"/>
    </style:style>
    <style:style style:name="T30_148" style:family="text">
      <style:text-properties fo:background-color="#ffffff" style:font-name="Merriweather" style:font-name-asian="Merriweather" style:font-name-complex="Merriweather"/>
    </style:style>
    <style:style style:name="T30_149" style:family="text">
      <style:text-properties fo:background-color="#ffffff" style:font-name="Merriweather" style:font-name-asian="Merriweather" style:font-name-complex="Merriweather"/>
    </style:style>
    <style:style style:name="T30_150" style:family="text">
      <style:text-properties fo:background-color="#ffffff" style:font-name="Merriweather" style:font-name-asian="Merriweather" style:font-name-complex="Merriweather"/>
    </style:style>
    <style:style style:name="T30_151" style:family="text">
      <style:text-properties fo:background-color="#ffffff" style:font-name="Merriweather" style:font-name-asian="Merriweather" style:font-name-complex="Merriweather"/>
    </style:style>
    <style:style style:name="T30_152" style:family="text">
      <style:text-properties fo:background-color="#ffffff" style:font-name="Merriweather" style:font-name-asian="Merriweather" style:font-name-complex="Merriweather"/>
    </style:style>
    <style:style style:name="T30_153" style:family="text">
      <style:text-properties fo:background-color="#ffffff" style:font-name="Merriweather" style:font-name-asian="Merriweather" style:font-name-complex="Merriweather"/>
    </style:style>
    <style:style style:name="T30_154" style:family="text">
      <style:text-properties fo:background-color="#ffffff" style:font-name="Merriweather" style:font-name-asian="Merriweather" style:font-name-complex="Merriweather"/>
    </style:style>
    <style:style style:name="T30_155" style:family="text">
      <style:text-properties fo:background-color="#ffffff" style:font-name="Merriweather" style:font-name-asian="Merriweather" style:font-name-complex="Merriweather"/>
    </style:style>
    <style:style style:name="T30_156" style:family="text">
      <style:text-properties fo:background-color="#ffffff" style:font-name="Merriweather" style:font-name-asian="Merriweather" style:font-name-complex="Merriweather"/>
    </style:style>
    <style:style style:name="T30_157" style:family="text">
      <style:text-properties fo:background-color="#ffffff" style:font-name="Merriweather" style:font-name-asian="Merriweather" style:font-name-complex="Merriweather"/>
    </style:style>
    <style:style style:name="T30_158" style:family="text">
      <style:text-properties fo:background-color="#ffffff" style:font-name="Merriweather" style:font-name-asian="Merriweather" style:font-name-complex="Merriweather"/>
    </style:style>
    <style:style style:name="T30_159" style:family="text">
      <style:text-properties fo:background-color="#ffffff" style:font-name="Merriweather" style:font-name-asian="Merriweather" style:font-name-complex="Merriweather"/>
    </style:style>
    <style:style style:name="T30_160" style:family="text">
      <style:text-properties fo:background-color="#ffffff" style:font-name="Merriweather" style:font-name-asian="Merriweather" style:font-name-complex="Merriweather"/>
    </style:style>
    <style:style style:name="T30_161" style:family="text">
      <style:text-properties fo:background-color="#ffffff" style:font-name="Merriweather" style:font-name-asian="Merriweather" style:font-name-complex="Merriweather"/>
    </style:style>
    <style:style style:name="T30_162" style:family="text">
      <style:text-properties fo:background-color="#ffffff" style:font-name="Merriweather" style:font-name-asian="Merriweather" style:font-name-complex="Merriweather"/>
    </style:style>
    <style:style style:name="T30_163" style:family="text">
      <style:text-properties fo:background-color="#ffffff" style:font-name="Merriweather" style:font-name-asian="Merriweather" style:font-name-complex="Merriweather"/>
    </style:style>
    <style:style style:name="T30_164" style:family="text">
      <style:text-properties fo:background-color="#ffffff" style:font-name="Merriweather" style:font-name-asian="Merriweather" style:font-name-complex="Merriweather"/>
    </style:style>
    <style:style style:name="T30_165" style:family="text">
      <style:text-properties fo:background-color="#ffffff" style:font-name="Merriweather" style:font-name-asian="Merriweather" style:font-name-complex="Merriweather"/>
    </style:style>
    <style:style style:name="T30_166" style:family="text">
      <style:text-properties fo:background-color="#ffffff" style:font-name="Merriweather" style:font-name-asian="Merriweather" style:font-name-complex="Merriweather"/>
    </style:style>
    <style:style style:name="T30_167" style:family="text">
      <style:text-properties fo:background-color="#ffffff" style:font-name="Merriweather" style:font-name-asian="Merriweather" style:font-name-complex="Merriweather"/>
    </style:style>
    <style:style style:name="T30_168" style:family="text">
      <style:text-properties fo:background-color="#ffffff" style:font-name="Merriweather" style:font-name-asian="Merriweather" style:font-name-complex="Merriweather"/>
    </style:style>
    <style:style style:name="P31" style:family="paragraph" style:parent-style-name="Heading_20_3">
      <style:paragraph-properties fo:break-before="auto" fo:margin-top="0.494cm" fo:margin-bottom="0.141cm" style:writing-mode="lr-tb"/>
    </style:style>
    <style:style style:name="T31_1" style:family="text">
      <style:text-properties fo:color="#000000" style:font-name="Merriweather" fo:font-size="14pt" style:font-name-asian="Merriweather" style:font-size-asian="14pt" style:font-name-complex="Merriweather" style:font-size-complex="14pt"/>
    </style:style>
    <style:style style:name="T31_2" style:family="text">
      <style:text-properties fo:color="#000000" style:font-name="Merriweather" fo:font-size="14pt" style:font-name-asian="Merriweather" style:font-size-asian="14pt" style:font-name-complex="Merriweather" style:font-size-complex="14pt"/>
    </style:style>
    <style:style style:name="T31_3" style:family="text">
      <style:text-properties fo:color="#000000" style:font-name="Merriweather" fo:font-size="14pt" style:font-name-asian="Merriweather" style:font-size-asian="14pt" style:font-name-complex="Merriweather" style:font-size-complex="14pt"/>
    </style:style>
    <style:style style:name="P32" style:family="paragraph" style:parent-style-name="Standard">
      <style:paragraph-properties fo:break-before="auto" style:writing-mode="lr-tb"/>
    </style:style>
    <style:style style:name="T32_1" style:family="text">
      <style:text-properties style:font-name="Merriweather" style:font-name-asian="Merriweather" style:font-name-complex="Merriweather"/>
    </style:style>
    <style:style style:name="T32_2" style:family="text">
      <style:text-properties style:font-name="Merriweather" style:font-name-asian="Merriweather" style:font-name-complex="Merriweather"/>
    </style:style>
    <style:style style:name="T32_3" style:family="text">
      <style:text-properties style:font-name="Merriweather" style:font-name-asian="Merriweather" style:font-name-complex="Merriweather"/>
    </style:style>
    <style:style style:name="T32_4" style:family="text">
      <style:text-properties style:font-name="Merriweather" style:font-name-asian="Merriweather" style:font-name-complex="Merriweather"/>
    </style:style>
    <style:style style:name="T32_5" style:family="text">
      <style:text-properties style:font-name="Merriweather" style:font-name-asian="Merriweather" style:font-name-complex="Merriweather"/>
    </style:style>
    <style:style style:name="T32_6" style:family="text">
      <style:text-properties style:font-name="Merriweather" style:font-name-asian="Merriweather" style:font-name-complex="Merriweather"/>
    </style:style>
    <style:style style:name="T32_7" style:family="text">
      <style:text-properties style:font-name="Merriweather" style:font-name-asian="Merriweather" style:font-name-complex="Merriweather"/>
    </style:style>
    <style:style style:name="T32_8" style:family="text">
      <style:text-properties style:font-name="Merriweather" style:font-name-asian="Merriweather" style:font-name-complex="Merriweather"/>
    </style:style>
    <style:style style:name="T32_9" style:family="text">
      <style:text-properties style:font-name="Merriweather" style:font-name-asian="Merriweather" style:font-name-complex="Merriweather"/>
    </style:style>
    <style:style style:name="T32_10" style:family="text">
      <style:text-properties style:font-name="Merriweather" style:font-name-asian="Merriweather" style:font-name-complex="Merriweather"/>
    </style:style>
    <style:style style:name="T32_11" style:family="text">
      <style:text-properties style:font-name="Merriweather" style:font-name-asian="Merriweather" style:font-name-complex="Merriweather"/>
    </style:style>
    <style:style style:name="T32_12" style:family="text">
      <style:text-properties style:font-name="Merriweather" style:font-name-asian="Merriweather" style:font-name-complex="Merriweather"/>
    </style:style>
    <style:style style:name="T32_13" style:family="text">
      <style:text-properties style:font-name="Merriweather" style:font-name-asian="Merriweather" style:font-name-complex="Merriweather"/>
    </style:style>
    <style:style style:name="T32_14" style:family="text">
      <style:text-properties style:font-name="Merriweather" style:font-name-asian="Merriweather" style:font-name-complex="Merriweather"/>
    </style:style>
    <style:style style:name="T32_15" style:family="text">
      <style:text-properties style:font-name="Merriweather" style:font-name-asian="Merriweather" style:font-name-complex="Merriweather"/>
    </style:style>
    <style:style style:name="T32_16" style:family="text">
      <style:text-properties style:font-name="Merriweather" style:font-name-asian="Merriweather" style:font-name-complex="Merriweather"/>
    </style:style>
    <style:style style:name="T32_17" style:family="text">
      <style:text-properties style:font-name="Merriweather" style:font-name-asian="Merriweather" style:font-name-complex="Merriweather"/>
    </style:style>
    <style:style style:name="T32_18" style:family="text">
      <style:text-properties style:font-name="Merriweather" style:font-name-asian="Merriweather" style:font-name-complex="Merriweather"/>
    </style:style>
    <style:style style:name="T32_19" style:family="text">
      <style:text-properties style:font-name="Merriweather" style:font-name-asian="Merriweather" style:font-name-complex="Merriweather"/>
    </style:style>
    <style:style style:name="T32_20" style:family="text">
      <style:text-properties style:font-name="Merriweather" style:font-name-asian="Merriweather" style:font-name-complex="Merriweather"/>
    </style:style>
    <style:style style:name="T32_21" style:family="text">
      <style:text-properties style:font-name="Merriweather" style:font-name-asian="Merriweather" style:font-name-complex="Merriweather"/>
    </style:style>
    <style:style style:name="T32_22" style:family="text">
      <style:text-properties style:font-name="Merriweather" style:font-name-asian="Merriweather" style:font-name-complex="Merriweather"/>
    </style:style>
    <style:style style:name="T32_23" style:family="text">
      <style:text-properties style:font-name="Merriweather" style:font-name-asian="Merriweather" style:font-name-complex="Merriweather"/>
    </style:style>
    <style:style style:name="T32_24" style:family="text">
      <style:text-properties style:font-name="Merriweather" style:font-name-asian="Merriweather" style:font-name-complex="Merriweather"/>
    </style:style>
    <style:style style:name="T32_25" style:family="text">
      <style:text-properties style:font-name="Merriweather" style:font-name-asian="Merriweather" style:font-name-complex="Merriweather"/>
    </style:style>
    <style:style style:name="T32_26" style:family="text">
      <style:text-properties style:font-name="Merriweather" style:font-name-asian="Merriweather" style:font-name-complex="Merriweather"/>
    </style:style>
    <style:style style:name="T32_27" style:family="text">
      <style:text-properties style:font-name="Merriweather" style:font-name-asian="Merriweather" style:font-name-complex="Merriweather"/>
    </style:style>
    <style:style style:name="T32_28" style:family="text">
      <style:text-properties style:font-name="Merriweather" style:font-name-asian="Merriweather" style:font-name-complex="Merriweather"/>
    </style:style>
    <style:style style:name="T32_29" style:family="text">
      <style:text-properties style:font-name="Merriweather" style:font-name-asian="Merriweather" style:font-name-complex="Merriweather"/>
    </style:style>
    <style:style style:name="T32_30" style:family="text">
      <style:text-properties style:font-name="Merriweather" style:font-name-asian="Merriweather" style:font-name-complex="Merriweather"/>
    </style:style>
    <style:style style:name="T32_31" style:family="text">
      <style:text-properties style:font-name="Merriweather" style:font-name-asian="Merriweather" style:font-name-complex="Merriweather"/>
    </style:style>
    <style:style style:name="T32_32" style:family="text">
      <style:text-properties style:font-name="Merriweather" style:font-name-asian="Merriweather" style:font-name-complex="Merriweather"/>
    </style:style>
    <style:style style:name="T32_33" style:family="text">
      <style:text-properties style:font-name="Merriweather" style:font-name-asian="Merriweather" style:font-name-complex="Merriweather"/>
    </style:style>
    <style:style style:name="T32_34" style:family="text">
      <style:text-properties style:font-name="Merriweather" style:font-name-asian="Merriweather" style:font-name-complex="Merriweather"/>
    </style:style>
    <style:style style:name="T32_35" style:family="text">
      <style:text-properties style:font-name="Merriweather" style:font-name-asian="Merriweather" style:font-name-complex="Merriweather"/>
    </style:style>
    <style:style style:name="T32_36" style:family="text">
      <style:text-properties style:font-name="Merriweather" style:font-name-asian="Merriweather" style:font-name-complex="Merriweather"/>
    </style:style>
    <style:style style:name="T32_37" style:family="text">
      <style:text-properties style:font-name="Merriweather" style:font-name-asian="Merriweather" style:font-name-complex="Merriweather"/>
    </style:style>
    <style:style style:name="T32_38" style:family="text">
      <style:text-properties style:font-name="Merriweather" style:font-name-asian="Merriweather" style:font-name-complex="Merriweather"/>
    </style:style>
    <style:style style:name="T32_39" style:family="text">
      <style:text-properties style:font-name="Merriweather" style:font-name-asian="Merriweather" style:font-name-complex="Merriweather"/>
    </style:style>
    <style:style style:name="T32_40" style:family="text">
      <style:text-properties style:font-name="Merriweather" style:font-name-asian="Merriweather" style:font-name-complex="Merriweather"/>
    </style:style>
    <style:style style:name="T32_41" style:family="text">
      <style:text-properties style:font-name="Merriweather" style:font-name-asian="Merriweather" style:font-name-complex="Merriweather"/>
    </style:style>
    <style:style style:name="T32_42" style:family="text">
      <style:text-properties style:font-name="Merriweather" style:font-name-asian="Merriweather" style:font-name-complex="Merriweather"/>
    </style:style>
    <style:style style:name="T32_43" style:family="text">
      <style:text-properties style:font-name="Merriweather" style:font-name-asian="Merriweather" style:font-name-complex="Merriweather"/>
    </style:style>
    <style:style style:name="T32_44" style:family="text">
      <style:text-properties style:font-name="Merriweather" style:font-name-asian="Merriweather" style:font-name-complex="Merriweather"/>
    </style:style>
    <style:style style:name="T32_45" style:family="text">
      <style:text-properties style:font-name="Merriweather" style:font-name-asian="Merriweather" style:font-name-complex="Merriweather"/>
    </style:style>
    <style:style style:name="T32_46" style:family="text">
      <style:text-properties style:font-name="Merriweather" style:font-name-asian="Merriweather" style:font-name-complex="Merriweather"/>
    </style:style>
    <style:style style:name="T32_47" style:family="text">
      <style:text-properties style:font-name="Merriweather" style:font-name-asian="Merriweather" style:font-name-complex="Merriweather"/>
    </style:style>
    <style:style style:name="T32_48" style:family="text">
      <style:text-properties style:font-name="Merriweather" style:font-name-asian="Merriweather" style:font-name-complex="Merriweather"/>
    </style:style>
    <style:style style:name="T32_49" style:family="text">
      <style:text-properties style:font-name="Merriweather" style:font-name-asian="Merriweather" style:font-name-complex="Merriweather"/>
    </style:style>
    <style:style style:name="T32_50" style:family="text">
      <style:text-properties style:font-name="Merriweather" style:font-name-asian="Merriweather" style:font-name-complex="Merriweather"/>
    </style:style>
    <style:style style:name="T32_51" style:family="text">
      <style:text-properties style:font-name="Merriweather" style:font-name-asian="Merriweather" style:font-name-complex="Merriweather"/>
    </style:style>
    <style:style style:name="T32_52" style:family="text">
      <style:text-properties style:font-name="Merriweather" style:font-name-asian="Merriweather" style:font-name-complex="Merriweather"/>
    </style:style>
    <style:style style:name="T32_53" style:family="text">
      <style:text-properties style:font-name="Merriweather" style:font-name-asian="Merriweather" style:font-name-complex="Merriweather"/>
    </style:style>
    <style:style style:name="T32_54" style:family="text">
      <style:text-properties style:font-name="Merriweather" style:font-name-asian="Merriweather" style:font-name-complex="Merriweather"/>
    </style:style>
    <style:style style:name="T32_55" style:family="text">
      <style:text-properties style:font-name="Merriweather" style:font-name-asian="Merriweather" style:font-name-complex="Merriweather"/>
    </style:style>
    <style:style style:name="T32_56" style:family="text">
      <style:text-properties style:font-name="Merriweather" style:font-name-asian="Merriweather" style:font-name-complex="Merriweather"/>
    </style:style>
    <style:style style:name="T32_57" style:family="text">
      <style:text-properties style:font-name="Merriweather" style:font-name-asian="Merriweather" style:font-name-complex="Merriweather"/>
    </style:style>
    <style:style style:name="T32_58" style:family="text">
      <style:text-properties style:font-name="Merriweather" style:font-name-asian="Merriweather" style:font-name-complex="Merriweather"/>
    </style:style>
    <style:style style:name="T32_59" style:family="text">
      <style:text-properties style:font-name="Merriweather" style:font-name-asian="Merriweather" style:font-name-complex="Merriweather"/>
    </style:style>
    <style:style style:name="T32_60" style:family="text">
      <style:text-properties style:font-name="Merriweather" style:font-name-asian="Merriweather" style:font-name-complex="Merriweather"/>
    </style:style>
    <style:style style:name="T32_61" style:family="text">
      <style:text-properties style:font-name="Merriweather" style:font-name-asian="Merriweather" style:font-name-complex="Merriweather"/>
    </style:style>
    <style:style style:name="T32_62" style:family="text">
      <style:text-properties style:font-name="Merriweather" style:font-name-asian="Merriweather" style:font-name-complex="Merriweather"/>
    </style:style>
    <style:style style:name="T32_63" style:family="text">
      <style:text-properties style:font-name="Merriweather" style:font-name-asian="Merriweather" style:font-name-complex="Merriweather"/>
    </style:style>
    <style:style style:name="T32_64" style:family="text">
      <style:text-properties style:font-name="Merriweather" style:font-name-asian="Merriweather" style:font-name-complex="Merriweather"/>
    </style:style>
    <style:style style:name="T32_65" style:family="text">
      <style:text-properties style:font-name="Merriweather" style:font-name-asian="Merriweather" style:font-name-complex="Merriweather"/>
    </style:style>
    <style:style style:name="T32_66" style:family="text">
      <style:text-properties style:font-name="Merriweather" style:font-name-asian="Merriweather" style:font-name-complex="Merriweather"/>
    </style:style>
    <style:style style:name="T32_67" style:family="text">
      <style:text-properties style:font-name="Merriweather" style:font-name-asian="Merriweather" style:font-name-complex="Merriweather"/>
    </style:style>
    <style:style style:name="T32_68" style:family="text">
      <style:text-properties style:font-name="Merriweather" style:font-name-asian="Merriweather" style:font-name-complex="Merriweather"/>
    </style:style>
    <style:style style:name="T32_69" style:family="text">
      <style:text-properties style:font-name="Merriweather" style:font-name-asian="Merriweather" style:font-name-complex="Merriweather"/>
    </style:style>
    <style:style style:name="T32_70" style:family="text">
      <style:text-properties style:font-name="Merriweather" style:font-name-asian="Merriweather" style:font-name-complex="Merriweather"/>
    </style:style>
    <style:style style:name="T32_71" style:family="text">
      <style:text-properties style:font-name="Merriweather" style:font-name-asian="Merriweather" style:font-name-complex="Merriweather"/>
    </style:style>
    <style:style style:name="T32_72" style:family="text">
      <style:text-properties style:font-name="Merriweather" style:font-name-asian="Merriweather" style:font-name-complex="Merriweather"/>
    </style:style>
    <style:style style:name="T32_73" style:family="text">
      <style:text-properties style:font-name="Merriweather" style:font-name-asian="Merriweather" style:font-name-complex="Merriweather"/>
    </style:style>
    <style:style style:name="T32_74" style:family="text">
      <style:text-properties style:font-name="Merriweather" style:font-name-asian="Merriweather" style:font-name-complex="Merriweather"/>
    </style:style>
    <style:style style:name="T32_75" style:family="text">
      <style:text-properties style:font-name="Merriweather" style:font-name-asian="Merriweather" style:font-name-complex="Merriweather"/>
    </style:style>
    <style:style style:name="T32_76" style:family="text">
      <style:text-properties style:font-name="Merriweather" style:font-name-asian="Merriweather" style:font-name-complex="Merriweather"/>
    </style:style>
    <style:style style:name="T32_77" style:family="text">
      <style:text-properties style:font-name="Merriweather" style:font-name-asian="Merriweather" style:font-name-complex="Merriweather"/>
    </style:style>
    <style:style style:name="T32_78" style:family="text">
      <style:text-properties style:font-name="Merriweather" style:font-name-asian="Merriweather" style:font-name-complex="Merriweather"/>
    </style:style>
    <style:style style:name="T32_79" style:family="text">
      <style:text-properties style:font-name="Merriweather" style:font-name-asian="Merriweather" style:font-name-complex="Merriweather"/>
    </style:style>
    <style:style style:name="T32_80" style:family="text">
      <style:text-properties style:font-name="Merriweather" style:font-name-asian="Merriweather" style:font-name-complex="Merriweather"/>
    </style:style>
    <style:style style:name="T32_81" style:family="text">
      <style:text-properties style:font-name="Merriweather" style:font-name-asian="Merriweather" style:font-name-complex="Merriweather"/>
    </style:style>
    <style:style style:name="T32_82" style:family="text">
      <style:text-properties style:font-name="Merriweather" style:font-name-asian="Merriweather" style:font-name-complex="Merriweather"/>
    </style:style>
    <style:style style:name="T32_83" style:family="text">
      <style:text-properties style:font-name="Merriweather" style:font-name-asian="Merriweather" style:font-name-complex="Merriweather"/>
    </style:style>
    <style:style style:name="T32_84" style:family="text">
      <style:text-properties style:font-name="Merriweather" style:font-name-asian="Merriweather" style:font-name-complex="Merriweather"/>
    </style:style>
    <style:style style:name="T32_85" style:family="text">
      <style:text-properties style:font-name="Merriweather" style:font-name-asian="Merriweather" style:font-name-complex="Merriweather"/>
    </style:style>
    <style:style style:name="T32_86" style:family="text">
      <style:text-properties style:font-name="Merriweather" style:font-name-asian="Merriweather" style:font-name-complex="Merriweather"/>
    </style:style>
    <style:style style:name="T32_87" style:family="text">
      <style:text-properties style:font-name="Merriweather" style:font-name-asian="Merriweather" style:font-name-complex="Merriweather"/>
    </style:style>
    <style:style style:name="T32_88" style:family="text">
      <style:text-properties style:font-name="Merriweather" style:font-name-asian="Merriweather" style:font-name-complex="Merriweather"/>
    </style:style>
    <style:style style:name="T32_89" style:family="text">
      <style:text-properties style:font-name="Merriweather" style:font-name-asian="Merriweather" style:font-name-complex="Merriweather"/>
    </style:style>
    <style:style style:name="T32_90" style:family="text">
      <style:text-properties style:font-name="Merriweather" style:font-name-asian="Merriweather" style:font-name-complex="Merriweather"/>
    </style:style>
    <style:style style:name="T32_91" style:family="text">
      <style:text-properties style:font-name="Merriweather" style:font-name-asian="Merriweather" style:font-name-complex="Merriweather"/>
    </style:style>
    <style:style style:name="T32_92" style:family="text">
      <style:text-properties style:font-name="Merriweather" style:font-name-asian="Merriweather" style:font-name-complex="Merriweather"/>
    </style:style>
    <style:style style:name="P33" style:family="paragraph" style:parent-style-name="Standard">
      <style:paragraph-properties fo:break-before="auto" style:writing-mode="lr-tb"/>
    </style:style>
    <style:style style:name="T33_1" style:family="text">
      <style:text-properties style:font-name="Merriweather" style:font-name-asian="Merriweather" style:font-name-complex="Merriweather"/>
    </style:style>
    <style:style style:name="T33_2" style:family="text">
      <style:text-properties style:font-name="Merriweather" style:font-name-asian="Merriweather" style:font-name-complex="Merriweather"/>
    </style:style>
    <style:style style:name="T33_3" style:family="text">
      <style:text-properties style:font-name="Merriweather" style:font-name-asian="Merriweather" style:font-name-complex="Merriweather"/>
    </style:style>
    <style:style style:name="T33_4" style:family="text">
      <style:text-properties style:font-name="Merriweather" style:font-name-asian="Merriweather" style:font-name-complex="Merriweather"/>
    </style:style>
    <style:style style:name="T33_5" style:family="text">
      <style:text-properties style:font-name="Merriweather" style:font-name-asian="Merriweather" style:font-name-complex="Merriweather"/>
    </style:style>
    <style:style style:name="T33_6" style:family="text">
      <style:text-properties style:font-name="Merriweather" style:font-name-asian="Merriweather" style:font-name-complex="Merriweather"/>
    </style:style>
    <style:style style:name="T33_7" style:family="text">
      <style:text-properties style:font-name="Merriweather" style:font-name-asian="Merriweather" style:font-name-complex="Merriweather"/>
    </style:style>
    <style:style style:name="T33_8" style:family="text">
      <style:text-properties style:font-name="Merriweather" style:font-name-asian="Merriweather" style:font-name-complex="Merriweather"/>
    </style:style>
    <style:style style:name="T33_9" style:family="text">
      <style:text-properties style:font-name="Merriweather" style:font-name-asian="Merriweather" style:font-name-complex="Merriweather"/>
    </style:style>
    <style:style style:name="T33_10" style:family="text">
      <style:text-properties style:font-name="Merriweather" style:font-name-asian="Merriweather" style:font-name-complex="Merriweather"/>
    </style:style>
    <style:style style:name="T33_11" style:family="text">
      <style:text-properties style:font-name="Merriweather" style:font-name-asian="Merriweather" style:font-name-complex="Merriweather"/>
    </style:style>
    <style:style style:name="T33_12" style:family="text">
      <style:text-properties style:font-name="Merriweather" style:font-name-asian="Merriweather" style:font-name-complex="Merriweather"/>
    </style:style>
    <style:style style:name="T33_13" style:family="text">
      <style:text-properties style:font-name="Merriweather" style:font-name-asian="Merriweather" style:font-name-complex="Merriweather"/>
    </style:style>
    <style:style style:name="T33_14" style:family="text">
      <style:text-properties style:font-name="Merriweather" style:font-name-asian="Merriweather" style:font-name-complex="Merriweather"/>
    </style:style>
    <style:style style:name="T33_15" style:family="text">
      <style:text-properties style:font-name="Merriweather" style:font-name-asian="Merriweather" style:font-name-complex="Merriweather"/>
    </style:style>
    <style:style style:name="T33_16" style:family="text">
      <style:text-properties style:font-name="Merriweather" style:font-name-asian="Merriweather" style:font-name-complex="Merriweather"/>
    </style:style>
    <style:style style:name="T33_17" style:family="text">
      <style:text-properties style:font-name="Merriweather" style:font-name-asian="Merriweather" style:font-name-complex="Merriweather"/>
    </style:style>
    <style:style style:name="T33_18" style:family="text">
      <style:text-properties style:font-name="Merriweather" style:font-name-asian="Merriweather" style:font-name-complex="Merriweather"/>
    </style:style>
    <style:style style:name="T33_19" style:family="text">
      <style:text-properties style:font-name="Merriweather" style:font-name-asian="Merriweather" style:font-name-complex="Merriweather"/>
    </style:style>
    <style:style style:name="T33_20" style:family="text">
      <style:text-properties style:font-name="Merriweather" style:font-name-asian="Merriweather" style:font-name-complex="Merriweather"/>
    </style:style>
    <style:style style:name="T33_21" style:family="text">
      <style:text-properties style:font-name="Merriweather" style:font-name-asian="Merriweather" style:font-name-complex="Merriweather"/>
    </style:style>
    <style:style style:name="T33_22" style:family="text">
      <style:text-properties style:font-name="Merriweather" style:font-name-asian="Merriweather" style:font-name-complex="Merriweather"/>
    </style:style>
    <style:style style:name="T33_23" style:family="text">
      <style:text-properties style:font-name="Merriweather" style:font-name-asian="Merriweather" style:font-name-complex="Merriweather"/>
    </style:style>
    <style:style style:name="T33_24" style:family="text">
      <style:text-properties style:font-name="Merriweather" style:font-name-asian="Merriweather" style:font-name-complex="Merriweather"/>
    </style:style>
    <style:style style:name="T33_25" style:family="text">
      <style:text-properties style:font-name="Merriweather" style:font-name-asian="Merriweather" style:font-name-complex="Merriweather"/>
    </style:style>
    <style:style style:name="T33_26" style:family="text">
      <style:text-properties style:font-name="Merriweather" style:font-name-asian="Merriweather" style:font-name-complex="Merriweather"/>
    </style:style>
    <style:style style:name="T33_27" style:family="text">
      <style:text-properties style:font-name="Merriweather" style:font-name-asian="Merriweather" style:font-name-complex="Merriweather"/>
    </style:style>
    <style:style style:name="T33_28" style:family="text">
      <style:text-properties style:font-name="Merriweather" style:font-name-asian="Merriweather" style:font-name-complex="Merriweather"/>
    </style:style>
    <style:style style:name="T33_29" style:family="text">
      <style:text-properties style:font-name="Merriweather" style:font-name-asian="Merriweather" style:font-name-complex="Merriweather"/>
    </style:style>
    <style:style style:name="T33_30" style:family="text">
      <style:text-properties style:font-name="Merriweather" style:font-name-asian="Merriweather" style:font-name-complex="Merriweather"/>
    </style:style>
    <style:style style:name="T33_31" style:family="text">
      <style:text-properties style:font-name="Merriweather" style:font-name-asian="Merriweather" style:font-name-complex="Merriweather"/>
    </style:style>
    <style:style style:name="T33_32" style:family="text">
      <style:text-properties style:font-name="Merriweather" style:font-name-asian="Merriweather" style:font-name-complex="Merriweather"/>
    </style:style>
    <style:style style:name="T33_33" style:family="text">
      <style:text-properties style:font-name="Merriweather" style:font-name-asian="Merriweather" style:font-name-complex="Merriweather"/>
    </style:style>
    <style:style style:name="T33_34" style:family="text">
      <style:text-properties style:font-name="Merriweather" style:font-name-asian="Merriweather" style:font-name-complex="Merriweather"/>
    </style:style>
    <style:style style:name="T33_35" style:family="text">
      <style:text-properties style:font-name="Merriweather" style:font-name-asian="Merriweather" style:font-name-complex="Merriweather"/>
    </style:style>
    <style:style style:name="T33_36" style:family="text">
      <style:text-properties style:font-name="Merriweather" style:font-name-asian="Merriweather" style:font-name-complex="Merriweather"/>
    </style:style>
    <style:style style:name="T33_37" style:family="text">
      <style:text-properties style:font-name="Merriweather" style:font-name-asian="Merriweather" style:font-name-complex="Merriweather"/>
    </style:style>
    <style:style style:name="T33_38" style:family="text">
      <style:text-properties style:font-name="Merriweather" style:font-name-asian="Merriweather" style:font-name-complex="Merriweather"/>
    </style:style>
    <style:style style:name="T33_39" style:family="text">
      <style:text-properties style:font-name="Merriweather" style:font-name-asian="Merriweather" style:font-name-complex="Merriweather"/>
    </style:style>
    <style:style style:name="T33_40" style:family="text">
      <style:text-properties style:font-name="Merriweather" style:font-name-asian="Merriweather" style:font-name-complex="Merriweather"/>
    </style:style>
    <style:style style:name="T33_41" style:family="text">
      <style:text-properties style:font-name="Merriweather" style:font-name-asian="Merriweather" style:font-name-complex="Merriweather"/>
    </style:style>
    <style:style style:name="T33_42" style:family="text">
      <style:text-properties style:font-name="Merriweather" style:font-name-asian="Merriweather" style:font-name-complex="Merriweather"/>
    </style:style>
    <style:style style:name="T33_43" style:family="text">
      <style:text-properties style:font-name="Merriweather" style:font-name-asian="Merriweather" style:font-name-complex="Merriweather"/>
    </style:style>
    <style:style style:name="T33_44" style:family="text">
      <style:text-properties style:font-name="Merriweather" style:font-name-asian="Merriweather" style:font-name-complex="Merriweather"/>
    </style:style>
    <style:style style:name="T33_45" style:family="text">
      <style:text-properties style:font-name="Merriweather" style:font-name-asian="Merriweather" style:font-name-complex="Merriweather"/>
    </style:style>
    <style:style style:name="T33_46" style:family="text">
      <style:text-properties style:font-name="Merriweather" style:font-name-asian="Merriweather" style:font-name-complex="Merriweather"/>
    </style:style>
    <style:style style:name="T33_47" style:family="text">
      <style:text-properties style:font-name="Merriweather" style:font-name-asian="Merriweather" style:font-name-complex="Merriweather"/>
    </style:style>
    <style:style style:name="T33_48" style:family="text">
      <style:text-properties style:font-name="Merriweather" style:font-name-asian="Merriweather" style:font-name-complex="Merriweather"/>
    </style:style>
    <style:style style:name="T33_49" style:family="text">
      <style:text-properties style:font-name="Merriweather" style:font-name-asian="Merriweather" style:font-name-complex="Merriweather"/>
    </style:style>
    <style:style style:name="T33_50" style:family="text">
      <style:text-properties style:font-name="Merriweather" style:font-name-asian="Merriweather" style:font-name-complex="Merriweather"/>
    </style:style>
    <style:style style:name="T33_51" style:family="text">
      <style:text-properties style:font-name="Merriweather" style:font-name-asian="Merriweather" style:font-name-complex="Merriweather"/>
    </style:style>
    <style:style style:name="T33_52" style:family="text">
      <style:text-properties style:font-name="Merriweather" style:font-name-asian="Merriweather" style:font-name-complex="Merriweather"/>
    </style:style>
    <style:style style:name="T33_53" style:family="text">
      <style:text-properties style:font-name="Merriweather" style:font-name-asian="Merriweather" style:font-name-complex="Merriweather"/>
    </style:style>
    <style:style style:name="T33_54" style:family="text">
      <style:text-properties style:font-name="Merriweather" style:font-name-asian="Merriweather" style:font-name-complex="Merriweather"/>
    </style:style>
    <style:style style:name="T33_55" style:family="text">
      <style:text-properties style:font-name="Merriweather" style:font-name-asian="Merriweather" style:font-name-complex="Merriweather"/>
    </style:style>
    <style:style style:name="T33_56" style:family="text">
      <style:text-properties style:font-name="Merriweather" style:font-name-asian="Merriweather" style:font-name-complex="Merriweather"/>
    </style:style>
    <style:style style:name="T33_57" style:family="text">
      <style:text-properties style:font-name="Merriweather" style:font-name-asian="Merriweather" style:font-name-complex="Merriweather"/>
    </style:style>
    <style:style style:name="T33_58" style:family="text">
      <style:text-properties style:font-name="Merriweather" style:font-name-asian="Merriweather" style:font-name-complex="Merriweather"/>
    </style:style>
    <style:style style:name="T33_59" style:family="text">
      <style:text-properties style:font-name="Merriweather" style:font-name-asian="Merriweather" style:font-name-complex="Merriweather"/>
    </style:style>
    <style:style style:name="T33_60" style:family="text">
      <style:text-properties style:font-name="Merriweather" style:font-name-asian="Merriweather" style:font-name-complex="Merriweather"/>
    </style:style>
    <style:style style:name="T33_61" style:family="text">
      <style:text-properties style:font-name="Merriweather" style:font-name-asian="Merriweather" style:font-name-complex="Merriweather"/>
    </style:style>
    <style:style style:name="T33_62" style:family="text">
      <style:text-properties style:font-name="Merriweather" style:font-name-asian="Merriweather" style:font-name-complex="Merriweather"/>
    </style:style>
    <style:style style:name="T33_63" style:family="text">
      <style:text-properties style:font-name="Merriweather" style:font-name-asian="Merriweather" style:font-name-complex="Merriweather"/>
    </style:style>
    <style:style style:name="T33_64" style:family="text">
      <style:text-properties style:font-name="Merriweather" style:font-name-asian="Merriweather" style:font-name-complex="Merriweather"/>
    </style:style>
    <style:style style:name="T33_65" style:family="text">
      <style:text-properties style:font-name="Merriweather" style:font-name-asian="Merriweather" style:font-name-complex="Merriweather"/>
    </style:style>
    <style:style style:name="T33_66" style:family="text">
      <style:text-properties style:font-name="Merriweather" style:font-name-asian="Merriweather" style:font-name-complex="Merriweather"/>
    </style:style>
    <style:style style:name="T33_67" style:family="text">
      <style:text-properties style:font-name="Merriweather" style:font-name-asian="Merriweather" style:font-name-complex="Merriweather"/>
    </style:style>
    <style:style style:name="T33_68" style:family="text">
      <style:text-properties style:font-name="Merriweather" style:font-name-asian="Merriweather" style:font-name-complex="Merriweather"/>
    </style:style>
    <style:style style:name="T33_69" style:family="text">
      <style:text-properties style:font-name="Merriweather" style:font-name-asian="Merriweather" style:font-name-complex="Merriweather"/>
    </style:style>
    <style:style style:name="T33_70" style:family="text">
      <style:text-properties style:font-name="Merriweather" style:font-name-asian="Merriweather" style:font-name-complex="Merriweather"/>
    </style:style>
    <style:style style:name="T33_71" style:family="text">
      <style:text-properties style:font-name="Merriweather" style:font-name-asian="Merriweather" style:font-name-complex="Merriweather"/>
    </style:style>
    <style:style style:name="T33_72" style:family="text">
      <style:text-properties style:font-name="Merriweather" style:font-name-asian="Merriweather" style:font-name-complex="Merriweather"/>
    </style:style>
    <style:style style:name="T33_73" style:family="text">
      <style:text-properties style:font-name="Merriweather" style:font-name-asian="Merriweather" style:font-name-complex="Merriweather"/>
    </style:style>
    <style:style style:name="T33_74" style:family="text">
      <style:text-properties style:font-name="Merriweather" style:font-name-asian="Merriweather" style:font-name-complex="Merriweather"/>
    </style:style>
    <style:style style:name="T33_75" style:family="text">
      <style:text-properties style:font-name="Merriweather" style:font-name-asian="Merriweather" style:font-name-complex="Merriweather"/>
    </style:style>
    <style:style style:name="T33_76" style:family="text">
      <style:text-properties style:font-name="Merriweather" style:font-name-asian="Merriweather" style:font-name-complex="Merriweather"/>
    </style:style>
    <style:style style:name="T33_77" style:family="text">
      <style:text-properties style:font-name="Merriweather" style:font-name-asian="Merriweather" style:font-name-complex="Merriweather"/>
    </style:style>
    <style:style style:name="T33_78" style:family="text">
      <style:text-properties style:font-name="Merriweather" style:font-name-asian="Merriweather" style:font-name-complex="Merriweather"/>
    </style:style>
    <style:style style:name="T33_79" style:family="text">
      <style:text-properties style:font-name="Merriweather" style:font-name-asian="Merriweather" style:font-name-complex="Merriweather"/>
    </style:style>
    <style:style style:name="T33_80" style:family="text">
      <style:text-properties style:font-name="Merriweather" style:font-name-asian="Merriweather" style:font-name-complex="Merriweather"/>
    </style:style>
    <style:style style:name="T33_81" style:family="text">
      <style:text-properties style:font-name="Merriweather" style:font-name-asian="Merriweather" style:font-name-complex="Merriweather"/>
    </style:style>
    <style:style style:name="T33_82" style:family="text">
      <style:text-properties style:font-name="Merriweather" style:font-name-asian="Merriweather" style:font-name-complex="Merriweather"/>
    </style:style>
    <style:style style:name="T33_83" style:family="text">
      <style:text-properties style:font-name="Merriweather" style:font-name-asian="Merriweather" style:font-name-complex="Merriweather"/>
    </style:style>
    <style:style style:name="T33_84" style:family="text">
      <style:text-properties style:font-name="Merriweather" style:font-name-asian="Merriweather" style:font-name-complex="Merriweather"/>
    </style:style>
    <style:style style:name="T33_85" style:family="text">
      <style:text-properties style:font-name="Merriweather" style:font-name-asian="Merriweather" style:font-name-complex="Merriweather"/>
    </style:style>
    <style:style style:name="T33_86" style:family="text">
      <style:text-properties style:font-name="Merriweather" style:font-name-asian="Merriweather" style:font-name-complex="Merriweather"/>
    </style:style>
    <style:style style:name="T33_87" style:family="text">
      <style:text-properties style:font-name="Merriweather" style:font-name-asian="Merriweather" style:font-name-complex="Merriweather"/>
    </style:style>
    <style:style style:name="T33_88" style:family="text">
      <style:text-properties style:font-name="Merriweather" style:font-name-asian="Merriweather" style:font-name-complex="Merriweather"/>
    </style:style>
    <style:style style:name="T33_89" style:family="text">
      <style:text-properties style:font-name="Merriweather" style:font-name-asian="Merriweather" style:font-name-complex="Merriweather"/>
    </style:style>
    <style:style style:name="T33_90" style:family="text">
      <style:text-properties style:font-name="Merriweather" style:font-name-asian="Merriweather" style:font-name-complex="Merriweather"/>
    </style:style>
    <style:style style:name="T33_91" style:family="text">
      <style:text-properties style:font-name="Merriweather" style:font-name-asian="Merriweather" style:font-name-complex="Merriweather"/>
    </style:style>
    <style:style style:name="T33_92" style:family="text">
      <style:text-properties style:font-name="Merriweather" style:font-name-asian="Merriweather" style:font-name-complex="Merriweather"/>
    </style:style>
    <style:style style:name="T33_93" style:family="text">
      <style:text-properties style:font-name="Merriweather" style:font-name-asian="Merriweather" style:font-name-complex="Merriweather"/>
    </style:style>
    <style:style style:name="T33_94" style:family="text">
      <style:text-properties style:font-name="Merriweather" style:font-name-asian="Merriweather" style:font-name-complex="Merriweather"/>
    </style:style>
    <style:style style:name="T33_95" style:family="text">
      <style:text-properties style:font-name="Merriweather" style:font-name-asian="Merriweather" style:font-name-complex="Merriweather"/>
    </style:style>
    <style:style style:name="T33_96" style:family="text">
      <style:text-properties style:font-name="Merriweather" style:font-name-asian="Merriweather" style:font-name-complex="Merriweather"/>
    </style:style>
    <style:style style:name="T33_97" style:family="text">
      <style:text-properties style:font-name="Merriweather" style:font-name-asian="Merriweather" style:font-name-complex="Merriweather"/>
    </style:style>
    <style:style style:name="T33_98" style:family="text">
      <style:text-properties style:font-name="Merriweather" style:font-name-asian="Merriweather" style:font-name-complex="Merriweather"/>
    </style:style>
    <style:style style:name="T33_99" style:family="text">
      <style:text-properties style:font-name="Merriweather" style:font-name-asian="Merriweather" style:font-name-complex="Merriweather"/>
    </style:style>
    <style:style style:name="T33_100" style:family="text">
      <style:text-properties style:font-name="Merriweather" style:font-name-asian="Merriweather" style:font-name-complex="Merriweather"/>
    </style:style>
    <style:style style:name="T33_101" style:family="text">
      <style:text-properties style:font-name="Merriweather" style:font-name-asian="Merriweather" style:font-name-complex="Merriweather"/>
    </style:style>
    <style:style style:name="T33_102" style:family="text">
      <style:text-properties style:font-name="Merriweather" style:font-name-asian="Merriweather" style:font-name-complex="Merriweather"/>
    </style:style>
    <style:style style:name="T33_103" style:family="text">
      <style:text-properties style:font-name="Merriweather" style:font-name-asian="Merriweather" style:font-name-complex="Merriweather"/>
    </style:style>
    <style:style style:name="T33_104" style:family="text">
      <style:text-properties style:font-name="Merriweather" style:font-name-asian="Merriweather" style:font-name-complex="Merriweather"/>
    </style:style>
    <style:style style:name="T33_105" style:family="text">
      <style:text-properties style:font-name="Merriweather" style:font-name-asian="Merriweather" style:font-name-complex="Merriweather"/>
    </style:style>
    <style:style style:name="T33_106" style:family="text">
      <style:text-properties style:font-name="Merriweather" style:font-name-asian="Merriweather" style:font-name-complex="Merriweather"/>
    </style:style>
    <style:style style:name="T33_107" style:family="text">
      <style:text-properties style:font-name="Merriweather" style:font-name-asian="Merriweather" style:font-name-complex="Merriweather"/>
    </style:style>
    <style:style style:name="T33_108" style:family="text">
      <style:text-properties style:font-name="Merriweather" style:font-name-asian="Merriweather" style:font-name-complex="Merriweather"/>
    </style:style>
    <style:style style:name="T33_109" style:family="text">
      <style:text-properties style:font-name="Merriweather" style:font-name-asian="Merriweather" style:font-name-complex="Merriweather"/>
    </style:style>
    <style:style style:name="T33_110" style:family="text">
      <style:text-properties style:font-name="Merriweather" style:font-name-asian="Merriweather" style:font-name-complex="Merriweather"/>
    </style:style>
    <style:style style:name="T33_111" style:family="text">
      <style:text-properties style:font-name="Merriweather" style:font-name-asian="Merriweather" style:font-name-complex="Merriweather"/>
    </style:style>
    <style:style style:name="T33_112" style:family="text">
      <style:text-properties style:font-name="Merriweather" style:font-name-asian="Merriweather" style:font-name-complex="Merriweather"/>
    </style:style>
    <style:style style:name="T33_113" style:family="text">
      <style:text-properties style:font-name="Merriweather" style:font-name-asian="Merriweather" style:font-name-complex="Merriweather"/>
    </style:style>
    <style:style style:name="T33_114" style:family="text">
      <style:text-properties style:font-name="Merriweather" style:font-name-asian="Merriweather" style:font-name-complex="Merriweather"/>
    </style:style>
    <style:style style:name="T33_115" style:family="text">
      <style:text-properties style:font-name="Merriweather" style:font-name-asian="Merriweather" style:font-name-complex="Merriweather"/>
    </style:style>
    <style:style style:name="T33_116" style:family="text">
      <style:text-properties style:font-name="Merriweather" style:font-name-asian="Merriweather" style:font-name-complex="Merriweather"/>
    </style:style>
    <style:style style:name="T33_117" style:family="text">
      <style:text-properties style:font-name="Merriweather" style:font-name-asian="Merriweather" style:font-name-complex="Merriweather"/>
    </style:style>
    <style:style style:name="T33_118" style:family="text">
      <style:text-properties style:font-name="Merriweather" style:font-name-asian="Merriweather" style:font-name-complex="Merriweather"/>
    </style:style>
    <style:style style:name="T33_119" style:family="text">
      <style:text-properties style:font-name="Merriweather" style:font-name-asian="Merriweather" style:font-name-complex="Merriweather"/>
    </style:style>
    <style:style style:name="T33_120" style:family="text">
      <style:text-properties style:font-name="Merriweather" style:font-name-asian="Merriweather" style:font-name-complex="Merriweather"/>
    </style:style>
    <style:style style:name="T33_121" style:family="text">
      <style:text-properties style:font-name="Merriweather" style:font-name-asian="Merriweather" style:font-name-complex="Merriweather"/>
    </style:style>
    <style:style style:name="T33_122" style:family="text">
      <style:text-properties style:font-name="Merriweather" style:font-name-asian="Merriweather" style:font-name-complex="Merriweather"/>
    </style:style>
    <style:style style:name="T33_123" style:family="text">
      <style:text-properties style:font-name="Merriweather" style:font-name-asian="Merriweather" style:font-name-complex="Merriweather"/>
    </style:style>
    <style:style style:name="T33_124" style:family="text">
      <style:text-properties style:font-name="Merriweather" style:font-name-asian="Merriweather" style:font-name-complex="Merriweather"/>
    </style:style>
    <style:style style:name="T33_125" style:family="text">
      <style:text-properties style:font-name="Merriweather" style:font-name-asian="Merriweather" style:font-name-complex="Merriweather"/>
    </style:style>
    <style:style style:name="T33_126" style:family="text">
      <style:text-properties style:font-name="Merriweather" style:font-name-asian="Merriweather" style:font-name-complex="Merriweather"/>
    </style:style>
    <style:style style:name="T33_127" style:family="text">
      <style:text-properties style:font-name="Merriweather" style:font-name-asian="Merriweather" style:font-name-complex="Merriweather"/>
    </style:style>
    <style:style style:name="T33_128" style:family="text">
      <style:text-properties style:font-name="Merriweather" style:font-name-asian="Merriweather" style:font-name-complex="Merriweather"/>
    </style:style>
    <style:style style:name="T33_129" style:family="text">
      <style:text-properties style:font-name="Merriweather" style:font-name-asian="Merriweather" style:font-name-complex="Merriweather"/>
    </style:style>
    <style:style style:name="T33_130" style:family="text">
      <style:text-properties style:font-name="Merriweather" style:font-name-asian="Merriweather" style:font-name-complex="Merriweather"/>
    </style:style>
    <style:style style:name="T33_131" style:family="text">
      <style:text-properties style:font-name="Merriweather" style:font-name-asian="Merriweather" style:font-name-complex="Merriweather"/>
    </style:style>
    <style:style style:name="T33_132" style:family="text">
      <style:text-properties style:font-name="Merriweather" style:font-name-asian="Merriweather" style:font-name-complex="Merriweather"/>
    </style:style>
    <style:style style:name="T33_133" style:family="text">
      <style:text-properties style:font-name="Merriweather" style:font-name-asian="Merriweather" style:font-name-complex="Merriweather"/>
    </style:style>
    <style:style style:name="T33_134" style:family="text">
      <style:text-properties style:font-name="Merriweather" style:font-name-asian="Merriweather" style:font-name-complex="Merriweather"/>
    </style:style>
    <style:style style:name="T33_135" style:family="text">
      <style:text-properties style:font-name="Merriweather" style:font-name-asian="Merriweather" style:font-name-complex="Merriweather"/>
    </style:style>
    <style:style style:name="T33_136" style:family="text">
      <style:text-properties style:font-name="Merriweather" style:font-name-asian="Merriweather" style:font-name-complex="Merriweather"/>
    </style:style>
    <style:style style:name="T33_137" style:family="text">
      <style:text-properties style:font-name="Merriweather" style:font-name-asian="Merriweather" style:font-name-complex="Merriweather"/>
    </style:style>
    <style:style style:name="T33_138" style:family="text">
      <style:text-properties style:font-name="Merriweather" style:font-name-asian="Merriweather" style:font-name-complex="Merriweather"/>
    </style:style>
    <style:style style:name="T33_139" style:family="text">
      <style:text-properties style:font-name="Merriweather" style:font-name-asian="Merriweather" style:font-name-complex="Merriweather"/>
    </style:style>
    <style:style style:name="T33_140" style:family="text">
      <style:text-properties style:font-name="Merriweather" style:font-name-asian="Merriweather" style:font-name-complex="Merriweather"/>
    </style:style>
    <style:style style:name="T33_141" style:family="text">
      <style:text-properties style:font-name="Merriweather" style:font-name-asian="Merriweather" style:font-name-complex="Merriweather"/>
    </style:style>
    <style:style style:name="T33_142" style:family="text">
      <style:text-properties style:font-name="Merriweather" style:font-name-asian="Merriweather" style:font-name-complex="Merriweather"/>
    </style:style>
    <style:style style:name="T33_143" style:family="text">
      <style:text-properties style:font-name="Merriweather" style:font-name-asian="Merriweather" style:font-name-complex="Merriweather"/>
    </style:style>
    <style:style style:name="T33_144" style:family="text">
      <style:text-properties style:font-name="Merriweather" style:font-name-asian="Merriweather" style:font-name-complex="Merriweather"/>
    </style:style>
    <style:style style:name="T33_145" style:family="text">
      <style:text-properties style:font-name="Merriweather" style:font-name-asian="Merriweather" style:font-name-complex="Merriweather"/>
    </style:style>
    <style:style style:name="T33_146" style:family="text">
      <style:text-properties style:font-name="Merriweather" style:font-name-asian="Merriweather" style:font-name-complex="Merriweather"/>
    </style:style>
    <style:style style:name="T33_147" style:family="text">
      <style:text-properties style:font-name="Merriweather" style:font-name-asian="Merriweather" style:font-name-complex="Merriweather"/>
    </style:style>
    <style:style style:name="T33_148" style:family="text">
      <style:text-properties style:font-name="Merriweather" style:font-name-asian="Merriweather" style:font-name-complex="Merriweather"/>
    </style:style>
    <style:style style:name="T33_149" style:family="text">
      <style:text-properties style:font-name="Merriweather" style:font-name-asian="Merriweather" style:font-name-complex="Merriweather"/>
    </style:style>
    <style:style style:name="T33_150" style:family="text">
      <style:text-properties style:font-name="Merriweather" style:font-name-asian="Merriweather" style:font-name-complex="Merriweather"/>
    </style:style>
    <style:style style:name="T33_151" style:family="text">
      <style:text-properties style:font-name="Merriweather" style:font-name-asian="Merriweather" style:font-name-complex="Merriweather"/>
    </style:style>
    <style:style style:name="T33_152" style:family="text">
      <style:text-properties style:font-name="Merriweather" style:font-name-asian="Merriweather" style:font-name-complex="Merriweather"/>
    </style:style>
    <style:style style:name="T33_153" style:family="text">
      <style:text-properties style:font-name="Merriweather" style:font-name-asian="Merriweather" style:font-name-complex="Merriweather"/>
    </style:style>
    <style:style style:name="T33_154" style:family="text">
      <style:text-properties style:font-name="Merriweather" style:font-name-asian="Merriweather" style:font-name-complex="Merriweather"/>
    </style:style>
    <style:style style:name="T33_155" style:family="text">
      <style:text-properties style:font-name="Merriweather" style:font-name-asian="Merriweather" style:font-name-complex="Merriweather"/>
    </style:style>
    <style:style style:name="T33_156" style:family="text">
      <style:text-properties style:font-name="Merriweather" style:font-name-asian="Merriweather" style:font-name-complex="Merriweather"/>
    </style:style>
    <style:style style:name="T33_157" style:family="text">
      <style:text-properties style:font-name="Merriweather" style:font-name-asian="Merriweather" style:font-name-complex="Merriweather"/>
    </style:style>
    <style:style style:name="T33_158" style:family="text">
      <style:text-properties style:font-name="Merriweather" style:font-name-asian="Merriweather" style:font-name-complex="Merriweather"/>
    </style:style>
    <style:style style:name="T33_159" style:family="text">
      <style:text-properties style:font-name="Merriweather" style:font-name-asian="Merriweather" style:font-name-complex="Merriweather"/>
    </style:style>
    <style:style style:name="T33_160" style:family="text">
      <style:text-properties style:font-name="Merriweather" style:font-name-asian="Merriweather" style:font-name-complex="Merriweather"/>
    </style:style>
    <style:style style:name="T33_161" style:family="text">
      <style:text-properties style:font-name="Merriweather" style:font-name-asian="Merriweather" style:font-name-complex="Merriweather"/>
    </style:style>
    <style:style style:name="T33_162" style:family="text">
      <style:text-properties style:font-name="Merriweather" style:font-name-asian="Merriweather" style:font-name-complex="Merriweather"/>
    </style:style>
    <style:style style:name="T33_163" style:family="text">
      <style:text-properties style:font-name="Merriweather" style:font-name-asian="Merriweather" style:font-name-complex="Merriweather"/>
    </style:style>
    <style:style style:name="T33_164" style:family="text">
      <style:text-properties style:font-name="Merriweather" style:font-name-asian="Merriweather" style:font-name-complex="Merriweather"/>
    </style:style>
    <style:style style:name="T33_165" style:family="text">
      <style:text-properties style:font-name="Merriweather" style:font-name-asian="Merriweather" style:font-name-complex="Merriweather"/>
    </style:style>
    <style:style style:name="T33_166" style:family="text">
      <style:text-properties style:font-name="Merriweather" style:font-name-asian="Merriweather" style:font-name-complex="Merriweather"/>
    </style:style>
    <style:style style:name="T33_167" style:family="text">
      <style:text-properties style:font-name="Merriweather" style:font-name-asian="Merriweather" style:font-name-complex="Merriweather"/>
    </style:style>
    <style:style style:name="T33_168" style:family="text">
      <style:text-properties style:font-name="Merriweather" style:font-name-asian="Merriweather" style:font-name-complex="Merriweather"/>
    </style:style>
    <style:style style:name="T33_169" style:family="text">
      <style:text-properties style:font-name="Merriweather" style:font-name-asian="Merriweather" style:font-name-complex="Merriweather"/>
    </style:style>
    <style:style style:name="T33_170" style:family="text">
      <style:text-properties style:font-name="Merriweather" style:font-name-asian="Merriweather" style:font-name-complex="Merriweather"/>
    </style:style>
    <style:style style:name="T33_171" style:family="text">
      <style:text-properties style:font-name="Merriweather" style:font-name-asian="Merriweather" style:font-name-complex="Merriweather"/>
    </style:style>
    <style:style style:name="T33_172" style:family="text">
      <style:text-properties style:font-name="Merriweather" style:font-name-asian="Merriweather" style:font-name-complex="Merriweather"/>
    </style:style>
    <style:style style:name="T33_173" style:family="text">
      <style:text-properties style:font-name="Merriweather" style:font-name-asian="Merriweather" style:font-name-complex="Merriweather"/>
    </style:style>
    <style:style style:name="T33_174" style:family="text">
      <style:text-properties style:font-name="Merriweather" style:font-name-asian="Merriweather" style:font-name-complex="Merriweather"/>
    </style:style>
    <style:style style:name="T33_175" style:family="text">
      <style:text-properties style:font-name="Merriweather" style:font-name-asian="Merriweather" style:font-name-complex="Merriweather"/>
    </style:style>
    <style:style style:name="T33_176" style:family="text">
      <style:text-properties style:font-name="Merriweather" style:font-name-asian="Merriweather" style:font-name-complex="Merriweather"/>
    </style:style>
    <style:style style:name="T33_177" style:family="text">
      <style:text-properties style:font-name="Merriweather" style:font-name-asian="Merriweather" style:font-name-complex="Merriweather"/>
    </style:style>
    <style:style style:name="T33_178" style:family="text">
      <style:text-properties style:font-name="Merriweather" style:font-name-asian="Merriweather" style:font-name-complex="Merriweather"/>
    </style:style>
    <style:style style:name="T33_179" style:family="text">
      <style:text-properties style:font-name="Merriweather" style:font-name-asian="Merriweather" style:font-name-complex="Merriweather"/>
    </style:style>
    <style:style style:name="T33_180" style:family="text">
      <style:text-properties style:font-name="Merriweather" style:font-name-asian="Merriweather" style:font-name-complex="Merriweather"/>
    </style:style>
    <style:style style:name="T33_181" style:family="text">
      <style:text-properties style:font-name="Merriweather" style:font-name-asian="Merriweather" style:font-name-complex="Merriweather"/>
    </style:style>
    <style:style style:name="T33_182" style:family="text">
      <style:text-properties style:font-name="Merriweather" style:font-name-asian="Merriweather" style:font-name-complex="Merriweather"/>
    </style:style>
    <style:style style:name="T33_183" style:family="text">
      <style:text-properties style:font-name="Merriweather" style:font-name-asian="Merriweather" style:font-name-complex="Merriweather"/>
    </style:style>
    <style:style style:name="T33_184" style:family="text">
      <style:text-properties style:font-name="Merriweather" style:font-name-asian="Merriweather" style:font-name-complex="Merriweather"/>
    </style:style>
    <style:style style:name="T33_185" style:family="text">
      <style:text-properties style:font-name="Merriweather" style:font-name-asian="Merriweather" style:font-name-complex="Merriweather"/>
    </style:style>
    <style:style style:name="T33_186" style:family="text">
      <style:text-properties style:font-name="Merriweather" style:font-name-asian="Merriweather" style:font-name-complex="Merriweather"/>
    </style:style>
    <style:style style:name="T33_187" style:family="text">
      <style:text-properties style:font-name="Merriweather" style:font-name-asian="Merriweather" style:font-name-complex="Merriweather"/>
    </style:style>
    <style:style style:name="T33_188" style:family="text">
      <style:text-properties style:font-name="Merriweather" style:font-name-asian="Merriweather" style:font-name-complex="Merriweather"/>
    </style:style>
    <style:style style:name="T33_189" style:family="text">
      <style:text-properties style:font-name="Merriweather" style:font-name-asian="Merriweather" style:font-name-complex="Merriweather"/>
    </style:style>
    <style:style style:name="T33_190" style:family="text">
      <style:text-properties style:font-name="Merriweather" style:font-name-asian="Merriweather" style:font-name-complex="Merriweather"/>
    </style:style>
    <style:style style:name="T33_191" style:family="text">
      <style:text-properties style:font-name="Merriweather" style:font-name-asian="Merriweather" style:font-name-complex="Merriweather"/>
    </style:style>
    <style:style style:name="T33_192" style:family="text">
      <style:text-properties style:font-name="Merriweather" style:font-name-asian="Merriweather" style:font-name-complex="Merriweather"/>
    </style:style>
    <style:style style:name="T33_193" style:family="text">
      <style:text-properties style:font-name="Merriweather" style:font-name-asian="Merriweather" style:font-name-complex="Merriweather"/>
    </style:style>
    <style:style style:name="T33_194" style:family="text">
      <style:text-properties style:font-name="Merriweather" style:font-name-asian="Merriweather" style:font-name-complex="Merriweather"/>
    </style:style>
    <style:style style:name="T33_195" style:family="text">
      <style:text-properties style:font-name="Merriweather" style:font-name-asian="Merriweather" style:font-name-complex="Merriweather"/>
    </style:style>
    <style:style style:name="T33_196" style:family="text">
      <style:text-properties style:font-name="Merriweather" style:font-name-asian="Merriweather" style:font-name-complex="Merriweather"/>
    </style:style>
    <style:style style:name="T33_197" style:family="text">
      <style:text-properties style:font-name="Merriweather" style:font-name-asian="Merriweather" style:font-name-complex="Merriweather"/>
    </style:style>
    <style:style style:name="T33_198" style:family="text">
      <style:text-properties style:font-name="Merriweather" style:font-name-asian="Merriweather" style:font-name-complex="Merriweather"/>
    </style:style>
    <style:style style:name="T33_199" style:family="text">
      <style:text-properties style:font-name="Merriweather" style:font-name-asian="Merriweather" style:font-name-complex="Merriweather"/>
    </style:style>
    <style:style style:name="T33_200" style:family="text">
      <style:text-properties style:font-name="Merriweather" style:font-name-asian="Merriweather" style:font-name-complex="Merriweather"/>
    </style:style>
    <style:style style:name="T33_201" style:family="text">
      <style:text-properties style:font-name="Merriweather" style:font-name-asian="Merriweather" style:font-name-complex="Merriweather"/>
    </style:style>
    <style:style style:name="T33_202" style:family="text">
      <style:text-properties style:font-name="Merriweather" style:font-name-asian="Merriweather" style:font-name-complex="Merriweather"/>
    </style:style>
    <style:style style:name="T33_203" style:family="text">
      <style:text-properties style:font-name="Merriweather" style:font-name-asian="Merriweather" style:font-name-complex="Merriweather"/>
    </style:style>
    <style:style style:name="T33_204" style:family="text">
      <style:text-properties style:font-name="Merriweather" style:font-name-asian="Merriweather" style:font-name-complex="Merriweather"/>
    </style:style>
    <style:style style:name="T33_205" style:family="text">
      <style:text-properties style:font-name="Merriweather" style:font-name-asian="Merriweather" style:font-name-complex="Merriweather"/>
    </style:style>
    <style:style style:name="T33_206" style:family="text">
      <style:text-properties style:font-name="Merriweather" style:font-name-asian="Merriweather" style:font-name-complex="Merriweather"/>
    </style:style>
    <style:style style:name="T33_207" style:family="text">
      <style:text-properties style:font-name="Merriweather" style:font-name-asian="Merriweather" style:font-name-complex="Merriweather"/>
    </style:style>
    <style:style style:name="T33_208" style:family="text">
      <style:text-properties style:font-name="Merriweather" style:font-name-asian="Merriweather" style:font-name-complex="Merriweather"/>
    </style:style>
    <style:style style:name="T33_209" style:family="text">
      <style:text-properties style:font-name="Merriweather" style:font-name-asian="Merriweather" style:font-name-complex="Merriweather"/>
    </style:style>
    <style:style style:name="T33_210" style:family="text">
      <style:text-properties style:font-name="Merriweather" style:font-name-asian="Merriweather" style:font-name-complex="Merriweather"/>
    </style:style>
    <style:style style:name="T33_211" style:family="text">
      <style:text-properties style:font-name="Merriweather" style:font-name-asian="Merriweather" style:font-name-complex="Merriweather"/>
    </style:style>
    <style:style style:name="T33_212" style:family="text">
      <style:text-properties style:font-name="Merriweather" style:font-name-asian="Merriweather" style:font-name-complex="Merriweather"/>
    </style:style>
    <style:style style:name="T33_213" style:family="text">
      <style:text-properties style:font-name="Merriweather" style:font-name-asian="Merriweather" style:font-name-complex="Merriweather"/>
    </style:style>
    <style:style style:name="T33_214" style:family="text">
      <style:text-properties style:font-name="Merriweather" style:font-name-asian="Merriweather" style:font-name-complex="Merriweather"/>
    </style:style>
    <style:style style:name="T33_215" style:family="text">
      <style:text-properties style:font-name="Merriweather" style:font-name-asian="Merriweather" style:font-name-complex="Merriweather"/>
    </style:style>
    <style:style style:name="T33_216" style:family="text">
      <style:text-properties style:font-name="Merriweather" style:font-name-asian="Merriweather" style:font-name-complex="Merriweather"/>
    </style:style>
    <style:style style:name="T33_217" style:family="text">
      <style:text-properties style:font-name="Merriweather" style:font-name-asian="Merriweather" style:font-name-complex="Merriweather"/>
    </style:style>
    <style:style style:name="T33_218" style:family="text">
      <style:text-properties style:font-name="Merriweather" style:font-name-asian="Merriweather" style:font-name-complex="Merriweather"/>
    </style:style>
    <style:style style:name="T33_219" style:family="text">
      <style:text-properties style:font-name="Merriweather" style:font-name-asian="Merriweather" style:font-name-complex="Merriweather"/>
    </style:style>
    <style:style style:name="P34" style:family="paragraph" style:parent-style-name="Standard">
      <style:paragraph-properties fo:break-before="auto" style:writing-mode="lr-tb"/>
    </style:style>
    <style:style style:name="T34_1" style:family="text">
      <style:text-properties style:font-name="Merriweather" style:font-name-asian="Merriweather" style:font-name-complex="Merriweather"/>
    </style:style>
    <style:style style:name="T34_2" style:family="text">
      <style:text-properties style:font-name="Merriweather" style:font-name-asian="Merriweather" style:font-name-complex="Merriweather"/>
    </style:style>
    <style:style style:name="T34_3" style:family="text">
      <style:text-properties style:font-name="Merriweather" style:font-name-asian="Merriweather" style:font-name-complex="Merriweather"/>
    </style:style>
    <style:style style:name="T34_4" style:family="text">
      <style:text-properties style:font-name="Merriweather" style:font-name-asian="Merriweather" style:font-name-complex="Merriweather"/>
    </style:style>
    <style:style style:name="T34_5" style:family="text">
      <style:text-properties style:font-name="Merriweather" style:font-name-asian="Merriweather" style:font-name-complex="Merriweather"/>
    </style:style>
    <style:style style:name="T34_6" style:family="text">
      <style:text-properties style:font-name="Merriweather" style:font-name-asian="Merriweather" style:font-name-complex="Merriweather"/>
    </style:style>
    <style:style style:name="T34_7" style:family="text">
      <style:text-properties style:font-name="Merriweather" style:font-name-asian="Merriweather" style:font-name-complex="Merriweather"/>
    </style:style>
    <style:style style:name="T34_8" style:family="text">
      <style:text-properties style:font-name="Merriweather" style:font-name-asian="Merriweather" style:font-name-complex="Merriweather"/>
    </style:style>
    <style:style style:name="T34_9" style:family="text">
      <style:text-properties style:font-name="Merriweather" style:font-name-asian="Merriweather" style:font-name-complex="Merriweather"/>
    </style:style>
    <style:style style:name="T34_10" style:family="text">
      <style:text-properties style:font-name="Merriweather" style:font-name-asian="Merriweather" style:font-name-complex="Merriweather"/>
    </style:style>
    <style:style style:name="T34_11" style:family="text">
      <style:text-properties style:font-name="Merriweather" style:font-name-asian="Merriweather" style:font-name-complex="Merriweather"/>
    </style:style>
    <style:style style:name="T34_12" style:family="text">
      <style:text-properties style:font-name="Merriweather" style:font-name-asian="Merriweather" style:font-name-complex="Merriweather"/>
    </style:style>
    <style:style style:name="T34_13" style:family="text">
      <style:text-properties style:font-name="Merriweather" style:font-name-asian="Merriweather" style:font-name-complex="Merriweather"/>
    </style:style>
    <style:style style:name="T34_14" style:family="text">
      <style:text-properties style:font-name="Merriweather" style:font-name-asian="Merriweather" style:font-name-complex="Merriweather"/>
    </style:style>
    <style:style style:name="T34_15" style:family="text">
      <style:text-properties style:font-name="Merriweather" style:font-name-asian="Merriweather" style:font-name-complex="Merriweather"/>
    </style:style>
    <style:style style:name="T34_16" style:family="text">
      <style:text-properties style:font-name="Merriweather" style:font-name-asian="Merriweather" style:font-name-complex="Merriweather"/>
    </style:style>
    <style:style style:name="T34_17" style:family="text">
      <style:text-properties style:font-name="Merriweather" style:font-name-asian="Merriweather" style:font-name-complex="Merriweather"/>
    </style:style>
    <style:style style:name="T34_18" style:family="text">
      <style:text-properties style:font-name="Merriweather" style:font-name-asian="Merriweather" style:font-name-complex="Merriweather"/>
    </style:style>
    <style:style style:name="T34_19" style:family="text">
      <style:text-properties style:font-name="Merriweather" style:font-name-asian="Merriweather" style:font-name-complex="Merriweather"/>
    </style:style>
    <style:style style:name="T34_20" style:family="text">
      <style:text-properties style:font-name="Merriweather" style:font-name-asian="Merriweather" style:font-name-complex="Merriweather"/>
    </style:style>
    <style:style style:name="T34_21" style:family="text">
      <style:text-properties style:font-name="Merriweather" style:font-name-asian="Merriweather" style:font-name-complex="Merriweather"/>
    </style:style>
    <style:style style:name="T34_22" style:family="text">
      <style:text-properties style:font-name="Merriweather" style:font-name-asian="Merriweather" style:font-name-complex="Merriweather"/>
    </style:style>
    <style:style style:name="T34_23" style:family="text">
      <style:text-properties style:font-name="Merriweather" style:font-name-asian="Merriweather" style:font-name-complex="Merriweather"/>
    </style:style>
    <style:style style:name="T34_24" style:family="text">
      <style:text-properties style:font-name="Merriweather" style:font-name-asian="Merriweather" style:font-name-complex="Merriweather"/>
    </style:style>
    <style:style style:name="T34_25" style:family="text">
      <style:text-properties style:font-name="Merriweather" style:font-name-asian="Merriweather" style:font-name-complex="Merriweather"/>
    </style:style>
    <style:style style:name="T34_26" style:family="text">
      <style:text-properties style:font-name="Merriweather" style:font-name-asian="Merriweather" style:font-name-complex="Merriweather"/>
    </style:style>
    <style:style style:name="T34_27" style:family="text">
      <style:text-properties style:font-name="Merriweather" style:font-name-asian="Merriweather" style:font-name-complex="Merriweather"/>
    </style:style>
    <style:style style:name="T34_28" style:family="text">
      <style:text-properties style:font-name="Merriweather" style:font-name-asian="Merriweather" style:font-name-complex="Merriweather"/>
    </style:style>
    <style:style style:name="T34_29" style:family="text">
      <style:text-properties style:font-name="Merriweather" style:font-name-asian="Merriweather" style:font-name-complex="Merriweather"/>
    </style:style>
    <style:style style:name="T34_30" style:family="text">
      <style:text-properties style:font-name="Merriweather" style:font-name-asian="Merriweather" style:font-name-complex="Merriweather"/>
    </style:style>
    <style:style style:name="T34_31" style:family="text">
      <style:text-properties style:font-name="Merriweather" style:font-name-asian="Merriweather" style:font-name-complex="Merriweather"/>
    </style:style>
    <style:style style:name="T34_32" style:family="text">
      <style:text-properties style:font-name="Merriweather" style:font-name-asian="Merriweather" style:font-name-complex="Merriweather"/>
    </style:style>
    <style:style style:name="T34_33" style:family="text">
      <style:text-properties style:font-name="Merriweather" style:font-name-asian="Merriweather" style:font-name-complex="Merriweather"/>
    </style:style>
    <style:style style:name="T34_34" style:family="text">
      <style:text-properties style:font-name="Merriweather" style:font-name-asian="Merriweather" style:font-name-complex="Merriweather"/>
    </style:style>
    <style:style style:name="T34_35" style:family="text">
      <style:text-properties style:font-name="Merriweather" style:font-name-asian="Merriweather" style:font-name-complex="Merriweather"/>
    </style:style>
    <style:style style:name="T34_36" style:family="text">
      <style:text-properties style:font-name="Merriweather" style:font-name-asian="Merriweather" style:font-name-complex="Merriweather"/>
    </style:style>
    <style:style style:name="T34_37" style:family="text">
      <style:text-properties style:font-name="Merriweather" style:font-name-asian="Merriweather" style:font-name-complex="Merriweather"/>
    </style:style>
    <style:style style:name="T34_38" style:family="text">
      <style:text-properties style:font-name="Merriweather" style:font-name-asian="Merriweather" style:font-name-complex="Merriweather"/>
    </style:style>
    <style:style style:name="T34_39" style:family="text">
      <style:text-properties style:font-name="Merriweather" style:font-name-asian="Merriweather" style:font-name-complex="Merriweather"/>
    </style:style>
    <style:style style:name="T34_40" style:family="text">
      <style:text-properties style:font-name="Merriweather" style:font-name-asian="Merriweather" style:font-name-complex="Merriweather"/>
    </style:style>
    <style:style style:name="T34_41" style:family="text">
      <style:text-properties style:font-name="Merriweather" style:font-name-asian="Merriweather" style:font-name-complex="Merriweather"/>
    </style:style>
    <style:style style:name="T34_42" style:family="text">
      <style:text-properties style:font-name="Merriweather" style:font-name-asian="Merriweather" style:font-name-complex="Merriweather"/>
    </style:style>
    <style:style style:name="T34_43" style:family="text">
      <style:text-properties style:font-name="Merriweather" style:font-name-asian="Merriweather" style:font-name-complex="Merriweather"/>
    </style:style>
    <style:style style:name="T34_44" style:family="text">
      <style:text-properties style:font-name="Merriweather" style:font-name-asian="Merriweather" style:font-name-complex="Merriweather"/>
    </style:style>
    <style:style style:name="T34_45" style:family="text">
      <style:text-properties style:font-name="Merriweather" style:font-name-asian="Merriweather" style:font-name-complex="Merriweather"/>
    </style:style>
    <style:style style:name="T34_46" style:family="text">
      <style:text-properties style:font-name="Merriweather" style:font-name-asian="Merriweather" style:font-name-complex="Merriweather"/>
    </style:style>
    <style:style style:name="T34_47" style:family="text">
      <style:text-properties style:font-name="Merriweather" style:font-name-asian="Merriweather" style:font-name-complex="Merriweather"/>
    </style:style>
    <style:style style:name="T34_48" style:family="text">
      <style:text-properties style:font-name="Merriweather" style:font-name-asian="Merriweather" style:font-name-complex="Merriweather"/>
    </style:style>
    <style:style style:name="T34_49" style:family="text">
      <style:text-properties style:font-name="Merriweather" style:font-name-asian="Merriweather" style:font-name-complex="Merriweather"/>
    </style:style>
    <style:style style:name="T34_50" style:family="text">
      <style:text-properties style:font-name="Merriweather" style:font-name-asian="Merriweather" style:font-name-complex="Merriweather"/>
    </style:style>
    <style:style style:name="T34_51" style:family="text">
      <style:text-properties style:font-name="Merriweather" style:font-name-asian="Merriweather" style:font-name-complex="Merriweather"/>
    </style:style>
    <style:style style:name="T34_52" style:family="text">
      <style:text-properties style:font-name="Merriweather" style:font-name-asian="Merriweather" style:font-name-complex="Merriweather"/>
    </style:style>
    <style:style style:name="T34_53" style:family="text">
      <style:text-properties style:font-name="Merriweather" style:font-name-asian="Merriweather" style:font-name-complex="Merriweather"/>
    </style:style>
    <style:style style:name="T34_54" style:family="text">
      <style:text-properties style:font-name="Merriweather" style:font-name-asian="Merriweather" style:font-name-complex="Merriweather"/>
    </style:style>
    <style:style style:name="T34_55" style:family="text">
      <style:text-properties style:font-name="Merriweather" style:font-name-asian="Merriweather" style:font-name-complex="Merriweather"/>
    </style:style>
    <style:style style:name="T34_56" style:family="text">
      <style:text-properties style:font-name="Merriweather" style:font-name-asian="Merriweather" style:font-name-complex="Merriweather"/>
    </style:style>
    <style:style style:name="T34_57" style:family="text">
      <style:text-properties style:font-name="Merriweather" style:font-name-asian="Merriweather" style:font-name-complex="Merriweather"/>
    </style:style>
    <style:style style:name="T34_58" style:family="text">
      <style:text-properties style:font-name="Merriweather" style:font-name-asian="Merriweather" style:font-name-complex="Merriweather"/>
    </style:style>
    <style:style style:name="T34_59" style:family="text">
      <style:text-properties style:font-name="Merriweather" style:font-name-asian="Merriweather" style:font-name-complex="Merriweather"/>
    </style:style>
    <style:style style:name="T34_60" style:family="text">
      <style:text-properties style:font-name="Merriweather" style:font-name-asian="Merriweather" style:font-name-complex="Merriweather"/>
    </style:style>
    <style:style style:name="T34_61" style:family="text">
      <style:text-properties style:font-name="Merriweather" style:font-name-asian="Merriweather" style:font-name-complex="Merriweather"/>
    </style:style>
    <style:style style:name="T34_62" style:family="text">
      <style:text-properties style:font-name="Merriweather" style:font-name-asian="Merriweather" style:font-name-complex="Merriweather"/>
    </style:style>
    <style:style style:name="T34_63" style:family="text">
      <style:text-properties style:font-name="Merriweather" style:font-name-asian="Merriweather" style:font-name-complex="Merriweather"/>
    </style:style>
    <style:style style:name="T34_64" style:family="text">
      <style:text-properties style:font-name="Merriweather" style:font-name-asian="Merriweather" style:font-name-complex="Merriweather"/>
    </style:style>
    <style:style style:name="T34_65" style:family="text">
      <style:text-properties style:font-name="Merriweather" style:font-name-asian="Merriweather" style:font-name-complex="Merriweather"/>
    </style:style>
    <style:style style:name="T34_66" style:family="text">
      <style:text-properties style:font-name="Merriweather" style:font-name-asian="Merriweather" style:font-name-complex="Merriweather"/>
    </style:style>
    <style:style style:name="T34_67" style:family="text">
      <style:text-properties style:font-name="Merriweather" style:font-name-asian="Merriweather" style:font-name-complex="Merriweather"/>
    </style:style>
    <style:style style:name="T34_68" style:family="text">
      <style:text-properties style:font-name="Merriweather" style:font-name-asian="Merriweather" style:font-name-complex="Merriweather"/>
    </style:style>
    <style:style style:name="T34_69" style:family="text">
      <style:text-properties style:font-name="Merriweather" style:font-name-asian="Merriweather" style:font-name-complex="Merriweather"/>
    </style:style>
    <style:style style:name="T34_70" style:family="text">
      <style:text-properties style:font-name="Merriweather" style:font-name-asian="Merriweather" style:font-name-complex="Merriweather"/>
    </style:style>
    <style:style style:name="T34_71" style:family="text">
      <style:text-properties style:font-name="Merriweather" style:font-name-asian="Merriweather" style:font-name-complex="Merriweather"/>
    </style:style>
    <style:style style:name="T34_72" style:family="text">
      <style:text-properties style:font-name="Merriweather" style:font-name-asian="Merriweather" style:font-name-complex="Merriweather"/>
    </style:style>
    <style:style style:name="T34_73" style:family="text">
      <style:text-properties style:font-name="Merriweather" style:font-name-asian="Merriweather" style:font-name-complex="Merriweather"/>
    </style:style>
    <style:style style:name="T34_74" style:family="text">
      <style:text-properties style:font-name="Merriweather" style:font-name-asian="Merriweather" style:font-name-complex="Merriweather"/>
    </style:style>
    <style:style style:name="T34_75" style:family="text">
      <style:text-properties style:font-name="Merriweather" style:font-name-asian="Merriweather" style:font-name-complex="Merriweather"/>
    </style:style>
    <style:style style:name="T34_76" style:family="text">
      <style:text-properties style:font-name="Merriweather" style:font-name-asian="Merriweather" style:font-name-complex="Merriweather"/>
    </style:style>
    <style:style style:name="T34_77" style:family="text">
      <style:text-properties style:font-name="Merriweather" style:font-name-asian="Merriweather" style:font-name-complex="Merriweather"/>
    </style:style>
    <style:style style:name="T34_78" style:family="text">
      <style:text-properties style:font-name="Merriweather" style:font-name-asian="Merriweather" style:font-name-complex="Merriweather"/>
    </style:style>
    <style:style style:name="T34_79" style:family="text">
      <style:text-properties style:font-name="Merriweather" style:font-name-asian="Merriweather" style:font-name-complex="Merriweather"/>
    </style:style>
    <style:style style:name="T34_80" style:family="text">
      <style:text-properties style:font-name="Merriweather" style:font-name-asian="Merriweather" style:font-name-complex="Merriweather"/>
    </style:style>
    <style:style style:name="T34_81" style:family="text">
      <style:text-properties style:font-name="Merriweather" style:font-name-asian="Merriweather" style:font-name-complex="Merriweather"/>
    </style:style>
    <style:style style:name="T34_82" style:family="text">
      <style:text-properties style:font-name="Merriweather" style:font-name-asian="Merriweather" style:font-name-complex="Merriweather"/>
    </style:style>
    <style:style style:name="T34_83" style:family="text">
      <style:text-properties style:font-name="Merriweather" style:font-name-asian="Merriweather" style:font-name-complex="Merriweather"/>
    </style:style>
    <style:style style:name="T34_84" style:family="text">
      <style:text-properties style:font-name="Merriweather" style:font-name-asian="Merriweather" style:font-name-complex="Merriweather"/>
    </style:style>
    <style:style style:name="T34_85" style:family="text">
      <style:text-properties style:font-name="Merriweather" style:font-name-asian="Merriweather" style:font-name-complex="Merriweather"/>
    </style:style>
    <style:style style:name="T34_86" style:family="text">
      <style:text-properties style:font-name="Merriweather" style:font-name-asian="Merriweather" style:font-name-complex="Merriweather"/>
    </style:style>
    <style:style style:name="T34_87" style:family="text">
      <style:text-properties style:font-name="Merriweather" style:font-name-asian="Merriweather" style:font-name-complex="Merriweather"/>
    </style:style>
    <style:style style:name="T34_88" style:family="text">
      <style:text-properties style:font-name="Merriweather" style:font-name-asian="Merriweather" style:font-name-complex="Merriweather"/>
    </style:style>
    <style:style style:name="T34_89" style:family="text">
      <style:text-properties style:font-name="Merriweather" style:font-name-asian="Merriweather" style:font-name-complex="Merriweather"/>
    </style:style>
    <style:style style:name="T34_90" style:family="text">
      <style:text-properties style:font-name="Merriweather" style:font-name-asian="Merriweather" style:font-name-complex="Merriweather"/>
    </style:style>
    <style:style style:name="T34_91" style:family="text">
      <style:text-properties style:font-name="Merriweather" style:font-name-asian="Merriweather" style:font-name-complex="Merriweather"/>
    </style:style>
    <style:style style:name="T34_92" style:family="text">
      <style:text-properties style:font-name="Merriweather" style:font-name-asian="Merriweather" style:font-name-complex="Merriweather"/>
    </style:style>
    <style:style style:name="T34_93" style:family="text">
      <style:text-properties style:font-name="Merriweather" style:font-name-asian="Merriweather" style:font-name-complex="Merriweather"/>
    </style:style>
    <style:style style:name="T34_94" style:family="text">
      <style:text-properties style:font-name="Merriweather" style:font-name-asian="Merriweather" style:font-name-complex="Merriweather"/>
    </style:style>
    <style:style style:name="T34_95" style:family="text">
      <style:text-properties style:font-name="Merriweather" style:font-name-asian="Merriweather" style:font-name-complex="Merriweather"/>
    </style:style>
    <style:style style:name="T34_96" style:family="text">
      <style:text-properties style:font-name="Merriweather" style:font-name-asian="Merriweather" style:font-name-complex="Merriweather"/>
    </style:style>
    <style:style style:name="T34_97" style:family="text">
      <style:text-properties style:font-name="Merriweather" style:font-name-asian="Merriweather" style:font-name-complex="Merriweather"/>
    </style:style>
    <style:style style:name="T34_98" style:family="text">
      <style:text-properties style:font-name="Merriweather" style:font-name-asian="Merriweather" style:font-name-complex="Merriweather"/>
    </style:style>
    <style:style style:name="T34_99" style:family="text">
      <style:text-properties style:font-name="Merriweather" style:font-name-asian="Merriweather" style:font-name-complex="Merriweather"/>
    </style:style>
    <style:style style:name="T34_100" style:family="text">
      <style:text-properties style:font-name="Merriweather" style:font-name-asian="Merriweather" style:font-name-complex="Merriweather"/>
    </style:style>
    <style:style style:name="T34_101" style:family="text">
      <style:text-properties style:font-name="Merriweather" style:font-name-asian="Merriweather" style:font-name-complex="Merriweather"/>
    </style:style>
    <style:style style:name="T34_102" style:family="text">
      <style:text-properties style:font-name="Merriweather" style:font-name-asian="Merriweather" style:font-name-complex="Merriweather"/>
    </style:style>
    <style:style style:name="T34_103" style:family="text">
      <style:text-properties style:font-name="Merriweather" style:font-name-asian="Merriweather" style:font-name-complex="Merriweather"/>
    </style:style>
    <style:style style:name="T34_104" style:family="text">
      <style:text-properties style:font-name="Merriweather" style:font-name-asian="Merriweather" style:font-name-complex="Merriweather"/>
    </style:style>
    <style:style style:name="T34_105" style:family="text">
      <style:text-properties style:font-name="Merriweather" style:font-name-asian="Merriweather" style:font-name-complex="Merriweather"/>
    </style:style>
    <style:style style:name="T34_106" style:family="text">
      <style:text-properties style:font-name="Merriweather" style:font-name-asian="Merriweather" style:font-name-complex="Merriweather"/>
    </style:style>
    <style:style style:name="T34_107" style:family="text">
      <style:text-properties style:font-name="Merriweather" style:font-name-asian="Merriweather" style:font-name-complex="Merriweather"/>
    </style:style>
    <style:style style:name="T34_108" style:family="text">
      <style:text-properties style:font-name="Merriweather" style:font-name-asian="Merriweather" style:font-name-complex="Merriweather"/>
    </style:style>
    <style:style style:name="P35" style:family="paragraph" style:parent-style-name="Standard">
      <style:paragraph-properties fo:break-before="auto" style:writing-mode="lr-tb"/>
    </style:style>
    <style:style style:name="T35_1" style:family="text">
      <style:text-properties style:font-name="Merriweather" style:font-name-asian="Merriweather" style:font-name-complex="Merriweather"/>
    </style:style>
    <style:style style:name="T35_2" style:family="text">
      <style:text-properties style:font-name="Merriweather" style:font-name-asian="Merriweather" style:font-name-complex="Merriweather"/>
    </style:style>
    <style:style style:name="T35_3" style:family="text">
      <style:text-properties style:font-name="Merriweather" style:font-name-asian="Merriweather" style:font-name-complex="Merriweather"/>
    </style:style>
    <style:style style:name="T35_4" style:family="text">
      <style:text-properties style:font-name="Merriweather" style:font-name-asian="Merriweather" style:font-name-complex="Merriweather"/>
    </style:style>
    <style:style style:name="T35_5" style:family="text">
      <style:text-properties style:font-name="Merriweather" style:font-name-asian="Merriweather" style:font-name-complex="Merriweather"/>
    </style:style>
    <style:style style:name="T35_6" style:family="text">
      <style:text-properties style:font-name="Merriweather" style:font-name-asian="Merriweather" style:font-name-complex="Merriweather"/>
    </style:style>
    <style:style style:name="T35_7" style:family="text">
      <style:text-properties style:font-name="Merriweather" style:font-name-asian="Merriweather" style:font-name-complex="Merriweather"/>
    </style:style>
    <style:style style:name="T35_8" style:family="text">
      <style:text-properties style:font-name="Merriweather" style:font-name-asian="Merriweather" style:font-name-complex="Merriweather"/>
    </style:style>
    <style:style style:name="T35_9" style:family="text">
      <style:text-properties style:font-name="Merriweather" style:font-name-asian="Merriweather" style:font-name-complex="Merriweather"/>
    </style:style>
    <style:style style:name="T35_10" style:family="text">
      <style:text-properties style:font-name="Merriweather" style:font-name-asian="Merriweather" style:font-name-complex="Merriweather"/>
    </style:style>
    <style:style style:name="T35_11" style:family="text">
      <style:text-properties style:font-name="Merriweather" style:font-name-asian="Merriweather" style:font-name-complex="Merriweather"/>
    </style:style>
    <style:style style:name="T35_12" style:family="text">
      <style:text-properties style:font-name="Merriweather" style:font-name-asian="Merriweather" style:font-name-complex="Merriweather"/>
    </style:style>
    <style:style style:name="T35_13" style:family="text">
      <style:text-properties style:font-name="Merriweather" style:font-name-asian="Merriweather" style:font-name-complex="Merriweather"/>
    </style:style>
    <style:style style:name="T35_14" style:family="text">
      <style:text-properties style:font-name="Merriweather" style:font-name-asian="Merriweather" style:font-name-complex="Merriweather"/>
    </style:style>
    <style:style style:name="T35_15" style:family="text">
      <style:text-properties style:font-name="Merriweather" style:font-name-asian="Merriweather" style:font-name-complex="Merriweather"/>
    </style:style>
    <style:style style:name="T35_16" style:family="text">
      <style:text-properties style:font-name="Merriweather" style:font-name-asian="Merriweather" style:font-name-complex="Merriweather"/>
    </style:style>
    <style:style style:name="T35_17" style:family="text">
      <style:text-properties style:font-name="Merriweather" style:font-name-asian="Merriweather" style:font-name-complex="Merriweather"/>
    </style:style>
    <style:style style:name="T35_18" style:family="text">
      <style:text-properties style:font-name="Merriweather" style:font-name-asian="Merriweather" style:font-name-complex="Merriweather"/>
    </style:style>
    <style:style style:name="T35_19" style:family="text">
      <style:text-properties style:font-name="Merriweather" style:font-name-asian="Merriweather" style:font-name-complex="Merriweather"/>
    </style:style>
    <style:style style:name="T35_20" style:family="text">
      <style:text-properties style:font-name="Merriweather" style:font-name-asian="Merriweather" style:font-name-complex="Merriweather"/>
    </style:style>
    <style:style style:name="T35_21" style:family="text">
      <style:text-properties style:font-name="Merriweather" style:font-name-asian="Merriweather" style:font-name-complex="Merriweather"/>
    </style:style>
    <style:style style:name="T35_22" style:family="text">
      <style:text-properties style:font-name="Merriweather" style:font-name-asian="Merriweather" style:font-name-complex="Merriweather"/>
    </style:style>
    <style:style style:name="T35_23" style:family="text">
      <style:text-properties style:font-name="Merriweather" style:font-name-asian="Merriweather" style:font-name-complex="Merriweather"/>
    </style:style>
    <style:style style:name="T35_24" style:family="text">
      <style:text-properties style:font-name="Merriweather" style:font-name-asian="Merriweather" style:font-name-complex="Merriweather"/>
    </style:style>
    <style:style style:name="T35_25" style:family="text">
      <style:text-properties style:font-name="Merriweather" style:font-name-asian="Merriweather" style:font-name-complex="Merriweather"/>
    </style:style>
    <style:style style:name="T35_26" style:family="text">
      <style:text-properties style:font-name="Merriweather" style:font-name-asian="Merriweather" style:font-name-complex="Merriweather"/>
    </style:style>
    <style:style style:name="T35_27" style:family="text">
      <style:text-properties style:font-name="Merriweather" style:font-name-asian="Merriweather" style:font-name-complex="Merriweather"/>
    </style:style>
    <style:style style:name="T35_28" style:family="text">
      <style:text-properties style:font-name="Merriweather" style:font-name-asian="Merriweather" style:font-name-complex="Merriweather"/>
    </style:style>
    <style:style style:name="T35_29" style:family="text">
      <style:text-properties style:font-name="Merriweather" style:font-name-asian="Merriweather" style:font-name-complex="Merriweather"/>
    </style:style>
    <style:style style:name="T35_30" style:family="text">
      <style:text-properties style:font-name="Merriweather" style:font-name-asian="Merriweather" style:font-name-complex="Merriweather"/>
    </style:style>
    <style:style style:name="T35_31" style:family="text">
      <style:text-properties style:font-name="Merriweather" style:font-name-asian="Merriweather" style:font-name-complex="Merriweather"/>
    </style:style>
    <style:style style:name="T35_32" style:family="text">
      <style:text-properties style:font-name="Merriweather" style:font-name-asian="Merriweather" style:font-name-complex="Merriweather"/>
    </style:style>
    <style:style style:name="T35_33" style:family="text">
      <style:text-properties style:font-name="Merriweather" style:font-name-asian="Merriweather" style:font-name-complex="Merriweather"/>
    </style:style>
    <style:style style:name="T35_34" style:family="text">
      <style:text-properties style:font-name="Merriweather" style:font-name-asian="Merriweather" style:font-name-complex="Merriweather"/>
    </style:style>
    <style:style style:name="T35_35" style:family="text">
      <style:text-properties style:font-name="Merriweather" style:font-name-asian="Merriweather" style:font-name-complex="Merriweather"/>
    </style:style>
    <style:style style:name="T35_36" style:family="text">
      <style:text-properties style:font-name="Merriweather" style:font-name-asian="Merriweather" style:font-name-complex="Merriweather"/>
    </style:style>
    <style:style style:name="T35_37" style:family="text">
      <style:text-properties style:font-name="Merriweather" style:font-name-asian="Merriweather" style:font-name-complex="Merriweather"/>
    </style:style>
    <style:style style:name="T35_38" style:family="text">
      <style:text-properties style:font-name="Merriweather" style:font-name-asian="Merriweather" style:font-name-complex="Merriweather"/>
    </style:style>
    <style:style style:name="T35_39" style:family="text">
      <style:text-properties style:font-name="Merriweather" style:font-name-asian="Merriweather" style:font-name-complex="Merriweather"/>
    </style:style>
    <style:style style:name="T35_40" style:family="text">
      <style:text-properties style:font-name="Merriweather" style:font-name-asian="Merriweather" style:font-name-complex="Merriweather"/>
    </style:style>
    <style:style style:name="T35_41" style:family="text">
      <style:text-properties style:font-name="Merriweather" style:font-name-asian="Merriweather" style:font-name-complex="Merriweather"/>
    </style:style>
    <style:style style:name="T35_42" style:family="text">
      <style:text-properties style:font-name="Merriweather" style:font-name-asian="Merriweather" style:font-name-complex="Merriweather"/>
    </style:style>
    <style:style style:name="T35_43" style:family="text">
      <style:text-properties style:font-name="Merriweather" style:font-name-asian="Merriweather" style:font-name-complex="Merriweather"/>
    </style:style>
    <style:style style:name="T35_44" style:family="text">
      <style:text-properties style:font-name="Merriweather" style:font-name-asian="Merriweather" style:font-name-complex="Merriweather"/>
    </style:style>
    <style:style style:name="T35_45" style:family="text">
      <style:text-properties style:font-name="Merriweather" style:font-name-asian="Merriweather" style:font-name-complex="Merriweather"/>
    </style:style>
    <style:style style:name="T35_46" style:family="text">
      <style:text-properties style:font-name="Merriweather" style:font-name-asian="Merriweather" style:font-name-complex="Merriweather"/>
    </style:style>
    <style:style style:name="T35_47" style:family="text">
      <style:text-properties style:font-name="Merriweather" style:font-name-asian="Merriweather" style:font-name-complex="Merriweather"/>
    </style:style>
    <style:style style:name="T35_48" style:family="text">
      <style:text-properties style:font-name="Merriweather" style:font-name-asian="Merriweather" style:font-name-complex="Merriweather"/>
    </style:style>
    <style:style style:name="T35_49" style:family="text">
      <style:text-properties style:font-name="Merriweather" style:font-name-asian="Merriweather" style:font-name-complex="Merriweather"/>
    </style:style>
    <style:style style:name="T35_50" style:family="text">
      <style:text-properties style:font-name="Merriweather" style:font-name-asian="Merriweather" style:font-name-complex="Merriweather"/>
    </style:style>
    <style:style style:name="T35_51" style:family="text">
      <style:text-properties style:font-name="Merriweather" style:font-name-asian="Merriweather" style:font-name-complex="Merriweather"/>
    </style:style>
    <style:style style:name="T35_52" style:family="text">
      <style:text-properties style:font-name="Merriweather" style:font-name-asian="Merriweather" style:font-name-complex="Merriweather"/>
    </style:style>
    <style:style style:name="T35_53" style:family="text">
      <style:text-properties style:font-name="Merriweather" style:font-name-asian="Merriweather" style:font-name-complex="Merriweather"/>
    </style:style>
    <style:style style:name="T35_54" style:family="text">
      <style:text-properties style:font-name="Merriweather" style:font-name-asian="Merriweather" style:font-name-complex="Merriweather"/>
    </style:style>
    <style:style style:name="T35_55" style:family="text">
      <style:text-properties style:font-name="Merriweather" style:font-name-asian="Merriweather" style:font-name-complex="Merriweather"/>
    </style:style>
    <style:style style:name="T35_56" style:family="text">
      <style:text-properties style:font-name="Merriweather" style:font-name-asian="Merriweather" style:font-name-complex="Merriweather"/>
    </style:style>
    <style:style style:name="T35_57" style:family="text">
      <style:text-properties style:font-name="Merriweather" style:font-name-asian="Merriweather" style:font-name-complex="Merriweather"/>
    </style:style>
    <style:style style:name="T35_58" style:family="text">
      <style:text-properties style:font-name="Merriweather" style:font-name-asian="Merriweather" style:font-name-complex="Merriweather"/>
    </style:style>
    <style:style style:name="T35_59" style:family="text">
      <style:text-properties style:font-name="Merriweather" style:font-name-asian="Merriweather" style:font-name-complex="Merriweather"/>
    </style:style>
    <style:style style:name="T35_60" style:family="text">
      <style:text-properties style:font-name="Merriweather" style:font-name-asian="Merriweather" style:font-name-complex="Merriweather"/>
    </style:style>
    <style:style style:name="T35_61" style:family="text">
      <style:text-properties style:font-name="Merriweather" style:font-name-asian="Merriweather" style:font-name-complex="Merriweather"/>
    </style:style>
    <style:style style:name="T35_62" style:family="text">
      <style:text-properties style:font-name="Merriweather" style:font-name-asian="Merriweather" style:font-name-complex="Merriweather"/>
    </style:style>
    <style:style style:name="T35_63" style:family="text">
      <style:text-properties style:font-name="Merriweather" style:font-name-asian="Merriweather" style:font-name-complex="Merriweather"/>
    </style:style>
    <style:style style:name="T35_64" style:family="text">
      <style:text-properties style:font-name="Merriweather" style:font-name-asian="Merriweather" style:font-name-complex="Merriweather"/>
    </style:style>
    <style:style style:name="T35_65" style:family="text">
      <style:text-properties style:font-name="Merriweather" style:font-name-asian="Merriweather" style:font-name-complex="Merriweather"/>
    </style:style>
    <style:style style:name="T35_66" style:family="text">
      <style:text-properties style:font-name="Merriweather" style:font-name-asian="Merriweather" style:font-name-complex="Merriweather"/>
    </style:style>
    <style:style style:name="T35_67" style:family="text">
      <style:text-properties style:font-name="Merriweather" style:font-name-asian="Merriweather" style:font-name-complex="Merriweather"/>
    </style:style>
    <style:style style:name="T35_68" style:family="text">
      <style:text-properties style:font-name="Merriweather" style:font-name-asian="Merriweather" style:font-name-complex="Merriweather"/>
    </style:style>
    <style:style style:name="T35_69" style:family="text">
      <style:text-properties style:font-name="Merriweather" style:font-name-asian="Merriweather" style:font-name-complex="Merriweather"/>
    </style:style>
    <style:style style:name="T35_70" style:family="text">
      <style:text-properties style:font-name="Merriweather" style:font-name-asian="Merriweather" style:font-name-complex="Merriweather"/>
    </style:style>
    <style:style style:name="T35_71" style:family="text">
      <style:text-properties style:font-name="Merriweather" style:font-name-asian="Merriweather" style:font-name-complex="Merriweather"/>
    </style:style>
    <style:style style:name="T35_72" style:family="text">
      <style:text-properties style:font-name="Merriweather" style:font-name-asian="Merriweather" style:font-name-complex="Merriweather"/>
    </style:style>
    <style:style style:name="T35_73" style:family="text">
      <style:text-properties style:font-name="Merriweather" style:font-name-asian="Merriweather" style:font-name-complex="Merriweather"/>
    </style:style>
    <style:style style:name="T35_74" style:family="text">
      <style:text-properties style:font-name="Merriweather" style:font-name-asian="Merriweather" style:font-name-complex="Merriweather"/>
    </style:style>
    <style:style style:name="T35_75" style:family="text">
      <style:text-properties style:font-name="Merriweather" style:font-name-asian="Merriweather" style:font-name-complex="Merriweather"/>
    </style:style>
    <style:style style:name="T35_76" style:family="text">
      <style:text-properties style:font-name="Merriweather" style:font-name-asian="Merriweather" style:font-name-complex="Merriweather"/>
    </style:style>
    <style:style style:name="T35_77" style:family="text">
      <style:text-properties style:font-name="Merriweather" style:font-name-asian="Merriweather" style:font-name-complex="Merriweather"/>
    </style:style>
    <style:style style:name="T35_78" style:family="text">
      <style:text-properties style:font-name="Merriweather" style:font-name-asian="Merriweather" style:font-name-complex="Merriweather"/>
    </style:style>
    <style:style style:name="T35_79" style:family="text">
      <style:text-properties style:font-name="Merriweather" style:font-name-asian="Merriweather" style:font-name-complex="Merriweather"/>
    </style:style>
    <style:style style:name="T35_80" style:family="text">
      <style:text-properties style:font-name="Merriweather" style:font-name-asian="Merriweather" style:font-name-complex="Merriweather"/>
    </style:style>
    <style:style style:name="T35_81" style:family="text">
      <style:text-properties style:font-name="Merriweather" style:font-name-asian="Merriweather" style:font-name-complex="Merriweather"/>
    </style:style>
    <style:style style:name="T35_82" style:family="text">
      <style:text-properties style:font-name="Merriweather" style:font-name-asian="Merriweather" style:font-name-complex="Merriweather"/>
    </style:style>
    <style:style style:name="T35_83" style:family="text">
      <style:text-properties style:font-name="Merriweather" style:font-name-asian="Merriweather" style:font-name-complex="Merriweather"/>
    </style:style>
    <style:style style:name="T35_84" style:family="text">
      <style:text-properties style:font-name="Merriweather" style:font-name-asian="Merriweather" style:font-name-complex="Merriweather"/>
    </style:style>
    <style:style style:name="T35_85" style:family="text">
      <style:text-properties style:font-name="Merriweather" style:font-name-asian="Merriweather" style:font-name-complex="Merriweather"/>
    </style:style>
    <style:style style:name="T35_86" style:family="text">
      <style:text-properties style:font-name="Merriweather" style:font-name-asian="Merriweather" style:font-name-complex="Merriweather"/>
    </style:style>
    <style:style style:name="T35_87" style:family="text">
      <style:text-properties style:font-name="Merriweather" style:font-name-asian="Merriweather" style:font-name-complex="Merriweather"/>
    </style:style>
    <style:style style:name="T35_88" style:family="text">
      <style:text-properties style:font-name="Merriweather" style:font-name-asian="Merriweather" style:font-name-complex="Merriweather"/>
    </style:style>
    <style:style style:name="T35_89" style:family="text">
      <style:text-properties style:font-name="Merriweather" style:font-name-asian="Merriweather" style:font-name-complex="Merriweather"/>
    </style:style>
    <style:style style:name="T35_90" style:family="text">
      <style:text-properties style:font-name="Merriweather" style:font-name-asian="Merriweather" style:font-name-complex="Merriweather"/>
    </style:style>
    <style:style style:name="T35_91" style:family="text">
      <style:text-properties style:font-name="Merriweather" style:font-name-asian="Merriweather" style:font-name-complex="Merriweather"/>
    </style:style>
    <style:style style:name="T35_92" style:family="text">
      <style:text-properties style:font-name="Merriweather" style:font-name-asian="Merriweather" style:font-name-complex="Merriweather"/>
    </style:style>
    <style:style style:name="T35_93" style:family="text">
      <style:text-properties style:font-name="Merriweather" style:font-name-asian="Merriweather" style:font-name-complex="Merriweather"/>
    </style:style>
    <style:style style:name="T35_94" style:family="text">
      <style:text-properties style:font-name="Merriweather" style:font-name-asian="Merriweather" style:font-name-complex="Merriweather"/>
    </style:style>
    <style:style style:name="T35_95" style:family="text">
      <style:text-properties style:font-name="Merriweather" style:font-name-asian="Merriweather" style:font-name-complex="Merriweather"/>
    </style:style>
    <style:style style:name="T35_96" style:family="text">
      <style:text-properties style:font-name="Merriweather" style:font-name-asian="Merriweather" style:font-name-complex="Merriweather"/>
    </style:style>
    <style:style style:name="T35_97" style:family="text">
      <style:text-properties style:font-name="Merriweather" style:font-name-asian="Merriweather" style:font-name-complex="Merriweather"/>
    </style:style>
    <style:style style:name="T35_98" style:family="text">
      <style:text-properties style:font-name="Merriweather" style:font-name-asian="Merriweather" style:font-name-complex="Merriweather"/>
    </style:style>
    <style:style style:name="T35_99" style:family="text">
      <style:text-properties style:font-name="Merriweather" style:font-name-asian="Merriweather" style:font-name-complex="Merriweather"/>
    </style:style>
    <style:style style:name="T35_100" style:family="text">
      <style:text-properties style:font-name="Merriweather" style:font-name-asian="Merriweather" style:font-name-complex="Merriweather"/>
    </style:style>
    <style:style style:name="T35_101" style:family="text">
      <style:text-properties style:font-name="Merriweather" style:font-name-asian="Merriweather" style:font-name-complex="Merriweather"/>
    </style:style>
    <style:style style:name="T35_102" style:family="text">
      <style:text-properties style:font-name="Merriweather" style:font-name-asian="Merriweather" style:font-name-complex="Merriweather"/>
    </style:style>
    <style:style style:name="T35_103" style:family="text">
      <style:text-properties style:font-name="Merriweather" style:font-name-asian="Merriweather" style:font-name-complex="Merriweather"/>
    </style:style>
    <style:style style:name="T35_104" style:family="text">
      <style:text-properties style:font-name="Merriweather" style:font-name-asian="Merriweather" style:font-name-complex="Merriweather"/>
    </style:style>
    <style:style style:name="T35_105" style:family="text">
      <style:text-properties style:font-name="Merriweather" style:font-name-asian="Merriweather" style:font-name-complex="Merriweather"/>
    </style:style>
    <style:style style:name="T35_106" style:family="text">
      <style:text-properties style:font-name="Merriweather" style:font-name-asian="Merriweather" style:font-name-complex="Merriweather"/>
    </style:style>
    <style:style style:name="T35_107" style:family="text">
      <style:text-properties style:font-name="Merriweather" style:font-name-asian="Merriweather" style:font-name-complex="Merriweather"/>
    </style:style>
    <style:style style:name="T35_108" style:family="text">
      <style:text-properties style:font-name="Merriweather" style:font-name-asian="Merriweather" style:font-name-complex="Merriweather"/>
    </style:style>
    <style:style style:name="T35_109" style:family="text">
      <style:text-properties style:font-name="Merriweather" style:font-name-asian="Merriweather" style:font-name-complex="Merriweather"/>
    </style:style>
    <style:style style:name="T35_110" style:family="text">
      <style:text-properties style:font-name="Merriweather" style:font-name-asian="Merriweather" style:font-name-complex="Merriweather"/>
    </style:style>
    <style:style style:name="T35_111" style:family="text">
      <style:text-properties style:font-name="Merriweather" style:font-name-asian="Merriweather" style:font-name-complex="Merriweather"/>
    </style:style>
    <style:style style:name="T35_112" style:family="text">
      <style:text-properties style:font-name="Merriweather" style:font-name-asian="Merriweather" style:font-name-complex="Merriweather"/>
    </style:style>
    <style:style style:name="T35_113" style:family="text">
      <style:text-properties style:font-name="Merriweather" style:font-name-asian="Merriweather" style:font-name-complex="Merriweather"/>
    </style:style>
    <style:style style:name="T35_114" style:family="text">
      <style:text-properties style:font-name="Merriweather" style:font-name-asian="Merriweather" style:font-name-complex="Merriweather"/>
    </style:style>
    <style:style style:name="T35_115" style:family="text">
      <style:text-properties style:font-name="Merriweather" style:font-name-asian="Merriweather" style:font-name-complex="Merriweather"/>
    </style:style>
    <style:style style:name="T35_116" style:family="text">
      <style:text-properties style:font-name="Merriweather" style:font-name-asian="Merriweather" style:font-name-complex="Merriweather"/>
    </style:style>
    <style:style style:name="T35_117" style:family="text">
      <style:text-properties style:font-name="Merriweather" style:font-name-asian="Merriweather" style:font-name-complex="Merriweather"/>
    </style:style>
    <style:style style:name="T35_118" style:family="text">
      <style:text-properties style:font-name="Merriweather" style:font-name-asian="Merriweather" style:font-name-complex="Merriweather"/>
    </style:style>
    <style:style style:name="T35_119" style:family="text">
      <style:text-properties style:font-name="Merriweather" style:font-name-asian="Merriweather" style:font-name-complex="Merriweather"/>
    </style:style>
    <style:style style:name="T35_120" style:family="text">
      <style:text-properties style:font-name="Merriweather" style:font-name-asian="Merriweather" style:font-name-complex="Merriweather"/>
    </style:style>
    <style:style style:name="T35_121" style:family="text">
      <style:text-properties style:font-name="Merriweather" style:font-name-asian="Merriweather" style:font-name-complex="Merriweather"/>
    </style:style>
    <style:style style:name="T35_122" style:family="text">
      <style:text-properties style:font-name="Merriweather" style:font-name-asian="Merriweather" style:font-name-complex="Merriweather"/>
    </style:style>
    <style:style style:name="T35_123" style:family="text">
      <style:text-properties style:font-name="Merriweather" style:font-name-asian="Merriweather" style:font-name-complex="Merriweather"/>
    </style:style>
    <style:style style:name="T35_124" style:family="text">
      <style:text-properties style:font-name="Merriweather" style:font-name-asian="Merriweather" style:font-name-complex="Merriweather"/>
    </style:style>
    <style:style style:name="T35_125" style:family="text">
      <style:text-properties style:font-name="Merriweather" style:font-name-asian="Merriweather" style:font-name-complex="Merriweather"/>
    </style:style>
    <style:style style:name="T35_126" style:family="text">
      <style:text-properties style:font-name="Merriweather" style:font-name-asian="Merriweather" style:font-name-complex="Merriweather"/>
    </style:style>
    <style:style style:name="T35_127" style:family="text">
      <style:text-properties style:font-name="Merriweather" style:font-name-asian="Merriweather" style:font-name-complex="Merriweather"/>
    </style:style>
    <style:style style:name="T35_128" style:family="text">
      <style:text-properties style:font-name="Merriweather" style:font-name-asian="Merriweather" style:font-name-complex="Merriweather"/>
    </style:style>
    <style:style style:name="T35_129" style:family="text">
      <style:text-properties style:font-name="Merriweather" style:font-name-asian="Merriweather" style:font-name-complex="Merriweather"/>
    </style:style>
    <style:style style:name="T35_130" style:family="text">
      <style:text-properties style:font-name="Merriweather" style:font-name-asian="Merriweather" style:font-name-complex="Merriweather"/>
    </style:style>
    <style:style style:name="T35_131" style:family="text">
      <style:text-properties style:font-name="Merriweather" style:font-name-asian="Merriweather" style:font-name-complex="Merriweather"/>
    </style:style>
    <style:style style:name="T35_132" style:family="text">
      <style:text-properties style:font-name="Merriweather" style:font-name-asian="Merriweather" style:font-name-complex="Merriweather"/>
    </style:style>
    <style:style style:name="T35_133" style:family="text">
      <style:text-properties style:font-name="Merriweather" style:font-name-asian="Merriweather" style:font-name-complex="Merriweather"/>
    </style:style>
    <style:style style:name="T35_134" style:family="text">
      <style:text-properties style:font-name="Merriweather" style:font-name-asian="Merriweather" style:font-name-complex="Merriweather"/>
    </style:style>
    <style:style style:name="T35_135" style:family="text">
      <style:text-properties style:font-name="Merriweather" style:font-name-asian="Merriweather" style:font-name-complex="Merriweather"/>
    </style:style>
    <style:style style:name="T35_136" style:family="text">
      <style:text-properties style:font-name="Merriweather" style:font-name-asian="Merriweather" style:font-name-complex="Merriweather"/>
    </style:style>
    <style:style style:name="T35_137" style:family="text">
      <style:text-properties style:font-name="Merriweather" style:font-name-asian="Merriweather" style:font-name-complex="Merriweather"/>
    </style:style>
    <style:style style:name="T35_138" style:family="text">
      <style:text-properties style:font-name="Merriweather" style:font-name-asian="Merriweather" style:font-name-complex="Merriweather"/>
    </style:style>
    <style:style style:name="T35_139" style:family="text">
      <style:text-properties style:font-name="Merriweather" style:font-name-asian="Merriweather" style:font-name-complex="Merriweather"/>
    </style:style>
    <style:style style:name="T35_140" style:family="text">
      <style:text-properties style:font-name="Merriweather" style:font-name-asian="Merriweather" style:font-name-complex="Merriweather"/>
    </style:style>
    <style:style style:name="T35_141" style:family="text">
      <style:text-properties style:font-name="Merriweather" style:font-name-asian="Merriweather" style:font-name-complex="Merriweather"/>
    </style:style>
    <style:style style:name="T35_142" style:family="text">
      <style:text-properties style:font-name="Merriweather" style:font-name-asian="Merriweather" style:font-name-complex="Merriweather"/>
    </style:style>
    <style:style style:name="T35_143" style:family="text">
      <style:text-properties style:font-name="Merriweather" style:font-name-asian="Merriweather" style:font-name-complex="Merriweather"/>
    </style:style>
    <style:style style:name="T35_144" style:family="text">
      <style:text-properties style:font-name="Merriweather" style:font-name-asian="Merriweather" style:font-name-complex="Merriweather"/>
    </style:style>
    <style:style style:name="T35_145" style:family="text">
      <style:text-properties style:font-name="Merriweather" style:font-name-asian="Merriweather" style:font-name-complex="Merriweather"/>
    </style:style>
    <style:style style:name="T35_146" style:family="text">
      <style:text-properties style:font-name="Merriweather" style:font-name-asian="Merriweather" style:font-name-complex="Merriweather"/>
    </style:style>
    <style:style style:name="T35_147" style:family="text">
      <style:text-properties style:font-name="Merriweather" style:font-name-asian="Merriweather" style:font-name-complex="Merriweather"/>
    </style:style>
    <style:style style:name="T35_148" style:family="text">
      <style:text-properties style:font-name="Merriweather" style:font-name-asian="Merriweather" style:font-name-complex="Merriweather"/>
    </style:style>
    <style:style style:name="T35_149" style:family="text">
      <style:text-properties style:font-name="Merriweather" style:font-name-asian="Merriweather" style:font-name-complex="Merriweather"/>
    </style:style>
    <style:style style:name="T35_150" style:family="text">
      <style:text-properties style:font-name="Merriweather" style:font-name-asian="Merriweather" style:font-name-complex="Merriweather"/>
    </style:style>
    <style:style style:name="T35_151" style:family="text">
      <style:text-properties style:font-name="Merriweather" style:font-name-asian="Merriweather" style:font-name-complex="Merriweather"/>
    </style:style>
    <style:style style:name="T35_152" style:family="text">
      <style:text-properties style:font-name="Merriweather" style:font-name-asian="Merriweather" style:font-name-complex="Merriweather"/>
    </style:style>
    <style:style style:name="T35_153" style:family="text">
      <style:text-properties style:font-name="Merriweather" style:font-name-asian="Merriweather" style:font-name-complex="Merriweather"/>
    </style:style>
    <style:style style:name="T35_154" style:family="text">
      <style:text-properties style:font-name="Merriweather" style:font-name-asian="Merriweather" style:font-name-complex="Merriweather"/>
    </style:style>
    <style:style style:name="T35_155" style:family="text">
      <style:text-properties style:font-name="Merriweather" style:font-name-asian="Merriweather" style:font-name-complex="Merriweather"/>
    </style:style>
    <style:style style:name="T35_156" style:family="text">
      <style:text-properties style:font-name="Merriweather" style:font-name-asian="Merriweather" style:font-name-complex="Merriweather"/>
    </style:style>
    <style:style style:name="T35_157" style:family="text">
      <style:text-properties style:font-name="Merriweather" style:font-name-asian="Merriweather" style:font-name-complex="Merriweather"/>
    </style:style>
    <style:style style:name="T35_158" style:family="text">
      <style:text-properties style:font-name="Merriweather" style:font-name-asian="Merriweather" style:font-name-complex="Merriweather"/>
    </style:style>
    <style:style style:name="T35_159" style:family="text">
      <style:text-properties style:font-name="Merriweather" style:font-name-asian="Merriweather" style:font-name-complex="Merriweather"/>
    </style:style>
    <style:style style:name="T35_160" style:family="text">
      <style:text-properties style:font-name="Merriweather" style:font-name-asian="Merriweather" style:font-name-complex="Merriweather"/>
    </style:style>
    <style:style style:name="T35_161" style:family="text">
      <style:text-properties style:font-name="Merriweather" style:font-name-asian="Merriweather" style:font-name-complex="Merriweather"/>
    </style:style>
    <style:style style:name="T35_162" style:family="text">
      <style:text-properties style:font-name="Merriweather" style:font-name-asian="Merriweather" style:font-name-complex="Merriweather"/>
    </style:style>
    <style:style style:name="T35_163" style:family="text">
      <style:text-properties style:font-name="Merriweather" style:font-name-asian="Merriweather" style:font-name-complex="Merriweather"/>
    </style:style>
    <style:style style:name="T35_164" style:family="text">
      <style:text-properties style:font-name="Merriweather" style:font-name-asian="Merriweather" style:font-name-complex="Merriweather"/>
    </style:style>
    <style:style style:name="T35_165" style:family="text">
      <style:text-properties style:font-name="Merriweather" style:font-name-asian="Merriweather" style:font-name-complex="Merriweather"/>
    </style:style>
    <style:style style:name="T35_166" style:family="text">
      <style:text-properties style:font-name="Merriweather" style:font-name-asian="Merriweather" style:font-name-complex="Merriweather"/>
    </style:style>
    <style:style style:name="T35_167" style:family="text">
      <style:text-properties style:font-name="Merriweather" style:font-name-asian="Merriweather" style:font-name-complex="Merriweather"/>
    </style:style>
    <style:style style:name="T35_168" style:family="text">
      <style:text-properties style:font-name="Merriweather" style:font-name-asian="Merriweather" style:font-name-complex="Merriweather"/>
    </style:style>
    <style:style style:name="T35_169" style:family="text">
      <style:text-properties style:font-name="Merriweather" style:font-name-asian="Merriweather" style:font-name-complex="Merriweather"/>
    </style:style>
    <style:style style:name="T35_170" style:family="text">
      <style:text-properties style:font-name="Merriweather" style:font-name-asian="Merriweather" style:font-name-complex="Merriweather"/>
    </style:style>
    <style:style style:name="T35_171" style:family="text">
      <style:text-properties style:font-name="Merriweather" style:font-name-asian="Merriweather" style:font-name-complex="Merriweather"/>
    </style:style>
    <style:style style:name="T35_172" style:family="text">
      <style:text-properties style:font-name="Merriweather" style:font-name-asian="Merriweather" style:font-name-complex="Merriweather"/>
    </style:style>
    <style:style style:name="T35_173" style:family="text">
      <style:text-properties style:font-name="Merriweather" style:font-name-asian="Merriweather" style:font-name-complex="Merriweather"/>
    </style:style>
    <style:style style:name="T35_174" style:family="text">
      <style:text-properties style:font-name="Merriweather" style:font-name-asian="Merriweather" style:font-name-complex="Merriweather"/>
    </style:style>
    <style:style style:name="T35_175" style:family="text">
      <style:text-properties style:font-name="Merriweather" style:font-name-asian="Merriweather" style:font-name-complex="Merriweather"/>
    </style:style>
    <style:style style:name="T35_176" style:family="text">
      <style:text-properties style:font-name="Merriweather" style:font-name-asian="Merriweather" style:font-name-complex="Merriweather"/>
    </style:style>
    <style:style style:name="T35_177" style:family="text">
      <style:text-properties style:font-name="Merriweather" style:font-name-asian="Merriweather" style:font-name-complex="Merriweather"/>
    </style:style>
    <style:style style:name="T35_178" style:family="text">
      <style:text-properties style:font-name="Merriweather" style:font-name-asian="Merriweather" style:font-name-complex="Merriweather"/>
    </style:style>
    <style:style style:name="T35_179" style:family="text">
      <style:text-properties style:font-name="Merriweather" style:font-name-asian="Merriweather" style:font-name-complex="Merriweather"/>
    </style:style>
    <style:style style:name="T35_180" style:family="text">
      <style:text-properties style:font-name="Merriweather" style:font-name-asian="Merriweather" style:font-name-complex="Merriweather"/>
    </style:style>
    <style:style style:name="T35_181" style:family="text">
      <style:text-properties style:font-name="Merriweather" style:font-name-asian="Merriweather" style:font-name-complex="Merriweather"/>
    </style:style>
    <style:style style:name="T35_182" style:family="text">
      <style:text-properties style:font-name="Merriweather" style:font-name-asian="Merriweather" style:font-name-complex="Merriweather"/>
    </style:style>
    <style:style style:name="T35_183" style:family="text">
      <style:text-properties style:font-name="Merriweather" style:font-name-asian="Merriweather" style:font-name-complex="Merriweather"/>
    </style:style>
    <style:style style:name="T35_184" style:family="text">
      <style:text-properties style:font-name="Merriweather" style:font-name-asian="Merriweather" style:font-name-complex="Merriweather"/>
    </style:style>
    <style:style style:name="T35_185" style:family="text">
      <style:text-properties style:font-name="Merriweather" style:font-name-asian="Merriweather" style:font-name-complex="Merriweather"/>
    </style:style>
    <style:style style:name="T35_186" style:family="text">
      <style:text-properties style:font-name="Merriweather" style:font-name-asian="Merriweather" style:font-name-complex="Merriweather"/>
    </style:style>
    <style:style style:name="T35_187" style:family="text">
      <style:text-properties style:font-name="Merriweather" style:font-name-asian="Merriweather" style:font-name-complex="Merriweather"/>
    </style:style>
    <style:style style:name="T35_188" style:family="text">
      <style:text-properties style:font-name="Merriweather" style:font-name-asian="Merriweather" style:font-name-complex="Merriweather"/>
    </style:style>
    <style:style style:name="T35_189" style:family="text">
      <style:text-properties style:font-name="Merriweather" style:font-name-asian="Merriweather" style:font-name-complex="Merriweather"/>
    </style:style>
    <style:style style:name="T35_190" style:family="text">
      <style:text-properties style:font-name="Merriweather" style:font-name-asian="Merriweather" style:font-name-complex="Merriweather"/>
    </style:style>
    <style:style style:name="T35_191" style:family="text">
      <style:text-properties style:font-name="Merriweather" style:font-name-asian="Merriweather" style:font-name-complex="Merriweather"/>
    </style:style>
    <style:style style:name="T35_192" style:family="text">
      <style:text-properties style:font-name="Merriweather" style:font-name-asian="Merriweather" style:font-name-complex="Merriweather"/>
    </style:style>
    <style:style style:name="T35_193" style:family="text">
      <style:text-properties style:font-name="Merriweather" style:font-name-asian="Merriweather" style:font-name-complex="Merriweather"/>
    </style:style>
    <style:style style:name="T35_194" style:family="text">
      <style:text-properties style:font-name="Merriweather" style:font-name-asian="Merriweather" style:font-name-complex="Merriweather"/>
    </style:style>
    <style:style style:name="T35_195" style:family="text">
      <style:text-properties style:font-name="Merriweather" style:font-name-asian="Merriweather" style:font-name-complex="Merriweather"/>
    </style:style>
    <style:style style:name="T35_196" style:family="text">
      <style:text-properties style:font-name="Merriweather" style:font-name-asian="Merriweather" style:font-name-complex="Merriweather"/>
    </style:style>
    <style:style style:name="T35_197" style:family="text">
      <style:text-properties style:font-name="Merriweather" style:font-name-asian="Merriweather" style:font-name-complex="Merriweather"/>
    </style:style>
    <style:style style:name="T35_198" style:family="text">
      <style:text-properties style:font-name="Merriweather" style:font-name-asian="Merriweather" style:font-name-complex="Merriweather"/>
    </style:style>
    <style:style style:name="T35_199" style:family="text">
      <style:text-properties style:font-name="Merriweather" style:font-name-asian="Merriweather" style:font-name-complex="Merriweather"/>
    </style:style>
    <style:style style:name="T35_200" style:family="text">
      <style:text-properties style:font-name="Merriweather" style:font-name-asian="Merriweather" style:font-name-complex="Merriweather"/>
    </style:style>
    <style:style style:name="T35_201" style:family="text">
      <style:text-properties style:font-name="Merriweather" style:font-name-asian="Merriweather" style:font-name-complex="Merriweather"/>
    </style:style>
    <style:style style:name="T35_202" style:family="text">
      <style:text-properties style:font-name="Merriweather" style:font-name-asian="Merriweather" style:font-name-complex="Merriweather"/>
    </style:style>
    <style:style style:name="T35_203" style:family="text">
      <style:text-properties style:font-name="Merriweather" style:font-name-asian="Merriweather" style:font-name-complex="Merriweather"/>
    </style:style>
    <style:style style:name="T35_204" style:family="text">
      <style:text-properties style:font-name="Merriweather" style:font-name-asian="Merriweather" style:font-name-complex="Merriweather"/>
    </style:style>
    <style:style style:name="T35_205" style:family="text">
      <style:text-properties style:font-name="Merriweather" style:font-name-asian="Merriweather" style:font-name-complex="Merriweather"/>
    </style:style>
    <style:style style:name="T35_206" style:family="text">
      <style:text-properties style:font-name="Merriweather" style:font-name-asian="Merriweather" style:font-name-complex="Merriweather"/>
    </style:style>
    <style:style style:name="P36" style:family="paragraph" style:parent-style-name="Standard">
      <style:paragraph-properties fo:break-before="auto" style:writing-mode="lr-tb"/>
    </style:style>
    <style:style style:name="T36_1" style:family="text">
      <style:text-properties style:font-name="Merriweather" style:font-name-asian="Merriweather" style:font-name-complex="Merriweather"/>
    </style:style>
    <style:style style:name="T36_2" style:family="text">
      <style:text-properties style:font-name="Merriweather" style:font-name-asian="Merriweather" style:font-name-complex="Merriweather"/>
    </style:style>
    <style:style style:name="T36_3" style:family="text">
      <style:text-properties style:font-name="Merriweather" style:font-name-asian="Merriweather" style:font-name-complex="Merriweather"/>
    </style:style>
    <style:style style:name="T36_4" style:family="text">
      <style:text-properties style:font-name="Merriweather" style:font-name-asian="Merriweather" style:font-name-complex="Merriweather"/>
    </style:style>
    <style:style style:name="T36_5" style:family="text">
      <style:text-properties style:font-name="Merriweather" style:font-name-asian="Merriweather" style:font-name-complex="Merriweather"/>
    </style:style>
    <style:style style:name="T36_6" style:family="text">
      <style:text-properties style:font-name="Merriweather" style:font-name-asian="Merriweather" style:font-name-complex="Merriweather"/>
    </style:style>
    <style:style style:name="T36_7" style:family="text">
      <style:text-properties style:font-name="Merriweather" style:font-name-asian="Merriweather" style:font-name-complex="Merriweather"/>
    </style:style>
    <style:style style:name="T36_8" style:family="text">
      <style:text-properties style:font-name="Merriweather" style:font-name-asian="Merriweather" style:font-name-complex="Merriweather"/>
    </style:style>
    <style:style style:name="T36_9" style:family="text">
      <style:text-properties style:font-name="Merriweather" style:font-name-asian="Merriweather" style:font-name-complex="Merriweather"/>
    </style:style>
    <style:style style:name="T36_10" style:family="text">
      <style:text-properties style:font-name="Merriweather" style:font-name-asian="Merriweather" style:font-name-complex="Merriweather"/>
    </style:style>
    <style:style style:name="T36_11" style:family="text">
      <style:text-properties style:font-name="Merriweather" style:font-name-asian="Merriweather" style:font-name-complex="Merriweather"/>
    </style:style>
    <style:style style:name="T36_12" style:family="text">
      <style:text-properties style:font-name="Merriweather" style:font-name-asian="Merriweather" style:font-name-complex="Merriweather"/>
    </style:style>
    <style:style style:name="T36_13" style:family="text">
      <style:text-properties style:font-name="Merriweather" style:font-name-asian="Merriweather" style:font-name-complex="Merriweather"/>
    </style:style>
    <style:style style:name="T36_14" style:family="text">
      <style:text-properties style:font-name="Merriweather" style:font-name-asian="Merriweather" style:font-name-complex="Merriweather"/>
    </style:style>
    <style:style style:name="T36_15" style:family="text">
      <style:text-properties style:font-name="Merriweather" style:font-name-asian="Merriweather" style:font-name-complex="Merriweather"/>
    </style:style>
    <style:style style:name="T36_16" style:family="text">
      <style:text-properties style:font-name="Merriweather" style:font-name-asian="Merriweather" style:font-name-complex="Merriweather"/>
    </style:style>
    <style:style style:name="T36_17" style:family="text">
      <style:text-properties style:font-name="Merriweather" style:font-name-asian="Merriweather" style:font-name-complex="Merriweather"/>
    </style:style>
    <style:style style:name="T36_18" style:family="text">
      <style:text-properties style:font-name="Merriweather" style:font-name-asian="Merriweather" style:font-name-complex="Merriweather"/>
    </style:style>
    <style:style style:name="T36_19" style:family="text">
      <style:text-properties style:font-name="Merriweather" style:font-name-asian="Merriweather" style:font-name-complex="Merriweather"/>
    </style:style>
    <style:style style:name="T36_20" style:family="text">
      <style:text-properties style:font-name="Merriweather" style:font-name-asian="Merriweather" style:font-name-complex="Merriweather"/>
    </style:style>
    <style:style style:name="T36_21" style:family="text">
      <style:text-properties style:font-name="Merriweather" style:font-name-asian="Merriweather" style:font-name-complex="Merriweather"/>
    </style:style>
    <style:style style:name="T36_22" style:family="text">
      <style:text-properties style:font-name="Merriweather" style:font-name-asian="Merriweather" style:font-name-complex="Merriweather"/>
    </style:style>
    <style:style style:name="T36_23" style:family="text">
      <style:text-properties style:font-name="Merriweather" style:font-name-asian="Merriweather" style:font-name-complex="Merriweather"/>
    </style:style>
    <style:style style:name="T36_24" style:family="text">
      <style:text-properties style:font-name="Merriweather" style:font-name-asian="Merriweather" style:font-name-complex="Merriweather"/>
    </style:style>
    <style:style style:name="T36_25" style:family="text">
      <style:text-properties style:font-name="Merriweather" style:font-name-asian="Merriweather" style:font-name-complex="Merriweather"/>
    </style:style>
    <style:style style:name="T36_26" style:family="text">
      <style:text-properties style:font-name="Merriweather" style:font-name-asian="Merriweather" style:font-name-complex="Merriweather"/>
    </style:style>
    <style:style style:name="T36_27" style:family="text">
      <style:text-properties style:font-name="Merriweather" style:font-name-asian="Merriweather" style:font-name-complex="Merriweather"/>
    </style:style>
    <style:style style:name="T36_28" style:family="text">
      <style:text-properties style:font-name="Merriweather" style:font-name-asian="Merriweather" style:font-name-complex="Merriweather"/>
    </style:style>
    <style:style style:name="T36_29" style:family="text">
      <style:text-properties style:font-name="Merriweather" style:font-name-asian="Merriweather" style:font-name-complex="Merriweather"/>
    </style:style>
    <style:style style:name="T36_30" style:family="text">
      <style:text-properties style:font-name="Merriweather" style:font-name-asian="Merriweather" style:font-name-complex="Merriweather"/>
    </style:style>
    <style:style style:name="T36_31" style:family="text">
      <style:text-properties style:font-name="Merriweather" style:font-name-asian="Merriweather" style:font-name-complex="Merriweather"/>
    </style:style>
    <style:style style:name="T36_32" style:family="text">
      <style:text-properties style:font-name="Merriweather" style:font-name-asian="Merriweather" style:font-name-complex="Merriweather"/>
    </style:style>
    <style:style style:name="T36_33" style:family="text">
      <style:text-properties style:font-name="Merriweather" style:font-name-asian="Merriweather" style:font-name-complex="Merriweather"/>
    </style:style>
    <style:style style:name="T36_34" style:family="text">
      <style:text-properties style:font-name="Merriweather" style:font-name-asian="Merriweather" style:font-name-complex="Merriweather"/>
    </style:style>
    <style:style style:name="T36_35" style:family="text">
      <style:text-properties style:font-name="Merriweather" style:font-name-asian="Merriweather" style:font-name-complex="Merriweather"/>
    </style:style>
    <style:style style:name="T36_36" style:family="text">
      <style:text-properties style:font-name="Merriweather" style:font-name-asian="Merriweather" style:font-name-complex="Merriweather"/>
    </style:style>
    <style:style style:name="T36_37" style:family="text">
      <style:text-properties style:font-name="Merriweather" style:font-name-asian="Merriweather" style:font-name-complex="Merriweather"/>
    </style:style>
    <style:style style:name="T36_38" style:family="text">
      <style:text-properties style:font-name="Merriweather" style:font-name-asian="Merriweather" style:font-name-complex="Merriweather"/>
    </style:style>
    <style:style style:name="T36_39" style:family="text">
      <style:text-properties style:font-name="Merriweather" style:font-name-asian="Merriweather" style:font-name-complex="Merriweather"/>
    </style:style>
    <style:style style:name="T36_40" style:family="text">
      <style:text-properties style:font-name="Merriweather" style:font-name-asian="Merriweather" style:font-name-complex="Merriweather"/>
    </style:style>
    <style:style style:name="T36_41" style:family="text">
      <style:text-properties style:font-name="Merriweather" style:font-name-asian="Merriweather" style:font-name-complex="Merriweather"/>
    </style:style>
    <style:style style:name="T36_42" style:family="text">
      <style:text-properties style:font-name="Merriweather" style:font-name-asian="Merriweather" style:font-name-complex="Merriweather"/>
    </style:style>
    <style:style style:name="T36_43" style:family="text">
      <style:text-properties style:font-name="Merriweather" style:font-name-asian="Merriweather" style:font-name-complex="Merriweather"/>
    </style:style>
    <style:style style:name="T36_44" style:family="text">
      <style:text-properties style:font-name="Merriweather" style:font-name-asian="Merriweather" style:font-name-complex="Merriweather"/>
    </style:style>
    <style:style style:name="T36_45" style:family="text">
      <style:text-properties style:font-name="Merriweather" style:font-name-asian="Merriweather" style:font-name-complex="Merriweather"/>
    </style:style>
    <style:style style:name="T36_46" style:family="text">
      <style:text-properties style:font-name="Merriweather" style:font-name-asian="Merriweather" style:font-name-complex="Merriweather"/>
    </style:style>
    <style:style style:name="T36_47" style:family="text">
      <style:text-properties style:font-name="Merriweather" style:font-name-asian="Merriweather" style:font-name-complex="Merriweather"/>
    </style:style>
    <style:style style:name="T36_48" style:family="text">
      <style:text-properties style:font-name="Merriweather" style:font-name-asian="Merriweather" style:font-name-complex="Merriweather"/>
    </style:style>
    <style:style style:name="T36_49" style:family="text">
      <style:text-properties style:font-name="Merriweather" style:font-name-asian="Merriweather" style:font-name-complex="Merriweather"/>
    </style:style>
    <style:style style:name="T36_50" style:family="text">
      <style:text-properties style:font-name="Merriweather" style:font-name-asian="Merriweather" style:font-name-complex="Merriweather"/>
    </style:style>
    <style:style style:name="T36_51" style:family="text">
      <style:text-properties style:font-name="Merriweather" style:font-name-asian="Merriweather" style:font-name-complex="Merriweather"/>
    </style:style>
    <style:style style:name="T36_52" style:family="text">
      <style:text-properties style:font-name="Merriweather" style:font-name-asian="Merriweather" style:font-name-complex="Merriweather"/>
    </style:style>
    <style:style style:name="T36_53" style:family="text">
      <style:text-properties style:font-name="Merriweather" style:font-name-asian="Merriweather" style:font-name-complex="Merriweather"/>
    </style:style>
    <style:style style:name="T36_54" style:family="text">
      <style:text-properties style:font-name="Merriweather" style:font-name-asian="Merriweather" style:font-name-complex="Merriweather"/>
    </style:style>
    <style:style style:name="T36_55" style:family="text">
      <style:text-properties style:font-name="Merriweather" style:font-name-asian="Merriweather" style:font-name-complex="Merriweather"/>
    </style:style>
    <style:style style:name="T36_56" style:family="text">
      <style:text-properties style:font-name="Merriweather" style:font-name-asian="Merriweather" style:font-name-complex="Merriweather"/>
    </style:style>
    <style:style style:name="T36_57" style:family="text">
      <style:text-properties style:font-name="Merriweather" style:font-name-asian="Merriweather" style:font-name-complex="Merriweather"/>
    </style:style>
    <style:style style:name="T36_58" style:family="text">
      <style:text-properties style:font-name="Merriweather" style:font-name-asian="Merriweather" style:font-name-complex="Merriweather"/>
    </style:style>
    <style:style style:name="T36_59" style:family="text">
      <style:text-properties style:font-name="Merriweather" style:font-name-asian="Merriweather" style:font-name-complex="Merriweather"/>
    </style:style>
    <style:style style:name="T36_60" style:family="text">
      <style:text-properties style:font-name="Merriweather" style:font-name-asian="Merriweather" style:font-name-complex="Merriweather"/>
    </style:style>
    <style:style style:name="T36_61" style:family="text">
      <style:text-properties style:font-name="Merriweather" style:font-name-asian="Merriweather" style:font-name-complex="Merriweather"/>
    </style:style>
    <style:style style:name="T36_62" style:family="text">
      <style:text-properties style:font-name="Merriweather" style:font-name-asian="Merriweather" style:font-name-complex="Merriweather"/>
    </style:style>
    <style:style style:name="T36_63" style:family="text">
      <style:text-properties style:font-name="Merriweather" style:font-name-asian="Merriweather" style:font-name-complex="Merriweather"/>
    </style:style>
    <style:style style:name="T36_64" style:family="text">
      <style:text-properties style:font-name="Merriweather" style:font-name-asian="Merriweather" style:font-name-complex="Merriweather"/>
    </style:style>
    <style:style style:name="T36_65" style:family="text">
      <style:text-properties style:font-name="Merriweather" style:font-name-asian="Merriweather" style:font-name-complex="Merriweather"/>
    </style:style>
    <style:style style:name="T36_66" style:family="text">
      <style:text-properties style:font-name="Merriweather" style:font-name-asian="Merriweather" style:font-name-complex="Merriweather"/>
    </style:style>
    <style:style style:name="T36_67" style:family="text">
      <style:text-properties style:font-name="Merriweather" style:font-name-asian="Merriweather" style:font-name-complex="Merriweather"/>
    </style:style>
    <style:style style:name="T36_68" style:family="text">
      <style:text-properties style:font-name="Merriweather" style:font-name-asian="Merriweather" style:font-name-complex="Merriweather"/>
    </style:style>
    <style:style style:name="T36_69" style:family="text">
      <style:text-properties style:font-name="Merriweather" style:font-name-asian="Merriweather" style:font-name-complex="Merriweather"/>
    </style:style>
    <style:style style:name="T36_70" style:family="text">
      <style:text-properties style:font-name="Merriweather" style:font-name-asian="Merriweather" style:font-name-complex="Merriweather"/>
    </style:style>
    <style:style style:name="T36_71" style:family="text">
      <style:text-properties style:font-name="Merriweather" style:font-name-asian="Merriweather" style:font-name-complex="Merriweather"/>
    </style:style>
    <style:style style:name="T36_72" style:family="text">
      <style:text-properties style:font-name="Merriweather" style:font-name-asian="Merriweather" style:font-name-complex="Merriweather"/>
    </style:style>
    <style:style style:name="T36_73" style:family="text">
      <style:text-properties style:font-name="Merriweather" style:font-name-asian="Merriweather" style:font-name-complex="Merriweather"/>
    </style:style>
    <style:style style:name="T36_74" style:family="text">
      <style:text-properties style:font-name="Merriweather" style:font-name-asian="Merriweather" style:font-name-complex="Merriweather"/>
    </style:style>
    <style:style style:name="T36_75" style:family="text">
      <style:text-properties style:font-name="Merriweather" style:font-name-asian="Merriweather" style:font-name-complex="Merriweather"/>
    </style:style>
    <style:style style:name="T36_76" style:family="text">
      <style:text-properties style:font-name="Merriweather" style:font-name-asian="Merriweather" style:font-name-complex="Merriweather"/>
    </style:style>
    <style:style style:name="T36_77" style:family="text">
      <style:text-properties style:font-name="Merriweather" style:font-name-asian="Merriweather" style:font-name-complex="Merriweather"/>
    </style:style>
    <style:style style:name="T36_78" style:family="text">
      <style:text-properties style:font-name="Merriweather" style:font-name-asian="Merriweather" style:font-name-complex="Merriweather"/>
    </style:style>
    <style:style style:name="T36_79" style:family="text">
      <style:text-properties style:font-name="Merriweather" style:font-name-asian="Merriweather" style:font-name-complex="Merriweather"/>
    </style:style>
    <style:style style:name="T36_80" style:family="text">
      <style:text-properties style:font-name="Merriweather" style:font-name-asian="Merriweather" style:font-name-complex="Merriweather"/>
    </style:style>
    <style:style style:name="T36_81" style:family="text">
      <style:text-properties style:font-name="Merriweather" style:font-name-asian="Merriweather" style:font-name-complex="Merriweather"/>
    </style:style>
    <style:style style:name="T36_82" style:family="text">
      <style:text-properties style:font-name="Merriweather" style:font-name-asian="Merriweather" style:font-name-complex="Merriweather"/>
    </style:style>
    <style:style style:name="T36_83" style:family="text">
      <style:text-properties style:font-name="Merriweather" style:font-name-asian="Merriweather" style:font-name-complex="Merriweather"/>
    </style:style>
    <style:style style:name="T36_84" style:family="text">
      <style:text-properties style:font-name="Merriweather" style:font-name-asian="Merriweather" style:font-name-complex="Merriweather"/>
    </style:style>
    <style:style style:name="T36_85" style:family="text">
      <style:text-properties style:font-name="Merriweather" style:font-name-asian="Merriweather" style:font-name-complex="Merriweather"/>
    </style:style>
    <style:style style:name="T36_86" style:family="text">
      <style:text-properties style:font-name="Merriweather" style:font-name-asian="Merriweather" style:font-name-complex="Merriweather"/>
    </style:style>
    <style:style style:name="T36_87" style:family="text">
      <style:text-properties style:font-name="Merriweather" style:font-name-asian="Merriweather" style:font-name-complex="Merriweather"/>
    </style:style>
    <style:style style:name="T36_88" style:family="text">
      <style:text-properties style:font-name="Merriweather" style:font-name-asian="Merriweather" style:font-name-complex="Merriweather"/>
    </style:style>
    <style:style style:name="T36_89" style:family="text">
      <style:text-properties style:font-name="Merriweather" style:font-name-asian="Merriweather" style:font-name-complex="Merriweather"/>
    </style:style>
    <style:style style:name="T36_90" style:family="text">
      <style:text-properties style:font-name="Merriweather" style:font-name-asian="Merriweather" style:font-name-complex="Merriweather"/>
    </style:style>
    <style:style style:name="T36_91" style:family="text">
      <style:text-properties style:font-name="Merriweather" style:font-name-asian="Merriweather" style:font-name-complex="Merriweather"/>
    </style:style>
    <style:style style:name="T36_92" style:family="text">
      <style:text-properties style:font-name="Merriweather" style:font-name-asian="Merriweather" style:font-name-complex="Merriweather"/>
    </style:style>
    <style:style style:name="T36_93" style:family="text">
      <style:text-properties style:font-name="Merriweather" style:font-name-asian="Merriweather" style:font-name-complex="Merriweather"/>
    </style:style>
    <style:style style:name="T36_94" style:family="text">
      <style:text-properties style:font-name="Merriweather" style:font-name-asian="Merriweather" style:font-name-complex="Merriweather"/>
    </style:style>
    <style:style style:name="T36_95" style:family="text">
      <style:text-properties style:font-name="Merriweather" style:font-name-asian="Merriweather" style:font-name-complex="Merriweather"/>
    </style:style>
    <style:style style:name="T36_96" style:family="text">
      <style:text-properties style:font-name="Merriweather" style:font-name-asian="Merriweather" style:font-name-complex="Merriweather"/>
    </style:style>
    <style:style style:name="T36_97" style:family="text">
      <style:text-properties style:font-name="Merriweather" style:font-name-asian="Merriweather" style:font-name-complex="Merriweather"/>
    </style:style>
    <style:style style:name="T36_98" style:family="text">
      <style:text-properties style:font-name="Merriweather" style:font-name-asian="Merriweather" style:font-name-complex="Merriweather"/>
    </style:style>
    <style:style style:name="T36_99" style:family="text">
      <style:text-properties style:font-name="Merriweather" style:font-name-asian="Merriweather" style:font-name-complex="Merriweather"/>
    </style:style>
    <style:style style:name="T36_100" style:family="text">
      <style:text-properties style:font-name="Merriweather" style:font-name-asian="Merriweather" style:font-name-complex="Merriweather"/>
    </style:style>
    <style:style style:name="T36_101" style:family="text">
      <style:text-properties style:font-name="Merriweather" style:font-name-asian="Merriweather" style:font-name-complex="Merriweather"/>
    </style:style>
    <style:style style:name="T36_102" style:family="text">
      <style:text-properties style:font-name="Merriweather" style:font-name-asian="Merriweather" style:font-name-complex="Merriweather"/>
    </style:style>
    <style:style style:name="T36_103" style:family="text">
      <style:text-properties style:font-name="Merriweather" style:font-name-asian="Merriweather" style:font-name-complex="Merriweather"/>
    </style:style>
    <style:style style:name="T36_104" style:family="text">
      <style:text-properties style:font-name="Merriweather" style:font-name-asian="Merriweather" style:font-name-complex="Merriweather"/>
    </style:style>
    <style:style style:name="T36_105" style:family="text">
      <style:text-properties style:font-name="Merriweather" style:font-name-asian="Merriweather" style:font-name-complex="Merriweather"/>
    </style:style>
    <style:style style:name="T36_106" style:family="text">
      <style:text-properties style:font-name="Merriweather" style:font-name-asian="Merriweather" style:font-name-complex="Merriweather"/>
    </style:style>
    <style:style style:name="T36_107" style:family="text">
      <style:text-properties style:font-name="Merriweather" style:font-name-asian="Merriweather" style:font-name-complex="Merriweather"/>
    </style:style>
    <style:style style:name="T36_108" style:family="text">
      <style:text-properties style:font-name="Merriweather" style:font-name-asian="Merriweather" style:font-name-complex="Merriweather"/>
    </style:style>
    <style:style style:name="T36_109" style:family="text">
      <style:text-properties style:font-name="Merriweather" style:font-name-asian="Merriweather" style:font-name-complex="Merriweather"/>
    </style:style>
    <style:style style:name="T36_110" style:family="text">
      <style:text-properties style:font-name="Merriweather" style:font-name-asian="Merriweather" style:font-name-complex="Merriweather"/>
    </style:style>
    <style:style style:name="T36_111" style:family="text">
      <style:text-properties style:font-name="Merriweather" style:font-name-asian="Merriweather" style:font-name-complex="Merriweather"/>
    </style:style>
    <style:style style:name="T36_112" style:family="text">
      <style:text-properties style:font-name="Merriweather" style:font-name-asian="Merriweather" style:font-name-complex="Merriweather"/>
    </style:style>
    <style:style style:name="T36_113" style:family="text">
      <style:text-properties style:font-name="Merriweather" style:font-name-asian="Merriweather" style:font-name-complex="Merriweather"/>
    </style:style>
    <style:style style:name="T36_114" style:family="text">
      <style:text-properties style:font-name="Merriweather" style:font-name-asian="Merriweather" style:font-name-complex="Merriweather"/>
    </style:style>
    <style:style style:name="T36_115" style:family="text">
      <style:text-properties style:font-name="Merriweather" style:font-name-asian="Merriweather" style:font-name-complex="Merriweather"/>
    </style:style>
    <style:style style:name="T36_116" style:family="text">
      <style:text-properties style:font-name="Merriweather" style:font-name-asian="Merriweather" style:font-name-complex="Merriweather"/>
    </style:style>
    <style:style style:name="T36_117" style:family="text">
      <style:text-properties style:font-name="Merriweather" style:font-name-asian="Merriweather" style:font-name-complex="Merriweather"/>
    </style:style>
    <style:style style:name="T36_118" style:family="text">
      <style:text-properties style:font-name="Merriweather" style:font-name-asian="Merriweather" style:font-name-complex="Merriweather"/>
    </style:style>
    <style:style style:name="T36_119" style:family="text">
      <style:text-properties style:font-name="Merriweather" style:font-name-asian="Merriweather" style:font-name-complex="Merriweather"/>
    </style:style>
    <style:style style:name="T36_120" style:family="text">
      <style:text-properties style:font-name="Merriweather" style:font-name-asian="Merriweather" style:font-name-complex="Merriweather"/>
    </style:style>
    <style:style style:name="T36_121" style:family="text">
      <style:text-properties style:font-name="Merriweather" style:font-name-asian="Merriweather" style:font-name-complex="Merriweather"/>
    </style:style>
    <style:style style:name="T36_122" style:family="text">
      <style:text-properties style:font-name="Merriweather" style:font-name-asian="Merriweather" style:font-name-complex="Merriweather"/>
    </style:style>
    <style:style style:name="T36_123" style:family="text">
      <style:text-properties style:font-name="Merriweather" style:font-name-asian="Merriweather" style:font-name-complex="Merriweather"/>
    </style:style>
    <style:style style:name="T36_124" style:family="text">
      <style:text-properties style:font-name="Merriweather" style:font-name-asian="Merriweather" style:font-name-complex="Merriweather"/>
    </style:style>
    <style:style style:name="T36_125" style:family="text">
      <style:text-properties style:font-name="Merriweather" style:font-name-asian="Merriweather" style:font-name-complex="Merriweather"/>
    </style:style>
    <style:style style:name="T36_126" style:family="text">
      <style:text-properties style:font-name="Merriweather" style:font-name-asian="Merriweather" style:font-name-complex="Merriweather"/>
    </style:style>
    <style:style style:name="T36_127" style:family="text">
      <style:text-properties style:font-name="Merriweather" style:font-name-asian="Merriweather" style:font-name-complex="Merriweather"/>
    </style:style>
    <style:style style:name="T36_128" style:family="text">
      <style:text-properties style:font-name="Merriweather" style:font-name-asian="Merriweather" style:font-name-complex="Merriweather"/>
    </style:style>
    <style:style style:name="T36_129" style:family="text">
      <style:text-properties style:font-name="Merriweather" style:font-name-asian="Merriweather" style:font-name-complex="Merriweather"/>
    </style:style>
    <style:style style:name="T36_130" style:family="text">
      <style:text-properties style:font-name="Merriweather" style:font-name-asian="Merriweather" style:font-name-complex="Merriweather"/>
    </style:style>
    <style:style style:name="T36_131" style:family="text">
      <style:text-properties style:font-name="Merriweather" style:font-name-asian="Merriweather" style:font-name-complex="Merriweather"/>
    </style:style>
    <style:style style:name="T36_132" style:family="text">
      <style:text-properties style:font-name="Merriweather" style:font-name-asian="Merriweather" style:font-name-complex="Merriweather"/>
    </style:style>
    <style:style style:name="T36_133" style:family="text">
      <style:text-properties style:font-name="Merriweather" style:font-name-asian="Merriweather" style:font-name-complex="Merriweather"/>
    </style:style>
    <style:style style:name="T36_134" style:family="text">
      <style:text-properties style:font-name="Merriweather" style:font-name-asian="Merriweather" style:font-name-complex="Merriweather"/>
    </style:style>
    <style:style style:name="T36_135" style:family="text">
      <style:text-properties style:font-name="Merriweather" style:font-name-asian="Merriweather" style:font-name-complex="Merriweather"/>
    </style:style>
    <style:style style:name="T36_136" style:family="text">
      <style:text-properties style:font-name="Merriweather" style:font-name-asian="Merriweather" style:font-name-complex="Merriweather"/>
    </style:style>
    <style:style style:name="T36_137" style:family="text">
      <style:text-properties style:font-name="Merriweather" style:font-name-asian="Merriweather" style:font-name-complex="Merriweather"/>
    </style:style>
    <style:style style:name="T36_138" style:family="text">
      <style:text-properties style:font-name="Merriweather" style:font-name-asian="Merriweather" style:font-name-complex="Merriweather"/>
    </style:style>
    <style:style style:name="T36_139" style:family="text">
      <style:text-properties style:font-name="Merriweather" style:font-name-asian="Merriweather" style:font-name-complex="Merriweather"/>
    </style:style>
    <style:style style:name="T36_140" style:family="text">
      <style:text-properties style:font-name="Merriweather" style:font-name-asian="Merriweather" style:font-name-complex="Merriweather"/>
    </style:style>
    <style:style style:name="T36_141" style:family="text">
      <style:text-properties style:font-name="Merriweather" style:font-name-asian="Merriweather" style:font-name-complex="Merriweather"/>
    </style:style>
    <style:style style:name="T36_142" style:family="text">
      <style:text-properties style:font-name="Merriweather" style:font-name-asian="Merriweather" style:font-name-complex="Merriweather"/>
    </style:style>
    <style:style style:name="T36_143" style:family="text">
      <style:text-properties style:font-name="Merriweather" style:font-name-asian="Merriweather" style:font-name-complex="Merriweather"/>
    </style:style>
    <style:style style:name="T36_144" style:family="text">
      <style:text-properties style:font-name="Merriweather" style:font-name-asian="Merriweather" style:font-name-complex="Merriweather"/>
    </style:style>
    <style:style style:name="T36_145" style:family="text">
      <style:text-properties style:font-name="Merriweather" style:font-name-asian="Merriweather" style:font-name-complex="Merriweather"/>
    </style:style>
    <style:style style:name="T36_146" style:family="text">
      <style:text-properties style:font-name="Merriweather" style:font-name-asian="Merriweather" style:font-name-complex="Merriweather"/>
    </style:style>
    <style:style style:name="T36_147" style:family="text">
      <style:text-properties style:font-name="Merriweather" style:font-name-asian="Merriweather" style:font-name-complex="Merriweather"/>
    </style:style>
    <style:style style:name="T36_148" style:family="text">
      <style:text-properties style:font-name="Merriweather" style:font-name-asian="Merriweather" style:font-name-complex="Merriweather"/>
    </style:style>
    <style:style style:name="T36_149" style:family="text">
      <style:text-properties style:font-name="Merriweather" style:font-name-asian="Merriweather" style:font-name-complex="Merriweather"/>
    </style:style>
    <style:style style:name="T36_150" style:family="text">
      <style:text-properties style:font-name="Merriweather" style:font-name-asian="Merriweather" style:font-name-complex="Merriweather"/>
    </style:style>
    <style:style style:name="T36_151" style:family="text">
      <style:text-properties style:font-name="Merriweather" style:font-name-asian="Merriweather" style:font-name-complex="Merriweather"/>
    </style:style>
    <style:style style:name="T36_152" style:family="text">
      <style:text-properties style:font-name="Merriweather" style:font-name-asian="Merriweather" style:font-name-complex="Merriweather"/>
    </style:style>
    <style:style style:name="T36_153" style:family="text">
      <style:text-properties style:font-name="Merriweather" style:font-name-asian="Merriweather" style:font-name-complex="Merriweather"/>
    </style:style>
    <style:style style:name="T36_154" style:family="text">
      <style:text-properties style:font-name="Merriweather" style:font-name-asian="Merriweather" style:font-name-complex="Merriweather"/>
    </style:style>
    <style:style style:name="T36_155" style:family="text">
      <style:text-properties style:font-name="Merriweather" style:font-name-asian="Merriweather" style:font-name-complex="Merriweather"/>
    </style:style>
    <style:style style:name="T36_156" style:family="text">
      <style:text-properties style:font-name="Merriweather" style:font-name-asian="Merriweather" style:font-name-complex="Merriweather"/>
    </style:style>
    <style:style style:name="T36_157" style:family="text">
      <style:text-properties style:font-name="Merriweather" style:font-name-asian="Merriweather" style:font-name-complex="Merriweather"/>
    </style:style>
    <style:style style:name="T36_158" style:family="text">
      <style:text-properties style:font-name="Merriweather" style:font-name-asian="Merriweather" style:font-name-complex="Merriweather"/>
    </style:style>
    <style:style style:name="P37" style:family="paragraph" style:parent-style-name="Standard">
      <style:paragraph-properties fo:break-before="auto" style:writing-mode="lr-tb"/>
    </style:style>
    <style:style style:name="T37_1" style:family="text">
      <style:text-properties style:font-name="Merriweather" style:font-name-asian="Merriweather" style:font-name-complex="Merriweather"/>
    </style:style>
    <style:style style:name="T37_2" style:family="text">
      <style:text-properties style:font-name="Merriweather" style:font-name-asian="Merriweather" style:font-name-complex="Merriweather"/>
    </style:style>
    <style:style style:name="T37_3" style:family="text">
      <style:text-properties style:font-name="Merriweather" style:font-name-asian="Merriweather" style:font-name-complex="Merriweather"/>
    </style:style>
    <style:style style:name="T37_4" style:family="text">
      <style:text-properties style:font-name="Merriweather" style:font-name-asian="Merriweather" style:font-name-complex="Merriweather"/>
    </style:style>
    <style:style style:name="T37_5" style:family="text">
      <style:text-properties style:font-name="Merriweather" style:font-name-asian="Merriweather" style:font-name-complex="Merriweather"/>
    </style:style>
    <style:style style:name="T37_6" style:family="text">
      <style:text-properties style:font-name="Merriweather" style:font-name-asian="Merriweather" style:font-name-complex="Merriweather"/>
    </style:style>
    <style:style style:name="T37_7" style:family="text">
      <style:text-properties style:font-name="Merriweather" style:font-name-asian="Merriweather" style:font-name-complex="Merriweather"/>
    </style:style>
    <style:style style:name="T37_8" style:family="text">
      <style:text-properties style:font-name="Merriweather" style:font-name-asian="Merriweather" style:font-name-complex="Merriweather"/>
    </style:style>
    <style:style style:name="T37_9" style:family="text">
      <style:text-properties style:font-name="Merriweather" style:font-name-asian="Merriweather" style:font-name-complex="Merriweather"/>
    </style:style>
    <style:style style:name="T37_10" style:family="text">
      <style:text-properties style:font-name="Merriweather" style:font-name-asian="Merriweather" style:font-name-complex="Merriweather"/>
    </style:style>
    <style:style style:name="T37_11" style:family="text">
      <style:text-properties style:font-name="Merriweather" style:font-name-asian="Merriweather" style:font-name-complex="Merriweather"/>
    </style:style>
    <style:style style:name="T37_12" style:family="text">
      <style:text-properties style:font-name="Merriweather" style:font-name-asian="Merriweather" style:font-name-complex="Merriweather"/>
    </style:style>
    <style:style style:name="T37_13" style:family="text">
      <style:text-properties style:font-name="Merriweather" style:font-name-asian="Merriweather" style:font-name-complex="Merriweather"/>
    </style:style>
    <style:style style:name="T37_14" style:family="text">
      <style:text-properties style:font-name="Merriweather" style:font-name-asian="Merriweather" style:font-name-complex="Merriweather"/>
    </style:style>
    <style:style style:name="T37_15" style:family="text">
      <style:text-properties style:font-name="Merriweather" style:font-name-asian="Merriweather" style:font-name-complex="Merriweather"/>
    </style:style>
    <style:style style:name="T37_16" style:family="text">
      <style:text-properties style:font-name="Merriweather" style:font-name-asian="Merriweather" style:font-name-complex="Merriweather"/>
    </style:style>
    <style:style style:name="T37_17" style:family="text">
      <style:text-properties style:font-name="Merriweather" style:font-name-asian="Merriweather" style:font-name-complex="Merriweather"/>
    </style:style>
    <style:style style:name="T37_18" style:family="text">
      <style:text-properties style:font-name="Merriweather" style:font-name-asian="Merriweather" style:font-name-complex="Merriweather"/>
    </style:style>
    <style:style style:name="T37_19" style:family="text">
      <style:text-properties style:font-name="Merriweather" style:font-name-asian="Merriweather" style:font-name-complex="Merriweather"/>
    </style:style>
    <style:style style:name="T37_20" style:family="text">
      <style:text-properties style:font-name="Merriweather" style:font-name-asian="Merriweather" style:font-name-complex="Merriweather"/>
    </style:style>
    <style:style style:name="T37_21" style:family="text">
      <style:text-properties style:font-name="Merriweather" style:font-name-asian="Merriweather" style:font-name-complex="Merriweather"/>
    </style:style>
    <style:style style:name="T37_22" style:family="text">
      <style:text-properties style:font-name="Merriweather" style:font-name-asian="Merriweather" style:font-name-complex="Merriweather"/>
    </style:style>
    <style:style style:name="T37_23" style:family="text">
      <style:text-properties style:font-name="Merriweather" style:font-name-asian="Merriweather" style:font-name-complex="Merriweather"/>
    </style:style>
    <style:style style:name="T37_24" style:family="text">
      <style:text-properties style:font-name="Merriweather" style:font-name-asian="Merriweather" style:font-name-complex="Merriweather"/>
    </style:style>
    <style:style style:name="T37_25" style:family="text">
      <style:text-properties style:font-name="Merriweather" style:font-name-asian="Merriweather" style:font-name-complex="Merriweather"/>
    </style:style>
    <style:style style:name="T37_26" style:family="text">
      <style:text-properties style:font-name="Merriweather" style:font-name-asian="Merriweather" style:font-name-complex="Merriweather"/>
    </style:style>
    <style:style style:name="T37_27" style:family="text">
      <style:text-properties style:font-name="Merriweather" style:font-name-asian="Merriweather" style:font-name-complex="Merriweather"/>
    </style:style>
    <style:style style:name="T37_28" style:family="text">
      <style:text-properties style:font-name="Merriweather" style:font-name-asian="Merriweather" style:font-name-complex="Merriweather"/>
    </style:style>
    <style:style style:name="T37_29" style:family="text">
      <style:text-properties style:font-name="Merriweather" style:font-name-asian="Merriweather" style:font-name-complex="Merriweather"/>
    </style:style>
    <style:style style:name="T37_30" style:family="text">
      <style:text-properties style:font-name="Merriweather" style:font-name-asian="Merriweather" style:font-name-complex="Merriweather"/>
    </style:style>
    <style:style style:name="T37_31" style:family="text">
      <style:text-properties style:font-name="Merriweather" style:font-name-asian="Merriweather" style:font-name-complex="Merriweather"/>
    </style:style>
    <style:style style:name="T37_32" style:family="text">
      <style:text-properties style:font-name="Merriweather" style:font-name-asian="Merriweather" style:font-name-complex="Merriweather"/>
    </style:style>
    <style:style style:name="T37_33" style:family="text">
      <style:text-properties style:font-name="Merriweather" style:font-name-asian="Merriweather" style:font-name-complex="Merriweather"/>
    </style:style>
    <style:style style:name="T37_34" style:family="text">
      <style:text-properties style:font-name="Merriweather" style:font-name-asian="Merriweather" style:font-name-complex="Merriweather"/>
    </style:style>
    <style:style style:name="T37_35" style:family="text">
      <style:text-properties style:font-name="Merriweather" style:font-name-asian="Merriweather" style:font-name-complex="Merriweather"/>
    </style:style>
    <style:style style:name="T37_36" style:family="text">
      <style:text-properties style:font-name="Merriweather" style:font-name-asian="Merriweather" style:font-name-complex="Merriweather"/>
    </style:style>
    <style:style style:name="T37_37" style:family="text">
      <style:text-properties style:font-name="Merriweather" style:font-name-asian="Merriweather" style:font-name-complex="Merriweather"/>
    </style:style>
    <style:style style:name="T37_38" style:family="text">
      <style:text-properties style:font-name="Merriweather" style:font-name-asian="Merriweather" style:font-name-complex="Merriweather"/>
    </style:style>
    <style:style style:name="T37_39" style:family="text">
      <style:text-properties style:font-name="Merriweather" style:font-name-asian="Merriweather" style:font-name-complex="Merriweather"/>
    </style:style>
    <style:style style:name="T37_40" style:family="text">
      <style:text-properties style:font-name="Merriweather" style:font-name-asian="Merriweather" style:font-name-complex="Merriweather"/>
    </style:style>
    <style:style style:name="T37_41" style:family="text">
      <style:text-properties style:font-name="Merriweather" style:font-name-asian="Merriweather" style:font-name-complex="Merriweather"/>
    </style:style>
    <style:style style:name="T37_42" style:family="text">
      <style:text-properties style:font-name="Merriweather" style:font-name-asian="Merriweather" style:font-name-complex="Merriweather"/>
    </style:style>
    <style:style style:name="T37_43" style:family="text">
      <style:text-properties style:font-name="Merriweather" style:font-name-asian="Merriweather" style:font-name-complex="Merriweather"/>
    </style:style>
    <style:style style:name="T37_44" style:family="text">
      <style:text-properties style:font-name="Merriweather" style:font-name-asian="Merriweather" style:font-name-complex="Merriweather"/>
    </style:style>
    <style:style style:name="T37_45" style:family="text">
      <style:text-properties style:font-name="Merriweather" style:font-name-asian="Merriweather" style:font-name-complex="Merriweather"/>
    </style:style>
    <style:style style:name="T37_46" style:family="text">
      <style:text-properties style:font-name="Merriweather" style:font-name-asian="Merriweather" style:font-name-complex="Merriweather"/>
    </style:style>
    <style:style style:name="T37_47" style:family="text">
      <style:text-properties style:font-name="Merriweather" style:font-name-asian="Merriweather" style:font-name-complex="Merriweather"/>
    </style:style>
    <style:style style:name="T37_48" style:family="text">
      <style:text-properties style:font-name="Merriweather" style:font-name-asian="Merriweather" style:font-name-complex="Merriweather"/>
    </style:style>
    <style:style style:name="T37_49" style:family="text">
      <style:text-properties style:font-name="Merriweather" style:font-name-asian="Merriweather" style:font-name-complex="Merriweather"/>
    </style:style>
    <style:style style:name="T37_50" style:family="text">
      <style:text-properties style:font-name="Merriweather" style:font-name-asian="Merriweather" style:font-name-complex="Merriweather"/>
    </style:style>
    <style:style style:name="T37_51" style:family="text">
      <style:text-properties style:font-name="Merriweather" style:font-name-asian="Merriweather" style:font-name-complex="Merriweather"/>
    </style:style>
    <style:style style:name="T37_52" style:family="text">
      <style:text-properties style:font-name="Merriweather" style:font-name-asian="Merriweather" style:font-name-complex="Merriweather"/>
    </style:style>
    <style:style style:name="T37_53" style:family="text">
      <style:text-properties style:font-name="Merriweather" style:font-name-asian="Merriweather" style:font-name-complex="Merriweather"/>
    </style:style>
    <style:style style:name="T37_54" style:family="text">
      <style:text-properties style:font-name="Merriweather" style:font-name-asian="Merriweather" style:font-name-complex="Merriweather"/>
    </style:style>
    <style:style style:name="T37_55" style:family="text">
      <style:text-properties style:font-name="Merriweather" style:font-name-asian="Merriweather" style:font-name-complex="Merriweather"/>
    </style:style>
    <style:style style:name="T37_56" style:family="text">
      <style:text-properties style:font-name="Merriweather" style:font-name-asian="Merriweather" style:font-name-complex="Merriweather"/>
    </style:style>
    <style:style style:name="T37_57" style:family="text">
      <style:text-properties style:font-name="Merriweather" style:font-name-asian="Merriweather" style:font-name-complex="Merriweather"/>
    </style:style>
    <style:style style:name="T37_58" style:family="text">
      <style:text-properties style:font-name="Merriweather" style:font-name-asian="Merriweather" style:font-name-complex="Merriweather"/>
    </style:style>
    <style:style style:name="T37_59" style:family="text">
      <style:text-properties style:font-name="Merriweather" style:font-name-asian="Merriweather" style:font-name-complex="Merriweather"/>
    </style:style>
    <style:style style:name="T37_60" style:family="text">
      <style:text-properties style:font-name="Merriweather" style:font-name-asian="Merriweather" style:font-name-complex="Merriweather"/>
    </style:style>
    <style:style style:name="T37_61" style:family="text">
      <style:text-properties style:font-name="Merriweather" style:font-name-asian="Merriweather" style:font-name-complex="Merriweather"/>
    </style:style>
    <style:style style:name="T37_62" style:family="text">
      <style:text-properties style:font-name="Merriweather" style:font-name-asian="Merriweather" style:font-name-complex="Merriweather"/>
    </style:style>
    <style:style style:name="T37_63" style:family="text">
      <style:text-properties style:font-name="Merriweather" style:font-name-asian="Merriweather" style:font-name-complex="Merriweather"/>
    </style:style>
    <style:style style:name="T37_64" style:family="text">
      <style:text-properties style:font-name="Merriweather" style:font-name-asian="Merriweather" style:font-name-complex="Merriweather"/>
    </style:style>
    <style:style style:name="T37_65" style:family="text">
      <style:text-properties style:font-name="Merriweather" style:font-name-asian="Merriweather" style:font-name-complex="Merriweather"/>
    </style:style>
    <style:style style:name="T37_66" style:family="text">
      <style:text-properties style:font-name="Merriweather" style:font-name-asian="Merriweather" style:font-name-complex="Merriweather"/>
    </style:style>
    <style:style style:name="T37_67" style:family="text">
      <style:text-properties style:font-name="Merriweather" style:font-name-asian="Merriweather" style:font-name-complex="Merriweather"/>
    </style:style>
    <style:style style:name="T37_68" style:family="text">
      <style:text-properties style:font-name="Merriweather" style:font-name-asian="Merriweather" style:font-name-complex="Merriweather"/>
    </style:style>
    <style:style style:name="T37_69" style:family="text">
      <style:text-properties style:font-name="Merriweather" style:font-name-asian="Merriweather" style:font-name-complex="Merriweather"/>
    </style:style>
    <style:style style:name="T37_70" style:family="text">
      <style:text-properties style:font-name="Merriweather" style:font-name-asian="Merriweather" style:font-name-complex="Merriweather"/>
    </style:style>
    <style:style style:name="T37_71" style:family="text">
      <style:text-properties style:font-name="Merriweather" style:font-name-asian="Merriweather" style:font-name-complex="Merriweather"/>
    </style:style>
    <style:style style:name="T37_72" style:family="text">
      <style:text-properties style:font-name="Merriweather" style:font-name-asian="Merriweather" style:font-name-complex="Merriweather"/>
    </style:style>
    <style:style style:name="T37_73" style:family="text">
      <style:text-properties style:font-name="Merriweather" style:font-name-asian="Merriweather" style:font-name-complex="Merriweather"/>
    </style:style>
    <style:style style:name="T37_74" style:family="text">
      <style:text-properties style:font-name="Merriweather" style:font-name-asian="Merriweather" style:font-name-complex="Merriweather"/>
    </style:style>
    <style:style style:name="T37_75" style:family="text">
      <style:text-properties style:font-name="Merriweather" style:font-name-asian="Merriweather" style:font-name-complex="Merriweather"/>
    </style:style>
    <style:style style:name="T37_76" style:family="text">
      <style:text-properties style:font-name="Merriweather" style:font-name-asian="Merriweather" style:font-name-complex="Merriweather"/>
    </style:style>
    <style:style style:name="T37_77" style:family="text">
      <style:text-properties style:font-name="Merriweather" style:font-name-asian="Merriweather" style:font-name-complex="Merriweather"/>
    </style:style>
    <style:style style:name="T37_78" style:family="text">
      <style:text-properties style:font-name="Merriweather" style:font-name-asian="Merriweather" style:font-name-complex="Merriweather"/>
    </style:style>
    <style:style style:name="T37_79" style:family="text">
      <style:text-properties style:font-name="Merriweather" style:font-name-asian="Merriweather" style:font-name-complex="Merriweather"/>
    </style:style>
    <style:style style:name="T37_80" style:family="text">
      <style:text-properties style:font-name="Merriweather" style:font-name-asian="Merriweather" style:font-name-complex="Merriweather"/>
    </style:style>
    <style:style style:name="T37_81" style:family="text">
      <style:text-properties style:font-name="Merriweather" style:font-name-asian="Merriweather" style:font-name-complex="Merriweather"/>
    </style:style>
    <style:style style:name="T37_82" style:family="text">
      <style:text-properties style:font-name="Merriweather" style:font-name-asian="Merriweather" style:font-name-complex="Merriweather"/>
    </style:style>
    <style:style style:name="T37_83" style:family="text">
      <style:text-properties style:font-name="Merriweather" style:font-name-asian="Merriweather" style:font-name-complex="Merriweather"/>
    </style:style>
    <style:style style:name="T37_84" style:family="text">
      <style:text-properties style:font-name="Merriweather" style:font-name-asian="Merriweather" style:font-name-complex="Merriweather"/>
    </style:style>
    <style:style style:name="T37_85" style:family="text">
      <style:text-properties style:font-name="Merriweather" style:font-name-asian="Merriweather" style:font-name-complex="Merriweather"/>
    </style:style>
    <style:style style:name="T37_86" style:family="text">
      <style:text-properties style:font-name="Merriweather" style:font-name-asian="Merriweather" style:font-name-complex="Merriweather"/>
    </style:style>
    <style:style style:name="T37_87" style:family="text">
      <style:text-properties style:font-name="Merriweather" style:font-name-asian="Merriweather" style:font-name-complex="Merriweather"/>
    </style:style>
    <style:style style:name="T37_88" style:family="text">
      <style:text-properties style:font-name="Merriweather" style:font-name-asian="Merriweather" style:font-name-complex="Merriweather"/>
    </style:style>
    <style:style style:name="T37_89" style:family="text">
      <style:text-properties style:font-name="Merriweather" style:font-name-asian="Merriweather" style:font-name-complex="Merriweather"/>
    </style:style>
    <style:style style:name="T37_90" style:family="text">
      <style:text-properties style:font-name="Merriweather" style:font-name-asian="Merriweather" style:font-name-complex="Merriweather"/>
    </style:style>
    <style:style style:name="T37_91" style:family="text">
      <style:text-properties style:font-name="Merriweather" style:font-name-asian="Merriweather" style:font-name-complex="Merriweather"/>
    </style:style>
    <style:style style:name="T37_92" style:family="text">
      <style:text-properties style:font-name="Merriweather" style:font-name-asian="Merriweather" style:font-name-complex="Merriweather"/>
    </style:style>
    <style:style style:name="T37_93" style:family="text">
      <style:text-properties style:font-name="Merriweather" style:font-name-asian="Merriweather" style:font-name-complex="Merriweather"/>
    </style:style>
    <style:style style:name="T37_94" style:family="text">
      <style:text-properties style:font-name="Merriweather" style:font-name-asian="Merriweather" style:font-name-complex="Merriweather"/>
    </style:style>
    <style:style style:name="T37_95" style:family="text">
      <style:text-properties style:font-name="Merriweather" style:font-name-asian="Merriweather" style:font-name-complex="Merriweather"/>
    </style:style>
    <style:style style:name="T37_96" style:family="text">
      <style:text-properties style:font-name="Merriweather" style:font-name-asian="Merriweather" style:font-name-complex="Merriweather"/>
    </style:style>
    <style:style style:name="T37_97" style:family="text">
      <style:text-properties style:font-name="Merriweather" style:font-name-asian="Merriweather" style:font-name-complex="Merriweather"/>
    </style:style>
    <style:style style:name="T37_98" style:family="text">
      <style:text-properties style:font-name="Merriweather" style:font-name-asian="Merriweather" style:font-name-complex="Merriweather"/>
    </style:style>
    <style:style style:name="T37_99" style:family="text">
      <style:text-properties style:font-name="Merriweather" style:font-name-asian="Merriweather" style:font-name-complex="Merriweather"/>
    </style:style>
    <style:style style:name="T37_100" style:family="text">
      <style:text-properties style:font-name="Merriweather" style:font-name-asian="Merriweather" style:font-name-complex="Merriweather"/>
    </style:style>
    <style:style style:name="T37_101" style:family="text">
      <style:text-properties style:font-name="Merriweather" style:font-name-asian="Merriweather" style:font-name-complex="Merriweather"/>
    </style:style>
    <style:style style:name="T37_102" style:family="text">
      <style:text-properties style:font-name="Merriweather" style:font-name-asian="Merriweather" style:font-name-complex="Merriweather"/>
    </style:style>
    <style:style style:name="T37_103" style:family="text">
      <style:text-properties style:font-name="Merriweather" style:font-name-asian="Merriweather" style:font-name-complex="Merriweather"/>
    </style:style>
    <style:style style:name="T37_104" style:family="text">
      <style:text-properties style:font-name="Merriweather" style:font-name-asian="Merriweather" style:font-name-complex="Merriweather"/>
    </style:style>
    <style:style style:name="T37_105" style:family="text">
      <style:text-properties style:font-name="Merriweather" style:font-name-asian="Merriweather" style:font-name-complex="Merriweather"/>
    </style:style>
    <style:style style:name="T37_106" style:family="text">
      <style:text-properties style:font-name="Merriweather" style:font-name-asian="Merriweather" style:font-name-complex="Merriweather"/>
    </style:style>
    <style:style style:name="T37_107" style:family="text">
      <style:text-properties style:font-name="Merriweather" style:font-name-asian="Merriweather" style:font-name-complex="Merriweather"/>
    </style:style>
    <style:style style:name="T37_108" style:family="text">
      <style:text-properties style:font-name="Merriweather" style:font-name-asian="Merriweather" style:font-name-complex="Merriweather"/>
    </style:style>
    <style:style style:name="T37_109" style:family="text">
      <style:text-properties style:font-name="Merriweather" style:font-name-asian="Merriweather" style:font-name-complex="Merriweather"/>
    </style:style>
    <style:style style:name="T37_110" style:family="text">
      <style:text-properties style:font-name="Merriweather" style:font-name-asian="Merriweather" style:font-name-complex="Merriweather"/>
    </style:style>
    <style:style style:name="T37_111" style:family="text">
      <style:text-properties style:font-name="Merriweather" style:font-name-asian="Merriweather" style:font-name-complex="Merriweather"/>
    </style:style>
    <style:style style:name="T37_112" style:family="text">
      <style:text-properties style:font-name="Merriweather" style:font-name-asian="Merriweather" style:font-name-complex="Merriweather"/>
    </style:style>
    <style:style style:name="T37_113" style:family="text">
      <style:text-properties style:font-name="Merriweather" style:font-name-asian="Merriweather" style:font-name-complex="Merriweather"/>
    </style:style>
    <style:style style:name="T37_114" style:family="text">
      <style:text-properties style:font-name="Merriweather" style:font-name-asian="Merriweather" style:font-name-complex="Merriweather"/>
    </style:style>
    <style:style style:name="T37_115" style:family="text">
      <style:text-properties style:font-name="Merriweather" style:font-name-asian="Merriweather" style:font-name-complex="Merriweather"/>
    </style:style>
    <style:style style:name="T37_116" style:family="text">
      <style:text-properties style:font-name="Merriweather" style:font-name-asian="Merriweather" style:font-name-complex="Merriweather"/>
    </style:style>
    <style:style style:name="T37_117" style:family="text">
      <style:text-properties style:font-name="Merriweather" style:font-name-asian="Merriweather" style:font-name-complex="Merriweather"/>
    </style:style>
    <style:style style:name="T37_118" style:family="text">
      <style:text-properties style:font-name="Merriweather" style:font-name-asian="Merriweather" style:font-name-complex="Merriweather"/>
    </style:style>
    <style:style style:name="T37_119" style:family="text">
      <style:text-properties style:font-name="Merriweather" style:font-name-asian="Merriweather" style:font-name-complex="Merriweather"/>
    </style:style>
    <style:style style:name="T37_120" style:family="text">
      <style:text-properties style:font-name="Merriweather" style:font-name-asian="Merriweather" style:font-name-complex="Merriweather"/>
    </style:style>
    <style:style style:name="T37_121" style:family="text">
      <style:text-properties style:font-name="Merriweather" style:font-name-asian="Merriweather" style:font-name-complex="Merriweather"/>
    </style:style>
    <style:style style:name="T37_122" style:family="text">
      <style:text-properties style:font-name="Merriweather" style:font-name-asian="Merriweather" style:font-name-complex="Merriweather"/>
    </style:style>
    <style:style style:name="T37_123" style:family="text">
      <style:text-properties style:font-name="Merriweather" style:font-name-asian="Merriweather" style:font-name-complex="Merriweather"/>
    </style:style>
    <style:style style:name="T37_124" style:family="text">
      <style:text-properties style:font-name="Merriweather" style:font-name-asian="Merriweather" style:font-name-complex="Merriweather"/>
    </style:style>
    <style:style style:name="T37_125" style:family="text">
      <style:text-properties style:font-name="Merriweather" style:font-name-asian="Merriweather" style:font-name-complex="Merriweather"/>
    </style:style>
    <style:style style:name="T37_126" style:family="text">
      <style:text-properties style:font-name="Merriweather" style:font-name-asian="Merriweather" style:font-name-complex="Merriweather"/>
    </style:style>
    <style:style style:name="T37_127" style:family="text">
      <style:text-properties style:font-name="Merriweather" style:font-name-asian="Merriweather" style:font-name-complex="Merriweather"/>
    </style:style>
    <style:style style:name="T37_128" style:family="text">
      <style:text-properties style:font-name="Merriweather" style:font-name-asian="Merriweather" style:font-name-complex="Merriweather"/>
    </style:style>
    <style:style style:name="T37_129" style:family="text">
      <style:text-properties style:font-name="Merriweather" style:font-name-asian="Merriweather" style:font-name-complex="Merriweather"/>
    </style:style>
    <style:style style:name="T37_130" style:family="text">
      <style:text-properties style:font-name="Merriweather" style:font-name-asian="Merriweather" style:font-name-complex="Merriweather"/>
    </style:style>
    <style:style style:name="T37_131" style:family="text">
      <style:text-properties style:font-name="Merriweather" style:font-name-asian="Merriweather" style:font-name-complex="Merriweather"/>
    </style:style>
    <style:style style:name="T37_132" style:family="text">
      <style:text-properties style:font-name="Merriweather" style:font-name-asian="Merriweather" style:font-name-complex="Merriweather"/>
    </style:style>
    <style:style style:name="T37_133" style:family="text">
      <style:text-properties style:font-name="Merriweather" style:font-name-asian="Merriweather" style:font-name-complex="Merriweather"/>
    </style:style>
    <style:style style:name="T37_134" style:family="text">
      <style:text-properties style:font-name="Merriweather" style:font-name-asian="Merriweather" style:font-name-complex="Merriweather"/>
    </style:style>
    <style:style style:name="T37_135" style:family="text">
      <style:text-properties style:font-name="Merriweather" style:font-name-asian="Merriweather" style:font-name-complex="Merriweather"/>
    </style:style>
    <style:style style:name="P38" style:family="paragraph" style:parent-style-name="Standard">
      <style:paragraph-properties fo:break-before="auto" style:writing-mode="lr-tb"/>
    </style:style>
    <style:style style:name="T38_1" style:family="text">
      <style:text-properties style:font-name="Merriweather" style:font-name-asian="Merriweather" style:font-name-complex="Merriweather"/>
    </style:style>
    <style:style style:name="T38_2" style:family="text">
      <style:text-properties style:font-name="Merriweather" style:font-name-asian="Merriweather" style:font-name-complex="Merriweather"/>
    </style:style>
    <style:style style:name="T38_3" style:family="text">
      <style:text-properties style:font-name="Merriweather" style:font-name-asian="Merriweather" style:font-name-complex="Merriweather"/>
    </style:style>
    <style:style style:name="T38_4" style:family="text">
      <style:text-properties style:font-name="Merriweather" style:font-name-asian="Merriweather" style:font-name-complex="Merriweather"/>
    </style:style>
    <style:style style:name="T38_5" style:family="text">
      <style:text-properties style:font-name="Merriweather" style:font-name-asian="Merriweather" style:font-name-complex="Merriweather"/>
    </style:style>
    <style:style style:name="T38_6" style:family="text">
      <style:text-properties style:font-name="Merriweather" style:font-name-asian="Merriweather" style:font-name-complex="Merriweather"/>
    </style:style>
    <style:style style:name="T38_7" style:family="text">
      <style:text-properties style:font-name="Merriweather" style:font-name-asian="Merriweather" style:font-name-complex="Merriweather"/>
    </style:style>
    <style:style style:name="T38_8" style:family="text">
      <style:text-properties style:font-name="Merriweather" style:font-name-asian="Merriweather" style:font-name-complex="Merriweather"/>
    </style:style>
    <style:style style:name="T38_9" style:family="text">
      <style:text-properties style:font-name="Merriweather" style:font-name-asian="Merriweather" style:font-name-complex="Merriweather"/>
    </style:style>
    <style:style style:name="T38_10" style:family="text">
      <style:text-properties style:font-name="Merriweather" style:font-name-asian="Merriweather" style:font-name-complex="Merriweather"/>
    </style:style>
    <style:style style:name="T38_11" style:family="text">
      <style:text-properties style:font-name="Merriweather" style:font-name-asian="Merriweather" style:font-name-complex="Merriweather"/>
    </style:style>
    <style:style style:name="T38_12" style:family="text">
      <style:text-properties style:font-name="Merriweather" style:font-name-asian="Merriweather" style:font-name-complex="Merriweather"/>
    </style:style>
    <style:style style:name="T38_13" style:family="text">
      <style:text-properties style:font-name="Merriweather" style:font-name-asian="Merriweather" style:font-name-complex="Merriweather"/>
    </style:style>
    <style:style style:name="T38_14" style:family="text">
      <style:text-properties style:font-name="Merriweather" style:font-name-asian="Merriweather" style:font-name-complex="Merriweather"/>
    </style:style>
    <style:style style:name="T38_15" style:family="text">
      <style:text-properties style:font-name="Merriweather" style:font-name-asian="Merriweather" style:font-name-complex="Merriweather"/>
    </style:style>
    <style:style style:name="T38_16" style:family="text">
      <style:text-properties style:font-name="Merriweather" style:font-name-asian="Merriweather" style:font-name-complex="Merriweather"/>
    </style:style>
    <style:style style:name="T38_17" style:family="text">
      <style:text-properties style:font-name="Merriweather" style:font-name-asian="Merriweather" style:font-name-complex="Merriweather"/>
    </style:style>
    <style:style style:name="T38_18" style:family="text">
      <style:text-properties style:font-name="Merriweather" style:font-name-asian="Merriweather" style:font-name-complex="Merriweather"/>
    </style:style>
    <style:style style:name="T38_19" style:family="text">
      <style:text-properties style:font-name="Merriweather" style:font-name-asian="Merriweather" style:font-name-complex="Merriweather"/>
    </style:style>
    <style:style style:name="T38_20" style:family="text">
      <style:text-properties style:font-name="Merriweather" style:font-name-asian="Merriweather" style:font-name-complex="Merriweather"/>
    </style:style>
    <style:style style:name="T38_21" style:family="text">
      <style:text-properties style:font-name="Merriweather" style:font-name-asian="Merriweather" style:font-name-complex="Merriweather"/>
    </style:style>
    <style:style style:name="T38_22" style:family="text">
      <style:text-properties style:font-name="Merriweather" style:font-name-asian="Merriweather" style:font-name-complex="Merriweather"/>
    </style:style>
    <style:style style:name="T38_23" style:family="text">
      <style:text-properties style:font-name="Merriweather" style:font-name-asian="Merriweather" style:font-name-complex="Merriweather"/>
    </style:style>
    <style:style style:name="T38_24" style:family="text">
      <style:text-properties style:font-name="Merriweather" style:font-name-asian="Merriweather" style:font-name-complex="Merriweather"/>
    </style:style>
    <style:style style:name="T38_25" style:family="text">
      <style:text-properties style:font-name="Merriweather" style:font-name-asian="Merriweather" style:font-name-complex="Merriweather"/>
    </style:style>
    <style:style style:name="T38_26" style:family="text">
      <style:text-properties style:font-name="Merriweather" style:font-name-asian="Merriweather" style:font-name-complex="Merriweather"/>
    </style:style>
    <style:style style:name="T38_27" style:family="text">
      <style:text-properties style:font-name="Merriweather" style:font-name-asian="Merriweather" style:font-name-complex="Merriweather"/>
    </style:style>
    <style:style style:name="T38_28" style:family="text">
      <style:text-properties style:font-name="Merriweather" style:font-name-asian="Merriweather" style:font-name-complex="Merriweather"/>
    </style:style>
    <style:style style:name="T38_29" style:family="text">
      <style:text-properties style:font-name="Merriweather" style:font-name-asian="Merriweather" style:font-name-complex="Merriweather"/>
    </style:style>
    <style:style style:name="T38_30" style:family="text">
      <style:text-properties style:font-name="Merriweather" style:font-name-asian="Merriweather" style:font-name-complex="Merriweather"/>
    </style:style>
    <style:style style:name="T38_31" style:family="text">
      <style:text-properties style:font-name="Merriweather" style:font-name-asian="Merriweather" style:font-name-complex="Merriweather"/>
    </style:style>
    <style:style style:name="T38_32" style:family="text">
      <style:text-properties style:font-name="Merriweather" style:font-name-asian="Merriweather" style:font-name-complex="Merriweather"/>
    </style:style>
    <style:style style:name="T38_33" style:family="text">
      <style:text-properties style:font-name="Merriweather" style:font-name-asian="Merriweather" style:font-name-complex="Merriweather"/>
    </style:style>
    <style:style style:name="T38_34" style:family="text">
      <style:text-properties style:font-name="Merriweather" style:font-name-asian="Merriweather" style:font-name-complex="Merriweather"/>
    </style:style>
    <style:style style:name="T38_35" style:family="text">
      <style:text-properties style:font-name="Merriweather" style:font-name-asian="Merriweather" style:font-name-complex="Merriweather"/>
    </style:style>
    <style:style style:name="T38_36" style:family="text">
      <style:text-properties style:font-name="Merriweather" style:font-name-asian="Merriweather" style:font-name-complex="Merriweather"/>
    </style:style>
    <style:style style:name="T38_37" style:family="text">
      <style:text-properties style:font-name="Merriweather" style:font-name-asian="Merriweather" style:font-name-complex="Merriweather"/>
    </style:style>
    <style:style style:name="T38_38" style:family="text">
      <style:text-properties style:font-name="Merriweather" style:font-name-asian="Merriweather" style:font-name-complex="Merriweather"/>
    </style:style>
    <style:style style:name="T38_39" style:family="text">
      <style:text-properties style:font-name="Merriweather" style:font-name-asian="Merriweather" style:font-name-complex="Merriweather"/>
    </style:style>
    <style:style style:name="T38_40" style:family="text">
      <style:text-properties style:font-name="Merriweather" style:font-name-asian="Merriweather" style:font-name-complex="Merriweather"/>
    </style:style>
    <style:style style:name="T38_41" style:family="text">
      <style:text-properties style:font-name="Merriweather" style:font-name-asian="Merriweather" style:font-name-complex="Merriweather"/>
    </style:style>
    <style:style style:name="T38_42" style:family="text">
      <style:text-properties style:font-name="Merriweather" style:font-name-asian="Merriweather" style:font-name-complex="Merriweather"/>
    </style:style>
    <style:style style:name="T38_43" style:family="text">
      <style:text-properties style:font-name="Merriweather" style:font-name-asian="Merriweather" style:font-name-complex="Merriweather"/>
    </style:style>
    <style:style style:name="T38_44" style:family="text">
      <style:text-properties style:font-name="Merriweather" style:font-name-asian="Merriweather" style:font-name-complex="Merriweather"/>
    </style:style>
    <style:style style:name="T38_45" style:family="text">
      <style:text-properties style:font-name="Merriweather" style:font-name-asian="Merriweather" style:font-name-complex="Merriweather"/>
    </style:style>
    <style:style style:name="T38_46" style:family="text">
      <style:text-properties style:font-name="Merriweather" style:font-name-asian="Merriweather" style:font-name-complex="Merriweather"/>
    </style:style>
    <style:style style:name="T38_47" style:family="text">
      <style:text-properties style:font-name="Merriweather" style:font-name-asian="Merriweather" style:font-name-complex="Merriweather"/>
    </style:style>
    <style:style style:name="T38_48" style:family="text">
      <style:text-properties style:font-name="Merriweather" style:font-name-asian="Merriweather" style:font-name-complex="Merriweather"/>
    </style:style>
    <style:style style:name="T38_49" style:family="text">
      <style:text-properties style:font-name="Merriweather" style:font-name-asian="Merriweather" style:font-name-complex="Merriweather"/>
    </style:style>
    <style:style style:name="T38_50" style:family="text">
      <style:text-properties style:font-name="Merriweather" style:font-name-asian="Merriweather" style:font-name-complex="Merriweather"/>
    </style:style>
    <style:style style:name="T38_51" style:family="text">
      <style:text-properties style:font-name="Merriweather" style:font-name-asian="Merriweather" style:font-name-complex="Merriweather"/>
    </style:style>
    <style:style style:name="T38_52" style:family="text">
      <style:text-properties style:font-name="Merriweather" style:font-name-asian="Merriweather" style:font-name-complex="Merriweather"/>
    </style:style>
    <style:style style:name="T38_53" style:family="text">
      <style:text-properties style:font-name="Merriweather" style:font-name-asian="Merriweather" style:font-name-complex="Merriweather"/>
    </style:style>
    <style:style style:name="T38_54" style:family="text">
      <style:text-properties style:font-name="Merriweather" style:font-name-asian="Merriweather" style:font-name-complex="Merriweather"/>
    </style:style>
    <style:style style:name="T38_55" style:family="text">
      <style:text-properties style:font-name="Merriweather" style:font-name-asian="Merriweather" style:font-name-complex="Merriweather"/>
    </style:style>
    <style:style style:name="T38_56" style:family="text">
      <style:text-properties style:font-name="Merriweather" style:font-name-asian="Merriweather" style:font-name-complex="Merriweather"/>
    </style:style>
    <style:style style:name="T38_57" style:family="text">
      <style:text-properties style:font-name="Merriweather" style:font-name-asian="Merriweather" style:font-name-complex="Merriweather"/>
    </style:style>
    <style:style style:name="T38_58" style:family="text">
      <style:text-properties style:font-name="Merriweather" style:font-name-asian="Merriweather" style:font-name-complex="Merriweather"/>
    </style:style>
    <style:style style:name="T38_59" style:family="text">
      <style:text-properties style:font-name="Merriweather" style:font-name-asian="Merriweather" style:font-name-complex="Merriweather"/>
    </style:style>
    <style:style style:name="T38_60" style:family="text">
      <style:text-properties style:font-name="Merriweather" style:font-name-asian="Merriweather" style:font-name-complex="Merriweather"/>
    </style:style>
    <style:style style:name="T38_61" style:family="text">
      <style:text-properties style:font-name="Merriweather" style:font-name-asian="Merriweather" style:font-name-complex="Merriweather"/>
    </style:style>
    <style:style style:name="T38_62" style:family="text">
      <style:text-properties style:font-name="Merriweather" style:font-name-asian="Merriweather" style:font-name-complex="Merriweather"/>
    </style:style>
    <style:style style:name="T38_63" style:family="text">
      <style:text-properties style:font-name="Merriweather" style:font-name-asian="Merriweather" style:font-name-complex="Merriweather"/>
    </style:style>
    <style:style style:name="T38_64" style:family="text">
      <style:text-properties style:font-name="Merriweather" style:font-name-asian="Merriweather" style:font-name-complex="Merriweather"/>
    </style:style>
    <style:style style:name="T38_65" style:family="text">
      <style:text-properties style:font-name="Merriweather" style:font-name-asian="Merriweather" style:font-name-complex="Merriweather"/>
    </style:style>
    <style:style style:name="T38_66" style:family="text">
      <style:text-properties style:font-name="Merriweather" style:font-name-asian="Merriweather" style:font-name-complex="Merriweather"/>
    </style:style>
    <style:style style:name="T38_67" style:family="text">
      <style:text-properties style:font-name="Merriweather" style:font-name-asian="Merriweather" style:font-name-complex="Merriweather"/>
    </style:style>
    <style:style style:name="T38_68" style:family="text">
      <style:text-properties style:font-name="Merriweather" style:font-name-asian="Merriweather" style:font-name-complex="Merriweather"/>
    </style:style>
  </office:automatic-styles>
  <office:body>
    <office:text>
      <text:h text:style-name="P1" text:outline-level="10"><text:span text:style-name="T1_1">Introduction</text:span></text:h>
      <text:h text:style-name="P2" text:outline-level="10"><text:span text:style-name="T2_1">1.<text:s/></text:span><text:span text:style-name="T2_2">Preface</text:span></text:h>
      <text:p text:style-name="P3"><text:span text:style-name="T3_1">In</text:span><text:span text:style-name="T3_2"><text:s/>2001,<text:s/></text:span><text:span text:style-name="T3_3">Petr</text:span><text:span text:style-name="T3_4"><text:s/></text:span><text:span text:style-name="T3_5">Hrebejk</text:span><text:span text:style-name="T3_6"><text:s/></text:span><text:span text:style-name="T3_7">and</text:span><text:span text:style-name="T3_8"><text:s/></text:span><text:span text:style-name="T3_9">Tim</text:span><text:span text:style-name="T3_10"><text:s/></text:span><text:span text:style-name="T3_11">Boudreau</text:span><text:span text:style-name="T3_12">#<text:s/></text:span><text:span text:style-name="T3_13">wrote</text:span><text:span text:style-name="T3_14"><text:s/></text:span><text:span text:style-name="T3_15">an</text:span><text:span text:style-name="T3_16"><text:s/></text:span><text:span text:style-name="T3_17">article</text:span><text:span text:style-name="T3_18"><text:s/></text:span><text:span text:style-name="T3_19">published</text:span><text:span text:style-name="T3_20"><text:s/></text:span><text:span text:style-name="T3_21">on</text:span><text:span text:style-name="T3_22"><text:s/></text:span><text:span text:style-name="T3_23">CNet</text:span><text:span text:style-name="T3_24">.</text:span><text:span text:style-name="T3_25">com</text:span><text:span text:style-name="T3_26"><text:s/></text:span><text:span text:style-name="T3_27">titled</text:span><text:span text:style-name="T3_28"><text:s/>“</text:span><text:span text:style-name="T3_29">The</text:span><text:span text:style-name="T3_30"><text:s/></text:span><text:span text:style-name="T3_31">coming</text:span><text:span text:style-name="T3_32"><text:s/>"</text:span><text:span text:style-name="T3_33">open</text:span><text:span text:style-name="T3_34"><text:s/></text:span><text:span text:style-name="T3_35">monopoly</text:span><text:span text:style-name="T3_36">"<text:s/></text:span><text:span text:style-name="T3_37">in</text:span><text:span text:style-name="T3_38"><text:s/></text:span><text:span text:style-name="T3_39">software</text:span><text:span text:style-name="T3_40">”<text:s/></text:span><text:span text:style-name="T3_41">that</text:span><text:span text:style-name="T3_42"><text:s/></text:span><text:span text:style-name="T3_43">argued</text:span><text:span text:style-name="T3_44"><text:s/></text:span><text:span text:style-name="T3_45">the</text:span><text:span text:style-name="T3_46"><text:s/></text:span><text:span text:style-name="T3_47">economics</text:span><text:span text:style-name="T3_48"><text:s/></text:span><text:span text:style-name="T3_49">of</text:span><text:span text:style-name="T3_50"><text:s/></text:span><text:span text:style-name="T3_51">software</text:span><text:span text:style-name="T3_52"><text:s/></text:span><text:span text:style-name="T3_53">development</text:span><text:span text:style-name="T3_54"><text:s/></text:span><text:span text:style-name="T3_55">will</text:span><text:span text:style-name="T3_56"><text:s/></text:span><text:span text:style-name="T3_57">inevitably</text:span><text:span text:style-name="T3_58"><text:s/></text:span><text:span text:style-name="T3_59">results</text:span><text:span text:style-name="T3_60"><text:s/></text:span><text:span text:style-name="T3_61">open</text:span><text:span text:style-name="T3_62"><text:s/></text:span><text:span text:style-name="T3_63">source</text:span><text:span text:style-name="T3_64"><text:s/></text:span><text:span text:style-name="T3_65">software</text:span><text:span text:style-name="T3_66"><text:s/></text:span><text:span text:style-name="T3_67">out</text:span><text:span text:style-name="T3_68"><text:s/></text:span><text:span text:style-name="T3_69">competing</text:span><text:span text:style-name="T3_70"><text:s/></text:span><text:span text:style-name="T3_71">restricted</text:span><text:span text:style-name="T3_72"><text:s/></text:span><text:span text:style-name="T3_73">proprietary</text:span><text:span text:style-name="T3_74"><text:s/></text:span><text:span text:style-name="T3_75">software</text:span><text:span text:style-name="T3_76"><text:s/></text:span><text:span text:style-name="T3_77">and</text:span><text:span text:style-name="T3_78"><text:s/></text:span><text:span text:style-name="T3_79">that</text:span><text:span text:style-name="T3_80"><text:s/></text:span><text:span text:style-name="T3_81">despite</text:span><text:span text:style-name="T3_82"><text:s/></text:span><text:span text:style-name="T3_83">their</text:span><text:span text:style-name="T3_84"><text:s/></text:span><text:span text:style-name="T3_85">best</text:span><text:span text:style-name="T3_86"><text:s/></text:span><text:span text:style-name="T3_87">efforts</text:span><text:span text:style-name="T3_88">,<text:s/></text:span><text:span text:style-name="T3_89">vendors</text:span><text:span text:style-name="T3_90"><text:s/></text:span><text:span text:style-name="T3_91">like</text:span><text:span text:style-name="T3_92"><text:s/></text:span><text:span text:style-name="T3_93">Microsoft</text:span><text:span text:style-name="T3_94"><text:s/></text:span><text:span text:style-name="T3_95">will</text:span><text:span text:style-name="T3_96"><text:s/></text:span><text:span text:style-name="T3_97">be</text:span><text:span text:style-name="T3_98"><text:s/></text:span><text:span text:style-name="T3_99">powerless</text:span><text:span text:style-name="T3_100"><text:s/></text:span><text:span text:style-name="T3_101">to</text:span><text:span text:style-name="T3_102"><text:s/></text:span><text:span text:style-name="T3_103">stop</text:span><text:span text:style-name="T3_104"><text:s/></text:span><text:span text:style-name="T3_105">it</text:span><text:span text:style-name="T3_106">.#<text:s/></text:span><text:span text:style-name="T3_107">The</text:span><text:span text:style-name="T3_108"><text:s/></text:span><text:span text:style-name="T3_109">resulting</text:span><text:span text:style-name="T3_110"><text:s/></text:span><text:span text:style-name="T3_111">open</text:span><text:span text:style-name="T3_112"><text:s/></text:span><text:span text:style-name="T3_113">monopoly</text:span><text:span text:style-name="T3_114"><text:s/></text:span><text:span text:style-name="T3_115">would</text:span><text:span text:style-name="T3_116"><text:s/></text:span><text:span text:style-name="T3_117">be</text:span><text:span text:style-name="T3_118"><text:s/></text:span><text:span text:style-name="T3_119">one</text:span><text:span text:style-name="T3_120"><text:s/></text:span><text:span text:style-name="T3_121">where</text:span><text:span text:style-name="T3_122"><text:s/></text:span><text:span text:style-name="T3_123">any</text:span><text:span text:style-name="T3_124"><text:s/></text:span><text:span text:style-name="T3_125">software</text:span><text:span text:style-name="T3_126"><text:s/></text:span><text:span text:style-name="T3_127">vendor</text:span><text:span text:style-name="T3_128"><text:s/></text:span><text:span text:style-name="T3_129">could</text:span><text:span text:style-name="T3_130"><text:s/></text:span><text:span text:style-name="T3_131">easily</text:span><text:span text:style-name="T3_132"><text:s/></text:span><text:span text:style-name="T3_133">compete</text:span><text:span text:style-name="T3_134"><text:s/></text:span><text:span text:style-name="T3_135">in</text:span><text:span text:style-name="T3_136"><text:s/></text:span><text:span text:style-name="T3_137">the</text:span><text:span text:style-name="T3_138"><text:s/></text:span><text:span text:style-name="T3_139">market</text:span><text:span text:style-name="T3_140"><text:s/></text:span><text:span text:style-name="T3_141">because</text:span><text:span text:style-name="T3_142"><text:s/></text:span><text:span text:style-name="T3_143">of</text:span><text:span text:style-name="T3_144"><text:s/></text:span><text:span text:style-name="T3_145">the</text:span><text:span text:style-name="T3_146"><text:s/></text:span><text:span text:style-name="T3_147">dominance</text:span><text:span text:style-name="T3_148"><text:s/></text:span><text:span text:style-name="T3_149">of</text:span><text:span text:style-name="T3_150"><text:s/></text:span><text:span text:style-name="T3_151">open</text:span><text:span text:style-name="T3_152"><text:s/></text:span><text:span text:style-name="T3_153">source</text:span><text:span text:style-name="T3_154"><text:s/></text:span><text:span text:style-name="T3_155">software</text:span><text:span text:style-name="T3_156"><text:s/></text:span><text:span text:style-name="T3_157">and</text:span><text:span text:style-name="T3_158"><text:s/></text:span><text:span text:style-name="T3_159">standards</text:span><text:span text:style-name="T3_160">.<text:s/></text:span><text:span text:style-name="T3_161">For</text:span><text:span text:style-name="T3_162"><text:s/></text:span><text:span text:style-name="T3_163">whatever</text:span><text:span text:style-name="T3_164"><text:s/></text:span><text:span text:style-name="T3_165">reason</text:span><text:span text:style-name="T3_166">,<text:s/></text:span><text:span text:style-name="T3_167">the</text:span><text:span text:style-name="T3_168"><text:s/></text:span><text:span text:style-name="T3_169">term</text:span><text:span text:style-name="T3_170"><text:s/>“</text:span><text:span text:style-name="T3_171">open</text:span><text:span text:style-name="T3_172"><text:s/></text:span><text:span text:style-name="T3_173">monopoly</text:span><text:span text:style-name="T3_174">”<text:s/></text:span><text:span text:style-name="T3_175">never</text:span><text:span text:style-name="T3_176"><text:s/></text:span><text:span text:style-name="T3_177">caught</text:span><text:span text:style-name="T3_178"><text:s/></text:span><text:span text:style-name="T3_179">on</text:span><text:span text:style-name="T3_180">.<text:s/></text:span><text:span text:style-name="T3_181">It</text:span><text:span text:style-name="T3_182"><text:s/></text:span><text:span text:style-name="T3_183">could</text:span><text:span text:style-name="T3_184"><text:s/></text:span><text:span text:style-name="T3_185">be</text:span><text:span text:style-name="T3_186"><text:s/></text:span><text:span text:style-name="T3_187">said</text:span><text:span text:style-name="T3_188"><text:s/></text:span><text:span text:style-name="T3_189">that</text:span><text:span text:style-name="T3_190"><text:s/></text:span><text:span text:style-name="T3_191">the</text:span><text:span text:style-name="T3_192"><text:s/></text:span><text:span text:style-name="T3_193">term</text:span><text:span text:style-name="T3_194"><text:s/></text:span><text:span text:style-name="T3_195">fell</text:span><text:span text:style-name="T3_196"><text:s/></text:span><text:span text:style-name="T3_197">well</text:span><text:span text:style-name="T3_198"><text:s/></text:span><text:span text:style-name="T3_199">short</text:span><text:span text:style-name="T3_200"><text:s/></text:span><text:span text:style-name="T3_201">of</text:span><text:span text:style-name="T3_202"><text:s/></text:span><text:span text:style-name="T3_203">monopoly</text:span><text:span text:style-name="T3_204"><text:s/></text:span><text:span text:style-name="T3_205">status</text:span><text:span text:style-name="T3_206">.</text:span></text:p>
      <text:p text:style-name="P4"><text:span text:style-name="T4_1">With</text:span><text:span text:style-name="T4_2"><text:s/></text:span><text:span text:style-name="T4_3">the</text:span><text:span text:style-name="T4_4"><text:s/></text:span><text:span text:style-name="T4_5">clarity</text:span><text:span text:style-name="T4_6"><text:s/></text:span><text:span text:style-name="T4_7">of</text:span><text:span text:style-name="T4_8"><text:s/></text:span><text:span text:style-name="T4_9">the</text:span><text:span text:style-name="T4_10"><text:s/>11<text:s/></text:span><text:span text:style-name="T4_11">years</text:span><text:span text:style-name="T4_12"><text:s/></text:span><text:span text:style-name="T4_13">of</text:span><text:span text:style-name="T4_14"><text:s/></text:span><text:span text:style-name="T4_15">seeing</text:span><text:span text:style-name="T4_16"><text:s/></text:span><text:span text:style-name="T4_17">the</text:span><text:span text:style-name="T4_18"><text:s/></text:span><text:span text:style-name="T4_19">software</text:span><text:span text:style-name="T4_20"><text:s/></text:span><text:span text:style-name="T4_21">industry</text:span><text:span text:style-name="T4_22"><text:s/></text:span><text:span text:style-name="T4_23">evolve</text:span><text:span text:style-name="T4_24">,<text:s/></text:span><text:span text:style-name="T4_25">it</text:span><text:span text:style-name="T4_26"><text:s/></text:span><text:span text:style-name="T4_27">can</text:span><text:span text:style-name="T4_28"><text:s/></text:span><text:span text:style-name="T4_29">be</text:span><text:span text:style-name="T4_30"><text:s/></text:span><text:span text:style-name="T4_31">safely</text:span><text:span text:style-name="T4_32"><text:s/></text:span><text:span text:style-name="T4_33">said</text:span><text:span text:style-name="T4_34"><text:s/></text:span><text:span text:style-name="T4_35">that</text:span><text:span text:style-name="T4_36"><text:s/></text:span><text:span text:style-name="T4_37">Hrebejk</text:span><text:span text:style-name="T4_38"><text:s/></text:span><text:span text:style-name="T4_39">and</text:span><text:span text:style-name="T4_40"><text:s/></text:span><text:span text:style-name="T4_41">Boudreau</text:span><text:span text:style-name="T4_42"><text:s/></text:span><text:span text:style-name="T4_43">were</text:span><text:span text:style-name="T4_44"><text:s/></text:span><text:span text:style-name="T4_45">almost</text:span><text:span text:style-name="T4_46"><text:s/></text:span><text:span text:style-name="T4_47">certainly</text:span><text:span text:style-name="T4_48"><text:s/></text:span><text:span text:style-name="T4_49">correct</text:span><text:span text:style-name="T4_50">.<text:s/></text:span><text:span text:style-name="T4_51">While</text:span><text:span text:style-name="T4_52"><text:s/></text:span><text:span text:style-name="T4_53">it</text:span><text:span text:style-name="T4_54"><text:s/></text:span><text:span text:style-name="T4_55">is</text:span><text:span text:style-name="T4_56"><text:s/></text:span><text:span text:style-name="T4_57">true</text:span><text:span text:style-name="T4_58"><text:s/></text:span><text:span text:style-name="T4_59">that</text:span><text:span text:style-name="T4_60"><text:s/></text:span><text:span text:style-name="T4_61">in</text:span><text:span text:style-name="T4_62"><text:s/></text:span><text:span text:style-name="T4_63">some</text:span><text:span text:style-name="T4_64"><text:s/></text:span><text:span text:style-name="T4_65">software</text:span><text:span text:style-name="T4_66"><text:s/></text:span><text:span text:style-name="T4_67">markets</text:span><text:span text:style-name="T4_68"><text:s/></text:span><text:span text:style-name="T4_69">we</text:span><text:span text:style-name="T4_70"><text:s/></text:span><text:span text:style-name="T4_71">are</text:span><text:span text:style-name="T4_72"><text:s/></text:span><text:span text:style-name="T4_73">not</text:span><text:span text:style-name="T4_74"><text:s/></text:span><text:span text:style-name="T4_75">much</text:span><text:span text:style-name="T4_76"><text:s/></text:span><text:span text:style-name="T4_77">closer</text:span><text:span text:style-name="T4_78"><text:s/></text:span><text:span text:style-name="T4_79">in</text:span><text:span text:style-name="T4_80"><text:s/></text:span><text:span text:style-name="T4_81">terms</text:span><text:span text:style-name="T4_82"><text:s/></text:span><text:span text:style-name="T4_83">of</text:span><text:span text:style-name="T4_84"><text:s/></text:span><text:span text:style-name="T4_85">market</text:span><text:span text:style-name="T4_86"><text:s/></text:span><text:span text:style-name="T4_87">share</text:span><text:span text:style-name="T4_88"><text:s/></text:span><text:span text:style-name="T4_89">to</text:span><text:span text:style-name="T4_90"><text:s/></text:span><text:span text:style-name="T4_91">even</text:span><text:span text:style-name="T4_92"><text:s/></text:span><text:span text:style-name="T4_93">seeing</text:span><text:span text:style-name="T4_94"><text:s/></text:span><text:span text:style-name="T4_95">an</text:span><text:span text:style-name="T4_96"><text:s/></text:span><text:span text:style-name="T4_97">open</text:span><text:span text:style-name="T4_98"><text:s/></text:span><text:span text:style-name="T4_99">source</text:span><text:span text:style-name="T4_100"><text:s/></text:span><text:span text:style-name="T4_101">competitor</text:span><text:span text:style-name="T4_102"><text:s/></text:span><text:span text:style-name="T4_103">to</text:span><text:span text:style-name="T4_104"><text:s/></text:span><text:span text:style-name="T4_105">the</text:span><text:span text:style-name="T4_106"><text:s/></text:span><text:span text:style-name="T4_107">top</text:span><text:span text:style-name="T4_108"><text:s/></text:span><text:span text:style-name="T4_109">proprietary</text:span><text:span text:style-name="T4_110"><text:s/></text:span><text:span text:style-name="T4_111">software</text:span><text:span text:style-name="T4_112"><text:s/></text:span><text:span text:style-name="T4_113">offerings</text:span><text:span text:style-name="T4_114">,<text:s/></text:span><text:span text:style-name="T4_115">the</text:span><text:span text:style-name="T4_116"><text:s/></text:span><text:span text:style-name="T4_117">operating</text:span><text:span text:style-name="T4_118"><text:s/></text:span><text:span text:style-name="T4_119">systems</text:span><text:span text:style-name="T4_120"><text:s/></text:span><text:span text:style-name="T4_121">market</text:span><text:span text:style-name="T4_122"><text:s/></text:span><text:span text:style-name="T4_123">comes</text:span><text:span text:style-name="T4_124"><text:s/></text:span><text:span text:style-name="T4_125">to</text:span><text:span text:style-name="T4_126"><text:s/></text:span><text:span text:style-name="T4_127">mind</text:span><text:span text:style-name="T4_128">,<text:s/></text:span><text:span text:style-name="T4_129">the</text:span><text:span text:style-name="T4_130"><text:s/></text:span><text:span text:style-name="T4_131">economics</text:span><text:span text:style-name="T4_132"><text:s/></text:span><text:span text:style-name="T4_133">appear</text:span><text:span text:style-name="T4_134"><text:s/></text:span><text:span text:style-name="T4_135">to</text:span><text:span text:style-name="T4_136"><text:s/></text:span><text:span text:style-name="T4_137">clearly</text:span><text:span text:style-name="T4_138"><text:s/></text:span><text:span text:style-name="T4_139">favor</text:span><text:span text:style-name="T4_140"><text:s/></text:span><text:span text:style-name="T4_141">a</text:span><text:span text:style-name="T4_142"><text:s/></text:span><text:span text:style-name="T4_143">trend</text:span><text:span text:style-name="T4_144"><text:s/></text:span><text:span text:style-name="T4_145">in</text:span><text:span text:style-name="T4_146"><text:s/></text:span><text:span text:style-name="T4_147">the</text:span><text:span text:style-name="T4_148"><text:s/></text:span><text:span text:style-name="T4_149">open</text:span><text:span text:style-name="T4_150"><text:s/></text:span><text:span text:style-name="T4_151">source</text:span><text:span text:style-name="T4_152"><text:s/></text:span><text:span text:style-name="T4_153">direction</text:span><text:span text:style-name="T4_154">.<text:s/></text:span><text:span text:style-name="T4_155">The</text:span><text:span text:style-name="T4_156"><text:s/></text:span><text:span text:style-name="T4_157">march</text:span><text:span text:style-name="T4_158"><text:s/></text:span><text:span text:style-name="T4_159">may</text:span><text:span text:style-name="T4_160"><text:s/></text:span><text:span text:style-name="T4_161">be</text:span><text:span text:style-name="T4_162"><text:s/></text:span><text:span text:style-name="T4_163">long</text:span><text:span text:style-name="T4_164">,<text:s/></text:span><text:span text:style-name="T4_165">but</text:span><text:span text:style-name="T4_166"><text:s/></text:span><text:span text:style-name="T4_167">the</text:span><text:span text:style-name="T4_168"><text:s/></text:span><text:span text:style-name="T4_169">destination</text:span><text:span text:style-name="T4_170"><text:s/></text:span><text:span text:style-name="T4_171">appears</text:span><text:span text:style-name="T4_172"><text:s/></text:span><text:span text:style-name="T4_173">inevitable</text:span><text:span text:style-name="T4_174">.</text:span></text:p>
      <text:p text:style-name="P5"><text:span text:style-name="T5_1">While</text:span><text:span text:style-name="T5_2"><text:s/></text:span><text:span text:style-name="T5_3">this</text:span><text:span text:style-name="T5_4"><text:s/></text:span><text:span text:style-name="T5_5">book</text:span><text:span text:style-name="T5_6"><text:s/></text:span><text:span text:style-name="T5_7">was</text:span><text:span text:style-name="T5_8"><text:s/></text:span><text:span text:style-name="T5_9">well</text:span><text:span text:style-name="T5_10"><text:s/></text:span><text:span text:style-name="T5_11">underway</text:span><text:span text:style-name="T5_12"><text:s/></text:span><text:span text:style-name="T5_13">when</text:span><text:span text:style-name="T5_14"><text:s/></text:span><text:span text:style-name="T5_15">I</text:span><text:span text:style-name="T5_16"><text:s/></text:span><text:span text:style-name="T5_17">first</text:span><text:span text:style-name="T5_18"><text:s/></text:span><text:span text:style-name="T5_19">ran</text:span><text:span text:style-name="T5_20"><text:s/></text:span><text:span text:style-name="T5_21">across</text:span><text:span text:style-name="T5_22"><text:s/></text:span><text:span text:style-name="T5_23">their</text:span><text:span text:style-name="T5_24"><text:s/></text:span><text:span text:style-name="T5_25">article</text:span><text:span text:style-name="T5_26">,<text:s/></text:span><text:span text:style-name="T5_27">it</text:span><text:span text:style-name="T5_28"><text:s/></text:span><text:span text:style-name="T5_29">provided</text:span><text:span text:style-name="T5_30"><text:s/></text:span><text:span text:style-name="T5_31">the</text:span><text:span text:style-name="T5_32"><text:s/></text:span><text:span text:style-name="T5_33">perfect</text:span><text:span text:style-name="T5_34"><text:s/></text:span><text:span text:style-name="T5_35">answer</text:span><text:span text:style-name="T5_36"><text:s/></text:span><text:span text:style-name="T5_37">to</text:span><text:span text:style-name="T5_38"><text:s/></text:span><text:span text:style-name="T5_39">a</text:span><text:span text:style-name="T5_40"><text:s/></text:span><text:span text:style-name="T5_41">question</text:span><text:span text:style-name="T5_42"><text:s/></text:span><text:span text:style-name="T5_43">I</text:span><text:span text:style-name="T5_44"><text:s/></text:span><text:span text:style-name="T5_45">had</text:span><text:span text:style-name="T5_46"><text:s/></text:span><text:span text:style-name="T5_47">been</text:span><text:span text:style-name="T5_48"><text:s/></text:span><text:span text:style-name="T5_49">struggling</text:span><text:span text:style-name="T5_50"><text:s/></text:span><text:span text:style-name="T5_51">with</text:span><text:span text:style-name="T5_52">.<text:s/></text:span><text:span text:style-name="T5_53">The</text:span><text:span text:style-name="T5_54"><text:s/></text:span><text:span text:style-name="T5_55">lack</text:span><text:span text:style-name="T5_56"><text:s/></text:span><text:span text:style-name="T5_57">of</text:span><text:span text:style-name="T5_58"><text:s/></text:span><text:span text:style-name="T5_59">a</text:span><text:span text:style-name="T5_60"><text:s/></text:span><text:span text:style-name="T5_61">good</text:span><text:span text:style-name="T5_62"><text:s/></text:span><text:span text:style-name="T5_63">term</text:span><text:span text:style-name="T5_64"><text:s/></text:span><text:span text:style-name="T5_65">to</text:span><text:span text:style-name="T5_66"><text:s/></text:span><text:span text:style-name="T5_67">describe</text:span><text:span text:style-name="T5_68"><text:s/></text:span><text:span text:style-name="T5_69">the</text:span><text:span text:style-name="T5_70"><text:s/></text:span><text:span text:style-name="T5_71">central</text:span><text:span text:style-name="T5_72"><text:s/></text:span><text:span text:style-name="T5_73">premise</text:span><text:span text:style-name="T5_74"><text:s/></text:span><text:span text:style-name="T5_75">of</text:span><text:span text:style-name="T5_76"><text:s/></text:span><text:span text:style-name="T5_77">the</text:span><text:span text:style-name="T5_78"><text:s/></text:span><text:span text:style-name="T5_79">book</text:span><text:span text:style-name="T5_80">.<text:s/></text:span><text:span text:style-name="T5_81">Free</text:span><text:span text:style-name="T5_82"><text:s/></text:span><text:span text:style-name="T5_83">software</text:span><text:span text:style-name="T5_84">,<text:s/></text:span><text:span text:style-name="T5_85">open</text:span><text:span text:style-name="T5_86"><text:s/></text:span><text:span text:style-name="T5_87">source</text:span><text:span text:style-name="T5_88"><text:s/></text:span><text:span text:style-name="T5_89">software</text:span><text:span text:style-name="T5_90"><text:s/></text:span><text:span text:style-name="T5_91">and</text:span><text:span text:style-name="T5_92"><text:s/></text:span><text:span text:style-name="T5_93">copyfree</text:span><text:span text:style-name="T5_94"><text:s/></text:span><text:span text:style-name="T5_95">licenses</text:span><text:span text:style-name="T5_96"><text:s/></text:span><text:span text:style-name="T5_97">are</text:span><text:span text:style-name="T5_98"><text:s/></text:span><text:span text:style-name="T5_99">all</text:span><text:span text:style-name="T5_100"><text:s/></text:span><text:span text:style-name="T5_101">terms</text:span><text:span text:style-name="T5_102"><text:s/></text:span><text:span text:style-name="T5_103">that</text:span><text:span text:style-name="T5_104"><text:s/></text:span><text:span text:style-name="T5_105">were</text:span><text:span text:style-name="T5_106"><text:s/></text:span><text:span text:style-name="T5_107">closely</text:span><text:span text:style-name="T5_108"><text:s/></text:span><text:span text:style-name="T5_109">related</text:span><text:span text:style-name="T5_110"><text:s/></text:span><text:span text:style-name="T5_111">to</text:span><text:span text:style-name="T5_112"><text:s/></text:span><text:span text:style-name="T5_113">the</text:span><text:span text:style-name="T5_114"><text:s/></text:span><text:span text:style-name="T5_115">ideas</text:span><text:span text:style-name="T5_116"><text:s/></text:span><text:span text:style-name="T5_117">I</text:span><text:span text:style-name="T5_118"><text:s/></text:span><text:span text:style-name="T5_119">wanted</text:span><text:span text:style-name="T5_120"><text:s/></text:span><text:span text:style-name="T5_121">to</text:span><text:span text:style-name="T5_122"><text:s/></text:span><text:span text:style-name="T5_123">convey</text:span><text:span text:style-name="T5_124">,<text:s/></text:span><text:span text:style-name="T5_125">but</text:span><text:span text:style-name="T5_126"><text:s/></text:span><text:span text:style-name="T5_127">all</text:span><text:span text:style-name="T5_128"><text:s/></text:span><text:span text:style-name="T5_129">three</text:span><text:span text:style-name="T5_130"><text:s/></text:span><text:span text:style-name="T5_131">have</text:span><text:span text:style-name="T5_132"><text:s/></text:span><text:span text:style-name="T5_133">very</text:span><text:span text:style-name="T5_134"><text:s/></text:span><text:span text:style-name="T5_135">specific</text:span><text:span text:style-name="T5_136"><text:s/></text:span><text:span text:style-name="T5_137">meanings</text:span><text:span text:style-name="T5_138"><text:s/></text:span><text:span text:style-name="T5_139">that</text:span><text:span text:style-name="T5_140"><text:s/></text:span><text:span text:style-name="T5_141">in</text:span><text:span text:style-name="T5_142"><text:s/></text:span><text:span text:style-name="T5_143">the</text:span><text:span text:style-name="T5_144"><text:s/></text:span><text:span text:style-name="T5_145">cases</text:span><text:span text:style-name="T5_146"><text:s/></text:span><text:span text:style-name="T5_147">of</text:span><text:span text:style-name="T5_148"><text:s/></text:span><text:span text:style-name="T5_149">free</text:span><text:span text:style-name="T5_150"><text:s/></text:span><text:span text:style-name="T5_151">software</text:span><text:span text:style-name="T5_152"><text:s/></text:span><text:span text:style-name="T5_153">and</text:span><text:span text:style-name="T5_154"><text:s/></text:span><text:span text:style-name="T5_155">open</text:span><text:span text:style-name="T5_156"><text:s/></text:span><text:span text:style-name="T5_157">source</text:span><text:span text:style-name="T5_158"><text:s/></text:span><text:span text:style-name="T5_159">are</text:span><text:span text:style-name="T5_160"><text:s/></text:span><text:span text:style-name="T5_161">already</text:span><text:span text:style-name="T5_162"><text:s/></text:span><text:span text:style-name="T5_163">very</text:span><text:span text:style-name="T5_164"><text:s/></text:span><text:span text:style-name="T5_165">well</text:span><text:span text:style-name="T5_166"><text:s/></text:span><text:span text:style-name="T5_167">established</text:span><text:span text:style-name="T5_168"><text:s/></text:span><text:span text:style-name="T5_169">and</text:span><text:span text:style-name="T5_170"><text:s/></text:span><text:span text:style-name="T5_171">in</text:span><text:span text:style-name="T5_172"><text:s/></text:span><text:span text:style-name="T5_173">all</text:span><text:span text:style-name="T5_174"><text:s/></text:span><text:span text:style-name="T5_175">three</text:span><text:span text:style-name="T5_176"><text:s/></text:span><text:span text:style-name="T5_177">cases</text:span><text:span text:style-name="T5_178"><text:s/></text:span><text:span text:style-name="T5_179">vary</text:span><text:span text:style-name="T5_180"><text:s/></text:span><text:span text:style-name="T5_181">from</text:span><text:span text:style-name="T5_182"><text:s/></text:span><text:span text:style-name="T5_183">the</text:span><text:span text:style-name="T5_184"><text:s/></text:span><text:span text:style-name="T5_185">ideas</text:span><text:span text:style-name="T5_186"><text:s/></text:span><text:span text:style-name="T5_187">I</text:span><text:span text:style-name="T5_188"><text:s/></text:span><text:span text:style-name="T5_189">wanted</text:span><text:span text:style-name="T5_190"><text:s/></text:span><text:span text:style-name="T5_191">to</text:span><text:span text:style-name="T5_192"><text:s/></text:span><text:span text:style-name="T5_193">convey</text:span><text:span text:style-name="T5_194">.</text:span></text:p>
      <text:p text:style-name="P6"><text:span text:style-name="T6_1">I</text:span><text:span text:style-name="T6_2"><text:s/></text:span><text:span text:style-name="T6_3">had</text:span><text:span text:style-name="T6_4"><text:s/></text:span><text:span text:style-name="T6_5">internally</text:span><text:span text:style-name="T6_6"><text:s/></text:span><text:span text:style-name="T6_7">wrestled</text:span><text:span text:style-name="T6_8"><text:s/></text:span><text:span text:style-name="T6_9">with</text:span><text:span text:style-name="T6_10"><text:s/></text:span><text:span text:style-name="T6_11">calling</text:span><text:span text:style-name="T6_12"><text:s/></text:span><text:span text:style-name="T6_13">it</text:span><text:span text:style-name="T6_14"><text:s/></text:span><text:span text:style-name="T6_15">Against</text:span><text:span text:style-name="T6_16"><text:s/></text:span><text:span text:style-name="T6_17">Software</text:span><text:span text:style-name="T6_18"><text:s/></text:span><text:span text:style-name="T6_19">Monopoly</text:span><text:span text:style-name="T6_20"><text:s/></text:span><text:span text:style-name="T6_21">as</text:span><text:span text:style-name="T6_22"><text:s/></text:span><text:span text:style-name="T6_23">a</text:span><text:span text:style-name="T6_24"><text:s/></text:span><text:span text:style-name="T6_25">homage</text:span><text:span text:style-name="T6_26"><text:s/></text:span><text:span text:style-name="T6_27">to</text:span><text:span text:style-name="T6_28"><text:s/></text:span><text:span text:style-name="T6_29">Stephan</text:span><text:span text:style-name="T6_30"><text:s/></text:span><text:span text:style-name="T6_31">Kinsella</text:span><text:span text:style-name="T6_32">'</text:span><text:span text:style-name="T6_33">s</text:span><text:span text:style-name="T6_34"><text:s/></text:span><text:span text:style-name="T6_35">Against</text:span><text:span text:style-name="T6_36"><text:s/></text:span><text:span text:style-name="T6_37">Intellectual</text:span><text:span text:style-name="T6_38"><text:s/></text:span><text:span text:style-name="T6_39">Monopoly</text:span><text:span text:style-name="T6_40"><text:s/></text:span><text:span text:style-name="T6_41">and</text:span><text:span text:style-name="T6_42"><text:s/></text:span><text:span text:style-name="T6_43">Michele</text:span><text:span text:style-name="T6_44"><text:s/></text:span><text:span text:style-name="T6_45">Boldrin</text:span><text:span text:style-name="T6_46"><text:s/></text:span><text:span text:style-name="T6_47">and</text:span><text:span text:style-name="T6_48"><text:s/></text:span><text:span text:style-name="T6_49">David</text:span><text:span text:style-name="T6_50"><text:s/></text:span><text:span text:style-name="T6_51">Levine</text:span><text:span text:style-name="T6_52">'</text:span><text:span text:style-name="T6_53">s</text:span><text:span text:style-name="T6_54"><text:s/></text:span><text:span text:style-name="T6_55">Against</text:span><text:span text:style-name="T6_56"><text:s/></text:span><text:span text:style-name="T6_57">Intellectual</text:span><text:span text:style-name="T6_58"><text:s/></text:span><text:span text:style-name="T6_59">Monopoly</text:span><text:span text:style-name="T6_60"><text:s/></text:span><text:span text:style-name="T6_61">and</text:span><text:span text:style-name="T6_62"><text:s/></text:span><text:span text:style-name="T6_63">that</text:span><text:span text:style-name="T6_64"><text:s/></text:span><text:span text:style-name="T6_65">was</text:span><text:span text:style-name="T6_66"><text:s/></text:span><text:span text:style-name="T6_67">even</text:span><text:span text:style-name="T6_68"><text:s/></text:span><text:span text:style-name="T6_69">the</text:span><text:span text:style-name="T6_70"><text:s/></text:span><text:span text:style-name="T6_71">working</text:span><text:span text:style-name="T6_72"><text:s/></text:span><text:span text:style-name="T6_73">title</text:span><text:span text:style-name="T6_74"><text:s/></text:span><text:span text:style-name="T6_75">of</text:span><text:span text:style-name="T6_76"><text:s/></text:span><text:span text:style-name="T6_77">the</text:span><text:span text:style-name="T6_78"><text:s/></text:span><text:span text:style-name="T6_79">draft</text:span><text:span text:style-name="T6_80"><text:s/></text:span><text:span text:style-name="T6_81">copy</text:span><text:span text:style-name="T6_82"><text:s/></text:span><text:span text:style-name="T6_83">when</text:span><text:span text:style-name="T6_84"><text:s/></text:span><text:span text:style-name="T6_85">I</text:span><text:span text:style-name="T6_86"><text:s/></text:span><text:span text:style-name="T6_87">was</text:span><text:span text:style-name="T6_88"><text:s/></text:span><text:span text:style-name="T6_89">first</text:span><text:span text:style-name="T6_90"><text:s/></text:span><text:span text:style-name="T6_91">working</text:span><text:span text:style-name="T6_92"><text:s/></text:span><text:span text:style-name="T6_93">on</text:span><text:span text:style-name="T6_94"><text:s/></text:span><text:span text:style-name="T6_95">it</text:span><text:span text:style-name="T6_96">.</text:span></text:p>
      <text:p text:style-name="P7"><text:span text:style-name="T7_1">Against</text:span><text:span text:style-name="T7_2"><text:s/></text:span><text:span text:style-name="T7_3">Intellectual</text:span><text:span text:style-name="T7_4"><text:s/></text:span><text:span text:style-name="T7_5">Monopoly</text:span><text:span text:style-name="T7_6"><text:s/></text:span><text:span text:style-name="T7_7">is</text:span><text:span text:style-name="T7_8"><text:s/></text:span><text:span text:style-name="T7_9">a</text:span><text:span text:style-name="T7_10"><text:s/></text:span><text:span text:style-name="T7_11">book</text:span><text:span text:style-name="T7_12"><text:s/></text:span><text:span text:style-name="T7_13">by</text:span><text:span text:style-name="T7_14"><text:s/></text:span><text:span text:style-name="T7_15">Washington</text:span><text:span text:style-name="T7_16"><text:s/></text:span><text:span text:style-name="T7_17">University</text:span><text:span text:style-name="T7_18"><text:s/>-<text:s/></text:span><text:span text:style-name="T7_19">St</text:span><text:span text:style-name="T7_20">.<text:s/></text:span><text:span text:style-name="T7_21">Louis</text:span><text:span text:style-name="T7_22"><text:s/></text:span><text:span text:style-name="T7_23">economists</text:span><text:span text:style-name="T7_24"><text:s/></text:span><text:span text:style-name="T7_25">Michele</text:span><text:span text:style-name="T7_26"><text:s/></text:span><text:span text:style-name="T7_27">Boldrin</text:span><text:span text:style-name="T7_28"><text:s/></text:span><text:span text:style-name="T7_29">and</text:span><text:span text:style-name="T7_30"><text:s/></text:span><text:span text:style-name="T7_31">David</text:span><text:span text:style-name="T7_32"><text:s/></text:span><text:span text:style-name="T7_33">K</text:span><text:span text:style-name="T7_34">.<text:s/></text:span><text:span text:style-name="T7_35">Levine</text:span><text:span text:style-name="T7_36"><text:s/></text:span><text:span text:style-name="T7_37">that</text:span><text:span text:style-name="T7_38"><text:s/></text:span><text:span text:style-name="T7_39">tackles</text:span><text:span text:style-name="T7_40"><text:s/></text:span><text:span text:style-name="T7_41">the</text:span><text:span text:style-name="T7_42"><text:s/></text:span><text:span text:style-name="T7_43">question</text:span><text:span text:style-name="T7_44"><text:s/></text:span><text:span text:style-name="T7_45">of</text:span><text:span text:style-name="T7_46"><text:s/></text:span><text:span text:style-name="T7_47">whether</text:span><text:span text:style-name="T7_48"><text:s/></text:span><text:span text:style-name="T7_49">or</text:span><text:span text:style-name="T7_50"><text:s/></text:span><text:span text:style-name="T7_51">not</text:span><text:span text:style-name="T7_52"><text:s/></text:span><text:span text:style-name="T7_53">copyright</text:span><text:span text:style-name="T7_54"><text:s/></text:span><text:span text:style-name="T7_55">and</text:span><text:span text:style-name="T7_56"><text:s/></text:span><text:span text:style-name="T7_57">patent</text:span><text:span text:style-name="T7_58"><text:s/></text:span><text:span text:style-name="T7_59">laws</text:span><text:span text:style-name="T7_60"><text:s/></text:span><text:span text:style-name="T7_61">actually</text:span><text:span text:style-name="T7_62"><text:s/></text:span><text:span text:style-name="T7_63">encourage</text:span><text:span text:style-name="T7_64"><text:s/></text:span><text:span text:style-name="T7_65">innovation</text:span><text:span text:style-name="T7_66"><text:s/></text:span><text:span text:style-name="T7_67">and</text:span><text:span text:style-name="T7_68"><text:s/></text:span><text:span text:style-name="T7_69">creation</text:span><text:span text:style-name="T7_70"><text:s/></text:span><text:span text:style-name="T7_71">from</text:span><text:span text:style-name="T7_72"><text:s/></text:span><text:span text:style-name="T7_73">a</text:span><text:span text:style-name="T7_74"><text:s/></text:span><text:span text:style-name="T7_75">purely</text:span><text:span text:style-name="T7_76"><text:s/></text:span><text:span text:style-name="T7_77">utilitarian</text:span><text:span text:style-name="T7_78"><text:s/></text:span><text:span text:style-name="T7_79">perspective</text:span><text:span text:style-name="T7_80">.#<text:s/></text:span><text:span text:style-name="T7_81">Like</text:span><text:span text:style-name="T7_82"><text:s/></text:span><text:span text:style-name="T7_83">most</text:span><text:span text:style-name="T7_84"><text:s/></text:span><text:span text:style-name="T7_85">economists</text:span><text:span text:style-name="T7_86">,<text:s/></text:span><text:span text:style-name="T7_87">the</text:span><text:span text:style-name="T7_88"><text:s/></text:span><text:span text:style-name="T7_89">question</text:span><text:span text:style-name="T7_90"><text:s/></text:span><text:span text:style-name="T7_91">they</text:span><text:span text:style-name="T7_92"><text:s/></text:span><text:span text:style-name="T7_93">seek</text:span><text:span text:style-name="T7_94"><text:s/></text:span><text:span text:style-name="T7_95">to</text:span><text:span text:style-name="T7_96"><text:s/></text:span><text:span text:style-name="T7_97">answer</text:span><text:span text:style-name="T7_98"><text:s/></text:span><text:span text:style-name="T7_99">to</text:span><text:span text:style-name="T7_100"><text:s/></text:span><text:span text:style-name="T7_101">is</text:span><text:span text:style-name="T7_102"><text:s/></text:span><text:span text:style-name="T7_103">whether</text:span><text:span text:style-name="T7_104"><text:s/></text:span><text:span text:style-name="T7_105">or</text:span><text:span text:style-name="T7_106"><text:s/></text:span><text:span text:style-name="T7_107">not</text:span><text:span text:style-name="T7_108"><text:s/></text:span><text:span text:style-name="T7_109">society</text:span><text:span text:style-name="T7_110"><text:s/></text:span><text:span text:style-name="T7_111">is</text:span><text:span text:style-name="T7_112"><text:s/></text:span><text:span text:style-name="T7_113">made</text:span><text:span text:style-name="T7_114"><text:s/></text:span><text:span text:style-name="T7_115">collectively</text:span><text:span text:style-name="T7_116"><text:s/></text:span><text:span text:style-name="T7_117">better</text:span><text:span text:style-name="T7_118"><text:s/></text:span><text:span text:style-name="T7_119">off</text:span><text:span text:style-name="T7_120"><text:s/></text:span><text:span text:style-name="T7_121">by</text:span><text:span text:style-name="T7_122"><text:s/></text:span><text:span text:style-name="T7_123">the</text:span><text:span text:style-name="T7_124"><text:s/></text:span><text:span text:style-name="T7_125">existence</text:span><text:span text:style-name="T7_126"><text:s/></text:span><text:span text:style-name="T7_127">of</text:span><text:span text:style-name="T7_128"><text:s/></text:span><text:span text:style-name="T7_129">government</text:span><text:span text:style-name="T7_130"><text:s/></text:span><text:span text:style-name="T7_131">monopolies</text:span><text:span text:style-name="T7_132"><text:s/></text:span><text:span text:style-name="T7_133">over</text:span><text:span text:style-name="T7_134"><text:s/></text:span><text:span text:style-name="T7_135">intellectual</text:span><text:span text:style-name="T7_136"><text:s/></text:span><text:span text:style-name="T7_137">creations</text:span><text:span text:style-name="T7_138">.<text:s/></text:span><text:span text:style-name="T7_139">As</text:span><text:span text:style-name="T7_140"><text:s/></text:span><text:span text:style-name="T7_141">can</text:span><text:span text:style-name="T7_142"><text:s/></text:span><text:span text:style-name="T7_143">easily</text:span><text:span text:style-name="T7_144"><text:s/></text:span><text:span text:style-name="T7_145">be</text:span><text:span text:style-name="T7_146"><text:s/></text:span><text:span text:style-name="T7_147">discerned</text:span><text:span text:style-name="T7_148"><text:s/></text:span><text:span text:style-name="T7_149">from</text:span><text:span text:style-name="T7_150"><text:s/></text:span><text:span text:style-name="T7_151">the</text:span><text:span text:style-name="T7_152"><text:s/></text:span><text:span text:style-name="T7_153">title</text:span><text:span text:style-name="T7_154">,<text:s/></text:span><text:span text:style-name="T7_155">their</text:span><text:span text:style-name="T7_156"><text:s/></text:span><text:span text:style-name="T7_157">conclusion</text:span><text:span text:style-name="T7_158"><text:s/></text:span><text:span text:style-name="T7_159">is</text:span><text:span text:style-name="T7_160"><text:s/></text:span><text:span text:style-name="T7_161">a</text:span><text:span text:style-name="T7_162"><text:s/></text:span><text:span text:style-name="T7_163">resounding</text:span><text:span text:style-name="T7_164"><text:s/></text:span><text:span text:style-name="T7_165">negative</text:span><text:span text:style-name="T7_166">.</text:span></text:p>
      <text:p text:style-name="P8"><text:span text:style-name="T8_1">“</text:span><text:span text:style-name="T8_2">Against</text:span><text:span text:style-name="T8_3"><text:s/></text:span><text:span text:style-name="T8_4">Intellectual</text:span><text:span text:style-name="T8_5"><text:s/></text:span><text:span text:style-name="T8_6">Property</text:span><text:span text:style-name="T8_7">”<text:s/></text:span><text:span text:style-name="T8_8">by</text:span><text:span text:style-name="T8_9"><text:s/></text:span><text:span text:style-name="T8_10">Stephan</text:span><text:span text:style-name="T8_11"><text:s/></text:span><text:span text:style-name="T8_12">Kinsella</text:span><text:span text:style-name="T8_13"><text:s/></text:span><text:span text:style-name="T8_14">was</text:span><text:span text:style-name="T8_15"><text:s/></text:span><text:span text:style-name="T8_16">first</text:span><text:span text:style-name="T8_17"><text:s/></text:span><text:span text:style-name="T8_18">published</text:span><text:span text:style-name="T8_19"><text:s/></text:span><text:span text:style-name="T8_20">in</text:span><text:span text:style-name="T8_21"><text:s/></text:span><text:span text:style-name="T8_22">the</text:span><text:span text:style-name="T8_23"><text:s/></text:span><text:span text:style-name="T8_24">Journal</text:span><text:span text:style-name="T8_25"><text:s/></text:span><text:span text:style-name="T8_26">of</text:span><text:span text:style-name="T8_27"><text:s/></text:span><text:span text:style-name="T8_28">Libertarian</text:span><text:span text:style-name="T8_29"><text:s/></text:span><text:span text:style-name="T8_30">Studies</text:span><text:span text:style-name="T8_31"><text:s/></text:span><text:span text:style-name="T8_32">in</text:span><text:span text:style-name="T8_33"><text:s/>2001<text:s/></text:span><text:span text:style-name="T8_34">and</text:span><text:span text:style-name="T8_35"><text:s/></text:span><text:span text:style-name="T8_36">approaches</text:span><text:span text:style-name="T8_37"><text:s/></text:span><text:span text:style-name="T8_38">intellectual</text:span><text:span text:style-name="T8_39"><text:s/></text:span><text:span text:style-name="T8_40">property</text:span><text:span text:style-name="T8_41"><text:s/></text:span><text:span text:style-name="T8_42">law</text:span><text:span text:style-name="T8_43"><text:s/></text:span><text:span text:style-name="T8_44">from</text:span><text:span text:style-name="T8_45"><text:s/></text:span><text:span text:style-name="T8_46">a</text:span><text:span text:style-name="T8_47"><text:s/></text:span><text:span text:style-name="T8_48">perspective</text:span><text:span text:style-name="T8_49"><text:s/></text:span><text:span text:style-name="T8_50">that</text:span><text:span text:style-name="T8_51"><text:s/></text:span><text:span text:style-name="T8_52">could</text:span><text:span text:style-name="T8_53"><text:s/></text:span><text:span text:style-name="T8_54">hardly</text:span><text:span text:style-name="T8_55"><text:s/></text:span><text:span text:style-name="T8_56">be</text:span><text:span text:style-name="T8_57"><text:s/></text:span><text:span text:style-name="T8_58">more</text:span><text:span text:style-name="T8_59"><text:s/></text:span><text:span text:style-name="T8_60">different</text:span><text:span text:style-name="T8_61"><text:s/></text:span><text:span text:style-name="T8_62">than</text:span><text:span text:style-name="T8_63"><text:s/></text:span><text:span text:style-name="T8_64">Boldrin</text:span><text:span text:style-name="T8_65"><text:s/></text:span><text:span text:style-name="T8_66">and</text:span><text:span text:style-name="T8_67"><text:s/></text:span><text:span text:style-name="T8_68">Levine</text:span><text:span text:style-name="T8_69">.#<text:s/></text:span><text:span text:style-name="T8_70">Starting</text:span><text:span text:style-name="T8_71"><text:s/></text:span><text:span text:style-name="T8_72">with</text:span><text:span text:style-name="T8_73"><text:s/></text:span><text:span text:style-name="T8_74">basic</text:span><text:span text:style-name="T8_75"><text:s/></text:span><text:span text:style-name="T8_76">libertarian</text:span><text:span text:style-name="T8_77"><text:s/></text:span><text:span text:style-name="T8_78">principles</text:span><text:span text:style-name="T8_79"><text:s/></text:span><text:span text:style-name="T8_80">such</text:span><text:span text:style-name="T8_81"><text:s/></text:span><text:span text:style-name="T8_82">as</text:span><text:span text:style-name="T8_83"><text:s/></text:span><text:span text:style-name="T8_84">property</text:span><text:span text:style-name="T8_85"><text:s/></text:span><text:span text:style-name="T8_86">rights</text:span><text:span text:style-name="T8_87"><text:s/></text:span><text:span text:style-name="T8_88">and</text:span><text:span text:style-name="T8_89"><text:s/></text:span><text:span text:style-name="T8_90">self</text:span><text:span text:style-name="T8_91">-</text:span><text:span text:style-name="T8_92">ownership</text:span><text:span text:style-name="T8_93">,<text:s/></text:span><text:span text:style-name="T8_94">Kinsella</text:span><text:span text:style-name="T8_95"><text:s/></text:span><text:span text:style-name="T8_96">makes</text:span><text:span text:style-name="T8_97"><text:s/></text:span><text:span text:style-name="T8_98">the</text:span><text:span text:style-name="T8_99"><text:s/></text:span><text:span text:style-name="T8_100">case</text:span><text:span text:style-name="T8_101"><text:s/></text:span><text:span text:style-name="T8_102">that</text:span><text:span text:style-name="T8_103"><text:s/></text:span><text:span text:style-name="T8_104">intellectual</text:span><text:span text:style-name="T8_105"><text:s/></text:span><text:span text:style-name="T8_106">property</text:span><text:span text:style-name="T8_107"><text:s/></text:span><text:span text:style-name="T8_108">rights</text:span><text:span text:style-name="T8_109"><text:s/></text:span><text:span text:style-name="T8_110">are</text:span><text:span text:style-name="T8_111"><text:s/></text:span><text:span text:style-name="T8_112">not</text:span><text:span text:style-name="T8_113"><text:s/></text:span><text:span text:style-name="T8_114">property</text:span><text:span text:style-name="T8_115"><text:s/></text:span><text:span text:style-name="T8_116">rights</text:span><text:span text:style-name="T8_117"><text:s/></text:span><text:span text:style-name="T8_118">at</text:span><text:span text:style-name="T8_119"><text:s/></text:span><text:span text:style-name="T8_120">all</text:span><text:span text:style-name="T8_121"><text:s/></text:span><text:span text:style-name="T8_122">and</text:span><text:span text:style-name="T8_123"><text:s/></text:span><text:span text:style-name="T8_124">that</text:span><text:span text:style-name="T8_125"><text:s/></text:span><text:span text:style-name="T8_126">the</text:span><text:span text:style-name="T8_127"><text:s/></text:span><text:span text:style-name="T8_128">state</text:span><text:span text:style-name="T8_129"><text:s/></text:span><text:span text:style-name="T8_130">has</text:span><text:span text:style-name="T8_131"><text:s/></text:span><text:span text:style-name="T8_132">no</text:span><text:span text:style-name="T8_133"><text:s/></text:span><text:span text:style-name="T8_134">business</text:span><text:span text:style-name="T8_135"><text:s/></text:span><text:span text:style-name="T8_136">handing</text:span><text:span text:style-name="T8_137"><text:s/></text:span><text:span text:style-name="T8_138">out</text:span><text:span text:style-name="T8_139"><text:s/></text:span><text:span text:style-name="T8_140">such</text:span><text:span text:style-name="T8_141"><text:s/></text:span><text:span text:style-name="T8_142">monopolies</text:span><text:span text:style-name="T8_143"><text:s/></text:span><text:span text:style-name="T8_144">on</text:span><text:span text:style-name="T8_145"><text:s/></text:span><text:span text:style-name="T8_146">a</text:span><text:span text:style-name="T8_147"><text:s/></text:span><text:span text:style-name="T8_148">moral</text:span><text:span text:style-name="T8_149"><text:s/></text:span><text:span text:style-name="T8_150">or</text:span><text:span text:style-name="T8_151"><text:s/></text:span><text:span text:style-name="T8_152">ethical</text:span><text:span text:style-name="T8_153"><text:s/></text:span><text:span text:style-name="T8_154">basis</text:span><text:span text:style-name="T8_155">.</text:span></text:p>
      <text:p text:style-name="P9"><text:span text:style-name="T9_1">Though</text:span><text:span text:style-name="T9_2">,<text:s/></text:span><text:span text:style-name="T9_3">I</text:span><text:span text:style-name="T9_4"><text:s/></text:span><text:span text:style-name="T9_5">owe</text:span><text:span text:style-name="T9_6"><text:s/></text:span><text:span text:style-name="T9_7">a</text:span><text:span text:style-name="T9_8"><text:s/></text:span><text:span text:style-name="T9_9">great</text:span><text:span text:style-name="T9_10"><text:s/></text:span><text:span text:style-name="T9_11">debt</text:span><text:span text:style-name="T9_12"><text:s/></text:span><text:span text:style-name="T9_13">of</text:span><text:span text:style-name="T9_14"><text:s/></text:span><text:span text:style-name="T9_15">gratitude</text:span><text:span text:style-name="T9_16"><text:s/></text:span><text:span text:style-name="T9_17">to</text:span><text:span text:style-name="T9_18"><text:s/></text:span><text:span text:style-name="T9_19">the</text:span><text:span text:style-name="T9_20"><text:s/></text:span><text:span text:style-name="T9_21">arguments</text:span><text:span text:style-name="T9_22"><text:s/></text:span><text:span text:style-name="T9_23">laid</text:span><text:span text:style-name="T9_24"><text:s/></text:span><text:span text:style-name="T9_25">out</text:span><text:span text:style-name="T9_26"><text:s/></text:span><text:span text:style-name="T9_27">by</text:span><text:span text:style-name="T9_28"><text:s/></text:span><text:span text:style-name="T9_29">Boldrin</text:span><text:span text:style-name="T9_30">,<text:s/></text:span><text:span text:style-name="T9_31">Levine</text:span><text:span text:style-name="T9_32"><text:s/></text:span><text:span text:style-name="T9_33">and</text:span><text:span text:style-name="T9_34"><text:s/></text:span><text:span text:style-name="T9_35">Kinsella</text:span><text:span text:style-name="T9_36"><text:s/></text:span><text:span text:style-name="T9_37">for</text:span><text:span text:style-name="T9_38"><text:s/></text:span><text:span text:style-name="T9_39">starting</text:span><text:span text:style-name="T9_40"><text:s/></text:span><text:span text:style-name="T9_41">me</text:span><text:span text:style-name="T9_42"><text:s/></text:span><text:span text:style-name="T9_43">on</text:span><text:span text:style-name="T9_44"><text:s/></text:span><text:span text:style-name="T9_45">the</text:span><text:span text:style-name="T9_46"><text:s/></text:span><text:span text:style-name="T9_47">intellectual</text:span><text:span text:style-name="T9_48"><text:s/></text:span><text:span text:style-name="T9_49">journey</text:span><text:span text:style-name="T9_50"><text:s/></text:span><text:span text:style-name="T9_51">that</text:span><text:span text:style-name="T9_52"><text:s/></text:span><text:span text:style-name="T9_53">would</text:span><text:span text:style-name="T9_54"><text:s/></text:span><text:span text:style-name="T9_55">lead</text:span><text:span text:style-name="T9_56"><text:s/></text:span><text:span text:style-name="T9_57">me</text:span><text:span text:style-name="T9_58"><text:s/></text:span><text:span text:style-name="T9_59">to</text:span><text:span text:style-name="T9_60"><text:s/></text:span><text:span text:style-name="T9_61">formulate</text:span><text:span text:style-name="T9_62"><text:s/></text:span><text:span text:style-name="T9_63">the</text:span><text:span text:style-name="T9_64"><text:s/></text:span><text:span text:style-name="T9_65">arguments</text:span><text:span text:style-name="T9_66"><text:s/></text:span><text:span text:style-name="T9_67">I</text:span><text:span text:style-name="T9_68"><text:s/></text:span><text:span text:style-name="T9_69">lay</text:span><text:span text:style-name="T9_70"><text:s/></text:span><text:span text:style-name="T9_71">out</text:span><text:span text:style-name="T9_72"><text:s/></text:span><text:span text:style-name="T9_73">in</text:span><text:span text:style-name="T9_74"><text:s/></text:span><text:span text:style-name="T9_75">this</text:span><text:span text:style-name="T9_76"><text:s/></text:span><text:span text:style-name="T9_77">book</text:span><text:span text:style-name="T9_78">,<text:s/></text:span><text:span text:style-name="T9_79">making</text:span><text:span text:style-name="T9_80"><text:s/></text:span><text:span text:style-name="T9_81">the</text:span><text:span text:style-name="T9_82"><text:s/></text:span><text:span text:style-name="T9_83">title</text:span><text:span text:style-name="T9_84"><text:s/></text:span><text:span text:style-name="T9_85">exclusive</text:span><text:span text:style-name="T9_86"><text:s/></text:span><text:span text:style-name="T9_87">a</text:span><text:span text:style-name="T9_88"><text:s/></text:span><text:span text:style-name="T9_89">homage</text:span><text:span text:style-name="T9_90"><text:s/></text:span><text:span text:style-name="T9_91">to</text:span><text:span text:style-name="T9_92"><text:s/></text:span><text:span text:style-name="T9_93">their</text:span><text:span text:style-name="T9_94"><text:s/></text:span><text:span text:style-name="T9_95">works</text:span><text:span text:style-name="T9_96"><text:s/></text:span><text:span text:style-name="T9_97">doesn</text:span><text:span text:style-name="T9_98">'</text:span><text:span text:style-name="T9_99">t</text:span><text:span text:style-name="T9_100"><text:s/></text:span><text:span text:style-name="T9_101">quite</text:span><text:span text:style-name="T9_102"><text:s/></text:span><text:span text:style-name="T9_103">fit</text:span><text:span text:style-name="T9_104"><text:s/></text:span><text:span text:style-name="T9_105">because</text:span><text:span text:style-name="T9_106"><text:s/></text:span><text:span text:style-name="T9_107">the</text:span><text:span text:style-name="T9_108"><text:s/></text:span><text:span text:style-name="T9_109">arguments</text:span><text:span text:style-name="T9_110"><text:s/></text:span><text:span text:style-name="T9_111">I</text:span><text:span text:style-name="T9_112"><text:s/></text:span><text:span text:style-name="T9_113">make</text:span><text:span text:style-name="T9_114"><text:s/></text:span><text:span text:style-name="T9_115">by</text:span><text:span text:style-name="T9_116"><text:s/></text:span><text:span text:style-name="T9_117">no</text:span><text:span text:style-name="T9_118"><text:s/></text:span><text:span text:style-name="T9_119">means</text:span><text:span text:style-name="T9_120"><text:s/></text:span><text:span text:style-name="T9_121">exclusively</text:span><text:span text:style-name="T9_122"><text:s/></text:span><text:span text:style-name="T9_123">apply</text:span><text:span text:style-name="T9_124"><text:s/></text:span><text:span text:style-name="T9_125">to</text:span><text:span text:style-name="T9_126"><text:s/></text:span><text:span text:style-name="T9_127">opponents</text:span><text:span text:style-name="T9_128"><text:s/></text:span><text:span text:style-name="T9_129">of</text:span><text:span text:style-name="T9_130"><text:s/></text:span><text:span text:style-name="T9_131">the</text:span><text:span text:style-name="T9_132"><text:s/></text:span><text:span text:style-name="T9_133">existence</text:span><text:span text:style-name="T9_134"><text:s/></text:span><text:span text:style-name="T9_135">of</text:span><text:span text:style-name="T9_136"><text:s/></text:span><text:span text:style-name="T9_137">copyright</text:span><text:span text:style-name="T9_138"><text:s/></text:span><text:span text:style-name="T9_139">and</text:span><text:span text:style-name="T9_140"><text:s/></text:span><text:span text:style-name="T9_141">patents</text:span><text:span text:style-name="T9_142">.<text:s/></text:span><text:span text:style-name="T9_143">In</text:span><text:span text:style-name="T9_144"><text:s/></text:span><text:span text:style-name="T9_145">fact</text:span><text:span text:style-name="T9_146">,<text:s/></text:span><text:span text:style-name="T9_147">the</text:span><text:span text:style-name="T9_148"><text:s/></text:span><text:span text:style-name="T9_149">first</text:span><text:span text:style-name="T9_150"><text:s/></text:span><text:span text:style-name="T9_151">chapter</text:span><text:span text:style-name="T9_152"><text:s/></text:span><text:span text:style-name="T9_153">of</text:span><text:span text:style-name="T9_154"><text:s/></text:span><text:span text:style-name="T9_155">the</text:span><text:span text:style-name="T9_156"><text:s/></text:span><text:span text:style-name="T9_157">next</text:span><text:span text:style-name="T9_158"><text:s/></text:span><text:span text:style-name="T9_159">section</text:span><text:span text:style-name="T9_160"><text:s/></text:span><text:span text:style-name="T9_161">makes</text:span><text:span text:style-name="T9_162"><text:s/></text:span><text:span text:style-name="T9_163">the</text:span><text:span text:style-name="T9_164"><text:s/></text:span><text:span text:style-name="T9_165">case</text:span><text:span text:style-name="T9_166"><text:s/></text:span><text:span text:style-name="T9_167">that</text:span><text:span text:style-name="T9_168"><text:s/></text:span><text:span text:style-name="T9_169">the</text:span><text:span text:style-name="T9_170"><text:s/></text:span><text:span text:style-name="T9_171">foundations</text:span><text:span text:style-name="T9_172"><text:s/></text:span><text:span text:style-name="T9_173">of</text:span><text:span text:style-name="T9_174"><text:s/></text:span><text:span text:style-name="T9_175">my</text:span><text:span text:style-name="T9_176"><text:s/></text:span><text:span text:style-name="T9_177">arguments</text:span><text:span text:style-name="T9_178"><text:s/></text:span><text:span text:style-name="T9_179">lie</text:span><text:span text:style-name="T9_180"><text:s/></text:span><text:span text:style-name="T9_181">not</text:span><text:span text:style-name="T9_182"><text:s/></text:span><text:span text:style-name="T9_183">in</text:span><text:span text:style-name="T9_184"><text:s/></text:span><text:span text:style-name="T9_185">opposition</text:span><text:span text:style-name="T9_186"><text:s/></text:span><text:span text:style-name="T9_187">to</text:span><text:span text:style-name="T9_188"><text:s/></text:span><text:span text:style-name="T9_189">intellectual</text:span><text:span text:style-name="T9_190"><text:s/></text:span><text:span text:style-name="T9_191">property</text:span><text:span text:style-name="T9_192">,<text:s/></text:span><text:span text:style-name="T9_193">but</text:span><text:span text:style-name="T9_194"><text:s/></text:span><text:span text:style-name="T9_195">in</text:span><text:span text:style-name="T9_196"><text:s/></text:span><text:span text:style-name="T9_197">the</text:span><text:span text:style-name="T9_198"><text:s/></text:span><text:span text:style-name="T9_199">basic</text:span><text:span text:style-name="T9_200"><text:s/></text:span><text:span text:style-name="T9_201">opposition</text:span><text:span text:style-name="T9_202"><text:s/></text:span><text:span text:style-name="T9_203">to</text:span><text:span text:style-name="T9_204"><text:s/></text:span><text:span text:style-name="T9_205">a</text:span><text:span text:style-name="T9_206"><text:s/></text:span><text:span text:style-name="T9_207">private</text:span><text:span text:style-name="T9_208"><text:s/></text:span><text:span text:style-name="T9_209">monopoly</text:span><text:span text:style-name="T9_210"><text:s/></text:span><text:span text:style-name="T9_211">over</text:span><text:span text:style-name="T9_212"><text:s/></text:span><text:span text:style-name="T9_213">a</text:span><text:span text:style-name="T9_214"><text:s/></text:span><text:span text:style-name="T9_215">good</text:span><text:span text:style-name="T9_216"><text:s/></text:span><text:span text:style-name="T9_217">or</text:span><text:span text:style-name="T9_218"><text:s/></text:span><text:span text:style-name="T9_219">service</text:span><text:span text:style-name="T9_220">.</text:span></text:p>
      <text:p text:style-name="P10"><text:span text:style-name="T10_1">Instead</text:span><text:span text:style-name="T10_2"><text:s/></text:span><text:span text:style-name="T10_3">of</text:span><text:span text:style-name="T10_4"><text:s/></text:span><text:span text:style-name="T10_5">seeking</text:span><text:span text:style-name="T10_6"><text:s/></text:span><text:span text:style-name="T10_7">to</text:span><text:span text:style-name="T10_8"><text:s/></text:span><text:span text:style-name="T10_9">answer</text:span><text:span text:style-name="T10_10"><text:s/></text:span><text:span text:style-name="T10_11">the</text:span><text:span text:style-name="T10_12"><text:s/></text:span><text:span text:style-name="T10_13">question</text:span><text:span text:style-name="T10_14"><text:s/>“</text:span><text:span text:style-name="T10_15">should</text:span><text:span text:style-name="T10_16"><text:s/></text:span><text:span text:style-name="T10_17">I</text:span><text:span text:style-name="T10_18"><text:s/></text:span><text:span text:style-name="T10_19">be</text:span><text:span text:style-name="T10_20"><text:s/></text:span><text:span text:style-name="T10_21">opposed</text:span><text:span text:style-name="T10_22"><text:s/></text:span><text:span text:style-name="T10_23">to</text:span><text:span text:style-name="T10_24"><text:s/></text:span><text:span text:style-name="T10_25">copyrights</text:span><text:span text:style-name="T10_26"><text:s/></text:span><text:span text:style-name="T10_27">and</text:span><text:span text:style-name="T10_28"><text:s/></text:span><text:span text:style-name="T10_29">patents</text:span><text:span text:style-name="T10_30">?”<text:s/></text:span><text:span text:style-name="T10_31">as</text:span><text:span text:style-name="T10_32"><text:s/></text:span><text:span text:style-name="T10_33">they</text:span><text:span text:style-name="T10_34"><text:s/></text:span><text:span text:style-name="T10_35">do</text:span><text:span text:style-name="T10_36">,<text:s/></text:span><text:span text:style-name="T10_37">this</text:span><text:span text:style-name="T10_38"><text:s/></text:span><text:span text:style-name="T10_39">book</text:span><text:span text:style-name="T10_40"><text:s/></text:span><text:span text:style-name="T10_41">attempts</text:span><text:span text:style-name="T10_42"><text:s/></text:span><text:span text:style-name="T10_43">to</text:span><text:span text:style-name="T10_44"><text:s/></text:span><text:span text:style-name="T10_45">answer</text:span><text:span text:style-name="T10_46"><text:s/></text:span><text:span text:style-name="T10_47">the</text:span><text:span text:style-name="T10_48"><text:s/></text:span><text:span text:style-name="T10_49">question</text:span><text:span text:style-name="T10_50"><text:s/>“</text:span><text:span text:style-name="T10_51">now</text:span><text:span text:style-name="T10_52"><text:s/></text:span><text:span text:style-name="T10_53">that</text:span><text:span text:style-name="T10_54"><text:s/></text:span><text:span text:style-name="T10_55">I</text:span><text:span text:style-name="T10_56"><text:s/></text:span><text:span text:style-name="T10_57">am</text:span><text:span text:style-name="T10_58"><text:s/></text:span><text:span text:style-name="T10_59">opposed</text:span><text:span text:style-name="T10_60"><text:s/></text:span><text:span text:style-name="T10_61">to</text:span><text:span text:style-name="T10_62"><text:s/></text:span><text:span text:style-name="T10_63">copyright</text:span><text:span text:style-name="T10_64">,<text:s/></text:span><text:span text:style-name="T10_65">what</text:span><text:span text:style-name="T10_66"><text:s/></text:span><text:span text:style-name="T10_67">can</text:span><text:span text:style-name="T10_68"><text:s/></text:span><text:span text:style-name="T10_69">I</text:span><text:span text:style-name="T10_70"><text:s/></text:span><text:span text:style-name="T10_71">do</text:span><text:span text:style-name="T10_72"><text:s/></text:span><text:span text:style-name="T10_73">about</text:span><text:span text:style-name="T10_74"><text:s/></text:span><text:span text:style-name="T10_75">it</text:span><text:span text:style-name="T10_76">?”<text:s/></text:span><text:span text:style-name="T10_77">Rather</text:span><text:span text:style-name="T10_78"><text:s/></text:span><text:span text:style-name="T10_79">than</text:span><text:span text:style-name="T10_80"><text:s/></text:span><text:span text:style-name="T10_81">attempting</text:span><text:span text:style-name="T10_82"><text:s/></text:span><text:span text:style-name="T10_83">to</text:span><text:span text:style-name="T10_84"><text:s/></text:span><text:span text:style-name="T10_85">tackle</text:span><text:span text:style-name="T10_86"><text:s/></text:span><text:span text:style-name="T10_87">or</text:span><text:span text:style-name="T10_88"><text:s/></text:span><text:span text:style-name="T10_89">expand</text:span><text:span text:style-name="T10_90"><text:s/></text:span><text:span text:style-name="T10_91">on</text:span><text:span text:style-name="T10_92"><text:s/></text:span><text:span text:style-name="T10_93">the</text:span><text:span text:style-name="T10_94"><text:s/></text:span><text:span text:style-name="T10_95">theoretical</text:span><text:span text:style-name="T10_96"><text:s/></text:span><text:span text:style-name="T10_97">or</text:span><text:span text:style-name="T10_98"><text:s/></text:span><text:span text:style-name="T10_99">empirical</text:span><text:span text:style-name="T10_100"><text:s/></text:span><text:span text:style-name="T10_101">foundations</text:span><text:span text:style-name="T10_102"><text:s/></text:span><text:span text:style-name="T10_103">of</text:span><text:span text:style-name="T10_104"><text:s/></text:span><text:span text:style-name="T10_105">arguments</text:span><text:span text:style-name="T10_106"><text:s/></text:span><text:span text:style-name="T10_107">in</text:span><text:span text:style-name="T10_108"><text:s/></text:span><text:span text:style-name="T10_109">support</text:span><text:span text:style-name="T10_110"><text:s/></text:span><text:span text:style-name="T10_111">of</text:span><text:span text:style-name="T10_112"><text:s/></text:span><text:span text:style-name="T10_113">or</text:span><text:span text:style-name="T10_114"><text:s/></text:span><text:span text:style-name="T10_115">opposed</text:span><text:span text:style-name="T10_116"><text:s/></text:span><text:span text:style-name="T10_117">to</text:span><text:span text:style-name="T10_118"><text:s/></text:span><text:span text:style-name="T10_119">the</text:span><text:span text:style-name="T10_120"><text:s/></text:span><text:span text:style-name="T10_121">establishment</text:span><text:span text:style-name="T10_122"><text:s/></text:span><text:span text:style-name="T10_123">of</text:span><text:span text:style-name="T10_124"><text:s/></text:span><text:span text:style-name="T10_125">intellectual</text:span><text:span text:style-name="T10_126"><text:s/></text:span><text:span text:style-name="T10_127">property</text:span><text:span text:style-name="T10_128">,<text:s/></text:span><text:span text:style-name="T10_129">this</text:span><text:span text:style-name="T10_130"><text:s/></text:span><text:span text:style-name="T10_131">book</text:span><text:span text:style-name="T10_132"><text:s/></text:span><text:span text:style-name="T10_133">takes</text:span><text:span text:style-name="T10_134"><text:s/></text:span><text:span text:style-name="T10_135">what</text:span><text:span text:style-name="T10_136"><text:s/></text:span><text:span text:style-name="T10_137">is</text:span><text:span text:style-name="T10_138"><text:s/></text:span><text:span text:style-name="T10_139">the</text:span><text:span text:style-name="T10_140"><text:s/></text:span><text:span text:style-name="T10_141">logical</text:span><text:span text:style-name="T10_142"><text:s/></text:span><text:span text:style-name="T10_143">next</text:span><text:span text:style-name="T10_144"><text:s/></text:span><text:span text:style-name="T10_145">step</text:span><text:span text:style-name="T10_146">,<text:s/></text:span><text:span text:style-name="T10_147">the</text:span><text:span text:style-name="T10_148"><text:s/></text:span><text:span text:style-name="T10_149">application</text:span><text:span text:style-name="T10_150"><text:s/></text:span><text:span text:style-name="T10_151">of</text:span><text:span text:style-name="T10_152"><text:s/></text:span><text:span text:style-name="T10_153">such</text:span><text:span text:style-name="T10_154"><text:s/></text:span><text:span text:style-name="T10_155">ideas</text:span><text:span text:style-name="T10_156"><text:s/></text:span><text:span text:style-name="T10_157">to</text:span><text:span text:style-name="T10_158"><text:s/></text:span><text:span text:style-name="T10_159">human</text:span><text:span text:style-name="T10_160"><text:s/></text:span><text:span text:style-name="T10_161">action</text:span><text:span text:style-name="T10_162">.#</text:span></text:p>
      <text:p text:style-name="P11"><text:span text:style-name="T11_1">In</text:span><text:span text:style-name="T11_2"><text:s/></text:span><text:span text:style-name="T11_3">some</text:span><text:span text:style-name="T11_4"><text:s/></text:span><text:span text:style-name="T11_5">ways</text:span><text:span text:style-name="T11_6"><text:s/></text:span><text:span text:style-name="T11_7">I</text:span><text:span text:style-name="T11_8"><text:s/></text:span><text:span text:style-name="T11_9">felt</text:span><text:span text:style-name="T11_10"><text:s/></text:span><text:span text:style-name="T11_11">as</text:span><text:span text:style-name="T11_12"><text:s/></text:span><text:span text:style-name="T11_13">though</text:span><text:span text:style-name="T11_14"><text:s/></text:span><text:span text:style-name="T11_15">it</text:span><text:span text:style-name="T11_16"><text:s/></text:span><text:span text:style-name="T11_17">was</text:span><text:span text:style-name="T11_18"><text:s/></text:span><text:span text:style-name="T11_19">more</text:span><text:span text:style-name="T11_20"><text:s/></text:span><text:span text:style-name="T11_21">in</text:span><text:span text:style-name="T11_22"><text:s/></text:span><text:span text:style-name="T11_23">the</text:span><text:span text:style-name="T11_24"><text:s/></text:span><text:span text:style-name="T11_25">tradition</text:span><text:span text:style-name="T11_26"><text:s/></text:span><text:span text:style-name="T11_27">of</text:span><text:span text:style-name="T11_28"><text:s/></text:span><text:span text:style-name="T11_29">libertarian</text:span><text:span text:style-name="T11_30"><text:s/></text:span><text:span text:style-name="T11_31">author</text:span><text:span text:style-name="T11_32"><text:s/></text:span><text:span text:style-name="T11_33">and</text:span><text:span text:style-name="T11_34"><text:s/></text:span><text:span text:style-name="T11_35">anarchist</text:span><text:span text:style-name="T11_36"><text:s/></text:span><text:span text:style-name="T11_37">activist</text:span><text:span text:style-name="T11_38"><text:s/></text:span><text:span text:style-name="T11_39">Samuel</text:span><text:span text:style-name="T11_40"><text:s/></text:span><text:span text:style-name="T11_41">Edward</text:span><text:span text:style-name="T11_42"><text:s/></text:span><text:span text:style-name="T11_43">Konkin</text:span><text:span text:style-name="T11_44"><text:s/></text:span><text:span text:style-name="T11_45">III</text:span><text:span text:style-name="T11_46">,<text:s/></text:span><text:span text:style-name="T11_47">often</text:span><text:span text:style-name="T11_48"><text:s/></text:span><text:span text:style-name="T11_49">shorthanded</text:span><text:span text:style-name="T11_50"><text:s/></text:span><text:span text:style-name="T11_51">to</text:span><text:span text:style-name="T11_52"><text:s/></text:span><text:span text:style-name="T11_53">SEK</text:span><text:span text:style-name="T11_54">3,<text:s/></text:span><text:span text:style-name="T11_55">who</text:span><text:span text:style-name="T11_56"><text:s/></text:span><text:span text:style-name="T11_57">wrote</text:span><text:span text:style-name="T11_58"><text:s/></text:span><text:span text:style-name="T11_59">the</text:span><text:span text:style-name="T11_60"><text:s/></text:span><text:span text:style-name="T11_61">New</text:span><text:span text:style-name="T11_62"><text:s/></text:span><text:span text:style-name="T11_63">Libertarian</text:span><text:span text:style-name="T11_64"><text:s/></text:span><text:span text:style-name="T11_65">Manifesto</text:span><text:span text:style-name="T11_66">,<text:s/></text:span><text:span text:style-name="T11_67">which</text:span><text:span text:style-name="T11_68"><text:s/></text:span><text:span text:style-name="T11_69">advocated</text:span><text:span text:style-name="T11_70"><text:s/></text:span><text:span text:style-name="T11_71">an</text:span><text:span text:style-name="T11_72"><text:s/></text:span><text:span text:style-name="T11_73">approach</text:span><text:span text:style-name="T11_74"><text:s/></text:span><text:span text:style-name="T11_75">to</text:span><text:span text:style-name="T11_76"><text:s/></text:span><text:span text:style-name="T11_77">resisting</text:span><text:span text:style-name="T11_78"><text:s/></text:span><text:span text:style-name="T11_79">government</text:span><text:span text:style-name="T11_80"><text:s/></text:span><text:span text:style-name="T11_81">outside</text:span><text:span text:style-name="T11_82"><text:s/></text:span><text:span text:style-name="T11_83">of</text:span><text:span text:style-name="T11_84"><text:s/></text:span><text:span text:style-name="T11_85">the</text:span><text:span text:style-name="T11_86"><text:s/></text:span><text:span text:style-name="T11_87">political</text:span><text:span text:style-name="T11_88"><text:s/></text:span><text:span text:style-name="T11_89">system</text:span><text:span text:style-name="T11_90">.<text:s/></text:span><text:span text:style-name="T11_91">The</text:span><text:span text:style-name="T11_92"><text:s/></text:span><text:span text:style-name="T11_93">srategy</text:span><text:span text:style-name="T11_94">,<text:s/></text:span><text:span text:style-name="T11_95">called</text:span><text:span text:style-name="T11_96"><text:s/></text:span><text:span text:style-name="T11_97">agorism</text:span><text:span text:style-name="T11_98">,<text:s/></text:span><text:span text:style-name="T11_99">called</text:span><text:span text:style-name="T11_100"><text:s/></text:span><text:span text:style-name="T11_101">for</text:span><text:span text:style-name="T11_102"><text:s/></text:span><text:span text:style-name="T11_103">operating</text:span><text:span text:style-name="T11_104"><text:s/></text:span><text:span text:style-name="T11_105">as</text:span><text:span text:style-name="T11_106"><text:s/></text:span><text:span text:style-name="T11_107">often</text:span><text:span text:style-name="T11_108"><text:s/></text:span><text:span text:style-name="T11_109">as</text:span><text:span text:style-name="T11_110"><text:s/></text:span><text:span text:style-name="T11_111">possible</text:span><text:span text:style-name="T11_112"><text:s/></text:span><text:span text:style-name="T11_113">outside</text:span><text:span text:style-name="T11_114"><text:s/></text:span><text:span text:style-name="T11_115">of</text:span><text:span text:style-name="T11_116"><text:s/></text:span><text:span text:style-name="T11_117">government</text:span><text:span text:style-name="T11_118"><text:s/></text:span><text:span text:style-name="T11_119">purview</text:span><text:span text:style-name="T11_120"><text:s/></text:span><text:span text:style-name="T11_121">in</text:span><text:span text:style-name="T11_122"><text:s/></text:span><text:span text:style-name="T11_123">black</text:span><text:span text:style-name="T11_124"><text:s/></text:span><text:span text:style-name="T11_125">and</text:span><text:span text:style-name="T11_126"><text:s/></text:span><text:span text:style-name="T11_127">gray</text:span><text:span text:style-name="T11_128"><text:s/></text:span><text:span text:style-name="T11_129">markets</text:span><text:span text:style-name="T11_130">,<text:s/></text:span><text:span text:style-name="T11_131">named</text:span><text:span text:style-name="T11_132"><text:s/></text:span><text:span text:style-name="T11_133">counter</text:span><text:span text:style-name="T11_134">-</text:span><text:span text:style-name="T11_135">economics</text:span><text:span text:style-name="T11_136">.<text:s/></text:span><text:span text:style-name="T11_137">Agorism</text:span><text:span text:style-name="T11_138"><text:s/></text:span><text:span text:style-name="T11_139">and</text:span><text:span text:style-name="T11_140"><text:s/></text:span><text:span text:style-name="T11_141">counter</text:span><text:span text:style-name="T11_142">-</text:span><text:span text:style-name="T11_143">economics</text:span><text:span text:style-name="T11_144"><text:s/></text:span><text:span text:style-name="T11_145">provided</text:span><text:span text:style-name="T11_146"><text:s/></text:span><text:span text:style-name="T11_147">the</text:span><text:span text:style-name="T11_148"><text:s/></text:span><text:span text:style-name="T11_149">inspiration</text:span><text:span text:style-name="T11_150"><text:s/></text:span><text:span text:style-name="T11_151">for</text:span><text:span text:style-name="T11_152"><text:s/></text:span><text:span text:style-name="T11_153">J</text:span><text:span text:style-name="T11_154">.<text:s/></text:span><text:span text:style-name="T11_155">Neil</text:span><text:span text:style-name="T11_156"><text:s/></text:span><text:span text:style-name="T11_157">Schulman</text:span><text:span text:style-name="T11_158">’</text:span><text:span text:style-name="T11_159">s</text:span><text:span text:style-name="T11_160"><text:s/></text:span><text:span text:style-name="T11_161">excellent</text:span><text:span text:style-name="T11_162"><text:s/></text:span><text:span text:style-name="T11_163">novel</text:span><text:span text:style-name="T11_164"><text:s/></text:span><text:span text:style-name="T11_165">Alongside</text:span><text:span text:style-name="T11_166"><text:s/></text:span><text:span text:style-name="T11_167">Night</text:span><text:span text:style-name="T11_168">,<text:s/></text:span><text:span text:style-name="T11_169">representing</text:span><text:span text:style-name="T11_170"><text:s/></text:span><text:span text:style-name="T11_171">to</text:span><text:span text:style-name="T11_172"><text:s/></text:span><text:span text:style-name="T11_173">agorism</text:span><text:span text:style-name="T11_174"><text:s/></text:span><text:span text:style-name="T11_175">what</text:span><text:span text:style-name="T11_176"><text:s/></text:span><text:span text:style-name="T11_177">Atlas</text:span><text:span text:style-name="T11_178"><text:s/></text:span><text:span text:style-name="T11_179">Shrugged</text:span><text:span text:style-name="T11_180"><text:s/></text:span><text:span text:style-name="T11_181">is</text:span><text:span text:style-name="T11_182"><text:s/></text:span><text:span text:style-name="T11_183">for</text:span><text:span text:style-name="T11_184"><text:s/></text:span><text:span text:style-name="T11_185">Objectivism</text:span><text:span text:style-name="T11_186">.#</text:span></text:p>
      <text:p text:style-name="P12"><text:span text:style-name="T12_1">However</text:span><text:span text:style-name="T12_2">,<text:s/></text:span><text:span text:style-name="T12_3">as</text:span><text:span text:style-name="T12_4"><text:s/></text:span><text:span text:style-name="T12_5">Murray</text:span><text:span text:style-name="T12_6"><text:s/></text:span><text:span text:style-name="T12_7">Rothbard</text:span><text:span text:style-name="T12_8"><text:s/></text:span><text:span text:style-name="T12_9">argued</text:span><text:span text:style-name="T12_10">,#<text:s/></text:span><text:span text:style-name="T12_11">some</text:span><text:span text:style-name="T12_12"><text:s/></text:span><text:span text:style-name="T12_13">people</text:span><text:span text:style-name="T12_14"><text:s/></text:span><text:span text:style-name="T12_15">have</text:span><text:span text:style-name="T12_16"><text:s/></text:span><text:span text:style-name="T12_17">professions</text:span><text:span text:style-name="T12_18"><text:s/></text:span><text:span text:style-name="T12_19">that</text:span><text:span text:style-name="T12_20"><text:s/></text:span><text:span text:style-name="T12_21">does</text:span><text:span text:style-name="T12_22"><text:s/></text:span><text:span text:style-name="T12_23">not</text:span><text:span text:style-name="T12_24"><text:s/></text:span><text:span text:style-name="T12_25">easily</text:span><text:span text:style-name="T12_26"><text:s/></text:span><text:span text:style-name="T12_27">allow</text:span><text:span text:style-name="T12_28"><text:s/></text:span><text:span text:style-name="T12_29">one</text:span><text:span text:style-name="T12_30"><text:s/></text:span><text:span text:style-name="T12_31">to</text:span><text:span text:style-name="T12_32"><text:s/></text:span><text:span text:style-name="T12_33">live</text:span><text:span text:style-name="T12_34"><text:s/></text:span><text:span text:style-name="T12_35">on</text:span><text:span text:style-name="T12_36"><text:s/></text:span><text:span text:style-name="T12_37">the</text:span><text:span text:style-name="T12_38"><text:s/></text:span><text:span text:style-name="T12_39">black</text:span><text:span text:style-name="T12_40"><text:s/></text:span><text:span text:style-name="T12_41">market</text:span><text:span text:style-name="T12_42">,<text:s/></text:span><text:span text:style-name="T12_43">other</text:span><text:span text:style-name="T12_44"><text:s/></text:span><text:span text:style-name="T12_45">situations</text:span><text:span text:style-name="T12_46"><text:s/></text:span><text:span text:style-name="T12_47">in</text:span><text:span text:style-name="T12_48"><text:s/></text:span><text:span text:style-name="T12_49">their</text:span><text:span text:style-name="T12_50"><text:s/></text:span><text:span text:style-name="T12_51">personal</text:span><text:span text:style-name="T12_52"><text:s/></text:span><text:span text:style-name="T12_53">lives</text:span><text:span text:style-name="T12_54"><text:s/></text:span><text:span text:style-name="T12_55">that</text:span><text:span text:style-name="T12_56"><text:s/></text:span><text:span text:style-name="T12_57">limit</text:span><text:span text:style-name="T12_58"><text:s/></text:span><text:span text:style-name="T12_59">their</text:span><text:span text:style-name="T12_60"><text:s/></text:span><text:span text:style-name="T12_61">ability</text:span><text:span text:style-name="T12_62"><text:s/></text:span><text:span text:style-name="T12_63">to</text:span><text:span text:style-name="T12_64"><text:s/></text:span><text:span text:style-name="T12_65">live</text:span><text:span text:style-name="T12_66"><text:s/></text:span><text:span text:style-name="T12_67">outside</text:span><text:span text:style-name="T12_68"><text:s/></text:span><text:span text:style-name="T12_69">government</text:span><text:span text:style-name="T12_70"><text:s/></text:span><text:span text:style-name="T12_71">oversight</text:span><text:span text:style-name="T12_72"><text:s/></text:span><text:span text:style-name="T12_73">or</text:span><text:span text:style-name="T12_74"><text:s/></text:span><text:span text:style-name="T12_75">just</text:span><text:span text:style-name="T12_76"><text:s/></text:span><text:span text:style-name="T12_77">are</text:span><text:span text:style-name="T12_78"><text:s/></text:span><text:span text:style-name="T12_79">not</text:span><text:span text:style-name="T12_80"><text:s/></text:span><text:span text:style-name="T12_81">willing</text:span><text:span text:style-name="T12_82"><text:s/></text:span><text:span text:style-name="T12_83">to</text:span><text:span text:style-name="T12_84"><text:s/></text:span><text:span text:style-name="T12_85">risk</text:span><text:span text:style-name="T12_86"><text:s/></text:span><text:span text:style-name="T12_87">taking</text:span><text:span text:style-name="T12_88"><text:s/></text:span><text:span text:style-name="T12_89">on</text:span><text:span text:style-name="T12_90"><text:s/></text:span><text:span text:style-name="T12_91">the</text:span><text:span text:style-name="T12_92"><text:s/></text:span><text:span text:style-name="T12_93">IRS</text:span><text:span text:style-name="T12_94"><text:s/></text:span><text:span text:style-name="T12_95">and</text:span><text:span text:style-name="T12_96"><text:s/></text:span><text:span text:style-name="T12_97">ending</text:span><text:span text:style-name="T12_98"><text:s/></text:span><text:span text:style-name="T12_99">up</text:span><text:span text:style-name="T12_100"><text:s/></text:span><text:span text:style-name="T12_101">in</text:span><text:span text:style-name="T12_102"><text:s/></text:span><text:span text:style-name="T12_103">prison</text:span><text:span text:style-name="T12_104"><text:s/></text:span><text:span text:style-name="T12_105">alongside</text:span><text:span text:style-name="T12_106"><text:s/></text:span><text:span text:style-name="T12_107">Irwin</text:span><text:span text:style-name="T12_108"><text:s/></text:span><text:span text:style-name="T12_109">Schiff</text:span><text:span text:style-name="T12_110">.#</text:span></text:p>
      <text:p text:style-name="P13"><text:span text:style-name="T13_1">Rather</text:span><text:span text:style-name="T13_2"><text:s/></text:span><text:span text:style-name="T13_3">than</text:span><text:span text:style-name="T13_4"><text:s/></text:span><text:span text:style-name="T13_5">advocating</text:span><text:span text:style-name="T13_6"><text:s/></text:span><text:span text:style-name="T13_7">complete</text:span><text:span text:style-name="T13_8"><text:s/></text:span><text:span text:style-name="T13_9">withdrawal</text:span><text:span text:style-name="T13_10"><text:s/></text:span><text:span text:style-name="T13_11">from</text:span><text:span text:style-name="T13_12"><text:s/></text:span><text:span text:style-name="T13_13">interaction</text:span><text:span text:style-name="T13_14"><text:s/></text:span><text:span text:style-name="T13_15">with</text:span><text:span text:style-name="T13_16"><text:s/></text:span><text:span text:style-name="T13_17">the</text:span><text:span text:style-name="T13_18"><text:s/></text:span><text:span text:style-name="T13_19">state</text:span><text:span text:style-name="T13_20">,<text:s/></text:span><text:span text:style-name="T13_21">this</text:span><text:span text:style-name="T13_22"><text:s/></text:span><text:span text:style-name="T13_23">book</text:span><text:span text:style-name="T13_24"><text:s/></text:span><text:span text:style-name="T13_25">merely</text:span><text:span text:style-name="T13_26"><text:s/></text:span><text:span text:style-name="T13_27">advocates</text:span><text:span text:style-name="T13_28"><text:s/></text:span><text:span text:style-name="T13_29">software</text:span><text:span text:style-name="T13_30"><text:s/></text:span><text:span text:style-name="T13_31">choices</text:span><text:span text:style-name="T13_32"><text:s/></text:span><text:span text:style-name="T13_33">to</text:span><text:span text:style-name="T13_34"><text:s/></text:span><text:span text:style-name="T13_35">help</text:span><text:span text:style-name="T13_36"><text:s/></text:span><text:span text:style-name="T13_37">free</text:span><text:span text:style-name="T13_38"><text:s/></text:span><text:span text:style-name="T13_39">software</text:span><text:span text:style-name="T13_40"><text:s/></text:span><text:span text:style-name="T13_41">from</text:span><text:span text:style-name="T13_42"><text:s/></text:span><text:span text:style-name="T13_43">the</text:span><text:span text:style-name="T13_44"><text:s/></text:span><text:span text:style-name="T13_45">binds</text:span><text:span text:style-name="T13_46"><text:s/></text:span><text:span text:style-name="T13_47">of</text:span><text:span text:style-name="T13_48"><text:s/></text:span><text:span text:style-name="T13_49">intellectual</text:span><text:span text:style-name="T13_50"><text:s/></text:span><text:span text:style-name="T13_51">property</text:span><text:span text:style-name="T13_52"><text:s/></text:span><text:span text:style-name="T13_53">restrictions</text:span><text:span text:style-name="T13_54">.<text:s/></text:span><text:span text:style-name="T13_55">Like</text:span><text:span text:style-name="T13_56"><text:s/></text:span><text:span text:style-name="T13_57">Konkin</text:span><text:span text:style-name="T13_58">'</text:span><text:span text:style-name="T13_59">s</text:span><text:span text:style-name="T13_60"><text:s/></text:span><text:span text:style-name="T13_61">essay</text:span><text:span text:style-name="T13_62">,<text:s/></text:span><text:span text:style-name="T13_63">this</text:span><text:span text:style-name="T13_64"><text:s/></text:span><text:span text:style-name="T13_65">book</text:span><text:span text:style-name="T13_66"><text:s/></text:span><text:span text:style-name="T13_67">attempts</text:span><text:span text:style-name="T13_68"><text:s/></text:span><text:span text:style-name="T13_69">to</text:span><text:span text:style-name="T13_70"><text:s/></text:span><text:span text:style-name="T13_71">apply</text:span><text:span text:style-name="T13_72"><text:s/></text:span><text:span text:style-name="T13_73">the</text:span><text:span text:style-name="T13_74"><text:s/></text:span><text:span text:style-name="T13_75">libertarian</text:span><text:span text:style-name="T13_76"><text:s/></text:span><text:span text:style-name="T13_77">theories</text:span><text:span text:style-name="T13_78"><text:s/></text:span><text:span text:style-name="T13_79">of</text:span><text:span text:style-name="T13_80"><text:s/></text:span><text:span text:style-name="T13_81">the</text:span><text:span text:style-name="T13_82"><text:s/></text:span><text:span text:style-name="T13_83">economists</text:span><text:span text:style-name="T13_84"><text:s/></text:span><text:span text:style-name="T13_85">and</text:span><text:span text:style-name="T13_86"><text:s/></text:span><text:span text:style-name="T13_87">political</text:span><text:span text:style-name="T13_88"><text:s/></text:span><text:span text:style-name="T13_89">philosophers</text:span><text:span text:style-name="T13_90"><text:s/></text:span><text:span text:style-name="T13_91">that</text:span><text:span text:style-name="T13_92"><text:s/></text:span><text:span text:style-name="T13_93">came</text:span><text:span text:style-name="T13_94"><text:s/></text:span><text:span text:style-name="T13_95">before</text:span><text:span text:style-name="T13_96"><text:s/></text:span><text:span text:style-name="T13_97">him</text:span><text:span text:style-name="T13_98"><text:s/></text:span><text:span text:style-name="T13_99">into</text:span><text:span text:style-name="T13_100"><text:s/></text:span><text:span text:style-name="T13_101">a</text:span><text:span text:style-name="T13_102"><text:s/></text:span><text:span text:style-name="T13_103">course</text:span><text:span text:style-name="T13_104"><text:s/></text:span><text:span text:style-name="T13_105">of</text:span><text:span text:style-name="T13_106"><text:s/></text:span><text:span text:style-name="T13_107">action</text:span><text:span text:style-name="T13_108"><text:s/></text:span><text:span text:style-name="T13_109">to</text:span><text:span text:style-name="T13_110"><text:s/></text:span><text:span text:style-name="T13_111">bring</text:span><text:span text:style-name="T13_112"><text:s/></text:span><text:span text:style-name="T13_113">out</text:span><text:span text:style-name="T13_114"><text:s/></text:span><text:span text:style-name="T13_115">the</text:span><text:span text:style-name="T13_116"><text:s/></text:span><text:span text:style-name="T13_117">desired</text:span><text:span text:style-name="T13_118"><text:s/></text:span><text:span text:style-name="T13_119">ends</text:span><text:span text:style-name="T13_120"><text:s/></text:span><text:span text:style-name="T13_121">outside</text:span><text:span text:style-name="T13_122"><text:s/></text:span><text:span text:style-name="T13_123">the</text:span><text:span text:style-name="T13_124"><text:s/></text:span><text:span text:style-name="T13_125">system</text:span><text:span text:style-name="T13_126"><text:s/></text:span><text:span text:style-name="T13_127">of</text:span><text:span text:style-name="T13_128"><text:s/></text:span><text:span text:style-name="T13_129">politics</text:span><text:span text:style-name="T13_130">.</text:span></text:p>
      <text:p text:style-name="P14"><text:span text:style-name="T14_1">Though</text:span><text:span text:style-name="T14_2"><text:s/></text:span><text:span text:style-name="T14_3">the</text:span><text:span text:style-name="T14_4"><text:s/></text:span><text:span text:style-name="T14_5">book</text:span><text:span text:style-name="T14_6"><text:s/></text:span><text:span text:style-name="T14_7">is</text:span><text:span text:style-name="T14_8"><text:s/></text:span><text:span text:style-name="T14_9">certainly</text:span><text:span text:style-name="T14_10"><text:s/></text:span><text:span text:style-name="T14_11">much</text:span><text:span text:style-name="T14_12"><text:s/></text:span><text:span text:style-name="T14_13">closer</text:span><text:span text:style-name="T14_14"><text:s/></text:span><text:span text:style-name="T14_15">to</text:span><text:span text:style-name="T14_16"><text:s/></text:span><text:span text:style-name="T14_17">Jeffrey</text:span><text:span text:style-name="T14_18"><text:s/></text:span><text:span text:style-name="T14_19">Tucker</text:span><text:span text:style-name="T14_20">’</text:span><text:span text:style-name="T14_21">s</text:span><text:span text:style-name="T14_22"><text:s/></text:span><text:span text:style-name="T14_23">Bourbon</text:span><text:span text:style-name="T14_24"><text:s/></text:span><text:span text:style-name="T14_25">for</text:span><text:span text:style-name="T14_26"><text:s/></text:span><text:span text:style-name="T14_27">Breakfast</text:span><text:span text:style-name="T14_28">#<text:s/></text:span><text:span text:style-name="T14_29">with</text:span><text:span text:style-name="T14_30"><text:s/></text:span><text:span text:style-name="T14_31">perhaps</text:span><text:span text:style-name="T14_32"><text:s/></text:span><text:span text:style-name="T14_33">some</text:span><text:span text:style-name="T14_34"><text:s/></text:span><text:span text:style-name="T14_35">of</text:span><text:span text:style-name="T14_36"><text:s/></text:span><text:span text:style-name="T14_37">the</text:span><text:span text:style-name="T14_38"><text:s/></text:span><text:span text:style-name="T14_39">culturally</text:span><text:span text:style-name="T14_40"><text:s/></text:span><text:span text:style-name="T14_41">libertarian</text:span><text:span text:style-name="T14_42"><text:s/></text:span><text:span text:style-name="T14_43">vibes</text:span><text:span text:style-name="T14_44"><text:s/></text:span><text:span text:style-name="T14_45">celebrated</text:span><text:span text:style-name="T14_46"><text:s/></text:span><text:span text:style-name="T14_47">in</text:span><text:span text:style-name="T14_48"><text:s/></text:span><text:span text:style-name="T14_49">Matt</text:span><text:span text:style-name="T14_50"><text:s/></text:span><text:span text:style-name="T14_51">Welch</text:span><text:span text:style-name="T14_52"><text:s/></text:span><text:span text:style-name="T14_53">and</text:span><text:span text:style-name="T14_54"><text:s/></text:span><text:span text:style-name="T14_55">Nick</text:span><text:span text:style-name="T14_56"><text:s/></text:span><text:span text:style-name="T14_57">Gillespie</text:span><text:span text:style-name="T14_58">'</text:span><text:span text:style-name="T14_59">s</text:span><text:span text:style-name="T14_60"><text:s/></text:span><text:span text:style-name="T14_61">Declaration</text:span><text:span text:style-name="T14_62"><text:s/></text:span><text:span text:style-name="T14_63">of</text:span><text:span text:style-name="T14_64"><text:s/></text:span><text:span text:style-name="T14_65">Independents</text:span><text:span text:style-name="T14_66"><text:s/></text:span><text:span text:style-name="T14_67">than</text:span><text:span text:style-name="T14_68"><text:s/></text:span><text:span text:style-name="T14_69">Konkin</text:span><text:span text:style-name="T14_70">’</text:span><text:span text:style-name="T14_71">s</text:span><text:span text:style-name="T14_72"><text:s/></text:span><text:span text:style-name="T14_73">New</text:span><text:span text:style-name="T14_74"><text:s/></text:span><text:span text:style-name="T14_75">Libertarian</text:span><text:span text:style-name="T14_76"><text:s/></text:span><text:span text:style-name="T14_77">Manifesto</text:span><text:span text:style-name="T14_78"><text:s/></text:span><text:span text:style-name="T14_79">in</text:span><text:span text:style-name="T14_80"><text:s/></text:span><text:span text:style-name="T14_81">terms</text:span><text:span text:style-name="T14_82"><text:s/></text:span><text:span text:style-name="T14_83">of</text:span><text:span text:style-name="T14_84"><text:s/></text:span><text:span text:style-name="T14_85">its</text:span><text:span text:style-name="T14_86"><text:s/></text:span><text:span text:style-name="T14_87">accessibility</text:span><text:span text:style-name="T14_88"><text:s/></text:span><text:span text:style-name="T14_89">and</text:span><text:span text:style-name="T14_90"><text:s/></text:span><text:span text:style-name="T14_91">radical</text:span><text:span text:style-name="T14_92"><text:s/></text:span><text:span text:style-name="T14_93">nature</text:span><text:span text:style-name="T14_94">,<text:s/></text:span><text:span text:style-name="T14_95">this</text:span><text:span text:style-name="T14_96"><text:s/></text:span><text:span text:style-name="T14_97">is</text:span><text:span text:style-name="T14_98"><text:s/></text:span><text:span text:style-name="T14_99">book</text:span><text:span text:style-name="T14_100"><text:s/></text:span><text:span text:style-name="T14_101">is</text:span><text:span text:style-name="T14_102"><text:s/></text:span><text:span text:style-name="T14_103">not</text:span><text:span text:style-name="T14_104"><text:s/></text:span><text:span text:style-name="T14_105">a</text:span><text:span text:style-name="T14_106"><text:s/></text:span><text:span text:style-name="T14_107">guide</text:span><text:span text:style-name="T14_108"><text:s/></text:span><text:span text:style-name="T14_109">to</text:span><text:span text:style-name="T14_110"><text:s/></text:span><text:span text:style-name="T14_111">improving</text:span><text:span text:style-name="T14_112"><text:s/></text:span><text:span text:style-name="T14_113">your</text:span><text:span text:style-name="T14_114"><text:s/></text:span><text:span text:style-name="T14_115">own</text:span><text:span text:style-name="T14_116"><text:s/></text:span><text:span text:style-name="T14_117">life</text:span><text:span text:style-name="T14_118">.<text:s/></text:span><text:span text:style-name="T14_119">It</text:span><text:span text:style-name="T14_120"><text:s/></text:span><text:span text:style-name="T14_121">is</text:span><text:span text:style-name="T14_122"><text:s/></text:span><text:span text:style-name="T14_123">true</text:span><text:span text:style-name="T14_124"><text:s/></text:span><text:span text:style-name="T14_125">that</text:span><text:span text:style-name="T14_126"><text:s/></text:span><text:span text:style-name="T14_127">some</text:span><text:span text:style-name="T14_128"><text:s/></text:span><text:span text:style-name="T14_129">of</text:span><text:span text:style-name="T14_130"><text:s/></text:span><text:span text:style-name="T14_131">the</text:span><text:span text:style-name="T14_132"><text:s/></text:span><text:span text:style-name="T14_133">suggestions</text:span><text:span text:style-name="T14_134"><text:s/></text:span><text:span text:style-name="T14_135">I</text:span><text:span text:style-name="T14_136"><text:s/></text:span><text:span text:style-name="T14_137">will</text:span><text:span text:style-name="T14_138"><text:s/></text:span><text:span text:style-name="T14_139">make</text:span><text:span text:style-name="T14_140"><text:s/></text:span><text:span text:style-name="T14_141">will</text:span><text:span text:style-name="T14_142"><text:s/></text:span><text:span text:style-name="T14_143">save</text:span><text:span text:style-name="T14_144"><text:s/></text:span><text:span text:style-name="T14_145">you</text:span><text:span text:style-name="T14_146"><text:s/></text:span><text:span text:style-name="T14_147">money</text:span><text:span text:style-name="T14_148"><text:s/></text:span><text:span text:style-name="T14_149">and</text:span><text:span text:style-name="T14_150"><text:s/></text:span><text:span text:style-name="T14_151">improve</text:span><text:span text:style-name="T14_152"><text:s/></text:span><text:span text:style-name="T14_153">your</text:span><text:span text:style-name="T14_154"><text:s/></text:span><text:span text:style-name="T14_155">computing</text:span><text:span text:style-name="T14_156"><text:s/></text:span><text:span text:style-name="T14_157">experience</text:span><text:span text:style-name="T14_158">,<text:s/></text:span><text:span text:style-name="T14_159">others</text:span><text:span text:style-name="T14_160"><text:s/></text:span><text:span text:style-name="T14_161">might</text:span><text:span text:style-name="T14_162"><text:s/></text:span><text:span text:style-name="T14_163">require</text:span><text:span text:style-name="T14_164"><text:s/></text:span><text:span text:style-name="T14_165">some</text:span><text:span text:style-name="T14_166"><text:s/></text:span><text:span text:style-name="T14_167">sacrifice</text:span><text:span text:style-name="T14_168"><text:s/></text:span><text:span text:style-name="T14_169">whether</text:span><text:span text:style-name="T14_170"><text:s/></text:span><text:span text:style-name="T14_171">it</text:span><text:span text:style-name="T14_172"><text:s/></text:span><text:span text:style-name="T14_173">is</text:span><text:span text:style-name="T14_174"><text:s/></text:span><text:span text:style-name="T14_175">your</text:span><text:span text:style-name="T14_176"><text:s/></text:span><text:span text:style-name="T14_177">time</text:span><text:span text:style-name="T14_178"><text:s/></text:span><text:span text:style-name="T14_179">or</text:span><text:span text:style-name="T14_180"><text:s/></text:span><text:span text:style-name="T14_181">a</text:span><text:span text:style-name="T14_182"><text:s/></text:span><text:span text:style-name="T14_183">bit</text:span><text:span text:style-name="T14_184"><text:s/></text:span><text:span text:style-name="T14_185">of</text:span><text:span text:style-name="T14_186"><text:s/></text:span><text:span text:style-name="T14_187">functionality</text:span><text:span text:style-name="T14_188">.<text:s/></text:span><text:span text:style-name="T14_189">It</text:span><text:span text:style-name="T14_190"><text:s/></text:span><text:span text:style-name="T14_191">is</text:span><text:span text:style-name="T14_192"><text:s/></text:span><text:span text:style-name="T14_193">in</text:span><text:span text:style-name="T14_194"><text:s/></text:span><text:span text:style-name="T14_195">some</text:span><text:span text:style-name="T14_196"><text:s/></text:span><text:span text:style-name="T14_197">respects</text:span><text:span text:style-name="T14_198"><text:s/></text:span><text:span text:style-name="T14_199">the</text:span><text:span text:style-name="T14_200"><text:s/></text:span><text:span text:style-name="T14_201">best</text:span><text:span text:style-name="T14_202"><text:s/></text:span><text:span text:style-name="T14_203">of</text:span><text:span text:style-name="T14_204"><text:s/></text:span><text:span text:style-name="T14_205">both</text:span><text:span text:style-name="T14_206"><text:s/></text:span><text:span text:style-name="T14_207">worlds</text:span><text:span text:style-name="T14_208">,<text:s/></text:span><text:span text:style-name="T14_209">the</text:span><text:span text:style-name="T14_210"><text:s/></text:span><text:span text:style-name="T14_211">accessibility</text:span><text:span text:style-name="T14_212"><text:s/></text:span><text:span text:style-name="T14_213">to</text:span><text:span text:style-name="T14_214"><text:s/></text:span><text:span text:style-name="T14_215">the</text:span><text:span text:style-name="T14_216"><text:s/></text:span><text:span text:style-name="T14_217">average</text:span><text:span text:style-name="T14_218"><text:s/></text:span><text:span text:style-name="T14_219">person</text:span><text:span text:style-name="T14_220"><text:s/></text:span><text:span text:style-name="T14_221">of</text:span><text:span text:style-name="T14_222"><text:s/></text:span><text:span text:style-name="T14_223">Tucker</text:span><text:span text:style-name="T14_224">’</text:span><text:span text:style-name="T14_225">s</text:span><text:span text:style-name="T14_226"><text:s/></text:span><text:span text:style-name="T14_227">lifestyle</text:span><text:span text:style-name="T14_228"><text:s/></text:span><text:span text:style-name="T14_229">changes</text:span><text:span text:style-name="T14_230"><text:s/></text:span><text:span text:style-name="T14_231">with</text:span><text:span text:style-name="T14_232"><text:s/></text:span><text:span text:style-name="T14_233">the</text:span><text:span text:style-name="T14_234"><text:s/></text:span><text:span text:style-name="T14_235">systemic</text:span><text:span text:style-name="T14_236"><text:s/></text:span><text:span text:style-name="T14_237">and</text:span><text:span text:style-name="T14_238"><text:s/></text:span><text:span text:style-name="T14_239">broader</text:span><text:span text:style-name="T14_240"><text:s/></text:span><text:span text:style-name="T14_241">implications</text:span><text:span text:style-name="T14_242"><text:s/></text:span><text:span text:style-name="T14_243">of</text:span><text:span text:style-name="T14_244"><text:s/></text:span><text:span text:style-name="T14_245">Konkin</text:span><text:span text:style-name="T14_246">’</text:span><text:span text:style-name="T14_247">s</text:span><text:span text:style-name="T14_248"><text:s/></text:span><text:span text:style-name="T14_249">manifesto</text:span><text:span text:style-name="T14_250">.</text:span></text:p>
      <text:p text:style-name="P15"><text:span text:style-name="T15_1">The</text:span><text:span text:style-name="T15_2"><text:s/></text:span><text:span text:style-name="T15_3">book</text:span><text:span text:style-name="T15_4"><text:s/></text:span><text:span text:style-name="T15_5">also</text:span><text:span text:style-name="T15_6"><text:s/></text:span><text:span text:style-name="T15_7">could</text:span><text:span text:style-name="T15_8"><text:s/></text:span><text:span text:style-name="T15_9">perhaps</text:span><text:span text:style-name="T15_10"><text:s/></text:span><text:span text:style-name="T15_11">be</text:span><text:span text:style-name="T15_12"><text:s/></text:span><text:span text:style-name="T15_13">analogized</text:span><text:span text:style-name="T15_14"><text:s/></text:span><text:span text:style-name="T15_15">to</text:span><text:span text:style-name="T15_16"><text:s/></text:span><text:span text:style-name="T15_17">Richard</text:span><text:span text:style-name="T15_18"><text:s/></text:span><text:span text:style-name="T15_19">Stallman</text:span><text:span text:style-name="T15_20">'</text:span><text:span text:style-name="T15_21">s</text:span><text:span text:style-name="T15_22"><text:s/>“</text:span><text:span text:style-name="T15_23">GNU</text:span><text:span text:style-name="T15_24"><text:s/></text:span><text:span text:style-name="T15_25">Manifesto</text:span><text:span text:style-name="T15_26">”<text:s/></text:span><text:span text:style-name="T15_27">that</text:span><text:span text:style-name="T15_28"><text:s/></text:span><text:span text:style-name="T15_29">laid</text:span><text:span text:style-name="T15_30"><text:s/></text:span><text:span text:style-name="T15_31">out</text:span><text:span text:style-name="T15_32"><text:s/></text:span><text:span text:style-name="T15_33">the</text:span><text:span text:style-name="T15_34"><text:s/></text:span><text:span text:style-name="T15_35">founding</text:span><text:span text:style-name="T15_36"><text:s/></text:span><text:span text:style-name="T15_37">principles</text:span><text:span text:style-name="T15_38"><text:s/></text:span><text:span text:style-name="T15_39">of</text:span><text:span text:style-name="T15_40"><text:s/></text:span><text:span text:style-name="T15_41">the</text:span><text:span text:style-name="T15_42"><text:s/></text:span><text:span text:style-name="T15_43">free</text:span><text:span text:style-name="T15_44"><text:s/></text:span><text:span text:style-name="T15_45">software</text:span><text:span text:style-name="T15_46"><text:s/></text:span><text:span text:style-name="T15_47">movement</text:span><text:span text:style-name="T15_48">.<text:s/></text:span><text:span text:style-name="T15_49">Like</text:span><text:span text:style-name="T15_50"><text:s/></text:span><text:span text:style-name="T15_51">his</text:span><text:span text:style-name="T15_52"><text:s/></text:span><text:span text:style-name="T15_53">essay</text:span><text:span text:style-name="T15_54">,<text:s/></text:span><text:span text:style-name="T15_55">this</text:span><text:span text:style-name="T15_56"><text:s/></text:span><text:span text:style-name="T15_57">book</text:span><text:span text:style-name="T15_58"><text:s/></text:span><text:span text:style-name="T15_59">will</text:span><text:span text:style-name="T15_60"><text:s/></text:span><text:span text:style-name="T15_61">contain</text:span><text:span text:style-name="T15_62"><text:s/></text:span><text:span text:style-name="T15_63">not</text:span><text:span text:style-name="T15_64"><text:s/></text:span><text:span text:style-name="T15_65">only</text:span><text:span text:style-name="T15_66"><text:s/></text:span><text:span text:style-name="T15_67">a</text:span><text:span text:style-name="T15_68"><text:s/></text:span><text:span text:style-name="T15_69">philosophical</text:span><text:span text:style-name="T15_70"><text:s/></text:span><text:span text:style-name="T15_71">basis</text:span><text:span text:style-name="T15_72">,<text:s/></text:span><text:span text:style-name="T15_73">but</text:span><text:span text:style-name="T15_74"><text:s/></text:span><text:span text:style-name="T15_75">the</text:span><text:span text:style-name="T15_76"><text:s/></text:span><text:span text:style-name="T15_77">beginnings</text:span><text:span text:style-name="T15_78"><text:s/></text:span><text:span text:style-name="T15_79">of</text:span><text:span text:style-name="T15_80"><text:s/></text:span><text:span text:style-name="T15_81">the</text:span><text:span text:style-name="T15_82"><text:s/></text:span><text:span text:style-name="T15_83">technical</text:span><text:span text:style-name="T15_84"><text:s/></text:span><text:span text:style-name="T15_85">instructions</text:span><text:span text:style-name="T15_86"><text:s/></text:span><text:span text:style-name="T15_87">to</text:span><text:span text:style-name="T15_88"><text:s/></text:span><text:span text:style-name="T15_89">get</text:span><text:span text:style-name="T15_90"><text:s/></text:span><text:span text:style-name="T15_91">there</text:span><text:span text:style-name="T15_92">.<text:s/></text:span><text:span text:style-name="T15_93">The</text:span><text:span text:style-name="T15_94"><text:s/></text:span><text:span text:style-name="T15_95">idea</text:span><text:span text:style-name="T15_96"><text:s/></text:span><text:span text:style-name="T15_97">of</text:span><text:span text:style-name="T15_98"><text:s/></text:span><text:span text:style-name="T15_99">a</text:span><text:span text:style-name="T15_100"><text:s/></text:span><text:span text:style-name="T15_101">title</text:span><text:span text:style-name="T15_102"><text:s/></text:span><text:span text:style-name="T15_103">that</text:span><text:span text:style-name="T15_104"><text:s/></text:span><text:span text:style-name="T15_105">alluded</text:span><text:span text:style-name="T15_106"><text:s/></text:span><text:span text:style-name="T15_107">to</text:span><text:span text:style-name="T15_108"><text:s/></text:span><text:span text:style-name="T15_109">both</text:span><text:span text:style-name="T15_110"><text:s/></text:span><text:span text:style-name="T15_111">Konkin</text:span><text:span text:style-name="T15_112"><text:s/></text:span><text:span text:style-name="T15_113">and</text:span><text:span text:style-name="T15_114"><text:s/></text:span><text:span text:style-name="T15_115">Stallman</text:span><text:span text:style-name="T15_116">'</text:span><text:span text:style-name="T15_117">s</text:span><text:span text:style-name="T15_118"><text:s/></text:span><text:span text:style-name="T15_119">works</text:span><text:span text:style-name="T15_120"><text:s/></text:span><text:span text:style-name="T15_121">was</text:span><text:span text:style-name="T15_122"><text:s/></text:span><text:span text:style-name="T15_123">alluring</text:span><text:span text:style-name="T15_124">.</text:span></text:p>
      <text:p text:style-name="P16"><text:span text:style-name="T16_1">The</text:span><text:span text:style-name="T16_2"><text:s/></text:span><text:span text:style-name="T16_3">problem</text:span><text:span text:style-name="T16_4"><text:s/></text:span><text:span text:style-name="T16_5">was</text:span><text:span text:style-name="T16_6"><text:s/></text:span><text:span text:style-name="T16_7">still</text:span><text:span text:style-name="T16_8"><text:s/></text:span><text:span text:style-name="T16_9">that</text:span><text:span text:style-name="T16_10"><text:s/></text:span><text:span text:style-name="T16_11">there</text:span><text:span text:style-name="T16_12"><text:s/></text:span><text:span text:style-name="T16_13">was</text:span><text:span text:style-name="T16_14"><text:s/></text:span><text:span text:style-name="T16_15">no</text:span><text:span text:style-name="T16_16"><text:s/></text:span><text:span text:style-name="T16_17">word</text:span><text:span text:style-name="T16_18"><text:s/></text:span><text:span text:style-name="T16_19">or</text:span><text:span text:style-name="T16_20"><text:s/></text:span><text:span text:style-name="T16_21">term</text:span><text:span text:style-name="T16_22"><text:s/></text:span><text:span text:style-name="T16_23">to</text:span><text:span text:style-name="T16_24"><text:s/></text:span><text:span text:style-name="T16_25">put</text:span><text:span text:style-name="T16_26"><text:s/></text:span><text:span text:style-name="T16_27">in</text:span><text:span text:style-name="T16_28"><text:s/></text:span><text:span text:style-name="T16_29">front</text:span><text:span text:style-name="T16_30"><text:s/></text:span><text:span text:style-name="T16_31">of</text:span><text:span text:style-name="T16_32"><text:s/>“</text:span><text:span text:style-name="T16_33">Manifesto</text:span><text:span text:style-name="T16_34">”<text:s/></text:span><text:span text:style-name="T16_35">in</text:span><text:span text:style-name="T16_36"><text:s/></text:span><text:span text:style-name="T16_37">the</text:span><text:span text:style-name="T16_38"><text:s/></text:span><text:span text:style-name="T16_39">title</text:span><text:span text:style-name="T16_40">.<text:s/></text:span><text:span text:style-name="T16_41">Part</text:span><text:span text:style-name="T16_42"><text:s/></text:span><text:span text:style-name="T16_43">of</text:span><text:span text:style-name="T16_44"><text:s/></text:span><text:span text:style-name="T16_45">the</text:span><text:span text:style-name="T16_46"><text:s/></text:span><text:span text:style-name="T16_47">book</text:span><text:span text:style-name="T16_48"><text:s/></text:span><text:span text:style-name="T16_49">criticizes</text:span><text:span text:style-name="T16_50"><text:s/></text:span><text:span text:style-name="T16_51">the</text:span><text:span text:style-name="T16_52"><text:s/></text:span><text:span text:style-name="T16_53">some</text:span><text:span text:style-name="T16_54"><text:s/></text:span><text:span text:style-name="T16_55">of</text:span><text:span text:style-name="T16_56"><text:s/></text:span><text:span text:style-name="T16_57">ideas</text:span><text:span text:style-name="T16_58"><text:s/></text:span><text:span text:style-name="T16_59">that</text:span><text:span text:style-name="T16_60"><text:s/></text:span><text:span text:style-name="T16_61">free</text:span><text:span text:style-name="T16_62"><text:s/></text:span><text:span text:style-name="T16_63">software</text:span><text:span text:style-name="T16_64"><text:s/></text:span><text:span text:style-name="T16_65">and</text:span><text:span text:style-name="T16_66"><text:s/></text:span><text:span text:style-name="T16_67">open</text:span><text:span text:style-name="T16_68"><text:s/></text:span><text:span text:style-name="T16_69">source</text:span><text:span text:style-name="T16_70"><text:s/></text:span><text:span text:style-name="T16_71">have</text:span><text:span text:style-name="T16_72"><text:s/></text:span><text:span text:style-name="T16_73">come</text:span><text:span text:style-name="T16_74"><text:s/></text:span><text:span text:style-name="T16_75">to</text:span><text:span text:style-name="T16_76"><text:s/></text:span><text:span text:style-name="T16_77">stand</text:span><text:span text:style-name="T16_78"><text:s/></text:span><text:span text:style-name="T16_79">for</text:span><text:span text:style-name="T16_80">.<text:s/></text:span><text:span text:style-name="T16_81">Copyfree</text:span><text:span text:style-name="T16_82"><text:s/></text:span><text:span text:style-name="T16_83">has</text:span><text:span text:style-name="T16_84"><text:s/></text:span><text:span text:style-name="T16_85">the</text:span><text:span text:style-name="T16_86"><text:s/></text:span><text:span text:style-name="T16_87">right</text:span><text:span text:style-name="T16_88"><text:s/></text:span><text:span text:style-name="T16_89">idea</text:span><text:span text:style-name="T16_90">,<text:s/></text:span><text:span text:style-name="T16_91">but</text:span><text:span text:style-name="T16_92"><text:s/></text:span><text:span text:style-name="T16_93">this</text:span><text:span text:style-name="T16_94"><text:s/></text:span><text:span text:style-name="T16_95">book</text:span><text:span text:style-name="T16_96"><text:s/></text:span><text:span text:style-name="T16_97">really</text:span><text:span text:style-name="T16_98"><text:s/></text:span><text:span text:style-name="T16_99">isn</text:span><text:span text:style-name="T16_100">'</text:span><text:span text:style-name="T16_101">t</text:span><text:span text:style-name="T16_102"><text:s/></text:span><text:span text:style-name="T16_103">the</text:span><text:span text:style-name="T16_104"><text:s/>“</text:span><text:span text:style-name="T16_105">Copyfree</text:span><text:span text:style-name="T16_106"><text:s/></text:span><text:span text:style-name="T16_107">Manifesto</text:span><text:span text:style-name="T16_108">”<text:s/></text:span><text:span text:style-name="T16_109">in</text:span><text:span text:style-name="T16_110"><text:s/></text:span><text:span text:style-name="T16_111">the</text:span><text:span text:style-name="T16_112"><text:s/></text:span><text:span text:style-name="T16_113">same</text:span><text:span text:style-name="T16_114"><text:s/></text:span><text:span text:style-name="T16_115">way</text:span><text:span text:style-name="T16_116"><text:s/></text:span><text:span text:style-name="T16_117">that</text:span><text:span text:style-name="T16_118"><text:s/></text:span><text:span text:style-name="T16_119">Stallman</text:span><text:span text:style-name="T16_120">'</text:span><text:span text:style-name="T16_121">s</text:span><text:span text:style-name="T16_122"><text:s/></text:span><text:span text:style-name="T16_123">essay</text:span><text:span text:style-name="T16_124"><text:s/></text:span><text:span text:style-name="T16_125">is</text:span><text:span text:style-name="T16_126"><text:s/></text:span><text:span text:style-name="T16_127">the</text:span><text:span text:style-name="T16_128"><text:s/>“</text:span><text:span text:style-name="T16_129">GNU</text:span><text:span text:style-name="T16_130"><text:s/></text:span><text:span text:style-name="T16_131">Manifesto</text:span><text:span text:style-name="T16_132">.”<text:s/></text:span><text:span text:style-name="T16_133">It</text:span><text:span text:style-name="T16_134"><text:s/></text:span><text:span text:style-name="T16_135">advocates</text:span><text:span text:style-name="T16_136"><text:s/></text:span><text:span text:style-name="T16_137">a</text:span><text:span text:style-name="T16_138"><text:s/></text:span><text:span text:style-name="T16_139">range</text:span><text:span text:style-name="T16_140"><text:s/></text:span><text:span text:style-name="T16_141">of</text:span><text:span text:style-name="T16_142"><text:s/></text:span><text:span text:style-name="T16_143">software</text:span><text:span text:style-name="T16_144"><text:s/></text:span><text:span text:style-name="T16_145">choices</text:span><text:span text:style-name="T16_146">,<text:s/></text:span><text:span text:style-name="T16_147">some</text:span><text:span text:style-name="T16_148"><text:s/></text:span><text:span text:style-name="T16_149">copyfree</text:span><text:span text:style-name="T16_150">,<text:s/></text:span><text:span text:style-name="T16_151">some</text:span><text:span text:style-name="T16_152"><text:s/></text:span><text:span text:style-name="T16_153">not</text:span><text:span text:style-name="T16_154">,<text:s/></text:span><text:span text:style-name="T16_155">and</text:span><text:span text:style-name="T16_156"><text:s/></text:span><text:span text:style-name="T16_157">contains</text:span><text:span text:style-name="T16_158"><text:s/></text:span><text:span text:style-name="T16_159">much</text:span><text:span text:style-name="T16_160"><text:s/></text:span><text:span text:style-name="T16_161">more</text:span><text:span text:style-name="T16_162"><text:s/></text:span><text:span text:style-name="T16_163">analysis</text:span><text:span text:style-name="T16_164">.<text:s/></text:span><text:span text:style-name="T16_165">I</text:span><text:span text:style-name="T16_166"><text:s/></text:span><text:span text:style-name="T16_167">decided</text:span><text:span text:style-name="T16_168"><text:s/></text:span><text:span text:style-name="T16_169">to</text:span><text:span text:style-name="T16_170"><text:s/></text:span><text:span text:style-name="T16_171">leave</text:span><text:span text:style-name="T16_172"><text:s/></text:span><text:span text:style-name="T16_173">that</text:span><text:span text:style-name="T16_174"><text:s/></text:span><text:span text:style-name="T16_175">title</text:span><text:span text:style-name="T16_176"><text:s/></text:span><text:span text:style-name="T16_177">for</text:span><text:span text:style-name="T16_178"><text:s/></text:span><text:span text:style-name="T16_179">a</text:span><text:span text:style-name="T16_180"><text:s/></text:span><text:span text:style-name="T16_181">much</text:span><text:span text:style-name="T16_182"><text:s/></text:span><text:span text:style-name="T16_183">more</text:span><text:span text:style-name="T16_184"><text:s/></text:span><text:span text:style-name="T16_185">narrow</text:span><text:span text:style-name="T16_186">,<text:s/></text:span><text:span text:style-name="T16_187">hypothetical</text:span><text:span text:style-name="T16_188"><text:s/></text:span><text:span text:style-name="T16_189">future</text:span><text:span text:style-name="T16_190"><text:s/></text:span><text:span text:style-name="T16_191">work</text:span><text:span text:style-name="T16_192"><text:s/></text:span><text:span text:style-name="T16_193">than</text:span><text:span text:style-name="T16_194"><text:s/></text:span><text:span text:style-name="T16_195">this</text:span><text:span text:style-name="T16_196"><text:s/></text:span><text:span text:style-name="T16_197">book</text:span><text:span text:style-name="T16_198"><text:s/></text:span><text:span text:style-name="T16_199">if</text:span><text:span text:style-name="T16_200"><text:s/></text:span><text:span text:style-name="T16_201">the</text:span><text:span text:style-name="T16_202"><text:s/></text:span><text:span text:style-name="T16_203">term</text:span><text:span text:style-name="T16_204"><text:s/></text:span><text:span text:style-name="T16_205">copyfree</text:span><text:span text:style-name="T16_206"><text:s/></text:span><text:span text:style-name="T16_207">catches</text:span><text:span text:style-name="T16_208"><text:s/></text:span><text:span text:style-name="T16_209">on</text:span><text:span text:style-name="T16_210"><text:s/></text:span><text:span text:style-name="T16_211">to</text:span><text:span text:style-name="T16_212"><text:s/></text:span><text:span text:style-name="T16_213">describe</text:span><text:span text:style-name="T16_214"><text:s/></text:span><text:span text:style-name="T16_215">the</text:span><text:span text:style-name="T16_216"><text:s/></text:span><text:span text:style-name="T16_217">most</text:span><text:span text:style-name="T16_218"><text:s/></text:span><text:span text:style-name="T16_219">permissive</text:span><text:span text:style-name="T16_220"><text:s/></text:span><text:span text:style-name="T16_221">of</text:span><text:span text:style-name="T16_222"><text:s/></text:span><text:span text:style-name="T16_223">software</text:span><text:span text:style-name="T16_224"><text:s/></text:span><text:span text:style-name="T16_225">licenses</text:span><text:span text:style-name="T16_226">.</text:span></text:p>
      <text:p text:style-name="P17"><text:span text:style-name="T17_1">When</text:span><text:span text:style-name="T17_2"><text:s/></text:span><text:span text:style-name="T17_3">I</text:span><text:span text:style-name="T17_4"><text:s/></text:span><text:span text:style-name="T17_5">found</text:span><text:span text:style-name="T17_6"><text:s/></text:span><text:span text:style-name="T17_7">the</text:span><text:span text:style-name="T17_8"><text:s/></text:span><text:span text:style-name="T17_9">Hrebejk</text:span><text:span text:style-name="T17_10"><text:s/></text:span><text:span text:style-name="T17_11">and</text:span><text:span text:style-name="T17_12"><text:s/></text:span><text:span text:style-name="T17_13">Boudreau</text:span><text:span text:style-name="T17_14"><text:s/></text:span><text:span text:style-name="T17_15">article</text:span><text:span text:style-name="T17_16">,<text:s/></text:span><text:span text:style-name="T17_17">open</text:span><text:span text:style-name="T17_18"><text:s/></text:span><text:span text:style-name="T17_19">monopoly</text:span><text:span text:style-name="T17_20"><text:s/></text:span><text:span text:style-name="T17_21">stepped</text:span><text:span text:style-name="T17_22"><text:s/></text:span><text:span text:style-name="T17_23">into</text:span><text:span text:style-name="T17_24"><text:s/></text:span><text:span text:style-name="T17_25">fill</text:span><text:span text:style-name="T17_26"><text:s/></text:span><text:span text:style-name="T17_27">the</text:span><text:span text:style-name="T17_28"><text:s/></text:span><text:span text:style-name="T17_29">gap</text:span><text:span text:style-name="T17_30"><text:s/></text:span><text:span text:style-name="T17_31">in</text:span><text:span text:style-name="T17_32"><text:s/></text:span><text:span text:style-name="T17_33">terminology</text:span><text:span text:style-name="T17_34"><text:s/></text:span><text:span text:style-name="T17_35">that</text:span><text:span text:style-name="T17_36"><text:s/></text:span><text:span text:style-name="T17_37">I</text:span><text:span text:style-name="T17_38"><text:s/></text:span><text:span text:style-name="T17_39">had</text:span><text:span text:style-name="T17_40"><text:s/></text:span><text:span text:style-name="T17_41">been</text:span><text:span text:style-name="T17_42"><text:s/></text:span><text:span text:style-name="T17_43">trying</text:span><text:span text:style-name="T17_44"><text:s/></text:span><text:span text:style-name="T17_45">to</text:span><text:span text:style-name="T17_46"><text:s/></text:span><text:span text:style-name="T17_47">plug</text:span><text:span text:style-name="T17_48">.<text:s/></text:span><text:span text:style-name="T17_49">However</text:span><text:span text:style-name="T17_50">,<text:s/></text:span><text:span text:style-name="T17_51">titling</text:span><text:span text:style-name="T17_52"><text:s/></text:span><text:span text:style-name="T17_53">the</text:span><text:span text:style-name="T17_54"><text:s/></text:span><text:span text:style-name="T17_55">book</text:span><text:span text:style-name="T17_56"><text:s/></text:span><text:span text:style-name="T17_57">just</text:span><text:span text:style-name="T17_58"><text:s/></text:span><text:span text:style-name="T17_59">Open</text:span><text:span text:style-name="T17_60"><text:s/></text:span><text:span text:style-name="T17_61">Monopoly</text:span><text:span text:style-name="T17_62"><text:s/></text:span><text:span text:style-name="T17_63">was</text:span><text:span text:style-name="T17_64"><text:s/></text:span><text:span text:style-name="T17_65">insufficient</text:span><text:span text:style-name="T17_66"><text:s/></text:span><text:span text:style-name="T17_67">as</text:span><text:span text:style-name="T17_68"><text:s/></text:span><text:span text:style-name="T17_69">well</text:span><text:span text:style-name="T17_70">.</text:span></text:p>
      <text:p text:style-name="P18"><text:span text:style-name="T18_1">First</text:span><text:span text:style-name="T18_2"><text:s/></text:span><text:span text:style-name="T18_3">of</text:span><text:span text:style-name="T18_4"><text:s/></text:span><text:span text:style-name="T18_5">all</text:span><text:span text:style-name="T18_6">,<text:s/></text:span><text:span text:style-name="T18_7">there</text:span><text:span text:style-name="T18_8"><text:s/></text:span><text:span text:style-name="T18_9">is</text:span><text:span text:style-name="T18_10"><text:s/></text:span><text:span text:style-name="T18_11">no</text:span><text:span text:style-name="T18_12"><text:s/></text:span><text:span text:style-name="T18_13">consensus</text:span><text:span text:style-name="T18_14"><text:s/></text:span><text:span text:style-name="T18_15">about</text:span><text:span text:style-name="T18_16"><text:s/></text:span><text:span text:style-name="T18_17">the</text:span><text:span text:style-name="T18_18"><text:s/></text:span><text:span text:style-name="T18_19">definition</text:span><text:span text:style-name="T18_20"><text:s/></text:span><text:span text:style-name="T18_21">of</text:span><text:span text:style-name="T18_22"><text:s/></text:span><text:span text:style-name="T18_23">an</text:span><text:span text:style-name="T18_24"><text:s/></text:span><text:span text:style-name="T18_25">open</text:span><text:span text:style-name="T18_26"><text:s/></text:span><text:span text:style-name="T18_27">monopoly</text:span><text:span text:style-name="T18_28">.<text:s/></text:span><text:span text:style-name="T18_29">In</text:span><text:span text:style-name="T18_30"><text:s/></text:span><text:span text:style-name="T18_31">the</text:span><text:span text:style-name="T18_32"><text:s/></text:span><text:span text:style-name="T18_33">traditional</text:span><text:span text:style-name="T18_34"><text:s/></text:span><text:span text:style-name="T18_35">sense</text:span><text:span text:style-name="T18_36">,<text:s/></text:span><text:span text:style-name="T18_37">the</text:span><text:span text:style-name="T18_38"><text:s/></text:span><text:span text:style-name="T18_39">monopolist</text:span><text:span text:style-name="T18_40"><text:s/></text:span><text:span text:style-name="T18_41">is</text:span><text:span text:style-name="T18_42"><text:s/></text:span><text:span text:style-name="T18_43">a</text:span><text:span text:style-name="T18_44"><text:s/></text:span><text:span text:style-name="T18_45">person</text:span><text:span text:style-name="T18_46"><text:s/></text:span><text:span text:style-name="T18_47">or</text:span><text:span text:style-name="T18_48"><text:s/></text:span><text:span text:style-name="T18_49">corporation</text:span><text:span text:style-name="T18_50">,#<text:s/></text:span><text:span text:style-name="T18_51">the</text:span><text:span text:style-name="T18_52"><text:s/></text:span><text:span text:style-name="T18_53">question</text:span><text:span text:style-name="T18_54"><text:s/></text:span><text:span text:style-name="T18_55">of</text:span><text:span text:style-name="T18_56"><text:s/></text:span><text:span text:style-name="T18_57">whether</text:span><text:span text:style-name="T18_58"><text:s/></text:span><text:span text:style-name="T18_59">or</text:span><text:span text:style-name="T18_60"><text:s/></text:span><text:span text:style-name="T18_61">not</text:span><text:span text:style-name="T18_62"><text:s/></text:span><text:span text:style-name="T18_63">a</text:span><text:span text:style-name="T18_64"><text:s/></text:span><text:span text:style-name="T18_65">piece</text:span><text:span text:style-name="T18_66"><text:s/></text:span><text:span text:style-name="T18_67">of</text:span><text:span text:style-name="T18_68"><text:s/></text:span><text:span text:style-name="T18_69">open</text:span><text:span text:style-name="T18_70"><text:s/></text:span><text:span text:style-name="T18_71">software</text:span><text:span text:style-name="T18_72"><text:s/></text:span><text:span text:style-name="T18_73">or</text:span><text:span text:style-name="T18_74"><text:s/></text:span><text:span text:style-name="T18_75">an</text:span><text:span text:style-name="T18_76"><text:s/></text:span><text:span text:style-name="T18_77">open</text:span><text:span text:style-name="T18_78"><text:s/></text:span><text:span text:style-name="T18_79">software</text:span><text:span text:style-name="T18_80"><text:s/></text:span><text:span text:style-name="T18_81">standard</text:span><text:span text:style-name="T18_82"><text:s/></text:span><text:span text:style-name="T18_83">without</text:span><text:span text:style-name="T18_84"><text:s/></text:span><text:span text:style-name="T18_85">an</text:span><text:span text:style-name="T18_86"><text:s/></text:span><text:span text:style-name="T18_87">owner</text:span><text:span text:style-name="T18_88"><text:s/></text:span><text:span text:style-name="T18_89">in</text:span><text:span text:style-name="T18_90"><text:s/></text:span><text:span text:style-name="T18_91">the</text:span><text:span text:style-name="T18_92"><text:s/></text:span><text:span text:style-name="T18_93">traditional</text:span><text:span text:style-name="T18_94"><text:s/></text:span><text:span text:style-name="T18_95">sense</text:span><text:span text:style-name="T18_96"><text:s/></text:span><text:span text:style-name="T18_97">can</text:span><text:span text:style-name="T18_98"><text:s/></text:span><text:span text:style-name="T18_99">become</text:span><text:span text:style-name="T18_100"><text:s/></text:span><text:span text:style-name="T18_101">a</text:span><text:span text:style-name="T18_102"><text:s/></text:span><text:span text:style-name="T18_103">monopolist</text:span><text:span text:style-name="T18_104"><text:s/></text:span><text:span text:style-name="T18_105">is</text:span><text:span text:style-name="T18_106"><text:s/></text:span><text:span text:style-name="T18_107">not</text:span><text:span text:style-name="T18_108"><text:s/></text:span><text:span text:style-name="T18_109">one</text:span><text:span text:style-name="T18_110"><text:s/></text:span><text:span text:style-name="T18_111">I</text:span><text:span text:style-name="T18_112"><text:s/></text:span><text:span text:style-name="T18_113">wished</text:span><text:span text:style-name="T18_114"><text:s/></text:span><text:span text:style-name="T18_115">to</text:span><text:span text:style-name="T18_116"><text:s/></text:span><text:span text:style-name="T18_117">deal</text:span><text:span text:style-name="T18_118"><text:s/></text:span><text:span text:style-name="T18_119">with</text:span><text:span text:style-name="T18_120">.<text:s/></text:span><text:span text:style-name="T18_121">Google</text:span><text:span text:style-name="T18_122"><text:s/></text:span><text:span text:style-name="T18_123">searches</text:span><text:span text:style-name="T18_124"><text:s/></text:span><text:span text:style-name="T18_125">and</text:span><text:span text:style-name="T18_126"><text:s/></text:span><text:span text:style-name="T18_127">looking</text:span><text:span text:style-name="T18_128"><text:s/></text:span><text:span text:style-name="T18_129">at</text:span><text:span text:style-name="T18_130"><text:s/></text:span><text:span text:style-name="T18_131">the</text:span><text:span text:style-name="T18_132"><text:s/></text:span><text:span text:style-name="T18_133">use</text:span><text:span text:style-name="T18_134"><text:s/></text:span><text:span text:style-name="T18_135">of</text:span><text:span text:style-name="T18_136"><text:s/></text:span><text:span text:style-name="T18_137">the</text:span><text:span text:style-name="T18_138"><text:s/></text:span><text:span text:style-name="T18_139">term</text:span><text:span text:style-name="T18_140"><text:s/></text:span><text:span text:style-name="T18_141">in</text:span><text:span text:style-name="T18_142"><text:s/></text:span><text:span text:style-name="T18_143">academic</text:span><text:span text:style-name="T18_144"><text:s/></text:span><text:span text:style-name="T18_145">literature</text:span><text:span text:style-name="T18_146"><text:s/></text:span><text:span text:style-name="T18_147">fails</text:span><text:span text:style-name="T18_148"><text:s/></text:span><text:span text:style-name="T18_149">to</text:span><text:span text:style-name="T18_150"><text:s/></text:span><text:span text:style-name="T18_151">help</text:span><text:span text:style-name="T18_152">.<text:s/></text:span><text:span text:style-name="T18_153">One</text:span><text:span text:style-name="T18_154"><text:s/></text:span><text:span text:style-name="T18_155">college</text:span><text:span text:style-name="T18_156"><text:s/></text:span><text:span text:style-name="T18_157">economics</text:span><text:span text:style-name="T18_158"><text:s/></text:span><text:span text:style-name="T18_159">class</text:span><text:span text:style-name="T18_160"><text:s/></text:span><text:span text:style-name="T18_161">PowerPoint</text:span><text:span text:style-name="T18_162"><text:s/></text:span><text:span text:style-name="T18_163">slide</text:span><text:span text:style-name="T18_164"><text:s/></text:span><text:span text:style-name="T18_165">defines</text:span><text:span text:style-name="T18_166"><text:s/></text:span><text:span text:style-name="T18_167">it</text:span><text:span text:style-name="T18_168"><text:s/></text:span><text:span text:style-name="T18_169">as</text:span><text:span text:style-name="T18_170"><text:s/></text:span><text:span text:style-name="T18_171">a</text:span><text:span text:style-name="T18_172"><text:s/></text:span><text:span text:style-name="T18_173">monopolist</text:span><text:span text:style-name="T18_174"><text:s/></text:span><text:span text:style-name="T18_175">who</text:span><text:span text:style-name="T18_176"><text:s/></text:span><text:span text:style-name="T18_177">lacks</text:span><text:span text:style-name="T18_178"><text:s/></text:span><text:span text:style-name="T18_179">either</text:span><text:span text:style-name="T18_180"><text:s/></text:span><text:span text:style-name="T18_181">legal</text:span><text:span text:style-name="T18_182"><text:s/></text:span><text:span text:style-name="T18_183">protection</text:span><text:span text:style-name="T18_184"><text:s/></text:span><text:span text:style-name="T18_185">and</text:span><text:span text:style-name="T18_186"><text:s/></text:span><text:span text:style-name="T18_187">is</text:span><text:span text:style-name="T18_188"><text:s/></text:span><text:span text:style-name="T18_189">able</text:span><text:span text:style-name="T18_190"><text:s/></text:span><text:span text:style-name="T18_191">to</text:span><text:span text:style-name="T18_192"><text:s/></text:span><text:span text:style-name="T18_193">establish</text:span><text:span text:style-name="T18_194"><text:s/></text:span><text:span text:style-name="T18_195">a</text:span><text:span text:style-name="T18_196"><text:s/></text:span><text:span text:style-name="T18_197">monopoly</text:span><text:span text:style-name="T18_198"><text:s/></text:span><text:span text:style-name="T18_199">without</text:span><text:span text:style-name="T18_200"><text:s/></text:span><text:span text:style-name="T18_201">natural</text:span><text:span text:style-name="T18_202"><text:s/></text:span><text:span text:style-name="T18_203">monopoly</text:span><text:span text:style-name="T18_204"><text:s/></text:span><text:span text:style-name="T18_205">conditions</text:span><text:span text:style-name="T18_206">.#<text:s/></text:span><text:span text:style-name="T18_207">A</text:span><text:span text:style-name="T18_208"><text:s/>2000<text:s/></text:span><text:span text:style-name="T18_209">paper</text:span><text:span text:style-name="T18_210"><text:s/></text:span><text:span text:style-name="T18_211">defines</text:span><text:span text:style-name="T18_212"><text:s/></text:span><text:span text:style-name="T18_213">an</text:span><text:span text:style-name="T18_214"><text:s/>“</text:span><text:span text:style-name="T18_215">open</text:span><text:span text:style-name="T18_216"><text:s/></text:span><text:span text:style-name="T18_217">monopoly</text:span><text:span text:style-name="T18_218"><text:s/></text:span><text:span text:style-name="T18_219">environment</text:span><text:span text:style-name="T18_220">”<text:s/></text:span><text:span text:style-name="T18_221">as</text:span><text:span text:style-name="T18_222"><text:s/>“</text:span><text:span text:style-name="T18_223">an</text:span><text:span text:style-name="T18_224"><text:s/></text:span><text:span text:style-name="T18_225">environment</text:span><text:span text:style-name="T18_226"><text:s/></text:span><text:span text:style-name="T18_227">in</text:span><text:span text:style-name="T18_228"><text:s/></text:span><text:span text:style-name="T18_229">which</text:span><text:span text:style-name="T18_230"><text:s/></text:span><text:span text:style-name="T18_231">competition</text:span><text:span text:style-name="T18_232"><text:s/></text:span><text:span text:style-name="T18_233">is</text:span><text:span text:style-name="T18_234"><text:s/></text:span><text:span text:style-name="T18_235">possible</text:span><text:span text:style-name="T18_236">.”#<text:s/></text:span><text:span text:style-name="T18_237">A</text:span><text:span text:style-name="T18_238"><text:s/>2012<text:s/></text:span><text:span text:style-name="T18_239">paper</text:span><text:span text:style-name="T18_240"><text:s/></text:span><text:span text:style-name="T18_241">comparing</text:span><text:span text:style-name="T18_242"><text:s/></text:span><text:span text:style-name="T18_243">proprietary</text:span><text:span text:style-name="T18_244"><text:s/></text:span><text:span text:style-name="T18_245">and</text:span><text:span text:style-name="T18_246"><text:s/></text:span><text:span text:style-name="T18_247">open</text:span><text:span text:style-name="T18_248"><text:s/></text:span><text:span text:style-name="T18_249">source</text:span><text:span text:style-name="T18_250"><text:s/></text:span><text:span text:style-name="T18_251">monopolies</text:span><text:span text:style-name="T18_252"><text:s/></text:span><text:span text:style-name="T18_253">refers</text:span><text:span text:style-name="T18_254"><text:s/></text:span><text:span text:style-name="T18_255">to</text:span><text:span text:style-name="T18_256"><text:s/>“</text:span><text:span text:style-name="T18_257">open</text:span><text:span text:style-name="T18_258"><text:s/></text:span><text:span text:style-name="T18_259">monopoly</text:span><text:span text:style-name="T18_260"><text:s/></text:span><text:span text:style-name="T18_261">platforms</text:span><text:span text:style-name="T18_262">”<text:s/></text:span><text:span text:style-name="T18_263">which</text:span><text:span text:style-name="T18_264"><text:s/></text:span><text:span text:style-name="T18_265">are</text:span><text:span text:style-name="T18_266"><text:s/></text:span><text:span text:style-name="T18_267">open</text:span><text:span text:style-name="T18_268"><text:s/></text:span><text:span text:style-name="T18_269">platforms</text:span><text:span text:style-name="T18_270"><text:s/></text:span><text:span text:style-name="T18_271">that</text:span><text:span text:style-name="T18_272"><text:s/></text:span><text:span text:style-name="T18_273">achieve</text:span><text:span text:style-name="T18_274"><text:s/></text:span><text:span text:style-name="T18_275">monopoly</text:span><text:span text:style-name="T18_276"><text:s/></text:span><text:span text:style-name="T18_277">status</text:span><text:span text:style-name="T18_278">,<text:s/></text:span><text:span text:style-name="T18_279">a</text:span><text:span text:style-name="T18_280"><text:s/></text:span><text:span text:style-name="T18_281">comparable</text:span><text:span text:style-name="T18_282"><text:s/></text:span><text:span text:style-name="T18_283">use</text:span><text:span text:style-name="T18_284"><text:s/></text:span><text:span text:style-name="T18_285">of</text:span><text:span text:style-name="T18_286"><text:s/></text:span><text:span text:style-name="T18_287">the</text:span><text:span text:style-name="T18_288"><text:s/></text:span><text:span text:style-name="T18_289">term</text:span><text:span text:style-name="T18_290"><text:s/></text:span><text:span text:style-name="T18_291">to</text:span><text:span text:style-name="T18_292"><text:s/></text:span><text:span text:style-name="T18_293">that</text:span><text:span text:style-name="T18_294"><text:s/></text:span><text:span text:style-name="T18_295">by</text:span><text:span text:style-name="T18_296"><text:s/></text:span><text:span text:style-name="T18_297">Hrebejk</text:span><text:span text:style-name="T18_298"><text:s/></text:span><text:span text:style-name="T18_299">and</text:span><text:span text:style-name="T18_300"><text:s/></text:span><text:span text:style-name="T18_301">Boudreau</text:span><text:span text:style-name="T18_302">.<text:s/></text:span><text:span text:style-name="T18_303">All</text:span><text:span text:style-name="T18_304"><text:s/></text:span><text:span text:style-name="T18_305">of</text:span><text:span text:style-name="T18_306"><text:s/></text:span><text:span text:style-name="T18_307">the</text:span><text:span text:style-name="T18_308"><text:s/></text:span><text:span text:style-name="T18_309">definitions</text:span><text:span text:style-name="T18_310"><text:s/></text:span><text:span text:style-name="T18_311">are</text:span><text:span text:style-name="T18_312"><text:s/></text:span><text:span text:style-name="T18_313">related</text:span><text:span text:style-name="T18_314">,<text:s/></text:span><text:span text:style-name="T18_315">but</text:span><text:span text:style-name="T18_316"><text:s/></text:span><text:span text:style-name="T18_317">clearly</text:span><text:span text:style-name="T18_318"><text:s/></text:span><text:span text:style-name="T18_319">different</text:span><text:span text:style-name="T18_320">.</text:span></text:p>
      <text:p text:style-name="P19"><text:span text:style-name="T19_1">Secondly</text:span><text:span text:style-name="T19_2">,<text:s/></text:span><text:span text:style-name="T19_3">it</text:span><text:span text:style-name="T19_4"><text:s/></text:span><text:span text:style-name="T19_5">failed</text:span><text:span text:style-name="T19_6"><text:s/></text:span><text:span text:style-name="T19_7">to</text:span><text:span text:style-name="T19_8"><text:s/></text:span><text:span text:style-name="T19_9">truly</text:span><text:span text:style-name="T19_10"><text:s/></text:span><text:span text:style-name="T19_11">capture</text:span><text:span text:style-name="T19_12"><text:s/></text:span><text:span text:style-name="T19_13">the</text:span><text:span text:style-name="T19_14"><text:s/></text:span><text:span text:style-name="T19_15">spirit</text:span><text:span text:style-name="T19_16"><text:s/></text:span><text:span text:style-name="T19_17">of</text:span><text:span text:style-name="T19_18"><text:s/></text:span><text:span text:style-name="T19_19">the</text:span><text:span text:style-name="T19_20"><text:s/></text:span><text:span text:style-name="T19_21">book</text:span><text:span text:style-name="T19_22">.<text:s/></text:span><text:span text:style-name="T19_23">The</text:span><text:span text:style-name="T19_24"><text:s/></text:span><text:span text:style-name="T19_25">book</text:span><text:span text:style-name="T19_26"><text:s/></text:span><text:span text:style-name="T19_27">is</text:span><text:span text:style-name="T19_28"><text:s/></text:span><text:span text:style-name="T19_29">not</text:span><text:span text:style-name="T19_30"><text:s/></text:span><text:span text:style-name="T19_31">just</text:span><text:span text:style-name="T19_32"><text:s/></text:span><text:span text:style-name="T19_33">about</text:span><text:span text:style-name="T19_34"><text:s/></text:span><text:span text:style-name="T19_35">what</text:span><text:span text:style-name="T19_36"><text:s/></text:span><text:span text:style-name="T19_37">is</text:span><text:span text:style-name="T19_38"><text:s/></text:span><text:span text:style-name="T19_39">an</text:span><text:span text:style-name="T19_40"><text:s/></text:span><text:span text:style-name="T19_41">open</text:span><text:span text:style-name="T19_42"><text:s/></text:span><text:span text:style-name="T19_43">monopoly</text:span><text:span text:style-name="T19_44"><text:s/></text:span><text:span text:style-name="T19_45">or</text:span><text:span text:style-name="T19_46"><text:s/></text:span><text:span text:style-name="T19_47">the</text:span><text:span text:style-name="T19_48"><text:s/></text:span><text:span text:style-name="T19_49">economics</text:span><text:span text:style-name="T19_50"><text:s/></text:span><text:span text:style-name="T19_51">of</text:span><text:span text:style-name="T19_52"><text:s/></text:span><text:span text:style-name="T19_53">them</text:span><text:span text:style-name="T19_54">.<text:s/></text:span><text:span text:style-name="T19_55">Using</text:span><text:span text:style-name="T19_56"><text:s/></text:span><text:span text:style-name="T19_57">a</text:span><text:span text:style-name="T19_58"><text:s/></text:span><text:span text:style-name="T19_59">singular</text:span><text:span text:style-name="T19_60"><text:s/></text:span><text:span text:style-name="T19_61">noun</text:span><text:span text:style-name="T19_62"><text:s/></text:span><text:span text:style-name="T19_63">as</text:span><text:span text:style-name="T19_64"><text:s/></text:span><text:span text:style-name="T19_65">the</text:span><text:span text:style-name="T19_66"><text:s/></text:span><text:span text:style-name="T19_67">title</text:span><text:span text:style-name="T19_68"><text:s/></text:span><text:span text:style-name="T19_69">just</text:span><text:span text:style-name="T19_70"><text:s/></text:span><text:span text:style-name="T19_71">didn</text:span><text:span text:style-name="T19_72">’</text:span><text:span text:style-name="T19_73">t</text:span><text:span text:style-name="T19_74"><text:s/></text:span><text:span text:style-name="T19_75">fit</text:span><text:span text:style-name="T19_76">.<text:s/></text:span><text:span text:style-name="T19_77">It</text:span><text:span text:style-name="T19_78"><text:s/></text:span><text:span text:style-name="T19_79">is</text:span><text:span text:style-name="T19_80"><text:s/></text:span><text:span text:style-name="T19_81">about</text:span><text:span text:style-name="T19_82"><text:s/></text:span><text:span text:style-name="T19_83">creating</text:span><text:span text:style-name="T19_84"><text:s/></text:span><text:span text:style-name="T19_85">an</text:span><text:span text:style-name="T19_86"><text:s/></text:span><text:span text:style-name="T19_87">open</text:span><text:span text:style-name="T19_88"><text:s/></text:span><text:span text:style-name="T19_89">monopoly</text:span><text:span text:style-name="T19_90">,<text:s/></text:span><text:span text:style-name="T19_91">in</text:span><text:span text:style-name="T19_92"><text:s/></text:span><text:span text:style-name="T19_93">fact</text:span><text:span text:style-name="T19_94"><text:s/></text:span><text:span text:style-name="T19_95">creating</text:span><text:span text:style-name="T19_96"><text:s/></text:span><text:span text:style-name="T19_97">many</text:span><text:span text:style-name="T19_98">,<text:s/></text:span><text:span text:style-name="T19_99">whichever</text:span><text:span text:style-name="T19_100"><text:s/></text:span><text:span text:style-name="T19_101">definition</text:span><text:span text:style-name="T19_102"><text:s/></text:span><text:span text:style-name="T19_103">of</text:span><text:span text:style-name="T19_104"><text:s/></text:span><text:span text:style-name="T19_105">them</text:span><text:span text:style-name="T19_106"><text:s/></text:span><text:span text:style-name="T19_107">happens</text:span><text:span text:style-name="T19_108"><text:s/></text:span><text:span text:style-name="T19_109">to</text:span><text:span text:style-name="T19_110"><text:s/></text:span><text:span text:style-name="T19_111">emerge</text:span><text:span text:style-name="T19_112">.</text:span></text:p>
      <text:p text:style-name="P20"><text:span text:style-name="T20_1">However</text:span><text:span text:style-name="T20_2">,<text:s/></text:span><text:span text:style-name="T20_3">using</text:span><text:span text:style-name="T20_4"><text:s/></text:span><text:span text:style-name="T20_5">the</text:span><text:span text:style-name="T20_6"><text:s/></text:span><text:span text:style-name="T20_7">verb</text:span><text:span text:style-name="T20_8"><text:s/></text:span><text:span text:style-name="T20_9">and</text:span><text:span text:style-name="T20_10"><text:s/></text:span><text:span text:style-name="T20_11">plural</text:span><text:span text:style-name="T20_12"><text:s/></text:span><text:span text:style-name="T20_13">forms</text:span><text:span text:style-name="T20_14"><text:s/></text:span><text:span text:style-name="T20_15">of</text:span><text:span text:style-name="T20_16"><text:s/></text:span><text:span text:style-name="T20_17">the</text:span><text:span text:style-name="T20_18"><text:s/></text:span><text:span text:style-name="T20_19">words</text:span><text:span text:style-name="T20_20"><text:s/></text:span><text:span text:style-name="T20_21">to</text:span><text:span text:style-name="T20_22"><text:s/></text:span><text:span text:style-name="T20_23">title</text:span><text:span text:style-name="T20_24"><text:s/></text:span><text:span text:style-name="T20_25">the</text:span><text:span text:style-name="T20_26"><text:s/></text:span><text:span text:style-name="T20_27">book</text:span><text:span text:style-name="T20_28"><text:s/></text:span><text:span text:style-name="T20_29">Opening</text:span><text:span text:style-name="T20_30"><text:s/></text:span><text:span text:style-name="T20_31">Monopolies</text:span><text:span text:style-name="T20_32"><text:s/></text:span><text:span text:style-name="T20_33">nearly</text:span><text:span text:style-name="T20_34"><text:s/></text:span><text:span text:style-name="T20_35">perfectly</text:span><text:span text:style-name="T20_36"><text:s/></text:span><text:span text:style-name="T20_37">captured</text:span><text:span text:style-name="T20_38"><text:s/></text:span><text:span text:style-name="T20_39">my</text:span><text:span text:style-name="T20_40"><text:s/></text:span><text:span text:style-name="T20_41">vision</text:span><text:span text:style-name="T20_42"><text:s/></text:span><text:span text:style-name="T20_43">for</text:span><text:span text:style-name="T20_44"><text:s/></text:span><text:span text:style-name="T20_45">the</text:span><text:span text:style-name="T20_46"><text:s/></text:span><text:span text:style-name="T20_47">book</text:span><text:span text:style-name="T20_48">.<text:s/></text:span><text:span text:style-name="T20_49">This</text:span><text:span text:style-name="T20_50"><text:s/></text:span><text:span text:style-name="T20_51">is</text:span><text:span text:style-name="T20_52"><text:s/></text:span><text:span text:style-name="T20_53">a</text:span><text:span text:style-name="T20_54"><text:s/></text:span><text:span text:style-name="T20_55">book</text:span><text:span text:style-name="T20_56"><text:s/></text:span><text:span text:style-name="T20_57">that</text:span><text:span text:style-name="T20_58"><text:s/></text:span><text:span text:style-name="T20_59">is</text:span><text:span text:style-name="T20_60"><text:s/></text:span><text:span text:style-name="T20_61">not</text:span><text:span text:style-name="T20_62"><text:s/></text:span><text:span text:style-name="T20_63">just</text:span><text:span text:style-name="T20_64"><text:s/></text:span><text:span text:style-name="T20_65">about</text:span><text:span text:style-name="T20_66"><text:s/></text:span><text:span text:style-name="T20_67">the</text:span><text:span text:style-name="T20_68"><text:s/></text:span><text:span text:style-name="T20_69">idea</text:span><text:span text:style-name="T20_70"><text:s/></text:span><text:span text:style-name="T20_71">of</text:span><text:span text:style-name="T20_72"><text:s/></text:span><text:span text:style-name="T20_73">freeing</text:span><text:span text:style-name="T20_74"><text:s/></text:span><text:span text:style-name="T20_75">software</text:span><text:span text:style-name="T20_76"><text:s/></text:span><text:span text:style-name="T20_77">markets</text:span><text:span text:style-name="T20_78"><text:s/></text:span><text:span text:style-name="T20_79">from</text:span><text:span text:style-name="T20_80"><text:s/></text:span><text:span text:style-name="T20_81">the</text:span><text:span text:style-name="T20_82"><text:s/></text:span><text:span text:style-name="T20_83">binds</text:span><text:span text:style-name="T20_84"><text:s/></text:span><text:span text:style-name="T20_85">of</text:span><text:span text:style-name="T20_86"><text:s/></text:span><text:span text:style-name="T20_87">intellectual</text:span><text:span text:style-name="T20_88"><text:s/></text:span><text:span text:style-name="T20_89">property</text:span><text:span text:style-name="T20_90"><text:s/></text:span><text:span text:style-name="T20_91">restrictions</text:span><text:span text:style-name="T20_92">,<text:s/></text:span><text:span text:style-name="T20_93">it</text:span><text:span text:style-name="T20_94"><text:s/></text:span><text:span text:style-name="T20_95">is</text:span><text:span text:style-name="T20_96"><text:s/></text:span><text:span text:style-name="T20_97">about</text:span><text:span text:style-name="T20_98"><text:s/></text:span><text:span text:style-name="T20_99">the</text:span><text:span text:style-name="T20_100"><text:s/></text:span><text:span text:style-name="T20_101">choices</text:span><text:span text:style-name="T20_102"><text:s/></text:span><text:span text:style-name="T20_103">that</text:span><text:span text:style-name="T20_104"><text:s/></text:span><text:span text:style-name="T20_105">can</text:span><text:span text:style-name="T20_106"><text:s/></text:span><text:span text:style-name="T20_107">be</text:span><text:span text:style-name="T20_108"><text:s/></text:span><text:span text:style-name="T20_109">made</text:span><text:span text:style-name="T20_110"><text:s/></text:span><text:span text:style-name="T20_111">to</text:span><text:span text:style-name="T20_112"><text:s/></text:span><text:span text:style-name="T20_113">do</text:span><text:span text:style-name="T20_114"><text:s/></text:span><text:span text:style-name="T20_115">so</text:span><text:span text:style-name="T20_116">.</text:span></text:p>
      <text:p text:style-name="P21"><text:span text:style-name="T21_1">As</text:span><text:span text:style-name="T21_2"><text:s/></text:span><text:span text:style-name="T21_3">I</text:span><text:span text:style-name="T21_4"><text:s/></text:span><text:span text:style-name="T21_5">have</text:span><text:span text:style-name="T21_6"><text:s/></text:span><text:span text:style-name="T21_7">alluded</text:span><text:span text:style-name="T21_8"><text:s/></text:span><text:span text:style-name="T21_9">to</text:span><text:span text:style-name="T21_10"><text:s/></text:span><text:span text:style-name="T21_11">throughout</text:span><text:span text:style-name="T21_12"><text:s/></text:span><text:span text:style-name="T21_13">this</text:span><text:span text:style-name="T21_14"><text:s/></text:span><text:span text:style-name="T21_15">preface</text:span><text:span text:style-name="T21_16">,<text:s/></text:span><text:span text:style-name="T21_17">the</text:span><text:span text:style-name="T21_18"><text:s/></text:span><text:span text:style-name="T21_19">central</text:span><text:span text:style-name="T21_20"><text:s/></text:span><text:span text:style-name="T21_21">premise</text:span><text:span text:style-name="T21_22"><text:s/></text:span><text:span text:style-name="T21_23">of</text:span><text:span text:style-name="T21_24"><text:s/></text:span><text:span text:style-name="T21_25">this</text:span><text:span text:style-name="T21_26"><text:s/></text:span><text:span text:style-name="T21_27">book</text:span><text:span text:style-name="T21_28"><text:s/></text:span><text:span text:style-name="T21_29">is</text:span><text:span text:style-name="T21_30"><text:s/></text:span><text:span text:style-name="T21_31">to</text:span><text:span text:style-name="T21_32"><text:s/></text:span><text:span text:style-name="T21_33">be</text:span><text:span text:style-name="T21_34"><text:s/></text:span><text:span text:style-name="T21_35">a</text:span><text:span text:style-name="T21_36"><text:s/></text:span><text:span text:style-name="T21_37">guide</text:span><text:span text:style-name="T21_38"><text:s/></text:span><text:span text:style-name="T21_39">for</text:span><text:span text:style-name="T21_40"><text:s/></text:span><text:span text:style-name="T21_41">libertarians</text:span><text:span text:style-name="T21_42"><text:s/></text:span><text:span text:style-name="T21_43">to</text:span><text:span text:style-name="T21_44"><text:s/></text:span><text:span text:style-name="T21_45">making</text:span><text:span text:style-name="T21_46"><text:s/></text:span><text:span text:style-name="T21_47">decisions</text:span><text:span text:style-name="T21_48"><text:s/></text:span><text:span text:style-name="T21_49">about</text:span><text:span text:style-name="T21_50"><text:s/></text:span><text:span text:style-name="T21_51">software</text:span><text:span text:style-name="T21_52"><text:s/></text:span><text:span text:style-name="T21_53">and</text:span><text:span text:style-name="T21_54"><text:s/></text:span><text:span text:style-name="T21_55">the</text:span><text:span text:style-name="T21_56"><text:s/></text:span><text:span text:style-name="T21_57">accompanying</text:span><text:span text:style-name="T21_58"><text:s/></text:span><text:span text:style-name="T21_59">technology</text:span><text:span text:style-name="T21_60"><text:s/></text:span><text:span text:style-name="T21_61">in</text:span><text:span text:style-name="T21_62"><text:s/></text:span><text:span text:style-name="T21_63">a</text:span><text:span text:style-name="T21_64"><text:s/></text:span><text:span text:style-name="T21_65">way</text:span><text:span text:style-name="T21_66"><text:s/></text:span><text:span text:style-name="T21_67">that</text:span><text:span text:style-name="T21_68"><text:s/></text:span><text:span text:style-name="T21_69">minimizes</text:span><text:span text:style-name="T21_70"><text:s/></text:span><text:span text:style-name="T21_71">the</text:span><text:span text:style-name="T21_72"><text:s/></text:span><text:span text:style-name="T21_73">impact</text:span><text:span text:style-name="T21_74"><text:s/></text:span><text:span text:style-name="T21_75">and</text:span><text:span text:style-name="T21_76"><text:s/></text:span><text:span text:style-name="T21_77">influence</text:span><text:span text:style-name="T21_78"><text:s/></text:span><text:span text:style-name="T21_79">of</text:span><text:span text:style-name="T21_80"><text:s/></text:span><text:span text:style-name="T21_81">intellectual</text:span><text:span text:style-name="T21_82"><text:s/></text:span><text:span text:style-name="T21_83">property</text:span><text:span text:style-name="T21_84"><text:s/></text:span><text:span text:style-name="T21_85">on</text:span><text:span text:style-name="T21_86"><text:s/></text:span><text:span text:style-name="T21_87">both</text:span><text:span text:style-name="T21_88"><text:s/></text:span><text:span text:style-name="T21_89">the</text:span><text:span text:style-name="T21_90"><text:s/></text:span><text:span text:style-name="T21_91">software</text:span><text:span text:style-name="T21_92"><text:s/></text:span><text:span text:style-name="T21_93">you</text:span><text:span text:style-name="T21_94"><text:s/></text:span><text:span text:style-name="T21_95">use</text:span><text:span text:style-name="T21_96"><text:s/></text:span><text:span text:style-name="T21_97">and</text:span><text:span text:style-name="T21_98"><text:s/></text:span><text:span text:style-name="T21_99">on</text:span><text:span text:style-name="T21_100"><text:s/></text:span><text:span text:style-name="T21_101">the</text:span><text:span text:style-name="T21_102"><text:s/></text:span><text:span text:style-name="T21_103">broader</text:span><text:span text:style-name="T21_104"><text:s/></text:span><text:span text:style-name="T21_105">software</text:span><text:span text:style-name="T21_106"><text:s/></text:span><text:span text:style-name="T21_107">market</text:span><text:span text:style-name="T21_108"><text:s/></text:span><text:span text:style-name="T21_109">as</text:span><text:span text:style-name="T21_110"><text:s/></text:span><text:span text:style-name="T21_111">a</text:span><text:span text:style-name="T21_112"><text:s/></text:span><text:span text:style-name="T21_113">whole</text:span><text:span text:style-name="T21_114">.</text:span></text:p>
      <text:p text:style-name="P22"><text:span text:style-name="T22_1">In</text:span><text:span text:style-name="T22_2"><text:s/></text:span><text:span text:style-name="T22_3">some</text:span><text:span text:style-name="T22_4"><text:s/></text:span><text:span text:style-name="T22_5">cases</text:span><text:span text:style-name="T22_6">,<text:s/></text:span><text:span text:style-name="T22_7">which</text:span><text:span text:style-name="T22_8"><text:s/></text:span><text:span text:style-name="T22_9">software</text:span><text:span text:style-name="T22_10"><text:s/></text:span><text:span text:style-name="T22_11">choice</text:span><text:span text:style-name="T22_12"><text:s/></text:span><text:span text:style-name="T22_13">is</text:span><text:span text:style-name="T22_14"><text:s/></text:span><text:span text:style-name="T22_15">better</text:span><text:span text:style-name="T22_16"><text:s/></text:span><text:span text:style-name="T22_17">from</text:span><text:span text:style-name="T22_18"><text:s/></text:span><text:span text:style-name="T22_19">the</text:span><text:span text:style-name="T22_20"><text:s/></text:span><text:span text:style-name="T22_21">intellectual</text:span><text:span text:style-name="T22_22"><text:s/></text:span><text:span text:style-name="T22_23">property</text:span><text:span text:style-name="T22_24"><text:s/></text:span><text:span text:style-name="T22_25">perspective</text:span><text:span text:style-name="T22_26"><text:s/></text:span><text:span text:style-name="T22_27">is</text:span><text:span text:style-name="T22_28"><text:s/></text:span><text:span text:style-name="T22_29">unclear</text:span><text:span text:style-name="T22_30">.<text:s/></text:span><text:span text:style-name="T22_31">In</text:span><text:span text:style-name="T22_32"><text:s/></text:span><text:span text:style-name="T22_33">some</text:span><text:span text:style-name="T22_34"><text:s/></text:span><text:span text:style-name="T22_35">cases</text:span><text:span text:style-name="T22_36"><text:s/></text:span><text:span text:style-name="T22_37">there</text:span><text:span text:style-name="T22_38"><text:s/></text:span><text:span text:style-name="T22_39">exist</text:span><text:span text:style-name="T22_40"><text:s/></text:span><text:span text:style-name="T22_41">complex</text:span><text:span text:style-name="T22_42"><text:s/></text:span><text:span text:style-name="T22_43">relationships</text:span><text:span text:style-name="T22_44"><text:s/></text:span><text:span text:style-name="T22_45">between</text:span><text:span text:style-name="T22_46"><text:s/></text:span><text:span text:style-name="T22_47">multiple</text:span><text:span text:style-name="T22_48"><text:s/></text:span><text:span text:style-name="T22_49">pieces</text:span><text:span text:style-name="T22_50"><text:s/></text:span><text:span text:style-name="T22_51">of</text:span><text:span text:style-name="T22_52"><text:s/></text:span><text:span text:style-name="T22_53">software</text:span><text:span text:style-name="T22_54"><text:s/></text:span><text:span text:style-name="T22_55">that</text:span><text:span text:style-name="T22_56"><text:s/></text:span><text:span text:style-name="T22_57">have</text:span><text:span text:style-name="T22_58"><text:s/></text:span><text:span text:style-name="T22_59">different</text:span><text:span text:style-name="T22_60"><text:s/></text:span><text:span text:style-name="T22_61">licenses</text:span><text:span text:style-name="T22_62"><text:s/></text:span><text:span text:style-name="T22_63">and</text:span><text:span text:style-name="T22_64"><text:s/></text:span><text:span text:style-name="T22_65">have</text:span><text:span text:style-name="T22_66"><text:s/></text:span><text:span text:style-name="T22_67">different</text:span><text:span text:style-name="T22_68"><text:s/></text:span><text:span text:style-name="T22_69">patent</text:span><text:span text:style-name="T22_70"><text:s/></text:span><text:span text:style-name="T22_71">statuses</text:span><text:span text:style-name="T22_72">.<text:s/></text:span><text:span text:style-name="T22_73">In</text:span><text:span text:style-name="T22_74"><text:s/></text:span><text:span text:style-name="T22_75">the</text:span><text:span text:style-name="T22_76"><text:s/></text:span><text:span text:style-name="T22_77">coming</text:span><text:span text:style-name="T22_78"><text:s/></text:span><text:span text:style-name="T22_79">chapters</text:span><text:span text:style-name="T22_80"><text:s/></text:span><text:span text:style-name="T22_81">I</text:span><text:span text:style-name="T22_82"><text:s/></text:span><text:span text:style-name="T22_83">will</text:span><text:span text:style-name="T22_84"><text:s/></text:span><text:span text:style-name="T22_85">develop</text:span><text:span text:style-name="T22_86"><text:s/></text:span><text:span text:style-name="T22_87">a</text:span><text:span text:style-name="T22_88"><text:s/></text:span><text:span text:style-name="T22_89">framework</text:span><text:span text:style-name="T22_90"><text:s/></text:span><text:span text:style-name="T22_91">of</text:span><text:span text:style-name="T22_92"><text:s/></text:span><text:span text:style-name="T22_93">criteria</text:span><text:span text:style-name="T22_94"><text:s/></text:span><text:span text:style-name="T22_95">the</text:span><text:span text:style-name="T22_96"><text:s/></text:span><text:span text:style-name="T22_97">provides</text:span><text:span text:style-name="T22_98"><text:s/></text:span><text:span text:style-name="T22_99">some</text:span><text:span text:style-name="T22_100"><text:s/></text:span><text:span text:style-name="T22_101">guidance</text:span><text:span text:style-name="T22_102">,<text:s/></text:span><text:span text:style-name="T22_103">but</text:span><text:span text:style-name="T22_104"><text:s/></text:span><text:span text:style-name="T22_105">in</text:span><text:span text:style-name="T22_106"><text:s/></text:span><text:span text:style-name="T22_107">both</text:span><text:span text:style-name="T22_108"><text:s/></text:span><text:span text:style-name="T22_109">developing</text:span><text:span text:style-name="T22_110"><text:s/></text:span><text:span text:style-name="T22_111">that</text:span><text:span text:style-name="T22_112"><text:s/></text:span><text:span text:style-name="T22_113">framework</text:span><text:span text:style-name="T22_114"><text:s/></text:span><text:span text:style-name="T22_115">and</text:span><text:span text:style-name="T22_116"><text:s/></text:span><text:span text:style-name="T22_117">handling</text:span><text:span text:style-name="T22_118"><text:s/></text:span><text:span text:style-name="T22_119">complex</text:span><text:span text:style-name="T22_120"><text:s/></text:span><text:span text:style-name="T22_121">issues</text:span><text:span text:style-name="T22_122">,<text:s/></text:span><text:span text:style-name="T22_123">it</text:span><text:span text:style-name="T22_124"><text:s/></text:span><text:span text:style-name="T22_125">can</text:span><text:span text:style-name="T22_126"><text:s/></text:span><text:span text:style-name="T22_127">be</text:span><text:span text:style-name="T22_128"><text:s/></text:span><text:span text:style-name="T22_129">very</text:span><text:span text:style-name="T22_130"><text:s/></text:span><text:span text:style-name="T22_131">helpful</text:span><text:span text:style-name="T22_132"><text:s/></text:span><text:span text:style-name="T22_133">to</text:span><text:span text:style-name="T22_134"><text:s/></text:span><text:span text:style-name="T22_135">keep</text:span><text:span text:style-name="T22_136"><text:s/></text:span><text:span text:style-name="T22_137">in</text:span><text:span text:style-name="T22_138"><text:s/></text:span><text:span text:style-name="T22_139">mind</text:span><text:span text:style-name="T22_140"><text:s/></text:span><text:span text:style-name="T22_141">just</text:span><text:span text:style-name="T22_142"><text:s/></text:span><text:span text:style-name="T22_143">exactly</text:span><text:span text:style-name="T22_144"><text:s/></text:span><text:span text:style-name="T22_145">why</text:span><text:span text:style-name="T22_146"><text:s/></text:span><text:span text:style-name="T22_147">we</text:span><text:span text:style-name="T22_148"><text:s/></text:span><text:span text:style-name="T22_149">care</text:span><text:span text:style-name="T22_150"><text:s/></text:span><text:span text:style-name="T22_151">about</text:span><text:span text:style-name="T22_152"><text:s/></text:span><text:span text:style-name="T22_153">intellectual</text:span><text:span text:style-name="T22_154"><text:s/></text:span><text:span text:style-name="T22_155">property</text:span><text:span text:style-name="T22_156"><text:s/></text:span><text:span text:style-name="T22_157">in</text:span><text:span text:style-name="T22_158"><text:s/></text:span><text:span text:style-name="T22_159">the</text:span><text:span text:style-name="T22_160"><text:s/></text:span><text:span text:style-name="T22_161">first</text:span><text:span text:style-name="T22_162"><text:s/></text:span><text:span text:style-name="T22_163">place</text:span><text:span text:style-name="T22_164">.</text:span></text:p>
      <text:p text:style-name="P23"><text:span text:style-name="T23_1">Though</text:span><text:span text:style-name="T23_2"><text:s/></text:span><text:span text:style-name="T23_3">there</text:span><text:span text:style-name="T23_4"><text:s/></text:span><text:span text:style-name="T23_5">certainly</text:span><text:span text:style-name="T23_6"><text:s/></text:span><text:span text:style-name="T23_7">exists</text:span><text:span text:style-name="T23_8"><text:s/></text:span><text:span text:style-name="T23_9">multiple</text:span><text:span text:style-name="T23_10"><text:s/></text:span><text:span text:style-name="T23_11">reasons</text:span><text:span text:style-name="T23_12"><text:s/></text:span><text:span text:style-name="T23_13">to</text:span><text:span text:style-name="T23_14"><text:s/></text:span><text:span text:style-name="T23_15">oppose</text:span><text:span text:style-name="T23_16"><text:s/></text:span><text:span text:style-name="T23_17">the</text:span><text:span text:style-name="T23_18"><text:s/></text:span><text:span text:style-name="T23_19">existence</text:span><text:span text:style-name="T23_20"><text:s/></text:span><text:span text:style-name="T23_21">of</text:span><text:span text:style-name="T23_22"><text:s/></text:span><text:span text:style-name="T23_23">intellecutal</text:span><text:span text:style-name="T23_24"><text:s/></text:span><text:span text:style-name="T23_25">property</text:span><text:span text:style-name="T23_26">,<text:s/></text:span><text:span text:style-name="T23_27">this</text:span><text:span text:style-name="T23_28"><text:s/></text:span><text:span text:style-name="T23_29">book</text:span><text:span text:style-name="T23_30"><text:s/></text:span><text:span text:style-name="T23_31">is</text:span><text:span text:style-name="T23_32"><text:s/></text:span><text:span text:style-name="T23_33">written</text:span><text:span text:style-name="T23_34"><text:s/></text:span><text:span text:style-name="T23_35">from</text:span><text:span text:style-name="T23_36"><text:s/></text:span><text:span text:style-name="T23_37">the</text:span><text:span text:style-name="T23_38"><text:s/></text:span><text:span text:style-name="T23_39">libertarian</text:span><text:span text:style-name="T23_40"><text:s/></text:span><text:span text:style-name="T23_41">perspective</text:span><text:span text:style-name="T23_42"><text:s/></text:span><text:span text:style-name="T23_43">that</text:span><text:span text:style-name="T23_44"><text:s/></text:span><text:span text:style-name="T23_45">it</text:span><text:span text:style-name="T23_46"><text:s/></text:span><text:span text:style-name="T23_47">is</text:span><text:span text:style-name="T23_48"><text:s/></text:span><text:span text:style-name="T23_49">not</text:span><text:span text:style-name="T23_50"><text:s/></text:span><text:span text:style-name="T23_51">a</text:span><text:span text:style-name="T23_52"><text:s/></text:span><text:span text:style-name="T23_53">legitimate</text:span><text:span text:style-name="T23_54"><text:s/></text:span><text:span text:style-name="T23_55">form</text:span><text:span text:style-name="T23_56"><text:s/></text:span><text:span text:style-name="T23_57">of</text:span><text:span text:style-name="T23_58"><text:s/></text:span><text:span text:style-name="T23_59">property</text:span><text:span text:style-name="T23_60"><text:s/></text:span><text:span text:style-name="T23_61">and</text:span><text:span text:style-name="T23_62"><text:s/></text:span><text:span text:style-name="T23_63">impedes</text:span><text:span text:style-name="T23_64"><text:s/></text:span><text:span text:style-name="T23_65">the</text:span><text:span text:style-name="T23_66"><text:s/></text:span><text:span text:style-name="T23_67">functioning</text:span><text:span text:style-name="T23_68"><text:s/></text:span><text:span text:style-name="T23_69">of</text:span><text:span text:style-name="T23_70"><text:s/></text:span><text:span text:style-name="T23_71">the</text:span><text:span text:style-name="T23_72"><text:s/></text:span><text:span text:style-name="T23_73">free</text:span><text:span text:style-name="T23_74"><text:s/></text:span><text:span text:style-name="T23_75">market</text:span><text:span text:style-name="T23_76">.<text:s/></text:span><text:span text:style-name="T23_77">Thus</text:span><text:span text:style-name="T23_78">,<text:s/></text:span><text:span text:style-name="T23_79">when</text:span><text:span text:style-name="T23_80"><text:s/></text:span><text:span text:style-name="T23_81">in</text:span><text:span text:style-name="T23_82"><text:s/></text:span><text:span text:style-name="T23_83">the</text:span><text:span text:style-name="T23_84"><text:s/></text:span><text:span text:style-name="T23_85">questions</text:span><text:span text:style-name="T23_86"><text:s/></text:span><text:span text:style-name="T23_87">of</text:span><text:span text:style-name="T23_88"><text:s/></text:span><text:span text:style-name="T23_89">intellectual</text:span><text:span text:style-name="T23_90"><text:s/></text:span><text:span text:style-name="T23_91">property</text:span><text:span text:style-name="T23_92"><text:s/></text:span><text:span text:style-name="T23_93">are</text:span><text:span text:style-name="T23_94"><text:s/></text:span><text:span text:style-name="T23_95">in</text:span><text:span text:style-name="T23_96"><text:s/></text:span><text:span text:style-name="T23_97">doubt</text:span><text:span text:style-name="T23_98">,<text:s/></text:span><text:span text:style-name="T23_99">the</text:span><text:span text:style-name="T23_100"><text:s/></text:span><text:span text:style-name="T23_101">answers</text:span><text:span text:style-name="T23_102"><text:s/></text:span><text:span text:style-name="T23_103">will</text:span><text:span text:style-name="T23_104"><text:s/></text:span><text:span text:style-name="T23_105">be</text:span><text:span text:style-name="T23_106"><text:s/></text:span><text:span text:style-name="T23_107">found</text:span><text:span text:style-name="T23_108"><text:s/></text:span><text:span text:style-name="T23_109">by</text:span><text:span text:style-name="T23_110"><text:s/></text:span><text:span text:style-name="T23_111">looking</text:span><text:span text:style-name="T23_112"><text:s/></text:span><text:span text:style-name="T23_113">to</text:span><text:span text:style-name="T23_114"><text:s/></text:span><text:span text:style-name="T23_115">the</text:span><text:span text:style-name="T23_116"><text:s/></text:span><text:span text:style-name="T23_117">choice</text:span><text:span text:style-name="T23_118"><text:s/></text:span><text:span text:style-name="T23_119">that</text:span><text:span text:style-name="T23_120"><text:s/></text:span><text:span text:style-name="T23_121">most</text:span><text:span text:style-name="T23_122"><text:s/></text:span><text:span text:style-name="T23_123">reduces</text:span><text:span text:style-name="T23_124"><text:s/></text:span><text:span text:style-name="T23_125">barriers</text:span><text:span text:style-name="T23_126"><text:s/></text:span><text:span text:style-name="T23_127">to</text:span><text:span text:style-name="T23_128"><text:s/></text:span><text:span text:style-name="T23_129">free</text:span><text:span text:style-name="T23_130"><text:s/></text:span><text:span text:style-name="T23_131">market</text:span><text:span text:style-name="T23_132"><text:s/></text:span><text:span text:style-name="T23_133">exchanges</text:span><text:span text:style-name="T23_134">.</text:span></text:p>
      <text:p text:style-name="P24"><text:span text:style-name="T24_1">The</text:span><text:span text:style-name="T24_2"><text:s/></text:span><text:span text:style-name="T24_3">book</text:span><text:span text:style-name="T24_4"><text:s/></text:span><text:span text:style-name="T24_5">starts</text:span><text:span text:style-name="T24_6"><text:s/></text:span><text:span text:style-name="T24_7">off</text:span><text:span text:style-name="T24_8"><text:s/></text:span><text:span text:style-name="T24_9">with</text:span><text:span text:style-name="T24_10"><text:s/></text:span><text:span text:style-name="T24_11">a</text:span><text:span text:style-name="T24_12"><text:s/></text:span><text:span text:style-name="T24_13">section</text:span><text:span text:style-name="T24_14"><text:s/></text:span><text:span text:style-name="T24_15">that</text:span><text:span text:style-name="T24_16"><text:s/></text:span><text:span text:style-name="T24_17">lays</text:span><text:span text:style-name="T24_18"><text:s/></text:span><text:span text:style-name="T24_19">out</text:span><text:span text:style-name="T24_20"><text:s/></text:span><text:span text:style-name="T24_21">the</text:span><text:span text:style-name="T24_22"><text:s/></text:span><text:span text:style-name="T24_23">broad</text:span><text:span text:style-name="T24_24"><text:s/></text:span><text:span text:style-name="T24_25">philosophical</text:span><text:span text:style-name="T24_26"><text:s/></text:span><text:span text:style-name="T24_27">foundations</text:span><text:span text:style-name="T24_28"><text:s/></text:span><text:span text:style-name="T24_29">of</text:span><text:span text:style-name="T24_30"><text:s/></text:span><text:span text:style-name="T24_31">why</text:span><text:span text:style-name="T24_32"><text:s/></text:span><text:span text:style-name="T24_33">one</text:span><text:span text:style-name="T24_34"><text:s/></text:span><text:span text:style-name="T24_35">ought</text:span><text:span text:style-name="T24_36"><text:s/></text:span><text:span text:style-name="T24_37">to</text:span><text:span text:style-name="T24_38"><text:s/></text:span><text:span text:style-name="T24_39">oppose</text:span><text:span text:style-name="T24_40"><text:s/></text:span><text:span text:style-name="T24_41">the</text:span><text:span text:style-name="T24_42"><text:s/></text:span><text:span text:style-name="T24_43">existence</text:span><text:span text:style-name="T24_44"><text:s/></text:span><text:span text:style-name="T24_45">of</text:span><text:span text:style-name="T24_46"><text:s/></text:span><text:span text:style-name="T24_47">proprietary</text:span><text:span text:style-name="T24_48"><text:s/></text:span><text:span text:style-name="T24_49">software</text:span><text:span text:style-name="T24_50"><text:s/></text:span><text:span text:style-name="T24_51">monopolies</text:span><text:span text:style-name="T24_52">.<text:s/></text:span><text:span text:style-name="T24_53">As</text:span><text:span text:style-name="T24_54"><text:s/></text:span><text:span text:style-name="T24_55">I</text:span><text:span text:style-name="T24_56"><text:s/></text:span><text:span text:style-name="T24_57">have</text:span><text:span text:style-name="T24_58"><text:s/></text:span><text:span text:style-name="T24_59">mentioned</text:span><text:span text:style-name="T24_60">,<text:s/></text:span><text:span text:style-name="T24_61">my</text:span><text:span text:style-name="T24_62"><text:s/></text:span><text:span text:style-name="T24_63">own</text:span><text:span text:style-name="T24_64"><text:s/></text:span><text:span text:style-name="T24_65">thoughts</text:span><text:span text:style-name="T24_66"><text:s/></text:span><text:span text:style-name="T24_67">draw</text:span><text:span text:style-name="T24_68"><text:s/></text:span><text:span text:style-name="T24_69">heavily</text:span><text:span text:style-name="T24_70"><text:s/></text:span><text:span text:style-name="T24_71">upon</text:span><text:span text:style-name="T24_72"><text:s/></text:span><text:span text:style-name="T24_73">libertarian</text:span><text:span text:style-name="T24_74"><text:s/></text:span><text:span text:style-name="T24_75">ideas</text:span><text:span text:style-name="T24_76"><text:s/></text:span><text:span text:style-name="T24_77">that</text:span><text:span text:style-name="T24_78"><text:s/></text:span><text:span text:style-name="T24_79">cause</text:span><text:span text:style-name="T24_80"><text:s/></text:span><text:span text:style-name="T24_81">me</text:span><text:span text:style-name="T24_82"><text:s/></text:span><text:span text:style-name="T24_83">to</text:span><text:span text:style-name="T24_84"><text:s/></text:span><text:span text:style-name="T24_85">oppose</text:span><text:span text:style-name="T24_86"><text:s/></text:span><text:span text:style-name="T24_87">the</text:span><text:span text:style-name="T24_88"><text:s/></text:span><text:span text:style-name="T24_89">existence</text:span><text:span text:style-name="T24_90"><text:s/></text:span><text:span text:style-name="T24_91">of</text:span><text:span text:style-name="T24_92"><text:s/></text:span><text:span text:style-name="T24_93">all</text:span><text:span text:style-name="T24_94"><text:s/></text:span><text:span text:style-name="T24_95">copyrights</text:span><text:span text:style-name="T24_96"><text:s/></text:span><text:span text:style-name="T24_97">and</text:span><text:span text:style-name="T24_98"><text:s/></text:span><text:span text:style-name="T24_99">patents</text:span><text:span text:style-name="T24_100">.<text:s/></text:span><text:span text:style-name="T24_101">However</text:span><text:span text:style-name="T24_102">,<text:s/></text:span><text:span text:style-name="T24_103">this</text:span><text:span text:style-name="T24_104"><text:s/></text:span><text:span text:style-name="T24_105">book</text:span><text:span text:style-name="T24_106"><text:s/></text:span><text:span text:style-name="T24_107">is</text:span><text:span text:style-name="T24_108"><text:s/></text:span><text:span text:style-name="T24_109">not</text:span><text:span text:style-name="T24_110"><text:s/></text:span><text:span text:style-name="T24_111">aimed</text:span><text:span text:style-name="T24_112"><text:s/></text:span><text:span text:style-name="T24_113">at</text:span><text:span text:style-name="T24_114"><text:s/></text:span><text:span text:style-name="T24_115">only</text:span><text:span text:style-name="T24_116"><text:s/></text:span><text:span text:style-name="T24_117">the</text:span><text:span text:style-name="T24_118"><text:s/></text:span><text:span text:style-name="T24_119">audience</text:span><text:span text:style-name="T24_120"><text:s/></text:span><text:span text:style-name="T24_121">of</text:span><text:span text:style-name="T24_122"><text:s/></text:span><text:span text:style-name="T24_123">those</text:span><text:span text:style-name="T24_124"><text:s/></text:span><text:span text:style-name="T24_125">who</text:span><text:span text:style-name="T24_126"><text:s/></text:span><text:span text:style-name="T24_127">agree</text:span><text:span text:style-name="T24_128"><text:s/></text:span><text:span text:style-name="T24_129">with</text:span><text:span text:style-name="T24_130"><text:s/></text:span><text:span text:style-name="T24_131">me</text:span><text:span text:style-name="T24_132"><text:s/></text:span><text:span text:style-name="T24_133">on</text:span><text:span text:style-name="T24_134"><text:s/></text:span><text:span text:style-name="T24_135">those</text:span><text:span text:style-name="T24_136"><text:s/></text:span><text:span text:style-name="T24_137">contentions</text:span><text:span text:style-name="T24_138">.<text:s/></text:span><text:span text:style-name="T24_139">In</text:span><text:span text:style-name="T24_140"><text:s/></text:span><text:span text:style-name="T24_141">what</text:span><text:span text:style-name="T24_142"><text:s/></text:span><text:span text:style-name="T24_143">is</text:span><text:span text:style-name="T24_144"><text:s/></text:span><text:span text:style-name="T24_145">perhaps</text:span><text:span text:style-name="T24_146"><text:s/></text:span><text:span text:style-name="T24_147">circumstantial</text:span><text:span text:style-name="T24_148"><text:s/></text:span><text:span text:style-name="T24_149">evidence</text:span><text:span text:style-name="T24_150"><text:s/></text:span><text:span text:style-name="T24_151">that</text:span><text:span text:style-name="T24_152"><text:s/></text:span><text:span text:style-name="T24_153">all</text:span><text:span text:style-name="T24_154"><text:s/></text:span><text:span text:style-name="T24_155">supporters</text:span><text:span text:style-name="T24_156"><text:s/></text:span><text:span text:style-name="T24_157">of</text:span><text:span text:style-name="T24_158"><text:s/></text:span><text:span text:style-name="T24_159">free</text:span><text:span text:style-name="T24_160"><text:s/></text:span><text:span text:style-name="T24_161">markets</text:span><text:span text:style-name="T24_162"><text:s/></text:span><text:span text:style-name="T24_163">ought</text:span><text:span text:style-name="T24_164"><text:s/></text:span><text:span text:style-name="T24_165">to</text:span><text:span text:style-name="T24_166"><text:s/></text:span><text:span text:style-name="T24_167">oppose</text:span><text:span text:style-name="T24_168"><text:s/></text:span><text:span text:style-name="T24_169">intellectual</text:span><text:span text:style-name="T24_170"><text:s/></text:span><text:span text:style-name="T24_171">property</text:span><text:span text:style-name="T24_172"><text:s/></text:span><text:span text:style-name="T24_173">as</text:span><text:span text:style-name="T24_174"><text:s/></text:span><text:span text:style-name="T24_175">well</text:span><text:span text:style-name="T24_176">,<text:s/></text:span><text:span text:style-name="T24_177">the</text:span><text:span text:style-name="T24_178"><text:s/></text:span><text:span text:style-name="T24_179">fundamental</text:span><text:span text:style-name="T24_180"><text:s/></text:span><text:span text:style-name="T24_181">foundations</text:span><text:span text:style-name="T24_182"><text:s/></text:span><text:span text:style-name="T24_183">of</text:span><text:span text:style-name="T24_184"><text:s/></text:span><text:span text:style-name="T24_185">the</text:span><text:span text:style-name="T24_186"><text:s/></text:span><text:span text:style-name="T24_187">arguments</text:span><text:span text:style-name="T24_188"><text:s/></text:span><text:span text:style-name="T24_189">are</text:span><text:span text:style-name="T24_190"><text:s/></text:span><text:span text:style-name="T24_191">really</text:span><text:span text:style-name="T24_192"><text:s/></text:span><text:span text:style-name="T24_193">grounded</text:span><text:span text:style-name="T24_194"><text:s/></text:span><text:span text:style-name="T24_195">in</text:span><text:span text:style-name="T24_196"><text:s/></text:span><text:span text:style-name="T24_197">the</text:span><text:span text:style-name="T24_198"><text:s/></text:span><text:span text:style-name="T24_199">same</text:span><text:span text:style-name="T24_200"><text:s/></text:span><text:span text:style-name="T24_201">opposition</text:span><text:span text:style-name="T24_202"><text:s/></text:span><text:span text:style-name="T24_203">to</text:span><text:span text:style-name="T24_204"><text:s/></text:span><text:span text:style-name="T24_205">monopoly</text:span><text:span text:style-name="T24_206"><text:s/></text:span><text:span text:style-name="T24_207">that</text:span><text:span text:style-name="T24_208"><text:s/></text:span><text:span text:style-name="T24_209">leads</text:span><text:span text:style-name="T24_210"><text:s/></text:span><text:span text:style-name="T24_211">virtually</text:span><text:span text:style-name="T24_212"><text:s/></text:span><text:span text:style-name="T24_213">everyone</text:span><text:span text:style-name="T24_214"><text:s/></text:span><text:span text:style-name="T24_215">to</text:span><text:span text:style-name="T24_216"><text:s/></text:span><text:span text:style-name="T24_217">oppose</text:span><text:span text:style-name="T24_218"><text:s/></text:span><text:span text:style-name="T24_219">monopolies</text:span><text:span text:style-name="T24_220"><text:s/></text:span><text:span text:style-name="T24_221">in</text:span><text:span text:style-name="T24_222"><text:s/></text:span><text:span text:style-name="T24_223">general</text:span><text:span text:style-name="T24_224">.</text:span></text:p>
      <text:p text:style-name="P25"><text:span text:style-name="T25_1">So</text:span><text:span text:style-name="T25_2"><text:s/></text:span><text:span text:style-name="T25_3">broad</text:span><text:span text:style-name="T25_4">,<text:s/></text:span><text:span text:style-name="T25_5">in</text:span><text:span text:style-name="T25_6"><text:s/></text:span><text:span text:style-name="T25_7">fact</text:span><text:span text:style-name="T25_8">,<text:s/></text:span><text:span text:style-name="T25_9">are</text:span><text:span text:style-name="T25_10"><text:s/></text:span><text:span text:style-name="T25_11">these</text:span><text:span text:style-name="T25_12"><text:s/></text:span><text:span text:style-name="T25_13">ideological</text:span><text:span text:style-name="T25_14"><text:s/></text:span><text:span text:style-name="T25_15">foundations</text:span><text:span text:style-name="T25_16"><text:s/></text:span><text:span text:style-name="T25_17">that</text:span><text:span text:style-name="T25_18"><text:s/></text:span><text:span text:style-name="T25_19">could</text:span><text:span text:style-name="T25_20"><text:s/></text:span><text:span text:style-name="T25_21">be</text:span><text:span text:style-name="T25_22"><text:s/></text:span><text:span text:style-name="T25_23">used</text:span><text:span text:style-name="T25_24"><text:s/></text:span><text:span text:style-name="T25_25">in</text:span><text:span text:style-name="T25_26"><text:s/></text:span><text:span text:style-name="T25_27">support</text:span><text:span text:style-name="T25_28"><text:s/></text:span><text:span text:style-name="T25_29">of</text:span><text:span text:style-name="T25_30"><text:s/></text:span><text:span text:style-name="T25_31">many</text:span><text:span text:style-name="T25_32"><text:s/></text:span><text:span text:style-name="T25_33">of</text:span><text:span text:style-name="T25_34"><text:s/></text:span><text:span text:style-name="T25_35">these</text:span><text:span text:style-name="T25_36"><text:s/></text:span><text:span text:style-name="T25_37">arguments</text:span><text:span text:style-name="T25_38">,<text:s/></text:span><text:span text:style-name="T25_39">that</text:span><text:span text:style-name="T25_40"><text:s/></text:span><text:span text:style-name="T25_41">some</text:span><text:span text:style-name="T25_42"><text:s/></text:span><text:span text:style-name="T25_43">of</text:span><text:span text:style-name="T25_44"><text:s/></text:span><text:span text:style-name="T25_45">the</text:span><text:span text:style-name="T25_46"><text:s/></text:span><text:span text:style-name="T25_47">individuals</text:span><text:span text:style-name="T25_48"><text:s/></text:span><text:span text:style-name="T25_49">who</text:span><text:span text:style-name="T25_50"><text:s/></text:span><text:span text:style-name="T25_51">I</text:span><text:span text:style-name="T25_52"><text:s/></text:span><text:span text:style-name="T25_53">will</text:span><text:span text:style-name="T25_54"><text:s/></text:span><text:span text:style-name="T25_55">mention</text:span><text:span text:style-name="T25_56"><text:s/></text:span><text:span text:style-name="T25_57">in</text:span><text:span text:style-name="T25_58"><text:s/></text:span><text:span text:style-name="T25_59">this</text:span><text:span text:style-name="T25_60"><text:s/></text:span><text:span text:style-name="T25_61">book</text:span><text:span text:style-name="T25_62"><text:s/></text:span><text:span text:style-name="T25_63">reach</text:span><text:span text:style-name="T25_64"><text:s/></text:span><text:span text:style-name="T25_65">many</text:span><text:span text:style-name="T25_66"><text:s/></text:span><text:span text:style-name="T25_67">of</text:span><text:span text:style-name="T25_68"><text:s/></text:span><text:span text:style-name="T25_69">the</text:span><text:span text:style-name="T25_70"><text:s/></text:span><text:span text:style-name="T25_71">same</text:span><text:span text:style-name="T25_72"><text:s/></text:span><text:span text:style-name="T25_73">conclusions</text:span><text:span text:style-name="T25_74"><text:s/></text:span><text:span text:style-name="T25_75">that</text:span><text:span text:style-name="T25_76"><text:s/></text:span><text:span text:style-name="T25_77">I</text:span><text:span text:style-name="T25_78"><text:s/></text:span><text:span text:style-name="T25_79">do</text:span><text:span text:style-name="T25_80"><text:s/></text:span><text:span text:style-name="T25_81">from</text:span><text:span text:style-name="T25_82"><text:s/></text:span><text:span text:style-name="T25_83">a</text:span><text:span text:style-name="T25_84"><text:s/></text:span><text:span text:style-name="T25_85">leftist</text:span><text:span text:style-name="T25_86">,<text:s/></text:span><text:span text:style-name="T25_87">communitarian</text:span><text:span text:style-name="T25_88">,<text:s/></text:span><text:span text:style-name="T25_89">anti</text:span><text:span text:style-name="T25_90">-</text:span><text:span text:style-name="T25_91">business</text:span><text:span text:style-name="T25_92"><text:s/></text:span><text:span text:style-name="T25_93">perspective</text:span><text:span text:style-name="T25_94">.#<text:s/></text:span><text:span text:style-name="T25_95">This</text:span><text:span text:style-name="T25_96"><text:s/></text:span><text:span text:style-name="T25_97">book</text:span><text:span text:style-name="T25_98"><text:s/></text:span><text:span text:style-name="T25_99">focuses</text:span><text:span text:style-name="T25_100"><text:s/></text:span><text:span text:style-name="T25_101">more</text:span><text:span text:style-name="T25_102"><text:s/></text:span><text:span text:style-name="T25_103">on</text:span><text:span text:style-name="T25_104"><text:s/></text:span><text:span text:style-name="T25_105">the</text:span><text:span text:style-name="T25_106"><text:s/></text:span><text:span text:style-name="T25_107">differences</text:span><text:span text:style-name="T25_108"><text:s/></text:span><text:span text:style-name="T25_109">than</text:span><text:span text:style-name="T25_110"><text:s/></text:span><text:span text:style-name="T25_111">similarities</text:span><text:span text:style-name="T25_112"><text:s/></text:span><text:span text:style-name="T25_113">with</text:span><text:span text:style-name="T25_114"><text:s/></text:span><text:span text:style-name="T25_115">such</text:span><text:span text:style-name="T25_116"><text:s/></text:span><text:span text:style-name="T25_117">views</text:span><text:span text:style-name="T25_118"><text:s/></text:span><text:span text:style-name="T25_119">and</text:span><text:span text:style-name="T25_120"><text:s/></text:span><text:span text:style-name="T25_121">instead</text:span><text:span text:style-name="T25_122"><text:s/></text:span><text:span text:style-name="T25_123">approaches</text:span><text:span text:style-name="T25_124"><text:s/></text:span><text:span text:style-name="T25_125">the</text:span><text:span text:style-name="T25_126"><text:s/></text:span><text:span text:style-name="T25_127">subject</text:span><text:span text:style-name="T25_128"><text:s/></text:span><text:span text:style-name="T25_129">from</text:span><text:span text:style-name="T25_130"><text:s/></text:span><text:span text:style-name="T25_131">a</text:span><text:span text:style-name="T25_132"><text:s/></text:span><text:span text:style-name="T25_133">free</text:span><text:span text:style-name="T25_134"><text:s/></text:span><text:span text:style-name="T25_135">market</text:span><text:span text:style-name="T25_136"><text:s/></text:span><text:span text:style-name="T25_137">perspective</text:span><text:span text:style-name="T25_138">.</text:span></text:p>
      <text:p text:style-name="P26"><text:span text:style-name="T26_1">Also</text:span><text:span text:style-name="T26_2"><text:s/></text:span><text:span text:style-name="T26_3">contained</text:span><text:span text:style-name="T26_4"><text:s/></text:span><text:span text:style-name="T26_5">in</text:span><text:span text:style-name="T26_6"><text:s/></text:span><text:span text:style-name="T26_7">this</text:span><text:span text:style-name="T26_8"><text:s/></text:span><text:span text:style-name="T26_9">section</text:span><text:span text:style-name="T26_10"><text:s/></text:span><text:span text:style-name="T26_11">of</text:span><text:span text:style-name="T26_12"><text:s/></text:span><text:span text:style-name="T26_13">the</text:span><text:span text:style-name="T26_14"><text:s/></text:span><text:span text:style-name="T26_15">book</text:span><text:span text:style-name="T26_16"><text:s/></text:span><text:span text:style-name="T26_17">are</text:span><text:span text:style-name="T26_18"><text:s/></text:span><text:span text:style-name="T26_19">chapters</text:span><text:span text:style-name="T26_20"><text:s/></text:span><text:span text:style-name="T26_21">outlining</text:span><text:span text:style-name="T26_22"><text:s/></text:span><text:span text:style-name="T26_23">the</text:span><text:span text:style-name="T26_24"><text:s/></text:span><text:span text:style-name="T26_25">basic</text:span><text:span text:style-name="T26_26"><text:s/></text:span><text:span text:style-name="T26_27">arguments</text:span><text:span text:style-name="T26_28"><text:s/></text:span><text:span text:style-name="T26_29">of</text:span><text:span text:style-name="T26_30"><text:s/></text:span><text:span text:style-name="T26_31">anti</text:span><text:span text:style-name="T26_32">-</text:span><text:span text:style-name="T26_33">IP</text:span><text:span text:style-name="T26_34"><text:s/></text:span><text:span text:style-name="T26_35">libertarians</text:span><text:span text:style-name="T26_36"><text:s/></text:span><text:span text:style-name="T26_37">from</text:span><text:span text:style-name="T26_38"><text:s/></text:span><text:span text:style-name="T26_39">both</text:span><text:span text:style-name="T26_40"><text:s/></text:span><text:span text:style-name="T26_41">utilitarian</text:span><text:span text:style-name="T26_42"><text:s/></text:span><text:span text:style-name="T26_43">and</text:span><text:span text:style-name="T26_44"><text:s/></text:span><text:span text:style-name="T26_45">natural</text:span><text:span text:style-name="T26_46"><text:s/></text:span><text:span text:style-name="T26_47">rights</text:span><text:span text:style-name="T26_48"><text:s/></text:span><text:span text:style-name="T26_49">perspectives</text:span><text:span text:style-name="T26_50">.<text:s/></text:span><text:span text:style-name="T26_51">In</text:span><text:span text:style-name="T26_52"><text:s/></text:span><text:span text:style-name="T26_53">recognition</text:span><text:span text:style-name="T26_54"><text:s/></text:span><text:span text:style-name="T26_55">that</text:span><text:span text:style-name="T26_56"><text:s/></text:span><text:span text:style-name="T26_57">not</text:span><text:span text:style-name="T26_58"><text:s/></text:span><text:span text:style-name="T26_59">all</text:span><text:span text:style-name="T26_60"><text:s/></text:span><text:span text:style-name="T26_61">libertarians</text:span><text:span text:style-name="T26_62"><text:s/></text:span><text:span text:style-name="T26_63">or</text:span><text:span text:style-name="T26_64"><text:s/></text:span><text:span text:style-name="T26_65">free</text:span><text:span text:style-name="T26_66"><text:s/></text:span><text:span text:style-name="T26_67">market</text:span><text:span text:style-name="T26_68"><text:s/></text:span><text:span text:style-name="T26_69">supporters</text:span><text:span text:style-name="T26_70"><text:s/></text:span><text:span text:style-name="T26_71">agree</text:span><text:span text:style-name="T26_72"><text:s/></text:span><text:span text:style-name="T26_73">with</text:span><text:span text:style-name="T26_74"><text:s/></text:span><text:span text:style-name="T26_75">those</text:span><text:span text:style-name="T26_76"><text:s/></text:span><text:span text:style-name="T26_77">positions</text:span><text:span text:style-name="T26_78">,<text:s/></text:span><text:span text:style-name="T26_79">there</text:span><text:span text:style-name="T26_80"><text:s/></text:span><text:span text:style-name="T26_81">is</text:span><text:span text:style-name="T26_82"><text:s/></text:span><text:span text:style-name="T26_83">also</text:span><text:span text:style-name="T26_84"><text:s/></text:span><text:span text:style-name="T26_85">a</text:span><text:span text:style-name="T26_86"><text:s/></text:span><text:span text:style-name="T26_87">chapter</text:span><text:span text:style-name="T26_88"><text:s/></text:span><text:span text:style-name="T26_89">outlining</text:span><text:span text:style-name="T26_90"><text:s/></text:span><text:span text:style-name="T26_91">why</text:span><text:span text:style-name="T26_92"><text:s/></text:span><text:span text:style-name="T26_93">even</text:span><text:span text:style-name="T26_94"><text:s/></text:span><text:span text:style-name="T26_95">support</text:span><text:span text:style-name="T26_96"><text:s/></text:span><text:span text:style-name="T26_97">of</text:span><text:span text:style-name="T26_98"><text:s/></text:span><text:span text:style-name="T26_99">intellectual</text:span><text:span text:style-name="T26_100"><text:s/></text:span><text:span text:style-name="T26_101">property</text:span><text:span text:style-name="T26_102"><text:s/></text:span><text:span text:style-name="T26_103">in</text:span><text:span text:style-name="T26_104"><text:s/></text:span><text:span text:style-name="T26_105">general</text:span><text:span text:style-name="T26_106"><text:s/></text:span><text:span text:style-name="T26_107">from</text:span><text:span text:style-name="T26_108"><text:s/></text:span><text:span text:style-name="T26_109">either</text:span><text:span text:style-name="T26_110"><text:s/></text:span><text:span text:style-name="T26_111">a</text:span><text:span text:style-name="T26_112"><text:s/></text:span><text:span text:style-name="T26_113">utilitarian</text:span><text:span text:style-name="T26_114"><text:s/></text:span><text:span text:style-name="T26_115">or</text:span><text:span text:style-name="T26_116"><text:s/></text:span><text:span text:style-name="T26_117">natural</text:span><text:span text:style-name="T26_118"><text:s/></text:span><text:span text:style-name="T26_119">rights</text:span><text:span text:style-name="T26_120"><text:s/></text:span><text:span text:style-name="T26_121">perspective</text:span><text:span text:style-name="T26_122"><text:s/></text:span><text:span text:style-name="T26_123">ought</text:span><text:span text:style-name="T26_124"><text:s/></text:span><text:span text:style-name="T26_125">not</text:span><text:span text:style-name="T26_126"><text:s/></text:span><text:span text:style-name="T26_127">stop</text:span><text:span text:style-name="T26_128"><text:s/></text:span><text:span text:style-name="T26_129">one</text:span><text:span text:style-name="T26_130"><text:s/></text:span><text:span text:style-name="T26_131">from</text:span><text:span text:style-name="T26_132"><text:s/></text:span><text:span text:style-name="T26_133">agreeing</text:span><text:span text:style-name="T26_134"><text:s/></text:span><text:span text:style-name="T26_135">that</text:span><text:span text:style-name="T26_136"><text:s/></text:span><text:span text:style-name="T26_137">software</text:span><text:span text:style-name="T26_138"><text:s/></text:span><text:span text:style-name="T26_139">monopolies</text:span><text:span text:style-name="T26_140"><text:s/></text:span><text:span text:style-name="T26_141">ought</text:span><text:span text:style-name="T26_142"><text:s/></text:span><text:span text:style-name="T26_143">to</text:span><text:span text:style-name="T26_144"><text:s/></text:span><text:span text:style-name="T26_145">be</text:span><text:span text:style-name="T26_146"><text:s/></text:span><text:span text:style-name="T26_147">opened</text:span><text:span text:style-name="T26_148"><text:s/></text:span><text:span text:style-name="T26_149">up</text:span><text:span text:style-name="T26_150">.</text:span></text:p>
      <text:p text:style-name="P27"><text:span text:style-name="T27_1">The</text:span><text:span text:style-name="T27_2"><text:s/></text:span><text:span text:style-name="T27_3">next</text:span><text:span text:style-name="T27_4"><text:s/></text:span><text:span text:style-name="T27_5">grouping</text:span><text:span text:style-name="T27_6"><text:s/></text:span><text:span text:style-name="T27_7">of</text:span><text:span text:style-name="T27_8"><text:s/></text:span><text:span text:style-name="T27_9">chapters</text:span><text:span text:style-name="T27_10"><text:s/></text:span><text:span text:style-name="T27_11">moves</text:span><text:span text:style-name="T27_12"><text:s/></text:span><text:span text:style-name="T27_13">into</text:span><text:span text:style-name="T27_14"><text:s/></text:span><text:span text:style-name="T27_15">a</text:span><text:span text:style-name="T27_16"><text:s/></text:span><text:span text:style-name="T27_17">discussion</text:span><text:span text:style-name="T27_18"><text:s/></text:span><text:span text:style-name="T27_19">of</text:span><text:span text:style-name="T27_20"><text:s/></text:span><text:span text:style-name="T27_21">software</text:span><text:span text:style-name="T27_22"><text:s/></text:span><text:span text:style-name="T27_23">licenses</text:span><text:span text:style-name="T27_24"><text:s/></text:span><text:span text:style-name="T27_25">and</text:span><text:span text:style-name="T27_26"><text:s/></text:span><text:span text:style-name="T27_27">their</text:span><text:span text:style-name="T27_28"><text:s/></text:span><text:span text:style-name="T27_29">histories</text:span><text:span text:style-name="T27_30">.<text:s/></text:span><text:span text:style-name="T27_31">Rather</text:span><text:span text:style-name="T27_32"><text:s/></text:span><text:span text:style-name="T27_33">than</text:span><text:span text:style-name="T27_34"><text:s/></text:span><text:span text:style-name="T27_35">focusing</text:span><text:span text:style-name="T27_36"><text:s/></text:span><text:span text:style-name="T27_37">on</text:span><text:span text:style-name="T27_38"><text:s/></text:span><text:span text:style-name="T27_39">the</text:span><text:span text:style-name="T27_40"><text:s/></text:span><text:span text:style-name="T27_41">legal</text:span><text:span text:style-name="T27_42"><text:s/></text:span><text:span text:style-name="T27_43">aspects</text:span><text:span text:style-name="T27_44"><text:s/></text:span><text:span text:style-name="T27_45">of</text:span><text:span text:style-name="T27_46"><text:s/></text:span><text:span text:style-name="T27_47">the</text:span><text:span text:style-name="T27_48"><text:s/></text:span><text:span text:style-name="T27_49">licenses</text:span><text:span text:style-name="T27_50">,<text:s/></text:span><text:span text:style-name="T27_51">these</text:span><text:span text:style-name="T27_52"><text:s/></text:span><text:span text:style-name="T27_53">chapters</text:span><text:span text:style-name="T27_54"><text:s/></text:span><text:span text:style-name="T27_55">primarily</text:span><text:span text:style-name="T27_56"><text:s/></text:span><text:span text:style-name="T27_57">concentrate</text:span><text:span text:style-name="T27_58"><text:s/></text:span><text:span text:style-name="T27_59">on</text:span><text:span text:style-name="T27_60"><text:s/></text:span><text:span text:style-name="T27_61">the</text:span><text:span text:style-name="T27_62"><text:s/></text:span><text:span text:style-name="T27_63">history</text:span><text:span text:style-name="T27_64"><text:s/></text:span><text:span text:style-name="T27_65">behind</text:span><text:span text:style-name="T27_66"><text:s/></text:span><text:span text:style-name="T27_67">the</text:span><text:span text:style-name="T27_68"><text:s/></text:span><text:span text:style-name="T27_69">licenses</text:span><text:span text:style-name="T27_70"><text:s/></text:span><text:span text:style-name="T27_71">and</text:span><text:span text:style-name="T27_72"><text:s/></text:span><text:span text:style-name="T27_73">the</text:span><text:span text:style-name="T27_74"><text:s/></text:span><text:span text:style-name="T27_75">functional</text:span><text:span text:style-name="T27_76"><text:s/></text:span><text:span text:style-name="T27_77">aspects</text:span><text:span text:style-name="T27_78"><text:s/></text:span><text:span text:style-name="T27_79">of</text:span><text:span text:style-name="T27_80"><text:s/></text:span><text:span text:style-name="T27_81">them</text:span><text:span text:style-name="T27_82">.<text:s/></text:span><text:span text:style-name="T27_83">Separating</text:span><text:span text:style-name="T27_84"><text:s/></text:span><text:span text:style-name="T27_85">the</text:span><text:span text:style-name="T27_86"><text:s/></text:span><text:span text:style-name="T27_87">general</text:span><text:span text:style-name="T27_88"><text:s/></text:span><text:span text:style-name="T27_89">background</text:span><text:span text:style-name="T27_90"><text:s/></text:span><text:span text:style-name="T27_91">of</text:span><text:span text:style-name="T27_92"><text:s/></text:span><text:span text:style-name="T27_93">the</text:span><text:span text:style-name="T27_94"><text:s/></text:span><text:span text:style-name="T27_95">licenses</text:span><text:span text:style-name="T27_96"><text:s/></text:span><text:span text:style-name="T27_97">from</text:span><text:span text:style-name="T27_98"><text:s/></text:span><text:span text:style-name="T27_99">the</text:span><text:span text:style-name="T27_100"><text:s/></text:span><text:span text:style-name="T27_101">comparisons</text:span><text:span text:style-name="T27_102"><text:s/></text:span><text:span text:style-name="T27_103">of</text:span><text:span text:style-name="T27_104"><text:s/></text:span><text:span text:style-name="T27_105">the</text:span><text:span text:style-name="T27_106"><text:s/></text:span><text:span text:style-name="T27_107">software</text:span><text:span text:style-name="T27_108"><text:s/></text:span><text:span text:style-name="T27_109">they</text:span><text:span text:style-name="T27_110"><text:s/></text:span><text:span text:style-name="T27_111">are</text:span><text:span text:style-name="T27_112"><text:s/></text:span><text:span text:style-name="T27_113">applied</text:span><text:span text:style-name="T27_114"><text:s/></text:span><text:span text:style-name="T27_115">to</text:span><text:span text:style-name="T27_116"><text:s/></text:span><text:span text:style-name="T27_117">helps</text:span><text:span text:style-name="T27_118"><text:s/></text:span><text:span text:style-name="T27_119">to</text:span><text:span text:style-name="T27_120"><text:s/></text:span><text:span text:style-name="T27_121">make</text:span><text:span text:style-name="T27_122"><text:s/></text:span><text:span text:style-name="T27_123">that</text:span><text:span text:style-name="T27_124"><text:s/></text:span><text:span text:style-name="T27_125">discussion</text:span><text:span text:style-name="T27_126"><text:s/></text:span><text:span text:style-name="T27_127">flow</text:span><text:span text:style-name="T27_128"><text:s/></text:span><text:span text:style-name="T27_129">more</text:span><text:span text:style-name="T27_130"><text:s/></text:span><text:span text:style-name="T27_131">smoothly</text:span><text:span text:style-name="T27_132">.</text:span></text:p>
      <text:p text:style-name="P28"><text:span text:style-name="T28_1">The</text:span><text:span text:style-name="T28_2"><text:s/></text:span><text:span text:style-name="T28_3">following</text:span><text:span text:style-name="T28_4"><text:s/></text:span><text:span text:style-name="T28_5">section</text:span><text:span text:style-name="T28_6"><text:s/></text:span><text:span text:style-name="T28_7">establishes</text:span><text:span text:style-name="T28_8"><text:s/></text:span><text:span text:style-name="T28_9">a</text:span><text:span text:style-name="T28_10"><text:s/></text:span><text:span text:style-name="T28_11">framework</text:span><text:span text:style-name="T28_12"><text:s/></text:span><text:span text:style-name="T28_13">in</text:span><text:span text:style-name="T28_14"><text:s/></text:span><text:span text:style-name="T28_15">which</text:span><text:span text:style-name="T28_16"><text:s/></text:span><text:span text:style-name="T28_17">to</text:span><text:span text:style-name="T28_18"><text:s/></text:span><text:span text:style-name="T28_19">compare</text:span><text:span text:style-name="T28_20"><text:s/></text:span><text:span text:style-name="T28_21">various</text:span><text:span text:style-name="T28_22"><text:s/></text:span><text:span text:style-name="T28_23">software</text:span><text:span text:style-name="T28_24"><text:s/></text:span><text:span text:style-name="T28_25">options</text:span><text:span text:style-name="T28_26">.<text:s/></text:span><text:span text:style-name="T28_27">It</text:span><text:span text:style-name="T28_28"><text:s/></text:span><text:span text:style-name="T28_29">discusses</text:span><text:span text:style-name="T28_30"><text:s/></text:span><text:span text:style-name="T28_31">the</text:span><text:span text:style-name="T28_32"><text:s/></text:span><text:span text:style-name="T28_33">advantages</text:span><text:span text:style-name="T28_34"><text:s/></text:span><text:span text:style-name="T28_35">of</text:span><text:span text:style-name="T28_36"><text:s/></text:span><text:span text:style-name="T28_37">open</text:span><text:span text:style-name="T28_38"><text:s/></text:span><text:span text:style-name="T28_39">source</text:span><text:span text:style-name="T28_40">,<text:s/></text:span><text:span text:style-name="T28_41">the</text:span><text:span text:style-name="T28_42"><text:s/></text:span><text:span text:style-name="T28_43">problems</text:span><text:span text:style-name="T28_44"><text:s/></text:span><text:span text:style-name="T28_45">with</text:span></text:p>
      <text:p text:style-name="P29"><text:span text:style-name="T29_1">Finally</text:span><text:span text:style-name="T29_2">,<text:s/></text:span><text:span text:style-name="T29_3">the</text:span><text:span text:style-name="T29_4"><text:s/></text:span><text:span text:style-name="T29_5">last</text:span><text:span text:style-name="T29_6"><text:s/></text:span><text:span text:style-name="T29_7">group</text:span><text:span text:style-name="T29_8"><text:s/></text:span><text:span text:style-name="T29_9">of</text:span><text:span text:style-name="T29_10"><text:s/></text:span><text:span text:style-name="T29_11">chapters</text:span><text:span text:style-name="T29_12"><text:s/></text:span><text:span text:style-name="T29_13">is</text:span><text:span text:style-name="T29_14"><text:s/></text:span><text:span text:style-name="T29_15">the</text:span><text:span text:style-name="T29_16"><text:s/></text:span><text:span text:style-name="T29_17">core</text:span><text:span text:style-name="T29_18"><text:s/></text:span><text:span text:style-name="T29_19">of</text:span><text:span text:style-name="T29_20"><text:s/></text:span><text:span text:style-name="T29_21">this</text:span><text:span text:style-name="T29_22"><text:s/></text:span><text:span text:style-name="T29_23">book</text:span><text:span text:style-name="T29_24">'</text:span><text:span text:style-name="T29_25">s</text:span><text:span text:style-name="T29_26"><text:s/></text:span><text:span text:style-name="T29_27">purpose</text:span><text:span text:style-name="T29_28">.<text:s/></text:span><text:span text:style-name="T29_29">Each</text:span><text:span text:style-name="T29_30"><text:s/></text:span><text:span text:style-name="T29_31">one</text:span><text:span text:style-name="T29_32"><text:s/></text:span><text:span text:style-name="T29_33">deals</text:span><text:span text:style-name="T29_34"><text:s/></text:span><text:span text:style-name="T29_35">with</text:span><text:span text:style-name="T29_36"><text:s/></text:span><text:span text:style-name="T29_37">a</text:span><text:span text:style-name="T29_38"><text:s/></text:span><text:span text:style-name="T29_39">different</text:span><text:span text:style-name="T29_40"><text:s/></text:span><text:span text:style-name="T29_41">area</text:span><text:span text:style-name="T29_42"><text:s/></text:span><text:span text:style-name="T29_43">of</text:span><text:span text:style-name="T29_44"><text:s/></text:span><text:span text:style-name="T29_45">software</text:span><text:span text:style-name="T29_46"><text:s/></text:span><text:span text:style-name="T29_47">and</text:span><text:span text:style-name="T29_48"><text:s/></text:span><text:span text:style-name="T29_49">explains</text:span><text:span text:style-name="T29_50"><text:s/></text:span><text:span text:style-name="T29_51">the</text:span><text:span text:style-name="T29_52"><text:s/></text:span><text:span text:style-name="T29_53">major</text:span><text:span text:style-name="T29_54"><text:s/></text:span><text:span text:style-name="T29_55">software</text:span><text:span text:style-name="T29_56"><text:s/></text:span><text:span text:style-name="T29_57">options</text:span><text:span text:style-name="T29_58">,<text:s/></text:span><text:span text:style-name="T29_59">their</text:span><text:span text:style-name="T29_60"><text:s/></text:span><text:span text:style-name="T29_61">licenses</text:span><text:span text:style-name="T29_62"><text:s/></text:span><text:span text:style-name="T29_63">and</text:span><text:span text:style-name="T29_64"><text:s/></text:span><text:span text:style-name="T29_65">explains</text:span><text:span text:style-name="T29_66"><text:s/></text:span><text:span text:style-name="T29_67">which</text:span><text:span text:style-name="T29_68"><text:s/></text:span><text:span text:style-name="T29_69">choices</text:span><text:span text:style-name="T29_70"><text:s/></text:span><text:span text:style-name="T29_71">you</text:span><text:span text:style-name="T29_72"><text:s/></text:span><text:span text:style-name="T29_73">can</text:span><text:span text:style-name="T29_74"><text:s/></text:span><text:span text:style-name="T29_75">make</text:span><text:span text:style-name="T29_76"><text:s/></text:span><text:span text:style-name="T29_77">to</text:span><text:span text:style-name="T29_78"><text:s/></text:span><text:span text:style-name="T29_79">free</text:span><text:span text:style-name="T29_80"><text:s/></text:span><text:span text:style-name="T29_81">up</text:span><text:span text:style-name="T29_82"><text:s/></text:span><text:span text:style-name="T29_83">the</text:span><text:span text:style-name="T29_84"><text:s/></text:span><text:span text:style-name="T29_85">entire</text:span><text:span text:style-name="T29_86"><text:s/></text:span><text:span text:style-name="T29_87">software</text:span><text:span text:style-name="T29_88"><text:s/></text:span><text:span text:style-name="T29_89">market</text:span><text:span text:style-name="T29_90"><text:s/></text:span><text:span text:style-name="T29_91">from</text:span><text:span text:style-name="T29_92"><text:s/></text:span><text:span text:style-name="T29_93">those</text:span><text:span text:style-name="T29_94"><text:s/></text:span><text:span text:style-name="T29_95">who</text:span><text:span text:style-name="T29_96"><text:s/></text:span><text:span text:style-name="T29_97">want</text:span><text:span text:style-name="T29_98"><text:s/></text:span><text:span text:style-name="T29_99">to</text:span><text:span text:style-name="T29_100"><text:s/></text:span><text:span text:style-name="T29_101">use</text:span><text:span text:style-name="T29_102"><text:s/></text:span><text:span text:style-name="T29_103">intellectual</text:span><text:span text:style-name="T29_104"><text:s/></text:span><text:span text:style-name="T29_105">property</text:span><text:span text:style-name="T29_106"><text:s/></text:span><text:span text:style-name="T29_107">to</text:span><text:span text:style-name="T29_108"><text:s/></text:span><text:span text:style-name="T29_109">restrict</text:span><text:span text:style-name="T29_110"><text:s/></text:span><text:span text:style-name="T29_111">competition</text:span><text:span text:style-name="T29_112">,<text:s/></text:span><text:span text:style-name="T29_113">reduce</text:span><text:span text:style-name="T29_114"><text:s/></text:span><text:span text:style-name="T29_115">your</text:span><text:span text:style-name="T29_116"><text:s/></text:span><text:span text:style-name="T29_117">choices</text:span><text:span text:style-name="T29_118"><text:s/></text:span><text:span text:style-name="T29_119">as</text:span><text:span text:style-name="T29_120"><text:s/></text:span><text:span text:style-name="T29_121">a</text:span><text:span text:style-name="T29_122"><text:s/></text:span><text:span text:style-name="T29_123">consumer</text:span><text:span text:style-name="T29_124"><text:s/></text:span><text:span text:style-name="T29_125">and</text:span><text:span text:style-name="T29_126"><text:s/></text:span><text:span text:style-name="T29_127">ultimately</text:span><text:span text:style-name="T29_128"><text:s/></text:span><text:span text:style-name="T29_129">provide</text:span><text:span text:style-name="T29_130"><text:s/></text:span><text:span text:style-name="T29_131">a</text:span><text:span text:style-name="T29_132"><text:s/></text:span><text:span text:style-name="T29_133">lower</text:span><text:span text:style-name="T29_134"><text:s/></text:span><text:span text:style-name="T29_135">quality</text:span><text:span text:style-name="T29_136"><text:s/></text:span><text:span text:style-name="T29_137">product</text:span><text:span text:style-name="T29_138">.</text:span></text:p>
      <text:p text:style-name="P30"><text:span text:style-name="T30_1">Before</text:span><text:span text:style-name="T30_2"><text:s/></text:span><text:span text:style-name="T30_3">I</text:span><text:span text:style-name="T30_4"><text:s/></text:span><text:span text:style-name="T30_5">continue</text:span><text:span text:style-name="T30_6">,<text:s/></text:span><text:span text:style-name="T30_7">I</text:span><text:span text:style-name="T30_8"><text:s/></text:span><text:span text:style-name="T30_9">do</text:span><text:span text:style-name="T30_10"><text:s/></text:span><text:span text:style-name="T30_11">want</text:span><text:span text:style-name="T30_12"><text:s/></text:span><text:span text:style-name="T30_13">to</text:span><text:span text:style-name="T30_14"><text:s/></text:span><text:span text:style-name="T30_15">acknowledge</text:span><text:span text:style-name="T30_16"><text:s/></text:span><text:span text:style-name="T30_17">that</text:span><text:span text:style-name="T30_18"><text:s/></text:span><text:span text:style-name="T30_19">while</text:span><text:span text:style-name="T30_20"><text:s/></text:span><text:span text:style-name="T30_21">anti</text:span><text:span text:style-name="T30_22">-</text:span><text:span text:style-name="T30_23">IP</text:span><text:span text:style-name="T30_24"><text:s/></text:span><text:span text:style-name="T30_25">libertarians</text:span><text:span text:style-name="T30_26"><text:s/></text:span><text:span text:style-name="T30_27">such</text:span><text:span text:style-name="T30_28"><text:s/></text:span><text:span text:style-name="T30_29">as</text:span><text:span text:style-name="T30_30"><text:s/></text:span><text:span text:style-name="T30_31">Kinsella</text:span><text:span text:style-name="T30_32">,<text:s/></text:span><text:span text:style-name="T30_33">Boldrin</text:span><text:span text:style-name="T30_34"><text:s/></text:span><text:span text:style-name="T30_35">and</text:span><text:span text:style-name="T30_36"><text:s/></text:span><text:span text:style-name="T30_37">Levine</text:span><text:span text:style-name="T30_38"><text:s/></text:span><text:span text:style-name="T30_39">are</text:span><text:span text:style-name="T30_40"><text:s/></text:span><text:span text:style-name="T30_41">largely</text:span><text:span text:style-name="T30_42"><text:s/></text:span><text:span text:style-name="T30_43">responsible</text:span><text:span text:style-name="T30_44"><text:s/></text:span><text:span text:style-name="T30_45">for</text:span><text:span text:style-name="T30_46"><text:s/></text:span><text:span text:style-name="T30_47">my</text:span><text:span text:style-name="T30_48"><text:s/></text:span><text:span text:style-name="T30_49">initial</text:span><text:span text:style-name="T30_50"><text:s/></text:span><text:span text:style-name="T30_51">interest</text:span><text:span text:style-name="T30_52"><text:s/></text:span><text:span text:style-name="T30_53">in</text:span><text:span text:style-name="T30_54"><text:s/></text:span><text:span text:style-name="T30_55">software</text:span><text:span text:style-name="T30_56"><text:s/></text:span><text:span text:style-name="T30_57">IP</text:span><text:span text:style-name="T30_58"><text:s/></text:span><text:span text:style-name="T30_59">advocacy</text:span><text:span text:style-name="T30_60">,<text:s/></text:span><text:span text:style-name="T30_61">it</text:span><text:span text:style-name="T30_62"><text:s/></text:span><text:span text:style-name="T30_63">is</text:span><text:span text:style-name="T30_64"><text:s/></text:span><text:span text:style-name="T30_65">really</text:span><text:span text:style-name="T30_66"><text:s/></text:span><text:span text:style-name="T30_67">the</text:span><text:span text:style-name="T30_68"><text:s/></text:span><text:span text:style-name="T30_69">open</text:span><text:span text:style-name="T30_70"><text:s/></text:span><text:span text:style-name="T30_71">source</text:span><text:span text:style-name="T30_72"><text:s/></text:span><text:span text:style-name="T30_73">community</text:span><text:span text:style-name="T30_74"><text:s/></text:span><text:span text:style-name="T30_75">and</text:span><text:span text:style-name="T30_76"><text:s/></text:span><text:span text:style-name="T30_77">most</text:span><text:span text:style-name="T30_78"><text:s/></text:span><text:span text:style-name="T30_79">notably</text:span><text:span text:style-name="T30_80"><text:s/></text:span><text:span text:style-name="T30_81">hacker</text:span><text:span text:style-name="T30_82">,<text:s/></text:span><text:span text:style-name="T30_83">open</text:span><text:span text:style-name="T30_84"><text:s/></text:span><text:span text:style-name="T30_85">source</text:span><text:span text:style-name="T30_86"><text:s/></text:span><text:span text:style-name="T30_87">evangelist</text:span><text:span text:style-name="T30_88"><text:s/></text:span><text:span text:style-name="T30_89">and</text:span><text:span text:style-name="T30_90"><text:s/></text:span><text:span text:style-name="T30_91">libertarian</text:span><text:span text:style-name="T30_92"><text:s/></text:span><text:span text:style-name="T30_93">Eric</text:span><text:span text:style-name="T30_94"><text:s/></text:span><text:span text:style-name="T30_95">S</text:span><text:span text:style-name="T30_96">.<text:s/></text:span><text:span text:style-name="T30_97">Raymond</text:span><text:span text:style-name="T30_98"><text:s/></text:span><text:span text:style-name="T30_99">to</text:span><text:span text:style-name="T30_100"><text:s/></text:span><text:span text:style-name="T30_101">whom</text:span><text:span text:style-name="T30_102"><text:s/></text:span><text:span text:style-name="T30_103">my</text:span><text:span text:style-name="T30_104"><text:s/></text:span><text:span text:style-name="T30_105">work</text:span><text:span text:style-name="T30_106"><text:s/></text:span><text:span text:style-name="T30_107">here</text:span><text:span text:style-name="T30_108"><text:s/></text:span><text:span text:style-name="T30_109">owes</text:span><text:span text:style-name="T30_110"><text:s/></text:span><text:span text:style-name="T30_111">the</text:span><text:span text:style-name="T30_112"><text:s/></text:span><text:span text:style-name="T30_113">greatest</text:span><text:span text:style-name="T30_114"><text:s/></text:span><text:span text:style-name="T30_115">intellectual</text:span><text:span text:style-name="T30_116"><text:s/></text:span><text:span text:style-name="T30_117">debt</text:span><text:span text:style-name="T30_118">.<text:s/></text:span><text:span text:style-name="T30_119">Without</text:span><text:span text:style-name="T30_120"><text:s/></text:span><text:span text:style-name="T30_121">much</text:span><text:span text:style-name="T30_122"><text:s/></text:span><text:span text:style-name="T30_123">of</text:span><text:span text:style-name="T30_124"><text:s/></text:span><text:span text:style-name="T30_125">his</text:span><text:span text:style-name="T30_126"><text:s/></text:span><text:span text:style-name="T30_127">pioneering</text:span><text:span text:style-name="T30_128"><text:s/></text:span><text:span text:style-name="T30_129">insights</text:span><text:span text:style-name="T30_130"><text:s/></text:span><text:span text:style-name="T30_131">into</text:span><text:span text:style-name="T30_132"><text:s/></text:span><text:span text:style-name="T30_133">open</text:span><text:span text:style-name="T30_134"><text:s/></text:span><text:span text:style-name="T30_135">source</text:span><text:span text:style-name="T30_136"><text:s/></text:span><text:span text:style-name="T30_137">software</text:span><text:span text:style-name="T30_138"><text:s/></text:span><text:span text:style-name="T30_139">from</text:span><text:span text:style-name="T30_140"><text:s/></text:span><text:span text:style-name="T30_141">a</text:span><text:span text:style-name="T30_142"><text:s/></text:span><text:span text:style-name="T30_143">libertarian</text:span><text:span text:style-name="T30_144"><text:s/></text:span><text:span text:style-name="T30_145">perspective</text:span><text:span text:style-name="T30_146">,<text:s/></text:span><text:span text:style-name="T30_147">this</text:span><text:span text:style-name="T30_148"><text:s/></text:span><text:span text:style-name="T30_149">book</text:span><text:span text:style-name="T30_150"><text:s/></text:span><text:span text:style-name="T30_151">would</text:span><text:span text:style-name="T30_152"><text:s/></text:span><text:span text:style-name="T30_153">be</text:span><text:span text:style-name="T30_154"><text:s/></text:span><text:span text:style-name="T30_155">no</text:span><text:span text:style-name="T30_156"><text:s/></text:span><text:span text:style-name="T30_157">where</text:span><text:span text:style-name="T30_158"><text:s/></text:span><text:span text:style-name="T30_159">close</text:span><text:span text:style-name="T30_160"><text:s/></text:span><text:span text:style-name="T30_161">to</text:span><text:span text:style-name="T30_162"><text:s/></text:span><text:span text:style-name="T30_163">its</text:span><text:span text:style-name="T30_164"><text:s/></text:span><text:span text:style-name="T30_165">current</text:span><text:span text:style-name="T30_166"><text:s/></text:span><text:span text:style-name="T30_167">quality</text:span><text:span text:style-name="T30_168">.</text:span></text:p>
      <text:h text:style-name="P31" text:outline-level="10"><text:span text:style-name="T31_1">Why</text:span><text:span text:style-name="T31_2"><text:s/></text:span><text:span text:style-name="T31_3">Software</text:span></text:h>
      <text:p text:style-name="P32"><text:span text:style-name="T32_1">In</text:span><text:span text:style-name="T32_2"><text:s/></text:span><text:span text:style-name="T32_3">the</text:span><text:span text:style-name="T32_4"><text:s/></text:span><text:span text:style-name="T32_5">world</text:span><text:span text:style-name="T32_6"><text:s/></text:span><text:span text:style-name="T32_7">of</text:span><text:span text:style-name="T32_8"><text:s/></text:span><text:span text:style-name="T32_9">computer</text:span><text:span text:style-name="T32_10"><text:s/></text:span><text:span text:style-name="T32_11">software</text:span><text:span text:style-name="T32_12">,<text:s/></text:span><text:span text:style-name="T32_13">I</text:span><text:span text:style-name="T32_14"><text:s/></text:span><text:span text:style-name="T32_15">am</text:span><text:span text:style-name="T32_16"><text:s/></text:span><text:span text:style-name="T32_17">much</text:span><text:span text:style-name="T32_18"><text:s/></text:span><text:span text:style-name="T32_19">more</text:span><text:span text:style-name="T32_20"><text:s/></text:span><text:span text:style-name="T32_21">of</text:span><text:span text:style-name="T32_22"><text:s/></text:span><text:span text:style-name="T32_23">a</text:span><text:span text:style-name="T32_24"><text:s/></text:span><text:span text:style-name="T32_25">consumer</text:span><text:span text:style-name="T32_26"><text:s/></text:span><text:span text:style-name="T32_27">than</text:span><text:span text:style-name="T32_28"><text:s/></text:span><text:span text:style-name="T32_29">a</text:span><text:span text:style-name="T32_30"><text:s/></text:span><text:span text:style-name="T32_31">creator</text:span><text:span text:style-name="T32_32">.<text:s/></text:span><text:span text:style-name="T32_33">Though</text:span><text:span text:style-name="T32_34"><text:s/></text:span><text:span text:style-name="T32_35">I</text:span><text:span text:style-name="T32_36"><text:s/></text:span><text:span text:style-name="T32_37">have</text:span><text:span text:style-name="T32_38"><text:s/></text:span><text:span text:style-name="T32_39">programmed</text:span><text:span text:style-name="T32_40"><text:s/></text:span><text:span text:style-name="T32_41">a</text:span><text:span text:style-name="T32_42"><text:s/></text:span><text:span text:style-name="T32_43">bit</text:span><text:span text:style-name="T32_44">,<text:s/></text:span><text:span text:style-name="T32_45">my</text:span><text:span text:style-name="T32_46"><text:s/></text:span><text:span text:style-name="T32_47">skill</text:span><text:span text:style-name="T32_48"><text:s/></text:span><text:span text:style-name="T32_49">level</text:span><text:span text:style-name="T32_50"><text:s/></text:span><text:span text:style-name="T32_51">comes</text:span><text:span text:style-name="T32_52"><text:s/></text:span><text:span text:style-name="T32_53">nowhere</text:span><text:span text:style-name="T32_54"><text:s/></text:span><text:span text:style-name="T32_55">close</text:span><text:span text:style-name="T32_56"><text:s/></text:span><text:span text:style-name="T32_57">to</text:span><text:span text:style-name="T32_58"><text:s/></text:span><text:span text:style-name="T32_59">even</text:span><text:span text:style-name="T32_60"><text:s/></text:span><text:span text:style-name="T32_61">understanding</text:span><text:span text:style-name="T32_62"><text:s/></text:span><text:span text:style-name="T32_63">the</text:span><text:span text:style-name="T32_64"><text:s/></text:span><text:span text:style-name="T32_65">majority</text:span><text:span text:style-name="T32_66"><text:s/></text:span><text:span text:style-name="T32_67">of</text:span><text:span text:style-name="T32_68"><text:s/></text:span><text:span text:style-name="T32_69">software</text:span><text:span text:style-name="T32_70"><text:s/></text:span><text:span text:style-name="T32_71">I</text:span><text:span text:style-name="T32_72"><text:s/></text:span><text:span text:style-name="T32_73">use</text:span><text:span text:style-name="T32_74">,<text:s/></text:span><text:span text:style-name="T32_75">much</text:span><text:span text:style-name="T32_76"><text:s/></text:span><text:span text:style-name="T32_77">less</text:span><text:span text:style-name="T32_78"><text:s/></text:span><text:span text:style-name="T32_79">recreating</text:span><text:span text:style-name="T32_80"><text:s/></text:span><text:span text:style-name="T32_81">it</text:span><text:span text:style-name="T32_82"><text:s/></text:span><text:span text:style-name="T32_83">or</text:span><text:span text:style-name="T32_84"><text:s/></text:span><text:span text:style-name="T32_85">even</text:span><text:span text:style-name="T32_86"><text:s/></text:span><text:span text:style-name="T32_87">improving</text:span><text:span text:style-name="T32_88"><text:s/></text:span><text:span text:style-name="T32_89">upon</text:span><text:span text:style-name="T32_90"><text:s/></text:span><text:span text:style-name="T32_91">it</text:span><text:span text:style-name="T32_92">.</text:span></text:p>
      <text:p text:style-name="P33"><text:span text:style-name="T33_1">30<text:s/></text:span><text:span text:style-name="T33_2">years</text:span><text:span text:style-name="T33_3"><text:s/></text:span><text:span text:style-name="T33_4">ago</text:span><text:span text:style-name="T33_5">,<text:s/></text:span><text:span text:style-name="T33_6">I</text:span><text:span text:style-name="T33_7">’</text:span><text:span text:style-name="T33_8">m</text:span><text:span text:style-name="T33_9"><text:s/></text:span><text:span text:style-name="T33_10">not</text:span><text:span text:style-name="T33_11"><text:s/></text:span><text:span text:style-name="T33_12">sure</text:span><text:span text:style-name="T33_13"><text:s/></text:span><text:span text:style-name="T33_14">there</text:span><text:span text:style-name="T33_15"><text:s/></text:span><text:span text:style-name="T33_16">would</text:span><text:span text:style-name="T33_17"><text:s/></text:span><text:span text:style-name="T33_18">have</text:span><text:span text:style-name="T33_19"><text:s/></text:span><text:span text:style-name="T33_20">been</text:span><text:span text:style-name="T33_21"><text:s/></text:span><text:span text:style-name="T33_22">much</text:span><text:span text:style-name="T33_23"><text:s/></text:span><text:span text:style-name="T33_24">of</text:span><text:span text:style-name="T33_25"><text:s/></text:span><text:span text:style-name="T33_26">a</text:span><text:span text:style-name="T33_27"><text:s/></text:span><text:span text:style-name="T33_28">reason</text:span><text:span text:style-name="T33_29"><text:s/></text:span><text:span text:style-name="T33_30">for</text:span><text:span text:style-name="T33_31"><text:s/></text:span><text:span text:style-name="T33_32">me</text:span><text:span text:style-name="T33_33"><text:s/></text:span><text:span text:style-name="T33_34">to</text:span><text:span text:style-name="T33_35"><text:s/></text:span><text:span text:style-name="T33_36">even</text:span><text:span text:style-name="T33_37"><text:s/></text:span><text:span text:style-name="T33_38">consider</text:span><text:span text:style-name="T33_39"><text:s/></text:span><text:span text:style-name="T33_40">the</text:span><text:span text:style-name="T33_41"><text:s/></text:span><text:span text:style-name="T33_42">patents</text:span><text:span text:style-name="T33_43"><text:s/></text:span><text:span text:style-name="T33_44">and</text:span><text:span text:style-name="T33_45"><text:s/></text:span><text:span text:style-name="T33_46">licenses</text:span><text:span text:style-name="T33_47"><text:s/></text:span><text:span text:style-name="T33_48">that</text:span><text:span text:style-name="T33_49"><text:s/></text:span><text:span text:style-name="T33_50">governed</text:span><text:span text:style-name="T33_51"><text:s/></text:span><text:span text:style-name="T33_52">the</text:span><text:span text:style-name="T33_53"><text:s/></text:span><text:span text:style-name="T33_54">various</text:span><text:span text:style-name="T33_55"><text:s/></text:span><text:span text:style-name="T33_56">software</text:span><text:span text:style-name="T33_57"><text:s/></text:span><text:span text:style-name="T33_58">options</text:span><text:span text:style-name="T33_59"><text:s/></text:span><text:span text:style-name="T33_60">I</text:span><text:span text:style-name="T33_61"><text:s/></text:span><text:span text:style-name="T33_62">might</text:span><text:span text:style-name="T33_63"><text:s/></text:span><text:span text:style-name="T33_64">use</text:span><text:span text:style-name="T33_65">.<text:s/></text:span><text:span text:style-name="T33_66">Why</text:span><text:span text:style-name="T33_67"><text:s/></text:span><text:span text:style-name="T33_68">should</text:span><text:span text:style-name="T33_69"><text:s/></text:span><text:span text:style-name="T33_70">I</text:span><text:span text:style-name="T33_71"><text:s/></text:span><text:span text:style-name="T33_72">have</text:span><text:span text:style-name="T33_73"><text:s/></text:span><text:span text:style-name="T33_74">cared</text:span><text:span text:style-name="T33_75"><text:s/></text:span><text:span text:style-name="T33_76">if</text:span><text:span text:style-name="T33_77"><text:s/></text:span><text:span text:style-name="T33_78">the</text:span><text:span text:style-name="T33_79"><text:s/></text:span><text:span text:style-name="T33_80">driver</text:span><text:span text:style-name="T33_81"><text:s/></text:span><text:span text:style-name="T33_82">my</text:span><text:span text:style-name="T33_83"><text:s/></text:span><text:span text:style-name="T33_84">new</text:span><text:span text:style-name="T33_85"><text:s/></text:span><text:span text:style-name="T33_86">printer</text:span><text:span text:style-name="T33_87"><text:s/></text:span><text:span text:style-name="T33_88">came</text:span><text:span text:style-name="T33_89"><text:s/></text:span><text:span text:style-name="T33_90">with</text:span><text:span text:style-name="T33_91"><text:s/></text:span><text:span text:style-name="T33_92">included</text:span><text:span text:style-name="T33_93"><text:s/></text:span><text:span text:style-name="T33_94">a</text:span><text:span text:style-name="T33_95"><text:s/></text:span><text:span text:style-name="T33_96">copy</text:span><text:span text:style-name="T33_97"><text:s/></text:span><text:span text:style-name="T33_98">of</text:span><text:span text:style-name="T33_99"><text:s/></text:span><text:span text:style-name="T33_100">the</text:span><text:span text:style-name="T33_101"><text:s/></text:span><text:span text:style-name="T33_102">source</text:span><text:span text:style-name="T33_103"><text:s/></text:span><text:span text:style-name="T33_104">code</text:span><text:span text:style-name="T33_105"><text:s/></text:span><text:span text:style-name="T33_106">that</text:span><text:span text:style-name="T33_107"><text:s/></text:span><text:span text:style-name="T33_108">would</text:span><text:span text:style-name="T33_109"><text:s/></text:span><text:span text:style-name="T33_110">allow</text:span><text:span text:style-name="T33_111"><text:s/></text:span><text:span text:style-name="T33_112">me</text:span><text:span text:style-name="T33_113"><text:s/></text:span><text:span text:style-name="T33_114">to</text:span><text:span text:style-name="T33_115"><text:s/></text:span><text:span text:style-name="T33_116">modify</text:span><text:span text:style-name="T33_117"><text:s/></text:span><text:span text:style-name="T33_118">and</text:span><text:span text:style-name="T33_119"><text:s/></text:span><text:span text:style-name="T33_120">make</text:span><text:span text:style-name="T33_121"><text:s/></text:span><text:span text:style-name="T33_122">changes</text:span><text:span text:style-name="T33_123"><text:s/></text:span><text:span text:style-name="T33_124">to</text:span><text:span text:style-name="T33_125"><text:s/></text:span><text:span text:style-name="T33_126">the</text:span><text:span text:style-name="T33_127"><text:s/></text:span><text:span text:style-name="T33_128">program</text:span><text:span text:style-name="T33_129"><text:s/></text:span><text:span text:style-name="T33_130">as</text:span><text:span text:style-name="T33_131"><text:s/></text:span><text:span text:style-name="T33_132">long</text:span><text:span text:style-name="T33_133"><text:s/></text:span><text:span text:style-name="T33_134">as</text:span><text:span text:style-name="T33_135"><text:s/></text:span><text:span text:style-name="T33_136">it</text:span><text:span text:style-name="T33_137"><text:s/></text:span><text:span text:style-name="T33_138">included</text:span><text:span text:style-name="T33_139"><text:s/></text:span><text:span text:style-name="T33_140">a</text:span><text:span text:style-name="T33_141"><text:s/></text:span><text:span text:style-name="T33_142">functioning</text:span><text:span text:style-name="T33_143"><text:s/></text:span><text:span text:style-name="T33_144">executable</text:span><text:span text:style-name="T33_145"><text:s/></text:span><text:span text:style-name="T33_146">binary</text:span><text:span text:style-name="T33_147"><text:s/></text:span><text:span text:style-name="T33_148">that</text:span><text:span text:style-name="T33_149"><text:s/></text:span><text:span text:style-name="T33_150">I</text:span><text:span text:style-name="T33_151"><text:s/></text:span><text:span text:style-name="T33_152">could</text:span><text:span text:style-name="T33_153"><text:s/></text:span><text:span text:style-name="T33_154">install</text:span><text:span text:style-name="T33_155"><text:s/></text:span><text:span text:style-name="T33_156">to</text:span><text:span text:style-name="T33_157"><text:s/></text:span><text:span text:style-name="T33_158">allow</text:span><text:span text:style-name="T33_159"><text:s/></text:span><text:span text:style-name="T33_160">me</text:span><text:span text:style-name="T33_161"><text:s/></text:span><text:span text:style-name="T33_162">to</text:span><text:span text:style-name="T33_163"><text:s/></text:span><text:span text:style-name="T33_164">print</text:span><text:span text:style-name="T33_165"><text:s/></text:span><text:span text:style-name="T33_166">something</text:span><text:span text:style-name="T33_167"><text:s/></text:span><text:span text:style-name="T33_168">from</text:span><text:span text:style-name="T33_169"><text:s/></text:span><text:span text:style-name="T33_170">my</text:span><text:span text:style-name="T33_171"><text:s/></text:span><text:span text:style-name="T33_172">computer</text:span><text:span text:style-name="T33_173">?<text:s/></text:span><text:span text:style-name="T33_174">If</text:span><text:span text:style-name="T33_175"><text:s/></text:span><text:span text:style-name="T33_176">I</text:span><text:span text:style-name="T33_177"><text:s/></text:span><text:span text:style-name="T33_178">found</text:span><text:span text:style-name="T33_179"><text:s/></text:span><text:span text:style-name="T33_180">a</text:span><text:span text:style-name="T33_181"><text:s/></text:span><text:span text:style-name="T33_182">reason</text:span><text:span text:style-name="T33_183"><text:s/></text:span><text:span text:style-name="T33_184">to</text:span><text:span text:style-name="T33_185"><text:s/></text:span><text:span text:style-name="T33_186">modify</text:span><text:span text:style-name="T33_187"><text:s/></text:span><text:span text:style-name="T33_188">or</text:span><text:span text:style-name="T33_189"><text:s/></text:span><text:span text:style-name="T33_190">improve</text:span><text:span text:style-name="T33_191"><text:s/></text:span><text:span text:style-name="T33_192">the</text:span><text:span text:style-name="T33_193"><text:s/></text:span><text:span text:style-name="T33_194">code</text:span><text:span text:style-name="T33_195">,<text:s/></text:span><text:span text:style-name="T33_196">I</text:span><text:span text:style-name="T33_197">'</text:span><text:span text:style-name="T33_198">m</text:span><text:span text:style-name="T33_199"><text:s/></text:span><text:span text:style-name="T33_200">not</text:span><text:span text:style-name="T33_201"><text:s/></text:span><text:span text:style-name="T33_202">knowledgeable</text:span><text:span text:style-name="T33_203"><text:s/></text:span><text:span text:style-name="T33_204">enough</text:span><text:span text:style-name="T33_205"><text:s/></text:span><text:span text:style-name="T33_206">to</text:span><text:span text:style-name="T33_207"><text:s/></text:span><text:span text:style-name="T33_208">do</text:span><text:span text:style-name="T33_209"><text:s/></text:span><text:span text:style-name="T33_210">so</text:span><text:span text:style-name="T33_211"><text:s/></text:span><text:span text:style-name="T33_212">in</text:span><text:span text:style-name="T33_213"><text:s/></text:span><text:span text:style-name="T33_214">the</text:span><text:span text:style-name="T33_215"><text:s/></text:span><text:span text:style-name="T33_216">first</text:span><text:span text:style-name="T33_217"><text:s/></text:span><text:span text:style-name="T33_218">place</text:span><text:span text:style-name="T33_219">.</text:span></text:p>
      <text:p text:style-name="P34"><text:span text:style-name="T34_1">However</text:span><text:span text:style-name="T34_2"><text:s/></text:span><text:span text:style-name="T34_3">in</text:span><text:span text:style-name="T34_4"><text:s/>2012,<text:s/></text:span><text:span text:style-name="T34_5">there</text:span><text:span text:style-name="T34_6"><text:s/></text:span><text:span text:style-name="T34_7">are</text:span><text:span text:style-name="T34_8"><text:s/></text:span><text:span text:style-name="T34_9">compelling</text:span><text:span text:style-name="T34_10"><text:s/></text:span><text:span text:style-name="T34_11">reasons</text:span><text:span text:style-name="T34_12"><text:s/></text:span><text:span text:style-name="T34_13">why</text:span><text:span text:style-name="T34_14"><text:s/></text:span><text:span text:style-name="T34_15">even</text:span><text:span text:style-name="T34_16"><text:s/></text:span><text:span text:style-name="T34_17">the</text:span><text:span text:style-name="T34_18"><text:s/></text:span><text:span text:style-name="T34_19">average</text:span><text:span text:style-name="T34_20"><text:s/></text:span><text:span text:style-name="T34_21">software</text:span><text:span text:style-name="T34_22"><text:s/></text:span><text:span text:style-name="T34_23">consumer</text:span><text:span text:style-name="T34_24"><text:s/></text:span><text:span text:style-name="T34_25">ought</text:span><text:span text:style-name="T34_26"><text:s/></text:span><text:span text:style-name="T34_27">to</text:span><text:span text:style-name="T34_28"><text:s/></text:span><text:span text:style-name="T34_29">care</text:span><text:span text:style-name="T34_30"><text:s/></text:span><text:span text:style-name="T34_31">about</text:span><text:span text:style-name="T34_32"><text:s/></text:span><text:span text:style-name="T34_33">the</text:span><text:span text:style-name="T34_34"><text:s/></text:span><text:span text:style-name="T34_35">intellectual</text:span><text:span text:style-name="T34_36"><text:s/></text:span><text:span text:style-name="T34_37">property</text:span><text:span text:style-name="T34_38"><text:s/></text:span><text:span text:style-name="T34_39">that</text:span><text:span text:style-name="T34_40"><text:s/></text:span><text:span text:style-name="T34_41">governs</text:span><text:span text:style-name="T34_42"><text:s/></text:span><text:span text:style-name="T34_43">the</text:span><text:span text:style-name="T34_44"><text:s/></text:span><text:span text:style-name="T34_45">software</text:span><text:span text:style-name="T34_46"><text:s/></text:span><text:span text:style-name="T34_47">you</text:span><text:span text:style-name="T34_48"><text:s/></text:span><text:span text:style-name="T34_49">use</text:span><text:span text:style-name="T34_50">.<text:s/></text:span><text:span text:style-name="T34_51">Aside</text:span><text:span text:style-name="T34_52"><text:s/></text:span><text:span text:style-name="T34_53">from</text:span><text:span text:style-name="T34_54"><text:s/></text:span><text:span text:style-name="T34_55">my</text:span><text:span text:style-name="T34_56"><text:s/></text:span><text:span text:style-name="T34_57">own</text:span><text:span text:style-name="T34_58"><text:s/></text:span><text:span text:style-name="T34_59">personal</text:span><text:span text:style-name="T34_60"><text:s/></text:span><text:span text:style-name="T34_61">interest</text:span><text:span text:style-name="T34_62"><text:s/></text:span><text:span text:style-name="T34_63">in</text:span><text:span text:style-name="T34_64"><text:s/></text:span><text:span text:style-name="T34_65">the</text:span><text:span text:style-name="T34_66"><text:s/></text:span><text:span text:style-name="T34_67">subject</text:span><text:span text:style-name="T34_68">,<text:s/></text:span><text:span text:style-name="T34_69">there</text:span><text:span text:style-name="T34_70"><text:s/></text:span><text:span text:style-name="T34_71">are</text:span><text:span text:style-name="T34_72"><text:s/></text:span><text:span text:style-name="T34_73">several</text:span><text:span text:style-name="T34_74"><text:s/></text:span><text:span text:style-name="T34_75">reasons</text:span><text:span text:style-name="T34_76"><text:s/></text:span><text:span text:style-name="T34_77">for</text:span><text:span text:style-name="T34_78"><text:s/></text:span><text:span text:style-name="T34_79">choosing</text:span><text:span text:style-name="T34_80"><text:s/></text:span><text:span text:style-name="T34_81">the</text:span><text:span text:style-name="T34_82"><text:s/></text:span><text:span text:style-name="T34_83">course</text:span><text:span text:style-name="T34_84"><text:s/></text:span><text:span text:style-name="T34_85">of</text:span><text:span text:style-name="T34_86"><text:s/></text:span><text:span text:style-name="T34_87">software</text:span><text:span text:style-name="T34_88"><text:s/></text:span><text:span text:style-name="T34_89">choices</text:span><text:span text:style-name="T34_90"><text:s/></text:span><text:span text:style-name="T34_91">as</text:span><text:span text:style-name="T34_92"><text:s/></text:span><text:span text:style-name="T34_93">a</text:span><text:span text:style-name="T34_94"><text:s/></text:span><text:span text:style-name="T34_95">course</text:span><text:span text:style-name="T34_96"><text:s/></text:span><text:span text:style-name="T34_97">of</text:span><text:span text:style-name="T34_98"><text:s/></text:span><text:span text:style-name="T34_99">activism</text:span><text:span text:style-name="T34_100"><text:s/></text:span><text:span text:style-name="T34_101">to</text:span><text:span text:style-name="T34_102"><text:s/></text:span><text:span text:style-name="T34_103">reform</text:span><text:span text:style-name="T34_104"><text:s/></text:span><text:span text:style-name="T34_105">intellectual</text:span><text:span text:style-name="T34_106"><text:s/></text:span><text:span text:style-name="T34_107">property</text:span><text:span text:style-name="T34_108">.</text:span></text:p>
      <text:p text:style-name="P35"><text:span text:style-name="T35_1">Decisions</text:span><text:span text:style-name="T35_2"><text:s/></text:span><text:span text:style-name="T35_3">on</text:span><text:span text:style-name="T35_4"><text:s/></text:span><text:span text:style-name="T35_5">what</text:span><text:span text:style-name="T35_6"><text:s/></text:span><text:span text:style-name="T35_7">software</text:span><text:span text:style-name="T35_8"><text:s/></text:span><text:span text:style-name="T35_9">to</text:span><text:span text:style-name="T35_10"><text:s/></text:span><text:span text:style-name="T35_11">use</text:span><text:span text:style-name="T35_12"><text:s/></text:span><text:span text:style-name="T35_13">are</text:span><text:span text:style-name="T35_14"><text:s/></text:span><text:span text:style-name="T35_15">already</text:span><text:span text:style-name="T35_16"><text:s/></text:span><text:span text:style-name="T35_17">made</text:span><text:span text:style-name="T35_18"><text:s/></text:span><text:span text:style-name="T35_19">by</text:span><text:span text:style-name="T35_20"><text:s/></text:span><text:span text:style-name="T35_21">hundreds</text:span><text:span text:style-name="T35_22"><text:s/></text:span><text:span text:style-name="T35_23">of</text:span><text:span text:style-name="T35_24"><text:s/></text:span><text:span text:style-name="T35_25">millions</text:span><text:span text:style-name="T35_26"><text:s/></text:span><text:span text:style-name="T35_27">of</text:span><text:span text:style-name="T35_28"><text:s/></text:span><text:span text:style-name="T35_29">Americans</text:span><text:span text:style-name="T35_30">.<text:s/></text:span><text:span text:style-name="T35_31">I</text:span><text:span text:style-name="T35_32"><text:s/></text:span><text:span text:style-name="T35_33">am</text:span><text:span text:style-name="T35_34"><text:s/></text:span><text:span text:style-name="T35_35">not</text:span><text:span text:style-name="T35_36"><text:s/></text:span><text:span text:style-name="T35_37">asking</text:span><text:span text:style-name="T35_38"><text:s/></text:span><text:span text:style-name="T35_39">you</text:span><text:span text:style-name="T35_40"><text:s/></text:span><text:span text:style-name="T35_41">to</text:span><text:span text:style-name="T35_42"><text:s/></text:span><text:span text:style-name="T35_43">do</text:span><text:span text:style-name="T35_44"><text:s/></text:span><text:span text:style-name="T35_45">something</text:span><text:span text:style-name="T35_46"><text:s/></text:span><text:span text:style-name="T35_47">new</text:span><text:span text:style-name="T35_48">,<text:s/></text:span><text:span text:style-name="T35_49">merely</text:span><text:span text:style-name="T35_50"><text:s/></text:span><text:span text:style-name="T35_51">to</text:span><text:span text:style-name="T35_52"><text:s/></text:span><text:span text:style-name="T35_53">take</text:span><text:span text:style-name="T35_54"><text:s/></text:span><text:span text:style-name="T35_55">into</text:span><text:span text:style-name="T35_56"><text:s/></text:span><text:span text:style-name="T35_57">account</text:span><text:span text:style-name="T35_58"><text:s/></text:span><text:span text:style-name="T35_59">new</text:span><text:span text:style-name="T35_60"><text:s/></text:span><text:span text:style-name="T35_61">information</text:span><text:span text:style-name="T35_62"><text:s/></text:span><text:span text:style-name="T35_63">when</text:span><text:span text:style-name="T35_64"><text:s/></text:span><text:span text:style-name="T35_65">you</text:span><text:span text:style-name="T35_66"><text:s/></text:span><text:span text:style-name="T35_67">make</text:span><text:span text:style-name="T35_68"><text:s/></text:span><text:span text:style-name="T35_69">the</text:span><text:span text:style-name="T35_70"><text:s/></text:span><text:span text:style-name="T35_71">choices</text:span><text:span text:style-name="T35_72"><text:s/></text:span><text:span text:style-name="T35_73">you</text:span><text:span text:style-name="T35_74"><text:s/></text:span><text:span text:style-name="T35_75">already</text:span><text:span text:style-name="T35_76"><text:s/></text:span><text:span text:style-name="T35_77">do</text:span><text:span text:style-name="T35_78">.<text:s/></text:span><text:span text:style-name="T35_79">Whether</text:span><text:span text:style-name="T35_80"><text:s/></text:span><text:span text:style-name="T35_81">it</text:span><text:span text:style-name="T35_82"><text:s/></text:span><text:span text:style-name="T35_83">is</text:span><text:span text:style-name="T35_84"><text:s/></text:span><text:span text:style-name="T35_85">a</text:span><text:span text:style-name="T35_86"><text:s/></text:span><text:span text:style-name="T35_87">conscious</text:span><text:span text:style-name="T35_88"><text:s/></text:span><text:span text:style-name="T35_89">decision</text:span><text:span text:style-name="T35_90"><text:s/></text:span><text:span text:style-name="T35_91">or</text:span><text:span text:style-name="T35_92"><text:s/></text:span><text:span text:style-name="T35_93">not</text:span><text:span text:style-name="T35_94">,<text:s/></text:span><text:span text:style-name="T35_95">you</text:span><text:span text:style-name="T35_96"><text:s/></text:span><text:span text:style-name="T35_97">make</text:span><text:span text:style-name="T35_98"><text:s/></text:span><text:span text:style-name="T35_99">the</text:span><text:span text:style-name="T35_100"><text:s/></text:span><text:span text:style-name="T35_101">choice</text:span><text:span text:style-name="T35_102"><text:s/></text:span><text:span text:style-name="T35_103">of</text:span><text:span text:style-name="T35_104"><text:s/></text:span><text:span text:style-name="T35_105">which</text:span><text:span text:style-name="T35_106"><text:s/></text:span><text:span text:style-name="T35_107">browser</text:span><text:span text:style-name="T35_108"><text:s/></text:span><text:span text:style-name="T35_109">to</text:span><text:span text:style-name="T35_110"><text:s/></text:span><text:span text:style-name="T35_111">use</text:span><text:span text:style-name="T35_112"><text:s/></text:span><text:span text:style-name="T35_113">every</text:span><text:span text:style-name="T35_114"><text:s/></text:span><text:span text:style-name="T35_115">time</text:span><text:span text:style-name="T35_116"><text:s/></text:span><text:span text:style-name="T35_117">you</text:span><text:span text:style-name="T35_118"><text:s/></text:span><text:span text:style-name="T35_119">open</text:span><text:span text:style-name="T35_120"><text:s/></text:span><text:span text:style-name="T35_121">one</text:span><text:span text:style-name="T35_122">.<text:s/></text:span><text:span text:style-name="T35_123">You</text:span><text:span text:style-name="T35_124"><text:s/></text:span><text:span text:style-name="T35_125">choose</text:span><text:span text:style-name="T35_126"><text:s/></text:span><text:span text:style-name="T35_127">an</text:span><text:span text:style-name="T35_128"><text:s/></text:span><text:span text:style-name="T35_129">operating</text:span><text:span text:style-name="T35_130"><text:s/></text:span><text:span text:style-name="T35_131">system</text:span><text:span text:style-name="T35_132"><text:s/></text:span><text:span text:style-name="T35_133">every</text:span><text:span text:style-name="T35_134"><text:s/></text:span><text:span text:style-name="T35_135">time</text:span><text:span text:style-name="T35_136"><text:s/></text:span><text:span text:style-name="T35_137">that</text:span><text:span text:style-name="T35_138"><text:s/></text:span><text:span text:style-name="T35_139">you</text:span><text:span text:style-name="T35_140"><text:s/></text:span><text:span text:style-name="T35_141">buy</text:span><text:span text:style-name="T35_142"><text:s/></text:span><text:span text:style-name="T35_143">a</text:span><text:span text:style-name="T35_144"><text:s/></text:span><text:span text:style-name="T35_145">new</text:span><text:span text:style-name="T35_146"><text:s/></text:span><text:span text:style-name="T35_147">computer</text:span><text:span text:style-name="T35_148">.<text:s/></text:span><text:span text:style-name="T35_149">Compared</text:span><text:span text:style-name="T35_150"><text:s/></text:span><text:span text:style-name="T35_151">to</text:span><text:span text:style-name="T35_152"><text:s/></text:span><text:span text:style-name="T35_153">pushing</text:span><text:span text:style-name="T35_154"><text:s/></text:span><text:span text:style-name="T35_155">for</text:span><text:span text:style-name="T35_156"><text:s/></text:span><text:span text:style-name="T35_157">political</text:span><text:span text:style-name="T35_158"><text:s/></text:span><text:span text:style-name="T35_159">change</text:span><text:span text:style-name="T35_160"><text:s/></text:span><text:span text:style-name="T35_161">by</text:span><text:span text:style-name="T35_162"><text:s/></text:span><text:span text:style-name="T35_163">calling</text:span><text:span text:style-name="T35_164"><text:s/></text:span><text:span text:style-name="T35_165">up</text:span><text:span text:style-name="T35_166"><text:s/></text:span><text:span text:style-name="T35_167">your</text:span><text:span text:style-name="T35_168"><text:s/></text:span><text:span text:style-name="T35_169">Congressman</text:span><text:span text:style-name="T35_170">,<text:s/></text:span><text:span text:style-name="T35_171">protesting</text:span><text:span text:style-name="T35_172"><text:s/></text:span><text:span text:style-name="T35_173">or</text:span><text:span text:style-name="T35_174"><text:s/></text:span><text:span text:style-name="T35_175">campaign</text:span><text:span text:style-name="T35_176"><text:s/></text:span><text:span text:style-name="T35_177">work</text:span><text:span text:style-name="T35_178">,<text:s/></text:span><text:span text:style-name="T35_179">choosing</text:span><text:span text:style-name="T35_180"><text:s/></text:span><text:span text:style-name="T35_181">a</text:span><text:span text:style-name="T35_182"><text:s/></text:span><text:span text:style-name="T35_183">new</text:span><text:span text:style-name="T35_184"><text:s/></text:span><text:span text:style-name="T35_185">browser</text:span><text:span text:style-name="T35_186"><text:s/></text:span><text:span text:style-name="T35_187">or</text:span><text:span text:style-name="T35_188"><text:s/></text:span><text:span text:style-name="T35_189">installing</text:span><text:span text:style-name="T35_190"><text:s/></text:span><text:span text:style-name="T35_191">a</text:span><text:span text:style-name="T35_192"><text:s/></text:span><text:span text:style-name="T35_193">new</text:span><text:span text:style-name="T35_194"><text:s/></text:span><text:span text:style-name="T35_195">word</text:span><text:span text:style-name="T35_196"><text:s/></text:span><text:span text:style-name="T35_197">processing</text:span><text:span text:style-name="T35_198"><text:s/></text:span><text:span text:style-name="T35_199">program</text:span><text:span text:style-name="T35_200"><text:s/></text:span><text:span text:style-name="T35_201">is</text:span><text:span text:style-name="T35_202"><text:s/></text:span><text:span text:style-name="T35_203">incredibly</text:span><text:span text:style-name="T35_204"><text:s/></text:span><text:span text:style-name="T35_205">easy</text:span><text:span text:style-name="T35_206">.</text:span></text:p>
      <text:p text:style-name="P36"><text:span text:style-name="T36_1">The</text:span><text:span text:style-name="T36_2"><text:s/></text:span><text:span text:style-name="T36_3">choices</text:span><text:span text:style-name="T36_4"><text:s/></text:span><text:span text:style-name="T36_5">you</text:span><text:span text:style-name="T36_6"><text:s/></text:span><text:span text:style-name="T36_7">make</text:span><text:span text:style-name="T36_8"><text:s/></text:span><text:span text:style-name="T36_9">as</text:span><text:span text:style-name="T36_10"><text:s/></text:span><text:span text:style-name="T36_11">a</text:span><text:span text:style-name="T36_12"><text:s/></text:span><text:span text:style-name="T36_13">consumer</text:span><text:span text:style-name="T36_14"><text:s/></text:span><text:span text:style-name="T36_15">of</text:span><text:span text:style-name="T36_16"><text:s/></text:span><text:span text:style-name="T36_17">computer</text:span><text:span text:style-name="T36_18"><text:s/></text:span><text:span text:style-name="T36_19">software</text:span><text:span text:style-name="T36_20"><text:s/></text:span><text:span text:style-name="T36_21">also</text:span><text:span text:style-name="T36_22"><text:s/></text:span><text:span text:style-name="T36_23">have</text:span><text:span text:style-name="T36_24"><text:s/></text:span><text:span text:style-name="T36_25">a</text:span><text:span text:style-name="T36_26"><text:s/></text:span><text:span text:style-name="T36_27">real</text:span><text:span text:style-name="T36_28"><text:s/></text:span><text:span text:style-name="T36_29">and</text:span><text:span text:style-name="T36_30"><text:s/></text:span><text:span text:style-name="T36_31">widespread</text:span><text:span text:style-name="T36_32"><text:s/></text:span><text:span text:style-name="T36_33">impact</text:span><text:span text:style-name="T36_34">.<text:s/></text:span><text:span text:style-name="T36_35">Advocates</text:span><text:span text:style-name="T36_36"><text:s/></text:span><text:span text:style-name="T36_37">of</text:span><text:span text:style-name="T36_38"><text:s/></text:span><text:span text:style-name="T36_39">the</text:span><text:span text:style-name="T36_40"><text:s/></text:span><text:span text:style-name="T36_41">free</text:span><text:span text:style-name="T36_42"><text:s/></text:span><text:span text:style-name="T36_43">market</text:span><text:span text:style-name="T36_44"><text:s/></text:span><text:span text:style-name="T36_45">often</text:span><text:span text:style-name="T36_46"><text:s/></text:span><text:span text:style-name="T36_47">make</text:span><text:span text:style-name="T36_48"><text:s/></text:span><text:span text:style-name="T36_49">the</text:span><text:span text:style-name="T36_50"><text:s/></text:span><text:span text:style-name="T36_51">case</text:span><text:span text:style-name="T36_52"><text:s/></text:span><text:span text:style-name="T36_53">that</text:span><text:span text:style-name="T36_54"><text:s/></text:span><text:span text:style-name="T36_55">if</text:span><text:span text:style-name="T36_56"><text:s/></text:span><text:span text:style-name="T36_57">individuals</text:span><text:span text:style-name="T36_58"><text:s/></text:span><text:span text:style-name="T36_59">really</text:span><text:span text:style-name="T36_60"><text:s/></text:span><text:span text:style-name="T36_61">want</text:span><text:span text:style-name="T36_62"><text:s/></text:span><text:span text:style-name="T36_63">something</text:span><text:span text:style-name="T36_64">,<text:s/></text:span><text:span text:style-name="T36_65">preserving</text:span><text:span text:style-name="T36_66"><text:s/></text:span><text:span text:style-name="T36_67">their</text:span><text:span text:style-name="T36_68"><text:s/></text:span><text:span text:style-name="T36_69">ability</text:span><text:span text:style-name="T36_70"><text:s/></text:span><text:span text:style-name="T36_71">to</text:span><text:span text:style-name="T36_72"><text:s/></text:span><text:span text:style-name="T36_73">vote</text:span><text:span text:style-name="T36_74"><text:s/></text:span><text:span text:style-name="T36_75">with</text:span><text:span text:style-name="T36_76"><text:s/></text:span><text:span text:style-name="T36_77">the</text:span><text:span text:style-name="T36_78"><text:s/></text:span><text:span text:style-name="T36_79">dollars</text:span><text:span text:style-name="T36_80"><text:s/></text:span><text:span text:style-name="T36_81">in</text:span><text:span text:style-name="T36_82"><text:s/></text:span><text:span text:style-name="T36_83">market</text:span><text:span text:style-name="T36_84"><text:s/></text:span><text:span text:style-name="T36_85">interactions</text:span><text:span text:style-name="T36_86"><text:s/></text:span><text:span text:style-name="T36_87">is</text:span><text:span text:style-name="T36_88"><text:s/></text:span><text:span text:style-name="T36_89">the</text:span><text:span text:style-name="T36_90"><text:s/></text:span><text:span text:style-name="T36_91">best</text:span><text:span text:style-name="T36_92"><text:s/></text:span><text:span text:style-name="T36_93">way</text:span><text:span text:style-name="T36_94"><text:s/></text:span><text:span text:style-name="T36_95">to</text:span><text:span text:style-name="T36_96"><text:s/></text:span><text:span text:style-name="T36_97">insure</text:span><text:span text:style-name="T36_98"><text:s/></text:span><text:span text:style-name="T36_99">it</text:span><text:span text:style-name="T36_100"><text:s/></text:span><text:span text:style-name="T36_101">happens</text:span><text:span text:style-name="T36_102">.<text:s/></text:span><text:span text:style-name="T36_103">In</text:span><text:span text:style-name="T36_104"><text:s/></text:span><text:span text:style-name="T36_105">few</text:span><text:span text:style-name="T36_106"><text:s/></text:span><text:span text:style-name="T36_107">markets</text:span><text:span text:style-name="T36_108"><text:s/></text:span><text:span text:style-name="T36_109">is</text:span><text:span text:style-name="T36_110"><text:s/></text:span><text:span text:style-name="T36_111">this</text:span><text:span text:style-name="T36_112"><text:s/></text:span><text:span text:style-name="T36_113">as</text:span><text:span text:style-name="T36_114"><text:s/></text:span><text:span text:style-name="T36_115">true</text:span><text:span text:style-name="T36_116"><text:s/></text:span><text:span text:style-name="T36_117">as</text:span><text:span text:style-name="T36_118"><text:s/></text:span><text:span text:style-name="T36_119">the</text:span><text:span text:style-name="T36_120"><text:s/></text:span><text:span text:style-name="T36_121">market</text:span><text:span text:style-name="T36_122"><text:s/></text:span><text:span text:style-name="T36_123">for</text:span><text:span text:style-name="T36_124"><text:s/></text:span><text:span text:style-name="T36_125">software</text:span><text:span text:style-name="T36_126"><text:s/></text:span><text:span text:style-name="T36_127">and</text:span><text:span text:style-name="T36_128"><text:s/></text:span><text:span text:style-name="T36_129">few</text:span><text:span text:style-name="T36_130"><text:s/></text:span><text:span text:style-name="T36_131">places</text:span><text:span text:style-name="T36_132"><text:s/></text:span><text:span text:style-name="T36_133">can</text:span><text:span text:style-name="T36_134"><text:s/></text:span><text:span text:style-name="T36_135">you</text:span><text:span text:style-name="T36_136"><text:s/></text:span><text:span text:style-name="T36_137">make</text:span><text:span text:style-name="T36_138"><text:s/></text:span><text:span text:style-name="T36_139">those</text:span><text:span text:style-name="T36_140"><text:s/></text:span><text:span text:style-name="T36_141">choices</text:span><text:span text:style-name="T36_142"><text:s/></text:span><text:span text:style-name="T36_143">sitting</text:span><text:span text:style-name="T36_144"><text:s/></text:span><text:span text:style-name="T36_145">in</text:span><text:span text:style-name="T36_146"><text:s/></text:span><text:span text:style-name="T36_147">a</text:span><text:span text:style-name="T36_148"><text:s/></text:span><text:span text:style-name="T36_149">chair</text:span><text:span text:style-name="T36_150"><text:s/></text:span><text:span text:style-name="T36_151">at</text:span><text:span text:style-name="T36_152"><text:s/></text:span><text:span text:style-name="T36_153">home</text:span><text:span text:style-name="T36_154"><text:s/></text:span><text:span text:style-name="T36_155">for</text:span><text:span text:style-name="T36_156"><text:s/></text:span><text:span text:style-name="T36_157">free</text:span><text:span text:style-name="T36_158">.</text:span></text:p>
      <text:p text:style-name="P37"><text:span text:style-name="T37_1">The</text:span><text:span text:style-name="T37_2"><text:s/></text:span><text:span text:style-name="T37_3">market</text:span><text:span text:style-name="T37_4"><text:s/></text:span><text:span text:style-name="T37_5">for</text:span><text:span text:style-name="T37_6"><text:s/></text:span><text:span text:style-name="T37_7">software</text:span><text:span text:style-name="T37_8"><text:s/></text:span><text:span text:style-name="T37_9">is</text:span><text:span text:style-name="T37_10"><text:s/></text:span><text:span text:style-name="T37_11">one</text:span><text:span text:style-name="T37_12"><text:s/></text:span><text:span text:style-name="T37_13">that</text:span><text:span text:style-name="T37_14"><text:s/></text:span><text:span text:style-name="T37_15">is</text:span><text:span text:style-name="T37_16"><text:s/></text:span><text:span text:style-name="T37_17">made</text:span><text:span text:style-name="T37_18"><text:s/></text:span><text:span text:style-name="T37_19">especially</text:span><text:span text:style-name="T37_20"><text:s/></text:span><text:span text:style-name="T37_21">less</text:span><text:span text:style-name="T37_22"><text:s/></text:span><text:span text:style-name="T37_23">free</text:span><text:span text:style-name="T37_24"><text:s/></text:span><text:span text:style-name="T37_25">than</text:span><text:span text:style-name="T37_26"><text:s/></text:span><text:span text:style-name="T37_27">most</text:span><text:span text:style-name="T37_28"><text:s/></text:span><text:span text:style-name="T37_29">by</text:span><text:span text:style-name="T37_30"><text:s/></text:span><text:span text:style-name="T37_31">intellectual</text:span><text:span text:style-name="T37_32"><text:s/></text:span><text:span text:style-name="T37_33">property</text:span><text:span text:style-name="T37_34">.<text:s/></text:span><text:span text:style-name="T37_35">Innovation</text:span><text:span text:style-name="T37_36"><text:s/></text:span><text:span text:style-name="T37_37">in</text:span><text:span text:style-name="T37_38"><text:s/></text:span><text:span text:style-name="T37_39">computer</text:span><text:span text:style-name="T37_40"><text:s/></text:span><text:span text:style-name="T37_41">software</text:span><text:span text:style-name="T37_42"><text:s/></text:span><text:span text:style-name="T37_43">industry</text:span><text:span text:style-name="T37_44"><text:s/></text:span><text:span text:style-name="T37_45">occurs</text:span><text:span text:style-name="T37_46"><text:s/></text:span><text:span text:style-name="T37_47">at</text:span><text:span text:style-name="T37_48"><text:s/></text:span><text:span text:style-name="T37_49">such</text:span><text:span text:style-name="T37_50"><text:s/></text:span><text:span text:style-name="T37_51">a</text:span><text:span text:style-name="T37_52"><text:s/></text:span><text:span text:style-name="T37_53">rapid</text:span><text:span text:style-name="T37_54"><text:s/></text:span><text:span text:style-name="T37_55">pace</text:span><text:span text:style-name="T37_56"><text:s/></text:span><text:span text:style-name="T37_57">that</text:span><text:span text:style-name="T37_58"><text:s/></text:span><text:span text:style-name="T37_59">providing</text:span><text:span text:style-name="T37_60"><text:s/></text:span><text:span text:style-name="T37_61">patent</text:span><text:span text:style-name="T37_62"><text:s/></text:span><text:span text:style-name="T37_63">protection</text:span><text:span text:style-name="T37_64"><text:s/></text:span><text:span text:style-name="T37_65">for</text:span><text:span text:style-name="T37_66"><text:s/>20<text:s/></text:span><text:span text:style-name="T37_67">years</text:span><text:span text:style-name="T37_68"><text:s/></text:span><text:span text:style-name="T37_69">means</text:span><text:span text:style-name="T37_70"><text:s/></text:span><text:span text:style-name="T37_71">that</text:span><text:span text:style-name="T37_72"><text:s/></text:span><text:span text:style-name="T37_73">by</text:span><text:span text:style-name="T37_74"><text:s/></text:span><text:span text:style-name="T37_75">the</text:span><text:span text:style-name="T37_76"><text:s/></text:span><text:span text:style-name="T37_77">time</text:span><text:span text:style-name="T37_78"><text:s/></text:span><text:span text:style-name="T37_79">a</text:span><text:span text:style-name="T37_80"><text:s/></text:span><text:span text:style-name="T37_81">patent</text:span><text:span text:style-name="T37_82"><text:s/></text:span><text:span text:style-name="T37_83">expires</text:span><text:span text:style-name="T37_84">,<text:s/></text:span><text:span text:style-name="T37_85">the</text:span><text:span text:style-name="T37_86"><text:s/></text:span><text:span text:style-name="T37_87">technology</text:span><text:span text:style-name="T37_88"><text:s/></text:span><text:span text:style-name="T37_89">is</text:span><text:span text:style-name="T37_90"><text:s/></text:span><text:span text:style-name="T37_91">almost</text:span><text:span text:style-name="T37_92"><text:s/></text:span><text:span text:style-name="T37_93">certain</text:span><text:span text:style-name="T37_94"><text:s/></text:span><text:span text:style-name="T37_95">to</text:span><text:span text:style-name="T37_96"><text:s/></text:span><text:span text:style-name="T37_97">have</text:span><text:span text:style-name="T37_98"><text:s/></text:span><text:span text:style-name="T37_99">been</text:span><text:span text:style-name="T37_100"><text:s/></text:span><text:span text:style-name="T37_101">replaced</text:span><text:span text:style-name="T37_102"><text:s/></text:span><text:span text:style-name="T37_103">anyways</text:span><text:span text:style-name="T37_104">.<text:s/></text:span><text:span text:style-name="T37_105">The</text:span><text:span text:style-name="T37_106"><text:s/></text:span><text:span text:style-name="T37_107">rapid</text:span><text:span text:style-name="T37_108"><text:s/></text:span><text:span text:style-name="T37_109">pace</text:span><text:span text:style-name="T37_110"><text:s/></text:span><text:span text:style-name="T37_111">of</text:span><text:span text:style-name="T37_112"><text:s/></text:span><text:span text:style-name="T37_113">innovation</text:span><text:span text:style-name="T37_114">,<text:s/></text:span><text:span text:style-name="T37_115">little</text:span><text:span text:style-name="T37_116"><text:s/></text:span><text:span text:style-name="T37_117">to</text:span><text:span text:style-name="T37_118"><text:s/></text:span><text:span text:style-name="T37_119">no</text:span><text:span text:style-name="T37_120"><text:s/></text:span><text:span text:style-name="T37_121">impact</text:span><text:span text:style-name="T37_122"><text:s/></text:span><text:span text:style-name="T37_123">from</text:span><text:span text:style-name="T37_124"><text:s/></text:span><text:span text:style-name="T37_125">expiring</text:span><text:span text:style-name="T37_126"><text:s/></text:span><text:span text:style-name="T37_127">patents</text:span><text:span text:style-name="T37_128"><text:s/></text:span><text:span text:style-name="T37_129">and</text:span><text:span text:style-name="T37_130"><text:s/></text:span><text:span text:style-name="T37_131">the</text:span><text:span text:style-name="T37_132"><text:s/></text:span><text:span text:style-name="T37_133">triviality</text:span><text:span text:style-name="T37_134"><text:s/></text:span><text:span text:style-name="T37_135">of</text:span></text:p>
      <text:p text:style-name="P38"><text:span text:style-name="T38_1">Finally</text:span><text:span text:style-name="T38_2">,<text:s/></text:span><text:span text:style-name="T38_3">outside</text:span><text:span text:style-name="T38_4"><text:s/></text:span><text:span text:style-name="T38_5">of</text:span><text:span text:style-name="T38_6"><text:s/></text:span><text:span text:style-name="T38_7">the</text:span><text:span text:style-name="T38_8"><text:s/></text:span><text:span text:style-name="T38_9">political</text:span><text:span text:style-name="T38_10"><text:s/></text:span><text:span text:style-name="T38_11">system</text:span><text:span text:style-name="T38_12">,<text:s/></text:span><text:span text:style-name="T38_13">there</text:span><text:span text:style-name="T38_14"><text:s/></text:span><text:span text:style-name="T38_15">are</text:span><text:span text:style-name="T38_16"><text:s/></text:span><text:span text:style-name="T38_17">few</text:span><text:span text:style-name="T38_18"><text:s/></text:span><text:span text:style-name="T38_19">things</text:span><text:span text:style-name="T38_20"><text:s/></text:span><text:span text:style-name="T38_21">other</text:span><text:span text:style-name="T38_22"><text:s/></text:span><text:span text:style-name="T38_23">than</text:span><text:span text:style-name="T38_24"><text:s/></text:span><text:span text:style-name="T38_25">education</text:span><text:span text:style-name="T38_26"><text:s/>–<text:s/></text:span><text:span text:style-name="T38_27">which</text:span><text:span text:style-name="T38_28"><text:s/></text:span><text:span text:style-name="T38_29">is</text:span><text:span text:style-name="T38_30"><text:s/></text:span><text:span text:style-name="T38_31">usually</text:span><text:span text:style-name="T38_32"><text:s/></text:span><text:span text:style-name="T38_33">just</text:span><text:span text:style-name="T38_34"><text:s/></text:span><text:span text:style-name="T38_35">the</text:span><text:span text:style-name="T38_36"><text:s/></text:span><text:span text:style-name="T38_37">means</text:span><text:span text:style-name="T38_38"><text:s/></text:span><text:span text:style-name="T38_39">to</text:span><text:span text:style-name="T38_40"><text:s/></text:span><text:span text:style-name="T38_41">a</text:span><text:span text:style-name="T38_42"><text:s/></text:span><text:span text:style-name="T38_43">political</text:span><text:span text:style-name="T38_44"><text:s/></text:span><text:span text:style-name="T38_45">ends</text:span><text:span text:style-name="T38_46"><text:s/>–<text:s/></text:span><text:span text:style-name="T38_47">that</text:span><text:span text:style-name="T38_48"><text:s/></text:span><text:span text:style-name="T38_49">a</text:span><text:span text:style-name="T38_50"><text:s/></text:span><text:span text:style-name="T38_51">libertarian</text:span><text:span text:style-name="T38_52"><text:s/></text:span><text:span text:style-name="T38_53">can</text:span><text:span text:style-name="T38_54"><text:s/></text:span><text:span text:style-name="T38_55">do</text:span><text:span text:style-name="T38_56"><text:s/></text:span><text:span text:style-name="T38_57">to</text:span><text:span text:style-name="T38_58"><text:s/></text:span><text:span text:style-name="T38_59">create</text:span><text:span text:style-name="T38_60"><text:s/></text:span><text:span text:style-name="T38_61">a</text:span><text:span text:style-name="T38_62"><text:s/></text:span><text:span text:style-name="T38_63">more</text:span><text:span text:style-name="T38_64"><text:s/></text:span><text:span text:style-name="T38_65">libertarian</text:span><text:span text:style-name="T38_66"><text:s/></text:span><text:span text:style-name="T38_67">world</text:span><text:span text:style-name="T38_6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Merriweather" svg:font-family="Merriweathe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